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326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0.381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0.298cm"/>
    </style:style>
    <style:style style:name="co16" style:family="table-column">
      <style:table-column-properties fo:break-before="auto" style:column-width="1.5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13">
      <style:table-cell-properties fo:border-bottom="none" fo:background-color="#ffffa6" fo:border-left="0.06pt solid #000000" fo:border-right="none" fo:border-top="0.06pt solid #000000"/>
    </style:style>
    <style:style style:name="ce4" style:family="table-cell" style:parent-style-name="Default" style:data-style-name="N113">
      <style:table-cell-properties fo:border-bottom="0.06pt solid #000000" fo:background-color="#ffffa6" fo:border-left="0.06pt solid #000000" fo:border-right="none" fo:border-top="none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13">
      <style:table-cell-properties fo:border-bottom="none" fo:background-color="#ffffa6" fo:border-left="0.06pt solid #000000" fo:border-right="none" fo:border-top="none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13">
      <style:table-cell-properties fo:border-bottom="none" fo:background-color="#ffffa6" fo:border-left="none" fo:border-right="0.06pt solid #000000" fo:border-top="0.06pt solid #000000"/>
    </style:style>
    <style:style style:name="ce20" style:family="table-cell" style:parent-style-name="Default" style:data-style-name="N113">
      <style:table-cell-properties fo:border-bottom="0.06pt solid #000000" fo:background-color="#ffffa6" fo:border-left="none" fo:border-right="0.06pt solid #000000" fo:border-top="none"/>
    </style:style>
    <style:style style:name="ce61" style:family="table-cell" style:parent-style-name="Default">
      <style:table-cell-properties fo:background-color="#eeeeee"/>
    </style:style>
    <style:style style:name="ce24" style:family="table-cell" style:parent-style-name="Default" style:data-style-name="N113">
      <style:table-cell-properties fo:border-bottom="none" fo:background-color="#ffffa6" fo:border-left="none" fo:border-right="none" fo:border-top="0.06pt solid #000000"/>
    </style:style>
    <style:style style:name="ce26" style:family="table-cell" style:parent-style-name="Default" style:data-style-name="N113">
      <style:table-cell-properties fo:background-color="#ffffa6"/>
    </style:style>
    <style:style style:name="ce27" style:family="table-cell" style:parent-style-name="Default" style:data-style-name="N113">
      <style:table-cell-properties fo:border-bottom="0.06pt solid #000000" fo:background-color="#ffffa6" fo:border-left="none" fo:border-right="none" fo:border-top="none"/>
    </style:style>
    <style:style style:name="ce28" style:family="table-cell" style:parent-style-name="Default" style:data-style-name="N113">
      <style:table-cell-properties fo:background-color="#ffffa6" fo:border="none"/>
    </style:style>
    <style:style style:name="ce30" style:family="table-cell" style:parent-style-name="Default" style:data-style-name="N113">
      <style:table-cell-properties fo:border-bottom="none" fo:background-color="#ffffa6" fo:border-left="none" fo:border-right="0.06pt solid #000000" fo:border-top="none"/>
    </style:style>
    <style:style style:name="ce5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dee6ef"/>
    </style:style>
    <style:style style:name="ce69" style:family="table-cell" style:parent-style-name="Default" style:data-style-name="N2"/>
    <style:style style:name="ce72" style:family="table-cell" style:parent-style-name="Default" style:data-style-name="N107">
      <style:table-cell-properties fo:background-color="#e8f2a1"/>
    </style:style>
    <style:style style:name="ce74" style:family="table-cell" style:parent-style-name="Default" style:data-style-name="N2">
      <style:table-cell-properties fo:background-color="#f7d1d5"/>
    </style:style>
    <style:style style:name="ce15" style:family="table-cell" style:parent-style-name="Default">
      <style:table-cell-properties fo:background-color="#333333"/>
      <style:text-properties fo:color="#eeeeee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0"/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10">
      <style:table-cell-properties fo:background-color="#e8f2a1"/>
      <style:text-properties fo:color="#ff0000" fo:font-style="normal" style:font-style-asian="normal" style:font-style-complex="normal"/>
    </style:style>
    <style:style style:name="ce14" style:family="table-cell" style:parent-style-name="Default" style:data-style-name="N110">
      <style:table-cell-properties fo:background-color="#e8f2a1"/>
      <style:text-properties fo:color="#ff0000"/>
    </style:style>
    <style:style style:name="ce18" style:family="table-cell" style:parent-style-name="Default">
      <style:table-cell-properties fo:background-color="#e8f2a1"/>
      <style:text-properties fo:color="#ff0000"/>
    </style:style>
    <style:style style:name="ce16" style:family="table-cell" style:parent-style-name="Default" style:data-style-name="N108"/>
    <style:style style:name="ce11" style:family="table-cell" style:parent-style-name="Default" style:data-style-name="N109"/>
    <style:style style:name="ce19" style:family="table-cell" style:parent-style-name="Default" style:data-style-name="N111"/>
    <style:style style:name="ce64" style:family="table-cell" style:parent-style-name="Default" style:data-style-name="N107">
      <style:table-cell-properties fo:background-color="#fff5ce"/>
      <style:text-properties fo:color="#468a1a"/>
    </style:style>
    <style:style style:name="ce8" style:family="table-cell" style:parent-style-name="Default" style:data-style-name="N107"/>
    <style:style style:name="ce21" style:family="table-cell" style:parent-style-name="Default" style:data-style-name="N110">
      <style:table-cell-properties fo:background-color="#ffbf00"/>
    </style:style>
    <style:style style:name="ce5" style:family="table-cell" style:parent-style-name="Default" style:data-style-name="N2">
      <style:table-cell-properties fo:background-color="#ff6d6d"/>
    </style:style>
    <style:style style:name="ce22" style:family="table-cell" style:parent-style-name="Default" style:data-style-name="N110">
      <style:table-cell-properties fo:background-color="#729fcf"/>
    </style:style>
    <style:style style:name="ce29" style:family="table-cell" style:parent-style-name="Default" style:data-style-name="N110">
      <style:table-cell-properties fo:background-color="#729fcf"/>
      <style:text-properties fo:color="#ff0000"/>
    </style:style>
    <style:style style:name="ce73" style:family="table-cell" style:parent-style-name="Default" style:data-style-name="N112">
      <style:table-cell-properties fo:background-color="#d4ea6b"/>
    </style:style>
    <style:style style:name="ce70" style:family="table-cell" style:parent-style-name="Default" style:data-style-name="N2">
      <style:table-cell-properties fo:background-color="#fff5ce"/>
      <style:text-properties fo:color="#c9211e"/>
    </style:style>
    <style:style style:name="ce71" style:family="table-cell" style:parent-style-name="Default" style:data-style-name="N2">
      <style:table-cell-properties fo:background-color="#fff5ce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rices" table:style-name="ta1">
        <table:table-column table:style-name="co1" table:default-cell-style-name="ce9"/>
        <table:table-column table:style-name="co1" table:number-columns-repeated="4" table:default-cell-style-name="ce26"/>
        <table:table-column table:style-name="co1" table:number-columns-repeated="2" table:default-cell-style-name="ce28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atrice 2 Points</text:p>
          </table:table-cell>
          <table:covered-table-cell table:style-name="ce10"/>
          <table:table-cell table:style-name="Default" table:number-columns-repeated="5"/>
          <table:table-cell table:number-columns-repeated="5"/>
          <table:table-cell table:style-name="ce58"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1" calcext:value-type="float">
            <text:p>+1</text:p>
          </table:table-cell>
          <table:table-cell table:style-name="ce13" office:value-type="float" office:value="0" calcext:value-type="float">
            <text:p/>
          </table:table-cell>
          <table:table-cell table:style-name="Default" table:number-columns-repeated="5"/>
          <table:table-cell table:number-columns-repeated="5"/>
          <table:table-cell table:style-name="ce68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-1" calcext:value-type="float">
            <text:p>-1</text:p>
          </table:table-cell>
          <table:table-cell table:style-name="ce20" office:value-type="float" office:value="1" calcext:value-type="float">
            <text:p>+1</text:p>
          </table:table-cell>
          <table:table-cell table:style-name="Default" table:number-columns-repeated="5"/>
          <table:table-cell table:number-columns-repeated="5"/>
          <table:table-cell table:style-name="ce68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 table:number-columns-spanned="3" table:number-rows-spanned="1">
            <text:p>Matrice 3 Points</text:p>
          </table:table-cell>
          <table:covered-table-cell table:number-columns-repeated="2" table:style-name="ce61"/>
          <table:table-cell table:style-name="Default" table:number-columns-repeated="4"/>
          <table:table-cell table:number-columns-repeated="5"/>
          <table:table-cell table:style-name="ce68"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float" office:value="1" calcext:value-type="float">
            <text:p>+1</text:p>
          </table:table-cell>
          <table:table-cell table:style-name="ce24" office:value-type="float" office:value="0" calcext:value-type="float">
            <text:p/>
          </table:table-cell>
          <table:table-cell table:style-name="ce13" office:value-type="float" office:value="0" calcext:value-type="float">
            <text:p/>
          </table:table-cell>
          <table:table-cell table:style-name="Default" table:number-columns-repeated="4"/>
          <table:table-cell table:number-columns-repeated="5"/>
          <table:table-cell table:style-name="ce68" office:value-type="float" office:value="2" calcext:value-type="float">
            <text:p>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+2</text:p>
          </table:table-cell>
          <table:table-cell table:style-name="ce30" office:value-type="float" office:value="0" calcext:value-type="float">
            <text:p/>
          </table:table-cell>
          <table:table-cell table:style-name="Default" table:number-columns-repeated="4"/>
          <table:table-cell table:number-columns-repeated="5"/>
          <table:table-cell table:style-name="ce68" office:value-type="float" office:value="-2" calcext:value-type="float">
            <text:p>-2</text:p>
          </table:table-cell>
        </table:table-row>
        <table:table-row table:style-name="ro1">
          <table:table-cell table:style-name="ce4" office:value-type="float" office:value="1" calcext:value-type="float">
            <text:p>+1</text:p>
          </table:table-cell>
          <table:table-cell table:style-name="ce27" office:value-type="float" office:value="-2" calcext:value-type="float">
            <text:p>-2</text:p>
          </table:table-cell>
          <table:table-cell table:style-name="ce20" office:value-type="float" office:value="1" calcext:value-type="float">
            <text:p>+1</text:p>
          </table:table-cell>
          <table:table-cell table:style-name="Default" table:number-columns-repeated="4"/>
          <table:table-cell table:number-columns-repeated="5"/>
          <table:table-cell table:style-name="ce68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Matrice 4 Points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5"/>
          <table:table-cell table:style-name="ce68" office:value-type="float" office:value="-3" calcext:value-type="float">
            <text:p>-3</text:p>
          </table:table-cell>
        </table:table-row>
        <table:table-row table:style-name="ro1">
          <table:table-cell table:style-name="ce2" office:value-type="float" office:value="1" calcext:value-type="float">
            <text:p>+1</text:p>
          </table:table-cell>
          <table:table-cell table:number-columns-repeated="2" table:style-name="ce24" office:value-type="float" office:value="0" calcext:value-type="float">
            <text:p/>
          </table:table-cell>
          <table:table-cell table:style-name="ce13" office:value-type="float" office:value="0" calcext:value-type="float">
            <text:p/>
          </table:table-cell>
          <table:table-cell table:style-name="Default" table:number-columns-repeated="3"/>
          <table:table-cell table:number-columns-repeated="5"/>
          <table:table-cell table:style-name="ce68" office:value-type="float" office:value="4" calcext:value-type="float">
            <text:p>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+3</text:p>
          </table:table-cell>
          <table:table-cell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style-name="Default" table:number-columns-repeated="3"/>
          <table:table-cell table:number-columns-repeated="5"/>
          <table:table-cell table:style-name="ce68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" calcext:value-type="float">
            <text:p>+3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+3</text:p>
          </table:table-cell>
          <table:table-cell table:style-name="ce30" office:value-type="float" office:value="0" calcext:value-type="float">
            <text:p/>
          </table:table-cell>
          <table:table-cell table:style-name="Default" table:number-columns-repeated="3"/>
          <table:table-cell table:number-columns-repeated="5"/>
          <table:table-cell table:style-name="ce68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float" office:value="-1" calcext:value-type="float">
            <text:p>-1</text:p>
          </table:table-cell>
          <table:table-cell table:style-name="ce27" office:value-type="float" office:value="3" calcext:value-type="float">
            <text:p>+3</text:p>
          </table:table-cell>
          <table:table-cell table:style-name="ce27" office:value-type="float" office:value="-3" calcext:value-type="float">
            <text:p>-3</text:p>
          </table:table-cell>
          <table:table-cell table:style-name="ce20" office:value-type="float" office:value="1" calcext:value-type="float">
            <text:p>+1</text:p>
          </table:table-cell>
          <table:table-cell table:style-name="Default" table:number-columns-repeated="3"/>
          <table:table-cell table:number-columns-repeated="5"/>
          <table:table-cell table:style-name="ce68" office:value-type="float" office:value="-5" calcext:value-type="float">
            <text:p>-5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Matrice 5 Point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+1</text:p>
          </table:table-cell>
          <table:table-cell table:number-columns-repeated="3" table:style-name="ce24" office:value-type="float" office:value="0" calcext:value-type="float">
            <text:p/>
          </table:table-cell>
          <table:table-cell table:style-name="ce13" office:value-type="float" office:value="0" calcext:value-type="float">
            <text:p/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+4</text:p>
          </table:table-cell>
          <table:table-cell table:number-columns-repeated="2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6" calcext:value-type="float">
            <text:p>+6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+6</text:p>
          </table:table-cell>
          <table:table-cell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+12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+4</text:p>
          </table:table-cell>
          <table:table-cell table:style-name="ce30" office:value-type="float" office:value="0" calcext:value-type="float">
            <text:p/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float" office:value="1" calcext:value-type="float">
            <text:p>+1</text:p>
          </table:table-cell>
          <table:table-cell table:style-name="ce27" office:value-type="float" office:value="-4" calcext:value-type="float">
            <text:p>-4</text:p>
          </table:table-cell>
          <table:table-cell table:style-name="ce27" office:value-type="float" office:value="6" calcext:value-type="float">
            <text:p>+6</text:p>
          </table:table-cell>
          <table:table-cell table:style-name="ce27" office:value-type="float" office:value="-4" calcext:value-type="float">
            <text:p>-4</text:p>
          </table:table-cell>
          <table:table-cell table:style-name="ce20" office:value-type="float" office:value="1" calcext:value-type="float">
            <text:p>+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6" office:value-type="string" calcext:value-type="string" table:number-columns-spanned="6" table:number-rows-spanned="1">
            <text:p>Matrice 6 Points</text:p>
          </table:table-cell>
          <table:covered-table-cell table:number-columns-repeated="5" table:style-name="Default"/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+1</text:p>
          </table:table-cell>
          <table:table-cell table:number-columns-repeated="4" table:style-name="ce24" office:value-type="float" office:value="0" calcext:value-type="float">
            <text:p/>
          </table:table-cell>
          <table:table-cell table:style-name="ce13" office:value-type="float" office:value="0" calcext:value-type="float">
            <text:p/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+5</text:p>
          </table:table-cell>
          <table:table-cell table:number-columns-repeated="3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" calcext:value-type="float">
            <text:p>+10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+10</text:p>
          </table:table-cell>
          <table:table-cell table:number-columns-repeated="2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+30</text:p>
          </table:table-cell>
          <table:table-cell office:value-type="float" office:value="-30" calcext:value-type="float">
            <text:p>-30</text:p>
          </table:table-cell>
          <table:table-cell office:value-type="float" office:value="10" calcext:value-type="float">
            <text:p>+10</text:p>
          </table:table-cell>
          <table:table-cell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+5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+30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+5</text:p>
          </table:table-cell>
          <table:table-cell table:style-name="ce30" office:value-type="float" office:value="0" calcext:value-type="float">
            <text:p/>
          </table:table-cell>
          <table:table-cell table:style-name="Default"/>
          <table:table-cell table:number-columns-repeated="6"/>
        </table:table-row>
        <table:table-row table:style-name="ro1">
          <table:table-cell table:style-name="ce4" office:value-type="float" office:value="-1" calcext:value-type="float">
            <text:p>-1</text:p>
          </table:table-cell>
          <table:table-cell table:style-name="ce27" office:value-type="float" office:value="5" calcext:value-type="float">
            <text:p>+5</text:p>
          </table:table-cell>
          <table:table-cell table:style-name="ce27" office:value-type="float" office:value="-10" calcext:value-type="float">
            <text:p>-10</text:p>
          </table:table-cell>
          <table:table-cell table:style-name="ce27" office:value-type="float" office:value="10" calcext:value-type="float">
            <text:p>+10</text:p>
          </table:table-cell>
          <table:table-cell table:style-name="ce27" office:value-type="float" office:value="-5" calcext:value-type="float">
            <text:p>-5</text:p>
          </table:table-cell>
          <table:table-cell table:style-name="ce20" office:value-type="float" office:value="1" calcext:value-type="float">
            <text:p>+1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7" table:number-rows-spanned="1">
            <text:p>Matrice 7 Points</text:p>
          </table:table-cell>
          <table:covered-table-cell table:number-columns-repeated="6" table:style-name="Default"/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+1</text:p>
          </table:table-cell>
          <table:table-cell table:number-columns-repeated="5" table:style-name="ce24" office:value-type="float" office:value="0" calcext:value-type="float">
            <text:p/>
          </table:table-cell>
          <table:table-cell table:style-name="ce13" office:value-type="float" office:value="0" calcext:value-type="float">
            <text:p/>
          </table:table-cell>
          <table:table-cell table:number-columns-repeated="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+6</text:p>
          </table:table-cell>
          <table:table-cell table:number-columns-repeated="4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+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+15</text:p>
          </table:table-cell>
          <table:table-cell table:number-columns-repeated="3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+60</text:p>
          </table:table-cell>
          <table:table-cell office:value-type="float" office:value="-60" calcext:value-type="float">
            <text:p>-60</text:p>
          </table:table-cell>
          <table:table-cell office:value-type="float" office:value="20" calcext:value-type="float">
            <text:p>+20</text:p>
          </table:table-cell>
          <table:table-cell table:number-columns-repeated="2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+15</text:p>
          </table:table-cell>
          <table:table-cell office:value-type="float" office:value="-60" calcext:value-type="float">
            <text:p>-60</text:p>
          </table:table-cell>
          <table:table-cell office:value-type="float" office:value="90" calcext:value-type="float">
            <text:p>+90</text:p>
          </table:table-cell>
          <table:table-cell office:value-type="float" office:value="-60" calcext:value-type="float">
            <text:p>-60</text:p>
          </table:table-cell>
          <table:table-cell office:value-type="float" office:value="15" calcext:value-type="float">
            <text:p>+15</text:p>
          </table:table-cell>
          <table:table-cell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6"/>
        </table:table-row>
        <table:table-row table:style-name="ro1">
          <table:table-cell office:value-type="float" office:value="-6" calcext:value-type="float">
            <text:p>-6</text:p>
          </table:table-cell>
          <table:table-cell table:style-name="ce28" office:value-type="float" office:value="30" calcext:value-type="float">
            <text:p>+30</text:p>
          </table:table-cell>
          <table:table-cell table:style-name="ce28" office:value-type="float" office:value="-60" calcext:value-type="float">
            <text:p>-60</text:p>
          </table:table-cell>
          <table:table-cell table:style-name="ce28" office:value-type="float" office:value="60" calcext:value-type="float">
            <text:p>+60</text:p>
          </table:table-cell>
          <table:table-cell table:style-name="ce28" office:value-type="float" office:value="-30" calcext:value-type="float">
            <text:p>-30</text:p>
          </table:table-cell>
          <table:table-cell office:value-type="float" office:value="6" calcext:value-type="float">
            <text:p>+6</text:p>
          </table:table-cell>
          <table:table-cell table:style-name="ce30" office:value-type="float" office:value="0" calcext:value-type="float">
            <text:p/>
          </table:table-cell>
          <table:table-cell table:number-columns-repeated="6"/>
        </table:table-row>
        <table:table-row table:style-name="ro1">
          <table:table-cell table:style-name="ce4" office:value-type="float" office:value="1" calcext:value-type="float">
            <text:p>+1</text:p>
          </table:table-cell>
          <table:table-cell table:style-name="ce27" office:value-type="float" office:value="-6" calcext:value-type="float">
            <text:p>-6</text:p>
          </table:table-cell>
          <table:table-cell table:style-name="ce27" office:value-type="float" office:value="15" calcext:value-type="float">
            <text:p>+15</text:p>
          </table:table-cell>
          <table:table-cell table:style-name="ce27" office:value-type="float" office:value="-20" calcext:value-type="float">
            <text:p>-20</text:p>
          </table:table-cell>
          <table:table-cell table:style-name="ce27" office:value-type="float" office:value="15" calcext:value-type="float">
            <text:p>+15</text:p>
          </table:table-cell>
          <table:table-cell table:style-name="ce27" office:value-type="float" office:value="-6" calcext:value-type="float">
            <text:p>-6</text:p>
          </table:table-cell>
          <table:table-cell table:style-name="ce20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8" table:number-rows-spanned="1">
            <text:p>Matrice 8 Points</text:p>
          </table:table-cell>
          <table:covered-table-cell table:number-columns-repeated="6" table:style-name="Default"/>
          <table:covered-table-cell/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+1</text:p>
          </table:table-cell>
          <table:table-cell table:number-columns-repeated="6" table:style-name="ce24" office:value-type="float" office:value="0" calcext:value-type="float">
            <text:p/>
          </table:table-cell>
          <table:table-cell table:style-name="ce13" office:value-type="float" office:value="0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+7</text:p>
          </table:table-cell>
          <table:table-cell table:number-columns-repeated="5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+21</text:p>
          </table:table-cell>
          <table:table-cell office:value-type="float" office:value="-42" calcext:value-type="float">
            <text:p>-42</text:p>
          </table:table-cell>
          <table:table-cell office:value-type="float" office:value="21" calcext:value-type="float">
            <text:p>+21</text:p>
          </table:table-cell>
          <table:table-cell table:number-columns-repeated="4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05" calcext:value-type="float">
            <text:p>+105</text:p>
          </table:table-cell>
          <table:table-cell office:value-type="float" office:value="-105" calcext:value-type="float">
            <text:p>-105</text:p>
          </table:table-cell>
          <table:table-cell office:value-type="float" office:value="35" calcext:value-type="float">
            <text:p>+35</text:p>
          </table:table-cell>
          <table:table-cell table:number-columns-repeated="3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+35</text:p>
          </table:table-cell>
          <table:table-cell office:value-type="float" office:value="-140" calcext:value-type="float">
            <text:p>-140</text:p>
          </table:table-cell>
          <table:table-cell office:value-type="float" office:value="210" calcext:value-type="float">
            <text:p>+210</text:p>
          </table:table-cell>
          <table:table-cell office:value-type="float" office:value="-140" calcext:value-type="float">
            <text:p>-140</text:p>
          </table:table-cell>
          <table:table-cell office:value-type="float" office:value="35" calcext:value-type="float">
            <text:p>+35</text:p>
          </table:table-cell>
          <table:table-cell table:number-columns-repeated="2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-21" calcext:value-type="float">
            <text:p>-21</text:p>
          </table:table-cell>
          <table:table-cell table:style-name="ce28" office:value-type="float" office:value="105" calcext:value-type="float">
            <text:p>+105</text:p>
          </table:table-cell>
          <table:table-cell table:style-name="ce28" office:value-type="float" office:value="-210" calcext:value-type="float">
            <text:p>-210</text:p>
          </table:table-cell>
          <table:table-cell table:style-name="ce28" office:value-type="float" office:value="210" calcext:value-type="float">
            <text:p>+210</text:p>
          </table:table-cell>
          <table:table-cell table:style-name="ce28" office:value-type="float" office:value="-105" calcext:value-type="float">
            <text:p>-105</text:p>
          </table:table-cell>
          <table:table-cell office:value-type="float" office:value="21" calcext:value-type="float">
            <text:p>+21</text:p>
          </table:table-cell>
          <table:table-cell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+7</text:p>
          </table:table-cell>
          <table:table-cell table:style-name="ce28" office:value-type="float" office:value="-42" calcext:value-type="float">
            <text:p>-42</text:p>
          </table:table-cell>
          <table:table-cell table:style-name="ce28" office:value-type="float" office:value="105" calcext:value-type="float">
            <text:p>+105</text:p>
          </table:table-cell>
          <table:table-cell table:style-name="ce28" office:value-type="float" office:value="-140" calcext:value-type="float">
            <text:p>-140</text:p>
          </table:table-cell>
          <table:table-cell table:style-name="ce28" office:value-type="float" office:value="105" calcext:value-type="float">
            <text:p>+105</text:p>
          </table:table-cell>
          <table:table-cell office:value-type="float" office:value="-42" calcext:value-type="float">
            <text:p>-42</text:p>
          </table:table-cell>
          <table:table-cell office:value-type="float" office:value="7" calcext:value-type="float">
            <text:p>+7</text:p>
          </table:table-cell>
          <table:table-cell table:style-name="ce30" office:value-type="float" office:value="0" calcext:value-type="float">
            <text:p/>
          </table:table-cell>
          <table:table-cell table:number-columns-repeated="5"/>
        </table:table-row>
        <table:table-row table:style-name="ro1">
          <table:table-cell table:style-name="ce4" office:value-type="float" office:value="-1" calcext:value-type="float">
            <text:p>-1</text:p>
          </table:table-cell>
          <table:table-cell table:style-name="ce27" office:value-type="float" office:value="7" calcext:value-type="float">
            <text:p>+7</text:p>
          </table:table-cell>
          <table:table-cell table:style-name="ce27" office:value-type="float" office:value="-21" calcext:value-type="float">
            <text:p>-21</text:p>
          </table:table-cell>
          <table:table-cell table:style-name="ce27" office:value-type="float" office:value="35" calcext:value-type="float">
            <text:p>+35</text:p>
          </table:table-cell>
          <table:table-cell table:style-name="ce27" office:value-type="float" office:value="-35" calcext:value-type="float">
            <text:p>-35</text:p>
          </table:table-cell>
          <table:table-cell table:style-name="ce27" office:value-type="float" office:value="21" calcext:value-type="float">
            <text:p>+21</text:p>
          </table:table-cell>
          <table:table-cell table:style-name="ce27" office:value-type="float" office:value="-7" calcext:value-type="float">
            <text:p>-7</text:p>
          </table:table-cell>
          <table:table-cell table:style-name="ce20" office:value-type="float" office:value="1" calcext:value-type="float">
            <text:p>+1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 table:number-columns-spanned="9" table:number-rows-spanned="1">
            <text:p>Matrice 9 Points</text:p>
          </table:table-cell>
          <table:covered-table-cell table:number-columns-repeated="6" table:style-name="Default"/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+1</text:p>
          </table:table-cell>
          <table:table-cell table:number-columns-repeated="7" table:style-name="ce24" office:value-type="float" office:value="0" calcext:value-type="float">
            <text:p/>
          </table:table-cell>
          <table:table-cell table:style-name="ce13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+8</text:p>
          </table:table-cell>
          <table:table-cell table:number-columns-repeated="5" office:value-type="float" office:value="0" calcext:value-type="float">
            <text:p/>
          </table:table-cell>
          <table:table-cell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+28</text:p>
          </table:table-cell>
          <table:table-cell office:value-type="float" office:value="-56" calcext:value-type="float">
            <text:p>-56</text:p>
          </table:table-cell>
          <table:table-cell office:value-type="float" office:value="28" calcext:value-type="float">
            <text:p>+28</text:p>
          </table:table-cell>
          <table:table-cell table:number-columns-repeated="4" office:value-type="float" office:value="0" calcext:value-type="float">
            <text:p/>
          </table:table-cell>
          <table:table-cell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68" calcext:value-type="float">
            <text:p>+168</text:p>
          </table:table-cell>
          <table:table-cell office:value-type="float" office:value="-168" calcext:value-type="float">
            <text:p>-168</text:p>
          </table:table-cell>
          <table:table-cell office:value-type="float" office:value="56" calcext:value-type="float">
            <text:p>+56</text:p>
          </table:table-cell>
          <table:table-cell table:number-columns-repeated="3" office:value-type="float" office:value="0" calcext:value-type="float">
            <text:p/>
          </table:table-cell>
          <table:table-cell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+70</text:p>
          </table:table-cell>
          <table:table-cell office:value-type="float" office:value="-280" calcext:value-type="float">
            <text:p>-280</text:p>
          </table:table-cell>
          <table:table-cell office:value-type="float" office:value="420" calcext:value-type="float">
            <text:p>+420</text:p>
          </table:table-cell>
          <table:table-cell office:value-type="float" office:value="-280" calcext:value-type="float">
            <text:p>-280</text:p>
          </table:table-cell>
          <table:table-cell office:value-type="float" office:value="70" calcext:value-type="float">
            <text:p>+70</text:p>
          </table:table-cell>
          <table:table-cell table:number-columns-repeated="2" office:value-type="float" office:value="0" calcext:value-type="float">
            <text:p/>
          </table:table-cell>
          <table:table-cell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-56" calcext:value-type="float">
            <text:p>-56</text:p>
          </table:table-cell>
          <table:table-cell table:style-name="ce28" office:value-type="float" office:value="280" calcext:value-type="float">
            <text:p>+280</text:p>
          </table:table-cell>
          <table:table-cell table:style-name="ce28" office:value-type="float" office:value="-560" calcext:value-type="float">
            <text:p>-560</text:p>
          </table:table-cell>
          <table:table-cell table:style-name="ce28" office:value-type="float" office:value="560" calcext:value-type="float">
            <text:p>+560</text:p>
          </table:table-cell>
          <table:table-cell table:style-name="ce28" office:value-type="float" office:value="-280" calcext:value-type="float">
            <text:p>-280</text:p>
          </table:table-cell>
          <table:table-cell office:value-type="float" office:value="56" calcext:value-type="float">
            <text:p>+56</text:p>
          </table:table-cell>
          <table:table-cell office:value-type="float" office:value="0" calcext:value-type="float">
            <text:p/>
          </table:table-cell>
          <table:table-cell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+28</text:p>
          </table:table-cell>
          <table:table-cell table:style-name="ce28" office:value-type="float" office:value="-168" calcext:value-type="float">
            <text:p>-168</text:p>
          </table:table-cell>
          <table:table-cell table:style-name="ce28" office:value-type="float" office:value="420" calcext:value-type="float">
            <text:p>+420</text:p>
          </table:table-cell>
          <table:table-cell table:style-name="ce28" office:value-type="float" office:value="-560" calcext:value-type="float">
            <text:p>-560</text:p>
          </table:table-cell>
          <table:table-cell table:style-name="ce28" office:value-type="float" office:value="420" calcext:value-type="float">
            <text:p>+420</text:p>
          </table:table-cell>
          <table:table-cell office:value-type="float" office:value="-168" calcext:value-type="float">
            <text:p>-168</text:p>
          </table:table-cell>
          <table:table-cell office:value-type="float" office:value="28" calcext:value-type="float">
            <text:p>+28</text:p>
          </table:table-cell>
          <table:table-cell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28" office:value-type="float" office:value="56" calcext:value-type="float">
            <text:p>+56</text:p>
          </table:table-cell>
          <table:table-cell table:style-name="ce28" office:value-type="float" office:value="-168" calcext:value-type="float">
            <text:p>-168</text:p>
          </table:table-cell>
          <table:table-cell table:style-name="ce28" office:value-type="float" office:value="280" calcext:value-type="float">
            <text:p>+280</text:p>
          </table:table-cell>
          <table:table-cell table:style-name="ce28" office:value-type="float" office:value="-280" calcext:value-type="float">
            <text:p>-280</text:p>
          </table:table-cell>
          <table:table-cell office:value-type="float" office:value="168" calcext:value-type="float">
            <text:p>+168</text:p>
          </table:table-cell>
          <table:table-cell office:value-type="float" office:value="-56" calcext:value-type="float">
            <text:p>-56</text:p>
          </table:table-cell>
          <table:table-cell table:style-name="ce28" office:value-type="float" office:value="8" calcext:value-type="float">
            <text:p>+8</text:p>
          </table:table-cell>
          <table:table-cell table:style-name="ce30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+1</text:p>
          </table:table-cell>
          <table:table-cell table:style-name="ce27" office:value-type="float" office:value="-8" calcext:value-type="float">
            <text:p>-8</text:p>
          </table:table-cell>
          <table:table-cell table:style-name="ce27" office:value-type="float" office:value="28" calcext:value-type="float">
            <text:p>+28</text:p>
          </table:table-cell>
          <table:table-cell table:style-name="ce27" office:value-type="float" office:value="-56" calcext:value-type="float">
            <text:p>-56</text:p>
          </table:table-cell>
          <table:table-cell table:style-name="ce27" office:value-type="float" office:value="70" calcext:value-type="float">
            <text:p>+70</text:p>
          </table:table-cell>
          <table:table-cell table:style-name="ce27" office:value-type="float" office:value="-56" calcext:value-type="float">
            <text:p>-56</text:p>
          </table:table-cell>
          <table:table-cell table:style-name="ce27" office:value-type="float" office:value="28" calcext:value-type="float">
            <text:p>+28</text:p>
          </table:table-cell>
          <table:table-cell table:style-name="ce27" office:value-type="float" office:value="-8" calcext:value-type="float">
            <text:p>-8</text:p>
          </table:table-cell>
          <table:table-cell table:style-name="ce20" office:value-type="float" office:value="1" calcext:value-type="float">
            <text:p>+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 table:number-columns-spanned="10" table:number-rows-spanned="1">
            <text:p>Matrice 10 Points</text:p>
          </table:table-cell>
          <table:covered-table-cell table:number-columns-repeated="6" table:style-name="Default"/>
          <table:covered-table-cell table:number-columns-repeated="3"/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+1</text:p>
          </table:table-cell>
          <table:table-cell table:number-columns-repeated="8" table:style-name="ce24" office:value-type="float" office:value="0" calcext:value-type="float">
            <text:p/>
          </table:table-cell>
          <table:table-cell table:style-name="ce13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+9</text:p>
          </table:table-cell>
          <table:table-cell table:number-columns-repeated="5" office:value-type="float" office:value="0" calcext:value-type="float">
            <text:p/>
          </table:table-cell>
          <table:table-cell table:number-columns-repeated="2"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+36</text:p>
          </table:table-cell>
          <table:table-cell office:value-type="float" office:value="-72" calcext:value-type="float">
            <text:p>-72</text:p>
          </table:table-cell>
          <table:table-cell office:value-type="float" office:value="36" calcext:value-type="float">
            <text:p>+36</text:p>
          </table:table-cell>
          <table:table-cell table:number-columns-repeated="4" office:value-type="float" office:value="0" calcext:value-type="float">
            <text:p/>
          </table:table-cell>
          <table:table-cell table:number-columns-repeated="2"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52" calcext:value-type="float">
            <text:p>+252</text:p>
          </table:table-cell>
          <table:table-cell office:value-type="float" office:value="-252" calcext:value-type="float">
            <text:p>-252</text:p>
          </table:table-cell>
          <table:table-cell office:value-type="float" office:value="84" calcext:value-type="float">
            <text:p>+84</text:p>
          </table:table-cell>
          <table:table-cell table:number-columns-repeated="3" office:value-type="float" office:value="0" calcext:value-type="float">
            <text:p/>
          </table:table-cell>
          <table:table-cell table:number-columns-repeated="2"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+126</text:p>
          </table:table-cell>
          <table:table-cell office:value-type="float" office:value="-504" calcext:value-type="float">
            <text:p>-504</text:p>
          </table:table-cell>
          <table:table-cell office:value-type="float" office:value="756" calcext:value-type="float">
            <text:p>+756</text:p>
          </table:table-cell>
          <table:table-cell office:value-type="float" office:value="-504" calcext:value-type="float">
            <text:p>-504</text:p>
          </table:table-cell>
          <table:table-cell office:value-type="float" office:value="126" calcext:value-type="float">
            <text:p>+126</text:p>
          </table:table-cell>
          <table:table-cell table:number-columns-repeated="2" office:value-type="float" office:value="0" calcext:value-type="float">
            <text:p/>
          </table:table-cell>
          <table:table-cell table:number-columns-repeated="2"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style-name="ce28" office:value-type="float" office:value="630" calcext:value-type="float">
            <text:p>+630</text:p>
          </table:table-cell>
          <table:table-cell table:style-name="ce28" office:value-type="float" office:value="-1260" calcext:value-type="float">
            <text:p>-1260</text:p>
          </table:table-cell>
          <table:table-cell table:style-name="ce28" office:value-type="float" office:value="1260" calcext:value-type="float">
            <text:p>+1260</text:p>
          </table:table-cell>
          <table:table-cell table:style-name="ce28" office:value-type="float" office:value="-630" calcext:value-type="float">
            <text:p>-630</text:p>
          </table:table-cell>
          <table:table-cell office:value-type="float" office:value="126" calcext:value-type="float">
            <text:p>+126</text:p>
          </table:table-cell>
          <table:table-cell office:value-type="float" office:value="0" calcext:value-type="float">
            <text:p/>
          </table:table-cell>
          <table:table-cell table:number-columns-repeated="2"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+84</text:p>
          </table:table-cell>
          <table:table-cell table:style-name="ce28" office:value-type="float" office:value="-504" calcext:value-type="float">
            <text:p>-504</text:p>
          </table:table-cell>
          <table:table-cell table:style-name="ce28" office:value-type="float" office:value="1260" calcext:value-type="float">
            <text:p>+1260</text:p>
          </table:table-cell>
          <table:table-cell table:style-name="ce28" office:value-type="float" office:value="-1680" calcext:value-type="float">
            <text:p>-1680</text:p>
          </table:table-cell>
          <table:table-cell table:style-name="ce28" office:value-type="float" office:value="1260" calcext:value-type="float">
            <text:p>+1260</text:p>
          </table:table-cell>
          <table:table-cell office:value-type="float" office:value="-504" calcext:value-type="float">
            <text:p>-504</text:p>
          </table:table-cell>
          <table:table-cell office:value-type="float" office:value="84" calcext:value-type="float">
            <text:p>+84</text:p>
          </table:table-cell>
          <table:table-cell table:number-columns-repeated="2"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table:style-name="ce28" office:value-type="float" office:value="252" calcext:value-type="float">
            <text:p>+252</text:p>
          </table:table-cell>
          <table:table-cell table:style-name="ce28" office:value-type="float" office:value="-756" calcext:value-type="float">
            <text:p>-756</text:p>
          </table:table-cell>
          <table:table-cell table:style-name="ce28" office:value-type="float" office:value="1260" calcext:value-type="float">
            <text:p>+1260</text:p>
          </table:table-cell>
          <table:table-cell table:style-name="ce28" office:value-type="float" office:value="-1260" calcext:value-type="float">
            <text:p>-1260</text:p>
          </table:table-cell>
          <table:table-cell office:value-type="float" office:value="756" calcext:value-type="float">
            <text:p>+756</text:p>
          </table:table-cell>
          <table:table-cell office:value-type="float" office:value="-252" calcext:value-type="float">
            <text:p>-252</text:p>
          </table:table-cell>
          <table:table-cell table:style-name="ce28" office:value-type="float" office:value="36" calcext:value-type="float">
            <text:p>+36</text:p>
          </table:table-cell>
          <table:table-cell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+9</text:p>
          </table:table-cell>
          <table:table-cell table:style-name="ce28" office:value-type="float" office:value="-72" calcext:value-type="float">
            <text:p>-72</text:p>
          </table:table-cell>
          <table:table-cell table:style-name="ce28" office:value-type="float" office:value="252" calcext:value-type="float">
            <text:p>+252</text:p>
          </table:table-cell>
          <table:table-cell table:style-name="ce28" office:value-type="float" office:value="-504" calcext:value-type="float">
            <text:p>-504</text:p>
          </table:table-cell>
          <table:table-cell table:style-name="ce28" office:value-type="float" office:value="630" calcext:value-type="float">
            <text:p>+630</text:p>
          </table:table-cell>
          <table:table-cell office:value-type="float" office:value="-504" calcext:value-type="float">
            <text:p>-504</text:p>
          </table:table-cell>
          <table:table-cell office:value-type="float" office:value="252" calcext:value-type="float">
            <text:p>+252</text:p>
          </table:table-cell>
          <table:table-cell table:style-name="ce28" office:value-type="float" office:value="-72" calcext:value-type="float">
            <text:p>-72</text:p>
          </table:table-cell>
          <table:table-cell table:style-name="ce28" office:value-type="float" office:value="9" calcext:value-type="float">
            <text:p>+9</text:p>
          </table:table-cell>
          <table:table-cell table:style-name="ce30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4" office:value-type="float" office:value="-1" calcext:value-type="float">
            <text:p>-1</text:p>
          </table:table-cell>
          <table:table-cell table:style-name="ce27" office:value-type="float" office:value="9" calcext:value-type="float">
            <text:p>+9</text:p>
          </table:table-cell>
          <table:table-cell table:style-name="ce27" office:value-type="float" office:value="-36" calcext:value-type="float">
            <text:p>-36</text:p>
          </table:table-cell>
          <table:table-cell table:style-name="ce27" office:value-type="float" office:value="84" calcext:value-type="float">
            <text:p>+84</text:p>
          </table:table-cell>
          <table:table-cell table:style-name="ce27" office:value-type="float" office:value="-126" calcext:value-type="float">
            <text:p>-126</text:p>
          </table:table-cell>
          <table:table-cell table:style-name="ce27" office:value-type="float" office:value="126" calcext:value-type="float">
            <text:p>+126</text:p>
          </table:table-cell>
          <table:table-cell table:style-name="ce27" office:value-type="float" office:value="-84" calcext:value-type="float">
            <text:p>-84</text:p>
          </table:table-cell>
          <table:table-cell table:style-name="ce27" office:value-type="float" office:value="36" calcext:value-type="float">
            <text:p>+36</text:p>
          </table:table-cell>
          <table:table-cell table:style-name="ce27" office:value-type="float" office:value="-9" calcext:value-type="float">
            <text:p>-9</text:p>
          </table:table-cell>
          <table:table-cell table:style-name="ce20" office:value-type="float" office:value="1" calcext:value-type="float">
            <text:p>+1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11" table:number-rows-spanned="1">
            <text:p>Matrice 11 Points</text:p>
          </table:table-cell>
          <table:covered-table-cell table:number-columns-repeated="6" table:style-name="Default"/>
          <table:covered-table-cell table:number-columns-repeated="4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+1</text:p>
          </table:table-cell>
          <table:table-cell table:number-columns-repeated="9" table:style-name="ce24" office:value-type="float" office:value="0" calcext:value-type="float">
            <text:p/>
          </table:table-cell>
          <table:table-cell table:style-name="ce13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+10</text:p>
          </table:table-cell>
          <table:table-cell table:number-columns-repeated="5" office:value-type="float" office:value="0" calcext:value-type="float">
            <text:p/>
          </table:table-cell>
          <table:table-cell table:number-columns-repeated="3"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+45</text:p>
          </table:table-cell>
          <table:table-cell office:value-type="float" office:value="-90" calcext:value-type="float">
            <text:p>-90</text:p>
          </table:table-cell>
          <table:table-cell office:value-type="float" office:value="45" calcext:value-type="float">
            <text:p>+45</text:p>
          </table:table-cell>
          <table:table-cell table:number-columns-repeated="4" office:value-type="float" office:value="0" calcext:value-type="float">
            <text:p/>
          </table:table-cell>
          <table:table-cell table:number-columns-repeated="3"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360" calcext:value-type="float">
            <text:p>+360</text:p>
          </table:table-cell>
          <table:table-cell office:value-type="float" office:value="-360" calcext:value-type="float">
            <text:p>-360</text:p>
          </table:table-cell>
          <table:table-cell office:value-type="float" office:value="120" calcext:value-type="float">
            <text:p>+120</text:p>
          </table:table-cell>
          <table:table-cell table:number-columns-repeated="3" office:value-type="float" office:value="0" calcext:value-type="float">
            <text:p/>
          </table:table-cell>
          <table:table-cell table:number-columns-repeated="3"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+210</text:p>
          </table:table-cell>
          <table:table-cell office:value-type="float" office:value="-840" calcext:value-type="float">
            <text:p>-840</text:p>
          </table:table-cell>
          <table:table-cell office:value-type="float" office:value="1260" calcext:value-type="float">
            <text:p>+1260</text:p>
          </table:table-cell>
          <table:table-cell office:value-type="float" office:value="-840" calcext:value-type="float">
            <text:p>-840</text:p>
          </table:table-cell>
          <table:table-cell office:value-type="float" office:value="210" calcext:value-type="float">
            <text:p>+210</text:p>
          </table:table-cell>
          <table:table-cell table:number-columns-repeated="2" office:value-type="float" office:value="0" calcext:value-type="float">
            <text:p/>
          </table:table-cell>
          <table:table-cell table:number-columns-repeated="3"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office:value-type="float" office:value="-252" calcext:value-type="float">
            <text:p>-252</text:p>
          </table:table-cell>
          <table:table-cell table:style-name="ce28" office:value-type="float" office:value="1260" calcext:value-type="float">
            <text:p>+1260</text:p>
          </table:table-cell>
          <table:table-cell table:style-name="ce28" office:value-type="float" office:value="-2520" calcext:value-type="float">
            <text:p>-2520</text:p>
          </table:table-cell>
          <table:table-cell table:style-name="ce28" office:value-type="float" office:value="2520" calcext:value-type="float">
            <text:p>+2520</text:p>
          </table:table-cell>
          <table:table-cell table:style-name="ce28" office:value-type="float" office:value="-1260" calcext:value-type="float">
            <text:p>-1260</text:p>
          </table:table-cell>
          <table:table-cell office:value-type="float" office:value="252" calcext:value-type="float">
            <text:p>+252</text:p>
          </table:table-cell>
          <table:table-cell office:value-type="float" office:value="0" calcext:value-type="float">
            <text:p/>
          </table:table-cell>
          <table:table-cell table:number-columns-repeated="3"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+210</text:p>
          </table:table-cell>
          <table:table-cell table:style-name="ce28" office:value-type="float" office:value="-1260" calcext:value-type="float">
            <text:p>-1260</text:p>
          </table:table-cell>
          <table:table-cell table:style-name="ce28" office:value-type="float" office:value="3150" calcext:value-type="float">
            <text:p>+3150</text:p>
          </table:table-cell>
          <table:table-cell table:style-name="ce28" office:value-type="float" office:value="-4200" calcext:value-type="float">
            <text:p>-4200</text:p>
          </table:table-cell>
          <table:table-cell table:style-name="ce28" office:value-type="float" office:value="3150" calcext:value-type="float">
            <text:p>+3150</text:p>
          </table:table-cell>
          <table:table-cell office:value-type="float" office:value="-1260" calcext:value-type="float">
            <text:p>-1260</text:p>
          </table:table-cell>
          <table:table-cell office:value-type="float" office:value="210" calcext:value-type="float">
            <text:p>+210</text:p>
          </table:table-cell>
          <table:table-cell table:number-columns-repeated="3"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style-name="ce28" office:value-type="float" office:value="840" calcext:value-type="float">
            <text:p>+840</text:p>
          </table:table-cell>
          <table:table-cell table:style-name="ce28" office:value-type="float" office:value="-2520" calcext:value-type="float">
            <text:p>-2520</text:p>
          </table:table-cell>
          <table:table-cell table:style-name="ce28" office:value-type="float" office:value="4200" calcext:value-type="float">
            <text:p>+4200</text:p>
          </table:table-cell>
          <table:table-cell table:style-name="ce28" office:value-type="float" office:value="-4200" calcext:value-type="float">
            <text:p>-4200</text:p>
          </table:table-cell>
          <table:table-cell office:value-type="float" office:value="2520" calcext:value-type="float">
            <text:p>+2520</text:p>
          </table:table-cell>
          <table:table-cell office:value-type="float" office:value="-840" calcext:value-type="float">
            <text:p>-840</text:p>
          </table:table-cell>
          <table:table-cell table:style-name="ce28" office:value-type="float" office:value="120" calcext:value-type="float">
            <text:p>+120</text:p>
          </table:table-cell>
          <table:table-cell table:number-columns-repeated="2"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+45</text:p>
          </table:table-cell>
          <table:table-cell table:style-name="ce28" office:value-type="float" office:value="-360" calcext:value-type="float">
            <text:p>-360</text:p>
          </table:table-cell>
          <table:table-cell table:style-name="ce28" office:value-type="float" office:value="1260" calcext:value-type="float">
            <text:p>+1260</text:p>
          </table:table-cell>
          <table:table-cell table:style-name="ce28" office:value-type="float" office:value="-2520" calcext:value-type="float">
            <text:p>-2520</text:p>
          </table:table-cell>
          <table:table-cell table:style-name="ce28" office:value-type="float" office:value="3150" calcext:value-type="float">
            <text:p>+3150</text:p>
          </table:table-cell>
          <table:table-cell office:value-type="float" office:value="-2520" calcext:value-type="float">
            <text:p>-2520</text:p>
          </table:table-cell>
          <table:table-cell office:value-type="float" office:value="1260" calcext:value-type="float">
            <text:p>+1260</text:p>
          </table:table-cell>
          <table:table-cell table:style-name="ce28" office:value-type="float" office:value="-360" calcext:value-type="float">
            <text:p>-360</text:p>
          </table:table-cell>
          <table:table-cell table:style-name="ce28" office:value-type="float" office:value="45" calcext:value-type="float">
            <text:p>+45</text:p>
          </table:table-cell>
          <table:table-cell table:style-name="ce28" office:value-type="float" office:value="0" calcext:value-type="float">
            <text:p/>
          </table:table-cell>
          <table:table-cell table:style-name="ce30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28" office:value-type="float" office:value="90" calcext:value-type="float">
            <text:p>+90</text:p>
          </table:table-cell>
          <table:table-cell table:style-name="ce28" office:value-type="float" office:value="-360" calcext:value-type="float">
            <text:p>-360</text:p>
          </table:table-cell>
          <table:table-cell table:style-name="ce28" office:value-type="float" office:value="840" calcext:value-type="float">
            <text:p>+840</text:p>
          </table:table-cell>
          <table:table-cell table:style-name="ce28" office:value-type="float" office:value="-1260" calcext:value-type="float">
            <text:p>-1260</text:p>
          </table:table-cell>
          <table:table-cell office:value-type="float" office:value="1260" calcext:value-type="float">
            <text:p>+1260</text:p>
          </table:table-cell>
          <table:table-cell office:value-type="float" office:value="-840" calcext:value-type="float">
            <text:p>-840</text:p>
          </table:table-cell>
          <table:table-cell table:style-name="ce28" office:value-type="float" office:value="360" calcext:value-type="float">
            <text:p>+360</text:p>
          </table:table-cell>
          <table:table-cell table:style-name="ce28" office:value-type="float" office:value="-90" calcext:value-type="float">
            <text:p>-90</text:p>
          </table:table-cell>
          <table:table-cell table:style-name="ce28" office:value-type="float" office:value="10" calcext:value-type="float">
            <text:p>+10</text:p>
          </table:table-cell>
          <table:table-cell table:style-name="ce30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+1</text:p>
          </table:table-cell>
          <table:table-cell table:style-name="ce27" office:value-type="float" office:value="-10" calcext:value-type="float">
            <text:p>-10</text:p>
          </table:table-cell>
          <table:table-cell table:style-name="ce27" office:value-type="float" office:value="45" calcext:value-type="float">
            <text:p>+45</text:p>
          </table:table-cell>
          <table:table-cell table:style-name="ce27" office:value-type="float" office:value="-120" calcext:value-type="float">
            <text:p>-120</text:p>
          </table:table-cell>
          <table:table-cell table:style-name="ce27" office:value-type="float" office:value="210" calcext:value-type="float">
            <text:p>+210</text:p>
          </table:table-cell>
          <table:table-cell table:style-name="ce27" office:value-type="float" office:value="-252" calcext:value-type="float">
            <text:p>-252</text:p>
          </table:table-cell>
          <table:table-cell table:style-name="ce27" office:value-type="float" office:value="210" calcext:value-type="float">
            <text:p>+210</text:p>
          </table:table-cell>
          <table:table-cell table:style-name="ce27" office:value-type="float" office:value="-120" calcext:value-type="float">
            <text:p>-120</text:p>
          </table:table-cell>
          <table:table-cell table:style-name="ce27" office:value-type="float" office:value="45" calcext:value-type="float">
            <text:p>+45</text:p>
          </table:table-cell>
          <table:table-cell table:style-name="ce27" office:value-type="float" office:value="-10" calcext:value-type="float">
            <text:p>-10</text:p>
          </table:table-cell>
          <table:table-cell table:style-name="ce20" office:value-type="float" office:value="1" calcext:value-type="float">
            <text:p>+1</text:p>
          </table:table-cell>
          <table:table-cell table:number-columns-repeated="2"/>
        </table:table-row>
      </table:table>
      <table:table table:name="Test" table:style-name="ta1">
        <table:table-column table:style-name="co2" table:default-cell-style-name="ce69"/>
        <table:table-column table:style-name="co3" table:number-columns-repeated="4" table:default-cell-style-name="ce72"/>
        <table:table-column table:style-name="co4" table:number-columns-repeated="7" table:default-cell-style-name="ce72"/>
        <table:table-column table:style-name="co5" table:default-cell-style-name="Default"/>
        <table:table-column table:style-name="co2" table:default-cell-style-name="ce74"/>
        <table:table-column table:style-name="co6" table:default-cell-style-name="ce74"/>
        <table:table-column table:style-name="co7" table:number-columns-repeated="2" table:default-cell-style-name="ce74"/>
        <table:table-column table:style-name="co3" table:default-cell-style-name="ce74"/>
        <table:table-column table:style-name="co8" table:default-cell-style-name="ce74"/>
        <table:table-column table:style-name="co3" table:default-cell-style-name="ce74"/>
        <table:table-column table:style-name="co8" table:default-cell-style-name="ce74"/>
        <table:table-column table:style-name="co4" table:default-cell-style-name="ce74"/>
        <table:table-column table:style-name="co9" table:default-cell-style-name="ce74"/>
        <table:table-row table:style-name="ro1">
          <table:table-cell table:style-name="ce10" office:value-type="string" calcext:value-type="string">
            <text:p>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float" office:value="0" calcext:value-type="float">
            <text:p>0,00</text:p>
          </table:table-cell>
          <table:table-cell table:formula="of:=[.$A2]^[.B$1]" office:value-type="float" office:value="1" calcext:value-type="float">
            <text:p>1,0000</text:p>
          </table:table-cell>
          <table:table-cell table:formula="of:=[.$A2]^[.C$1]" office:value-type="float" office:value="0" calcext:value-type="float">
            <text:p>0,0000</text:p>
          </table:table-cell>
          <table:table-cell table:formula="of:=[.$A2]^[.D$1]" office:value-type="float" office:value="0" calcext:value-type="float">
            <text:p>0,0000</text:p>
          </table:table-cell>
          <table:table-cell table:formula="of:=[.$A2]^[.E$1]" office:value-type="float" office:value="0" calcext:value-type="float">
            <text:p>0,0000</text:p>
          </table:table-cell>
          <table:table-cell table:formula="of:=[.$A2]^[.F$1]" office:value-type="float" office:value="0" calcext:value-type="float">
            <text:p>0,0000</text:p>
          </table:table-cell>
          <table:table-cell table:formula="of:=[.$A2]^[.G$1]" office:value-type="float" office:value="0" calcext:value-type="float">
            <text:p>0,0000</text:p>
          </table:table-cell>
          <table:table-cell table:formula="of:=[.$A2]^[.H$1]" office:value-type="float" office:value="0" calcext:value-type="float">
            <text:p>0,0000</text:p>
          </table:table-cell>
          <table:table-cell table:formula="of:=[.$A2]^[.I$1]" office:value-type="float" office:value="0" calcext:value-type="float">
            <text:p>0,0000</text:p>
          </table:table-cell>
          <table:table-cell table:formula="of:=[.$A2]^[.J$1]" office:value-type="float" office:value="0" calcext:value-type="float">
            <text:p>0,0000</text:p>
          </table:table-cell>
          <table:table-cell table:formula="of:=[.$A2]^[.K$1]" office:value-type="float" office:value="0" calcext:value-type="float">
            <text:p>0,0000</text:p>
          </table:table-cell>
          <table:table-cell table:formula="of:=[.$A2]^[.L$1]" office:value-type="float" office:value="0" calcext:value-type="float">
            <text:p>0,0000</text:p>
          </table:table-cell>
          <table:table-cell/>
          <table:table-cell table:formula="of:=MMULT([.$B2:.C2];MMULT(MAT2POINTS;TEST2POINTS))" office:value-type="float" office:value="0" calcext:value-type="float">
            <text:p>0,00</text:p>
          </table:table-cell>
          <table:table-cell table:formula="of:=MMULT([.$B2:.D2];MMULT(MAT3POINTS;TEST3POINTS))" office:value-type="float" office:value="0" calcext:value-type="float">
            <text:p>0,00</text:p>
          </table:table-cell>
          <table:table-cell table:formula="of:=MMULT([.$B2:.E2];MMULT(MAT4POINTS;TEST4POINTS))" office:value-type="float" office:value="0" calcext:value-type="float">
            <text:p>0,00</text:p>
          </table:table-cell>
          <table:table-cell table:formula="of:=MMULT([.$B2:.F2];MMULT(MAT5POINTS;TEST5POINTS))" office:value-type="float" office:value="0" calcext:value-type="float">
            <text:p>0,00</text:p>
          </table:table-cell>
          <table:table-cell table:formula="of:=MMULT([.$B2:.G2];MMULT(MAT6POINTS;TEST6POINTS))" office:value-type="float" office:value="0" calcext:value-type="float">
            <text:p>0,00</text:p>
          </table:table-cell>
          <table:table-cell table:formula="of:=MMULT([.$B2:.H2];MMULT(MAT7POINTS;TEST7POINTS))" office:value-type="float" office:value="0" calcext:value-type="float">
            <text:p>0,00</text:p>
          </table:table-cell>
          <table:table-cell table:formula="of:=MMULT([.$B2:.I2];MMULT(MAT8POINTS;TEST8POINTS))" office:value-type="float" office:value="0" calcext:value-type="float">
            <text:p>0,00</text:p>
          </table:table-cell>
          <table:table-cell table:formula="of:=MMULT([.$B2:.J2];MMULT(MAT9POINTS;TEST9POINTS))" office:value-type="float" office:value="0" calcext:value-type="float">
            <text:p>0,00</text:p>
          </table:table-cell>
          <table:table-cell table:formula="of:=MMULT([.$B2:.K2];MMULT(MAT10POINTS;TEST10POINTS))" office:value-type="float" office:value="0" calcext:value-type="float">
            <text:p>0,00</text:p>
          </table:table-cell>
          <table:table-cell table:formula="of:=MMULT([.$B2:.L2];MMULT(MAT11POINTS;TEST11POINTS)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[.$A3]^[.B$1]" office:value-type="float" office:value="1" calcext:value-type="float">
            <text:p>1,0000</text:p>
          </table:table-cell>
          <table:table-cell table:formula="of:=[.$A3]^[.C$1]" office:value-type="float" office:value="0.05" calcext:value-type="float">
            <text:p>0,0500</text:p>
          </table:table-cell>
          <table:table-cell table:formula="of:=[.$A3]^[.D$1]" office:value-type="float" office:value="0.0025" calcext:value-type="float">
            <text:p>0,0025</text:p>
          </table:table-cell>
          <table:table-cell table:formula="of:=[.$A3]^[.E$1]" office:value-type="float" office:value="0.000125" calcext:value-type="float">
            <text:p>0,0001</text:p>
          </table:table-cell>
          <table:table-cell table:formula="of:=[.$A3]^[.F$1]" office:value-type="float" office:value="0.00000625" calcext:value-type="float">
            <text:p>0,0000</text:p>
          </table:table-cell>
          <table:table-cell table:formula="of:=[.$A3]^[.G$1]" office:value-type="float" office:value="0.0000003125" calcext:value-type="float">
            <text:p>0,0000</text:p>
          </table:table-cell>
          <table:table-cell table:formula="of:=[.$A3]^[.H$1]" office:value-type="float" office:value="0.000000015625" calcext:value-type="float">
            <text:p>0,0000</text:p>
          </table:table-cell>
          <table:table-cell table:formula="of:=[.$A3]^[.I$1]" office:value-type="float" office:value="0.00000000078125" calcext:value-type="float">
            <text:p>0,0000</text:p>
          </table:table-cell>
          <table:table-cell table:formula="of:=[.$A3]^[.J$1]" office:value-type="float" office:value="0.0000000000390625" calcext:value-type="float">
            <text:p>0,0000</text:p>
          </table:table-cell>
          <table:table-cell table:formula="of:=[.$A3]^[.K$1]" office:value-type="float" office:value="0.000000000001953125" calcext:value-type="float">
            <text:p>0,0000</text:p>
          </table:table-cell>
          <table:table-cell table:formula="of:=[.$A3]^[.L$1]" office:value-type="float" office:value="0.00000000000009765625" calcext:value-type="float">
            <text:p>0,0000</text:p>
          </table:table-cell>
          <table:table-cell/>
          <table:table-cell table:formula="of:=MMULT([.$B3:.C3];MMULT(MAT2POINTS;TEST2POINTS))" office:value-type="float" office:value="0.05" calcext:value-type="float">
            <text:p>0,05</text:p>
          </table:table-cell>
          <table:table-cell table:formula="of:=MMULT([.$B3:.D3];MMULT(MAT3POINTS;TEST3POINTS))" office:value-type="float" office:value="0.0925" calcext:value-type="float">
            <text:p>0,09</text:p>
          </table:table-cell>
          <table:table-cell table:formula="of:=MMULT([.$B3:.E3];MMULT(MAT4POINTS;TEST4POINTS))" office:value-type="float" office:value="0.1285" calcext:value-type="float">
            <text:p>0,13</text:p>
          </table:table-cell>
          <table:table-cell table:formula="of:=MMULT([.$B3:.F3];MMULT(MAT5POINTS;TEST5POINTS))" office:value-type="float" office:value="0.158875" calcext:value-type="float">
            <text:p>0,16</text:p>
          </table:table-cell>
          <table:table-cell table:formula="of:=MMULT([.$B3:.G3];MMULT(MAT6POINTS;TEST6POINTS))" office:value-type="float" office:value="0.18439" calcext:value-type="float">
            <text:p>0,18</text:p>
          </table:table-cell>
          <table:table-cell table:formula="of:=MMULT([.$B3:.H3];MMULT(MAT7POINTS;TEST7POINTS))" office:value-type="float" office:value="0.20571325" calcext:value-type="float">
            <text:p>0,21</text:p>
          </table:table-cell>
          <table:table-cell table:formula="of:=MMULT([.$B3:.I3];MMULT(MAT8POINTS;TEST8POINTS))" office:value-type="float" office:value="0.22342795" calcext:value-type="float">
            <text:p>0,22</text:p>
          </table:table-cell>
          <table:table-cell table:formula="of:=MMULT([.$B3:.J3];MMULT(MAT9POINTS;TEST9POINTS))" office:value-type="float" office:value="0.2380425775" calcext:value-type="float">
            <text:p>0,24</text:p>
          </table:table-cell>
          <table:table-cell table:formula="of:=MMULT([.$B3:.K3];MMULT(MAT10POINTS;TEST10POINTS))" office:value-type="float" office:value="0.25" calcext:value-type="float">
            <text:p>0,25</text:p>
          </table:table-cell>
          <table:table-cell table:formula="of:=MMULT([.$B3:.L3];MMULT(MAT11POINTS;TEST11POINTS))" office:value-type="float" office:value="0.259685512225" calcext:value-type="float">
            <text:p>0,26</text:p>
          </table:table-cell>
        </table:table-row>
        <table:table-row table:style-name="ro1">
          <table:table-cell office:value-type="float" office:value="0.1" calcext:value-type="float">
            <text:p>0,10</text:p>
          </table:table-cell>
          <table:table-cell table:formula="of:=[.$A4]^[.B$1]" office:value-type="float" office:value="1" calcext:value-type="float">
            <text:p>1,0000</text:p>
          </table:table-cell>
          <table:table-cell table:formula="of:=[.$A4]^[.C$1]" office:value-type="float" office:value="0.1" calcext:value-type="float">
            <text:p>0,1000</text:p>
          </table:table-cell>
          <table:table-cell table:formula="of:=[.$A4]^[.D$1]" office:value-type="float" office:value="0.01" calcext:value-type="float">
            <text:p>0,0100</text:p>
          </table:table-cell>
          <table:table-cell table:formula="of:=[.$A4]^[.E$1]" office:value-type="float" office:value="0.001" calcext:value-type="float">
            <text:p>0,0010</text:p>
          </table:table-cell>
          <table:table-cell table:formula="of:=[.$A4]^[.F$1]" office:value-type="float" office:value="0.0001" calcext:value-type="float">
            <text:p>0,0001</text:p>
          </table:table-cell>
          <table:table-cell table:formula="of:=[.$A4]^[.G$1]" office:value-type="float" office:value="0.00001" calcext:value-type="float">
            <text:p>0,0000</text:p>
          </table:table-cell>
          <table:table-cell table:formula="of:=[.$A4]^[.H$1]" office:value-type="float" office:value="0.000001" calcext:value-type="float">
            <text:p>0,0000</text:p>
          </table:table-cell>
          <table:table-cell table:formula="of:=[.$A4]^[.I$1]" office:value-type="float" office:value="0.0000001" calcext:value-type="float">
            <text:p>0,0000</text:p>
          </table:table-cell>
          <table:table-cell table:formula="of:=[.$A4]^[.J$1]" office:value-type="float" office:value="0.00000001" calcext:value-type="float">
            <text:p>0,0000</text:p>
          </table:table-cell>
          <table:table-cell table:formula="of:=[.$A4]^[.K$1]" office:value-type="float" office:value="0.000000001" calcext:value-type="float">
            <text:p>0,0000</text:p>
          </table:table-cell>
          <table:table-cell table:formula="of:=[.$A4]^[.L$1]" office:value-type="float" office:value="0.0000000001" calcext:value-type="float">
            <text:p>0,0000</text:p>
          </table:table-cell>
          <table:table-cell/>
          <table:table-cell table:formula="of:=MMULT([.$B4:.C4];MMULT(MAT2POINTS;TEST2POINTS))" office:value-type="float" office:value="0.1" calcext:value-type="float">
            <text:p>0,10</text:p>
          </table:table-cell>
          <table:table-cell table:formula="of:=MMULT([.$B4:.D4];MMULT(MAT3POINTS;TEST3POINTS))" office:value-type="float" office:value="0.17" calcext:value-type="float">
            <text:p>0,17</text:p>
          </table:table-cell>
          <table:table-cell table:formula="of:=MMULT([.$B4:.E4];MMULT(MAT4POINTS;TEST4POINTS))" office:value-type="float" office:value="0.218" calcext:value-type="float">
            <text:p>0,22</text:p>
          </table:table-cell>
          <table:table-cell table:formula="of:=MMULT([.$B4:.F4];MMULT(MAT5POINTS;TEST5POINTS))" office:value-type="float" office:value="0.25" calcext:value-type="float">
            <text:p>0,25</text:p>
          </table:table-cell>
          <table:table-cell table:formula="of:=MMULT([.$B4:.G4];MMULT(MAT6POINTS;TEST6POINTS))" office:value-type="float" office:value="0.27048" calcext:value-type="float">
            <text:p>0,27</text:p>
          </table:table-cell>
          <table:table-cell table:formula="of:=MMULT([.$B4:.H4];MMULT(MAT7POINTS;TEST7POINTS))" office:value-type="float" office:value="0.282768" calcext:value-type="float">
            <text:p>0,28</text:p>
          </table:table-cell>
          <table:table-cell table:formula="of:=MMULT([.$B4:.I4];MMULT(MAT8POINTS;TEST8POINTS))" office:value-type="float" office:value="0.2893216" calcext:value-type="float">
            <text:p>0,29</text:p>
          </table:table-cell>
          <table:table-cell table:formula="of:=MMULT([.$B4:.J4];MMULT(MAT9POINTS;TEST9POINTS))" office:value-type="float" office:value="0.29194304" calcext:value-type="float">
            <text:p>0,29</text:p>
          </table:table-cell>
          <table:table-cell table:formula="of:=MMULT([.$B4:.K4];MMULT(MAT10POINTS;TEST10POINTS))" office:value-type="float" office:value="0.29194304" calcext:value-type="float">
            <text:p>0,29</text:p>
          </table:table-cell>
          <table:table-cell table:formula="of:=MMULT([.$B4:.L4];MMULT(MAT11POINTS;TEST11POINTS))" office:value-type="float" office:value="0.2902653184" calcext:value-type="float">
            <text:p>0,29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[.$A5]^[.B$1]" office:value-type="float" office:value="1" calcext:value-type="float">
            <text:p>1,0000</text:p>
          </table:table-cell>
          <table:table-cell table:formula="of:=[.$A5]^[.C$1]" office:value-type="float" office:value="0.15" calcext:value-type="float">
            <text:p>0,1500</text:p>
          </table:table-cell>
          <table:table-cell table:formula="of:=[.$A5]^[.D$1]" office:value-type="float" office:value="0.0225" calcext:value-type="float">
            <text:p>0,0225</text:p>
          </table:table-cell>
          <table:table-cell table:formula="of:=[.$A5]^[.E$1]" office:value-type="float" office:value="0.003375" calcext:value-type="float">
            <text:p>0,0034</text:p>
          </table:table-cell>
          <table:table-cell table:formula="of:=[.$A5]^[.F$1]" office:value-type="float" office:value="0.00050625" calcext:value-type="float">
            <text:p>0,0005</text:p>
          </table:table-cell>
          <table:table-cell table:formula="of:=[.$A5]^[.G$1]" office:value-type="float" office:value="0.0000759375" calcext:value-type="float">
            <text:p>0,0001</text:p>
          </table:table-cell>
          <table:table-cell table:formula="of:=[.$A5]^[.H$1]" office:value-type="float" office:value="0.000011390625" calcext:value-type="float">
            <text:p>0,0000</text:p>
          </table:table-cell>
          <table:table-cell table:formula="of:=[.$A5]^[.I$1]" office:value-type="float" office:value="0.00000170859375" calcext:value-type="float">
            <text:p>0,0000</text:p>
          </table:table-cell>
          <table:table-cell table:formula="of:=[.$A5]^[.J$1]" office:value-type="float" office:value="0.0000002562890625" calcext:value-type="float">
            <text:p>0,0000</text:p>
          </table:table-cell>
          <table:table-cell table:formula="of:=[.$A5]^[.K$1]" office:value-type="float" office:value="0.000000038443359375" calcext:value-type="float">
            <text:p>0,0000</text:p>
          </table:table-cell>
          <table:table-cell table:formula="of:=[.$A5]^[.L$1]" office:value-type="float" office:value="0.00000000576650390625" calcext:value-type="float">
            <text:p>0,0000</text:p>
          </table:table-cell>
          <table:table-cell/>
          <table:table-cell table:formula="of:=MMULT([.$B5:.C5];MMULT(MAT2POINTS;TEST2POINTS))" office:value-type="float" office:value="0.15" calcext:value-type="float">
            <text:p>0,15</text:p>
          </table:table-cell>
          <table:table-cell table:formula="of:=MMULT([.$B5:.D5];MMULT(MAT3POINTS;TEST3POINTS))" office:value-type="float" office:value="0.2325" calcext:value-type="float">
            <text:p>0,23</text:p>
          </table:table-cell>
          <table:table-cell table:formula="of:=MMULT([.$B5:.E5];MMULT(MAT4POINTS;TEST4POINTS))" office:value-type="float" office:value="0.2745" calcext:value-type="float">
            <text:p>0,27</text:p>
          </table:table-cell>
          <table:table-cell table:formula="of:=MMULT([.$B5:.F5];MMULT(MAT5POINTS;TEST5POINTS))" office:value-type="float" office:value="0.292875" calcext:value-type="float">
            <text:p>0,29</text:p>
          </table:table-cell>
          <table:table-cell table:formula="of:=MMULT([.$B5:.G5];MMULT(MAT6POINTS;TEST6POINTS))" office:value-type="float" office:value="0.29802" calcext:value-type="float">
            <text:p>0,30</text:p>
          </table:table-cell>
          <table:table-cell table:formula="of:=MMULT([.$B5:.H5];MMULT(MAT7POINTS;TEST7POINTS))" office:value-type="float" office:value="0.29621925" calcext:value-type="float">
            <text:p>0,30</text:p>
          </table:table-cell>
          <table:table-cell table:formula="of:=MMULT([.$B5:.I5];MMULT(MAT8POINTS;TEST8POINTS))" office:value-type="float" office:value="0.29117715" calcext:value-type="float">
            <text:p>0,29</text:p>
          </table:table-cell>
          <table:table-cell table:formula="of:=MMULT([.$B5:.J5];MMULT(MAT9POINTS;TEST9POINTS))" office:value-type="float" office:value="0.2850005775" calcext:value-type="float">
            <text:p>0,29</text:p>
          </table:table-cell>
          <table:table-cell table:formula="of:=MMULT([.$B5:.K5];MMULT(MAT10POINTS;TEST10POINTS))" office:value-type="float" office:value="0.278824005" calcext:value-type="float">
            <text:p>0,28</text:p>
          </table:table-cell>
          <table:table-cell table:formula="of:=MMULT([.$B5:.L5];MMULT(MAT11POINTS;TEST11POINTS))" office:value-type="float" office:value="0.273203324024999" calcext:value-type="float">
            <text:p>0,27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table:formula="of:=[.$A6]^[.B$1]" office:value-type="float" office:value="1" calcext:value-type="float">
            <text:p>1,0000</text:p>
          </table:table-cell>
          <table:table-cell table:formula="of:=[.$A6]^[.C$1]" office:value-type="float" office:value="0.2" calcext:value-type="float">
            <text:p>0,2000</text:p>
          </table:table-cell>
          <table:table-cell table:formula="of:=[.$A6]^[.D$1]" office:value-type="float" office:value="0.04" calcext:value-type="float">
            <text:p>0,0400</text:p>
          </table:table-cell>
          <table:table-cell table:formula="of:=[.$A6]^[.E$1]" office:value-type="float" office:value="0.008" calcext:value-type="float">
            <text:p>0,0080</text:p>
          </table:table-cell>
          <table:table-cell table:formula="of:=[.$A6]^[.F$1]" office:value-type="float" office:value="0.0016" calcext:value-type="float">
            <text:p>0,0016</text:p>
          </table:table-cell>
          <table:table-cell table:formula="of:=[.$A6]^[.G$1]" office:value-type="float" office:value="0.00032" calcext:value-type="float">
            <text:p>0,0003</text:p>
          </table:table-cell>
          <table:table-cell table:formula="of:=[.$A6]^[.H$1]" office:value-type="float" office:value="0.000064" calcext:value-type="float">
            <text:p>0,0001</text:p>
          </table:table-cell>
          <table:table-cell table:formula="of:=[.$A6]^[.I$1]" office:value-type="float" office:value="0.0000128" calcext:value-type="float">
            <text:p>0,0000</text:p>
          </table:table-cell>
          <table:table-cell table:formula="of:=[.$A6]^[.J$1]" office:value-type="float" office:value="0.00000256" calcext:value-type="float">
            <text:p>0,0000</text:p>
          </table:table-cell>
          <table:table-cell table:formula="of:=[.$A6]^[.K$1]" office:value-type="float" office:value="0.000000512" calcext:value-type="float">
            <text:p>0,0000</text:p>
          </table:table-cell>
          <table:table-cell table:formula="of:=[.$A6]^[.L$1]" office:value-type="float" office:value="0.0000001024" calcext:value-type="float">
            <text:p>0,0000</text:p>
          </table:table-cell>
          <table:table-cell/>
          <table:table-cell table:formula="of:=MMULT([.$B6:.C6];MMULT(MAT2POINTS;TEST2POINTS))" office:value-type="float" office:value="0.2" calcext:value-type="float">
            <text:p>0,20</text:p>
          </table:table-cell>
          <table:table-cell table:formula="of:=MMULT([.$B6:.D6];MMULT(MAT3POINTS;TEST3POINTS))" office:value-type="float" office:value="0.28" calcext:value-type="float">
            <text:p>0,28</text:p>
          </table:table-cell>
          <table:table-cell table:formula="of:=MMULT([.$B6:.E6];MMULT(MAT4POINTS;TEST4POINTS))" office:value-type="float" office:value="0.304" calcext:value-type="float">
            <text:p>0,30</text:p>
          </table:table-cell>
          <table:table-cell table:formula="of:=MMULT([.$B6:.F6];MMULT(MAT5POINTS;TEST5POINTS))" office:value-type="float" office:value="0.304" calcext:value-type="float">
            <text:p>0,30</text:p>
          </table:table-cell>
          <table:table-cell table:formula="of:=MMULT([.$B6:.G6];MMULT(MAT6POINTS;TEST6POINTS))" office:value-type="float" office:value="0.29536" calcext:value-type="float">
            <text:p>0,30</text:p>
          </table:table-cell>
          <table:table-cell table:formula="of:=MMULT([.$B6:.H6];MMULT(MAT7POINTS;TEST7POINTS))" office:value-type="float" office:value="0.284992" calcext:value-type="float">
            <text:p>0,28</text:p>
          </table:table-cell>
          <table:table-cell table:formula="of:=MMULT([.$B6:.I6];MMULT(MAT8POINTS;TEST8POINTS))" office:value-type="float" office:value="0.2756608" calcext:value-type="float">
            <text:p>0,28</text:p>
          </table:table-cell>
          <table:table-cell table:formula="of:=MMULT([.$B6:.J6];MMULT(MAT9POINTS;TEST9POINTS))" office:value-type="float" office:value="0.26819584" calcext:value-type="float">
            <text:p>0,27</text:p>
          </table:table-cell>
          <table:table-cell table:formula="of:=MMULT([.$B6:.K6];MMULT(MAT10POINTS;TEST10POINTS))" office:value-type="float" office:value="0.262597119999999" calcext:value-type="float">
            <text:p>0,26</text:p>
          </table:table-cell>
          <table:table-cell table:formula="of:=MMULT([.$B6:.L6];MMULT(MAT11POINTS;TEST11POINTS))" office:value-type="float" office:value="0.258566041599999" calcext:value-type="float">
            <text:p>0,2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[.$A7]^[.B$1]" office:value-type="float" office:value="1" calcext:value-type="float">
            <text:p>1,0000</text:p>
          </table:table-cell>
          <table:table-cell table:formula="of:=[.$A7]^[.C$1]" office:value-type="float" office:value="0.25" calcext:value-type="float">
            <text:p>0,2500</text:p>
          </table:table-cell>
          <table:table-cell table:formula="of:=[.$A7]^[.D$1]" office:value-type="float" office:value="0.0625" calcext:value-type="float">
            <text:p>0,0625</text:p>
          </table:table-cell>
          <table:table-cell table:formula="of:=[.$A7]^[.E$1]" office:value-type="float" office:value="0.015625" calcext:value-type="float">
            <text:p>0,0156</text:p>
          </table:table-cell>
          <table:table-cell table:formula="of:=[.$A7]^[.F$1]" office:value-type="float" office:value="0.00390625" calcext:value-type="float">
            <text:p>0,0039</text:p>
          </table:table-cell>
          <table:table-cell table:formula="of:=[.$A7]^[.G$1]" office:value-type="float" office:value="0.0009765625" calcext:value-type="float">
            <text:p>0,0010</text:p>
          </table:table-cell>
          <table:table-cell table:formula="of:=[.$A7]^[.H$1]" office:value-type="float" office:value="0.000244140625" calcext:value-type="float">
            <text:p>0,0002</text:p>
          </table:table-cell>
          <table:table-cell table:formula="of:=[.$A7]^[.I$1]" office:value-type="float" office:value="0.00006103515625" calcext:value-type="float">
            <text:p>0,0001</text:p>
          </table:table-cell>
          <table:table-cell table:formula="of:=[.$A7]^[.J$1]" office:value-type="float" office:value="0.0000152587890625" calcext:value-type="float">
            <text:p>0,0000</text:p>
          </table:table-cell>
          <table:table-cell table:formula="of:=[.$A7]^[.K$1]" office:value-type="float" office:value="0.000003814697265625" calcext:value-type="float">
            <text:p>0,0000</text:p>
          </table:table-cell>
          <table:table-cell table:formula="of:=[.$A7]^[.L$1]" office:value-type="float" office:value="0.00000095367431640625" calcext:value-type="float">
            <text:p>0,0000</text:p>
          </table:table-cell>
          <table:table-cell/>
          <table:table-cell table:formula="of:=MMULT([.$B7:.C7];MMULT(MAT2POINTS;TEST2POINTS))" office:value-type="float" office:value="0.25" calcext:value-type="float">
            <text:p>0,25</text:p>
          </table:table-cell>
          <table:table-cell table:formula="of:=MMULT([.$B7:.D7];MMULT(MAT3POINTS;TEST3POINTS))" office:value-type="float" office:value="0.3125" calcext:value-type="float">
            <text:p>0,31</text:p>
          </table:table-cell>
          <table:table-cell table:formula="of:=MMULT([.$B7:.E7];MMULT(MAT4POINTS;TEST4POINTS))" office:value-type="float" office:value="0.3125" calcext:value-type="float">
            <text:p>0,31</text:p>
          </table:table-cell>
          <table:table-cell table:formula="of:=MMULT([.$B7:.F7];MMULT(MAT5POINTS;TEST5POINTS))" office:value-type="float" office:value="0.296875" calcext:value-type="float">
            <text:p>0,30</text:p>
          </table:table-cell>
          <table:table-cell table:formula="of:=MMULT([.$B7:.G7];MMULT(MAT6POINTS;TEST6POINTS))" office:value-type="float" office:value="0.28125" calcext:value-type="float">
            <text:p>0,28</text:p>
          </table:table-cell>
          <table:table-cell table:formula="of:=MMULT([.$B7:.H7];MMULT(MAT7POINTS;TEST7POINTS))" office:value-type="float" office:value="0.26953125" calcext:value-type="float">
            <text:p>0,27</text:p>
          </table:table-cell>
          <table:table-cell table:formula="of:=MMULT([.$B7:.I7];MMULT(MAT8POINTS;TEST8POINTS))" office:value-type="float" office:value="0.26171875" calcext:value-type="float">
            <text:p>0,26</text:p>
          </table:table-cell>
          <table:table-cell table:formula="of:=MMULT([.$B7:.J7];MMULT(MAT9POINTS;TEST9POINTS))" office:value-type="float" office:value="0.2568359375" calcext:value-type="float">
            <text:p>0,26</text:p>
          </table:table-cell>
          <table:table-cell table:formula="of:=MMULT([.$B7:.K7];MMULT(MAT10POINTS;TEST10POINTS))" office:value-type="float" office:value="0.25390625" calcext:value-type="float">
            <text:p>0,25</text:p>
          </table:table-cell>
          <table:table-cell table:formula="of:=MMULT([.$B7:.L7];MMULT(MAT11POINTS;TEST11POINTS))" office:value-type="float" office:value="0.252197265625" calcext:value-type="float">
            <text:p>0,25</text:p>
          </table:table-cell>
        </table:table-row>
        <table:table-row table:style-name="ro1">
          <table:table-cell office:value-type="float" office:value="0.3" calcext:value-type="float">
            <text:p>0,30</text:p>
          </table:table-cell>
          <table:table-cell table:formula="of:=[.$A8]^[.B$1]" office:value-type="float" office:value="1" calcext:value-type="float">
            <text:p>1,0000</text:p>
          </table:table-cell>
          <table:table-cell table:formula="of:=[.$A8]^[.C$1]" office:value-type="float" office:value="0.3" calcext:value-type="float">
            <text:p>0,3000</text:p>
          </table:table-cell>
          <table:table-cell table:formula="of:=[.$A8]^[.D$1]" office:value-type="float" office:value="0.09" calcext:value-type="float">
            <text:p>0,0900</text:p>
          </table:table-cell>
          <table:table-cell table:formula="of:=[.$A8]^[.E$1]" office:value-type="float" office:value="0.027" calcext:value-type="float">
            <text:p>0,0270</text:p>
          </table:table-cell>
          <table:table-cell table:formula="of:=[.$A8]^[.F$1]" office:value-type="float" office:value="0.0081" calcext:value-type="float">
            <text:p>0,0081</text:p>
          </table:table-cell>
          <table:table-cell table:formula="of:=[.$A8]^[.G$1]" office:value-type="float" office:value="0.00243" calcext:value-type="float">
            <text:p>0,0024</text:p>
          </table:table-cell>
          <table:table-cell table:formula="of:=[.$A8]^[.H$1]" office:value-type="float" office:value="0.000729" calcext:value-type="float">
            <text:p>0,0007</text:p>
          </table:table-cell>
          <table:table-cell table:formula="of:=[.$A8]^[.I$1]" office:value-type="float" office:value="0.0002187" calcext:value-type="float">
            <text:p>0,0002</text:p>
          </table:table-cell>
          <table:table-cell table:formula="of:=[.$A8]^[.J$1]" office:value-type="float" office:value="0.00006561" calcext:value-type="float">
            <text:p>0,0001</text:p>
          </table:table-cell>
          <table:table-cell table:formula="of:=[.$A8]^[.K$1]" office:value-type="float" office:value="0.000019683" calcext:value-type="float">
            <text:p>0,0000</text:p>
          </table:table-cell>
          <table:table-cell table:formula="of:=[.$A8]^[.L$1]" office:value-type="float" office:value="0.0000059049" calcext:value-type="float">
            <text:p>0,0000</text:p>
          </table:table-cell>
          <table:table-cell/>
          <table:table-cell table:formula="of:=MMULT([.$B8:.C8];MMULT(MAT2POINTS;TEST2POINTS))" office:value-type="float" office:value="0.3" calcext:value-type="float">
            <text:p>0,30</text:p>
          </table:table-cell>
          <table:table-cell table:formula="of:=MMULT([.$B8:.D8];MMULT(MAT3POINTS;TEST3POINTS))" office:value-type="float" office:value="0.33" calcext:value-type="float">
            <text:p>0,33</text:p>
          </table:table-cell>
          <table:table-cell table:formula="of:=MMULT([.$B8:.E8];MMULT(MAT4POINTS;TEST4POINTS))" office:value-type="float" office:value="0.306" calcext:value-type="float">
            <text:p>0,31</text:p>
          </table:table-cell>
          <table:table-cell table:formula="of:=MMULT([.$B8:.F8];MMULT(MAT5POINTS;TEST5POINTS))" office:value-type="float" office:value="0.282" calcext:value-type="float">
            <text:p>0,28</text:p>
          </table:table-cell>
          <table:table-cell table:formula="of:=MMULT([.$B8:.G8];MMULT(MAT6POINTS;TEST6POINTS))" office:value-type="float" office:value="0.26664" calcext:value-type="float">
            <text:p>0,27</text:p>
          </table:table-cell>
          <table:table-cell table:formula="of:=MMULT([.$B8:.H8];MMULT(MAT7POINTS;TEST7POINTS))" office:value-type="float" office:value="0.258191999999999" calcext:value-type="float">
            <text:p>0,26</text:p>
          </table:table-cell>
          <table:table-cell table:formula="of:=MMULT([.$B8:.I8];MMULT(MAT8POINTS;TEST8POINTS))" office:value-type="float" office:value="0.253891199999999" calcext:value-type="float">
            <text:p>0,25</text:p>
          </table:table-cell>
          <table:table-cell table:formula="of:=MMULT([.$B8:.J8];MMULT(MAT9POINTS;TEST9POINTS))" office:value-type="float" office:value="0.251802239999997" calcext:value-type="float">
            <text:p>0,25</text:p>
          </table:table-cell>
          <table:table-cell table:formula="of:=MMULT([.$B8:.K8];MMULT(MAT10POINTS;TEST10POINTS))" office:value-type="float" office:value="0.250819199999998" calcext:value-type="float">
            <text:p>0,25</text:p>
          </table:table-cell>
          <table:table-cell table:formula="of:=MMULT([.$B8:.L8];MMULT(MAT11POINTS;TEST11POINTS))" office:value-type="float" office:value="0.250367001599993" calcext:value-type="float">
            <text:p>0,25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[.$A9]^[.B$1]" office:value-type="float" office:value="1" calcext:value-type="float">
            <text:p>1,0000</text:p>
          </table:table-cell>
          <table:table-cell table:formula="of:=[.$A9]^[.C$1]" office:value-type="float" office:value="0.35" calcext:value-type="float">
            <text:p>0,3500</text:p>
          </table:table-cell>
          <table:table-cell table:formula="of:=[.$A9]^[.D$1]" office:value-type="float" office:value="0.1225" calcext:value-type="float">
            <text:p>0,1225</text:p>
          </table:table-cell>
          <table:table-cell table:formula="of:=[.$A9]^[.E$1]" office:value-type="float" office:value="0.042875" calcext:value-type="float">
            <text:p>0,0429</text:p>
          </table:table-cell>
          <table:table-cell table:formula="of:=[.$A9]^[.F$1]" office:value-type="float" office:value="0.01500625" calcext:value-type="float">
            <text:p>0,0150</text:p>
          </table:table-cell>
          <table:table-cell table:formula="of:=[.$A9]^[.G$1]" office:value-type="float" office:value="0.0052521875" calcext:value-type="float">
            <text:p>0,0053</text:p>
          </table:table-cell>
          <table:table-cell table:formula="of:=[.$A9]^[.H$1]" office:value-type="float" office:value="0.001838265625" calcext:value-type="float">
            <text:p>0,0018</text:p>
          </table:table-cell>
          <table:table-cell table:formula="of:=[.$A9]^[.I$1]" office:value-type="float" office:value="0.00064339296875" calcext:value-type="float">
            <text:p>0,0006</text:p>
          </table:table-cell>
          <table:table-cell table:formula="of:=[.$A9]^[.J$1]" office:value-type="float" office:value="0.0002251875390625" calcext:value-type="float">
            <text:p>0,0002</text:p>
          </table:table-cell>
          <table:table-cell table:formula="of:=[.$A9]^[.K$1]" office:value-type="float" office:value="0.000078815638671875" calcext:value-type="float">
            <text:p>0,0001</text:p>
          </table:table-cell>
          <table:table-cell table:formula="of:=[.$A9]^[.L$1]" office:value-type="float" office:value="0.0000275854735351562" calcext:value-type="float">
            <text:p>0,0000</text:p>
          </table:table-cell>
          <table:table-cell/>
          <table:table-cell table:formula="of:=MMULT([.$B9:.C9];MMULT(MAT2POINTS;TEST2POINTS))" office:value-type="float" office:value="0.35" calcext:value-type="float">
            <text:p>0,35</text:p>
          </table:table-cell>
          <table:table-cell table:formula="of:=MMULT([.$B9:.D9];MMULT(MAT3POINTS;TEST3POINTS))" office:value-type="float" office:value="0.3325" calcext:value-type="float">
            <text:p>0,33</text:p>
          </table:table-cell>
          <table:table-cell table:formula="of:=MMULT([.$B9:.E9];MMULT(MAT4POINTS;TEST4POINTS))" office:value-type="float" office:value="0.2905" calcext:value-type="float">
            <text:p>0,29</text:p>
          </table:table-cell>
          <table:table-cell table:formula="of:=MMULT([.$B9:.F9];MMULT(MAT5POINTS;TEST5POINTS))" office:value-type="float" office:value="0.266875" calcext:value-type="float">
            <text:p>0,27</text:p>
          </table:table-cell>
          <table:table-cell table:formula="of:=MMULT([.$B9:.G9];MMULT(MAT6POINTS;TEST6POINTS))" office:value-type="float" office:value="0.25648" calcext:value-type="float">
            <text:p>0,26</text:p>
          </table:table-cell>
          <table:table-cell table:formula="of:=MMULT([.$B9:.H9];MMULT(MAT7POINTS;TEST7POINTS))" office:value-type="float" office:value="0.252369249999999" calcext:value-type="float">
            <text:p>0,25</text:p>
          </table:table-cell>
          <table:table-cell table:formula="of:=MMULT([.$B9:.I9];MMULT(MAT8POINTS;TEST8POINTS))" office:value-type="float" office:value="0.250838349999998" calcext:value-type="float">
            <text:p>0,25</text:p>
          </table:table-cell>
          <table:table-cell table:formula="of:=MMULT([.$B9:.J9];MMULT(MAT9POINTS;TEST9POINTS))" office:value-type="float" office:value="0.250289777499997" calcext:value-type="float">
            <text:p>0,25</text:p>
          </table:table-cell>
          <table:table-cell table:formula="of:=MMULT([.$B9:.K9];MMULT(MAT10POINTS;TEST10POINTS))" office:value-type="float" office:value="0.250098414999992" calcext:value-type="float">
            <text:p>0,25</text:p>
          </table:table-cell>
          <table:table-cell table:formula="of:=MMULT([.$B9:.L9];MMULT(MAT11POINTS;TEST11POINTS))" office:value-type="float" office:value="0.250032969024986" calcext:value-type="float">
            <text:p>0,25</text:p>
          </table:table-cell>
        </table:table-row>
        <table:table-row table:style-name="ro1">
          <table:table-cell office:value-type="float" office:value="0.4" calcext:value-type="float">
            <text:p>0,40</text:p>
          </table:table-cell>
          <table:table-cell table:formula="of:=[.$A10]^[.B$1]" office:value-type="float" office:value="1" calcext:value-type="float">
            <text:p>1,0000</text:p>
          </table:table-cell>
          <table:table-cell table:formula="of:=[.$A10]^[.C$1]" office:value-type="float" office:value="0.4" calcext:value-type="float">
            <text:p>0,4000</text:p>
          </table:table-cell>
          <table:table-cell table:formula="of:=[.$A10]^[.D$1]" office:value-type="float" office:value="0.16" calcext:value-type="float">
            <text:p>0,1600</text:p>
          </table:table-cell>
          <table:table-cell table:formula="of:=[.$A10]^[.E$1]" office:value-type="float" office:value="0.064" calcext:value-type="float">
            <text:p>0,0640</text:p>
          </table:table-cell>
          <table:table-cell table:formula="of:=[.$A10]^[.F$1]" office:value-type="float" office:value="0.0256" calcext:value-type="float">
            <text:p>0,0256</text:p>
          </table:table-cell>
          <table:table-cell table:formula="of:=[.$A10]^[.G$1]" office:value-type="float" office:value="0.01024" calcext:value-type="float">
            <text:p>0,0102</text:p>
          </table:table-cell>
          <table:table-cell table:formula="of:=[.$A10]^[.H$1]" office:value-type="float" office:value="0.004096" calcext:value-type="float">
            <text:p>0,0041</text:p>
          </table:table-cell>
          <table:table-cell table:formula="of:=[.$A10]^[.I$1]" office:value-type="float" office:value="0.0016384" calcext:value-type="float">
            <text:p>0,0016</text:p>
          </table:table-cell>
          <table:table-cell table:formula="of:=[.$A10]^[.J$1]" office:value-type="float" office:value="0.00065536" calcext:value-type="float">
            <text:p>0,0007</text:p>
          </table:table-cell>
          <table:table-cell table:formula="of:=[.$A10]^[.K$1]" office:value-type="float" office:value="0.000262144" calcext:value-type="float">
            <text:p>0,0003</text:p>
          </table:table-cell>
          <table:table-cell table:formula="of:=[.$A10]^[.L$1]" office:value-type="float" office:value="0.0001048576" calcext:value-type="float">
            <text:p>0,0001</text:p>
          </table:table-cell>
          <table:table-cell/>
          <table:table-cell table:formula="of:=MMULT([.$B10:.C10];MMULT(MAT2POINTS;TEST2POINTS))" office:value-type="float" office:value="0.4" calcext:value-type="float">
            <text:p>0,40</text:p>
          </table:table-cell>
          <table:table-cell table:formula="of:=MMULT([.$B10:.D10];MMULT(MAT3POINTS;TEST3POINTS))" office:value-type="float" office:value="0.32" calcext:value-type="float">
            <text:p>0,32</text:p>
          </table:table-cell>
          <table:table-cell table:formula="of:=MMULT([.$B10:.E10];MMULT(MAT4POINTS;TEST4POINTS))" office:value-type="float" office:value="0.272" calcext:value-type="float">
            <text:p>0,27</text:p>
          </table:table-cell>
          <table:table-cell table:formula="of:=MMULT([.$B10:.F10];MMULT(MAT5POINTS;TEST5POINTS))" office:value-type="float" office:value="0.256" calcext:value-type="float">
            <text:p>0,26</text:p>
          </table:table-cell>
          <table:table-cell table:formula="of:=MMULT([.$B10:.G10];MMULT(MAT6POINTS;TEST6POINTS))" office:value-type="float" office:value="0.25152" calcext:value-type="float">
            <text:p>0,25</text:p>
          </table:table-cell>
          <table:table-cell table:formula="of:=MMULT([.$B10:.H10];MMULT(MAT7POINTS;TEST7POINTS))" office:value-type="float" office:value="0.250368" calcext:value-type="float">
            <text:p>0,25</text:p>
          </table:table-cell>
          <table:table-cell table:formula="of:=MMULT([.$B10:.I10];MMULT(MAT8POINTS;TEST8POINTS))" office:value-type="float" office:value="0.250086400000003" calcext:value-type="float">
            <text:p>0,25</text:p>
          </table:table-cell>
          <table:table-cell table:formula="of:=MMULT([.$B10:.J10];MMULT(MAT9POINTS;TEST9POINTS))" office:value-type="float" office:value="0.250019840000006" calcext:value-type="float">
            <text:p>0,25</text:p>
          </table:table-cell>
          <table:table-cell table:formula="of:=MMULT([.$B10:.K10];MMULT(MAT10POINTS;TEST10POINTS))" office:value-type="float" office:value="0.250004479999994" calcext:value-type="float">
            <text:p>0,25</text:p>
          </table:table-cell>
          <table:table-cell table:formula="of:=MMULT([.$B10:.L10];MMULT(MAT11POINTS;TEST11POINTS))" office:value-type="float" office:value="0.250000998399979" calcext:value-type="float">
            <text:p>0,2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[.$A11]^[.B$1]" office:value-type="float" office:value="1" calcext:value-type="float">
            <text:p>1,0000</text:p>
          </table:table-cell>
          <table:table-cell table:formula="of:=[.$A11]^[.C$1]" office:value-type="float" office:value="0.45" calcext:value-type="float">
            <text:p>0,4500</text:p>
          </table:table-cell>
          <table:table-cell table:formula="of:=[.$A11]^[.D$1]" office:value-type="float" office:value="0.2025" calcext:value-type="float">
            <text:p>0,2025</text:p>
          </table:table-cell>
          <table:table-cell table:formula="of:=[.$A11]^[.E$1]" office:value-type="float" office:value="0.091125" calcext:value-type="float">
            <text:p>0,0911</text:p>
          </table:table-cell>
          <table:table-cell table:formula="of:=[.$A11]^[.F$1]" office:value-type="float" office:value="0.04100625" calcext:value-type="float">
            <text:p>0,0410</text:p>
          </table:table-cell>
          <table:table-cell table:formula="of:=[.$A11]^[.G$1]" office:value-type="float" office:value="0.0184528125" calcext:value-type="float">
            <text:p>0,0185</text:p>
          </table:table-cell>
          <table:table-cell table:formula="of:=[.$A11]^[.H$1]" office:value-type="float" office:value="0.008303765625" calcext:value-type="float">
            <text:p>0,0083</text:p>
          </table:table-cell>
          <table:table-cell table:formula="of:=[.$A11]^[.I$1]" office:value-type="float" office:value="0.00373669453125" calcext:value-type="float">
            <text:p>0,0037</text:p>
          </table:table-cell>
          <table:table-cell table:formula="of:=[.$A11]^[.J$1]" office:value-type="float" office:value="0.0016815125390625" calcext:value-type="float">
            <text:p>0,0017</text:p>
          </table:table-cell>
          <table:table-cell table:formula="of:=[.$A11]^[.K$1]" office:value-type="float" office:value="0.000756680642578125" calcext:value-type="float">
            <text:p>0,0008</text:p>
          </table:table-cell>
          <table:table-cell table:formula="of:=[.$A11]^[.L$1]" office:value-type="float" office:value="0.000340506289160156" calcext:value-type="float">
            <text:p>0,0003</text:p>
          </table:table-cell>
          <table:table-cell/>
          <table:table-cell table:formula="of:=MMULT([.$B11:.C11];MMULT(MAT2POINTS;TEST2POINTS))" office:value-type="float" office:value="0.45" calcext:value-type="float">
            <text:p>0,45</text:p>
          </table:table-cell>
          <table:table-cell table:formula="of:=MMULT([.$B11:.D11];MMULT(MAT3POINTS;TEST3POINTS))" office:value-type="float" office:value="0.2925" calcext:value-type="float">
            <text:p>0,29</text:p>
          </table:table-cell>
          <table:table-cell table:formula="of:=MMULT([.$B11:.E11];MMULT(MAT4POINTS;TEST4POINTS))" office:value-type="float" office:value="0.2565" calcext:value-type="float">
            <text:p>0,26</text:p>
          </table:table-cell>
          <table:table-cell table:formula="of:=MMULT([.$B11:.F11];MMULT(MAT5POINTS;TEST5POINTS))" office:value-type="float" office:value="0.250875" calcext:value-type="float">
            <text:p>0,25</text:p>
          </table:table-cell>
          <table:table-cell table:formula="of:=MMULT([.$B11:.G11];MMULT(MAT6POINTS;TEST6POINTS))" office:value-type="float" office:value="0.250110000000001" calcext:value-type="float">
            <text:p>0,25</text:p>
          </table:table-cell>
          <table:table-cell table:formula="of:=MMULT([.$B11:.H11];MMULT(MAT7POINTS;TEST7POINTS))" office:value-type="float" office:value="0.250013250000001" calcext:value-type="float">
            <text:p>0,25</text:p>
          </table:table-cell>
          <table:table-cell table:formula="of:=MMULT([.$B11:.I11];MMULT(MAT8POINTS;TEST8POINTS))" office:value-type="float" office:value="0.250001550000002" calcext:value-type="float">
            <text:p>0,25</text:p>
          </table:table-cell>
          <table:table-cell table:formula="of:=MMULT([.$B11:.J11];MMULT(MAT9POINTS;TEST9POINTS))" office:value-type="float" office:value="0.250000177500004" calcext:value-type="float">
            <text:p>0,25</text:p>
          </table:table-cell>
          <table:table-cell table:formula="of:=MMULT([.$B11:.K11];MMULT(MAT10POINTS;TEST10POINTS))" office:value-type="float" office:value="0.250000020000002" calcext:value-type="float">
            <text:p>0,25</text:p>
          </table:table-cell>
          <table:table-cell table:formula="of:=MMULT([.$B11:.L11];MMULT(MAT11POINTS;TEST11POINTS))" office:value-type="float" office:value="0.250000002225037" calcext:value-type="float">
            <text:p>0,25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table:formula="of:=[.$A12]^[.B$1]" office:value-type="float" office:value="1" calcext:value-type="float">
            <text:p>1,0000</text:p>
          </table:table-cell>
          <table:table-cell table:formula="of:=[.$A12]^[.C$1]" office:value-type="float" office:value="0.5" calcext:value-type="float">
            <text:p>0,5000</text:p>
          </table:table-cell>
          <table:table-cell table:formula="of:=[.$A12]^[.D$1]" office:value-type="float" office:value="0.25" calcext:value-type="float">
            <text:p>0,2500</text:p>
          </table:table-cell>
          <table:table-cell table:formula="of:=[.$A12]^[.E$1]" office:value-type="float" office:value="0.125" calcext:value-type="float">
            <text:p>0,1250</text:p>
          </table:table-cell>
          <table:table-cell table:formula="of:=[.$A12]^[.F$1]" office:value-type="float" office:value="0.0625" calcext:value-type="float">
            <text:p>0,0625</text:p>
          </table:table-cell>
          <table:table-cell table:formula="of:=[.$A12]^[.G$1]" office:value-type="float" office:value="0.03125" calcext:value-type="float">
            <text:p>0,0313</text:p>
          </table:table-cell>
          <table:table-cell table:formula="of:=[.$A12]^[.H$1]" office:value-type="float" office:value="0.015625" calcext:value-type="float">
            <text:p>0,0156</text:p>
          </table:table-cell>
          <table:table-cell table:formula="of:=[.$A12]^[.I$1]" office:value-type="float" office:value="0.0078125" calcext:value-type="float">
            <text:p>0,0078</text:p>
          </table:table-cell>
          <table:table-cell table:formula="of:=[.$A12]^[.J$1]" office:value-type="float" office:value="0.00390625" calcext:value-type="float">
            <text:p>0,0039</text:p>
          </table:table-cell>
          <table:table-cell table:formula="of:=[.$A12]^[.K$1]" office:value-type="float" office:value="0.001953125" calcext:value-type="float">
            <text:p>0,0020</text:p>
          </table:table-cell>
          <table:table-cell table:formula="of:=[.$A12]^[.L$1]" office:value-type="float" office:value="0.0009765625" calcext:value-type="float">
            <text:p>0,0010</text:p>
          </table:table-cell>
          <table:table-cell/>
          <table:table-cell table:formula="of:=MMULT([.$B12:.C12];MMULT(MAT2POINTS;TEST2POINTS))" office:value-type="float" office:value="0.5" calcext:value-type="float">
            <text:p>0,50</text:p>
          </table:table-cell>
          <table:table-cell table:formula="of:=MMULT([.$B12:.D12];MMULT(MAT3POINTS;TEST3POINTS))" office:value-type="float" office:value="0.25" calcext:value-type="float">
            <text:p>0,25</text:p>
          </table:table-cell>
          <table:table-cell table:formula="of:=MMULT([.$B12:.E12];MMULT(MAT4POINTS;TEST4POINTS))" office:value-type="float" office:value="0.25" calcext:value-type="float">
            <text:p>0,25</text:p>
          </table:table-cell>
          <table:table-cell table:formula="of:=MMULT([.$B12:.F12];MMULT(MAT5POINTS;TEST5POINTS))" office:value-type="float" office:value="0.25" calcext:value-type="float">
            <text:p>0,25</text:p>
          </table:table-cell>
          <table:table-cell table:formula="of:=MMULT([.$B12:.G12];MMULT(MAT6POINTS;TEST6POINTS))" office:value-type="float" office:value="0.25" calcext:value-type="float">
            <text:p>0,25</text:p>
          </table:table-cell>
          <table:table-cell table:formula="of:=MMULT([.$B12:.H12];MMULT(MAT7POINTS;TEST7POINTS))" office:value-type="float" office:value="0.25" calcext:value-type="float">
            <text:p>0,25</text:p>
          </table:table-cell>
          <table:table-cell table:formula="of:=MMULT([.$B12:.I12];MMULT(MAT8POINTS;TEST8POINTS))" office:value-type="float" office:value="0.25" calcext:value-type="float">
            <text:p>0,25</text:p>
          </table:table-cell>
          <table:table-cell table:formula="of:=MMULT([.$B12:.J12];MMULT(MAT9POINTS;TEST9POINTS))" office:value-type="float" office:value="0.25" calcext:value-type="float">
            <text:p>0,25</text:p>
          </table:table-cell>
          <table:table-cell table:formula="of:=MMULT([.$B12:.K12];MMULT(MAT10POINTS;TEST10POINTS))" office:value-type="float" office:value="0.25" calcext:value-type="float">
            <text:p>0,25</text:p>
          </table:table-cell>
          <table:table-cell table:formula="of:=MMULT([.$B12:.L12];MMULT(MAT11POINTS;TEST11POINTS))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[.$A13]^[.B$1]" office:value-type="float" office:value="1" calcext:value-type="float">
            <text:p>1,0000</text:p>
          </table:table-cell>
          <table:table-cell table:formula="of:=[.$A13]^[.C$1]" office:value-type="float" office:value="0.55" calcext:value-type="float">
            <text:p>0,5500</text:p>
          </table:table-cell>
          <table:table-cell table:formula="of:=[.$A13]^[.D$1]" office:value-type="float" office:value="0.3025" calcext:value-type="float">
            <text:p>0,3025</text:p>
          </table:table-cell>
          <table:table-cell table:formula="of:=[.$A13]^[.E$1]" office:value-type="float" office:value="0.166375" calcext:value-type="float">
            <text:p>0,1664</text:p>
          </table:table-cell>
          <table:table-cell table:formula="of:=[.$A13]^[.F$1]" office:value-type="float" office:value="0.09150625" calcext:value-type="float">
            <text:p>0,0915</text:p>
          </table:table-cell>
          <table:table-cell table:formula="of:=[.$A13]^[.G$1]" office:value-type="float" office:value="0.0503284375" calcext:value-type="float">
            <text:p>0,0503</text:p>
          </table:table-cell>
          <table:table-cell table:formula="of:=[.$A13]^[.H$1]" office:value-type="float" office:value="0.027680640625" calcext:value-type="float">
            <text:p>0,0277</text:p>
          </table:table-cell>
          <table:table-cell table:formula="of:=[.$A13]^[.I$1]" office:value-type="float" office:value="0.01522435234375" calcext:value-type="float">
            <text:p>0,0152</text:p>
          </table:table-cell>
          <table:table-cell table:formula="of:=[.$A13]^[.J$1]" office:value-type="float" office:value="0.00837339378906251" calcext:value-type="float">
            <text:p>0,0084</text:p>
          </table:table-cell>
          <table:table-cell table:formula="of:=[.$A13]^[.K$1]" office:value-type="float" office:value="0.00460536658398438" calcext:value-type="float">
            <text:p>0,0046</text:p>
          </table:table-cell>
          <table:table-cell table:formula="of:=[.$A13]^[.L$1]" office:value-type="float" office:value="0.00253295162119141" calcext:value-type="float">
            <text:p>0,0025</text:p>
          </table:table-cell>
          <table:table-cell/>
          <table:table-cell table:formula="of:=MMULT([.$B13:.C13];MMULT(MAT2POINTS;TEST2POINTS))" office:value-type="float" office:value="0.55" calcext:value-type="float">
            <text:p>0,55</text:p>
          </table:table-cell>
          <table:table-cell table:formula="of:=MMULT([.$B13:.D13];MMULT(MAT3POINTS;TEST3POINTS))" office:value-type="float" office:value="0.1925" calcext:value-type="float">
            <text:p>0,19</text:p>
          </table:table-cell>
          <table:table-cell table:formula="of:=MMULT([.$B13:.E13];MMULT(MAT4POINTS;TEST4POINTS))" office:value-type="float" office:value="0.2585" calcext:value-type="float">
            <text:p>0,26</text:p>
          </table:table-cell>
          <table:table-cell table:formula="of:=MMULT([.$B13:.F13];MMULT(MAT5POINTS;TEST5POINTS))" office:value-type="float" office:value="0.248875" calcext:value-type="float">
            <text:p>0,25</text:p>
          </table:table-cell>
          <table:table-cell table:formula="of:=MMULT([.$B13:.G13];MMULT(MAT6POINTS;TEST6POINTS))" office:value-type="float" office:value="0.25014" calcext:value-type="float">
            <text:p>0,25</text:p>
          </table:table-cell>
          <table:table-cell table:formula="of:=MMULT([.$B13:.H13];MMULT(MAT7POINTS;TEST7POINTS))" office:value-type="float" office:value="0.249983250000002" calcext:value-type="float">
            <text:p>0,25</text:p>
          </table:table-cell>
          <table:table-cell table:formula="of:=MMULT([.$B13:.I13];MMULT(MAT8POINTS;TEST8POINTS))" office:value-type="float" office:value="0.250001949999997" calcext:value-type="float">
            <text:p>0,25</text:p>
          </table:table-cell>
          <table:table-cell table:formula="of:=MMULT([.$B13:.J13];MMULT(MAT9POINTS;TEST9POINTS))" office:value-type="float" office:value="0.249999777500007" calcext:value-type="float">
            <text:p>0,25</text:p>
          </table:table-cell>
          <table:table-cell table:formula="of:=MMULT([.$B13:.K13];MMULT(MAT10POINTS;TEST10POINTS))" office:value-type="float" office:value="0.250000025000033" calcext:value-type="float">
            <text:p>0,25</text:p>
          </table:table-cell>
          <table:table-cell table:formula="of:=MMULT([.$B13:.L13];MMULT(MAT11POINTS;TEST11POINTS))" office:value-type="float" office:value="0.249999997225063" calcext:value-type="float">
            <text:p>0,25</text:p>
          </table:table-cell>
        </table:table-row>
        <table:table-row table:style-name="ro1">
          <table:table-cell office:value-type="float" office:value="0.6" calcext:value-type="float">
            <text:p>0,60</text:p>
          </table:table-cell>
          <table:table-cell table:formula="of:=[.$A14]^[.B$1]" office:value-type="float" office:value="1" calcext:value-type="float">
            <text:p>1,0000</text:p>
          </table:table-cell>
          <table:table-cell table:formula="of:=[.$A14]^[.C$1]" office:value-type="float" office:value="0.6" calcext:value-type="float">
            <text:p>0,6000</text:p>
          </table:table-cell>
          <table:table-cell table:formula="of:=[.$A14]^[.D$1]" office:value-type="float" office:value="0.36" calcext:value-type="float">
            <text:p>0,3600</text:p>
          </table:table-cell>
          <table:table-cell table:formula="of:=[.$A14]^[.E$1]" office:value-type="float" office:value="0.216" calcext:value-type="float">
            <text:p>0,2160</text:p>
          </table:table-cell>
          <table:table-cell table:formula="of:=[.$A14]^[.F$1]" office:value-type="float" office:value="0.1296" calcext:value-type="float">
            <text:p>0,1296</text:p>
          </table:table-cell>
          <table:table-cell table:formula="of:=[.$A14]^[.G$1]" office:value-type="float" office:value="0.07776" calcext:value-type="float">
            <text:p>0,0778</text:p>
          </table:table-cell>
          <table:table-cell table:formula="of:=[.$A14]^[.H$1]" office:value-type="float" office:value="0.046656" calcext:value-type="float">
            <text:p>0,0467</text:p>
          </table:table-cell>
          <table:table-cell table:formula="of:=[.$A14]^[.I$1]" office:value-type="float" office:value="0.0279936" calcext:value-type="float">
            <text:p>0,0280</text:p>
          </table:table-cell>
          <table:table-cell table:formula="of:=[.$A14]^[.J$1]" office:value-type="float" office:value="0.01679616" calcext:value-type="float">
            <text:p>0,0168</text:p>
          </table:table-cell>
          <table:table-cell table:formula="of:=[.$A14]^[.K$1]" office:value-type="float" office:value="0.010077696" calcext:value-type="float">
            <text:p>0,0101</text:p>
          </table:table-cell>
          <table:table-cell table:formula="of:=[.$A14]^[.L$1]" office:value-type="float" office:value="0.0060466176" calcext:value-type="float">
            <text:p>0,0060</text:p>
          </table:table-cell>
          <table:table-cell/>
          <table:table-cell table:formula="of:=MMULT([.$B14:.C14];MMULT(MAT2POINTS;TEST2POINTS))" office:value-type="float" office:value="0.6" calcext:value-type="float">
            <text:p>0,60</text:p>
          </table:table-cell>
          <table:table-cell table:formula="of:=MMULT([.$B14:.D14];MMULT(MAT3POINTS;TEST3POINTS))" office:value-type="float" office:value="0.12" calcext:value-type="float">
            <text:p>0,12</text:p>
          </table:table-cell>
          <table:table-cell table:formula="of:=MMULT([.$B14:.E14];MMULT(MAT4POINTS;TEST4POINTS))" office:value-type="float" office:value="0.288" calcext:value-type="float">
            <text:p>0,29</text:p>
          </table:table-cell>
          <table:table-cell table:formula="of:=MMULT([.$B14:.F14];MMULT(MAT5POINTS;TEST5POINTS))" office:value-type="float" office:value="0.24" calcext:value-type="float">
            <text:p>0,24</text:p>
          </table:table-cell>
          <table:table-cell table:formula="of:=MMULT([.$B14:.G14];MMULT(MAT6POINTS;TEST6POINTS))" office:value-type="float" office:value="0.252479999999998" calcext:value-type="float">
            <text:p>0,25</text:p>
          </table:table-cell>
          <table:table-cell table:formula="of:=MMULT([.$B14:.H14];MMULT(MAT7POINTS;TEST7POINTS))" office:value-type="float" office:value="0.249407999999995" calcext:value-type="float">
            <text:p>0,25</text:p>
          </table:table-cell>
          <table:table-cell table:formula="of:=MMULT([.$B14:.I14];MMULT(MAT8POINTS;TEST8POINTS))" office:value-type="float" office:value="0.250137599999989" calcext:value-type="float">
            <text:p>0,25</text:p>
          </table:table-cell>
          <table:table-cell table:formula="of:=MMULT([.$B14:.J14];MMULT(MAT9POINTS;TEST9POINTS))" office:value-type="float" office:value="0.249968639999964" calcext:value-type="float">
            <text:p>0,25</text:p>
          </table:table-cell>
          <table:table-cell table:formula="of:=MMULT([.$B14:.K14];MMULT(MAT10POINTS;TEST10POINTS))" office:value-type="float" office:value="0.250007039999972" calcext:value-type="float">
            <text:p>0,25</text:p>
          </table:table-cell>
          <table:table-cell table:formula="of:=MMULT([.$B14:.L14];MMULT(MAT11POINTS;TEST11POINTS))" office:value-type="float" office:value="0.24999843839986" calcext:value-type="float">
            <text:p>0,25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[.$A15]^[.B$1]" office:value-type="float" office:value="1" calcext:value-type="float">
            <text:p>1,0000</text:p>
          </table:table-cell>
          <table:table-cell table:formula="of:=[.$A15]^[.C$1]" office:value-type="float" office:value="0.65" calcext:value-type="float">
            <text:p>0,6500</text:p>
          </table:table-cell>
          <table:table-cell table:formula="of:=[.$A15]^[.D$1]" office:value-type="float" office:value="0.4225" calcext:value-type="float">
            <text:p>0,4225</text:p>
          </table:table-cell>
          <table:table-cell table:formula="of:=[.$A15]^[.E$1]" office:value-type="float" office:value="0.274625" calcext:value-type="float">
            <text:p>0,2746</text:p>
          </table:table-cell>
          <table:table-cell table:formula="of:=[.$A15]^[.F$1]" office:value-type="float" office:value="0.17850625" calcext:value-type="float">
            <text:p>0,1785</text:p>
          </table:table-cell>
          <table:table-cell table:formula="of:=[.$A15]^[.G$1]" office:value-type="float" office:value="0.1160290625" calcext:value-type="float">
            <text:p>0,1160</text:p>
          </table:table-cell>
          <table:table-cell table:formula="of:=[.$A15]^[.H$1]" office:value-type="float" office:value="0.075418890625" calcext:value-type="float">
            <text:p>0,0754</text:p>
          </table:table-cell>
          <table:table-cell table:formula="of:=[.$A15]^[.I$1]" office:value-type="float" office:value="0.04902227890625" calcext:value-type="float">
            <text:p>0,0490</text:p>
          </table:table-cell>
          <table:table-cell table:formula="of:=[.$A15]^[.J$1]" office:value-type="float" office:value="0.0318644812890625" calcext:value-type="float">
            <text:p>0,0319</text:p>
          </table:table-cell>
          <table:table-cell table:formula="of:=[.$A15]^[.K$1]" office:value-type="float" office:value="0.0207119128378906" calcext:value-type="float">
            <text:p>0,0207</text:p>
          </table:table-cell>
          <table:table-cell table:formula="of:=[.$A15]^[.L$1]" office:value-type="float" office:value="0.0134627433446289" calcext:value-type="float">
            <text:p>0,0135</text:p>
          </table:table-cell>
          <table:table-cell/>
          <table:table-cell table:formula="of:=MMULT([.$B15:.C15];MMULT(MAT2POINTS;TEST2POINTS))" office:value-type="float" office:value="0.65" calcext:value-type="float">
            <text:p>0,65</text:p>
          </table:table-cell>
          <table:table-cell table:formula="of:=MMULT([.$B15:.D15];MMULT(MAT3POINTS;TEST3POINTS))" office:value-type="float" office:value="0.0325" calcext:value-type="float">
            <text:p>0,03</text:p>
          </table:table-cell>
          <table:table-cell table:formula="of:=MMULT([.$B15:.E15];MMULT(MAT4POINTS;TEST4POINTS))" office:value-type="float" office:value="0.3445" calcext:value-type="float">
            <text:p>0,34</text:p>
          </table:table-cell>
          <table:table-cell table:formula="of:=MMULT([.$B15:.F15];MMULT(MAT5POINTS;TEST5POINTS))" office:value-type="float" office:value="0.212874999999999" calcext:value-type="float">
            <text:p>0,21</text:p>
          </table:table-cell>
          <table:table-cell table:formula="of:=MMULT([.$B15:.G15];MMULT(MAT6POINTS;TEST6POINTS))" office:value-type="float" office:value="0.263769999999995" calcext:value-type="float">
            <text:p>0,26</text:p>
          </table:table-cell>
          <table:table-cell table:formula="of:=MMULT([.$B15:.H15];MMULT(MAT7POINTS;TEST7POINTS))" office:value-type="float" office:value="0.245079249999991" calcext:value-type="float">
            <text:p>0,25</text:p>
          </table:table-cell>
          <table:table-cell table:formula="of:=MMULT([.$B15:.I15];MMULT(MAT8POINTS;TEST8POINTS))" office:value-type="float" office:value="0.251713149999977" calcext:value-type="float">
            <text:p>0,25</text:p>
          </table:table-cell>
          <table:table-cell table:formula="of:=MMULT([.$B15:.J15];MMULT(MAT9POINTS;TEST9POINTS))" office:value-type="float" office:value="0.249414977500007" calcext:value-type="float">
            <text:p>0,25</text:p>
          </table:table-cell>
          <table:table-cell table:formula="of:=MMULT([.$B15:.K15];MMULT(MAT10POINTS;TEST10POINTS))" office:value-type="float" office:value="0.250196829999889" calcext:value-type="float">
            <text:p>0,25</text:p>
          </table:table-cell>
          <table:table-cell table:formula="of:=MMULT([.$B15:.L15];MMULT(MAT11POINTS;TEST11POINTS))" office:value-type="float" office:value="0.249934554024946" calcext:value-type="float">
            <text:p>0,25</text:p>
          </table:table-cell>
        </table:table-row>
        <table:table-row table:style-name="ro1">
          <table:table-cell office:value-type="float" office:value="0.7" calcext:value-type="float">
            <text:p>0,70</text:p>
          </table:table-cell>
          <table:table-cell table:formula="of:=[.$A16]^[.B$1]" office:value-type="float" office:value="1" calcext:value-type="float">
            <text:p>1,0000</text:p>
          </table:table-cell>
          <table:table-cell table:formula="of:=[.$A16]^[.C$1]" office:value-type="float" office:value="0.7" calcext:value-type="float">
            <text:p>0,7000</text:p>
          </table:table-cell>
          <table:table-cell table:formula="of:=[.$A16]^[.D$1]" office:value-type="float" office:value="0.49" calcext:value-type="float">
            <text:p>0,4900</text:p>
          </table:table-cell>
          <table:table-cell table:formula="of:=[.$A16]^[.E$1]" office:value-type="float" office:value="0.343" calcext:value-type="float">
            <text:p>0,3430</text:p>
          </table:table-cell>
          <table:table-cell table:formula="of:=[.$A16]^[.F$1]" office:value-type="float" office:value="0.2401" calcext:value-type="float">
            <text:p>0,2401</text:p>
          </table:table-cell>
          <table:table-cell table:formula="of:=[.$A16]^[.G$1]" office:value-type="float" office:value="0.16807" calcext:value-type="float">
            <text:p>0,1681</text:p>
          </table:table-cell>
          <table:table-cell table:formula="of:=[.$A16]^[.H$1]" office:value-type="float" office:value="0.117649" calcext:value-type="float">
            <text:p>0,1176</text:p>
          </table:table-cell>
          <table:table-cell table:formula="of:=[.$A16]^[.I$1]" office:value-type="float" office:value="0.0823543" calcext:value-type="float">
            <text:p>0,0824</text:p>
          </table:table-cell>
          <table:table-cell table:formula="of:=[.$A16]^[.J$1]" office:value-type="float" office:value="0.05764801" calcext:value-type="float">
            <text:p>0,0576</text:p>
          </table:table-cell>
          <table:table-cell table:formula="of:=[.$A16]^[.K$1]" office:value-type="float" office:value="0.040353607" calcext:value-type="float">
            <text:p>0,0404</text:p>
          </table:table-cell>
          <table:table-cell table:formula="of:=[.$A16]^[.L$1]" office:value-type="float" office:value="0.0282475249" calcext:value-type="float">
            <text:p>0,0282</text:p>
          </table:table-cell>
          <table:table-cell/>
          <table:table-cell table:formula="of:=MMULT([.$B16:.C16];MMULT(MAT2POINTS;TEST2POINTS))" office:value-type="float" office:value="0.7" calcext:value-type="float">
            <text:p>0,70</text:p>
          </table:table-cell>
          <table:table-cell table:formula="of:=MMULT([.$B16:.D16];MMULT(MAT3POINTS;TEST3POINTS))" office:value-type="float" office:value="-0.0699999999999998" calcext:value-type="float">
            <text:p>-0,07</text:p>
          </table:table-cell>
          <table:table-cell table:formula="of:=MMULT([.$B16:.E16];MMULT(MAT4POINTS;TEST4POINTS))" office:value-type="float" office:value="0.434" calcext:value-type="float">
            <text:p>0,43</text:p>
          </table:table-cell>
          <table:table-cell table:formula="of:=MMULT([.$B16:.F16];MMULT(MAT5POINTS;TEST5POINTS))" office:value-type="float" office:value="0.154" calcext:value-type="float">
            <text:p>0,15</text:p>
          </table:table-cell>
          <table:table-cell table:formula="of:=MMULT([.$B16:.G16];MMULT(MAT6POINTS;TEST6POINTS))" office:value-type="float" office:value="0.297359999999999" calcext:value-type="float">
            <text:p>0,30</text:p>
          </table:table-cell>
          <table:table-cell table:formula="of:=MMULT([.$B16:.H16];MMULT(MAT7POINTS;TEST7POINTS))" office:value-type="float" office:value="0.227471999999992" calcext:value-type="float">
            <text:p>0,23</text:p>
          </table:table-cell>
          <table:table-cell table:formula="of:=MMULT([.$B16:.I16];MMULT(MAT8POINTS;TEST8POINTS))" office:value-type="float" office:value="0.260444799999967" calcext:value-type="float">
            <text:p>0,26</text:p>
          </table:table-cell>
          <table:table-cell table:formula="of:=MMULT([.$B16:.J16];MMULT(MAT9POINTS;TEST9POINTS))" office:value-type="float" office:value="0.245248639999941" calcext:value-type="float">
            <text:p>0,25</text:p>
          </table:table-cell>
          <table:table-cell table:formula="of:=MMULT([.$B16:.K16];MMULT(MAT10POINTS;TEST10POINTS))" office:value-type="float" office:value="0.252129919999756" calcext:value-type="float">
            <text:p>0,25</text:p>
          </table:table-cell>
          <table:table-cell table:formula="of:=MMULT([.$B16:.L16];MMULT(MAT11POINTS;TEST11POINTS))" office:value-type="float" office:value="0.249056281599607" calcext:value-type="float">
            <text:p>0,2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[.$A17]^[.B$1]" office:value-type="float" office:value="1" calcext:value-type="float">
            <text:p>1,0000</text:p>
          </table:table-cell>
          <table:table-cell table:formula="of:=[.$A17]^[.C$1]" office:value-type="float" office:value="0.75" calcext:value-type="float">
            <text:p>0,7500</text:p>
          </table:table-cell>
          <table:table-cell table:formula="of:=[.$A17]^[.D$1]" office:value-type="float" office:value="0.5625" calcext:value-type="float">
            <text:p>0,5625</text:p>
          </table:table-cell>
          <table:table-cell table:formula="of:=[.$A17]^[.E$1]" office:value-type="float" office:value="0.421875" calcext:value-type="float">
            <text:p>0,4219</text:p>
          </table:table-cell>
          <table:table-cell table:formula="of:=[.$A17]^[.F$1]" office:value-type="float" office:value="0.31640625" calcext:value-type="float">
            <text:p>0,3164</text:p>
          </table:table-cell>
          <table:table-cell table:formula="of:=[.$A17]^[.G$1]" office:value-type="float" office:value="0.2373046875" calcext:value-type="float">
            <text:p>0,2373</text:p>
          </table:table-cell>
          <table:table-cell table:formula="of:=[.$A17]^[.H$1]" office:value-type="float" office:value="0.177978515625" calcext:value-type="float">
            <text:p>0,1780</text:p>
          </table:table-cell>
          <table:table-cell table:formula="of:=[.$A17]^[.I$1]" office:value-type="float" office:value="0.13348388671875" calcext:value-type="float">
            <text:p>0,1335</text:p>
          </table:table-cell>
          <table:table-cell table:formula="of:=[.$A17]^[.J$1]" office:value-type="float" office:value="0.100112915039063" calcext:value-type="float">
            <text:p>0,1001</text:p>
          </table:table-cell>
          <table:table-cell table:formula="of:=[.$A17]^[.K$1]" office:value-type="float" office:value="0.0750846862792969" calcext:value-type="float">
            <text:p>0,0751</text:p>
          </table:table-cell>
          <table:table-cell table:formula="of:=[.$A17]^[.L$1]" office:value-type="float" office:value="0.0563135147094727" calcext:value-type="float">
            <text:p>0,0563</text:p>
          </table:table-cell>
          <table:table-cell/>
          <table:table-cell table:formula="of:=MMULT([.$B17:.C17];MMULT(MAT2POINTS;TEST2POINTS))" office:value-type="float" office:value="0.75" calcext:value-type="float">
            <text:p>0,75</text:p>
          </table:table-cell>
          <table:table-cell table:formula="of:=MMULT([.$B17:.D17];MMULT(MAT3POINTS;TEST3POINTS))" office:value-type="float" office:value="-0.1875" calcext:value-type="float">
            <text:p>-0,19</text:p>
          </table:table-cell>
          <table:table-cell table:formula="of:=MMULT([.$B17:.E17];MMULT(MAT4POINTS;TEST4POINTS))" office:value-type="float" office:value="0.5625" calcext:value-type="float">
            <text:p>0,56</text:p>
          </table:table-cell>
          <table:table-cell table:formula="of:=MMULT([.$B17:.F17];MMULT(MAT5POINTS;TEST5POINTS))" office:value-type="float" office:value="0.046875" calcext:value-type="float">
            <text:p>0,05</text:p>
          </table:table-cell>
          <table:table-cell table:formula="of:=MMULT([.$B17:.G17];MMULT(MAT6POINTS;TEST6POINTS))" office:value-type="float" office:value="0.375" calcext:value-type="float">
            <text:p>0,38</text:p>
          </table:table-cell>
          <table:table-cell table:formula="of:=MMULT([.$B17:.H17];MMULT(MAT7POINTS;TEST7POINTS))" office:value-type="float" office:value="0.17578125" calcext:value-type="float">
            <text:p>0,18</text:p>
          </table:table-cell>
          <table:table-cell table:formula="of:=MMULT([.$B17:.I17];MMULT(MAT8POINTS;TEST8POINTS))" office:value-type="float" office:value="0.29296875" calcext:value-type="float">
            <text:p>0,29</text:p>
          </table:table-cell>
          <table:table-cell table:formula="of:=MMULT([.$B17:.J17];MMULT(MAT9POINTS;TEST9POINTS))" office:value-type="float" office:value="0.2255859375" calcext:value-type="float">
            <text:p>0,23</text:p>
          </table:table-cell>
          <table:table-cell table:formula="of:=MMULT([.$B17:.K17];MMULT(MAT10POINTS;TEST10POINTS))" office:value-type="float" office:value="0.263671875" calcext:value-type="float">
            <text:p>0,26</text:p>
          </table:table-cell>
          <table:table-cell table:formula="of:=MMULT([.$B17:.L17];MMULT(MAT11POINTS;TEST11POINTS))" office:value-type="float" office:value="0.242431640625" calcext:value-type="float">
            <text:p>0,24</text:p>
          </table:table-cell>
        </table:table-row>
        <table:table-row table:style-name="ro1">
          <table:table-cell office:value-type="float" office:value="0.8" calcext:value-type="float">
            <text:p>0,80</text:p>
          </table:table-cell>
          <table:table-cell table:formula="of:=[.$A18]^[.B$1]" office:value-type="float" office:value="1" calcext:value-type="float">
            <text:p>1,0000</text:p>
          </table:table-cell>
          <table:table-cell table:formula="of:=[.$A18]^[.C$1]" office:value-type="float" office:value="0.8" calcext:value-type="float">
            <text:p>0,8000</text:p>
          </table:table-cell>
          <table:table-cell table:formula="of:=[.$A18]^[.D$1]" office:value-type="float" office:value="0.64" calcext:value-type="float">
            <text:p>0,6400</text:p>
          </table:table-cell>
          <table:table-cell table:formula="of:=[.$A18]^[.E$1]" office:value-type="float" office:value="0.512" calcext:value-type="float">
            <text:p>0,5120</text:p>
          </table:table-cell>
          <table:table-cell table:formula="of:=[.$A18]^[.F$1]" office:value-type="float" office:value="0.4096" calcext:value-type="float">
            <text:p>0,4096</text:p>
          </table:table-cell>
          <table:table-cell table:formula="of:=[.$A18]^[.G$1]" office:value-type="float" office:value="0.32768" calcext:value-type="float">
            <text:p>0,3277</text:p>
          </table:table-cell>
          <table:table-cell table:formula="of:=[.$A18]^[.H$1]" office:value-type="float" office:value="0.262144" calcext:value-type="float">
            <text:p>0,2621</text:p>
          </table:table-cell>
          <table:table-cell table:formula="of:=[.$A18]^[.I$1]" office:value-type="float" office:value="0.2097152" calcext:value-type="float">
            <text:p>0,2097</text:p>
          </table:table-cell>
          <table:table-cell table:formula="of:=[.$A18]^[.J$1]" office:value-type="float" office:value="0.16777216" calcext:value-type="float">
            <text:p>0,1678</text:p>
          </table:table-cell>
          <table:table-cell table:formula="of:=[.$A18]^[.K$1]" office:value-type="float" office:value="0.134217728" calcext:value-type="float">
            <text:p>0,1342</text:p>
          </table:table-cell>
          <table:table-cell table:formula="of:=[.$A18]^[.L$1]" office:value-type="float" office:value="0.1073741824" calcext:value-type="float">
            <text:p>0,1074</text:p>
          </table:table-cell>
          <table:table-cell/>
          <table:table-cell table:formula="of:=MMULT([.$B18:.C18];MMULT(MAT2POINTS;TEST2POINTS))" office:value-type="float" office:value="0.8" calcext:value-type="float">
            <text:p>0,80</text:p>
          </table:table-cell>
          <table:table-cell table:formula="of:=MMULT([.$B18:.D18];MMULT(MAT3POINTS;TEST3POINTS))" office:value-type="float" office:value="-0.32" calcext:value-type="float">
            <text:p>-0,32</text:p>
          </table:table-cell>
          <table:table-cell table:formula="of:=MMULT([.$B18:.E18];MMULT(MAT4POINTS;TEST4POINTS))" office:value-type="float" office:value="0.736" calcext:value-type="float">
            <text:p>0,74</text:p>
          </table:table-cell>
          <table:table-cell table:formula="of:=MMULT([.$B18:.F18];MMULT(MAT5POINTS;TEST5POINTS))" office:value-type="float" office:value="-0.128000000000001" calcext:value-type="float">
            <text:p>-0,13</text:p>
          </table:table-cell>
          <table:table-cell table:formula="of:=MMULT([.$B18:.G18];MMULT(MAT6POINTS;TEST6POINTS))" office:value-type="float" office:value="0.528640000000001" calcext:value-type="float">
            <text:p>0,53</text:p>
          </table:table-cell>
          <table:table-cell table:formula="of:=MMULT([.$B18:.H18];MMULT(MAT7POINTS;TEST7POINTS))" office:value-type="float" office:value="0.0517119999999984" calcext:value-type="float">
            <text:p>0,05</text:p>
          </table:table-cell>
          <table:table-cell table:formula="of:=MMULT([.$B18:.I18];MMULT(MAT8POINTS;TEST8POINTS))" office:value-type="float" office:value="0.387635200000019" calcext:value-type="float">
            <text:p>0,39</text:p>
          </table:table-cell>
          <table:table-cell table:formula="of:=MMULT([.$B18:.J18];MMULT(MAT9POINTS;TEST9POINTS))" office:value-type="float" office:value="0.15622144000004" calcext:value-type="float">
            <text:p>0,16</text:p>
          </table:table-cell>
          <table:table-cell table:formula="of:=MMULT([.$B18:.K18];MMULT(MAT10POINTS;TEST10POINTS))" office:value-type="float" office:value="0.312985599999675" calcext:value-type="float">
            <text:p>0,31</text:p>
          </table:table-cell>
          <table:table-cell table:formula="of:=MMULT([.$B18:.L18];MMULT(MAT11POINTS;TEST11POINTS))" office:value-type="float" office:value="0.208177561598646" calcext:value-type="float">
            <text:p>0,21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table:formula="of:=[.$A19]^[.B$1]" office:value-type="float" office:value="1" calcext:value-type="float">
            <text:p>1,0000</text:p>
          </table:table-cell>
          <table:table-cell table:formula="of:=[.$A19]^[.C$1]" office:value-type="float" office:value="0.85" calcext:value-type="float">
            <text:p>0,8500</text:p>
          </table:table-cell>
          <table:table-cell table:formula="of:=[.$A19]^[.D$1]" office:value-type="float" office:value="0.7225" calcext:value-type="float">
            <text:p>0,7225</text:p>
          </table:table-cell>
          <table:table-cell table:formula="of:=[.$A19]^[.E$1]" office:value-type="float" office:value="0.614125" calcext:value-type="float">
            <text:p>0,6141</text:p>
          </table:table-cell>
          <table:table-cell table:formula="of:=[.$A19]^[.F$1]" office:value-type="float" office:value="0.52200625" calcext:value-type="float">
            <text:p>0,5220</text:p>
          </table:table-cell>
          <table:table-cell table:formula="of:=[.$A19]^[.G$1]" office:value-type="float" office:value="0.4437053125" calcext:value-type="float">
            <text:p>0,4437</text:p>
          </table:table-cell>
          <table:table-cell table:formula="of:=[.$A19]^[.H$1]" office:value-type="float" office:value="0.377149515625" calcext:value-type="float">
            <text:p>0,3771</text:p>
          </table:table-cell>
          <table:table-cell table:formula="of:=[.$A19]^[.I$1]" office:value-type="float" office:value="0.32057708828125" calcext:value-type="float">
            <text:p>0,3206</text:p>
          </table:table-cell>
          <table:table-cell table:formula="of:=[.$A19]^[.J$1]" office:value-type="float" office:value="0.272490525039062" calcext:value-type="float">
            <text:p>0,2725</text:p>
          </table:table-cell>
          <table:table-cell table:formula="of:=[.$A19]^[.K$1]" office:value-type="float" office:value="0.231616946283203" calcext:value-type="float">
            <text:p>0,2316</text:p>
          </table:table-cell>
          <table:table-cell table:formula="of:=[.$A19]^[.L$1]" office:value-type="float" office:value="0.196874404340723" calcext:value-type="float">
            <text:p>0,1969</text:p>
          </table:table-cell>
          <table:table-cell/>
          <table:table-cell table:formula="of:=MMULT([.$B19:.C19];MMULT(MAT2POINTS;TEST2POINTS))" office:value-type="float" office:value="0.85" calcext:value-type="float">
            <text:p>0,85</text:p>
          </table:table-cell>
          <table:table-cell table:formula="of:=MMULT([.$B19:.D19];MMULT(MAT3POINTS;TEST3POINTS))" office:value-type="float" office:value="-0.4675" calcext:value-type="float">
            <text:p>-0,47</text:p>
          </table:table-cell>
          <table:table-cell table:formula="of:=MMULT([.$B19:.E19];MMULT(MAT4POINTS;TEST4POINTS))" office:value-type="float" office:value="0.9605" calcext:value-type="float">
            <text:p>0,96</text:p>
          </table:table-cell>
          <table:table-cell table:formula="of:=MMULT([.$B19:.F19];MMULT(MAT5POINTS;TEST5POINTS))" office:value-type="float" office:value="-0.393125" calcext:value-type="float">
            <text:p>-0,39</text:p>
          </table:table-cell>
          <table:table-cell table:formula="of:=MMULT([.$B19:.G19];MMULT(MAT6POINTS;TEST6POINTS))" office:value-type="float" office:value="0.802230000000009" calcext:value-type="float">
            <text:p>0,80</text:p>
          </table:table-cell>
          <table:table-cell table:formula="of:=MMULT([.$B19:.H19];MMULT(MAT7POINTS;TEST7POINTS))" office:value-type="float" office:value="-0.207990749999988" calcext:value-type="float">
            <text:p>-0,21</text:p>
          </table:table-cell>
          <table:table-cell table:formula="of:=MMULT([.$B19:.I19];MMULT(MAT8POINTS;TEST8POINTS))" office:value-type="float" office:value="0.620594350000073" calcext:value-type="float">
            <text:p>0,62</text:p>
          </table:table-cell>
          <table:table-cell table:formula="of:=MMULT([.$B19:.J19];MMULT(MAT9POINTS;TEST9POINTS))" office:value-type="float" office:value="-0.0444166224997433" calcext:value-type="float">
            <text:p>-0,04</text:p>
          </table:table-cell>
          <table:table-cell table:formula="of:=MMULT([.$B19:.K19];MMULT(MAT10POINTS;TEST10POINTS))" office:value-type="float" office:value="0.480592040000439" calcext:value-type="float">
            <text:p>0,48</text:p>
          </table:table-cell>
          <table:table-cell table:formula="of:=MMULT([.$B19:.L19];MMULT(MAT11POINTS;TEST11POINTS))" office:value-type="float" office:value="0.0714352890237535" calcext:value-type="float">
            <text:p>0,07</text:p>
          </table:table-cell>
        </table:table-row>
        <table:table-row table:style-name="ro1">
          <table:table-cell office:value-type="float" office:value="0.9" calcext:value-type="float">
            <text:p>0,90</text:p>
          </table:table-cell>
          <table:table-cell table:formula="of:=[.$A20]^[.B$1]" office:value-type="float" office:value="1" calcext:value-type="float">
            <text:p>1,0000</text:p>
          </table:table-cell>
          <table:table-cell table:formula="of:=[.$A20]^[.C$1]" office:value-type="float" office:value="0.9" calcext:value-type="float">
            <text:p>0,9000</text:p>
          </table:table-cell>
          <table:table-cell table:formula="of:=[.$A20]^[.D$1]" office:value-type="float" office:value="0.81" calcext:value-type="float">
            <text:p>0,8100</text:p>
          </table:table-cell>
          <table:table-cell table:formula="of:=[.$A20]^[.E$1]" office:value-type="float" office:value="0.729" calcext:value-type="float">
            <text:p>0,7290</text:p>
          </table:table-cell>
          <table:table-cell table:formula="of:=[.$A20]^[.F$1]" office:value-type="float" office:value="0.6561" calcext:value-type="float">
            <text:p>0,6561</text:p>
          </table:table-cell>
          <table:table-cell table:formula="of:=[.$A20]^[.G$1]" office:value-type="float" office:value="0.59049" calcext:value-type="float">
            <text:p>0,5905</text:p>
          </table:table-cell>
          <table:table-cell table:formula="of:=[.$A20]^[.H$1]" office:value-type="float" office:value="0.531441" calcext:value-type="float">
            <text:p>0,5314</text:p>
          </table:table-cell>
          <table:table-cell table:formula="of:=[.$A20]^[.I$1]" office:value-type="float" office:value="0.4782969" calcext:value-type="float">
            <text:p>0,4783</text:p>
          </table:table-cell>
          <table:table-cell table:formula="of:=[.$A20]^[.J$1]" office:value-type="float" office:value="0.43046721" calcext:value-type="float">
            <text:p>0,4305</text:p>
          </table:table-cell>
          <table:table-cell table:formula="of:=[.$A20]^[.K$1]" office:value-type="float" office:value="0.387420489" calcext:value-type="float">
            <text:p>0,3874</text:p>
          </table:table-cell>
          <table:table-cell table:formula="of:=[.$A20]^[.L$1]" office:value-type="float" office:value="0.3486784401" calcext:value-type="float">
            <text:p>0,3487</text:p>
          </table:table-cell>
          <table:table-cell/>
          <table:table-cell table:formula="of:=MMULT([.$B20:.C20];MMULT(MAT2POINTS;TEST2POINTS))" office:value-type="float" office:value="0.9" calcext:value-type="float">
            <text:p>0,90</text:p>
          </table:table-cell>
          <table:table-cell table:formula="of:=MMULT([.$B20:.D20];MMULT(MAT3POINTS;TEST3POINTS))" office:value-type="float" office:value="-0.63" calcext:value-type="float">
            <text:p>-0,63</text:p>
          </table:table-cell>
          <table:table-cell table:formula="of:=MMULT([.$B20:.E20];MMULT(MAT4POINTS;TEST4POINTS))" office:value-type="float" office:value="1.242" calcext:value-type="float">
            <text:p>1,24</text:p>
          </table:table-cell>
          <table:table-cell table:formula="of:=MMULT([.$B20:.F20];MMULT(MAT5POINTS;TEST5POINTS))" office:value-type="float" office:value="-0.773999999999999" calcext:value-type="float">
            <text:p>-0,77</text:p>
          </table:table-cell>
          <table:table-cell table:formula="of:=MMULT([.$B20:.G20];MMULT(MAT6POINTS;TEST6POINTS))" office:value-type="float" office:value="1.25352000000001" calcext:value-type="float">
            <text:p>1,25</text:p>
          </table:table-cell>
          <table:table-cell table:formula="of:=MMULT([.$B20:.H20];MMULT(MAT7POINTS;TEST7POINTS))" office:value-type="float" office:value="-0.700271999999989" calcext:value-type="float">
            <text:p>-0,70</text:p>
          </table:table-cell>
          <table:table-cell table:formula="of:=MMULT([.$B20:.I20];MMULT(MAT8POINTS;TEST8POINTS))" office:value-type="float" office:value="1.12818239999999" calcext:value-type="float">
            <text:p>1,13</text:p>
          </table:table-cell>
          <table:table-cell table:formula="of:=MMULT([.$B20:.J20];MMULT(MAT9POINTS;TEST9POINTS))" office:value-type="float" office:value="-0.546917759999931" calcext:value-type="float">
            <text:p>-0,55</text:p>
          </table:table-cell>
          <table:table-cell table:formula="of:=MMULT([.$B20:.K20];MMULT(MAT10POINTS;TEST10POINTS))" office:value-type="float" office:value="0.963031679999792" calcext:value-type="float">
            <text:p>0,96</text:p>
          </table:table-cell>
          <table:table-cell table:formula="of:=MMULT([.$B20:.L20];MMULT(MAT11POINTS;TEST11POINTS))" office:value-type="float" office:value="-0.380823321600346" calcext:value-type="float">
            <text:p>-0,38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[.$A21]^[.B$1]" office:value-type="float" office:value="1" calcext:value-type="float">
            <text:p>1,0000</text:p>
          </table:table-cell>
          <table:table-cell table:formula="of:=[.$A21]^[.C$1]" office:value-type="float" office:value="0.95" calcext:value-type="float">
            <text:p>0,9500</text:p>
          </table:table-cell>
          <table:table-cell table:formula="of:=[.$A21]^[.D$1]" office:value-type="float" office:value="0.9025" calcext:value-type="float">
            <text:p>0,9025</text:p>
          </table:table-cell>
          <table:table-cell table:formula="of:=[.$A21]^[.E$1]" office:value-type="float" office:value="0.857375" calcext:value-type="float">
            <text:p>0,8574</text:p>
          </table:table-cell>
          <table:table-cell table:formula="of:=[.$A21]^[.F$1]" office:value-type="float" office:value="0.81450625" calcext:value-type="float">
            <text:p>0,8145</text:p>
          </table:table-cell>
          <table:table-cell table:formula="of:=[.$A21]^[.G$1]" office:value-type="float" office:value="0.7737809375" calcext:value-type="float">
            <text:p>0,7738</text:p>
          </table:table-cell>
          <table:table-cell table:formula="of:=[.$A21]^[.H$1]" office:value-type="float" office:value="0.735091890625" calcext:value-type="float">
            <text:p>0,7351</text:p>
          </table:table-cell>
          <table:table-cell table:formula="of:=[.$A21]^[.I$1]" office:value-type="float" office:value="0.69833729609375" calcext:value-type="float">
            <text:p>0,6983</text:p>
          </table:table-cell>
          <table:table-cell table:formula="of:=[.$A21]^[.J$1]" office:value-type="float" office:value="0.663420431289062" calcext:value-type="float">
            <text:p>0,6634</text:p>
          </table:table-cell>
          <table:table-cell table:formula="of:=[.$A21]^[.K$1]" office:value-type="float" office:value="0.630249409724609" calcext:value-type="float">
            <text:p>0,6302</text:p>
          </table:table-cell>
          <table:table-cell table:formula="of:=[.$A21]^[.L$1]" office:value-type="float" office:value="0.598736939238379" calcext:value-type="float">
            <text:p>0,5987</text:p>
          </table:table-cell>
          <table:table-cell/>
          <table:table-cell table:formula="of:=MMULT([.$B21:.C21];MMULT(MAT2POINTS;TEST2POINTS))" office:value-type="float" office:value="0.95" calcext:value-type="float">
            <text:p>0,95</text:p>
          </table:table-cell>
          <table:table-cell table:formula="of:=MMULT([.$B21:.D21];MMULT(MAT3POINTS;TEST3POINTS))" office:value-type="float" office:value="-0.8075" calcext:value-type="float">
            <text:p>-0,81</text:p>
          </table:table-cell>
          <table:table-cell table:formula="of:=MMULT([.$B21:.E21];MMULT(MAT4POINTS;TEST4POINTS))" office:value-type="float" office:value="1.5865" calcext:value-type="float">
            <text:p>1,59</text:p>
          </table:table-cell>
          <table:table-cell table:formula="of:=MMULT([.$B21:.F21];MMULT(MAT5POINTS;TEST5POINTS))" office:value-type="float" office:value="-1.299125" calcext:value-type="float">
            <text:p>-1,30</text:p>
          </table:table-cell>
          <table:table-cell table:formula="of:=MMULT([.$B21:.G21];MMULT(MAT6POINTS;TEST6POINTS))" office:value-type="float" office:value="1.95585999999999" calcext:value-type="float">
            <text:p>1,96</text:p>
          </table:table-cell>
          <table:table-cell table:formula="of:=MMULT([.$B21:.H21];MMULT(MAT7POINTS;TEST7POINTS))" office:value-type="float" office:value="-1.56575675000001" calcext:value-type="float">
            <text:p>-1,57</text:p>
          </table:table-cell>
          <table:table-cell table:formula="of:=MMULT([.$B21:.I21];MMULT(MAT8POINTS;TEST8POINTS))" office:value-type="float" office:value="2.13661554999983" calcext:value-type="float">
            <text:p>2,14</text:p>
          </table:table-cell>
          <table:table-cell table:formula="of:=MMULT([.$B21:.J21];MMULT(MAT9POINTS;TEST9POINTS))" office:value-type="float" office:value="-1.67514502250057" calcext:value-type="float">
            <text:p>-1,68</text:p>
          </table:table-cell>
          <table:table-cell table:formula="of:=MMULT([.$B21:.K21];MMULT(MAT10POINTS;TEST10POINTS))" office:value-type="float" office:value="2.18710244499899" calcext:value-type="float">
            <text:p>2,19</text:p>
          </table:table-cell>
          <table:table-cell table:formula="of:=MMULT([.$B21:.L21];MMULT(MAT11POINTS;TEST11POINTS))" office:value-type="float" office:value="-1.67741693277675" calcext:value-type="float">
            <text:p>-1,68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[.$A22]^[.B$1]" office:value-type="float" office:value="1" calcext:value-type="float">
            <text:p>1,0000</text:p>
          </table:table-cell>
          <table:table-cell table:formula="of:=[.$A22]^[.C$1]" office:value-type="float" office:value="1" calcext:value-type="float">
            <text:p>1,0000</text:p>
          </table:table-cell>
          <table:table-cell table:formula="of:=[.$A22]^[.D$1]" office:value-type="float" office:value="1" calcext:value-type="float">
            <text:p>1,0000</text:p>
          </table:table-cell>
          <table:table-cell table:formula="of:=[.$A22]^[.E$1]" office:value-type="float" office:value="1" calcext:value-type="float">
            <text:p>1,0000</text:p>
          </table:table-cell>
          <table:table-cell table:formula="of:=[.$A22]^[.F$1]" office:value-type="float" office:value="1" calcext:value-type="float">
            <text:p>1,0000</text:p>
          </table:table-cell>
          <table:table-cell table:formula="of:=[.$A22]^[.G$1]" office:value-type="float" office:value="1" calcext:value-type="float">
            <text:p>1,0000</text:p>
          </table:table-cell>
          <table:table-cell table:formula="of:=[.$A22]^[.H$1]" office:value-type="float" office:value="1" calcext:value-type="float">
            <text:p>1,0000</text:p>
          </table:table-cell>
          <table:table-cell table:formula="of:=[.$A22]^[.I$1]" office:value-type="float" office:value="1" calcext:value-type="float">
            <text:p>1,0000</text:p>
          </table:table-cell>
          <table:table-cell table:formula="of:=[.$A22]^[.J$1]" office:value-type="float" office:value="1" calcext:value-type="float">
            <text:p>1,0000</text:p>
          </table:table-cell>
          <table:table-cell table:formula="of:=[.$A22]^[.K$1]" office:value-type="float" office:value="1" calcext:value-type="float">
            <text:p>1,0000</text:p>
          </table:table-cell>
          <table:table-cell table:formula="of:=[.$A22]^[.L$1]" office:value-type="float" office:value="1" calcext:value-type="float">
            <text:p>1,0000</text:p>
          </table:table-cell>
          <table:table-cell/>
          <table:table-cell table:formula="of:=MMULT([.$B22:.C22];MMULT(MAT2POINTS;TEST2POINTS))" office:value-type="float" office:value="1" calcext:value-type="float">
            <text:p>1,00</text:p>
          </table:table-cell>
          <table:table-cell table:formula="of:=MMULT([.$B22:.D22];MMULT(MAT3POINTS;TEST3POINTS))" office:value-type="float" office:value="-1" calcext:value-type="float">
            <text:p>-1,00</text:p>
          </table:table-cell>
          <table:table-cell table:formula="of:=MMULT([.$B22:.E22];MMULT(MAT4POINTS;TEST4POINTS))" office:value-type="float" office:value="2" calcext:value-type="float">
            <text:p>2,00</text:p>
          </table:table-cell>
          <table:table-cell table:formula="of:=MMULT([.$B22:.F22];MMULT(MAT5POINTS;TEST5POINTS))" office:value-type="float" office:value="-2" calcext:value-type="float">
            <text:p>-2,00</text:p>
          </table:table-cell>
          <table:table-cell table:formula="of:=MMULT([.$B22:.G22];MMULT(MAT6POINTS;TEST6POINTS))" office:value-type="float" office:value="3" calcext:value-type="float">
            <text:p>3,00</text:p>
          </table:table-cell>
          <table:table-cell table:formula="of:=MMULT([.$B22:.H22];MMULT(MAT7POINTS;TEST7POINTS))" office:value-type="float" office:value="-3" calcext:value-type="float">
            <text:p>-3,00</text:p>
          </table:table-cell>
          <table:table-cell table:formula="of:=MMULT([.$B22:.I22];MMULT(MAT8POINTS;TEST8POINTS))" office:value-type="float" office:value="4" calcext:value-type="float">
            <text:p>4,00</text:p>
          </table:table-cell>
          <table:table-cell table:formula="of:=MMULT([.$B22:.J22];MMULT(MAT9POINTS;TEST9POINTS))" office:value-type="float" office:value="-4" calcext:value-type="float">
            <text:p>-4,00</text:p>
          </table:table-cell>
          <table:table-cell table:formula="of:=MMULT([.$B22:.K22];MMULT(MAT10POINTS;TEST10POINTS))" office:value-type="float" office:value="5" calcext:value-type="float">
            <text:p>5,00</text:p>
          </table:table-cell>
          <table:table-cell table:formula="of:=MMULT([.$B22:.L22];MMULT(MAT11POINTS;TEST11POINTS))" office:value-type="float" office:value="-5" calcext:value-type="float">
            <text:p>-5,00</text:p>
          </table:table-cell>
        </table:table-row>
        <table:table-row table:style-name="ro1">
          <table:table-cell table:style-name="Default" table:number-columns-repeated="12"/>
          <table:table-cell/>
          <table:table-cell table:style-name="Default" table:number-columns-repeated="10"/>
        </table:table-row>
        <table:table-row table:style-name="ro1">
          <table:table-cell table:style-name="ce10" office:value-type="string" calcext:value-type="string">
            <text:p>d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float" office:value="0" calcext:value-type="float">
            <text:p>0,00</text:p>
          </table:table-cell>
          <table:table-cell table:formula="of:=IF([.B$24]=0;0;[.B$24]*[.$A25]^([.B$24]-1))" office:value-type="float" office:value="0" calcext:value-type="float">
            <text:p>0,0000</text:p>
          </table:table-cell>
          <table:table-cell table:formula="of:=IF([.C$24]=0;0;[.C$24]*[.$A25]^([.C$24]-1))" office:value-type="float" office:value="1" calcext:value-type="float">
            <text:p>1,0000</text:p>
          </table:table-cell>
          <table:table-cell table:formula="of:=IF([.D$24]=0;0;[.D$24]*[.$A25]^([.D$24]-1))" office:value-type="float" office:value="0" calcext:value-type="float">
            <text:p>0,0000</text:p>
          </table:table-cell>
          <table:table-cell table:formula="of:=IF([.E$24]=0;0;[.E$24]*[.$A25]^([.E$24]-1))" office:value-type="float" office:value="0" calcext:value-type="float">
            <text:p>0,0000</text:p>
          </table:table-cell>
          <table:table-cell table:formula="of:=IF([.F$24]=0;0;[.F$24]*[.$A25]^([.F$24]-1))" office:value-type="float" office:value="0" calcext:value-type="float">
            <text:p>0,0000</text:p>
          </table:table-cell>
          <table:table-cell table:formula="of:=IF([.G$24]=0;0;[.G$24]*[.$A25]^([.G$24]-1))" office:value-type="float" office:value="0" calcext:value-type="float">
            <text:p>0,0000</text:p>
          </table:table-cell>
          <table:table-cell table:formula="of:=IF([.H$24]=0;0;[.H$24]*[.$A25]^([.H$24]-1))" office:value-type="float" office:value="0" calcext:value-type="float">
            <text:p>0,0000</text:p>
          </table:table-cell>
          <table:table-cell table:formula="of:=IF([.I$24]=0;0;[.I$24]*[.$A25]^([.I$24]-1))" office:value-type="float" office:value="0" calcext:value-type="float">
            <text:p>0,0000</text:p>
          </table:table-cell>
          <table:table-cell table:formula="of:=IF([.J$24]=0;0;[.J$24]*[.$A25]^([.J$24]-1))" office:value-type="float" office:value="0" calcext:value-type="float">
            <text:p>0,0000</text:p>
          </table:table-cell>
          <table:table-cell table:formula="of:=IF([.K$24]=0;0;[.K$24]*[.$A25]^([.K$24]-1))" office:value-type="float" office:value="0" calcext:value-type="float">
            <text:p>0,0000</text:p>
          </table:table-cell>
          <table:table-cell table:formula="of:=IF([.L$24]=0;0;[.L$24]*[.$A25]^([.L$24]-1))" office:value-type="float" office:value="0" calcext:value-type="float">
            <text:p>0,0000</text:p>
          </table:table-cell>
          <table:table-cell/>
          <table:table-cell table:formula="of:=MMULT([.$B25:.C25];MMULT(MAT2POINTS;TEST2POINTS))" office:value-type="float" office:value="1" calcext:value-type="float">
            <text:p>1,00</text:p>
          </table:table-cell>
          <table:table-cell table:formula="of:=MMULT([.$B25:.D25];MMULT(MAT3POINTS;TEST3POINTS))" office:value-type="float" office:value="2" calcext:value-type="float">
            <text:p>2,00</text:p>
          </table:table-cell>
          <table:table-cell table:formula="of:=MMULT([.$B25:.E25];MMULT(MAT4POINTS;TEST4POINTS))" office:value-type="float" office:value="3" calcext:value-type="float">
            <text:p>3,00</text:p>
          </table:table-cell>
          <table:table-cell table:formula="of:=MMULT([.$B25:.F25];MMULT(MAT5POINTS;TEST5POINTS))" office:value-type="float" office:value="4" calcext:value-type="float">
            <text:p>4,00</text:p>
          </table:table-cell>
          <table:table-cell table:formula="of:=MMULT([.$B25:.G25];MMULT(MAT6POINTS;TEST6POINTS))" office:value-type="float" office:value="5" calcext:value-type="float">
            <text:p>5,00</text:p>
          </table:table-cell>
          <table:table-cell table:formula="of:=MMULT([.$B25:.H25];MMULT(MAT7POINTS;TEST7POINTS))" office:value-type="float" office:value="6" calcext:value-type="float">
            <text:p>6,00</text:p>
          </table:table-cell>
          <table:table-cell table:formula="of:=MMULT([.$B25:.I25];MMULT(MAT8POINTS;TEST8POINTS))" office:value-type="float" office:value="7" calcext:value-type="float">
            <text:p>7,00</text:p>
          </table:table-cell>
          <table:table-cell table:formula="of:=MMULT([.$B25:.J25];MMULT(MAT9POINTS;TEST9POINTS))" office:value-type="float" office:value="8" calcext:value-type="float">
            <text:p>8,00</text:p>
          </table:table-cell>
          <table:table-cell table:formula="of:=MMULT([.$B25:.K25];MMULT(MAT10POINTS;TEST10POINTS))" office:value-type="float" office:value="9" calcext:value-type="float">
            <text:p>9,00</text:p>
          </table:table-cell>
          <table:table-cell table:formula="of:=MMULT([.$B25:.L25];MMULT(MAT11POINTS;TEST11POINTS))" office:value-type="float" office:value="10" calcext:value-type="float">
            <text:p>10,00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IF([.B$24]=0;0;[.B$24]*[.$A26]^([.B$24]-1))" office:value-type="float" office:value="0" calcext:value-type="float">
            <text:p>0,0000</text:p>
          </table:table-cell>
          <table:table-cell table:formula="of:=IF([.C$24]=0;0;[.C$24]*[.$A26]^([.C$24]-1))" office:value-type="float" office:value="1" calcext:value-type="float">
            <text:p>1,0000</text:p>
          </table:table-cell>
          <table:table-cell table:formula="of:=IF([.D$24]=0;0;[.D$24]*[.$A26]^([.D$24]-1))" office:value-type="float" office:value="0.1" calcext:value-type="float">
            <text:p>0,1000</text:p>
          </table:table-cell>
          <table:table-cell table:formula="of:=IF([.E$24]=0;0;[.E$24]*[.$A26]^([.E$24]-1))" office:value-type="float" office:value="0.0075" calcext:value-type="float">
            <text:p>0,0075</text:p>
          </table:table-cell>
          <table:table-cell table:formula="of:=IF([.F$24]=0;0;[.F$24]*[.$A26]^([.F$24]-1))" office:value-type="float" office:value="0.0005" calcext:value-type="float">
            <text:p>0,0005</text:p>
          </table:table-cell>
          <table:table-cell table:formula="of:=IF([.G$24]=0;0;[.G$24]*[.$A26]^([.G$24]-1))" office:value-type="float" office:value="0.00003125" calcext:value-type="float">
            <text:p>0,0000</text:p>
          </table:table-cell>
          <table:table-cell table:formula="of:=IF([.H$24]=0;0;[.H$24]*[.$A26]^([.H$24]-1))" office:value-type="float" office:value="0.000001875" calcext:value-type="float">
            <text:p>0,0000</text:p>
          </table:table-cell>
          <table:table-cell table:formula="of:=IF([.I$24]=0;0;[.I$24]*[.$A26]^([.I$24]-1))" office:value-type="float" office:value="0.000000109375" calcext:value-type="float">
            <text:p>0,0000</text:p>
          </table:table-cell>
          <table:table-cell table:formula="of:=IF([.J$24]=0;0;[.J$24]*[.$A26]^([.J$24]-1))" office:value-type="float" office:value="0.00000000625" calcext:value-type="float">
            <text:p>0,0000</text:p>
          </table:table-cell>
          <table:table-cell table:formula="of:=IF([.K$24]=0;0;[.K$24]*[.$A26]^([.K$24]-1))" office:value-type="float" office:value="0.0000000003515625" calcext:value-type="float">
            <text:p>0,0000</text:p>
          </table:table-cell>
          <table:table-cell table:formula="of:=IF([.L$24]=0;0;[.L$24]*[.$A26]^([.L$24]-1))" office:value-type="float" office:value="0.00000000001953125" calcext:value-type="float">
            <text:p>0,0000</text:p>
          </table:table-cell>
          <table:table-cell/>
          <table:table-cell table:formula="of:=MMULT([.$B26:.C26];MMULT(MAT2POINTS;TEST2POINTS))" office:value-type="float" office:value="1" calcext:value-type="float">
            <text:p>1,00</text:p>
          </table:table-cell>
          <table:table-cell table:formula="of:=MMULT([.$B26:.D26];MMULT(MAT3POINTS;TEST3POINTS))" office:value-type="float" office:value="1.7" calcext:value-type="float">
            <text:p>1,70</text:p>
          </table:table-cell>
          <table:table-cell table:formula="of:=MMULT([.$B26:.E26];MMULT(MAT4POINTS;TEST4POINTS))" office:value-type="float" office:value="2.16" calcext:value-type="float">
            <text:p>2,16</text:p>
          </table:table-cell>
          <table:table-cell table:formula="of:=MMULT([.$B26:.F26];MMULT(MAT5POINTS;TEST5POINTS))" office:value-type="float" office:value="2.43" calcext:value-type="float">
            <text:p>2,43</text:p>
          </table:table-cell>
          <table:table-cell table:formula="of:=MMULT([.$B26:.G26];MMULT(MAT6POINTS;TEST6POINTS))" office:value-type="float" office:value="2.5515" calcext:value-type="float">
            <text:p>2,55</text:p>
          </table:table-cell>
          <table:table-cell table:formula="of:=MMULT([.$B26:.H26];MMULT(MAT7POINTS;TEST7POINTS))" office:value-type="float" office:value="2.55879" calcext:value-type="float">
            <text:p>2,56</text:p>
          </table:table-cell>
          <table:table-cell table:formula="of:=MMULT([.$B26:.I26];MMULT(MAT8POINTS;TEST8POINTS))" office:value-type="float" office:value="2.480058" calcext:value-type="float">
            <text:p>2,48</text:p>
          </table:table-cell>
          <table:table-cell table:formula="of:=MMULT([.$B26:.J26];MMULT(MAT9POINTS;TEST9POINTS))" office:value-type="float" office:value="2.3383404" calcext:value-type="float">
            <text:p>2,34</text:p>
          </table:table-cell>
          <table:table-cell table:formula="of:=MMULT([.$B26:.K26];MMULT(MAT10POINTS;TEST10POINTS))" office:value-type="float" office:value="2.15233605" calcext:value-type="float">
            <text:p>2,15</text:p>
          </table:table-cell>
          <table:table-cell table:formula="of:=MMULT([.$B26:.L26];MMULT(MAT11POINTS;TEST11POINTS))" office:value-type="float" office:value="1.937102445" calcext:value-type="float">
            <text:p>1,94</text:p>
          </table:table-cell>
        </table:table-row>
        <table:table-row table:style-name="ro1">
          <table:table-cell office:value-type="float" office:value="0.1" calcext:value-type="float">
            <text:p>0,10</text:p>
          </table:table-cell>
          <table:table-cell table:formula="of:=IF([.B$24]=0;0;[.B$24]*[.$A27]^([.B$24]-1))" office:value-type="float" office:value="0" calcext:value-type="float">
            <text:p>0,0000</text:p>
          </table:table-cell>
          <table:table-cell table:formula="of:=IF([.C$24]=0;0;[.C$24]*[.$A27]^([.C$24]-1))" office:value-type="float" office:value="1" calcext:value-type="float">
            <text:p>1,0000</text:p>
          </table:table-cell>
          <table:table-cell table:formula="of:=IF([.D$24]=0;0;[.D$24]*[.$A27]^([.D$24]-1))" office:value-type="float" office:value="0.2" calcext:value-type="float">
            <text:p>0,2000</text:p>
          </table:table-cell>
          <table:table-cell table:formula="of:=IF([.E$24]=0;0;[.E$24]*[.$A27]^([.E$24]-1))" office:value-type="float" office:value="0.03" calcext:value-type="float">
            <text:p>0,0300</text:p>
          </table:table-cell>
          <table:table-cell table:formula="of:=IF([.F$24]=0;0;[.F$24]*[.$A27]^([.F$24]-1))" office:value-type="float" office:value="0.004" calcext:value-type="float">
            <text:p>0,0040</text:p>
          </table:table-cell>
          <table:table-cell table:formula="of:=IF([.G$24]=0;0;[.G$24]*[.$A27]^([.G$24]-1))" office:value-type="float" office:value="0.0005" calcext:value-type="float">
            <text:p>0,0005</text:p>
          </table:table-cell>
          <table:table-cell table:formula="of:=IF([.H$24]=0;0;[.H$24]*[.$A27]^([.H$24]-1))" office:value-type="float" office:value="0.00006" calcext:value-type="float">
            <text:p>0,0001</text:p>
          </table:table-cell>
          <table:table-cell table:formula="of:=IF([.I$24]=0;0;[.I$24]*[.$A27]^([.I$24]-1))" office:value-type="float" office:value="0.000007" calcext:value-type="float">
            <text:p>0,0000</text:p>
          </table:table-cell>
          <table:table-cell table:formula="of:=IF([.J$24]=0;0;[.J$24]*[.$A27]^([.J$24]-1))" office:value-type="float" office:value="0.0000008" calcext:value-type="float">
            <text:p>0,0000</text:p>
          </table:table-cell>
          <table:table-cell table:formula="of:=IF([.K$24]=0;0;[.K$24]*[.$A27]^([.K$24]-1))" office:value-type="float" office:value="0.00000009" calcext:value-type="float">
            <text:p>0,0000</text:p>
          </table:table-cell>
          <table:table-cell table:formula="of:=IF([.L$24]=0;0;[.L$24]*[.$A27]^([.L$24]-1))" office:value-type="float" office:value="0.00000001" calcext:value-type="float">
            <text:p>0,0000</text:p>
          </table:table-cell>
          <table:table-cell/>
          <table:table-cell table:formula="of:=MMULT([.$B27:.C27];MMULT(MAT2POINTS;TEST2POINTS))" office:value-type="float" office:value="1" calcext:value-type="float">
            <text:p>1,00</text:p>
          </table:table-cell>
          <table:table-cell table:formula="of:=MMULT([.$B27:.D27];MMULT(MAT3POINTS;TEST3POINTS))" office:value-type="float" office:value="1.4" calcext:value-type="float">
            <text:p>1,40</text:p>
          </table:table-cell>
          <table:table-cell table:formula="of:=MMULT([.$B27:.E27];MMULT(MAT4POINTS;TEST4POINTS))" office:value-type="float" office:value="1.44" calcext:value-type="float">
            <text:p>1,44</text:p>
          </table:table-cell>
          <table:table-cell table:formula="of:=MMULT([.$B27:.F27];MMULT(MAT5POINTS;TEST5POINTS))" office:value-type="float" office:value="1.28" calcext:value-type="float">
            <text:p>1,28</text:p>
          </table:table-cell>
          <table:table-cell table:formula="of:=MMULT([.$B27:.G27];MMULT(MAT6POINTS;TEST6POINTS))" office:value-type="float" office:value="1.024" calcext:value-type="float">
            <text:p>1,02</text:p>
          </table:table-cell>
          <table:table-cell table:formula="of:=MMULT([.$B27:.H27];MMULT(MAT7POINTS;TEST7POINTS))" office:value-type="float" office:value="0.737280000000001" calcext:value-type="float">
            <text:p>0,74</text:p>
          </table:table-cell>
          <table:table-cell table:formula="of:=MMULT([.$B27:.I27];MMULT(MAT8POINTS;TEST8POINTS))" office:value-type="float" office:value="0.458752" calcext:value-type="float">
            <text:p>0,46</text:p>
          </table:table-cell>
          <table:table-cell table:formula="of:=MMULT([.$B27:.J27];MMULT(MAT9POINTS;TEST9POINTS))" office:value-type="float" office:value="0.209715200000001" calcext:value-type="float">
            <text:p>0,21</text:p>
          </table:table-cell>
          <table:table-cell table:formula="of:=MMULT([.$B27:.K27];MMULT(MAT10POINTS;TEST10POINTS))" office:value-type="float" office:value="1.26968205914346E-015" calcext:value-type="float">
            <text:p>0,00</text:p>
          </table:table-cell>
          <table:table-cell table:formula="of:=MMULT([.$B27:.L27];MMULT(MAT11POINTS;TEST11POINTS))" office:value-type="float" office:value="-0.167772159999999" calcext:value-type="float">
            <text:p>-0,17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IF([.B$24]=0;0;[.B$24]*[.$A28]^([.B$24]-1))" office:value-type="float" office:value="0" calcext:value-type="float">
            <text:p>0,0000</text:p>
          </table:table-cell>
          <table:table-cell table:formula="of:=IF([.C$24]=0;0;[.C$24]*[.$A28]^([.C$24]-1))" office:value-type="float" office:value="1" calcext:value-type="float">
            <text:p>1,0000</text:p>
          </table:table-cell>
          <table:table-cell table:formula="of:=IF([.D$24]=0;0;[.D$24]*[.$A28]^([.D$24]-1))" office:value-type="float" office:value="0.3" calcext:value-type="float">
            <text:p>0,3000</text:p>
          </table:table-cell>
          <table:table-cell table:formula="of:=IF([.E$24]=0;0;[.E$24]*[.$A28]^([.E$24]-1))" office:value-type="float" office:value="0.0675" calcext:value-type="float">
            <text:p>0,0675</text:p>
          </table:table-cell>
          <table:table-cell table:formula="of:=IF([.F$24]=0;0;[.F$24]*[.$A28]^([.F$24]-1))" office:value-type="float" office:value="0.0135" calcext:value-type="float">
            <text:p>0,0135</text:p>
          </table:table-cell>
          <table:table-cell table:formula="of:=IF([.G$24]=0;0;[.G$24]*[.$A28]^([.G$24]-1))" office:value-type="float" office:value="0.00253125" calcext:value-type="float">
            <text:p>0,0025</text:p>
          </table:table-cell>
          <table:table-cell table:formula="of:=IF([.H$24]=0;0;[.H$24]*[.$A28]^([.H$24]-1))" office:value-type="float" office:value="0.000455625" calcext:value-type="float">
            <text:p>0,0005</text:p>
          </table:table-cell>
          <table:table-cell table:formula="of:=IF([.I$24]=0;0;[.I$24]*[.$A28]^([.I$24]-1))" office:value-type="float" office:value="0.000079734375" calcext:value-type="float">
            <text:p>0,0001</text:p>
          </table:table-cell>
          <table:table-cell table:formula="of:=IF([.J$24]=0;0;[.J$24]*[.$A28]^([.J$24]-1))" office:value-type="float" office:value="0.00001366875" calcext:value-type="float">
            <text:p>0,0000</text:p>
          </table:table-cell>
          <table:table-cell table:formula="of:=IF([.K$24]=0;0;[.K$24]*[.$A28]^([.K$24]-1))" office:value-type="float" office:value="0.0000023066015625" calcext:value-type="float">
            <text:p>0,0000</text:p>
          </table:table-cell>
          <table:table-cell table:formula="of:=IF([.L$24]=0;0;[.L$24]*[.$A28]^([.L$24]-1))" office:value-type="float" office:value="0.00000038443359375" calcext:value-type="float">
            <text:p>0,0000</text:p>
          </table:table-cell>
          <table:table-cell/>
          <table:table-cell table:formula="of:=MMULT([.$B28:.C28];MMULT(MAT2POINTS;TEST2POINTS))" office:value-type="float" office:value="1" calcext:value-type="float">
            <text:p>1,00</text:p>
          </table:table-cell>
          <table:table-cell table:formula="of:=MMULT([.$B28:.D28];MMULT(MAT3POINTS;TEST3POINTS))" office:value-type="float" office:value="1.1" calcext:value-type="float">
            <text:p>1,10</text:p>
          </table:table-cell>
          <table:table-cell table:formula="of:=MMULT([.$B28:.E28];MMULT(MAT4POINTS;TEST4POINTS))" office:value-type="float" office:value="0.84" calcext:value-type="float">
            <text:p>0,84</text:p>
          </table:table-cell>
          <table:table-cell table:formula="of:=MMULT([.$B28:.F28];MMULT(MAT5POINTS;TEST5POINTS))" office:value-type="float" office:value="0.490000000000001" calcext:value-type="float">
            <text:p>0,49</text:p>
          </table:table-cell>
          <table:table-cell table:formula="of:=MMULT([.$B28:.G28];MMULT(MAT6POINTS;TEST6POINTS))" office:value-type="float" office:value="0.1715" calcext:value-type="float">
            <text:p>0,17</text:p>
          </table:table-cell>
          <table:table-cell table:formula="of:=MMULT([.$B28:.H28];MMULT(MAT7POINTS;TEST7POINTS))" office:value-type="float" office:value="-0.0720299999999992" calcext:value-type="float">
            <text:p>-0,07</text:p>
          </table:table-cell>
          <table:table-cell table:formula="of:=MMULT([.$B28:.I28];MMULT(MAT8POINTS;TEST8POINTS))" office:value-type="float" office:value="-0.235297999999996" calcext:value-type="float">
            <text:p>-0,24</text:p>
          </table:table-cell>
          <table:table-cell table:formula="of:=MMULT([.$B28:.J28];MMULT(MAT9POINTS;TEST9POINTS))" office:value-type="float" office:value="-0.329417199999996" calcext:value-type="float">
            <text:p>-0,33</text:p>
          </table:table-cell>
          <table:table-cell table:formula="of:=MMULT([.$B28:.K28];MMULT(MAT10POINTS;TEST10POINTS))" office:value-type="float" office:value="-0.370594349999996" calcext:value-type="float">
            <text:p>-0,37</text:p>
          </table:table-cell>
          <table:table-cell table:formula="of:=MMULT([.$B28:.L28];MMULT(MAT11POINTS;TEST11POINTS))" office:value-type="float" office:value="-0.374712064999979" calcext:value-type="float">
            <text:p>-0,37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table:formula="of:=IF([.B$24]=0;0;[.B$24]*[.$A29]^([.B$24]-1))" office:value-type="float" office:value="0" calcext:value-type="float">
            <text:p>0,0000</text:p>
          </table:table-cell>
          <table:table-cell table:formula="of:=IF([.C$24]=0;0;[.C$24]*[.$A29]^([.C$24]-1))" office:value-type="float" office:value="1" calcext:value-type="float">
            <text:p>1,0000</text:p>
          </table:table-cell>
          <table:table-cell table:formula="of:=IF([.D$24]=0;0;[.D$24]*[.$A29]^([.D$24]-1))" office:value-type="float" office:value="0.4" calcext:value-type="float">
            <text:p>0,4000</text:p>
          </table:table-cell>
          <table:table-cell table:formula="of:=IF([.E$24]=0;0;[.E$24]*[.$A29]^([.E$24]-1))" office:value-type="float" office:value="0.12" calcext:value-type="float">
            <text:p>0,1200</text:p>
          </table:table-cell>
          <table:table-cell table:formula="of:=IF([.F$24]=0;0;[.F$24]*[.$A29]^([.F$24]-1))" office:value-type="float" office:value="0.032" calcext:value-type="float">
            <text:p>0,0320</text:p>
          </table:table-cell>
          <table:table-cell table:formula="of:=IF([.G$24]=0;0;[.G$24]*[.$A29]^([.G$24]-1))" office:value-type="float" office:value="0.008" calcext:value-type="float">
            <text:p>0,0080</text:p>
          </table:table-cell>
          <table:table-cell table:formula="of:=IF([.H$24]=0;0;[.H$24]*[.$A29]^([.H$24]-1))" office:value-type="float" office:value="0.00192" calcext:value-type="float">
            <text:p>0,0019</text:p>
          </table:table-cell>
          <table:table-cell table:formula="of:=IF([.I$24]=0;0;[.I$24]*[.$A29]^([.I$24]-1))" office:value-type="float" office:value="0.000448" calcext:value-type="float">
            <text:p>0,0004</text:p>
          </table:table-cell>
          <table:table-cell table:formula="of:=IF([.J$24]=0;0;[.J$24]*[.$A29]^([.J$24]-1))" office:value-type="float" office:value="0.0001024" calcext:value-type="float">
            <text:p>0,0001</text:p>
          </table:table-cell>
          <table:table-cell table:formula="of:=IF([.K$24]=0;0;[.K$24]*[.$A29]^([.K$24]-1))" office:value-type="float" office:value="0.00002304" calcext:value-type="float">
            <text:p>0,0000</text:p>
          </table:table-cell>
          <table:table-cell table:formula="of:=IF([.L$24]=0;0;[.L$24]*[.$A29]^([.L$24]-1))" office:value-type="float" office:value="0.00000512" calcext:value-type="float">
            <text:p>0,0000</text:p>
          </table:table-cell>
          <table:table-cell/>
          <table:table-cell table:formula="of:=MMULT([.$B29:.C29];MMULT(MAT2POINTS;TEST2POINTS))" office:value-type="float" office:value="1" calcext:value-type="float">
            <text:p>1,00</text:p>
          </table:table-cell>
          <table:table-cell table:formula="of:=MMULT([.$B29:.D29];MMULT(MAT3POINTS;TEST3POINTS))" office:value-type="float" office:value="0.8" calcext:value-type="float">
            <text:p>0,80</text:p>
          </table:table-cell>
          <table:table-cell table:formula="of:=MMULT([.$B29:.E29];MMULT(MAT4POINTS;TEST4POINTS))" office:value-type="float" office:value="0.36" calcext:value-type="float">
            <text:p>0,36</text:p>
          </table:table-cell>
          <table:table-cell table:formula="of:=MMULT([.$B29:.F29];MMULT(MAT5POINTS;TEST5POINTS))" office:value-type="float" office:value="4.44089209850063E-016" calcext:value-type="float">
            <text:p>0,00</text:p>
          </table:table-cell>
          <table:table-cell table:formula="of:=MMULT([.$B29:.G29];MMULT(MAT6POINTS;TEST6POINTS))" office:value-type="float" office:value="-0.215999999999999" calcext:value-type="float">
            <text:p>-0,22</text:p>
          </table:table-cell>
          <table:table-cell table:formula="of:=MMULT([.$B29:.H29];MMULT(MAT7POINTS;TEST7POINTS))" office:value-type="float" office:value="-0.311039999999998" calcext:value-type="float">
            <text:p>-0,31</text:p>
          </table:table-cell>
          <table:table-cell table:formula="of:=MMULT([.$B29:.I29];MMULT(MAT8POINTS;TEST8POINTS))" office:value-type="float" office:value="-0.326591999999999" calcext:value-type="float">
            <text:p>-0,33</text:p>
          </table:table-cell>
          <table:table-cell table:formula="of:=MMULT([.$B29:.J29];MMULT(MAT9POINTS;TEST9POINTS))" office:value-type="float" office:value="-0.298598399999997" calcext:value-type="float">
            <text:p>-0,30</text:p>
          </table:table-cell>
          <table:table-cell table:formula="of:=MMULT([.$B29:.K29];MMULT(MAT10POINTS;TEST10POINTS))" office:value-type="float" office:value="-0.25194239999999" calcext:value-type="float">
            <text:p>-0,25</text:p>
          </table:table-cell>
          <table:table-cell table:formula="of:=MMULT([.$B29:.L29];MMULT(MAT11POINTS;TEST11POINTS))" office:value-type="float" office:value="-0.201553919999999" calcext:value-type="float">
            <text:p>-0,20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IF([.B$24]=0;0;[.B$24]*[.$A30]^([.B$24]-1))" office:value-type="float" office:value="0" calcext:value-type="float">
            <text:p>0,0000</text:p>
          </table:table-cell>
          <table:table-cell table:formula="of:=IF([.C$24]=0;0;[.C$24]*[.$A30]^([.C$24]-1))" office:value-type="float" office:value="1" calcext:value-type="float">
            <text:p>1,0000</text:p>
          </table:table-cell>
          <table:table-cell table:formula="of:=IF([.D$24]=0;0;[.D$24]*[.$A30]^([.D$24]-1))" office:value-type="float" office:value="0.5" calcext:value-type="float">
            <text:p>0,5000</text:p>
          </table:table-cell>
          <table:table-cell table:formula="of:=IF([.E$24]=0;0;[.E$24]*[.$A30]^([.E$24]-1))" office:value-type="float" office:value="0.1875" calcext:value-type="float">
            <text:p>0,1875</text:p>
          </table:table-cell>
          <table:table-cell table:formula="of:=IF([.F$24]=0;0;[.F$24]*[.$A30]^([.F$24]-1))" office:value-type="float" office:value="0.0625" calcext:value-type="float">
            <text:p>0,0625</text:p>
          </table:table-cell>
          <table:table-cell table:formula="of:=IF([.G$24]=0;0;[.G$24]*[.$A30]^([.G$24]-1))" office:value-type="float" office:value="0.01953125" calcext:value-type="float">
            <text:p>0,0195</text:p>
          </table:table-cell>
          <table:table-cell table:formula="of:=IF([.H$24]=0;0;[.H$24]*[.$A30]^([.H$24]-1))" office:value-type="float" office:value="0.005859375" calcext:value-type="float">
            <text:p>0,0059</text:p>
          </table:table-cell>
          <table:table-cell table:formula="of:=IF([.I$24]=0;0;[.I$24]*[.$A30]^([.I$24]-1))" office:value-type="float" office:value="0.001708984375" calcext:value-type="float">
            <text:p>0,0017</text:p>
          </table:table-cell>
          <table:table-cell table:formula="of:=IF([.J$24]=0;0;[.J$24]*[.$A30]^([.J$24]-1))" office:value-type="float" office:value="0.00048828125" calcext:value-type="float">
            <text:p>0,0005</text:p>
          </table:table-cell>
          <table:table-cell table:formula="of:=IF([.K$24]=0;0;[.K$24]*[.$A30]^([.K$24]-1))" office:value-type="float" office:value="0.0001373291015625" calcext:value-type="float">
            <text:p>0,0001</text:p>
          </table:table-cell>
          <table:table-cell table:formula="of:=IF([.L$24]=0;0;[.L$24]*[.$A30]^([.L$24]-1))" office:value-type="float" office:value="0.00003814697265625" calcext:value-type="float">
            <text:p>0,0000</text:p>
          </table:table-cell>
          <table:table-cell/>
          <table:table-cell table:formula="of:=MMULT([.$B30:.C30];MMULT(MAT2POINTS;TEST2POINTS))" office:value-type="float" office:value="1" calcext:value-type="float">
            <text:p>1,00</text:p>
          </table:table-cell>
          <table:table-cell table:formula="of:=MMULT([.$B30:.D30];MMULT(MAT3POINTS;TEST3POINTS))" office:value-type="float" office:value="0.5" calcext:value-type="float">
            <text:p>0,50</text:p>
          </table:table-cell>
          <table:table-cell table:formula="of:=MMULT([.$B30:.E30];MMULT(MAT4POINTS;TEST4POINTS))" office:value-type="float" office:value="0" calcext:value-type="float">
            <text:p>0,00</text:p>
          </table:table-cell>
          <table:table-cell table:formula="of:=MMULT([.$B30:.F30];MMULT(MAT5POINTS;TEST5POINTS))" office:value-type="float" office:value="-0.25" calcext:value-type="float">
            <text:p>-0,25</text:p>
          </table:table-cell>
          <table:table-cell table:formula="of:=MMULT([.$B30:.G30];MMULT(MAT6POINTS;TEST6POINTS))" office:value-type="float" office:value="-0.3125" calcext:value-type="float">
            <text:p>-0,31</text:p>
          </table:table-cell>
          <table:table-cell table:formula="of:=MMULT([.$B30:.H30];MMULT(MAT7POINTS;TEST7POINTS))" office:value-type="float" office:value="-0.28125" calcext:value-type="float">
            <text:p>-0,28</text:p>
          </table:table-cell>
          <table:table-cell table:formula="of:=MMULT([.$B30:.I30];MMULT(MAT8POINTS;TEST8POINTS))" office:value-type="float" office:value="-0.21875" calcext:value-type="float">
            <text:p>-0,22</text:p>
          </table:table-cell>
          <table:table-cell table:formula="of:=MMULT([.$B30:.J30];MMULT(MAT9POINTS;TEST9POINTS))" office:value-type="float" office:value="-0.15625" calcext:value-type="float">
            <text:p>-0,16</text:p>
          </table:table-cell>
          <table:table-cell table:formula="of:=MMULT([.$B30:.K30];MMULT(MAT10POINTS;TEST10POINTS))" office:value-type="float" office:value="-0.10546875" calcext:value-type="float">
            <text:p>-0,11</text:p>
          </table:table-cell>
          <table:table-cell table:formula="of:=MMULT([.$B30:.L30];MMULT(MAT11POINTS;TEST11POINTS))" office:value-type="float" office:value="-0.068359375" calcext:value-type="float">
            <text:p>-0,07</text:p>
          </table:table-cell>
        </table:table-row>
        <table:table-row table:style-name="ro1">
          <table:table-cell office:value-type="float" office:value="0.3" calcext:value-type="float">
            <text:p>0,30</text:p>
          </table:table-cell>
          <table:table-cell table:formula="of:=IF([.B$24]=0;0;[.B$24]*[.$A31]^([.B$24]-1))" office:value-type="float" office:value="0" calcext:value-type="float">
            <text:p>0,0000</text:p>
          </table:table-cell>
          <table:table-cell table:formula="of:=IF([.C$24]=0;0;[.C$24]*[.$A31]^([.C$24]-1))" office:value-type="float" office:value="1" calcext:value-type="float">
            <text:p>1,0000</text:p>
          </table:table-cell>
          <table:table-cell table:formula="of:=IF([.D$24]=0;0;[.D$24]*[.$A31]^([.D$24]-1))" office:value-type="float" office:value="0.6" calcext:value-type="float">
            <text:p>0,6000</text:p>
          </table:table-cell>
          <table:table-cell table:formula="of:=IF([.E$24]=0;0;[.E$24]*[.$A31]^([.E$24]-1))" office:value-type="float" office:value="0.27" calcext:value-type="float">
            <text:p>0,2700</text:p>
          </table:table-cell>
          <table:table-cell table:formula="of:=IF([.F$24]=0;0;[.F$24]*[.$A31]^([.F$24]-1))" office:value-type="float" office:value="0.108" calcext:value-type="float">
            <text:p>0,1080</text:p>
          </table:table-cell>
          <table:table-cell table:formula="of:=IF([.G$24]=0;0;[.G$24]*[.$A31]^([.G$24]-1))" office:value-type="float" office:value="0.0405" calcext:value-type="float">
            <text:p>0,0405</text:p>
          </table:table-cell>
          <table:table-cell table:formula="of:=IF([.H$24]=0;0;[.H$24]*[.$A31]^([.H$24]-1))" office:value-type="float" office:value="0.01458" calcext:value-type="float">
            <text:p>0,0146</text:p>
          </table:table-cell>
          <table:table-cell table:formula="of:=IF([.I$24]=0;0;[.I$24]*[.$A31]^([.I$24]-1))" office:value-type="float" office:value="0.005103" calcext:value-type="float">
            <text:p>0,0051</text:p>
          </table:table-cell>
          <table:table-cell table:formula="of:=IF([.J$24]=0;0;[.J$24]*[.$A31]^([.J$24]-1))" office:value-type="float" office:value="0.0017496" calcext:value-type="float">
            <text:p>0,0017</text:p>
          </table:table-cell>
          <table:table-cell table:formula="of:=IF([.K$24]=0;0;[.K$24]*[.$A31]^([.K$24]-1))" office:value-type="float" office:value="0.00059049" calcext:value-type="float">
            <text:p>0,0006</text:p>
          </table:table-cell>
          <table:table-cell table:formula="of:=IF([.L$24]=0;0;[.L$24]*[.$A31]^([.L$24]-1))" office:value-type="float" office:value="0.00019683" calcext:value-type="float">
            <text:p>0,0002</text:p>
          </table:table-cell>
          <table:table-cell/>
          <table:table-cell table:formula="of:=MMULT([.$B31:.C31];MMULT(MAT2POINTS;TEST2POINTS))" office:value-type="float" office:value="1" calcext:value-type="float">
            <text:p>1,00</text:p>
          </table:table-cell>
          <table:table-cell table:formula="of:=MMULT([.$B31:.D31];MMULT(MAT3POINTS;TEST3POINTS))" office:value-type="float" office:value="0.2" calcext:value-type="float">
            <text:p>0,20</text:p>
          </table:table-cell>
          <table:table-cell table:formula="of:=MMULT([.$B31:.E31];MMULT(MAT4POINTS;TEST4POINTS))" office:value-type="float" office:value="-0.239999999999999" calcext:value-type="float">
            <text:p>-0,24</text:p>
          </table:table-cell>
          <table:table-cell table:formula="of:=MMULT([.$B31:.F31];MMULT(MAT5POINTS;TEST5POINTS))" office:value-type="float" office:value="-0.319999999999998" calcext:value-type="float">
            <text:p>-0,32</text:p>
          </table:table-cell>
          <table:table-cell table:formula="of:=MMULT([.$B31:.G31];MMULT(MAT6POINTS;TEST6POINTS))" office:value-type="float" office:value="-0.255999999999998" calcext:value-type="float">
            <text:p>-0,26</text:p>
          </table:table-cell>
          <table:table-cell table:formula="of:=MMULT([.$B31:.H31];MMULT(MAT7POINTS;TEST7POINTS))" office:value-type="float" office:value="-0.168959999999997" calcext:value-type="float">
            <text:p>-0,17</text:p>
          </table:table-cell>
          <table:table-cell table:formula="of:=MMULT([.$B31:.I31];MMULT(MAT8POINTS;TEST8POINTS))" office:value-type="float" office:value="-0.10035199999999" calcext:value-type="float">
            <text:p>-0,10</text:p>
          </table:table-cell>
          <table:table-cell table:formula="of:=MMULT([.$B31:.J31];MMULT(MAT9POINTS;TEST9POINTS))" office:value-type="float" office:value="-0.0557055999999803" calcext:value-type="float">
            <text:p>-0,06</text:p>
          </table:table-cell>
          <table:table-cell table:formula="of:=MMULT([.$B31:.K31];MMULT(MAT10POINTS;TEST10POINTS))" office:value-type="float" office:value="-0.0294911999999713" calcext:value-type="float">
            <text:p>-0,03</text:p>
          </table:table-cell>
          <table:table-cell table:formula="of:=MMULT([.$B31:.L31];MMULT(MAT11POINTS;TEST11POINTS))" office:value-type="float" office:value="-0.0150732799998612" calcext:value-type="float">
            <text:p>-0,02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IF([.B$24]=0;0;[.B$24]*[.$A32]^([.B$24]-1))" office:value-type="float" office:value="0" calcext:value-type="float">
            <text:p>0,0000</text:p>
          </table:table-cell>
          <table:table-cell table:formula="of:=IF([.C$24]=0;0;[.C$24]*[.$A32]^([.C$24]-1))" office:value-type="float" office:value="1" calcext:value-type="float">
            <text:p>1,0000</text:p>
          </table:table-cell>
          <table:table-cell table:formula="of:=IF([.D$24]=0;0;[.D$24]*[.$A32]^([.D$24]-1))" office:value-type="float" office:value="0.7" calcext:value-type="float">
            <text:p>0,7000</text:p>
          </table:table-cell>
          <table:table-cell table:formula="of:=IF([.E$24]=0;0;[.E$24]*[.$A32]^([.E$24]-1))" office:value-type="float" office:value="0.3675" calcext:value-type="float">
            <text:p>0,3675</text:p>
          </table:table-cell>
          <table:table-cell table:formula="of:=IF([.F$24]=0;0;[.F$24]*[.$A32]^([.F$24]-1))" office:value-type="float" office:value="0.1715" calcext:value-type="float">
            <text:p>0,1715</text:p>
          </table:table-cell>
          <table:table-cell table:formula="of:=IF([.G$24]=0;0;[.G$24]*[.$A32]^([.G$24]-1))" office:value-type="float" office:value="0.07503125" calcext:value-type="float">
            <text:p>0,0750</text:p>
          </table:table-cell>
          <table:table-cell table:formula="of:=IF([.H$24]=0;0;[.H$24]*[.$A32]^([.H$24]-1))" office:value-type="float" office:value="0.031513125" calcext:value-type="float">
            <text:p>0,0315</text:p>
          </table:table-cell>
          <table:table-cell table:formula="of:=IF([.I$24]=0;0;[.I$24]*[.$A32]^([.I$24]-1))" office:value-type="float" office:value="0.012867859375" calcext:value-type="float">
            <text:p>0,0129</text:p>
          </table:table-cell>
          <table:table-cell table:formula="of:=IF([.J$24]=0;0;[.J$24]*[.$A32]^([.J$24]-1))" office:value-type="float" office:value="0.00514714375" calcext:value-type="float">
            <text:p>0,0051</text:p>
          </table:table-cell>
          <table:table-cell table:formula="of:=IF([.K$24]=0;0;[.K$24]*[.$A32]^([.K$24]-1))" office:value-type="float" office:value="0.0020266878515625" calcext:value-type="float">
            <text:p>0,0020</text:p>
          </table:table-cell>
          <table:table-cell table:formula="of:=IF([.L$24]=0;0;[.L$24]*[.$A32]^([.L$24]-1))" office:value-type="float" office:value="0.00078815638671875" calcext:value-type="float">
            <text:p>0,0008</text:p>
          </table:table-cell>
          <table:table-cell/>
          <table:table-cell table:formula="of:=MMULT([.$B32:.C32];MMULT(MAT2POINTS;TEST2POINTS))" office:value-type="float" office:value="1" calcext:value-type="float">
            <text:p>1,00</text:p>
          </table:table-cell>
          <table:table-cell table:formula="of:=MMULT([.$B32:.D32];MMULT(MAT3POINTS;TEST3POINTS))" office:value-type="float" office:value="-0.0999999999999996" calcext:value-type="float">
            <text:p>-0,10</text:p>
          </table:table-cell>
          <table:table-cell table:formula="of:=MMULT([.$B32:.E32];MMULT(MAT4POINTS;TEST4POINTS))" office:value-type="float" office:value="-0.36" calcext:value-type="float">
            <text:p>-0,36</text:p>
          </table:table-cell>
          <table:table-cell table:formula="of:=MMULT([.$B32:.F32];MMULT(MAT5POINTS;TEST5POINTS))" office:value-type="float" office:value="-0.270000000000001" calcext:value-type="float">
            <text:p>-0,27</text:p>
          </table:table-cell>
          <table:table-cell table:formula="of:=MMULT([.$B32:.G32];MMULT(MAT6POINTS;TEST6POINTS))" office:value-type="float" office:value="-0.148500000000001" calcext:value-type="float">
            <text:p>-0,15</text:p>
          </table:table-cell>
          <table:table-cell table:formula="of:=MMULT([.$B32:.H32];MMULT(MAT7POINTS;TEST7POINTS))" office:value-type="float" office:value="-0.0704699999999994" calcext:value-type="float">
            <text:p>-0,07</text:p>
          </table:table-cell>
          <table:table-cell table:formula="of:=MMULT([.$B32:.I32];MMULT(MAT8POINTS;TEST8POINTS))" office:value-type="float" office:value="-0.0306180000000049" calcext:value-type="float">
            <text:p>-0,03</text:p>
          </table:table-cell>
          <table:table-cell table:formula="of:=MMULT([.$B32:.J32];MMULT(MAT9POINTS;TEST9POINTS))" office:value-type="float" office:value="-0.0125387999999846" calcext:value-type="float">
            <text:p>-0,01</text:p>
          </table:table-cell>
          <table:table-cell table:formula="of:=MMULT([.$B32:.K32];MMULT(MAT10POINTS;TEST10POINTS))" office:value-type="float" office:value="-0.00492074999998415" calcext:value-type="float">
            <text:p>0,00</text:p>
          </table:table-cell>
          <table:table-cell table:formula="of:=MMULT([.$B32:.L32];MMULT(MAT11POINTS;TEST11POINTS))" office:value-type="float" office:value="-0.00186988499990814" calcext:value-type="float">
            <text:p>0,00</text:p>
          </table:table-cell>
        </table:table-row>
        <table:table-row table:style-name="ro1">
          <table:table-cell office:value-type="float" office:value="0.4" calcext:value-type="float">
            <text:p>0,40</text:p>
          </table:table-cell>
          <table:table-cell table:formula="of:=IF([.B$24]=0;0;[.B$24]*[.$A33]^([.B$24]-1))" office:value-type="float" office:value="0" calcext:value-type="float">
            <text:p>0,0000</text:p>
          </table:table-cell>
          <table:table-cell table:formula="of:=IF([.C$24]=0;0;[.C$24]*[.$A33]^([.C$24]-1))" office:value-type="float" office:value="1" calcext:value-type="float">
            <text:p>1,0000</text:p>
          </table:table-cell>
          <table:table-cell table:formula="of:=IF([.D$24]=0;0;[.D$24]*[.$A33]^([.D$24]-1))" office:value-type="float" office:value="0.8" calcext:value-type="float">
            <text:p>0,8000</text:p>
          </table:table-cell>
          <table:table-cell table:formula="of:=IF([.E$24]=0;0;[.E$24]*[.$A33]^([.E$24]-1))" office:value-type="float" office:value="0.48" calcext:value-type="float">
            <text:p>0,4800</text:p>
          </table:table-cell>
          <table:table-cell table:formula="of:=IF([.F$24]=0;0;[.F$24]*[.$A33]^([.F$24]-1))" office:value-type="float" office:value="0.256" calcext:value-type="float">
            <text:p>0,2560</text:p>
          </table:table-cell>
          <table:table-cell table:formula="of:=IF([.G$24]=0;0;[.G$24]*[.$A33]^([.G$24]-1))" office:value-type="float" office:value="0.128" calcext:value-type="float">
            <text:p>0,1280</text:p>
          </table:table-cell>
          <table:table-cell table:formula="of:=IF([.H$24]=0;0;[.H$24]*[.$A33]^([.H$24]-1))" office:value-type="float" office:value="0.06144" calcext:value-type="float">
            <text:p>0,0614</text:p>
          </table:table-cell>
          <table:table-cell table:formula="of:=IF([.I$24]=0;0;[.I$24]*[.$A33]^([.I$24]-1))" office:value-type="float" office:value="0.028672" calcext:value-type="float">
            <text:p>0,0287</text:p>
          </table:table-cell>
          <table:table-cell table:formula="of:=IF([.J$24]=0;0;[.J$24]*[.$A33]^([.J$24]-1))" office:value-type="float" office:value="0.0131072" calcext:value-type="float">
            <text:p>0,0131</text:p>
          </table:table-cell>
          <table:table-cell table:formula="of:=IF([.K$24]=0;0;[.K$24]*[.$A33]^([.K$24]-1))" office:value-type="float" office:value="0.00589824" calcext:value-type="float">
            <text:p>0,0059</text:p>
          </table:table-cell>
          <table:table-cell table:formula="of:=IF([.L$24]=0;0;[.L$24]*[.$A33]^([.L$24]-1))" office:value-type="float" office:value="0.00262144" calcext:value-type="float">
            <text:p>0,0026</text:p>
          </table:table-cell>
          <table:table-cell/>
          <table:table-cell table:formula="of:=MMULT([.$B33:.C33];MMULT(MAT2POINTS;TEST2POINTS))" office:value-type="float" office:value="1" calcext:value-type="float">
            <text:p>1,00</text:p>
          </table:table-cell>
          <table:table-cell table:formula="of:=MMULT([.$B33:.D33];MMULT(MAT3POINTS;TEST3POINTS))" office:value-type="float" office:value="-0.4" calcext:value-type="float">
            <text:p>-0,40</text:p>
          </table:table-cell>
          <table:table-cell table:formula="of:=MMULT([.$B33:.E33];MMULT(MAT4POINTS;TEST4POINTS))" office:value-type="float" office:value="-0.359999999999999" calcext:value-type="float">
            <text:p>-0,36</text:p>
          </table:table-cell>
          <table:table-cell table:formula="of:=MMULT([.$B33:.F33];MMULT(MAT5POINTS;TEST5POINTS))" office:value-type="float" office:value="-0.159999999999998" calcext:value-type="float">
            <text:p>-0,16</text:p>
          </table:table-cell>
          <table:table-cell table:formula="of:=MMULT([.$B33:.G33];MMULT(MAT6POINTS;TEST6POINTS))" office:value-type="float" office:value="-0.0559999999999974" calcext:value-type="float">
            <text:p>-0,06</text:p>
          </table:table-cell>
          <table:table-cell table:formula="of:=MMULT([.$B33:.H33];MMULT(MAT7POINTS;TEST7POINTS))" office:value-type="float" office:value="-0.0172799999999906" calcext:value-type="float">
            <text:p>-0,02</text:p>
          </table:table-cell>
          <table:table-cell table:formula="of:=MMULT([.$B33:.I33];MMULT(MAT8POINTS;TEST8POINTS))" office:value-type="float" office:value="-0.00492799999999782" calcext:value-type="float">
            <text:p>0,00</text:p>
          </table:table-cell>
          <table:table-cell table:formula="of:=MMULT([.$B33:.J33];MMULT(MAT9POINTS;TEST9POINTS))" office:value-type="float" office:value="-0.0013311999999992" calcext:value-type="float">
            <text:p>0,00</text:p>
          </table:table-cell>
          <table:table-cell table:formula="of:=MMULT([.$B33:.K33];MMULT(MAT10POINTS;TEST10POINTS))" office:value-type="float" office:value="-0.000345599999826973" calcext:value-type="float">
            <text:p>0,00</text:p>
          </table:table-cell>
          <table:table-cell table:formula="of:=MMULT([.$B33:.L33];MMULT(MAT11POINTS;TEST11POINTS))" office:value-type="float" office:value="-0.000087040000028793" calcext:value-type="float">
            <text:p>0,00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IF([.B$24]=0;0;[.B$24]*[.$A34]^([.B$24]-1))" office:value-type="float" office:value="0" calcext:value-type="float">
            <text:p>0,0000</text:p>
          </table:table-cell>
          <table:table-cell table:formula="of:=IF([.C$24]=0;0;[.C$24]*[.$A34]^([.C$24]-1))" office:value-type="float" office:value="1" calcext:value-type="float">
            <text:p>1,0000</text:p>
          </table:table-cell>
          <table:table-cell table:formula="of:=IF([.D$24]=0;0;[.D$24]*[.$A34]^([.D$24]-1))" office:value-type="float" office:value="0.9" calcext:value-type="float">
            <text:p>0,9000</text:p>
          </table:table-cell>
          <table:table-cell table:formula="of:=IF([.E$24]=0;0;[.E$24]*[.$A34]^([.E$24]-1))" office:value-type="float" office:value="0.6075" calcext:value-type="float">
            <text:p>0,6075</text:p>
          </table:table-cell>
          <table:table-cell table:formula="of:=IF([.F$24]=0;0;[.F$24]*[.$A34]^([.F$24]-1))" office:value-type="float" office:value="0.3645" calcext:value-type="float">
            <text:p>0,3645</text:p>
          </table:table-cell>
          <table:table-cell table:formula="of:=IF([.G$24]=0;0;[.G$24]*[.$A34]^([.G$24]-1))" office:value-type="float" office:value="0.20503125" calcext:value-type="float">
            <text:p>0,2050</text:p>
          </table:table-cell>
          <table:table-cell table:formula="of:=IF([.H$24]=0;0;[.H$24]*[.$A34]^([.H$24]-1))" office:value-type="float" office:value="0.110716875" calcext:value-type="float">
            <text:p>0,1107</text:p>
          </table:table-cell>
          <table:table-cell table:formula="of:=IF([.I$24]=0;0;[.I$24]*[.$A34]^([.I$24]-1))" office:value-type="float" office:value="0.058126359375" calcext:value-type="float">
            <text:p>0,0581</text:p>
          </table:table-cell>
          <table:table-cell table:formula="of:=IF([.J$24]=0;0;[.J$24]*[.$A34]^([.J$24]-1))" office:value-type="float" office:value="0.02989355625" calcext:value-type="float">
            <text:p>0,0299</text:p>
          </table:table-cell>
          <table:table-cell table:formula="of:=IF([.K$24]=0;0;[.K$24]*[.$A34]^([.K$24]-1))" office:value-type="float" office:value="0.0151336128515625" calcext:value-type="float">
            <text:p>0,0151</text:p>
          </table:table-cell>
          <table:table-cell table:formula="of:=IF([.L$24]=0;0;[.L$24]*[.$A34]^([.L$24]-1))" office:value-type="float" office:value="0.00756680642578125" calcext:value-type="float">
            <text:p>0,0076</text:p>
          </table:table-cell>
          <table:table-cell/>
          <table:table-cell table:formula="of:=MMULT([.$B34:.C34];MMULT(MAT2POINTS;TEST2POINTS))" office:value-type="float" office:value="1" calcext:value-type="float">
            <text:p>1,00</text:p>
          </table:table-cell>
          <table:table-cell table:formula="of:=MMULT([.$B34:.D34];MMULT(MAT3POINTS;TEST3POINTS))" office:value-type="float" office:value="-0.7" calcext:value-type="float">
            <text:p>-0,70</text:p>
          </table:table-cell>
          <table:table-cell table:formula="of:=MMULT([.$B34:.E34];MMULT(MAT4POINTS;TEST4POINTS))" office:value-type="float" office:value="-0.239999999999999" calcext:value-type="float">
            <text:p>-0,24</text:p>
          </table:table-cell>
          <table:table-cell table:formula="of:=MMULT([.$B34:.F34];MMULT(MAT5POINTS;TEST5POINTS))" office:value-type="float" office:value="-0.0499999999999989" calcext:value-type="float">
            <text:p>-0,05</text:p>
          </table:table-cell>
          <table:table-cell table:formula="of:=MMULT([.$B34:.G34];MMULT(MAT6POINTS;TEST6POINTS))" office:value-type="float" office:value="-0.00850000000000151" calcext:value-type="float">
            <text:p>-0,01</text:p>
          </table:table-cell>
          <table:table-cell table:formula="of:=MMULT([.$B34:.H34];MMULT(MAT7POINTS;TEST7POINTS))" office:value-type="float" office:value="-0.00129000000000801" calcext:value-type="float">
            <text:p>0,00</text:p>
          </table:table-cell>
          <table:table-cell table:formula="of:=MMULT([.$B34:.I34];MMULT(MAT8POINTS;TEST8POINTS))" office:value-type="float" office:value="-0.000182000000020111" calcext:value-type="float">
            <text:p>0,00</text:p>
          </table:table-cell>
          <table:table-cell table:formula="of:=MMULT([.$B34:.J34];MMULT(MAT9POINTS;TEST9POINTS))" office:value-type="float" office:value="-0.0000244000000826361" calcext:value-type="float">
            <text:p>0,00</text:p>
          </table:table-cell>
          <table:table-cell table:formula="of:=MMULT([.$B34:.K34];MMULT(MAT10POINTS;TEST10POINTS))" office:value-type="float" office:value="-0.00000315000031392287" calcext:value-type="float">
            <text:p>0,00</text:p>
          </table:table-cell>
          <table:table-cell table:formula="of:=MMULT([.$B34:.L34];MMULT(MAT11POINTS;TEST11POINTS))" office:value-type="float" office:value="-0.00000039500038795382" calcext:value-type="float">
            <text:p>0,00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table:formula="of:=IF([.B$24]=0;0;[.B$24]*[.$A35]^([.B$24]-1))" office:value-type="float" office:value="0" calcext:value-type="float">
            <text:p>0,0000</text:p>
          </table:table-cell>
          <table:table-cell table:formula="of:=IF([.C$24]=0;0;[.C$24]*[.$A35]^([.C$24]-1))" office:value-type="float" office:value="1" calcext:value-type="float">
            <text:p>1,0000</text:p>
          </table:table-cell>
          <table:table-cell table:formula="of:=IF([.D$24]=0;0;[.D$24]*[.$A35]^([.D$24]-1))" office:value-type="float" office:value="1" calcext:value-type="float">
            <text:p>1,0000</text:p>
          </table:table-cell>
          <table:table-cell table:formula="of:=IF([.E$24]=0;0;[.E$24]*[.$A35]^([.E$24]-1))" office:value-type="float" office:value="0.75" calcext:value-type="float">
            <text:p>0,7500</text:p>
          </table:table-cell>
          <table:table-cell table:formula="of:=IF([.F$24]=0;0;[.F$24]*[.$A35]^([.F$24]-1))" office:value-type="float" office:value="0.5" calcext:value-type="float">
            <text:p>0,5000</text:p>
          </table:table-cell>
          <table:table-cell table:formula="of:=IF([.G$24]=0;0;[.G$24]*[.$A35]^([.G$24]-1))" office:value-type="float" office:value="0.3125" calcext:value-type="float">
            <text:p>0,3125</text:p>
          </table:table-cell>
          <table:table-cell table:formula="of:=IF([.H$24]=0;0;[.H$24]*[.$A35]^([.H$24]-1))" office:value-type="float" office:value="0.1875" calcext:value-type="float">
            <text:p>0,1875</text:p>
          </table:table-cell>
          <table:table-cell table:formula="of:=IF([.I$24]=0;0;[.I$24]*[.$A35]^([.I$24]-1))" office:value-type="float" office:value="0.109375" calcext:value-type="float">
            <text:p>0,1094</text:p>
          </table:table-cell>
          <table:table-cell table:formula="of:=IF([.J$24]=0;0;[.J$24]*[.$A35]^([.J$24]-1))" office:value-type="float" office:value="0.0625" calcext:value-type="float">
            <text:p>0,0625</text:p>
          </table:table-cell>
          <table:table-cell table:formula="of:=IF([.K$24]=0;0;[.K$24]*[.$A35]^([.K$24]-1))" office:value-type="float" office:value="0.03515625" calcext:value-type="float">
            <text:p>0,0352</text:p>
          </table:table-cell>
          <table:table-cell table:formula="of:=IF([.L$24]=0;0;[.L$24]*[.$A35]^([.L$24]-1))" office:value-type="float" office:value="0.01953125" calcext:value-type="float">
            <text:p>0,0195</text:p>
          </table:table-cell>
          <table:table-cell/>
          <table:table-cell table:formula="of:=MMULT([.$B35:.C35];MMULT(MAT2POINTS;TEST2POINTS))" office:value-type="float" office:value="1" calcext:value-type="float">
            <text:p>1,00</text:p>
          </table:table-cell>
          <table:table-cell table:formula="of:=MMULT([.$B35:.D35];MMULT(MAT3POINTS;TEST3POINTS))" office:value-type="float" office:value="-1" calcext:value-type="float">
            <text:p>-1,00</text:p>
          </table:table-cell>
          <table:table-cell table:formula="of:=MMULT([.$B35:.E35];MMULT(MAT4POINTS;TEST4POINTS))" office:value-type="float" office:value="0" calcext:value-type="float">
            <text:p>0,00</text:p>
          </table:table-cell>
          <table:table-cell table:formula="of:=MMULT([.$B35:.F35];MMULT(MAT5POINTS;TEST5POINTS))" office:value-type="float" office:value="0" calcext:value-type="float">
            <text:p>0,00</text:p>
          </table:table-cell>
          <table:table-cell table:formula="of:=MMULT([.$B35:.G35];MMULT(MAT6POINTS;TEST6POINTS))" office:value-type="float" office:value="0" calcext:value-type="float">
            <text:p>0,00</text:p>
          </table:table-cell>
          <table:table-cell table:formula="of:=MMULT([.$B35:.H35];MMULT(MAT7POINTS;TEST7POINTS))" office:value-type="float" office:value="0" calcext:value-type="float">
            <text:p>0,00</text:p>
          </table:table-cell>
          <table:table-cell table:formula="of:=MMULT([.$B35:.I35];MMULT(MAT8POINTS;TEST8POINTS))" office:value-type="float" office:value="0" calcext:value-type="float">
            <text:p>0,00</text:p>
          </table:table-cell>
          <table:table-cell table:formula="of:=MMULT([.$B35:.J35];MMULT(MAT9POINTS;TEST9POINTS))" office:value-type="float" office:value="0" calcext:value-type="float">
            <text:p>0,00</text:p>
          </table:table-cell>
          <table:table-cell table:formula="of:=MMULT([.$B35:.K35];MMULT(MAT10POINTS;TEST10POINTS))" office:value-type="float" office:value="0" calcext:value-type="float">
            <text:p>0,00</text:p>
          </table:table-cell>
          <table:table-cell table:formula="of:=MMULT([.$B35:.L35];MMULT(MAT11POINTS;TEST11POINTS)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IF([.B$24]=0;0;[.B$24]*[.$A36]^([.B$24]-1))" office:value-type="float" office:value="0" calcext:value-type="float">
            <text:p>0,0000</text:p>
          </table:table-cell>
          <table:table-cell table:formula="of:=IF([.C$24]=0;0;[.C$24]*[.$A36]^([.C$24]-1))" office:value-type="float" office:value="1" calcext:value-type="float">
            <text:p>1,0000</text:p>
          </table:table-cell>
          <table:table-cell table:formula="of:=IF([.D$24]=0;0;[.D$24]*[.$A36]^([.D$24]-1))" office:value-type="float" office:value="1.1" calcext:value-type="float">
            <text:p>1,1000</text:p>
          </table:table-cell>
          <table:table-cell table:formula="of:=IF([.E$24]=0;0;[.E$24]*[.$A36]^([.E$24]-1))" office:value-type="float" office:value="0.9075" calcext:value-type="float">
            <text:p>0,9075</text:p>
          </table:table-cell>
          <table:table-cell table:formula="of:=IF([.F$24]=0;0;[.F$24]*[.$A36]^([.F$24]-1))" office:value-type="float" office:value="0.6655" calcext:value-type="float">
            <text:p>0,6655</text:p>
          </table:table-cell>
          <table:table-cell table:formula="of:=IF([.G$24]=0;0;[.G$24]*[.$A36]^([.G$24]-1))" office:value-type="float" office:value="0.45753125" calcext:value-type="float">
            <text:p>0,4575</text:p>
          </table:table-cell>
          <table:table-cell table:formula="of:=IF([.H$24]=0;0;[.H$24]*[.$A36]^([.H$24]-1))" office:value-type="float" office:value="0.301970625" calcext:value-type="float">
            <text:p>0,3020</text:p>
          </table:table-cell>
          <table:table-cell table:formula="of:=IF([.I$24]=0;0;[.I$24]*[.$A36]^([.I$24]-1))" office:value-type="float" office:value="0.193764484375" calcext:value-type="float">
            <text:p>0,1938</text:p>
          </table:table-cell>
          <table:table-cell table:formula="of:=IF([.J$24]=0;0;[.J$24]*[.$A36]^([.J$24]-1))" office:value-type="float" office:value="0.12179481875" calcext:value-type="float">
            <text:p>0,1218</text:p>
          </table:table-cell>
          <table:table-cell table:formula="of:=IF([.K$24]=0;0;[.K$24]*[.$A36]^([.K$24]-1))" office:value-type="float" office:value="0.0753605441015626" calcext:value-type="float">
            <text:p>0,0754</text:p>
          </table:table-cell>
          <table:table-cell table:formula="of:=IF([.L$24]=0;0;[.L$24]*[.$A36]^([.L$24]-1))" office:value-type="float" office:value="0.0460536658398438" calcext:value-type="float">
            <text:p>0,0461</text:p>
          </table:table-cell>
          <table:table-cell/>
          <table:table-cell table:formula="of:=MMULT([.$B36:.C36];MMULT(MAT2POINTS;TEST2POINTS))" office:value-type="float" office:value="1" calcext:value-type="float">
            <text:p>1,00</text:p>
          </table:table-cell>
          <table:table-cell table:formula="of:=MMULT([.$B36:.D36];MMULT(MAT3POINTS;TEST3POINTS))" office:value-type="float" office:value="-1.3" calcext:value-type="float">
            <text:p>-1,30</text:p>
          </table:table-cell>
          <table:table-cell table:formula="of:=MMULT([.$B36:.E36];MMULT(MAT4POINTS;TEST4POINTS))" office:value-type="float" office:value="0.360000000000001" calcext:value-type="float">
            <text:p>0,36</text:p>
          </table:table-cell>
          <table:table-cell table:formula="of:=MMULT([.$B36:.F36];MMULT(MAT5POINTS;TEST5POINTS))" office:value-type="float" office:value="-0.0699999999999985" calcext:value-type="float">
            <text:p>-0,07</text:p>
          </table:table-cell>
          <table:table-cell table:formula="of:=MMULT([.$B36:.G36];MMULT(MAT6POINTS;TEST6POINTS))" office:value-type="float" office:value="0.0115000000000016" calcext:value-type="float">
            <text:p>0,01</text:p>
          </table:table-cell>
          <table:table-cell table:formula="of:=MMULT([.$B36:.H36];MMULT(MAT7POINTS;TEST7POINTS))" office:value-type="float" office:value="-0.00171000000000277" calcext:value-type="float">
            <text:p>0,00</text:p>
          </table:table-cell>
          <table:table-cell table:formula="of:=MMULT([.$B36:.I36];MMULT(MAT8POINTS;TEST8POINTS))" office:value-type="float" office:value="0.000237999999981753" calcext:value-type="float">
            <text:p>0,00</text:p>
          </table:table-cell>
          <table:table-cell table:formula="of:=MMULT([.$B36:.J36];MMULT(MAT9POINTS;TEST9POINTS))" office:value-type="float" office:value="-0.0000316000000992744" calcext:value-type="float">
            <text:p>0,00</text:p>
          </table:table-cell>
          <table:table-cell table:formula="of:=MMULT([.$B36:.K36];MMULT(MAT10POINTS;TEST10POINTS))" office:value-type="float" office:value="0.00000405000024272795" calcext:value-type="float">
            <text:p>0,00</text:p>
          </table:table-cell>
          <table:table-cell table:formula="of:=MMULT([.$B36:.L36];MMULT(MAT11POINTS;TEST11POINTS))" office:value-type="float" office:value="-0.00000050499920689617" calcext:value-type="float">
            <text:p>0,00</text:p>
          </table:table-cell>
        </table:table-row>
        <table:table-row table:style-name="ro1">
          <table:table-cell office:value-type="float" office:value="0.6" calcext:value-type="float">
            <text:p>0,60</text:p>
          </table:table-cell>
          <table:table-cell table:formula="of:=IF([.B$24]=0;0;[.B$24]*[.$A37]^([.B$24]-1))" office:value-type="float" office:value="0" calcext:value-type="float">
            <text:p>0,0000</text:p>
          </table:table-cell>
          <table:table-cell table:formula="of:=IF([.C$24]=0;0;[.C$24]*[.$A37]^([.C$24]-1))" office:value-type="float" office:value="1" calcext:value-type="float">
            <text:p>1,0000</text:p>
          </table:table-cell>
          <table:table-cell table:formula="of:=IF([.D$24]=0;0;[.D$24]*[.$A37]^([.D$24]-1))" office:value-type="float" office:value="1.2" calcext:value-type="float">
            <text:p>1,2000</text:p>
          </table:table-cell>
          <table:table-cell table:formula="of:=IF([.E$24]=0;0;[.E$24]*[.$A37]^([.E$24]-1))" office:value-type="float" office:value="1.08" calcext:value-type="float">
            <text:p>1,0800</text:p>
          </table:table-cell>
          <table:table-cell table:formula="of:=IF([.F$24]=0;0;[.F$24]*[.$A37]^([.F$24]-1))" office:value-type="float" office:value="0.864" calcext:value-type="float">
            <text:p>0,8640</text:p>
          </table:table-cell>
          <table:table-cell table:formula="of:=IF([.G$24]=0;0;[.G$24]*[.$A37]^([.G$24]-1))" office:value-type="float" office:value="0.648" calcext:value-type="float">
            <text:p>0,6480</text:p>
          </table:table-cell>
          <table:table-cell table:formula="of:=IF([.H$24]=0;0;[.H$24]*[.$A37]^([.H$24]-1))" office:value-type="float" office:value="0.46656" calcext:value-type="float">
            <text:p>0,4666</text:p>
          </table:table-cell>
          <table:table-cell table:formula="of:=IF([.I$24]=0;0;[.I$24]*[.$A37]^([.I$24]-1))" office:value-type="float" office:value="0.326592" calcext:value-type="float">
            <text:p>0,3266</text:p>
          </table:table-cell>
          <table:table-cell table:formula="of:=IF([.J$24]=0;0;[.J$24]*[.$A37]^([.J$24]-1))" office:value-type="float" office:value="0.2239488" calcext:value-type="float">
            <text:p>0,2239</text:p>
          </table:table-cell>
          <table:table-cell table:formula="of:=IF([.K$24]=0;0;[.K$24]*[.$A37]^([.K$24]-1))" office:value-type="float" office:value="0.15116544" calcext:value-type="float">
            <text:p>0,1512</text:p>
          </table:table-cell>
          <table:table-cell table:formula="of:=IF([.L$24]=0;0;[.L$24]*[.$A37]^([.L$24]-1))" office:value-type="float" office:value="0.10077696" calcext:value-type="float">
            <text:p>0,1008</text:p>
          </table:table-cell>
          <table:table-cell/>
          <table:table-cell table:formula="of:=MMULT([.$B37:.C37];MMULT(MAT2POINTS;TEST2POINTS))" office:value-type="float" office:value="1" calcext:value-type="float">
            <text:p>1,00</text:p>
          </table:table-cell>
          <table:table-cell table:formula="of:=MMULT([.$B37:.D37];MMULT(MAT3POINTS;TEST3POINTS))" office:value-type="float" office:value="-1.6" calcext:value-type="float">
            <text:p>-1,60</text:p>
          </table:table-cell>
          <table:table-cell table:formula="of:=MMULT([.$B37:.E37];MMULT(MAT4POINTS;TEST4POINTS))" office:value-type="float" office:value="0.840000000000002" calcext:value-type="float">
            <text:p>0,84</text:p>
          </table:table-cell>
          <table:table-cell table:formula="of:=MMULT([.$B37:.F37];MMULT(MAT5POINTS;TEST5POINTS))" office:value-type="float" office:value="-0.319999999999993" calcext:value-type="float">
            <text:p>-0,32</text:p>
          </table:table-cell>
          <table:table-cell table:formula="of:=MMULT([.$B37:.G37];MMULT(MAT6POINTS;TEST6POINTS))" office:value-type="float" office:value="0.10400000000001" calcext:value-type="float">
            <text:p>0,10</text:p>
          </table:table-cell>
          <table:table-cell table:formula="of:=MMULT([.$B37:.H37];MMULT(MAT7POINTS;TEST7POINTS))" office:value-type="float" office:value="-0.0307199999999952" calcext:value-type="float">
            <text:p>-0,03</text:p>
          </table:table-cell>
          <table:table-cell table:formula="of:=MMULT([.$B37:.I37];MMULT(MAT8POINTS;TEST8POINTS))" office:value-type="float" office:value="0.00851200000001029" calcext:value-type="float">
            <text:p>0,01</text:p>
          </table:table-cell>
          <table:table-cell table:formula="of:=MMULT([.$B37:.J37];MMULT(MAT9POINTS;TEST9POINTS))" office:value-type="float" office:value="-0.00225279999979477" calcext:value-type="float">
            <text:p>0,00</text:p>
          </table:table-cell>
          <table:table-cell table:formula="of:=MMULT([.$B37:.K37];MMULT(MAT10POINTS;TEST10POINTS))" office:value-type="float" office:value="0.000576000000535259" calcext:value-type="float">
            <text:p>0,00</text:p>
          </table:table-cell>
          <table:table-cell table:formula="of:=MMULT([.$B37:.L37];MMULT(MAT11POINTS;TEST11POINTS))" office:value-type="float" office:value="-0.000143359998219239" calcext:value-type="float">
            <text:p>0,00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IF([.B$24]=0;0;[.B$24]*[.$A38]^([.B$24]-1))" office:value-type="float" office:value="0" calcext:value-type="float">
            <text:p>0,0000</text:p>
          </table:table-cell>
          <table:table-cell table:formula="of:=IF([.C$24]=0;0;[.C$24]*[.$A38]^([.C$24]-1))" office:value-type="float" office:value="1" calcext:value-type="float">
            <text:p>1,0000</text:p>
          </table:table-cell>
          <table:table-cell table:formula="of:=IF([.D$24]=0;0;[.D$24]*[.$A38]^([.D$24]-1))" office:value-type="float" office:value="1.3" calcext:value-type="float">
            <text:p>1,3000</text:p>
          </table:table-cell>
          <table:table-cell table:formula="of:=IF([.E$24]=0;0;[.E$24]*[.$A38]^([.E$24]-1))" office:value-type="float" office:value="1.2675" calcext:value-type="float">
            <text:p>1,2675</text:p>
          </table:table-cell>
          <table:table-cell table:formula="of:=IF([.F$24]=0;0;[.F$24]*[.$A38]^([.F$24]-1))" office:value-type="float" office:value="1.0985" calcext:value-type="float">
            <text:p>1,0985</text:p>
          </table:table-cell>
          <table:table-cell table:formula="of:=IF([.G$24]=0;0;[.G$24]*[.$A38]^([.G$24]-1))" office:value-type="float" office:value="0.89253125" calcext:value-type="float">
            <text:p>0,8925</text:p>
          </table:table-cell>
          <table:table-cell table:formula="of:=IF([.H$24]=0;0;[.H$24]*[.$A38]^([.H$24]-1))" office:value-type="float" office:value="0.696174375" calcext:value-type="float">
            <text:p>0,6962</text:p>
          </table:table-cell>
          <table:table-cell table:formula="of:=IF([.I$24]=0;0;[.I$24]*[.$A38]^([.I$24]-1))" office:value-type="float" office:value="0.527932234375" calcext:value-type="float">
            <text:p>0,5279</text:p>
          </table:table-cell>
          <table:table-cell table:formula="of:=IF([.J$24]=0;0;[.J$24]*[.$A38]^([.J$24]-1))" office:value-type="float" office:value="0.39217823125" calcext:value-type="float">
            <text:p>0,3922</text:p>
          </table:table-cell>
          <table:table-cell table:formula="of:=IF([.K$24]=0;0;[.K$24]*[.$A38]^([.K$24]-1))" office:value-type="float" office:value="0.286780331601563" calcext:value-type="float">
            <text:p>0,2868</text:p>
          </table:table-cell>
          <table:table-cell table:formula="of:=IF([.L$24]=0;0;[.L$24]*[.$A38]^([.L$24]-1))" office:value-type="float" office:value="0.207119128378906" calcext:value-type="float">
            <text:p>0,2071</text:p>
          </table:table-cell>
          <table:table-cell/>
          <table:table-cell table:formula="of:=MMULT([.$B38:.C38];MMULT(MAT2POINTS;TEST2POINTS))" office:value-type="float" office:value="1" calcext:value-type="float">
            <text:p>1,00</text:p>
          </table:table-cell>
          <table:table-cell table:formula="of:=MMULT([.$B38:.D38];MMULT(MAT3POINTS;TEST3POINTS))" office:value-type="float" office:value="-1.9" calcext:value-type="float">
            <text:p>-1,90</text:p>
          </table:table-cell>
          <table:table-cell table:formula="of:=MMULT([.$B38:.E38];MMULT(MAT4POINTS;TEST4POINTS))" office:value-type="float" office:value="1.44" calcext:value-type="float">
            <text:p>1,44</text:p>
          </table:table-cell>
          <table:table-cell table:formula="of:=MMULT([.$B38:.F38];MMULT(MAT5POINTS;TEST5POINTS))" office:value-type="float" office:value="-0.809999999999999" calcext:value-type="float">
            <text:p>-0,81</text:p>
          </table:table-cell>
          <table:table-cell table:formula="of:=MMULT([.$B38:.G38];MMULT(MAT6POINTS;TEST6POINTS))" office:value-type="float" office:value="0.391500000000008" calcext:value-type="float">
            <text:p>0,39</text:p>
          </table:table-cell>
          <table:table-cell table:formula="of:=MMULT([.$B38:.H38];MMULT(MAT7POINTS;TEST7POINTS))" office:value-type="float" office:value="-0.172529999999924" calcext:value-type="float">
            <text:p>-0,17</text:p>
          </table:table-cell>
          <table:table-cell table:formula="of:=MMULT([.$B38:.I38];MMULT(MAT8POINTS;TEST8POINTS))" office:value-type="float" office:value="0.0714420000001894" calcext:value-type="float">
            <text:p>0,07</text:p>
          </table:table-cell>
          <table:table-cell table:formula="of:=MMULT([.$B38:.J38];MMULT(MAT9POINTS;TEST9POINTS))" office:value-type="float" office:value="-0.0282851999995017" calcext:value-type="float">
            <text:p>-0,03</text:p>
          </table:table-cell>
          <table:table-cell table:formula="of:=MMULT([.$B38:.K38];MMULT(MAT10POINTS;TEST10POINTS))" office:value-type="float" office:value="0.0108256500002142" calcext:value-type="float">
            <text:p>0,01</text:p>
          </table:table-cell>
          <table:table-cell table:formula="of:=MMULT([.$B38:.L38];MMULT(MAT11POINTS;TEST11POINTS))" office:value-type="float" office:value="-0.0040350149963615" calcext:value-type="float">
            <text:p>0,00</text:p>
          </table:table-cell>
        </table:table-row>
        <table:table-row table:style-name="ro1">
          <table:table-cell office:value-type="float" office:value="0.7" calcext:value-type="float">
            <text:p>0,70</text:p>
          </table:table-cell>
          <table:table-cell table:formula="of:=IF([.B$24]=0;0;[.B$24]*[.$A39]^([.B$24]-1))" office:value-type="float" office:value="0" calcext:value-type="float">
            <text:p>0,0000</text:p>
          </table:table-cell>
          <table:table-cell table:formula="of:=IF([.C$24]=0;0;[.C$24]*[.$A39]^([.C$24]-1))" office:value-type="float" office:value="1" calcext:value-type="float">
            <text:p>1,0000</text:p>
          </table:table-cell>
          <table:table-cell table:formula="of:=IF([.D$24]=0;0;[.D$24]*[.$A39]^([.D$24]-1))" office:value-type="float" office:value="1.4" calcext:value-type="float">
            <text:p>1,4000</text:p>
          </table:table-cell>
          <table:table-cell table:formula="of:=IF([.E$24]=0;0;[.E$24]*[.$A39]^([.E$24]-1))" office:value-type="float" office:value="1.47" calcext:value-type="float">
            <text:p>1,4700</text:p>
          </table:table-cell>
          <table:table-cell table:formula="of:=IF([.F$24]=0;0;[.F$24]*[.$A39]^([.F$24]-1))" office:value-type="float" office:value="1.372" calcext:value-type="float">
            <text:p>1,3720</text:p>
          </table:table-cell>
          <table:table-cell table:formula="of:=IF([.G$24]=0;0;[.G$24]*[.$A39]^([.G$24]-1))" office:value-type="float" office:value="1.2005" calcext:value-type="float">
            <text:p>1,2005</text:p>
          </table:table-cell>
          <table:table-cell table:formula="of:=IF([.H$24]=0;0;[.H$24]*[.$A39]^([.H$24]-1))" office:value-type="float" office:value="1.00842" calcext:value-type="float">
            <text:p>1,0084</text:p>
          </table:table-cell>
          <table:table-cell table:formula="of:=IF([.I$24]=0;0;[.I$24]*[.$A39]^([.I$24]-1))" office:value-type="float" office:value="0.823543" calcext:value-type="float">
            <text:p>0,8235</text:p>
          </table:table-cell>
          <table:table-cell table:formula="of:=IF([.J$24]=0;0;[.J$24]*[.$A39]^([.J$24]-1))" office:value-type="float" office:value="0.6588344" calcext:value-type="float">
            <text:p>0,6588</text:p>
          </table:table-cell>
          <table:table-cell table:formula="of:=IF([.K$24]=0;0;[.K$24]*[.$A39]^([.K$24]-1))" office:value-type="float" office:value="0.51883209" calcext:value-type="float">
            <text:p>0,5188</text:p>
          </table:table-cell>
          <table:table-cell table:formula="of:=IF([.L$24]=0;0;[.L$24]*[.$A39]^([.L$24]-1))" office:value-type="float" office:value="0.40353607" calcext:value-type="float">
            <text:p>0,4035</text:p>
          </table:table-cell>
          <table:table-cell/>
          <table:table-cell table:formula="of:=MMULT([.$B39:.C39];MMULT(MAT2POINTS;TEST2POINTS))" office:value-type="float" office:value="1" calcext:value-type="float">
            <text:p>1,00</text:p>
          </table:table-cell>
          <table:table-cell table:formula="of:=MMULT([.$B39:.D39];MMULT(MAT3POINTS;TEST3POINTS))" office:value-type="float" office:value="-2.2" calcext:value-type="float">
            <text:p>-2,20</text:p>
          </table:table-cell>
          <table:table-cell table:formula="of:=MMULT([.$B39:.E39];MMULT(MAT4POINTS;TEST4POINTS))" office:value-type="float" office:value="2.16" calcext:value-type="float">
            <text:p>2,16</text:p>
          </table:table-cell>
          <table:table-cell table:formula="of:=MMULT([.$B39:.F39];MMULT(MAT5POINTS;TEST5POINTS))" office:value-type="float" office:value="-1.6" calcext:value-type="float">
            <text:p>-1,60</text:p>
          </table:table-cell>
          <table:table-cell table:formula="of:=MMULT([.$B39:.G39];MMULT(MAT6POINTS;TEST6POINTS))" office:value-type="float" office:value="1.024" calcext:value-type="float">
            <text:p>1,02</text:p>
          </table:table-cell>
          <table:table-cell table:formula="of:=MMULT([.$B39:.H39];MMULT(MAT7POINTS;TEST7POINTS))" office:value-type="float" office:value="-0.599039999999995" calcext:value-type="float">
            <text:p>-0,60</text:p>
          </table:table-cell>
          <table:table-cell table:formula="of:=MMULT([.$B39:.I39];MMULT(MAT8POINTS;TEST8POINTS))" office:value-type="float" office:value="0.329727999999932" calcext:value-type="float">
            <text:p>0,33</text:p>
          </table:table-cell>
          <table:table-cell table:formula="of:=MMULT([.$B39:.J39];MMULT(MAT9POINTS;TEST9POINTS))" office:value-type="float" office:value="-0.173670399999963" calcext:value-type="float">
            <text:p>-0,17</text:p>
          </table:table-cell>
          <table:table-cell table:formula="of:=MMULT([.$B39:.K39];MMULT(MAT10POINTS;TEST10POINTS))" office:value-type="float" office:value="0.0884736000006683" calcext:value-type="float">
            <text:p>0,09</text:p>
          </table:table-cell>
          <table:table-cell table:formula="of:=MMULT([.$B39:.L39];MMULT(MAT11POINTS;TEST11POINTS))" office:value-type="float" office:value="-0.0439091199955328" calcext:value-type="float">
            <text:p>-0,04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IF([.B$24]=0;0;[.B$24]*[.$A40]^([.B$24]-1))" office:value-type="float" office:value="0" calcext:value-type="float">
            <text:p>0,0000</text:p>
          </table:table-cell>
          <table:table-cell table:formula="of:=IF([.C$24]=0;0;[.C$24]*[.$A40]^([.C$24]-1))" office:value-type="float" office:value="1" calcext:value-type="float">
            <text:p>1,0000</text:p>
          </table:table-cell>
          <table:table-cell table:formula="of:=IF([.D$24]=0;0;[.D$24]*[.$A40]^([.D$24]-1))" office:value-type="float" office:value="1.5" calcext:value-type="float">
            <text:p>1,5000</text:p>
          </table:table-cell>
          <table:table-cell table:formula="of:=IF([.E$24]=0;0;[.E$24]*[.$A40]^([.E$24]-1))" office:value-type="float" office:value="1.6875" calcext:value-type="float">
            <text:p>1,6875</text:p>
          </table:table-cell>
          <table:table-cell table:formula="of:=IF([.F$24]=0;0;[.F$24]*[.$A40]^([.F$24]-1))" office:value-type="float" office:value="1.6875" calcext:value-type="float">
            <text:p>1,6875</text:p>
          </table:table-cell>
          <table:table-cell table:formula="of:=IF([.G$24]=0;0;[.G$24]*[.$A40]^([.G$24]-1))" office:value-type="float" office:value="1.58203125" calcext:value-type="float">
            <text:p>1,5820</text:p>
          </table:table-cell>
          <table:table-cell table:formula="of:=IF([.H$24]=0;0;[.H$24]*[.$A40]^([.H$24]-1))" office:value-type="float" office:value="1.423828125" calcext:value-type="float">
            <text:p>1,4238</text:p>
          </table:table-cell>
          <table:table-cell table:formula="of:=IF([.I$24]=0;0;[.I$24]*[.$A40]^([.I$24]-1))" office:value-type="float" office:value="1.245849609375" calcext:value-type="float">
            <text:p>1,2458</text:p>
          </table:table-cell>
          <table:table-cell table:formula="of:=IF([.J$24]=0;0;[.J$24]*[.$A40]^([.J$24]-1))" office:value-type="float" office:value="1.06787109375" calcext:value-type="float">
            <text:p>1,0679</text:p>
          </table:table-cell>
          <table:table-cell table:formula="of:=IF([.K$24]=0;0;[.K$24]*[.$A40]^([.K$24]-1))" office:value-type="float" office:value="0.901016235351563" calcext:value-type="float">
            <text:p>0,9010</text:p>
          </table:table-cell>
          <table:table-cell table:formula="of:=IF([.L$24]=0;0;[.L$24]*[.$A40]^([.L$24]-1))" office:value-type="float" office:value="0.750846862792969" calcext:value-type="float">
            <text:p>0,7508</text:p>
          </table:table-cell>
          <table:table-cell/>
          <table:table-cell table:formula="of:=MMULT([.$B40:.C40];MMULT(MAT2POINTS;TEST2POINTS))" office:value-type="float" office:value="1" calcext:value-type="float">
            <text:p>1,00</text:p>
          </table:table-cell>
          <table:table-cell table:formula="of:=MMULT([.$B40:.D40];MMULT(MAT3POINTS;TEST3POINTS))" office:value-type="float" office:value="-2.5" calcext:value-type="float">
            <text:p>-2,50</text:p>
          </table:table-cell>
          <table:table-cell table:formula="of:=MMULT([.$B40:.E40];MMULT(MAT4POINTS;TEST4POINTS))" office:value-type="float" office:value="3" calcext:value-type="float">
            <text:p>3,00</text:p>
          </table:table-cell>
          <table:table-cell table:formula="of:=MMULT([.$B40:.F40];MMULT(MAT5POINTS;TEST5POINTS))" office:value-type="float" office:value="-2.75" calcext:value-type="float">
            <text:p>-2,75</text:p>
          </table:table-cell>
          <table:table-cell table:formula="of:=MMULT([.$B40:.G40];MMULT(MAT6POINTS;TEST6POINTS))" office:value-type="float" office:value="2.1875" calcext:value-type="float">
            <text:p>2,19</text:p>
          </table:table-cell>
          <table:table-cell table:formula="of:=MMULT([.$B40:.H40];MMULT(MAT7POINTS;TEST7POINTS))" office:value-type="float" office:value="-1.59375" calcext:value-type="float">
            <text:p>-1,59</text:p>
          </table:table-cell>
          <table:table-cell table:formula="of:=MMULT([.$B40:.I40];MMULT(MAT8POINTS;TEST8POINTS))" office:value-type="float" office:value="1.09375" calcext:value-type="float">
            <text:p>1,09</text:p>
          </table:table-cell>
          <table:table-cell table:formula="of:=MMULT([.$B40:.J40];MMULT(MAT9POINTS;TEST9POINTS))" office:value-type="float" office:value="-0.71875" calcext:value-type="float">
            <text:p>-0,72</text:p>
          </table:table-cell>
          <table:table-cell table:formula="of:=MMULT([.$B40:.K40];MMULT(MAT10POINTS;TEST10POINTS))" office:value-type="float" office:value="0.45703125" calcext:value-type="float">
            <text:p>0,46</text:p>
          </table:table-cell>
          <table:table-cell table:formula="of:=MMULT([.$B40:.L40];MMULT(MAT11POINTS;TEST11POINTS))" office:value-type="float" office:value="-0.283203125" calcext:value-type="float">
            <text:p>-0,28</text:p>
          </table:table-cell>
        </table:table-row>
        <table:table-row table:style-name="ro1">
          <table:table-cell office:value-type="float" office:value="0.8" calcext:value-type="float">
            <text:p>0,80</text:p>
          </table:table-cell>
          <table:table-cell table:formula="of:=IF([.B$24]=0;0;[.B$24]*[.$A41]^([.B$24]-1))" office:value-type="float" office:value="0" calcext:value-type="float">
            <text:p>0,0000</text:p>
          </table:table-cell>
          <table:table-cell table:formula="of:=IF([.C$24]=0;0;[.C$24]*[.$A41]^([.C$24]-1))" office:value-type="float" office:value="1" calcext:value-type="float">
            <text:p>1,0000</text:p>
          </table:table-cell>
          <table:table-cell table:formula="of:=IF([.D$24]=0;0;[.D$24]*[.$A41]^([.D$24]-1))" office:value-type="float" office:value="1.6" calcext:value-type="float">
            <text:p>1,6000</text:p>
          </table:table-cell>
          <table:table-cell table:formula="of:=IF([.E$24]=0;0;[.E$24]*[.$A41]^([.E$24]-1))" office:value-type="float" office:value="1.92" calcext:value-type="float">
            <text:p>1,9200</text:p>
          </table:table-cell>
          <table:table-cell table:formula="of:=IF([.F$24]=0;0;[.F$24]*[.$A41]^([.F$24]-1))" office:value-type="float" office:value="2.048" calcext:value-type="float">
            <text:p>2,0480</text:p>
          </table:table-cell>
          <table:table-cell table:formula="of:=IF([.G$24]=0;0;[.G$24]*[.$A41]^([.G$24]-1))" office:value-type="float" office:value="2.048" calcext:value-type="float">
            <text:p>2,0480</text:p>
          </table:table-cell>
          <table:table-cell table:formula="of:=IF([.H$24]=0;0;[.H$24]*[.$A41]^([.H$24]-1))" office:value-type="float" office:value="1.96608" calcext:value-type="float">
            <text:p>1,9661</text:p>
          </table:table-cell>
          <table:table-cell table:formula="of:=IF([.I$24]=0;0;[.I$24]*[.$A41]^([.I$24]-1))" office:value-type="float" office:value="1.835008" calcext:value-type="float">
            <text:p>1,8350</text:p>
          </table:table-cell>
          <table:table-cell table:formula="of:=IF([.J$24]=0;0;[.J$24]*[.$A41]^([.J$24]-1))" office:value-type="float" office:value="1.6777216" calcext:value-type="float">
            <text:p>1,6777</text:p>
          </table:table-cell>
          <table:table-cell table:formula="of:=IF([.K$24]=0;0;[.K$24]*[.$A41]^([.K$24]-1))" office:value-type="float" office:value="1.50994944" calcext:value-type="float">
            <text:p>1,5099</text:p>
          </table:table-cell>
          <table:table-cell table:formula="of:=IF([.L$24]=0;0;[.L$24]*[.$A41]^([.L$24]-1))" office:value-type="float" office:value="1.34217728" calcext:value-type="float">
            <text:p>1,3422</text:p>
          </table:table-cell>
          <table:table-cell/>
          <table:table-cell table:formula="of:=MMULT([.$B41:.C41];MMULT(MAT2POINTS;TEST2POINTS))" office:value-type="float" office:value="1" calcext:value-type="float">
            <text:p>1,00</text:p>
          </table:table-cell>
          <table:table-cell table:formula="of:=MMULT([.$B41:.D41];MMULT(MAT3POINTS;TEST3POINTS))" office:value-type="float" office:value="-2.8" calcext:value-type="float">
            <text:p>-2,80</text:p>
          </table:table-cell>
          <table:table-cell table:formula="of:=MMULT([.$B41:.E41];MMULT(MAT4POINTS;TEST4POINTS))" office:value-type="float" office:value="3.96" calcext:value-type="float">
            <text:p>3,96</text:p>
          </table:table-cell>
          <table:table-cell table:formula="of:=MMULT([.$B41:.F41];MMULT(MAT5POINTS;TEST5POINTS))" office:value-type="float" office:value="-4.32" calcext:value-type="float">
            <text:p>-4,32</text:p>
          </table:table-cell>
          <table:table-cell table:formula="of:=MMULT([.$B41:.G41];MMULT(MAT6POINTS;TEST6POINTS))" office:value-type="float" office:value="4.10400000000001" calcext:value-type="float">
            <text:p>4,10</text:p>
          </table:table-cell>
          <table:table-cell table:formula="of:=MMULT([.$B41:.H41];MMULT(MAT7POINTS;TEST7POINTS))" office:value-type="float" office:value="-3.57695999999993" calcext:value-type="float">
            <text:p>-3,58</text:p>
          </table:table-cell>
          <table:table-cell table:formula="of:=MMULT([.$B41:.I41];MMULT(MAT8POINTS;TEST8POINTS))" office:value-type="float" office:value="2.93932799999999" calcext:value-type="float">
            <text:p>2,94</text:p>
          </table:table-cell>
          <table:table-cell table:formula="of:=MMULT([.$B41:.J41];MMULT(MAT9POINTS;TEST9POINTS))" office:value-type="float" office:value="-2.3141375999999" calcext:value-type="float">
            <text:p>-2,31</text:p>
          </table:table-cell>
          <table:table-cell table:formula="of:=MMULT([.$B41:.K41];MMULT(MAT10POINTS;TEST10POINTS))" office:value-type="float" office:value="1.76359680000604" calcext:value-type="float">
            <text:p>1,76</text:p>
          </table:table-cell>
          <table:table-cell table:formula="of:=MMULT([.$B41:.L41];MMULT(MAT11POINTS;TEST11POINTS))" office:value-type="float" office:value="-1.31010047999962" calcext:value-type="float">
            <text:p>-1,31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table:formula="of:=IF([.B$24]=0;0;[.B$24]*[.$A42]^([.B$24]-1))" office:value-type="float" office:value="0" calcext:value-type="float">
            <text:p>0,0000</text:p>
          </table:table-cell>
          <table:table-cell table:formula="of:=IF([.C$24]=0;0;[.C$24]*[.$A42]^([.C$24]-1))" office:value-type="float" office:value="1" calcext:value-type="float">
            <text:p>1,0000</text:p>
          </table:table-cell>
          <table:table-cell table:formula="of:=IF([.D$24]=0;0;[.D$24]*[.$A42]^([.D$24]-1))" office:value-type="float" office:value="1.7" calcext:value-type="float">
            <text:p>1,7000</text:p>
          </table:table-cell>
          <table:table-cell table:formula="of:=IF([.E$24]=0;0;[.E$24]*[.$A42]^([.E$24]-1))" office:value-type="float" office:value="2.1675" calcext:value-type="float">
            <text:p>2,1675</text:p>
          </table:table-cell>
          <table:table-cell table:formula="of:=IF([.F$24]=0;0;[.F$24]*[.$A42]^([.F$24]-1))" office:value-type="float" office:value="2.4565" calcext:value-type="float">
            <text:p>2,4565</text:p>
          </table:table-cell>
          <table:table-cell table:formula="of:=IF([.G$24]=0;0;[.G$24]*[.$A42]^([.G$24]-1))" office:value-type="float" office:value="2.61003125" calcext:value-type="float">
            <text:p>2,6100</text:p>
          </table:table-cell>
          <table:table-cell table:formula="of:=IF([.H$24]=0;0;[.H$24]*[.$A42]^([.H$24]-1))" office:value-type="float" office:value="2.662231875" calcext:value-type="float">
            <text:p>2,6622</text:p>
          </table:table-cell>
          <table:table-cell table:formula="of:=IF([.I$24]=0;0;[.I$24]*[.$A42]^([.I$24]-1))" office:value-type="float" office:value="2.640046609375" calcext:value-type="float">
            <text:p>2,6400</text:p>
          </table:table-cell>
          <table:table-cell table:formula="of:=IF([.J$24]=0;0;[.J$24]*[.$A42]^([.J$24]-1))" office:value-type="float" office:value="2.56461670625" calcext:value-type="float">
            <text:p>2,5646</text:p>
          </table:table-cell>
          <table:table-cell table:formula="of:=IF([.K$24]=0;0;[.K$24]*[.$A42]^([.K$24]-1))" office:value-type="float" office:value="2.45241472535156" calcext:value-type="float">
            <text:p>2,4524</text:p>
          </table:table-cell>
          <table:table-cell table:formula="of:=IF([.L$24]=0;0;[.L$24]*[.$A42]^([.L$24]-1))" office:value-type="float" office:value="2.31616946283203" calcext:value-type="float">
            <text:p>2,3162</text:p>
          </table:table-cell>
          <table:table-cell/>
          <table:table-cell table:formula="of:=MMULT([.$B42:.C42];MMULT(MAT2POINTS;TEST2POINTS))" office:value-type="float" office:value="1" calcext:value-type="float">
            <text:p>1,00</text:p>
          </table:table-cell>
          <table:table-cell table:formula="of:=MMULT([.$B42:.D42];MMULT(MAT3POINTS;TEST3POINTS))" office:value-type="float" office:value="-3.1" calcext:value-type="float">
            <text:p>-3,10</text:p>
          </table:table-cell>
          <table:table-cell table:formula="of:=MMULT([.$B42:.E42];MMULT(MAT4POINTS;TEST4POINTS))" office:value-type="float" office:value="5.04" calcext:value-type="float">
            <text:p>5,04</text:p>
          </table:table-cell>
          <table:table-cell table:formula="of:=MMULT([.$B42:.F42];MMULT(MAT5POINTS;TEST5POINTS))" office:value-type="float" office:value="-6.37000000000001" calcext:value-type="float">
            <text:p>-6,37</text:p>
          </table:table-cell>
          <table:table-cell table:formula="of:=MMULT([.$B42:.G42];MMULT(MAT6POINTS;TEST6POINTS))" office:value-type="float" office:value="7.03149999999998" calcext:value-type="float">
            <text:p>7,03</text:p>
          </table:table-cell>
          <table:table-cell table:formula="of:=MMULT([.$B42:.H42];MMULT(MAT7POINTS;TEST7POINTS))" office:value-type="float" office:value="-7.1309700000001" calcext:value-type="float">
            <text:p>-7,13</text:p>
          </table:table-cell>
          <table:table-cell table:formula="of:=MMULT([.$B42:.I42];MMULT(MAT8POINTS;TEST8POINTS))" office:value-type="float" office:value="6.82364199999986" calcext:value-type="float">
            <text:p>6,82</text:p>
          </table:table-cell>
          <table:table-cell table:formula="of:=MMULT([.$B42:.J42];MMULT(MAT9POINTS;TEST9POINTS))" office:value-type="float" office:value="-6.25892680000041" calcext:value-type="float">
            <text:p>-6,26</text:p>
          </table:table-cell>
          <table:table-cell table:formula="of:=MMULT([.$B42:.K42];MMULT(MAT10POINTS;TEST10POINTS))" office:value-type="float" office:value="5.5589152500003" calcext:value-type="float">
            <text:p>5,56</text:p>
          </table:table-cell>
          <table:table-cell table:formula="of:=MMULT([.$B42:.L42];MMULT(MAT11POINTS;TEST11POINTS))" office:value-type="float" office:value="-4.81360883499974" calcext:value-type="float">
            <text:p>-4,81</text:p>
          </table:table-cell>
        </table:table-row>
        <table:table-row table:style-name="ro1">
          <table:table-cell office:value-type="float" office:value="0.9" calcext:value-type="float">
            <text:p>0,90</text:p>
          </table:table-cell>
          <table:table-cell table:formula="of:=IF([.B$24]=0;0;[.B$24]*[.$A43]^([.B$24]-1))" office:value-type="float" office:value="0" calcext:value-type="float">
            <text:p>0,0000</text:p>
          </table:table-cell>
          <table:table-cell table:formula="of:=IF([.C$24]=0;0;[.C$24]*[.$A43]^([.C$24]-1))" office:value-type="float" office:value="1" calcext:value-type="float">
            <text:p>1,0000</text:p>
          </table:table-cell>
          <table:table-cell table:formula="of:=IF([.D$24]=0;0;[.D$24]*[.$A43]^([.D$24]-1))" office:value-type="float" office:value="1.8" calcext:value-type="float">
            <text:p>1,8000</text:p>
          </table:table-cell>
          <table:table-cell table:formula="of:=IF([.E$24]=0;0;[.E$24]*[.$A43]^([.E$24]-1))" office:value-type="float" office:value="2.43" calcext:value-type="float">
            <text:p>2,4300</text:p>
          </table:table-cell>
          <table:table-cell table:formula="of:=IF([.F$24]=0;0;[.F$24]*[.$A43]^([.F$24]-1))" office:value-type="float" office:value="2.916" calcext:value-type="float">
            <text:p>2,9160</text:p>
          </table:table-cell>
          <table:table-cell table:formula="of:=IF([.G$24]=0;0;[.G$24]*[.$A43]^([.G$24]-1))" office:value-type="float" office:value="3.2805" calcext:value-type="float">
            <text:p>3,2805</text:p>
          </table:table-cell>
          <table:table-cell table:formula="of:=IF([.H$24]=0;0;[.H$24]*[.$A43]^([.H$24]-1))" office:value-type="float" office:value="3.54294" calcext:value-type="float">
            <text:p>3,5429</text:p>
          </table:table-cell>
          <table:table-cell table:formula="of:=IF([.I$24]=0;0;[.I$24]*[.$A43]^([.I$24]-1))" office:value-type="float" office:value="3.720087" calcext:value-type="float">
            <text:p>3,7201</text:p>
          </table:table-cell>
          <table:table-cell table:formula="of:=IF([.J$24]=0;0;[.J$24]*[.$A43]^([.J$24]-1))" office:value-type="float" office:value="3.8263752" calcext:value-type="float">
            <text:p>3,8264</text:p>
          </table:table-cell>
          <table:table-cell table:formula="of:=IF([.K$24]=0;0;[.K$24]*[.$A43]^([.K$24]-1))" office:value-type="float" office:value="3.87420489" calcext:value-type="float">
            <text:p>3,8742</text:p>
          </table:table-cell>
          <table:table-cell table:formula="of:=IF([.L$24]=0;0;[.L$24]*[.$A43]^([.L$24]-1))" office:value-type="float" office:value="3.87420489" calcext:value-type="float">
            <text:p>3,8742</text:p>
          </table:table-cell>
          <table:table-cell/>
          <table:table-cell table:formula="of:=MMULT([.$B43:.C43];MMULT(MAT2POINTS;TEST2POINTS))" office:value-type="float" office:value="1" calcext:value-type="float">
            <text:p>1,00</text:p>
          </table:table-cell>
          <table:table-cell table:formula="of:=MMULT([.$B43:.D43];MMULT(MAT3POINTS;TEST3POINTS))" office:value-type="float" office:value="-3.4" calcext:value-type="float">
            <text:p>-3,40</text:p>
          </table:table-cell>
          <table:table-cell table:formula="of:=MMULT([.$B43:.E43];MMULT(MAT4POINTS;TEST4POINTS))" office:value-type="float" office:value="6.24" calcext:value-type="float">
            <text:p>6,24</text:p>
          </table:table-cell>
          <table:table-cell table:formula="of:=MMULT([.$B43:.F43];MMULT(MAT5POINTS;TEST5POINTS))" office:value-type="float" office:value="-8.96" calcext:value-type="float">
            <text:p>-8,96</text:p>
          </table:table-cell>
          <table:table-cell table:formula="of:=MMULT([.$B43:.G43];MMULT(MAT6POINTS;TEST6POINTS))" office:value-type="float" office:value="11.264" calcext:value-type="float">
            <text:p>11,26</text:p>
          </table:table-cell>
          <table:table-cell table:formula="of:=MMULT([.$B43:.H43];MMULT(MAT7POINTS;TEST7POINTS))" office:value-type="float" office:value="-13.0252800000001" calcext:value-type="float">
            <text:p>-13,03</text:p>
          </table:table-cell>
          <table:table-cell table:formula="of:=MMULT([.$B43:.I43];MMULT(MAT8POINTS;TEST8POINTS))" office:value-type="float" office:value="14.2213119999995" calcext:value-type="float">
            <text:p>14,22</text:p>
          </table:table-cell>
          <table:table-cell table:formula="of:=MMULT([.$B43:.J43];MMULT(MAT9POINTS;TEST9POINTS))" office:value-type="float" office:value="-14.8897792000016" calcext:value-type="float">
            <text:p>-14,89</text:p>
          </table:table-cell>
          <table:table-cell table:formula="of:=MMULT([.$B43:.K43];MMULT(MAT10POINTS;TEST10POINTS))" office:value-type="float" office:value="15.0994943999909" calcext:value-type="float">
            <text:p>15,10</text:p>
          </table:table-cell>
          <table:table-cell table:formula="of:=MMULT([.$B43:.L43];MMULT(MAT11POINTS;TEST11POINTS))" office:value-type="float" office:value="-14.9317222400141" calcext:value-type="float">
            <text:p>-14,93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IF([.B$24]=0;0;[.B$24]*[.$A44]^([.B$24]-1))" office:value-type="float" office:value="0" calcext:value-type="float">
            <text:p>0,0000</text:p>
          </table:table-cell>
          <table:table-cell table:formula="of:=IF([.C$24]=0;0;[.C$24]*[.$A44]^([.C$24]-1))" office:value-type="float" office:value="1" calcext:value-type="float">
            <text:p>1,0000</text:p>
          </table:table-cell>
          <table:table-cell table:formula="of:=IF([.D$24]=0;0;[.D$24]*[.$A44]^([.D$24]-1))" office:value-type="float" office:value="1.9" calcext:value-type="float">
            <text:p>1,9000</text:p>
          </table:table-cell>
          <table:table-cell table:formula="of:=IF([.E$24]=0;0;[.E$24]*[.$A44]^([.E$24]-1))" office:value-type="float" office:value="2.7075" calcext:value-type="float">
            <text:p>2,7075</text:p>
          </table:table-cell>
          <table:table-cell table:formula="of:=IF([.F$24]=0;0;[.F$24]*[.$A44]^([.F$24]-1))" office:value-type="float" office:value="3.4295" calcext:value-type="float">
            <text:p>3,4295</text:p>
          </table:table-cell>
          <table:table-cell table:formula="of:=IF([.G$24]=0;0;[.G$24]*[.$A44]^([.G$24]-1))" office:value-type="float" office:value="4.07253125" calcext:value-type="float">
            <text:p>4,0725</text:p>
          </table:table-cell>
          <table:table-cell table:formula="of:=IF([.H$24]=0;0;[.H$24]*[.$A44]^([.H$24]-1))" office:value-type="float" office:value="4.642685625" calcext:value-type="float">
            <text:p>4,6427</text:p>
          </table:table-cell>
          <table:table-cell table:formula="of:=IF([.I$24]=0;0;[.I$24]*[.$A44]^([.I$24]-1))" office:value-type="float" office:value="5.145643234375" calcext:value-type="float">
            <text:p>5,1456</text:p>
          </table:table-cell>
          <table:table-cell table:formula="of:=IF([.J$24]=0;0;[.J$24]*[.$A44]^([.J$24]-1))" office:value-type="float" office:value="5.58669836875" calcext:value-type="float">
            <text:p>5,5867</text:p>
          </table:table-cell>
          <table:table-cell table:formula="of:=IF([.K$24]=0;0;[.K$24]*[.$A44]^([.K$24]-1))" office:value-type="float" office:value="5.97078388160156" calcext:value-type="float">
            <text:p>5,9708</text:p>
          </table:table-cell>
          <table:table-cell table:formula="of:=IF([.L$24]=0;0;[.L$24]*[.$A44]^([.L$24]-1))" office:value-type="float" office:value="6.30249409724609" calcext:value-type="float">
            <text:p>6,3025</text:p>
          </table:table-cell>
          <table:table-cell/>
          <table:table-cell table:formula="of:=MMULT([.$B44:.C44];MMULT(MAT2POINTS;TEST2POINTS))" office:value-type="float" office:value="1" calcext:value-type="float">
            <text:p>1,00</text:p>
          </table:table-cell>
          <table:table-cell table:formula="of:=MMULT([.$B44:.D44];MMULT(MAT3POINTS;TEST3POINTS))" office:value-type="float" office:value="-3.7" calcext:value-type="float">
            <text:p>-3,70</text:p>
          </table:table-cell>
          <table:table-cell table:formula="of:=MMULT([.$B44:.E44];MMULT(MAT4POINTS;TEST4POINTS))" office:value-type="float" office:value="7.56" calcext:value-type="float">
            <text:p>7,56</text:p>
          </table:table-cell>
          <table:table-cell table:formula="of:=MMULT([.$B44:.F44];MMULT(MAT5POINTS;TEST5POINTS))" office:value-type="float" office:value="-12.15" calcext:value-type="float">
            <text:p>-12,15</text:p>
          </table:table-cell>
          <table:table-cell table:formula="of:=MMULT([.$B44:.G44];MMULT(MAT6POINTS;TEST6POINTS))" office:value-type="float" office:value="17.1315" calcext:value-type="float">
            <text:p>17,13</text:p>
          </table:table-cell>
          <table:table-cell table:formula="of:=MMULT([.$B44:.H44];MMULT(MAT7POINTS;TEST7POINTS))" office:value-type="float" office:value="-22.2417900000001" calcext:value-type="float">
            <text:p>-22,24</text:p>
          </table:table-cell>
          <table:table-cell table:formula="of:=MMULT([.$B44:.I44];MMULT(MAT8POINTS;TEST8POINTS))" office:value-type="float" office:value="27.2806379999999" calcext:value-type="float">
            <text:p>27,28</text:p>
          </table:table-cell>
          <table:table-cell table:formula="of:=MMULT([.$B44:.J44];MMULT(MAT9POINTS;TEST9POINTS))" office:value-type="float" office:value="-32.0990364" calcext:value-type="float">
            <text:p>-32,10</text:p>
          </table:table-cell>
          <table:table-cell table:formula="of:=MMULT([.$B44:.K44];MMULT(MAT10POINTS;TEST10POINTS))" office:value-type="float" office:value="36.5897128500022" calcext:value-type="float">
            <text:p>36,59</text:p>
          </table:table-cell>
          <table:table-cell table:formula="of:=MMULT([.$B44:.L44];MMULT(MAT11POINTS;TEST11POINTS))" office:value-type="float" office:value="-40.6791513450125" calcext:value-type="float">
            <text:p>-40,68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IF([.B$24]=0;0;[.B$24]*[.$A45]^([.B$24]-1))" office:value-type="float" office:value="0" calcext:value-type="float">
            <text:p>0,0000</text:p>
          </table:table-cell>
          <table:table-cell table:formula="of:=IF([.C$24]=0;0;[.C$24]*[.$A45]^([.C$24]-1))" office:value-type="float" office:value="1" calcext:value-type="float">
            <text:p>1,0000</text:p>
          </table:table-cell>
          <table:table-cell table:formula="of:=IF([.D$24]=0;0;[.D$24]*[.$A45]^([.D$24]-1))" office:value-type="float" office:value="2" calcext:value-type="float">
            <text:p>2,0000</text:p>
          </table:table-cell>
          <table:table-cell table:formula="of:=IF([.E$24]=0;0;[.E$24]*[.$A45]^([.E$24]-1))" office:value-type="float" office:value="3" calcext:value-type="float">
            <text:p>3,0000</text:p>
          </table:table-cell>
          <table:table-cell table:formula="of:=IF([.F$24]=0;0;[.F$24]*[.$A45]^([.F$24]-1))" office:value-type="float" office:value="4" calcext:value-type="float">
            <text:p>4,0000</text:p>
          </table:table-cell>
          <table:table-cell table:formula="of:=IF([.G$24]=0;0;[.G$24]*[.$A45]^([.G$24]-1))" office:value-type="float" office:value="5" calcext:value-type="float">
            <text:p>5,0000</text:p>
          </table:table-cell>
          <table:table-cell table:formula="of:=IF([.H$24]=0;0;[.H$24]*[.$A45]^([.H$24]-1))" office:value-type="float" office:value="6" calcext:value-type="float">
            <text:p>6,0000</text:p>
          </table:table-cell>
          <table:table-cell table:formula="of:=IF([.I$24]=0;0;[.I$24]*[.$A45]^([.I$24]-1))" office:value-type="float" office:value="7" calcext:value-type="float">
            <text:p>7,0000</text:p>
          </table:table-cell>
          <table:table-cell table:formula="of:=IF([.J$24]=0;0;[.J$24]*[.$A45]^([.J$24]-1))" office:value-type="float" office:value="8" calcext:value-type="float">
            <text:p>8,0000</text:p>
          </table:table-cell>
          <table:table-cell table:formula="of:=IF([.K$24]=0;0;[.K$24]*[.$A45]^([.K$24]-1))" office:value-type="float" office:value="9" calcext:value-type="float">
            <text:p>9,0000</text:p>
          </table:table-cell>
          <table:table-cell table:formula="of:=IF([.L$24]=0;0;[.L$24]*[.$A45]^([.L$24]-1))" office:value-type="float" office:value="10" calcext:value-type="float">
            <text:p>10,0000</text:p>
          </table:table-cell>
          <table:table-cell/>
          <table:table-cell table:formula="of:=MMULT([.$B45:.C45];MMULT(MAT2POINTS;TEST2POINTS))" office:value-type="float" office:value="1" calcext:value-type="float">
            <text:p>1,00</text:p>
          </table:table-cell>
          <table:table-cell table:formula="of:=MMULT([.$B45:.D45];MMULT(MAT3POINTS;TEST3POINTS))" office:value-type="float" office:value="-4" calcext:value-type="float">
            <text:p>-4,00</text:p>
          </table:table-cell>
          <table:table-cell table:formula="of:=MMULT([.$B45:.E45];MMULT(MAT4POINTS;TEST4POINTS))" office:value-type="float" office:value="9" calcext:value-type="float">
            <text:p>9,00</text:p>
          </table:table-cell>
          <table:table-cell table:formula="of:=MMULT([.$B45:.F45];MMULT(MAT5POINTS;TEST5POINTS))" office:value-type="float" office:value="-16" calcext:value-type="float">
            <text:p>-16,00</text:p>
          </table:table-cell>
          <table:table-cell table:formula="of:=MMULT([.$B45:.G45];MMULT(MAT6POINTS;TEST6POINTS))" office:value-type="float" office:value="25" calcext:value-type="float">
            <text:p>25,00</text:p>
          </table:table-cell>
          <table:table-cell table:formula="of:=MMULT([.$B45:.H45];MMULT(MAT7POINTS;TEST7POINTS))" office:value-type="float" office:value="-36" calcext:value-type="float">
            <text:p>-36,00</text:p>
          </table:table-cell>
          <table:table-cell table:formula="of:=MMULT([.$B45:.I45];MMULT(MAT8POINTS;TEST8POINTS))" office:value-type="float" office:value="49" calcext:value-type="float">
            <text:p>49,00</text:p>
          </table:table-cell>
          <table:table-cell table:formula="of:=MMULT([.$B45:.J45];MMULT(MAT9POINTS;TEST9POINTS))" office:value-type="float" office:value="-64" calcext:value-type="float">
            <text:p>-64,00</text:p>
          </table:table-cell>
          <table:table-cell table:formula="of:=MMULT([.$B45:.K45];MMULT(MAT10POINTS;TEST10POINTS))" office:value-type="float" office:value="81" calcext:value-type="float">
            <text:p>81,00</text:p>
          </table:table-cell>
          <table:table-cell table:formula="of:=MMULT([.$B45:.L45];MMULT(MAT11POINTS;TEST11POINTS))" office:value-type="float" office:value="-100" calcext:value-type="float">
            <text:p>-100,00</text:p>
          </table:table-cell>
        </table:table-row>
        <table:table-row table:style-name="ro1">
          <table:table-cell table:style-name="Default" table:number-columns-repeated="12"/>
          <table:table-cell/>
          <table:table-cell table:style-name="Default" table:number-columns-repeated="10"/>
        </table:table-row>
        <table:table-row table:style-name="ro1">
          <table:table-cell table:style-name="ce10" office:value-type="string" calcext:value-type="string">
            <text:p>d2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float" office:value="0" calcext:value-type="float">
            <text:p>0,00</text:p>
          </table:table-cell>
          <table:table-cell table:formula="of:=IF(OR([.B$47]=0;[.B$47]=1);0;[.B$47]*([.B$47]-1)*[.$A48]^([.B$47]-2))" office:value-type="float" office:value="0" calcext:value-type="float">
            <text:p>0,0000</text:p>
          </table:table-cell>
          <table:table-cell table:formula="of:=IF(OR([.C$47]=0;[.C$47]=1);0;[.C$47]*([.C$47]-1)*[.$A48]^([.C$47]-2))" office:value-type="float" office:value="0" calcext:value-type="float">
            <text:p>0,0000</text:p>
          </table:table-cell>
          <table:table-cell table:formula="of:=IF(OR([.D$47]=0;[.D$47]=1);0;[.D$47]*([.D$47]-1)*[.$A48]^([.D$47]-2))" office:value-type="float" office:value="2" calcext:value-type="float">
            <text:p>2,0000</text:p>
          </table:table-cell>
          <table:table-cell table:formula="of:=IF(OR([.E$47]=0;[.E$47]=1);0;[.E$47]*([.E$47]-1)*[.$A48]^([.E$47]-2))" office:value-type="float" office:value="0" calcext:value-type="float">
            <text:p>0,0000</text:p>
          </table:table-cell>
          <table:table-cell table:formula="of:=IF(OR([.F$47]=0;[.F$47]=1);0;[.F$47]*([.F$47]-1)*[.$A48]^([.F$47]-2))" office:value-type="float" office:value="0" calcext:value-type="float">
            <text:p>0,0000</text:p>
          </table:table-cell>
          <table:table-cell table:formula="of:=IF(OR([.G$47]=0;[.G$47]=1);0;[.G$47]*([.G$47]-1)*[.$A48]^([.G$47]-2))" office:value-type="float" office:value="0" calcext:value-type="float">
            <text:p>0,0000</text:p>
          </table:table-cell>
          <table:table-cell table:formula="of:=IF(OR([.H$47]=0;[.H$47]=1);0;[.H$47]*([.H$47]-1)*[.$A48]^([.H$47]-2))" office:value-type="float" office:value="0" calcext:value-type="float">
            <text:p>0,0000</text:p>
          </table:table-cell>
          <table:table-cell table:formula="of:=IF(OR([.I$47]=0;[.I$47]=1);0;[.I$47]*([.I$47]-1)*[.$A48]^([.I$47]-2))" office:value-type="float" office:value="0" calcext:value-type="float">
            <text:p>0,0000</text:p>
          </table:table-cell>
          <table:table-cell table:formula="of:=IF(OR([.J$47]=0;[.J$47]=1);0;[.J$47]*([.J$47]-1)*[.$A48]^([.J$47]-2))" office:value-type="float" office:value="0" calcext:value-type="float">
            <text:p>0,0000</text:p>
          </table:table-cell>
          <table:table-cell table:formula="of:=IF(OR([.K$47]=0;[.K$47]=1);0;[.K$47]*([.K$47]-1)*[.$A48]^([.K$47]-2))" office:value-type="float" office:value="0" calcext:value-type="float">
            <text:p>0,0000</text:p>
          </table:table-cell>
          <table:table-cell table:formula="of:=IF(OR([.L$47]=0;[.L$47]=1);0;[.L$47]*([.L$47]-1)*[.$A48]^([.L$47]-2))" office:value-type="float" office:value="0" calcext:value-type="float">
            <text:p>0,0000</text:p>
          </table:table-cell>
          <table:table-cell/>
          <table:table-cell table:formula="of:=MMULT([.$B48:.C48];MMULT(MAT2POINTS;TEST2POINTS))" office:value-type="float" office:value="0" calcext:value-type="float">
            <text:p>0,00</text:p>
          </table:table-cell>
          <table:table-cell table:formula="of:=MMULT([.$B48:.D48];MMULT(MAT3POINTS;TEST3POINTS))" office:value-type="float" office:value="-6" calcext:value-type="float">
            <text:p>-6,00</text:p>
          </table:table-cell>
          <table:table-cell table:formula="of:=MMULT([.$B48:.E48];MMULT(MAT4POINTS;TEST4POINTS))" office:value-type="float" office:value="-18" calcext:value-type="float">
            <text:p>-18,00</text:p>
          </table:table-cell>
          <table:table-cell table:formula="of:=MMULT([.$B48:.F48];MMULT(MAT5POINTS;TEST5POINTS))" office:value-type="float" office:value="-36" calcext:value-type="float">
            <text:p>-36,00</text:p>
          </table:table-cell>
          <table:table-cell table:formula="of:=MMULT([.$B48:.G48];MMULT(MAT6POINTS;TEST6POINTS))" office:value-type="float" office:value="-60" calcext:value-type="float">
            <text:p>-60,00</text:p>
          </table:table-cell>
          <table:table-cell table:formula="of:=MMULT([.$B48:.H48];MMULT(MAT7POINTS;TEST7POINTS))" office:value-type="float" office:value="-90" calcext:value-type="float">
            <text:p>-90,00</text:p>
          </table:table-cell>
          <table:table-cell table:formula="of:=MMULT([.$B48:.I48];MMULT(MAT8POINTS;TEST8POINTS))" office:value-type="float" office:value="-126" calcext:value-type="float">
            <text:p>-126,00</text:p>
          </table:table-cell>
          <table:table-cell table:formula="of:=MMULT([.$B48:.J48];MMULT(MAT9POINTS;TEST9POINTS))" office:value-type="float" office:value="-168" calcext:value-type="float">
            <text:p>-168,00</text:p>
          </table:table-cell>
          <table:table-cell table:formula="of:=MMULT([.$B48:.K48];MMULT(MAT10POINTS;TEST10POINTS))" office:value-type="float" office:value="-216" calcext:value-type="float">
            <text:p>-216,00</text:p>
          </table:table-cell>
          <table:table-cell table:formula="of:=MMULT([.$B48:.L48];MMULT(MAT11POINTS;TEST11POINTS))" office:value-type="float" office:value="-270" calcext:value-type="float">
            <text:p>-270,00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IF(OR([.B$47]=0;[.B$47]=1);0;[.B$47]*([.B$47]-1)*[.$A49]^([.B$47]-2))" office:value-type="float" office:value="0" calcext:value-type="float">
            <text:p>0,0000</text:p>
          </table:table-cell>
          <table:table-cell table:formula="of:=IF(OR([.C$47]=0;[.C$47]=1);0;[.C$47]*([.C$47]-1)*[.$A49]^([.C$47]-2))" office:value-type="float" office:value="0" calcext:value-type="float">
            <text:p>0,0000</text:p>
          </table:table-cell>
          <table:table-cell table:formula="of:=IF(OR([.D$47]=0;[.D$47]=1);0;[.D$47]*([.D$47]-1)*[.$A49]^([.D$47]-2))" office:value-type="float" office:value="2" calcext:value-type="float">
            <text:p>2,0000</text:p>
          </table:table-cell>
          <table:table-cell table:formula="of:=IF(OR([.E$47]=0;[.E$47]=1);0;[.E$47]*([.E$47]-1)*[.$A49]^([.E$47]-2))" office:value-type="float" office:value="0.3" calcext:value-type="float">
            <text:p>0,3000</text:p>
          </table:table-cell>
          <table:table-cell table:formula="of:=IF(OR([.F$47]=0;[.F$47]=1);0;[.F$47]*([.F$47]-1)*[.$A49]^([.F$47]-2))" office:value-type="float" office:value="0.03" calcext:value-type="float">
            <text:p>0,0300</text:p>
          </table:table-cell>
          <table:table-cell table:formula="of:=IF(OR([.G$47]=0;[.G$47]=1);0;[.G$47]*([.G$47]-1)*[.$A49]^([.G$47]-2))" office:value-type="float" office:value="0.0025" calcext:value-type="float">
            <text:p>0,0025</text:p>
          </table:table-cell>
          <table:table-cell table:formula="of:=IF(OR([.H$47]=0;[.H$47]=1);0;[.H$47]*([.H$47]-1)*[.$A49]^([.H$47]-2))" office:value-type="float" office:value="0.0001875" calcext:value-type="float">
            <text:p>0,0002</text:p>
          </table:table-cell>
          <table:table-cell table:formula="of:=IF(OR([.I$47]=0;[.I$47]=1);0;[.I$47]*([.I$47]-1)*[.$A49]^([.I$47]-2))" office:value-type="float" office:value="0.000013125" calcext:value-type="float">
            <text:p>0,0000</text:p>
          </table:table-cell>
          <table:table-cell table:formula="of:=IF(OR([.J$47]=0;[.J$47]=1);0;[.J$47]*([.J$47]-1)*[.$A49]^([.J$47]-2))" office:value-type="float" office:value="0.000000875" calcext:value-type="float">
            <text:p>0,0000</text:p>
          </table:table-cell>
          <table:table-cell table:formula="of:=IF(OR([.K$47]=0;[.K$47]=1);0;[.K$47]*([.K$47]-1)*[.$A49]^([.K$47]-2))" office:value-type="float" office:value="0.00000005625" calcext:value-type="float">
            <text:p>0,0000</text:p>
          </table:table-cell>
          <table:table-cell table:formula="of:=IF(OR([.L$47]=0;[.L$47]=1);0;[.L$47]*([.L$47]-1)*[.$A49]^([.L$47]-2))" office:value-type="float" office:value="0.000000003515625" calcext:value-type="float">
            <text:p>0,0000</text:p>
          </table:table-cell>
          <table:table-cell/>
          <table:table-cell table:formula="of:=MMULT([.$B49:.C49];MMULT(MAT2POINTS;TEST2POINTS))" office:value-type="float" office:value="0" calcext:value-type="float">
            <text:p>0,00</text:p>
          </table:table-cell>
          <table:table-cell table:formula="of:=MMULT([.$B49:.D49];MMULT(MAT3POINTS;TEST3POINTS))" office:value-type="float" office:value="-6" calcext:value-type="float">
            <text:p>-6,00</text:p>
          </table:table-cell>
          <table:table-cell table:formula="of:=MMULT([.$B49:.E49];MMULT(MAT4POINTS;TEST4POINTS))" office:value-type="float" office:value="-15.6" calcext:value-type="float">
            <text:p>-15,60</text:p>
          </table:table-cell>
          <table:table-cell table:formula="of:=MMULT([.$B49:.F49];MMULT(MAT5POINTS;TEST5POINTS))" office:value-type="float" office:value="-27" calcext:value-type="float">
            <text:p>-27,00</text:p>
          </table:table-cell>
          <table:table-cell table:formula="of:=MMULT([.$B49:.G49];MMULT(MAT6POINTS;TEST6POINTS))" office:value-type="float" office:value="-38.88" calcext:value-type="float">
            <text:p>-38,88</text:p>
          </table:table-cell>
          <table:table-cell table:formula="of:=MMULT([.$B49:.H49];MMULT(MAT7POINTS;TEST7POINTS))" office:value-type="float" office:value="-50.301" calcext:value-type="float">
            <text:p>-50,30</text:p>
          </table:table-cell>
          <table:table-cell table:formula="of:=MMULT([.$B49:.I49];MMULT(MAT8POINTS;TEST8POINTS))" office:value-type="float" office:value="-60.62364" calcext:value-type="float">
            <text:p>-60,62</text:p>
          </table:table-cell>
          <table:table-cell table:formula="of:=MMULT([.$B49:.J49];MMULT(MAT9POINTS;TEST9POINTS))" office:value-type="float" office:value="-69.441624" calcext:value-type="float">
            <text:p>-69,44</text:p>
          </table:table-cell>
          <table:table-cell table:formula="of:=MMULT([.$B49:.K49];MMULT(MAT10POINTS;TEST10POINTS))" office:value-type="float" office:value="-76.527504" calcext:value-type="float">
            <text:p>-76,53</text:p>
          </table:table-cell>
          <table:table-cell table:formula="of:=MMULT([.$B49:.L49];MMULT(MAT11POINTS;TEST11POINTS))" office:value-type="float" office:value="-81.7887699" calcext:value-type="float">
            <text:p>-81,79</text:p>
          </table:table-cell>
        </table:table-row>
        <table:table-row table:style-name="ro1">
          <table:table-cell office:value-type="float" office:value="0.1" calcext:value-type="float">
            <text:p>0,10</text:p>
          </table:table-cell>
          <table:table-cell table:formula="of:=IF(OR([.B$47]=0;[.B$47]=1);0;[.B$47]*([.B$47]-1)*[.$A50]^([.B$47]-2))" office:value-type="float" office:value="0" calcext:value-type="float">
            <text:p>0,0000</text:p>
          </table:table-cell>
          <table:table-cell table:formula="of:=IF(OR([.C$47]=0;[.C$47]=1);0;[.C$47]*([.C$47]-1)*[.$A50]^([.C$47]-2))" office:value-type="float" office:value="0" calcext:value-type="float">
            <text:p>0,0000</text:p>
          </table:table-cell>
          <table:table-cell table:formula="of:=IF(OR([.D$47]=0;[.D$47]=1);0;[.D$47]*([.D$47]-1)*[.$A50]^([.D$47]-2))" office:value-type="float" office:value="2" calcext:value-type="float">
            <text:p>2,0000</text:p>
          </table:table-cell>
          <table:table-cell table:formula="of:=IF(OR([.E$47]=0;[.E$47]=1);0;[.E$47]*([.E$47]-1)*[.$A50]^([.E$47]-2))" office:value-type="float" office:value="0.6" calcext:value-type="float">
            <text:p>0,6000</text:p>
          </table:table-cell>
          <table:table-cell table:formula="of:=IF(OR([.F$47]=0;[.F$47]=1);0;[.F$47]*([.F$47]-1)*[.$A50]^([.F$47]-2))" office:value-type="float" office:value="0.12" calcext:value-type="float">
            <text:p>0,1200</text:p>
          </table:table-cell>
          <table:table-cell table:formula="of:=IF(OR([.G$47]=0;[.G$47]=1);0;[.G$47]*([.G$47]-1)*[.$A50]^([.G$47]-2))" office:value-type="float" office:value="0.02" calcext:value-type="float">
            <text:p>0,0200</text:p>
          </table:table-cell>
          <table:table-cell table:formula="of:=IF(OR([.H$47]=0;[.H$47]=1);0;[.H$47]*([.H$47]-1)*[.$A50]^([.H$47]-2))" office:value-type="float" office:value="0.003" calcext:value-type="float">
            <text:p>0,0030</text:p>
          </table:table-cell>
          <table:table-cell table:formula="of:=IF(OR([.I$47]=0;[.I$47]=1);0;[.I$47]*([.I$47]-1)*[.$A50]^([.I$47]-2))" office:value-type="float" office:value="0.00042" calcext:value-type="float">
            <text:p>0,0004</text:p>
          </table:table-cell>
          <table:table-cell table:formula="of:=IF(OR([.J$47]=0;[.J$47]=1);0;[.J$47]*([.J$47]-1)*[.$A50]^([.J$47]-2))" office:value-type="float" office:value="0.000056" calcext:value-type="float">
            <text:p>0,0001</text:p>
          </table:table-cell>
          <table:table-cell table:formula="of:=IF(OR([.K$47]=0;[.K$47]=1);0;[.K$47]*([.K$47]-1)*[.$A50]^([.K$47]-2))" office:value-type="float" office:value="0.0000072" calcext:value-type="float">
            <text:p>0,0000</text:p>
          </table:table-cell>
          <table:table-cell table:formula="of:=IF(OR([.L$47]=0;[.L$47]=1);0;[.L$47]*([.L$47]-1)*[.$A50]^([.L$47]-2))" office:value-type="float" office:value="0.0000009" calcext:value-type="float">
            <text:p>0,0000</text:p>
          </table:table-cell>
          <table:table-cell/>
          <table:table-cell table:formula="of:=MMULT([.$B50:.C50];MMULT(MAT2POINTS;TEST2POINTS))" office:value-type="float" office:value="0" calcext:value-type="float">
            <text:p>0,00</text:p>
          </table:table-cell>
          <table:table-cell table:formula="of:=MMULT([.$B50:.D50];MMULT(MAT3POINTS;TEST3POINTS))" office:value-type="float" office:value="-6" calcext:value-type="float">
            <text:p>-6,00</text:p>
          </table:table-cell>
          <table:table-cell table:formula="of:=MMULT([.$B50:.E50];MMULT(MAT4POINTS;TEST4POINTS))" office:value-type="float" office:value="-13.2" calcext:value-type="float">
            <text:p>-13,20</text:p>
          </table:table-cell>
          <table:table-cell table:formula="of:=MMULT([.$B50:.F50];MMULT(MAT5POINTS;TEST5POINTS))" office:value-type="float" office:value="-19.2" calcext:value-type="float">
            <text:p>-19,20</text:p>
          </table:table-cell>
          <table:table-cell table:formula="of:=MMULT([.$B50:.G50];MMULT(MAT6POINTS;TEST6POINTS))" office:value-type="float" office:value="-23.04" calcext:value-type="float">
            <text:p>-23,04</text:p>
          </table:table-cell>
          <table:table-cell table:formula="of:=MMULT([.$B50:.H50];MMULT(MAT7POINTS;TEST7POINTS))" office:value-type="float" office:value="-24.576" calcext:value-type="float">
            <text:p>-24,58</text:p>
          </table:table-cell>
          <table:table-cell table:formula="of:=MMULT([.$B50:.I50];MMULT(MAT8POINTS;TEST8POINTS))" office:value-type="float" office:value="-24.08448" calcext:value-type="float">
            <text:p>-24,08</text:p>
          </table:table-cell>
          <table:table-cell table:formula="of:=MMULT([.$B50:.J50];MMULT(MAT9POINTS;TEST9POINTS))" office:value-type="float" office:value="-22.0200959999999" calcext:value-type="float">
            <text:p>-22,02</text:p>
          </table:table-cell>
          <table:table-cell table:formula="of:=MMULT([.$B50:.K50];MMULT(MAT10POINTS;TEST10POINTS))" office:value-type="float" office:value="-18.874368" calcext:value-type="float">
            <text:p>-18,87</text:p>
          </table:table-cell>
          <table:table-cell table:formula="of:=MMULT([.$B50:.L50];MMULT(MAT11POINTS;TEST11POINTS))" office:value-type="float" office:value="-15.0994944" calcext:value-type="float">
            <text:p>-15,10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IF(OR([.B$47]=0;[.B$47]=1);0;[.B$47]*([.B$47]-1)*[.$A51]^([.B$47]-2))" office:value-type="float" office:value="0" calcext:value-type="float">
            <text:p>0,0000</text:p>
          </table:table-cell>
          <table:table-cell table:formula="of:=IF(OR([.C$47]=0;[.C$47]=1);0;[.C$47]*([.C$47]-1)*[.$A51]^([.C$47]-2))" office:value-type="float" office:value="0" calcext:value-type="float">
            <text:p>0,0000</text:p>
          </table:table-cell>
          <table:table-cell table:formula="of:=IF(OR([.D$47]=0;[.D$47]=1);0;[.D$47]*([.D$47]-1)*[.$A51]^([.D$47]-2))" office:value-type="float" office:value="2" calcext:value-type="float">
            <text:p>2,0000</text:p>
          </table:table-cell>
          <table:table-cell table:formula="of:=IF(OR([.E$47]=0;[.E$47]=1);0;[.E$47]*([.E$47]-1)*[.$A51]^([.E$47]-2))" office:value-type="float" office:value="0.9" calcext:value-type="float">
            <text:p>0,9000</text:p>
          </table:table-cell>
          <table:table-cell table:formula="of:=IF(OR([.F$47]=0;[.F$47]=1);0;[.F$47]*([.F$47]-1)*[.$A51]^([.F$47]-2))" office:value-type="float" office:value="0.27" calcext:value-type="float">
            <text:p>0,2700</text:p>
          </table:table-cell>
          <table:table-cell table:formula="of:=IF(OR([.G$47]=0;[.G$47]=1);0;[.G$47]*([.G$47]-1)*[.$A51]^([.G$47]-2))" office:value-type="float" office:value="0.0675" calcext:value-type="float">
            <text:p>0,0675</text:p>
          </table:table-cell>
          <table:table-cell table:formula="of:=IF(OR([.H$47]=0;[.H$47]=1);0;[.H$47]*([.H$47]-1)*[.$A51]^([.H$47]-2))" office:value-type="float" office:value="0.0151875" calcext:value-type="float">
            <text:p>0,0152</text:p>
          </table:table-cell>
          <table:table-cell table:formula="of:=IF(OR([.I$47]=0;[.I$47]=1);0;[.I$47]*([.I$47]-1)*[.$A51]^([.I$47]-2))" office:value-type="float" office:value="0.003189375" calcext:value-type="float">
            <text:p>0,0032</text:p>
          </table:table-cell>
          <table:table-cell table:formula="of:=IF(OR([.J$47]=0;[.J$47]=1);0;[.J$47]*([.J$47]-1)*[.$A51]^([.J$47]-2))" office:value-type="float" office:value="0.000637875" calcext:value-type="float">
            <text:p>0,0006</text:p>
          </table:table-cell>
          <table:table-cell table:formula="of:=IF(OR([.K$47]=0;[.K$47]=1);0;[.K$47]*([.K$47]-1)*[.$A51]^([.K$47]-2))" office:value-type="float" office:value="0.00012301875" calcext:value-type="float">
            <text:p>0,0001</text:p>
          </table:table-cell>
          <table:table-cell table:formula="of:=IF(OR([.L$47]=0;[.L$47]=1);0;[.L$47]*([.L$47]-1)*[.$A51]^([.L$47]-2))" office:value-type="float" office:value="0.000023066015625" calcext:value-type="float">
            <text:p>0,0000</text:p>
          </table:table-cell>
          <table:table-cell/>
          <table:table-cell table:formula="of:=MMULT([.$B51:.C51];MMULT(MAT2POINTS;TEST2POINTS))" office:value-type="float" office:value="0" calcext:value-type="float">
            <text:p>0,00</text:p>
          </table:table-cell>
          <table:table-cell table:formula="of:=MMULT([.$B51:.D51];MMULT(MAT3POINTS;TEST3POINTS))" office:value-type="float" office:value="-6" calcext:value-type="float">
            <text:p>-6,00</text:p>
          </table:table-cell>
          <table:table-cell table:formula="of:=MMULT([.$B51:.E51];MMULT(MAT4POINTS;TEST4POINTS))" office:value-type="float" office:value="-10.8" calcext:value-type="float">
            <text:p>-10,80</text:p>
          </table:table-cell>
          <table:table-cell table:formula="of:=MMULT([.$B51:.F51];MMULT(MAT5POINTS;TEST5POINTS))" office:value-type="float" office:value="-12.6" calcext:value-type="float">
            <text:p>-12,60</text:p>
          </table:table-cell>
          <table:table-cell table:formula="of:=MMULT([.$B51:.G51];MMULT(MAT6POINTS;TEST6POINTS))" office:value-type="float" office:value="-11.76" calcext:value-type="float">
            <text:p>-11,76</text:p>
          </table:table-cell>
          <table:table-cell table:formula="of:=MMULT([.$B51:.H51];MMULT(MAT7POINTS;TEST7POINTS))" office:value-type="float" office:value="-9.261" calcext:value-type="float">
            <text:p>-9,26</text:p>
          </table:table-cell>
          <table:table-cell table:formula="of:=MMULT([.$B51:.I51];MMULT(MAT8POINTS;TEST8POINTS))" office:value-type="float" office:value="-6.05052000000004" calcext:value-type="float">
            <text:p>-6,05</text:p>
          </table:table-cell>
          <table:table-cell table:formula="of:=MMULT([.$B51:.J51];MMULT(MAT9POINTS;TEST9POINTS))" office:value-type="float" office:value="-2.8235760000001" calcext:value-type="float">
            <text:p>-2,82</text:p>
          </table:table-cell>
          <table:table-cell table:formula="of:=MMULT([.$B51:.K51];MMULT(MAT10POINTS;TEST10POINTS))" office:value-type="float" office:value="-0.00000000000017949531" calcext:value-type="float">
            <text:p>0,00</text:p>
          </table:table-cell>
          <table:table-cell table:formula="of:=MMULT([.$B51:.L51];MMULT(MAT11POINTS;TEST11POINTS))" office:value-type="float" office:value="2.22356609999978" calcext:value-type="float">
            <text:p>2,22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table:formula="of:=IF(OR([.B$47]=0;[.B$47]=1);0;[.B$47]*([.B$47]-1)*[.$A52]^([.B$47]-2))" office:value-type="float" office:value="0" calcext:value-type="float">
            <text:p>0,0000</text:p>
          </table:table-cell>
          <table:table-cell table:formula="of:=IF(OR([.C$47]=0;[.C$47]=1);0;[.C$47]*([.C$47]-1)*[.$A52]^([.C$47]-2))" office:value-type="float" office:value="0" calcext:value-type="float">
            <text:p>0,0000</text:p>
          </table:table-cell>
          <table:table-cell table:formula="of:=IF(OR([.D$47]=0;[.D$47]=1);0;[.D$47]*([.D$47]-1)*[.$A52]^([.D$47]-2))" office:value-type="float" office:value="2" calcext:value-type="float">
            <text:p>2,0000</text:p>
          </table:table-cell>
          <table:table-cell table:formula="of:=IF(OR([.E$47]=0;[.E$47]=1);0;[.E$47]*([.E$47]-1)*[.$A52]^([.E$47]-2))" office:value-type="float" office:value="1.2" calcext:value-type="float">
            <text:p>1,2000</text:p>
          </table:table-cell>
          <table:table-cell table:formula="of:=IF(OR([.F$47]=0;[.F$47]=1);0;[.F$47]*([.F$47]-1)*[.$A52]^([.F$47]-2))" office:value-type="float" office:value="0.48" calcext:value-type="float">
            <text:p>0,4800</text:p>
          </table:table-cell>
          <table:table-cell table:formula="of:=IF(OR([.G$47]=0;[.G$47]=1);0;[.G$47]*([.G$47]-1)*[.$A52]^([.G$47]-2))" office:value-type="float" office:value="0.16" calcext:value-type="float">
            <text:p>0,1600</text:p>
          </table:table-cell>
          <table:table-cell table:formula="of:=IF(OR([.H$47]=0;[.H$47]=1);0;[.H$47]*([.H$47]-1)*[.$A52]^([.H$47]-2))" office:value-type="float" office:value="0.048" calcext:value-type="float">
            <text:p>0,0480</text:p>
          </table:table-cell>
          <table:table-cell table:formula="of:=IF(OR([.I$47]=0;[.I$47]=1);0;[.I$47]*([.I$47]-1)*[.$A52]^([.I$47]-2))" office:value-type="float" office:value="0.01344" calcext:value-type="float">
            <text:p>0,0134</text:p>
          </table:table-cell>
          <table:table-cell table:formula="of:=IF(OR([.J$47]=0;[.J$47]=1);0;[.J$47]*([.J$47]-1)*[.$A52]^([.J$47]-2))" office:value-type="float" office:value="0.003584" calcext:value-type="float">
            <text:p>0,0036</text:p>
          </table:table-cell>
          <table:table-cell table:formula="of:=IF(OR([.K$47]=0;[.K$47]=1);0;[.K$47]*([.K$47]-1)*[.$A52]^([.K$47]-2))" office:value-type="float" office:value="0.0009216" calcext:value-type="float">
            <text:p>0,0009</text:p>
          </table:table-cell>
          <table:table-cell table:formula="of:=IF(OR([.L$47]=0;[.L$47]=1);0;[.L$47]*([.L$47]-1)*[.$A52]^([.L$47]-2))" office:value-type="float" office:value="0.0002304" calcext:value-type="float">
            <text:p>0,0002</text:p>
          </table:table-cell>
          <table:table-cell/>
          <table:table-cell table:formula="of:=MMULT([.$B52:.C52];MMULT(MAT2POINTS;TEST2POINTS))" office:value-type="float" office:value="0" calcext:value-type="float">
            <text:p>0,00</text:p>
          </table:table-cell>
          <table:table-cell table:formula="of:=MMULT([.$B52:.D52];MMULT(MAT3POINTS;TEST3POINTS))" office:value-type="float" office:value="-6" calcext:value-type="float">
            <text:p>-6,00</text:p>
          </table:table-cell>
          <table:table-cell table:formula="of:=MMULT([.$B52:.E52];MMULT(MAT4POINTS;TEST4POINTS))" office:value-type="float" office:value="-8.4" calcext:value-type="float">
            <text:p>-8,40</text:p>
          </table:table-cell>
          <table:table-cell table:formula="of:=MMULT([.$B52:.F52];MMULT(MAT5POINTS;TEST5POINTS))" office:value-type="float" office:value="-7.2" calcext:value-type="float">
            <text:p>-7,20</text:p>
          </table:table-cell>
          <table:table-cell table:formula="of:=MMULT([.$B52:.G52];MMULT(MAT6POINTS;TEST6POINTS))" office:value-type="float" office:value="-4.31999999999999" calcext:value-type="float">
            <text:p>-4,32</text:p>
          </table:table-cell>
          <table:table-cell table:formula="of:=MMULT([.$B52:.H52];MMULT(MAT7POINTS;TEST7POINTS))" office:value-type="float" office:value="-1.29599999999999" calcext:value-type="float">
            <text:p>-1,30</text:p>
          </table:table-cell>
          <table:table-cell table:formula="of:=MMULT([.$B52:.I52];MMULT(MAT8POINTS;TEST8POINTS))" office:value-type="float" office:value="1.08864000000003" calcext:value-type="float">
            <text:p>1,09</text:p>
          </table:table-cell>
          <table:table-cell table:formula="of:=MMULT([.$B52:.J52];MMULT(MAT9POINTS;TEST9POINTS))" office:value-type="float" office:value="2.61273600000011" calcext:value-type="float">
            <text:p>2,61</text:p>
          </table:table-cell>
          <table:table-cell table:formula="of:=MMULT([.$B52:.K52];MMULT(MAT10POINTS;TEST10POINTS))" office:value-type="float" office:value="3.35923200000011" calcext:value-type="float">
            <text:p>3,36</text:p>
          </table:table-cell>
          <table:table-cell table:formula="of:=MMULT([.$B52:.L52];MMULT(MAT11POINTS;TEST11POINTS))" office:value-type="float" office:value="3.52719359999995" calcext:value-type="float">
            <text:p>3,53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IF(OR([.B$47]=0;[.B$47]=1);0;[.B$47]*([.B$47]-1)*[.$A53]^([.B$47]-2))" office:value-type="float" office:value="0" calcext:value-type="float">
            <text:p>0,0000</text:p>
          </table:table-cell>
          <table:table-cell table:formula="of:=IF(OR([.C$47]=0;[.C$47]=1);0;[.C$47]*([.C$47]-1)*[.$A53]^([.C$47]-2))" office:value-type="float" office:value="0" calcext:value-type="float">
            <text:p>0,0000</text:p>
          </table:table-cell>
          <table:table-cell table:formula="of:=IF(OR([.D$47]=0;[.D$47]=1);0;[.D$47]*([.D$47]-1)*[.$A53]^([.D$47]-2))" office:value-type="float" office:value="2" calcext:value-type="float">
            <text:p>2,0000</text:p>
          </table:table-cell>
          <table:table-cell table:formula="of:=IF(OR([.E$47]=0;[.E$47]=1);0;[.E$47]*([.E$47]-1)*[.$A53]^([.E$47]-2))" office:value-type="float" office:value="1.5" calcext:value-type="float">
            <text:p>1,5000</text:p>
          </table:table-cell>
          <table:table-cell table:formula="of:=IF(OR([.F$47]=0;[.F$47]=1);0;[.F$47]*([.F$47]-1)*[.$A53]^([.F$47]-2))" office:value-type="float" office:value="0.75" calcext:value-type="float">
            <text:p>0,7500</text:p>
          </table:table-cell>
          <table:table-cell table:formula="of:=IF(OR([.G$47]=0;[.G$47]=1);0;[.G$47]*([.G$47]-1)*[.$A53]^([.G$47]-2))" office:value-type="float" office:value="0.3125" calcext:value-type="float">
            <text:p>0,3125</text:p>
          </table:table-cell>
          <table:table-cell table:formula="of:=IF(OR([.H$47]=0;[.H$47]=1);0;[.H$47]*([.H$47]-1)*[.$A53]^([.H$47]-2))" office:value-type="float" office:value="0.1171875" calcext:value-type="float">
            <text:p>0,1172</text:p>
          </table:table-cell>
          <table:table-cell table:formula="of:=IF(OR([.I$47]=0;[.I$47]=1);0;[.I$47]*([.I$47]-1)*[.$A53]^([.I$47]-2))" office:value-type="float" office:value="0.041015625" calcext:value-type="float">
            <text:p>0,0410</text:p>
          </table:table-cell>
          <table:table-cell table:formula="of:=IF(OR([.J$47]=0;[.J$47]=1);0;[.J$47]*([.J$47]-1)*[.$A53]^([.J$47]-2))" office:value-type="float" office:value="0.013671875" calcext:value-type="float">
            <text:p>0,0137</text:p>
          </table:table-cell>
          <table:table-cell table:formula="of:=IF(OR([.K$47]=0;[.K$47]=1);0;[.K$47]*([.K$47]-1)*[.$A53]^([.K$47]-2))" office:value-type="float" office:value="0.00439453125" calcext:value-type="float">
            <text:p>0,0044</text:p>
          </table:table-cell>
          <table:table-cell table:formula="of:=IF(OR([.L$47]=0;[.L$47]=1);0;[.L$47]*([.L$47]-1)*[.$A53]^([.L$47]-2))" office:value-type="float" office:value="0.001373291015625" calcext:value-type="float">
            <text:p>0,0014</text:p>
          </table:table-cell>
          <table:table-cell/>
          <table:table-cell table:formula="of:=MMULT([.$B53:.C53];MMULT(MAT2POINTS;TEST2POINTS))" office:value-type="float" office:value="0" calcext:value-type="float">
            <text:p>0,00</text:p>
          </table:table-cell>
          <table:table-cell table:formula="of:=MMULT([.$B53:.D53];MMULT(MAT3POINTS;TEST3POINTS))" office:value-type="float" office:value="-6" calcext:value-type="float">
            <text:p>-6,00</text:p>
          </table:table-cell>
          <table:table-cell table:formula="of:=MMULT([.$B53:.E53];MMULT(MAT4POINTS;TEST4POINTS))" office:value-type="float" office:value="-6" calcext:value-type="float">
            <text:p>-6,00</text:p>
          </table:table-cell>
          <table:table-cell table:formula="of:=MMULT([.$B53:.F53];MMULT(MAT5POINTS;TEST5POINTS))" office:value-type="float" office:value="-3" calcext:value-type="float">
            <text:p>-3,00</text:p>
          </table:table-cell>
          <table:table-cell table:formula="of:=MMULT([.$B53:.G53];MMULT(MAT6POINTS;TEST6POINTS))" office:value-type="float" office:value="0" calcext:value-type="float">
            <text:p>0,00</text:p>
          </table:table-cell>
          <table:table-cell table:formula="of:=MMULT([.$B53:.H53];MMULT(MAT7POINTS;TEST7POINTS))" office:value-type="float" office:value="1.875" calcext:value-type="float">
            <text:p>1,88</text:p>
          </table:table-cell>
          <table:table-cell table:formula="of:=MMULT([.$B53:.I53];MMULT(MAT8POINTS;TEST8POINTS))" office:value-type="float" office:value="2.625" calcext:value-type="float">
            <text:p>2,63</text:p>
          </table:table-cell>
          <table:table-cell table:formula="of:=MMULT([.$B53:.J53];MMULT(MAT9POINTS;TEST9POINTS))" office:value-type="float" office:value="2.625" calcext:value-type="float">
            <text:p>2,63</text:p>
          </table:table-cell>
          <table:table-cell table:formula="of:=MMULT([.$B53:.K53];MMULT(MAT10POINTS;TEST10POINTS))" office:value-type="float" office:value="2.25" calcext:value-type="float">
            <text:p>2,25</text:p>
          </table:table-cell>
          <table:table-cell table:formula="of:=MMULT([.$B53:.L53];MMULT(MAT11POINTS;TEST11POINTS))" office:value-type="float" office:value="1.7578125" calcext:value-type="float">
            <text:p>1,76</text:p>
          </table:table-cell>
        </table:table-row>
        <table:table-row table:style-name="ro1">
          <table:table-cell office:value-type="float" office:value="0.3" calcext:value-type="float">
            <text:p>0,30</text:p>
          </table:table-cell>
          <table:table-cell table:formula="of:=IF(OR([.B$47]=0;[.B$47]=1);0;[.B$47]*([.B$47]-1)*[.$A54]^([.B$47]-2))" office:value-type="float" office:value="0" calcext:value-type="float">
            <text:p>0,0000</text:p>
          </table:table-cell>
          <table:table-cell table:formula="of:=IF(OR([.C$47]=0;[.C$47]=1);0;[.C$47]*([.C$47]-1)*[.$A54]^([.C$47]-2))" office:value-type="float" office:value="0" calcext:value-type="float">
            <text:p>0,0000</text:p>
          </table:table-cell>
          <table:table-cell table:formula="of:=IF(OR([.D$47]=0;[.D$47]=1);0;[.D$47]*([.D$47]-1)*[.$A54]^([.D$47]-2))" office:value-type="float" office:value="2" calcext:value-type="float">
            <text:p>2,0000</text:p>
          </table:table-cell>
          <table:table-cell table:formula="of:=IF(OR([.E$47]=0;[.E$47]=1);0;[.E$47]*([.E$47]-1)*[.$A54]^([.E$47]-2))" office:value-type="float" office:value="1.8" calcext:value-type="float">
            <text:p>1,8000</text:p>
          </table:table-cell>
          <table:table-cell table:formula="of:=IF(OR([.F$47]=0;[.F$47]=1);0;[.F$47]*([.F$47]-1)*[.$A54]^([.F$47]-2))" office:value-type="float" office:value="1.08" calcext:value-type="float">
            <text:p>1,0800</text:p>
          </table:table-cell>
          <table:table-cell table:formula="of:=IF(OR([.G$47]=0;[.G$47]=1);0;[.G$47]*([.G$47]-1)*[.$A54]^([.G$47]-2))" office:value-type="float" office:value="0.54" calcext:value-type="float">
            <text:p>0,5400</text:p>
          </table:table-cell>
          <table:table-cell table:formula="of:=IF(OR([.H$47]=0;[.H$47]=1);0;[.H$47]*([.H$47]-1)*[.$A54]^([.H$47]-2))" office:value-type="float" office:value="0.243" calcext:value-type="float">
            <text:p>0,2430</text:p>
          </table:table-cell>
          <table:table-cell table:formula="of:=IF(OR([.I$47]=0;[.I$47]=1);0;[.I$47]*([.I$47]-1)*[.$A54]^([.I$47]-2))" office:value-type="float" office:value="0.10206" calcext:value-type="float">
            <text:p>0,1021</text:p>
          </table:table-cell>
          <table:table-cell table:formula="of:=IF(OR([.J$47]=0;[.J$47]=1);0;[.J$47]*([.J$47]-1)*[.$A54]^([.J$47]-2))" office:value-type="float" office:value="0.040824" calcext:value-type="float">
            <text:p>0,0408</text:p>
          </table:table-cell>
          <table:table-cell table:formula="of:=IF(OR([.K$47]=0;[.K$47]=1);0;[.K$47]*([.K$47]-1)*[.$A54]^([.K$47]-2))" office:value-type="float" office:value="0.0157464" calcext:value-type="float">
            <text:p>0,0157</text:p>
          </table:table-cell>
          <table:table-cell table:formula="of:=IF(OR([.L$47]=0;[.L$47]=1);0;[.L$47]*([.L$47]-1)*[.$A54]^([.L$47]-2))" office:value-type="float" office:value="0.0059049" calcext:value-type="float">
            <text:p>0,0059</text:p>
          </table:table-cell>
          <table:table-cell/>
          <table:table-cell table:formula="of:=MMULT([.$B54:.C54];MMULT(MAT2POINTS;TEST2POINTS))" office:value-type="float" office:value="0" calcext:value-type="float">
            <text:p>0,00</text:p>
          </table:table-cell>
          <table:table-cell table:formula="of:=MMULT([.$B54:.D54];MMULT(MAT3POINTS;TEST3POINTS))" office:value-type="float" office:value="-6" calcext:value-type="float">
            <text:p>-6,00</text:p>
          </table:table-cell>
          <table:table-cell table:formula="of:=MMULT([.$B54:.E54];MMULT(MAT4POINTS;TEST4POINTS))" office:value-type="float" office:value="-3.6" calcext:value-type="float">
            <text:p>-3,60</text:p>
          </table:table-cell>
          <table:table-cell table:formula="of:=MMULT([.$B54:.F54];MMULT(MAT5POINTS;TEST5POINTS))" office:value-type="float" office:value="-7.105427357601E-015" calcext:value-type="float">
            <text:p>0,00</text:p>
          </table:table-cell>
          <table:table-cell table:formula="of:=MMULT([.$B54:.G54];MMULT(MAT6POINTS;TEST6POINTS))" office:value-type="float" office:value="1.91999999999999" calcext:value-type="float">
            <text:p>1,92</text:p>
          </table:table-cell>
          <table:table-cell table:formula="of:=MMULT([.$B54:.H54];MMULT(MAT7POINTS;TEST7POINTS))" office:value-type="float" office:value="2.30399999999998" calcext:value-type="float">
            <text:p>2,30</text:p>
          </table:table-cell>
          <table:table-cell table:formula="of:=MMULT([.$B54:.I54];MMULT(MAT8POINTS;TEST8POINTS))" office:value-type="float" office:value="1.93535999999987" calcext:value-type="float">
            <text:p>1,94</text:p>
          </table:table-cell>
          <table:table-cell table:formula="of:=MMULT([.$B54:.J54];MMULT(MAT9POINTS;TEST9POINTS))" office:value-type="float" office:value="1.37625599999956" calcext:value-type="float">
            <text:p>1,38</text:p>
          </table:table-cell>
          <table:table-cell table:formula="of:=MMULT([.$B54:.K54];MMULT(MAT10POINTS;TEST10POINTS))" office:value-type="float" office:value="0.884735999999112" calcext:value-type="float">
            <text:p>0,88</text:p>
          </table:table-cell>
          <table:table-cell table:formula="of:=MMULT([.$B54:.L54];MMULT(MAT11POINTS;TEST11POINTS))" office:value-type="float" office:value="0.53084159999856" calcext:value-type="float">
            <text:p>0,53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IF(OR([.B$47]=0;[.B$47]=1);0;[.B$47]*([.B$47]-1)*[.$A55]^([.B$47]-2))" office:value-type="float" office:value="0" calcext:value-type="float">
            <text:p>0,0000</text:p>
          </table:table-cell>
          <table:table-cell table:formula="of:=IF(OR([.C$47]=0;[.C$47]=1);0;[.C$47]*([.C$47]-1)*[.$A55]^([.C$47]-2))" office:value-type="float" office:value="0" calcext:value-type="float">
            <text:p>0,0000</text:p>
          </table:table-cell>
          <table:table-cell table:formula="of:=IF(OR([.D$47]=0;[.D$47]=1);0;[.D$47]*([.D$47]-1)*[.$A55]^([.D$47]-2))" office:value-type="float" office:value="2" calcext:value-type="float">
            <text:p>2,0000</text:p>
          </table:table-cell>
          <table:table-cell table:formula="of:=IF(OR([.E$47]=0;[.E$47]=1);0;[.E$47]*([.E$47]-1)*[.$A55]^([.E$47]-2))" office:value-type="float" office:value="2.1" calcext:value-type="float">
            <text:p>2,1000</text:p>
          </table:table-cell>
          <table:table-cell table:formula="of:=IF(OR([.F$47]=0;[.F$47]=1);0;[.F$47]*([.F$47]-1)*[.$A55]^([.F$47]-2))" office:value-type="float" office:value="1.47" calcext:value-type="float">
            <text:p>1,4700</text:p>
          </table:table-cell>
          <table:table-cell table:formula="of:=IF(OR([.G$47]=0;[.G$47]=1);0;[.G$47]*([.G$47]-1)*[.$A55]^([.G$47]-2))" office:value-type="float" office:value="0.8575" calcext:value-type="float">
            <text:p>0,8575</text:p>
          </table:table-cell>
          <table:table-cell table:formula="of:=IF(OR([.H$47]=0;[.H$47]=1);0;[.H$47]*([.H$47]-1)*[.$A55]^([.H$47]-2))" office:value-type="float" office:value="0.4501875" calcext:value-type="float">
            <text:p>0,4502</text:p>
          </table:table-cell>
          <table:table-cell table:formula="of:=IF(OR([.I$47]=0;[.I$47]=1);0;[.I$47]*([.I$47]-1)*[.$A55]^([.I$47]-2))" office:value-type="float" office:value="0.220591875" calcext:value-type="float">
            <text:p>0,2206</text:p>
          </table:table-cell>
          <table:table-cell table:formula="of:=IF(OR([.J$47]=0;[.J$47]=1);0;[.J$47]*([.J$47]-1)*[.$A55]^([.J$47]-2))" office:value-type="float" office:value="0.102942875" calcext:value-type="float">
            <text:p>0,1029</text:p>
          </table:table-cell>
          <table:table-cell table:formula="of:=IF(OR([.K$47]=0;[.K$47]=1);0;[.K$47]*([.K$47]-1)*[.$A55]^([.K$47]-2))" office:value-type="float" office:value="0.04632429375" calcext:value-type="float">
            <text:p>0,0463</text:p>
          </table:table-cell>
          <table:table-cell table:formula="of:=IF(OR([.L$47]=0;[.L$47]=1);0;[.L$47]*([.L$47]-1)*[.$A55]^([.L$47]-2))" office:value-type="float" office:value="0.020266878515625" calcext:value-type="float">
            <text:p>0,0203</text:p>
          </table:table-cell>
          <table:table-cell/>
          <table:table-cell table:formula="of:=MMULT([.$B55:.C55];MMULT(MAT2POINTS;TEST2POINTS))" office:value-type="float" office:value="0" calcext:value-type="float">
            <text:p>0,00</text:p>
          </table:table-cell>
          <table:table-cell table:formula="of:=MMULT([.$B55:.D55];MMULT(MAT3POINTS;TEST3POINTS))" office:value-type="float" office:value="-6" calcext:value-type="float">
            <text:p>-6,00</text:p>
          </table:table-cell>
          <table:table-cell table:formula="of:=MMULT([.$B55:.E55];MMULT(MAT4POINTS;TEST4POINTS))" office:value-type="float" office:value="-1.2" calcext:value-type="float">
            <text:p>-1,20</text:p>
          </table:table-cell>
          <table:table-cell table:formula="of:=MMULT([.$B55:.F55];MMULT(MAT5POINTS;TEST5POINTS))" office:value-type="float" office:value="1.79999999999999" calcext:value-type="float">
            <text:p>1,80</text:p>
          </table:table-cell>
          <table:table-cell table:formula="of:=MMULT([.$B55:.G55];MMULT(MAT6POINTS;TEST6POINTS))" office:value-type="float" office:value="2.15999999999999" calcext:value-type="float">
            <text:p>2,16</text:p>
          </table:table-cell>
          <table:table-cell table:formula="of:=MMULT([.$B55:.H55];MMULT(MAT7POINTS;TEST7POINTS))" office:value-type="float" office:value="1.53899999999996" calcext:value-type="float">
            <text:p>1,54</text:p>
          </table:table-cell>
          <table:table-cell table:formula="of:=MMULT([.$B55:.I55];MMULT(MAT8POINTS;TEST8POINTS))" office:value-type="float" office:value="0.884519999999938" calcext:value-type="float">
            <text:p>0,88</text:p>
          </table:table-cell>
          <table:table-cell table:formula="of:=MMULT([.$B55:.J55];MMULT(MAT9POINTS;TEST9POINTS))" office:value-type="float" office:value="0.449063999999986" calcext:value-type="float">
            <text:p>0,45</text:p>
          </table:table-cell>
          <table:table-cell table:formula="of:=MMULT([.$B55:.K55];MMULT(MAT10POINTS;TEST10POINTS))" office:value-type="float" office:value="0.209951999999618" calcext:value-type="float">
            <text:p>0,21</text:p>
          </table:table-cell>
          <table:table-cell table:formula="of:=MMULT([.$B55:.L55];MMULT(MAT11POINTS;TEST11POINTS))" office:value-type="float" office:value="0.0925100999993447" calcext:value-type="float">
            <text:p>0,09</text:p>
          </table:table-cell>
        </table:table-row>
        <table:table-row table:style-name="ro1">
          <table:table-cell office:value-type="float" office:value="0.4" calcext:value-type="float">
            <text:p>0,40</text:p>
          </table:table-cell>
          <table:table-cell table:formula="of:=IF(OR([.B$47]=0;[.B$47]=1);0;[.B$47]*([.B$47]-1)*[.$A56]^([.B$47]-2))" office:value-type="float" office:value="0" calcext:value-type="float">
            <text:p>0,0000</text:p>
          </table:table-cell>
          <table:table-cell table:formula="of:=IF(OR([.C$47]=0;[.C$47]=1);0;[.C$47]*([.C$47]-1)*[.$A56]^([.C$47]-2))" office:value-type="float" office:value="0" calcext:value-type="float">
            <text:p>0,0000</text:p>
          </table:table-cell>
          <table:table-cell table:formula="of:=IF(OR([.D$47]=0;[.D$47]=1);0;[.D$47]*([.D$47]-1)*[.$A56]^([.D$47]-2))" office:value-type="float" office:value="2" calcext:value-type="float">
            <text:p>2,0000</text:p>
          </table:table-cell>
          <table:table-cell table:formula="of:=IF(OR([.E$47]=0;[.E$47]=1);0;[.E$47]*([.E$47]-1)*[.$A56]^([.E$47]-2))" office:value-type="float" office:value="2.4" calcext:value-type="float">
            <text:p>2,4000</text:p>
          </table:table-cell>
          <table:table-cell table:formula="of:=IF(OR([.F$47]=0;[.F$47]=1);0;[.F$47]*([.F$47]-1)*[.$A56]^([.F$47]-2))" office:value-type="float" office:value="1.92" calcext:value-type="float">
            <text:p>1,9200</text:p>
          </table:table-cell>
          <table:table-cell table:formula="of:=IF(OR([.G$47]=0;[.G$47]=1);0;[.G$47]*([.G$47]-1)*[.$A56]^([.G$47]-2))" office:value-type="float" office:value="1.28" calcext:value-type="float">
            <text:p>1,2800</text:p>
          </table:table-cell>
          <table:table-cell table:formula="of:=IF(OR([.H$47]=0;[.H$47]=1);0;[.H$47]*([.H$47]-1)*[.$A56]^([.H$47]-2))" office:value-type="float" office:value="0.768" calcext:value-type="float">
            <text:p>0,7680</text:p>
          </table:table-cell>
          <table:table-cell table:formula="of:=IF(OR([.I$47]=0;[.I$47]=1);0;[.I$47]*([.I$47]-1)*[.$A56]^([.I$47]-2))" office:value-type="float" office:value="0.43008" calcext:value-type="float">
            <text:p>0,4301</text:p>
          </table:table-cell>
          <table:table-cell table:formula="of:=IF(OR([.J$47]=0;[.J$47]=1);0;[.J$47]*([.J$47]-1)*[.$A56]^([.J$47]-2))" office:value-type="float" office:value="0.229376" calcext:value-type="float">
            <text:p>0,2294</text:p>
          </table:table-cell>
          <table:table-cell table:formula="of:=IF(OR([.K$47]=0;[.K$47]=1);0;[.K$47]*([.K$47]-1)*[.$A56]^([.K$47]-2))" office:value-type="float" office:value="0.1179648" calcext:value-type="float">
            <text:p>0,1180</text:p>
          </table:table-cell>
          <table:table-cell table:formula="of:=IF(OR([.L$47]=0;[.L$47]=1);0;[.L$47]*([.L$47]-1)*[.$A56]^([.L$47]-2))" office:value-type="float" office:value="0.0589824" calcext:value-type="float">
            <text:p>0,0590</text:p>
          </table:table-cell>
          <table:table-cell/>
          <table:table-cell table:formula="of:=MMULT([.$B56:.C56];MMULT(MAT2POINTS;TEST2POINTS))" office:value-type="float" office:value="0" calcext:value-type="float">
            <text:p>0,00</text:p>
          </table:table-cell>
          <table:table-cell table:formula="of:=MMULT([.$B56:.D56];MMULT(MAT3POINTS;TEST3POINTS))" office:value-type="float" office:value="-6" calcext:value-type="float">
            <text:p>-6,00</text:p>
          </table:table-cell>
          <table:table-cell table:formula="of:=MMULT([.$B56:.E56];MMULT(MAT4POINTS;TEST4POINTS))" office:value-type="float" office:value="1.2" calcext:value-type="float">
            <text:p>1,20</text:p>
          </table:table-cell>
          <table:table-cell table:formula="of:=MMULT([.$B56:.F56];MMULT(MAT5POINTS;TEST5POINTS))" office:value-type="float" office:value="2.40000000000001" calcext:value-type="float">
            <text:p>2,40</text:p>
          </table:table-cell>
          <table:table-cell table:formula="of:=MMULT([.$B56:.G56];MMULT(MAT6POINTS;TEST6POINTS))" office:value-type="float" office:value="1.44000000000001" calcext:value-type="float">
            <text:p>1,44</text:p>
          </table:table-cell>
          <table:table-cell table:formula="of:=MMULT([.$B56:.H56];MMULT(MAT7POINTS;TEST7POINTS))" office:value-type="float" office:value="0.624000000000024" calcext:value-type="float">
            <text:p>0,62</text:p>
          </table:table-cell>
          <table:table-cell table:formula="of:=MMULT([.$B56:.I56];MMULT(MAT8POINTS;TEST8POINTS))" office:value-type="float" office:value="0.228480000000076" calcext:value-type="float">
            <text:p>0,23</text:p>
          </table:table-cell>
          <table:table-cell table:formula="of:=MMULT([.$B56:.J56];MMULT(MAT9POINTS;TEST9POINTS))" office:value-type="float" office:value="0.0752640000004874" calcext:value-type="float">
            <text:p>0,08</text:p>
          </table:table-cell>
          <table:table-cell table:formula="of:=MMULT([.$B56:.K56];MMULT(MAT10POINTS;TEST10POINTS))" office:value-type="float" office:value="0.0230400000009467" calcext:value-type="float">
            <text:p>0,02</text:p>
          </table:table-cell>
          <table:table-cell table:formula="of:=MMULT([.$B56:.L56];MMULT(MAT11POINTS;TEST11POINTS))" office:value-type="float" office:value="0.00668159999904105" calcext:value-type="float">
            <text:p>0,0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IF(OR([.B$47]=0;[.B$47]=1);0;[.B$47]*([.B$47]-1)*[.$A57]^([.B$47]-2))" office:value-type="float" office:value="0" calcext:value-type="float">
            <text:p>0,0000</text:p>
          </table:table-cell>
          <table:table-cell table:formula="of:=IF(OR([.C$47]=0;[.C$47]=1);0;[.C$47]*([.C$47]-1)*[.$A57]^([.C$47]-2))" office:value-type="float" office:value="0" calcext:value-type="float">
            <text:p>0,0000</text:p>
          </table:table-cell>
          <table:table-cell table:formula="of:=IF(OR([.D$47]=0;[.D$47]=1);0;[.D$47]*([.D$47]-1)*[.$A57]^([.D$47]-2))" office:value-type="float" office:value="2" calcext:value-type="float">
            <text:p>2,0000</text:p>
          </table:table-cell>
          <table:table-cell table:formula="of:=IF(OR([.E$47]=0;[.E$47]=1);0;[.E$47]*([.E$47]-1)*[.$A57]^([.E$47]-2))" office:value-type="float" office:value="2.7" calcext:value-type="float">
            <text:p>2,7000</text:p>
          </table:table-cell>
          <table:table-cell table:formula="of:=IF(OR([.F$47]=0;[.F$47]=1);0;[.F$47]*([.F$47]-1)*[.$A57]^([.F$47]-2))" office:value-type="float" office:value="2.43" calcext:value-type="float">
            <text:p>2,4300</text:p>
          </table:table-cell>
          <table:table-cell table:formula="of:=IF(OR([.G$47]=0;[.G$47]=1);0;[.G$47]*([.G$47]-1)*[.$A57]^([.G$47]-2))" office:value-type="float" office:value="1.8225" calcext:value-type="float">
            <text:p>1,8225</text:p>
          </table:table-cell>
          <table:table-cell table:formula="of:=IF(OR([.H$47]=0;[.H$47]=1);0;[.H$47]*([.H$47]-1)*[.$A57]^([.H$47]-2))" office:value-type="float" office:value="1.2301875" calcext:value-type="float">
            <text:p>1,2302</text:p>
          </table:table-cell>
          <table:table-cell table:formula="of:=IF(OR([.I$47]=0;[.I$47]=1);0;[.I$47]*([.I$47]-1)*[.$A57]^([.I$47]-2))" office:value-type="float" office:value="0.775018125" calcext:value-type="float">
            <text:p>0,7750</text:p>
          </table:table-cell>
          <table:table-cell table:formula="of:=IF(OR([.J$47]=0;[.J$47]=1);0;[.J$47]*([.J$47]-1)*[.$A57]^([.J$47]-2))" office:value-type="float" office:value="0.465010875" calcext:value-type="float">
            <text:p>0,4650</text:p>
          </table:table-cell>
          <table:table-cell table:formula="of:=IF(OR([.K$47]=0;[.K$47]=1);0;[.K$47]*([.K$47]-1)*[.$A57]^([.K$47]-2))" office:value-type="float" office:value="0.26904200625" calcext:value-type="float">
            <text:p>0,2690</text:p>
          </table:table-cell>
          <table:table-cell table:formula="of:=IF(OR([.L$47]=0;[.L$47]=1);0;[.L$47]*([.L$47]-1)*[.$A57]^([.L$47]-2))" office:value-type="float" office:value="0.151336128515625" calcext:value-type="float">
            <text:p>0,1513</text:p>
          </table:table-cell>
          <table:table-cell/>
          <table:table-cell table:formula="of:=MMULT([.$B57:.C57];MMULT(MAT2POINTS;TEST2POINTS))" office:value-type="float" office:value="0" calcext:value-type="float">
            <text:p>0,00</text:p>
          </table:table-cell>
          <table:table-cell table:formula="of:=MMULT([.$B57:.D57];MMULT(MAT3POINTS;TEST3POINTS))" office:value-type="float" office:value="-6" calcext:value-type="float">
            <text:p>-6,00</text:p>
          </table:table-cell>
          <table:table-cell table:formula="of:=MMULT([.$B57:.E57];MMULT(MAT4POINTS;TEST4POINTS))" office:value-type="float" office:value="3.6" calcext:value-type="float">
            <text:p>3,60</text:p>
          </table:table-cell>
          <table:table-cell table:formula="of:=MMULT([.$B57:.F57];MMULT(MAT5POINTS;TEST5POINTS))" office:value-type="float" office:value="1.8" calcext:value-type="float">
            <text:p>1,80</text:p>
          </table:table-cell>
          <table:table-cell table:formula="of:=MMULT([.$B57:.G57];MMULT(MAT6POINTS;TEST6POINTS))" office:value-type="float" office:value="0.47999999999999" calcext:value-type="float">
            <text:p>0,48</text:p>
          </table:table-cell>
          <table:table-cell table:formula="of:=MMULT([.$B57:.H57];MMULT(MAT7POINTS;TEST7POINTS))" office:value-type="float" office:value="0.0990000000001032" calcext:value-type="float">
            <text:p>0,10</text:p>
          </table:table-cell>
          <table:table-cell table:formula="of:=MMULT([.$B57:.I57];MMULT(MAT8POINTS;TEST8POINTS))" office:value-type="float" office:value="0.0176400000001991" calcext:value-type="float">
            <text:p>0,02</text:p>
          </table:table-cell>
          <table:table-cell table:formula="of:=MMULT([.$B57:.J57];MMULT(MAT9POINTS;TEST9POINTS))" office:value-type="float" office:value="0.00285600000142949" calcext:value-type="float">
            <text:p>0,00</text:p>
          </table:table-cell>
          <table:table-cell table:formula="of:=MMULT([.$B57:.K57];MMULT(MAT10POINTS;TEST10POINTS))" office:value-type="float" office:value="0.000432000002206223" calcext:value-type="float">
            <text:p>0,00</text:p>
          </table:table-cell>
          <table:table-cell table:formula="of:=MMULT([.$B57:.L57];MMULT(MAT11POINTS;TEST11POINTS))" office:value-type="float" office:value="0.0000621000050387011" calcext:value-type="float">
            <text:p>0,00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table:formula="of:=IF(OR([.B$47]=0;[.B$47]=1);0;[.B$47]*([.B$47]-1)*[.$A58]^([.B$47]-2))" office:value-type="float" office:value="0" calcext:value-type="float">
            <text:p>0,0000</text:p>
          </table:table-cell>
          <table:table-cell table:formula="of:=IF(OR([.C$47]=0;[.C$47]=1);0;[.C$47]*([.C$47]-1)*[.$A58]^([.C$47]-2))" office:value-type="float" office:value="0" calcext:value-type="float">
            <text:p>0,0000</text:p>
          </table:table-cell>
          <table:table-cell table:formula="of:=IF(OR([.D$47]=0;[.D$47]=1);0;[.D$47]*([.D$47]-1)*[.$A58]^([.D$47]-2))" office:value-type="float" office:value="2" calcext:value-type="float">
            <text:p>2,0000</text:p>
          </table:table-cell>
          <table:table-cell table:formula="of:=IF(OR([.E$47]=0;[.E$47]=1);0;[.E$47]*([.E$47]-1)*[.$A58]^([.E$47]-2))" office:value-type="float" office:value="3" calcext:value-type="float">
            <text:p>3,0000</text:p>
          </table:table-cell>
          <table:table-cell table:formula="of:=IF(OR([.F$47]=0;[.F$47]=1);0;[.F$47]*([.F$47]-1)*[.$A58]^([.F$47]-2))" office:value-type="float" office:value="3" calcext:value-type="float">
            <text:p>3,0000</text:p>
          </table:table-cell>
          <table:table-cell table:formula="of:=IF(OR([.G$47]=0;[.G$47]=1);0;[.G$47]*([.G$47]-1)*[.$A58]^([.G$47]-2))" office:value-type="float" office:value="2.5" calcext:value-type="float">
            <text:p>2,5000</text:p>
          </table:table-cell>
          <table:table-cell table:formula="of:=IF(OR([.H$47]=0;[.H$47]=1);0;[.H$47]*([.H$47]-1)*[.$A58]^([.H$47]-2))" office:value-type="float" office:value="1.875" calcext:value-type="float">
            <text:p>1,8750</text:p>
          </table:table-cell>
          <table:table-cell table:formula="of:=IF(OR([.I$47]=0;[.I$47]=1);0;[.I$47]*([.I$47]-1)*[.$A58]^([.I$47]-2))" office:value-type="float" office:value="1.3125" calcext:value-type="float">
            <text:p>1,3125</text:p>
          </table:table-cell>
          <table:table-cell table:formula="of:=IF(OR([.J$47]=0;[.J$47]=1);0;[.J$47]*([.J$47]-1)*[.$A58]^([.J$47]-2))" office:value-type="float" office:value="0.875" calcext:value-type="float">
            <text:p>0,8750</text:p>
          </table:table-cell>
          <table:table-cell table:formula="of:=IF(OR([.K$47]=0;[.K$47]=1);0;[.K$47]*([.K$47]-1)*[.$A58]^([.K$47]-2))" office:value-type="float" office:value="0.5625" calcext:value-type="float">
            <text:p>0,5625</text:p>
          </table:table-cell>
          <table:table-cell table:formula="of:=IF(OR([.L$47]=0;[.L$47]=1);0;[.L$47]*([.L$47]-1)*[.$A58]^([.L$47]-2))" office:value-type="float" office:value="0.3515625" calcext:value-type="float">
            <text:p>0,3516</text:p>
          </table:table-cell>
          <table:table-cell/>
          <table:table-cell table:formula="of:=MMULT([.$B58:.C58];MMULT(MAT2POINTS;TEST2POINTS))" office:value-type="float" office:value="0" calcext:value-type="float">
            <text:p>0,00</text:p>
          </table:table-cell>
          <table:table-cell table:formula="of:=MMULT([.$B58:.D58];MMULT(MAT3POINTS;TEST3POINTS))" office:value-type="float" office:value="-6" calcext:value-type="float">
            <text:p>-6,00</text:p>
          </table:table-cell>
          <table:table-cell table:formula="of:=MMULT([.$B58:.E58];MMULT(MAT4POINTS;TEST4POINTS))" office:value-type="float" office:value="6" calcext:value-type="float">
            <text:p>6,00</text:p>
          </table:table-cell>
          <table:table-cell table:formula="of:=MMULT([.$B58:.F58];MMULT(MAT5POINTS;TEST5POINTS))" office:value-type="float" office:value="0" calcext:value-type="float">
            <text:p>0,00</text:p>
          </table:table-cell>
          <table:table-cell table:formula="of:=MMULT([.$B58:.G58];MMULT(MAT6POINTS;TEST6POINTS))" office:value-type="float" office:value="0" calcext:value-type="float">
            <text:p>0,00</text:p>
          </table:table-cell>
          <table:table-cell table:formula="of:=MMULT([.$B58:.H58];MMULT(MAT7POINTS;TEST7POINTS))" office:value-type="float" office:value="0" calcext:value-type="float">
            <text:p>0,00</text:p>
          </table:table-cell>
          <table:table-cell table:formula="of:=MMULT([.$B58:.I58];MMULT(MAT8POINTS;TEST8POINTS))" office:value-type="float" office:value="0" calcext:value-type="float">
            <text:p>0,00</text:p>
          </table:table-cell>
          <table:table-cell table:formula="of:=MMULT([.$B58:.J58];MMULT(MAT9POINTS;TEST9POINTS))" office:value-type="float" office:value="0" calcext:value-type="float">
            <text:p>0,00</text:p>
          </table:table-cell>
          <table:table-cell table:formula="of:=MMULT([.$B58:.K58];MMULT(MAT10POINTS;TEST10POINTS))" office:value-type="float" office:value="0" calcext:value-type="float">
            <text:p>0,00</text:p>
          </table:table-cell>
          <table:table-cell table:formula="of:=MMULT([.$B58:.L58];MMULT(MAT11POINTS;TEST11POINTS)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IF(OR([.B$47]=0;[.B$47]=1);0;[.B$47]*([.B$47]-1)*[.$A59]^([.B$47]-2))" office:value-type="float" office:value="0" calcext:value-type="float">
            <text:p>0,0000</text:p>
          </table:table-cell>
          <table:table-cell table:formula="of:=IF(OR([.C$47]=0;[.C$47]=1);0;[.C$47]*([.C$47]-1)*[.$A59]^([.C$47]-2))" office:value-type="float" office:value="0" calcext:value-type="float">
            <text:p>0,0000</text:p>
          </table:table-cell>
          <table:table-cell table:formula="of:=IF(OR([.D$47]=0;[.D$47]=1);0;[.D$47]*([.D$47]-1)*[.$A59]^([.D$47]-2))" office:value-type="float" office:value="2" calcext:value-type="float">
            <text:p>2,0000</text:p>
          </table:table-cell>
          <table:table-cell table:formula="of:=IF(OR([.E$47]=0;[.E$47]=1);0;[.E$47]*([.E$47]-1)*[.$A59]^([.E$47]-2))" office:value-type="float" office:value="3.3" calcext:value-type="float">
            <text:p>3,3000</text:p>
          </table:table-cell>
          <table:table-cell table:formula="of:=IF(OR([.F$47]=0;[.F$47]=1);0;[.F$47]*([.F$47]-1)*[.$A59]^([.F$47]-2))" office:value-type="float" office:value="3.63" calcext:value-type="float">
            <text:p>3,6300</text:p>
          </table:table-cell>
          <table:table-cell table:formula="of:=IF(OR([.G$47]=0;[.G$47]=1);0;[.G$47]*([.G$47]-1)*[.$A59]^([.G$47]-2))" office:value-type="float" office:value="3.3275" calcext:value-type="float">
            <text:p>3,3275</text:p>
          </table:table-cell>
          <table:table-cell table:formula="of:=IF(OR([.H$47]=0;[.H$47]=1);0;[.H$47]*([.H$47]-1)*[.$A59]^([.H$47]-2))" office:value-type="float" office:value="2.7451875" calcext:value-type="float">
            <text:p>2,7452</text:p>
          </table:table-cell>
          <table:table-cell table:formula="of:=IF(OR([.I$47]=0;[.I$47]=1);0;[.I$47]*([.I$47]-1)*[.$A59]^([.I$47]-2))" office:value-type="float" office:value="2.113794375" calcext:value-type="float">
            <text:p>2,1138</text:p>
          </table:table-cell>
          <table:table-cell table:formula="of:=IF(OR([.J$47]=0;[.J$47]=1);0;[.J$47]*([.J$47]-1)*[.$A59]^([.J$47]-2))" office:value-type="float" office:value="1.550115875" calcext:value-type="float">
            <text:p>1,5501</text:p>
          </table:table-cell>
          <table:table-cell table:formula="of:=IF(OR([.K$47]=0;[.K$47]=1);0;[.K$47]*([.K$47]-1)*[.$A59]^([.K$47]-2))" office:value-type="float" office:value="1.09615336875" calcext:value-type="float">
            <text:p>1,0962</text:p>
          </table:table-cell>
          <table:table-cell table:formula="of:=IF(OR([.L$47]=0;[.L$47]=1);0;[.L$47]*([.L$47]-1)*[.$A59]^([.L$47]-2))" office:value-type="float" office:value="0.753605441015626" calcext:value-type="float">
            <text:p>0,7536</text:p>
          </table:table-cell>
          <table:table-cell/>
          <table:table-cell table:formula="of:=MMULT([.$B59:.C59];MMULT(MAT2POINTS;TEST2POINTS))" office:value-type="float" office:value="0" calcext:value-type="float">
            <text:p>0,00</text:p>
          </table:table-cell>
          <table:table-cell table:formula="of:=MMULT([.$B59:.D59];MMULT(MAT3POINTS;TEST3POINTS))" office:value-type="float" office:value="-6" calcext:value-type="float">
            <text:p>-6,00</text:p>
          </table:table-cell>
          <table:table-cell table:formula="of:=MMULT([.$B59:.E59];MMULT(MAT4POINTS;TEST4POINTS))" office:value-type="float" office:value="8.4" calcext:value-type="float">
            <text:p>8,40</text:p>
          </table:table-cell>
          <table:table-cell table:formula="of:=MMULT([.$B59:.F59];MMULT(MAT5POINTS;TEST5POINTS))" office:value-type="float" office:value="-3.00000000000001" calcext:value-type="float">
            <text:p>-3,00</text:p>
          </table:table-cell>
          <table:table-cell table:formula="of:=MMULT([.$B59:.G59];MMULT(MAT6POINTS;TEST6POINTS))" office:value-type="float" office:value="0.719999999999999" calcext:value-type="float">
            <text:p>0,72</text:p>
          </table:table-cell>
          <table:table-cell table:formula="of:=MMULT([.$B59:.H59];MMULT(MAT7POINTS;TEST7POINTS))" office:value-type="float" office:value="-0.14100000000002" calcext:value-type="float">
            <text:p>-0,14</text:p>
          </table:table-cell>
          <table:table-cell table:formula="of:=MMULT([.$B59:.I59];MMULT(MAT8POINTS;TEST8POINTS))" office:value-type="float" office:value="0.0243600000003426" calcext:value-type="float">
            <text:p>0,02</text:p>
          </table:table-cell>
          <table:table-cell table:formula="of:=MMULT([.$B59:.J59];MMULT(MAT9POINTS;TEST9POINTS))" office:value-type="float" office:value="-0.00386399999763398" calcext:value-type="float">
            <text:p>0,00</text:p>
          </table:table-cell>
          <table:table-cell table:formula="of:=MMULT([.$B59:.K59];MMULT(MAT10POINTS;TEST10POINTS))" office:value-type="float" office:value="0.000576000001956345" calcext:value-type="float">
            <text:p>0,00</text:p>
          </table:table-cell>
          <table:table-cell table:formula="of:=MMULT([.$B59:.L59];MMULT(MAT11POINTS;TEST11POINTS))" office:value-type="float" office:value="-0.0000818999969851575" calcext:value-type="float">
            <text:p>0,00</text:p>
          </table:table-cell>
        </table:table-row>
        <table:table-row table:style-name="ro1">
          <table:table-cell office:value-type="float" office:value="0.6" calcext:value-type="float">
            <text:p>0,60</text:p>
          </table:table-cell>
          <table:table-cell table:formula="of:=IF(OR([.B$47]=0;[.B$47]=1);0;[.B$47]*([.B$47]-1)*[.$A60]^([.B$47]-2))" office:value-type="float" office:value="0" calcext:value-type="float">
            <text:p>0,0000</text:p>
          </table:table-cell>
          <table:table-cell table:formula="of:=IF(OR([.C$47]=0;[.C$47]=1);0;[.C$47]*([.C$47]-1)*[.$A60]^([.C$47]-2))" office:value-type="float" office:value="0" calcext:value-type="float">
            <text:p>0,0000</text:p>
          </table:table-cell>
          <table:table-cell table:formula="of:=IF(OR([.D$47]=0;[.D$47]=1);0;[.D$47]*([.D$47]-1)*[.$A60]^([.D$47]-2))" office:value-type="float" office:value="2" calcext:value-type="float">
            <text:p>2,0000</text:p>
          </table:table-cell>
          <table:table-cell table:formula="of:=IF(OR([.E$47]=0;[.E$47]=1);0;[.E$47]*([.E$47]-1)*[.$A60]^([.E$47]-2))" office:value-type="float" office:value="3.6" calcext:value-type="float">
            <text:p>3,6000</text:p>
          </table:table-cell>
          <table:table-cell table:formula="of:=IF(OR([.F$47]=0;[.F$47]=1);0;[.F$47]*([.F$47]-1)*[.$A60]^([.F$47]-2))" office:value-type="float" office:value="4.32" calcext:value-type="float">
            <text:p>4,3200</text:p>
          </table:table-cell>
          <table:table-cell table:formula="of:=IF(OR([.G$47]=0;[.G$47]=1);0;[.G$47]*([.G$47]-1)*[.$A60]^([.G$47]-2))" office:value-type="float" office:value="4.32" calcext:value-type="float">
            <text:p>4,3200</text:p>
          </table:table-cell>
          <table:table-cell table:formula="of:=IF(OR([.H$47]=0;[.H$47]=1);0;[.H$47]*([.H$47]-1)*[.$A60]^([.H$47]-2))" office:value-type="float" office:value="3.888" calcext:value-type="float">
            <text:p>3,8880</text:p>
          </table:table-cell>
          <table:table-cell table:formula="of:=IF(OR([.I$47]=0;[.I$47]=1);0;[.I$47]*([.I$47]-1)*[.$A60]^([.I$47]-2))" office:value-type="float" office:value="3.26592" calcext:value-type="float">
            <text:p>3,2659</text:p>
          </table:table-cell>
          <table:table-cell table:formula="of:=IF(OR([.J$47]=0;[.J$47]=1);0;[.J$47]*([.J$47]-1)*[.$A60]^([.J$47]-2))" office:value-type="float" office:value="2.612736" calcext:value-type="float">
            <text:p>2,6127</text:p>
          </table:table-cell>
          <table:table-cell table:formula="of:=IF(OR([.K$47]=0;[.K$47]=1);0;[.K$47]*([.K$47]-1)*[.$A60]^([.K$47]-2))" office:value-type="float" office:value="2.0155392" calcext:value-type="float">
            <text:p>2,0155</text:p>
          </table:table-cell>
          <table:table-cell table:formula="of:=IF(OR([.L$47]=0;[.L$47]=1);0;[.L$47]*([.L$47]-1)*[.$A60]^([.L$47]-2))" office:value-type="float" office:value="1.5116544" calcext:value-type="float">
            <text:p>1,5117</text:p>
          </table:table-cell>
          <table:table-cell/>
          <table:table-cell table:formula="of:=MMULT([.$B60:.C60];MMULT(MAT2POINTS;TEST2POINTS))" office:value-type="float" office:value="0" calcext:value-type="float">
            <text:p>0,00</text:p>
          </table:table-cell>
          <table:table-cell table:formula="of:=MMULT([.$B60:.D60];MMULT(MAT3POINTS;TEST3POINTS))" office:value-type="float" office:value="-6" calcext:value-type="float">
            <text:p>-6,00</text:p>
          </table:table-cell>
          <table:table-cell table:formula="of:=MMULT([.$B60:.E60];MMULT(MAT4POINTS;TEST4POINTS))" office:value-type="float" office:value="10.8" calcext:value-type="float">
            <text:p>10,80</text:p>
          </table:table-cell>
          <table:table-cell table:formula="of:=MMULT([.$B60:.F60];MMULT(MAT5POINTS;TEST5POINTS))" office:value-type="float" office:value="-7.20000000000002" calcext:value-type="float">
            <text:p>-7,20</text:p>
          </table:table-cell>
          <table:table-cell table:formula="of:=MMULT([.$B60:.G60];MMULT(MAT6POINTS;TEST6POINTS))" office:value-type="float" office:value="3.35999999999996" calcext:value-type="float">
            <text:p>3,36</text:p>
          </table:table-cell>
          <table:table-cell table:formula="of:=MMULT([.$B60:.H60];MMULT(MAT7POINTS;TEST7POINTS))" office:value-type="float" office:value="-1.29600000000016" calcext:value-type="float">
            <text:p>-1,30</text:p>
          </table:table-cell>
          <table:table-cell table:formula="of:=MMULT([.$B60:.I60];MMULT(MAT8POINTS;TEST8POINTS))" office:value-type="float" office:value="0.443519999999126" calcext:value-type="float">
            <text:p>0,44</text:p>
          </table:table-cell>
          <table:table-cell table:formula="of:=MMULT([.$B60:.J60];MMULT(MAT9POINTS;TEST9POINTS))" office:value-type="float" office:value="-0.139776000003849" calcext:value-type="float">
            <text:p>-0,14</text:p>
          </table:table-cell>
          <table:table-cell table:formula="of:=MMULT([.$B60:.K60];MMULT(MAT10POINTS;TEST10POINTS))" office:value-type="float" office:value="0.041471999991245" calcext:value-type="float">
            <text:p>0,04</text:p>
          </table:table-cell>
          <table:table-cell table:formula="of:=MMULT([.$B60:.L60];MMULT(MAT11POINTS;TEST11POINTS))" office:value-type="float" office:value="-0.0117504000177178" calcext:value-type="float">
            <text:p>-0,01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IF(OR([.B$47]=0;[.B$47]=1);0;[.B$47]*([.B$47]-1)*[.$A61]^([.B$47]-2))" office:value-type="float" office:value="0" calcext:value-type="float">
            <text:p>0,0000</text:p>
          </table:table-cell>
          <table:table-cell table:formula="of:=IF(OR([.C$47]=0;[.C$47]=1);0;[.C$47]*([.C$47]-1)*[.$A61]^([.C$47]-2))" office:value-type="float" office:value="0" calcext:value-type="float">
            <text:p>0,0000</text:p>
          </table:table-cell>
          <table:table-cell table:formula="of:=IF(OR([.D$47]=0;[.D$47]=1);0;[.D$47]*([.D$47]-1)*[.$A61]^([.D$47]-2))" office:value-type="float" office:value="2" calcext:value-type="float">
            <text:p>2,0000</text:p>
          </table:table-cell>
          <table:table-cell table:formula="of:=IF(OR([.E$47]=0;[.E$47]=1);0;[.E$47]*([.E$47]-1)*[.$A61]^([.E$47]-2))" office:value-type="float" office:value="3.9" calcext:value-type="float">
            <text:p>3,9000</text:p>
          </table:table-cell>
          <table:table-cell table:formula="of:=IF(OR([.F$47]=0;[.F$47]=1);0;[.F$47]*([.F$47]-1)*[.$A61]^([.F$47]-2))" office:value-type="float" office:value="5.07" calcext:value-type="float">
            <text:p>5,0700</text:p>
          </table:table-cell>
          <table:table-cell table:formula="of:=IF(OR([.G$47]=0;[.G$47]=1);0;[.G$47]*([.G$47]-1)*[.$A61]^([.G$47]-2))" office:value-type="float" office:value="5.4925" calcext:value-type="float">
            <text:p>5,4925</text:p>
          </table:table-cell>
          <table:table-cell table:formula="of:=IF(OR([.H$47]=0;[.H$47]=1);0;[.H$47]*([.H$47]-1)*[.$A61]^([.H$47]-2))" office:value-type="float" office:value="5.3551875" calcext:value-type="float">
            <text:p>5,3552</text:p>
          </table:table-cell>
          <table:table-cell table:formula="of:=IF(OR([.I$47]=0;[.I$47]=1);0;[.I$47]*([.I$47]-1)*[.$A61]^([.I$47]-2))" office:value-type="float" office:value="4.873220625" calcext:value-type="float">
            <text:p>4,8732</text:p>
          </table:table-cell>
          <table:table-cell table:formula="of:=IF(OR([.J$47]=0;[.J$47]=1);0;[.J$47]*([.J$47]-1)*[.$A61]^([.J$47]-2))" office:value-type="float" office:value="4.223457875" calcext:value-type="float">
            <text:p>4,2235</text:p>
          </table:table-cell>
          <table:table-cell table:formula="of:=IF(OR([.K$47]=0;[.K$47]=1);0;[.K$47]*([.K$47]-1)*[.$A61]^([.K$47]-2))" office:value-type="float" office:value="3.52960408125" calcext:value-type="float">
            <text:p>3,5296</text:p>
          </table:table-cell>
          <table:table-cell table:formula="of:=IF(OR([.L$47]=0;[.L$47]=1);0;[.L$47]*([.L$47]-1)*[.$A61]^([.L$47]-2))" office:value-type="float" office:value="2.86780331601563" calcext:value-type="float">
            <text:p>2,8678</text:p>
          </table:table-cell>
          <table:table-cell/>
          <table:table-cell table:formula="of:=MMULT([.$B61:.C61];MMULT(MAT2POINTS;TEST2POINTS))" office:value-type="float" office:value="0" calcext:value-type="float">
            <text:p>0,00</text:p>
          </table:table-cell>
          <table:table-cell table:formula="of:=MMULT([.$B61:.D61];MMULT(MAT3POINTS;TEST3POINTS))" office:value-type="float" office:value="-6" calcext:value-type="float">
            <text:p>-6,00</text:p>
          </table:table-cell>
          <table:table-cell table:formula="of:=MMULT([.$B61:.E61];MMULT(MAT4POINTS;TEST4POINTS))" office:value-type="float" office:value="13.2" calcext:value-type="float">
            <text:p>13,20</text:p>
          </table:table-cell>
          <table:table-cell table:formula="of:=MMULT([.$B61:.F61];MMULT(MAT5POINTS;TEST5POINTS))" office:value-type="float" office:value="-12.6" calcext:value-type="float">
            <text:p>-12,60</text:p>
          </table:table-cell>
          <table:table-cell table:formula="of:=MMULT([.$B61:.G61];MMULT(MAT6POINTS;TEST6POINTS))" office:value-type="float" office:value="8.63999999999999" calcext:value-type="float">
            <text:p>8,64</text:p>
          </table:table-cell>
          <table:table-cell table:formula="of:=MMULT([.$B61:.H61];MMULT(MAT7POINTS;TEST7POINTS))" office:value-type="float" office:value="-4.94100000000026" calcext:value-type="float">
            <text:p>-4,94</text:p>
          </table:table-cell>
          <table:table-cell table:formula="of:=MMULT([.$B61:.I61];MMULT(MAT8POINTS;TEST8POINTS))" office:value-type="float" office:value="2.51747999999839" calcext:value-type="float">
            <text:p>2,52</text:p>
          </table:table-cell>
          <table:table-cell table:formula="of:=MMULT([.$B61:.J61];MMULT(MAT9POINTS;TEST9POINTS))" office:value-type="float" office:value="-1.1838960000041" calcext:value-type="float">
            <text:p>-1,18</text:p>
          </table:table-cell>
          <table:table-cell table:formula="of:=MMULT([.$B61:.K61];MMULT(MAT10POINTS;TEST10POINTS))" office:value-type="float" office:value="0.524879999989025" calcext:value-type="float">
            <text:p>0,52</text:p>
          </table:table-cell>
          <table:table-cell table:formula="of:=MMULT([.$B61:.L61];MMULT(MAT11POINTS;TEST11POINTS))" office:value-type="float" office:value="-0.22241790002181" calcext:value-type="float">
            <text:p>-0,22</text:p>
          </table:table-cell>
        </table:table-row>
        <table:table-row table:style-name="ro1">
          <table:table-cell office:value-type="float" office:value="0.7" calcext:value-type="float">
            <text:p>0,70</text:p>
          </table:table-cell>
          <table:table-cell table:formula="of:=IF(OR([.B$47]=0;[.B$47]=1);0;[.B$47]*([.B$47]-1)*[.$A62]^([.B$47]-2))" office:value-type="float" office:value="0" calcext:value-type="float">
            <text:p>0,0000</text:p>
          </table:table-cell>
          <table:table-cell table:formula="of:=IF(OR([.C$47]=0;[.C$47]=1);0;[.C$47]*([.C$47]-1)*[.$A62]^([.C$47]-2))" office:value-type="float" office:value="0" calcext:value-type="float">
            <text:p>0,0000</text:p>
          </table:table-cell>
          <table:table-cell table:formula="of:=IF(OR([.D$47]=0;[.D$47]=1);0;[.D$47]*([.D$47]-1)*[.$A62]^([.D$47]-2))" office:value-type="float" office:value="2" calcext:value-type="float">
            <text:p>2,0000</text:p>
          </table:table-cell>
          <table:table-cell table:formula="of:=IF(OR([.E$47]=0;[.E$47]=1);0;[.E$47]*([.E$47]-1)*[.$A62]^([.E$47]-2))" office:value-type="float" office:value="4.2" calcext:value-type="float">
            <text:p>4,2000</text:p>
          </table:table-cell>
          <table:table-cell table:formula="of:=IF(OR([.F$47]=0;[.F$47]=1);0;[.F$47]*([.F$47]-1)*[.$A62]^([.F$47]-2))" office:value-type="float" office:value="5.88" calcext:value-type="float">
            <text:p>5,8800</text:p>
          </table:table-cell>
          <table:table-cell table:formula="of:=IF(OR([.G$47]=0;[.G$47]=1);0;[.G$47]*([.G$47]-1)*[.$A62]^([.G$47]-2))" office:value-type="float" office:value="6.86" calcext:value-type="float">
            <text:p>6,8600</text:p>
          </table:table-cell>
          <table:table-cell table:formula="of:=IF(OR([.H$47]=0;[.H$47]=1);0;[.H$47]*([.H$47]-1)*[.$A62]^([.H$47]-2))" office:value-type="float" office:value="7.203" calcext:value-type="float">
            <text:p>7,2030</text:p>
          </table:table-cell>
          <table:table-cell table:formula="of:=IF(OR([.I$47]=0;[.I$47]=1);0;[.I$47]*([.I$47]-1)*[.$A62]^([.I$47]-2))" office:value-type="float" office:value="7.05894" calcext:value-type="float">
            <text:p>7,0589</text:p>
          </table:table-cell>
          <table:table-cell table:formula="of:=IF(OR([.J$47]=0;[.J$47]=1);0;[.J$47]*([.J$47]-1)*[.$A62]^([.J$47]-2))" office:value-type="float" office:value="6.588344" calcext:value-type="float">
            <text:p>6,5883</text:p>
          </table:table-cell>
          <table:table-cell table:formula="of:=IF(OR([.K$47]=0;[.K$47]=1);0;[.K$47]*([.K$47]-1)*[.$A62]^([.K$47]-2))" office:value-type="float" office:value="5.9295096" calcext:value-type="float">
            <text:p>5,9295</text:p>
          </table:table-cell>
          <table:table-cell table:formula="of:=IF(OR([.L$47]=0;[.L$47]=1);0;[.L$47]*([.L$47]-1)*[.$A62]^([.L$47]-2))" office:value-type="float" office:value="5.1883209" calcext:value-type="float">
            <text:p>5,1883</text:p>
          </table:table-cell>
          <table:table-cell/>
          <table:table-cell table:formula="of:=MMULT([.$B62:.C62];MMULT(MAT2POINTS;TEST2POINTS))" office:value-type="float" office:value="0" calcext:value-type="float">
            <text:p>0,00</text:p>
          </table:table-cell>
          <table:table-cell table:formula="of:=MMULT([.$B62:.D62];MMULT(MAT3POINTS;TEST3POINTS))" office:value-type="float" office:value="-6" calcext:value-type="float">
            <text:p>-6,00</text:p>
          </table:table-cell>
          <table:table-cell table:formula="of:=MMULT([.$B62:.E62];MMULT(MAT4POINTS;TEST4POINTS))" office:value-type="float" office:value="15.6" calcext:value-type="float">
            <text:p>15,60</text:p>
          </table:table-cell>
          <table:table-cell table:formula="of:=MMULT([.$B62:.F62];MMULT(MAT5POINTS;TEST5POINTS))" office:value-type="float" office:value="-19.2" calcext:value-type="float">
            <text:p>-19,20</text:p>
          </table:table-cell>
          <table:table-cell table:formula="of:=MMULT([.$B62:.G62];MMULT(MAT6POINTS;TEST6POINTS))" office:value-type="float" office:value="17.28" calcext:value-type="float">
            <text:p>17,28</text:p>
          </table:table-cell>
          <table:table-cell table:formula="of:=MMULT([.$B62:.H62];MMULT(MAT7POINTS;TEST7POINTS))" office:value-type="float" office:value="-13.0560000000002" calcext:value-type="float">
            <text:p>-13,06</text:p>
          </table:table-cell>
          <table:table-cell table:formula="of:=MMULT([.$B62:.I62];MMULT(MAT8POINTS;TEST8POINTS))" office:value-type="float" office:value="8.81663999999932" calcext:value-type="float">
            <text:p>8,82</text:p>
          </table:table-cell>
          <table:table-cell table:formula="of:=MMULT([.$B62:.J62];MMULT(MAT9POINTS;TEST9POINTS))" office:value-type="float" office:value="-5.50502400000119" calcext:value-type="float">
            <text:p>-5,51</text:p>
          </table:table-cell>
          <table:table-cell table:formula="of:=MMULT([.$B62:.K62];MMULT(MAT10POINTS;TEST10POINTS))" office:value-type="float" office:value="3.24403199999142" calcext:value-type="float">
            <text:p>3,24</text:p>
          </table:table-cell>
          <table:table-cell table:formula="of:=MMULT([.$B62:.L62];MMULT(MAT11POINTS;TEST11POINTS))" office:value-type="float" office:value="-1.82845440000256" calcext:value-type="float">
            <text:p>-1,83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IF(OR([.B$47]=0;[.B$47]=1);0;[.B$47]*([.B$47]-1)*[.$A63]^([.B$47]-2))" office:value-type="float" office:value="0" calcext:value-type="float">
            <text:p>0,0000</text:p>
          </table:table-cell>
          <table:table-cell table:formula="of:=IF(OR([.C$47]=0;[.C$47]=1);0;[.C$47]*([.C$47]-1)*[.$A63]^([.C$47]-2))" office:value-type="float" office:value="0" calcext:value-type="float">
            <text:p>0,0000</text:p>
          </table:table-cell>
          <table:table-cell table:formula="of:=IF(OR([.D$47]=0;[.D$47]=1);0;[.D$47]*([.D$47]-1)*[.$A63]^([.D$47]-2))" office:value-type="float" office:value="2" calcext:value-type="float">
            <text:p>2,0000</text:p>
          </table:table-cell>
          <table:table-cell table:formula="of:=IF(OR([.E$47]=0;[.E$47]=1);0;[.E$47]*([.E$47]-1)*[.$A63]^([.E$47]-2))" office:value-type="float" office:value="4.5" calcext:value-type="float">
            <text:p>4,5000</text:p>
          </table:table-cell>
          <table:table-cell table:formula="of:=IF(OR([.F$47]=0;[.F$47]=1);0;[.F$47]*([.F$47]-1)*[.$A63]^([.F$47]-2))" office:value-type="float" office:value="6.75" calcext:value-type="float">
            <text:p>6,7500</text:p>
          </table:table-cell>
          <table:table-cell table:formula="of:=IF(OR([.G$47]=0;[.G$47]=1);0;[.G$47]*([.G$47]-1)*[.$A63]^([.G$47]-2))" office:value-type="float" office:value="8.4375" calcext:value-type="float">
            <text:p>8,4375</text:p>
          </table:table-cell>
          <table:table-cell table:formula="of:=IF(OR([.H$47]=0;[.H$47]=1);0;[.H$47]*([.H$47]-1)*[.$A63]^([.H$47]-2))" office:value-type="float" office:value="9.4921875" calcext:value-type="float">
            <text:p>9,4922</text:p>
          </table:table-cell>
          <table:table-cell table:formula="of:=IF(OR([.I$47]=0;[.I$47]=1);0;[.I$47]*([.I$47]-1)*[.$A63]^([.I$47]-2))" office:value-type="float" office:value="9.966796875" calcext:value-type="float">
            <text:p>9,9668</text:p>
          </table:table-cell>
          <table:table-cell table:formula="of:=IF(OR([.J$47]=0;[.J$47]=1);0;[.J$47]*([.J$47]-1)*[.$A63]^([.J$47]-2))" office:value-type="float" office:value="9.966796875" calcext:value-type="float">
            <text:p>9,9668</text:p>
          </table:table-cell>
          <table:table-cell table:formula="of:=IF(OR([.K$47]=0;[.K$47]=1);0;[.K$47]*([.K$47]-1)*[.$A63]^([.K$47]-2))" office:value-type="float" office:value="9.61083984375" calcext:value-type="float">
            <text:p>9,6108</text:p>
          </table:table-cell>
          <table:table-cell table:formula="of:=IF(OR([.L$47]=0;[.L$47]=1);0;[.L$47]*([.L$47]-1)*[.$A63]^([.L$47]-2))" office:value-type="float" office:value="9.01016235351563" calcext:value-type="float">
            <text:p>9,0102</text:p>
          </table:table-cell>
          <table:table-cell/>
          <table:table-cell table:formula="of:=MMULT([.$B63:.C63];MMULT(MAT2POINTS;TEST2POINTS))" office:value-type="float" office:value="0" calcext:value-type="float">
            <text:p>0,00</text:p>
          </table:table-cell>
          <table:table-cell table:formula="of:=MMULT([.$B63:.D63];MMULT(MAT3POINTS;TEST3POINTS))" office:value-type="float" office:value="-6" calcext:value-type="float">
            <text:p>-6,00</text:p>
          </table:table-cell>
          <table:table-cell table:formula="of:=MMULT([.$B63:.E63];MMULT(MAT4POINTS;TEST4POINTS))" office:value-type="float" office:value="18" calcext:value-type="float">
            <text:p>18,00</text:p>
          </table:table-cell>
          <table:table-cell table:formula="of:=MMULT([.$B63:.F63];MMULT(MAT5POINTS;TEST5POINTS))" office:value-type="float" office:value="-27" calcext:value-type="float">
            <text:p>-27,00</text:p>
          </table:table-cell>
          <table:table-cell table:formula="of:=MMULT([.$B63:.G63];MMULT(MAT6POINTS;TEST6POINTS))" office:value-type="float" office:value="30" calcext:value-type="float">
            <text:p>30,00</text:p>
          </table:table-cell>
          <table:table-cell table:formula="of:=MMULT([.$B63:.H63];MMULT(MAT7POINTS;TEST7POINTS))" office:value-type="float" office:value="-28.125" calcext:value-type="float">
            <text:p>-28,13</text:p>
          </table:table-cell>
          <table:table-cell table:formula="of:=MMULT([.$B63:.I63];MMULT(MAT8POINTS;TEST8POINTS))" office:value-type="float" office:value="23.625" calcext:value-type="float">
            <text:p>23,63</text:p>
          </table:table-cell>
          <table:table-cell table:formula="of:=MMULT([.$B63:.J63];MMULT(MAT9POINTS;TEST9POINTS))" office:value-type="float" office:value="-18.375" calcext:value-type="float">
            <text:p>-18,38</text:p>
          </table:table-cell>
          <table:table-cell table:formula="of:=MMULT([.$B63:.K63];MMULT(MAT10POINTS;TEST10POINTS))" office:value-type="float" office:value="13.5" calcext:value-type="float">
            <text:p>13,50</text:p>
          </table:table-cell>
          <table:table-cell table:formula="of:=MMULT([.$B63:.L63];MMULT(MAT11POINTS;TEST11POINTS))" office:value-type="float" office:value="-9.4921875" calcext:value-type="float">
            <text:p>-9,49</text:p>
          </table:table-cell>
        </table:table-row>
        <table:table-row table:style-name="ro1">
          <table:table-cell office:value-type="float" office:value="0.8" calcext:value-type="float">
            <text:p>0,80</text:p>
          </table:table-cell>
          <table:table-cell table:formula="of:=IF(OR([.B$47]=0;[.B$47]=1);0;[.B$47]*([.B$47]-1)*[.$A64]^([.B$47]-2))" office:value-type="float" office:value="0" calcext:value-type="float">
            <text:p>0,0000</text:p>
          </table:table-cell>
          <table:table-cell table:formula="of:=IF(OR([.C$47]=0;[.C$47]=1);0;[.C$47]*([.C$47]-1)*[.$A64]^([.C$47]-2))" office:value-type="float" office:value="0" calcext:value-type="float">
            <text:p>0,0000</text:p>
          </table:table-cell>
          <table:table-cell table:formula="of:=IF(OR([.D$47]=0;[.D$47]=1);0;[.D$47]*([.D$47]-1)*[.$A64]^([.D$47]-2))" office:value-type="float" office:value="2" calcext:value-type="float">
            <text:p>2,0000</text:p>
          </table:table-cell>
          <table:table-cell table:formula="of:=IF(OR([.E$47]=0;[.E$47]=1);0;[.E$47]*([.E$47]-1)*[.$A64]^([.E$47]-2))" office:value-type="float" office:value="4.8" calcext:value-type="float">
            <text:p>4,8000</text:p>
          </table:table-cell>
          <table:table-cell table:formula="of:=IF(OR([.F$47]=0;[.F$47]=1);0;[.F$47]*([.F$47]-1)*[.$A64]^([.F$47]-2))" office:value-type="float" office:value="7.68" calcext:value-type="float">
            <text:p>7,6800</text:p>
          </table:table-cell>
          <table:table-cell table:formula="of:=IF(OR([.G$47]=0;[.G$47]=1);0;[.G$47]*([.G$47]-1)*[.$A64]^([.G$47]-2))" office:value-type="float" office:value="10.24" calcext:value-type="float">
            <text:p>10,2400</text:p>
          </table:table-cell>
          <table:table-cell table:formula="of:=IF(OR([.H$47]=0;[.H$47]=1);0;[.H$47]*([.H$47]-1)*[.$A64]^([.H$47]-2))" office:value-type="float" office:value="12.288" calcext:value-type="float">
            <text:p>12,2880</text:p>
          </table:table-cell>
          <table:table-cell table:formula="of:=IF(OR([.I$47]=0;[.I$47]=1);0;[.I$47]*([.I$47]-1)*[.$A64]^([.I$47]-2))" office:value-type="float" office:value="13.76256" calcext:value-type="float">
            <text:p>13,7626</text:p>
          </table:table-cell>
          <table:table-cell table:formula="of:=IF(OR([.J$47]=0;[.J$47]=1);0;[.J$47]*([.J$47]-1)*[.$A64]^([.J$47]-2))" office:value-type="float" office:value="14.680064" calcext:value-type="float">
            <text:p>14,6801</text:p>
          </table:table-cell>
          <table:table-cell table:formula="of:=IF(OR([.K$47]=0;[.K$47]=1);0;[.K$47]*([.K$47]-1)*[.$A64]^([.K$47]-2))" office:value-type="float" office:value="15.0994944" calcext:value-type="float">
            <text:p>15,0995</text:p>
          </table:table-cell>
          <table:table-cell table:formula="of:=IF(OR([.L$47]=0;[.L$47]=1);0;[.L$47]*([.L$47]-1)*[.$A64]^([.L$47]-2))" office:value-type="float" office:value="15.0994944" calcext:value-type="float">
            <text:p>15,0995</text:p>
          </table:table-cell>
          <table:table-cell/>
          <table:table-cell table:formula="of:=MMULT([.$B64:.C64];MMULT(MAT2POINTS;TEST2POINTS))" office:value-type="float" office:value="0" calcext:value-type="float">
            <text:p>0,00</text:p>
          </table:table-cell>
          <table:table-cell table:formula="of:=MMULT([.$B64:.D64];MMULT(MAT3POINTS;TEST3POINTS))" office:value-type="float" office:value="-6" calcext:value-type="float">
            <text:p>-6,00</text:p>
          </table:table-cell>
          <table:table-cell table:formula="of:=MMULT([.$B64:.E64];MMULT(MAT4POINTS;TEST4POINTS))" office:value-type="float" office:value="20.4" calcext:value-type="float">
            <text:p>20,40</text:p>
          </table:table-cell>
          <table:table-cell table:formula="of:=MMULT([.$B64:.F64];MMULT(MAT5POINTS;TEST5POINTS))" office:value-type="float" office:value="-36" calcext:value-type="float">
            <text:p>-36,00</text:p>
          </table:table-cell>
          <table:table-cell table:formula="of:=MMULT([.$B64:.G64];MMULT(MAT6POINTS;TEST6POINTS))" office:value-type="float" office:value="47.52" calcext:value-type="float">
            <text:p>47,52</text:p>
          </table:table-cell>
          <table:table-cell table:formula="of:=MMULT([.$B64:.H64];MMULT(MAT7POINTS;TEST7POINTS))" office:value-type="float" office:value="-53.1359999999999" calcext:value-type="float">
            <text:p>-53,14</text:p>
          </table:table-cell>
          <table:table-cell table:formula="of:=MMULT([.$B64:.I64];MMULT(MAT8POINTS;TEST8POINTS))" office:value-type="float" office:value="53.343360000001" calcext:value-type="float">
            <text:p>53,34</text:p>
          </table:table-cell>
          <table:table-cell table:formula="of:=MMULT([.$B64:.J64];MMULT(MAT9POINTS;TEST9POINTS))" office:value-type="float" office:value="-49.6419839999953" calcext:value-type="float">
            <text:p>-49,64</text:p>
          </table:table-cell>
          <table:table-cell table:formula="of:=MMULT([.$B64:.K64];MMULT(MAT10POINTS;TEST10POINTS))" office:value-type="float" office:value="43.6700160000091" calcext:value-type="float">
            <text:p>43,67</text:p>
          </table:table-cell>
          <table:table-cell table:formula="of:=MMULT([.$B64:.L64];MMULT(MAT11POINTS;TEST11POINTS))" office:value-type="float" office:value="-36.7835904000376" calcext:value-type="float">
            <text:p>-36,78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table:formula="of:=IF(OR([.B$47]=0;[.B$47]=1);0;[.B$47]*([.B$47]-1)*[.$A65]^([.B$47]-2))" office:value-type="float" office:value="0" calcext:value-type="float">
            <text:p>0,0000</text:p>
          </table:table-cell>
          <table:table-cell table:formula="of:=IF(OR([.C$47]=0;[.C$47]=1);0;[.C$47]*([.C$47]-1)*[.$A65]^([.C$47]-2))" office:value-type="float" office:value="0" calcext:value-type="float">
            <text:p>0,0000</text:p>
          </table:table-cell>
          <table:table-cell table:formula="of:=IF(OR([.D$47]=0;[.D$47]=1);0;[.D$47]*([.D$47]-1)*[.$A65]^([.D$47]-2))" office:value-type="float" office:value="2" calcext:value-type="float">
            <text:p>2,0000</text:p>
          </table:table-cell>
          <table:table-cell table:formula="of:=IF(OR([.E$47]=0;[.E$47]=1);0;[.E$47]*([.E$47]-1)*[.$A65]^([.E$47]-2))" office:value-type="float" office:value="5.1" calcext:value-type="float">
            <text:p>5,1000</text:p>
          </table:table-cell>
          <table:table-cell table:formula="of:=IF(OR([.F$47]=0;[.F$47]=1);0;[.F$47]*([.F$47]-1)*[.$A65]^([.F$47]-2))" office:value-type="float" office:value="8.67" calcext:value-type="float">
            <text:p>8,6700</text:p>
          </table:table-cell>
          <table:table-cell table:formula="of:=IF(OR([.G$47]=0;[.G$47]=1);0;[.G$47]*([.G$47]-1)*[.$A65]^([.G$47]-2))" office:value-type="float" office:value="12.2825" calcext:value-type="float">
            <text:p>12,2825</text:p>
          </table:table-cell>
          <table:table-cell table:formula="of:=IF(OR([.H$47]=0;[.H$47]=1);0;[.H$47]*([.H$47]-1)*[.$A65]^([.H$47]-2))" office:value-type="float" office:value="15.6601875" calcext:value-type="float">
            <text:p>15,6602</text:p>
          </table:table-cell>
          <table:table-cell table:formula="of:=IF(OR([.I$47]=0;[.I$47]=1);0;[.I$47]*([.I$47]-1)*[.$A65]^([.I$47]-2))" office:value-type="float" office:value="18.635623125" calcext:value-type="float">
            <text:p>18,6356</text:p>
          </table:table-cell>
          <table:table-cell table:formula="of:=IF(OR([.J$47]=0;[.J$47]=1);0;[.J$47]*([.J$47]-1)*[.$A65]^([.J$47]-2))" office:value-type="float" office:value="21.120372875" calcext:value-type="float">
            <text:p>21,1204</text:p>
          </table:table-cell>
          <table:table-cell table:formula="of:=IF(OR([.K$47]=0;[.K$47]=1);0;[.K$47]*([.K$47]-1)*[.$A65]^([.K$47]-2))" office:value-type="float" office:value="23.08155035625" calcext:value-type="float">
            <text:p>23,0816</text:p>
          </table:table-cell>
          <table:table-cell table:formula="of:=IF(OR([.L$47]=0;[.L$47]=1);0;[.L$47]*([.L$47]-1)*[.$A65]^([.L$47]-2))" office:value-type="float" office:value="24.5241472535156" calcext:value-type="float">
            <text:p>24,5241</text:p>
          </table:table-cell>
          <table:table-cell/>
          <table:table-cell table:formula="of:=MMULT([.$B65:.C65];MMULT(MAT2POINTS;TEST2POINTS))" office:value-type="float" office:value="0" calcext:value-type="float">
            <text:p>0,00</text:p>
          </table:table-cell>
          <table:table-cell table:formula="of:=MMULT([.$B65:.D65];MMULT(MAT3POINTS;TEST3POINTS))" office:value-type="float" office:value="-6" calcext:value-type="float">
            <text:p>-6,00</text:p>
          </table:table-cell>
          <table:table-cell table:formula="of:=MMULT([.$B65:.E65];MMULT(MAT4POINTS;TEST4POINTS))" office:value-type="float" office:value="22.8" calcext:value-type="float">
            <text:p>22,80</text:p>
          </table:table-cell>
          <table:table-cell table:formula="of:=MMULT([.$B65:.F65];MMULT(MAT5POINTS;TEST5POINTS))" office:value-type="float" office:value="-46.2" calcext:value-type="float">
            <text:p>-46,20</text:p>
          </table:table-cell>
          <table:table-cell table:formula="of:=MMULT([.$B65:.G65];MMULT(MAT6POINTS;TEST6POINTS))" office:value-type="float" office:value="70.5600000000002" calcext:value-type="float">
            <text:p>70,56</text:p>
          </table:table-cell>
          <table:table-cell table:formula="of:=MMULT([.$B65:.H65];MMULT(MAT7POINTS;TEST7POINTS))" office:value-type="float" office:value="-91.5809999999997" calcext:value-type="float">
            <text:p>-91,58</text:p>
          </table:table-cell>
          <table:table-cell table:formula="of:=MMULT([.$B65:.I65];MMULT(MAT8POINTS;TEST8POINTS))" office:value-type="float" office:value="106.892520000001" calcext:value-type="float">
            <text:p>106,89</text:p>
          </table:table-cell>
          <table:table-cell table:formula="of:=MMULT([.$B65:.J65];MMULT(MAT9POINTS;TEST9POINTS))" office:value-type="float" office:value="-115.766615999989" calcext:value-type="float">
            <text:p>-115,77</text:p>
          </table:table-cell>
          <table:table-cell table:formula="of:=MMULT([.$B65:.K65];MMULT(MAT10POINTS;TEST10POINTS))" office:value-type="float" office:value="118.590192000028" calcext:value-type="float">
            <text:p>118,59</text:p>
          </table:table-cell>
          <table:table-cell table:formula="of:=MMULT([.$B65:.L65];MMULT(MAT11POINTS;TEST11POINTS))" office:value-type="float" office:value="-116.366625899936" calcext:value-type="float">
            <text:p>-116,37</text:p>
          </table:table-cell>
        </table:table-row>
        <table:table-row table:style-name="ro1">
          <table:table-cell office:value-type="float" office:value="0.9" calcext:value-type="float">
            <text:p>0,90</text:p>
          </table:table-cell>
          <table:table-cell table:formula="of:=IF(OR([.B$47]=0;[.B$47]=1);0;[.B$47]*([.B$47]-1)*[.$A66]^([.B$47]-2))" office:value-type="float" office:value="0" calcext:value-type="float">
            <text:p>0,0000</text:p>
          </table:table-cell>
          <table:table-cell table:formula="of:=IF(OR([.C$47]=0;[.C$47]=1);0;[.C$47]*([.C$47]-1)*[.$A66]^([.C$47]-2))" office:value-type="float" office:value="0" calcext:value-type="float">
            <text:p>0,0000</text:p>
          </table:table-cell>
          <table:table-cell table:formula="of:=IF(OR([.D$47]=0;[.D$47]=1);0;[.D$47]*([.D$47]-1)*[.$A66]^([.D$47]-2))" office:value-type="float" office:value="2" calcext:value-type="float">
            <text:p>2,0000</text:p>
          </table:table-cell>
          <table:table-cell table:formula="of:=IF(OR([.E$47]=0;[.E$47]=1);0;[.E$47]*([.E$47]-1)*[.$A66]^([.E$47]-2))" office:value-type="float" office:value="5.4" calcext:value-type="float">
            <text:p>5,4000</text:p>
          </table:table-cell>
          <table:table-cell table:formula="of:=IF(OR([.F$47]=0;[.F$47]=1);0;[.F$47]*([.F$47]-1)*[.$A66]^([.F$47]-2))" office:value-type="float" office:value="9.72" calcext:value-type="float">
            <text:p>9,7200</text:p>
          </table:table-cell>
          <table:table-cell table:formula="of:=IF(OR([.G$47]=0;[.G$47]=1);0;[.G$47]*([.G$47]-1)*[.$A66]^([.G$47]-2))" office:value-type="float" office:value="14.58" calcext:value-type="float">
            <text:p>14,5800</text:p>
          </table:table-cell>
          <table:table-cell table:formula="of:=IF(OR([.H$47]=0;[.H$47]=1);0;[.H$47]*([.H$47]-1)*[.$A66]^([.H$47]-2))" office:value-type="float" office:value="19.683" calcext:value-type="float">
            <text:p>19,6830</text:p>
          </table:table-cell>
          <table:table-cell table:formula="of:=IF(OR([.I$47]=0;[.I$47]=1);0;[.I$47]*([.I$47]-1)*[.$A66]^([.I$47]-2))" office:value-type="float" office:value="24.80058" calcext:value-type="float">
            <text:p>24,8006</text:p>
          </table:table-cell>
          <table:table-cell table:formula="of:=IF(OR([.J$47]=0;[.J$47]=1);0;[.J$47]*([.J$47]-1)*[.$A66]^([.J$47]-2))" office:value-type="float" office:value="29.760696" calcext:value-type="float">
            <text:p>29,7607</text:p>
          </table:table-cell>
          <table:table-cell table:formula="of:=IF(OR([.K$47]=0;[.K$47]=1);0;[.K$47]*([.K$47]-1)*[.$A66]^([.K$47]-2))" office:value-type="float" office:value="34.4373768" calcext:value-type="float">
            <text:p>34,4374</text:p>
          </table:table-cell>
          <table:table-cell table:formula="of:=IF(OR([.L$47]=0;[.L$47]=1);0;[.L$47]*([.L$47]-1)*[.$A66]^([.L$47]-2))" office:value-type="float" office:value="38.7420489" calcext:value-type="float">
            <text:p>38,7420</text:p>
          </table:table-cell>
          <table:table-cell/>
          <table:table-cell table:formula="of:=MMULT([.$B66:.C66];MMULT(MAT2POINTS;TEST2POINTS))" office:value-type="float" office:value="0" calcext:value-type="float">
            <text:p>0,00</text:p>
          </table:table-cell>
          <table:table-cell table:formula="of:=MMULT([.$B66:.D66];MMULT(MAT3POINTS;TEST3POINTS))" office:value-type="float" office:value="-6" calcext:value-type="float">
            <text:p>-6,00</text:p>
          </table:table-cell>
          <table:table-cell table:formula="of:=MMULT([.$B66:.E66];MMULT(MAT4POINTS;TEST4POINTS))" office:value-type="float" office:value="25.2" calcext:value-type="float">
            <text:p>25,20</text:p>
          </table:table-cell>
          <table:table-cell table:formula="of:=MMULT([.$B66:.F66];MMULT(MAT5POINTS;TEST5POINTS))" office:value-type="float" office:value="-57.6" calcext:value-type="float">
            <text:p>-57,60</text:p>
          </table:table-cell>
          <table:table-cell table:formula="of:=MMULT([.$B66:.G66];MMULT(MAT6POINTS;TEST6POINTS))" office:value-type="float" office:value="99.84" calcext:value-type="float">
            <text:p>99,84</text:p>
          </table:table-cell>
          <table:table-cell table:formula="of:=MMULT([.$B66:.H66];MMULT(MAT7POINTS;TEST7POINTS))" office:value-type="float" office:value="-147.455999999999" calcext:value-type="float">
            <text:p>-147,46</text:p>
          </table:table-cell>
          <table:table-cell table:formula="of:=MMULT([.$B66:.I66];MMULT(MAT8POINTS;TEST8POINTS))" office:value-type="float" office:value="196.116480000002" calcext:value-type="float">
            <text:p>196,12</text:p>
          </table:table-cell>
          <table:table-cell table:formula="of:=MMULT([.$B66:.J66];MMULT(MAT9POINTS;TEST9POINTS))" office:value-type="float" office:value="-242.221055999984" calcext:value-type="float">
            <text:p>-242,22</text:p>
          </table:table-cell>
          <table:table-cell table:formula="of:=MMULT([.$B66:.K66];MMULT(MAT10POINTS;TEST10POINTS))" office:value-type="float" office:value="283.115520000026" calcext:value-type="float">
            <text:p>283,12</text:p>
          </table:table-cell>
          <table:table-cell table:formula="of:=MMULT([.$B66:.L66];MMULT(MAT11POINTS;TEST11POINTS))" office:value-type="float" office:value="-317.089382399979" calcext:value-type="float">
            <text:p>-317,09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IF(OR([.B$47]=0;[.B$47]=1);0;[.B$47]*([.B$47]-1)*[.$A67]^([.B$47]-2))" office:value-type="float" office:value="0" calcext:value-type="float">
            <text:p>0,0000</text:p>
          </table:table-cell>
          <table:table-cell table:formula="of:=IF(OR([.C$47]=0;[.C$47]=1);0;[.C$47]*([.C$47]-1)*[.$A67]^([.C$47]-2))" office:value-type="float" office:value="0" calcext:value-type="float">
            <text:p>0,0000</text:p>
          </table:table-cell>
          <table:table-cell table:formula="of:=IF(OR([.D$47]=0;[.D$47]=1);0;[.D$47]*([.D$47]-1)*[.$A67]^([.D$47]-2))" office:value-type="float" office:value="2" calcext:value-type="float">
            <text:p>2,0000</text:p>
          </table:table-cell>
          <table:table-cell table:formula="of:=IF(OR([.E$47]=0;[.E$47]=1);0;[.E$47]*([.E$47]-1)*[.$A67]^([.E$47]-2))" office:value-type="float" office:value="5.7" calcext:value-type="float">
            <text:p>5,7000</text:p>
          </table:table-cell>
          <table:table-cell table:formula="of:=IF(OR([.F$47]=0;[.F$47]=1);0;[.F$47]*([.F$47]-1)*[.$A67]^([.F$47]-2))" office:value-type="float" office:value="10.83" calcext:value-type="float">
            <text:p>10,8300</text:p>
          </table:table-cell>
          <table:table-cell table:formula="of:=IF(OR([.G$47]=0;[.G$47]=1);0;[.G$47]*([.G$47]-1)*[.$A67]^([.G$47]-2))" office:value-type="float" office:value="17.1475" calcext:value-type="float">
            <text:p>17,1475</text:p>
          </table:table-cell>
          <table:table-cell table:formula="of:=IF(OR([.H$47]=0;[.H$47]=1);0;[.H$47]*([.H$47]-1)*[.$A67]^([.H$47]-2))" office:value-type="float" office:value="24.4351875" calcext:value-type="float">
            <text:p>24,4352</text:p>
          </table:table-cell>
          <table:table-cell table:formula="of:=IF(OR([.I$47]=0;[.I$47]=1);0;[.I$47]*([.I$47]-1)*[.$A67]^([.I$47]-2))" office:value-type="float" office:value="32.498799375" calcext:value-type="float">
            <text:p>32,4988</text:p>
          </table:table-cell>
          <table:table-cell table:formula="of:=IF(OR([.J$47]=0;[.J$47]=1);0;[.J$47]*([.J$47]-1)*[.$A67]^([.J$47]-2))" office:value-type="float" office:value="41.165145875" calcext:value-type="float">
            <text:p>41,1651</text:p>
          </table:table-cell>
          <table:table-cell table:formula="of:=IF(OR([.K$47]=0;[.K$47]=1);0;[.K$47]*([.K$47]-1)*[.$A67]^([.K$47]-2))" office:value-type="float" office:value="50.28028531875" calcext:value-type="float">
            <text:p>50,2803</text:p>
          </table:table-cell>
          <table:table-cell table:formula="of:=IF(OR([.L$47]=0;[.L$47]=1);0;[.L$47]*([.L$47]-1)*[.$A67]^([.L$47]-2))" office:value-type="float" office:value="59.7078388160156" calcext:value-type="float">
            <text:p>59,7078</text:p>
          </table:table-cell>
          <table:table-cell/>
          <table:table-cell table:formula="of:=MMULT([.$B67:.C67];MMULT(MAT2POINTS;TEST2POINTS))" office:value-type="float" office:value="0" calcext:value-type="float">
            <text:p>0,00</text:p>
          </table:table-cell>
          <table:table-cell table:formula="of:=MMULT([.$B67:.D67];MMULT(MAT3POINTS;TEST3POINTS))" office:value-type="float" office:value="-6" calcext:value-type="float">
            <text:p>-6,00</text:p>
          </table:table-cell>
          <table:table-cell table:formula="of:=MMULT([.$B67:.E67];MMULT(MAT4POINTS;TEST4POINTS))" office:value-type="float" office:value="27.6" calcext:value-type="float">
            <text:p>27,60</text:p>
          </table:table-cell>
          <table:table-cell table:formula="of:=MMULT([.$B67:.F67];MMULT(MAT5POINTS;TEST5POINTS))" office:value-type="float" office:value="-70.2" calcext:value-type="float">
            <text:p>-70,20</text:p>
          </table:table-cell>
          <table:table-cell table:formula="of:=MMULT([.$B67:.G67];MMULT(MAT6POINTS;TEST6POINTS))" office:value-type="float" office:value="136.08" calcext:value-type="float">
            <text:p>136,08</text:p>
          </table:table-cell>
          <table:table-cell table:formula="of:=MMULT([.$B67:.H67];MMULT(MAT7POINTS;TEST7POINTS))" office:value-type="float" office:value="-225.261000000001" calcext:value-type="float">
            <text:p>-225,26</text:p>
          </table:table-cell>
          <table:table-cell table:formula="of:=MMULT([.$B67:.I67];MMULT(MAT8POINTS;TEST8POINTS))" office:value-type="float" office:value="336.185639999996" calcext:value-type="float">
            <text:p>336,19</text:p>
          </table:table-cell>
          <table:table-cell table:formula="of:=MMULT([.$B67:.J67];MMULT(MAT9POINTS;TEST9POINTS))" office:value-type="float" office:value="-466.25090400001" calcext:value-type="float">
            <text:p>-466,25</text:p>
          </table:table-cell>
          <table:table-cell table:formula="of:=MMULT([.$B67:.K67];MMULT(MAT10POINTS;TEST10POINTS))" office:value-type="float" office:value="612.220031999945" calcext:value-type="float">
            <text:p>612,22</text:p>
          </table:table-cell>
          <table:table-cell table:formula="of:=MMULT([.$B67:.L67];MMULT(MAT11POINTS;TEST11POINTS))" office:value-type="float" office:value="-770.536305900111" calcext:value-type="float">
            <text:p>-770,54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IF(OR([.B$47]=0;[.B$47]=1);0;[.B$47]*([.B$47]-1)*[.$A68]^([.B$47]-2))" office:value-type="float" office:value="0" calcext:value-type="float">
            <text:p>0,0000</text:p>
          </table:table-cell>
          <table:table-cell table:formula="of:=IF(OR([.C$47]=0;[.C$47]=1);0;[.C$47]*([.C$47]-1)*[.$A68]^([.C$47]-2))" office:value-type="float" office:value="0" calcext:value-type="float">
            <text:p>0,0000</text:p>
          </table:table-cell>
          <table:table-cell table:formula="of:=IF(OR([.D$47]=0;[.D$47]=1);0;[.D$47]*([.D$47]-1)*[.$A68]^([.D$47]-2))" office:value-type="float" office:value="2" calcext:value-type="float">
            <text:p>2,0000</text:p>
          </table:table-cell>
          <table:table-cell table:formula="of:=IF(OR([.E$47]=0;[.E$47]=1);0;[.E$47]*([.E$47]-1)*[.$A68]^([.E$47]-2))" office:value-type="float" office:value="6" calcext:value-type="float">
            <text:p>6,0000</text:p>
          </table:table-cell>
          <table:table-cell table:formula="of:=IF(OR([.F$47]=0;[.F$47]=1);0;[.F$47]*([.F$47]-1)*[.$A68]^([.F$47]-2))" office:value-type="float" office:value="12" calcext:value-type="float">
            <text:p>12,0000</text:p>
          </table:table-cell>
          <table:table-cell table:formula="of:=IF(OR([.G$47]=0;[.G$47]=1);0;[.G$47]*([.G$47]-1)*[.$A68]^([.G$47]-2))" office:value-type="float" office:value="20" calcext:value-type="float">
            <text:p>20,0000</text:p>
          </table:table-cell>
          <table:table-cell table:formula="of:=IF(OR([.H$47]=0;[.H$47]=1);0;[.H$47]*([.H$47]-1)*[.$A68]^([.H$47]-2))" office:value-type="float" office:value="30" calcext:value-type="float">
            <text:p>30,0000</text:p>
          </table:table-cell>
          <table:table-cell table:formula="of:=IF(OR([.I$47]=0;[.I$47]=1);0;[.I$47]*([.I$47]-1)*[.$A68]^([.I$47]-2))" office:value-type="float" office:value="42" calcext:value-type="float">
            <text:p>42,0000</text:p>
          </table:table-cell>
          <table:table-cell table:formula="of:=IF(OR([.J$47]=0;[.J$47]=1);0;[.J$47]*([.J$47]-1)*[.$A68]^([.J$47]-2))" office:value-type="float" office:value="56" calcext:value-type="float">
            <text:p>56,0000</text:p>
          </table:table-cell>
          <table:table-cell table:formula="of:=IF(OR([.K$47]=0;[.K$47]=1);0;[.K$47]*([.K$47]-1)*[.$A68]^([.K$47]-2))" office:value-type="float" office:value="72" calcext:value-type="float">
            <text:p>72,0000</text:p>
          </table:table-cell>
          <table:table-cell table:formula="of:=IF(OR([.L$47]=0;[.L$47]=1);0;[.L$47]*([.L$47]-1)*[.$A68]^([.L$47]-2))" office:value-type="float" office:value="90" calcext:value-type="float">
            <text:p>90,0000</text:p>
          </table:table-cell>
          <table:table-cell/>
          <table:table-cell table:formula="of:=MMULT([.$B68:.C68];MMULT(MAT2POINTS;TEST2POINTS))" office:value-type="float" office:value="0" calcext:value-type="float">
            <text:p>0,00</text:p>
          </table:table-cell>
          <table:table-cell table:formula="of:=MMULT([.$B68:.D68];MMULT(MAT3POINTS;TEST3POINTS))" office:value-type="float" office:value="-6" calcext:value-type="float">
            <text:p>-6,00</text:p>
          </table:table-cell>
          <table:table-cell table:formula="of:=MMULT([.$B68:.E68];MMULT(MAT4POINTS;TEST4POINTS))" office:value-type="float" office:value="30" calcext:value-type="float">
            <text:p>30,00</text:p>
          </table:table-cell>
          <table:table-cell table:formula="of:=MMULT([.$B68:.F68];MMULT(MAT5POINTS;TEST5POINTS))" office:value-type="float" office:value="-84" calcext:value-type="float">
            <text:p>-84,00</text:p>
          </table:table-cell>
          <table:table-cell table:formula="of:=MMULT([.$B68:.G68];MMULT(MAT6POINTS;TEST6POINTS))" office:value-type="float" office:value="180" calcext:value-type="float">
            <text:p>180,00</text:p>
          </table:table-cell>
          <table:table-cell table:formula="of:=MMULT([.$B68:.H68];MMULT(MAT7POINTS;TEST7POINTS))" office:value-type="float" office:value="-330" calcext:value-type="float">
            <text:p>-330,00</text:p>
          </table:table-cell>
          <table:table-cell table:formula="of:=MMULT([.$B68:.I68];MMULT(MAT8POINTS;TEST8POINTS))" office:value-type="float" office:value="546" calcext:value-type="float">
            <text:p>546,00</text:p>
          </table:table-cell>
          <table:table-cell table:formula="of:=MMULT([.$B68:.J68];MMULT(MAT9POINTS;TEST9POINTS))" office:value-type="float" office:value="-840" calcext:value-type="float">
            <text:p>-840,00</text:p>
          </table:table-cell>
          <table:table-cell table:formula="of:=MMULT([.$B68:.K68];MMULT(MAT10POINTS;TEST10POINTS))" office:value-type="float" office:value="1224" calcext:value-type="float">
            <text:p>1224,00</text:p>
          </table:table-cell>
          <table:table-cell table:formula="of:=MMULT([.$B68:.L68];MMULT(MAT11POINTS;TEST11POINTS))" office:value-type="float" office:value="-1710" calcext:value-type="float">
            <text:p>-1710,00</text:p>
          </table:table-cell>
        </table:table-row>
      </table:table>
      <table:table table:name="Quart de Nonante" table:style-name="ta1">
        <table:shapes>
          <draw:frame draw:z-index="0" draw:style-name="gr1" draw:text-style-name="P1" svg:width="13.512cm" svg:height="9.243cm" svg:x="24.16cm" svg:y="7.358cm">
            <draw:object draw:notify-on-update-of-ranges="'Quart de Nonante'.L17:'Quart de Nonante'.L37 'Quart de Nonante'.M17:'Quart de Nonante'.M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812cm" svg:height="9.137cm" svg:x="24.124cm" svg:y="27.199cm">
            <draw:object draw:notify-on-update-of-ranges="'Quart de Nonante'.E61:'Quart de Nonante'.E81 'Quart de Nonante'.B61:'Quart de Nonante'.B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701cm" svg:height="9.244cm" svg:x="23.887cm" svg:y="17.265cm">
            <draw:object draw:notify-on-update-of-ranges="'Quart de Nonante'.L39:'Quart de Nonante'.L59 'Quart de Nonante'.M39:'Quart de Nonante'.M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ce69"/>
        <table:table-column table:style-name="co12" table:number-columns-repeated="5" table:default-cell-style-name="ce5"/>
        <table:table-column table:style-name="co13" table:default-cell-style-name="Default"/>
        <table:table-column table:style-name="co14" table:default-cell-style-name="ce19"/>
        <table:table-column table:style-name="co12" table:default-cell-style-name="ce19"/>
        <table:table-column table:style-name="co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5" office:value-type="string" calcext:value-type="string">
            <text:p>Quart de Nonante</text:p>
          </table:table-cell>
          <table:table-cell table:number-columns-repeated="3"/>
          <table:table-cell table:style-name="Default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Default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Largeur</text:p>
          </table:table-cell>
          <table:table-cell table:style-name="ce12" office:value-type="float" office:value="2000" calcext:value-type="float">
            <text:p>2000mm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21" table:formula="of:=[.A26]+([.A10]-[.A18])" office:value-type="float" office:value="0.0000000000000183697" calcext:value-type="float">
            <text:p>0mm</text:p>
          </table:table-cell>
          <table:table-cell table:style-name="ce21" table:formula="of:=[.B10]" office:value-type="float" office:value="300" calcext:value-type="float">
            <text:p>300mm</text:p>
          </table:table-cell>
          <table:table-cell table:style-name="Default"/>
          <table:table-cell table:style-name="ce22" table:formula="of:=[.F2]" office:value-type="float" office:value="0.0000000000000183697" calcext:value-type="float">
            <text:p>0mm</text:p>
          </table:table-cell>
          <table:table-cell table:style-name="ce22" table:formula="of:=[.G2]" office:value-type="float" office:value="300" calcext:value-type="float">
            <text:p>300mm</text:p>
          </table:table-cell>
          <table:table-cell/>
          <table:table-cell table:style-name="ce73" table:number-matrix-columns-spanned="2" table:number-matrix-rows-spanned="5" table:formula="of:=MMULT(MAT5POINTS ;PTS5)" office:value-type="float" office:value="0.0000000000000183697" calcext:value-type="float">
            <text:p>0,000</text:p>
          </table:table-cell>
          <table:table-cell table:style-name="ce73" office:value-type="float" office:value="300" calcext:value-type="float">
            <text:p>300,00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ouge</text:p>
          </table:table-cell>
          <table:table-cell table:style-name="ce14" office:value-type="float" office:value="300" calcext:value-type="float">
            <text:p>300mm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style-name="ce21" table:formula="of:=[.A27]+([.A11]-[.A19])" office:value-type="float" office:value="539.805029709527" calcext:value-type="float">
            <text:p>539,805mm</text:p>
          </table:table-cell>
          <table:table-cell table:style-name="ce21" table:formula="of:=[.B11]" office:value-type="float" office:value="277.163859753386" calcext:value-type="float">
            <text:p>277,164mm</text:p>
          </table:table-cell>
          <table:table-cell table:style-name="Default"/>
          <table:table-cell table:style-name="ce22" table:formula="of:=[.F3]" office:value-type="float" office:value="539.805029709527" calcext:value-type="float">
            <text:p>539,805mm</text:p>
          </table:table-cell>
          <table:table-cell table:style-name="ce22" table:formula="of:=[.G2]" office:value-type="float" office:value="300" calcext:value-type="float">
            <text:p>300mm</text:p>
          </table:table-cell>
          <table:table-cell/>
          <table:table-cell table:style-name="ce73" office:value-type="float" office:value="2159.22011883811" calcext:value-type="float">
            <text:p>2159,220</text:p>
          </table:table-cell>
          <table:table-cell table:style-name="ce73" office:value-type="float" office:value="0" calcext:value-type="float">
            <text:p>0,000</text:p>
          </table:table-cell>
          <table:table-cell table:number-columns-repeated="3"/>
          <table:table-cell office:value-type="string" calcext:value-type="string">
            <text:p>obligatoire pour avoir une tangente plat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style-name="ce21" table:formula="of:=[.A28]+([.A12]-[.A20])" office:value-type="float" office:value="1062.13203435596" calcext:value-type="float">
            <text:p>1062,132mm</text:p>
          </table:table-cell>
          <table:table-cell table:style-name="ce21" table:formula="of:=[.B12]" office:value-type="float" office:value="212.132034355964" calcext:value-type="float">
            <text:p>212,132mm</text:p>
          </table:table-cell>
          <table:table-cell table:style-name="Default"/>
          <table:table-cell table:style-name="ce22" table:formula="of:=[.F4]" office:value-type="float" office:value="1062.13203435596" calcext:value-type="float">
            <text:p>1062,132mm</text:p>
          </table:table-cell>
          <table:table-cell table:style-name="ce29" office:value-type="float" office:value="239.400150242659" calcext:value-type="float">
            <text:p>239,4mm</text:p>
          </table:table-cell>
          <table:table-cell/>
          <table:table-cell table:style-name="ce73" office:value-type="float" office:value="-104.868150378565" calcext:value-type="float">
            <text:p>-104,868</text:p>
          </table:table-cell>
          <table:table-cell table:style-name="ce73" office:value-type="float" office:value="-363.599098544046" calcext:value-type="float">
            <text:p>-363,59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ngle</text:p>
          </table:table-cell>
          <table:table-cell table:style-name="ce16" table:formula="of:=PI()/2/[.B4]" office:value-type="float" office:value="0.392699081698724" calcext:value-type="float">
            <text:p>0,3927rad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style-name="ce21" table:formula="of:=[.A29]+([.A13]-[.A21])" office:value-type="float" office:value="1552.16385975339" calcext:value-type="float">
            <text:p>1552,164mm</text:p>
          </table:table-cell>
          <table:table-cell table:style-name="ce21" table:formula="of:=[.B13]" office:value-type="float" office:value="114.805029709527" calcext:value-type="float">
            <text:p>114,805mm</text:p>
          </table:table-cell>
          <table:table-cell table:style-name="Default"/>
          <table:table-cell table:style-name="ce22" table:formula="of:=[.F5]" office:value-type="float" office:value="1552.16385975339" calcext:value-type="float">
            <text:p>1552,164mm</text:p>
          </table:table-cell>
          <table:table-cell table:style-name="ce29" office:value-type="float" office:value="124.63787045769" calcext:value-type="float">
            <text:p>124,638mm</text:p>
          </table:table-cell>
          <table:table-cell/>
          <table:table-cell table:style-name="ce73" office:value-type="float" office:value="-59.268616743636" calcext:value-type="float">
            <text:p>-59,269</text:p>
          </table:table-cell>
          <table:table-cell table:style-name="ce73" office:value-type="float" office:value="25.749678918852" calcext:value-type="float">
            <text:p>25,750</text:p>
          </table:table-cell>
          <table:table-cell table:number-columns-repeated="8"/>
        </table:table-row>
        <table:table-row table:style-name="ro1">
          <table:table-cell table:style-name="ce7"/>
          <table:table-cell table:style-name="ce11" table:formula="of:=DEGREES([.B5])" office:value-type="float" office:value="22.5" calcext:value-type="float">
            <text:p>22,5°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table:style-name="Default"/>
          <table:table-cell table:style-name="ce21" table:formula="of:=[.A30]+([.A14]-[.A22])" office:value-type="float" office:value="2000" calcext:value-type="float">
            <text:p>2000mm</text:p>
          </table:table-cell>
          <table:table-cell table:style-name="ce21" table:formula="of:=[.B14]" office:value-type="float" office:value="0" calcext:value-type="float">
            <text:p>0mm</text:p>
          </table:table-cell>
          <table:table-cell table:style-name="Default"/>
          <table:table-cell table:style-name="ce22" table:formula="of:=[.F6]" office:value-type="float" office:value="2000" calcext:value-type="float">
            <text:p>2000mm</text:p>
          </table:table-cell>
          <table:table-cell table:style-name="ce22" table:formula="of:=[.G6]" office:value-type="float" office:value="0" calcext:value-type="float">
            <text:p>0mm</text:p>
          </table:table-cell>
          <table:table-cell/>
          <table:table-cell table:style-name="ce73" office:value-type="float" office:value="4.91664828409241" calcext:value-type="float">
            <text:p>4,917</text:p>
          </table:table-cell>
          <table:table-cell table:style-name="ce73" office:value-type="float" office:value="37.849419625194" calcext:value-type="float">
            <text:p>37,849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7"/>
          <table:table-cell table:style-name="Default"/>
          <table:table-cell table:style-name="ce25" office:value-type="string" calcext:value-type="string" table:number-columns-spanned="2" table:number-rows-spanned="1">
            <text:p>Points sur la courbe</text:p>
          </table:table-cell>
          <table:covered-table-cell table:style-name="Default"/>
          <table:table-cell table:style-name="Default"/>
          <table:table-cell table:style-name="ce25" office:value-type="string" calcext:value-type="string" table:number-columns-spanned="2" table:number-rows-spanned="1">
            <text:p>Points de calcul PTS5</text:p>
          </table:table-cell>
          <table:covered-table-cell table:style-name="Default"/>
          <table:table-cell/>
          <table:table-cell table:style-name="ce25" office:value-type="string" calcext:value-type="string" table:number-columns-spanned="2" table:number-rows-spanned="1">
            <text:p>Matrice inter MATTRAV5</text:p>
          </table:table-cell>
          <table:covered-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7"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ce71" table:formula="of:=SQRT([.O10]^2+[.O11]^2+[.O12]^2)" office:value-type="float" office:value="0.0463451216660499" calcext:value-type="float">
            <text:p>0,05</text:p>
          </table:table-cell>
          <table:table-cell/>
          <table:table-cell office:value-type="string" calcext:value-type="string">
            <text:p>then solve non linear $O$8 var $J$4:$J$5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ce7" office:value-type="string" calcext:value-type="string">
            <text:p>t</text:p>
          </table:table-cell>
          <table:table-cell table:style-name="ce7" table:number-matrix-columns-spanned="5" table:number-matrix-rows-spanned="1" table:formula="of:=TRANSPOSE([.D2:.D6])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17" table:formula="of:=[.$B$3]*COS(([.$B$4]-[.D2])*[.$B$5])" office:value-type="float" office:value="0.0000000000000183697" calcext:value-type="float">
            <text:p>0mm</text:p>
          </table:table-cell>
          <table:table-cell table:style-name="ce17" table:formula="of:=[.$B$3]*SIN(([.$B$4]-[.D2])*[.$B$5])" office:value-type="float" office:value="300" calcext:value-type="float">
            <text:p>300mm</text:p>
          </table:table-cell>
          <table:table-cell table:number-columns-repeated="2"/>
          <table:table-cell table:style-name="ce64" office:value-type="float" office:value="0.253560623851466" calcext:value-type="float">
            <text:p>0,2536</text:p>
          </table:table-cell>
          <table:table-cell table:formula="of:=[.$E10]^[.F$9]" office:value-type="float" office:value="1" calcext:value-type="float">
            <text:p>1,00</text:p>
          </table:table-cell>
          <table:table-cell table:formula="of:=[.$E10]^[.G$9]" office:value-type="float" office:value="0.253560623851466" calcext:value-type="float">
            <text:p>0,25</text:p>
          </table:table-cell>
          <table:table-cell table:formula="of:=[.$E10]^[.H$9]" office:value-type="float" office:value="0.0642929899679446" calcext:value-type="float">
            <text:p>0,06</text:p>
          </table:table-cell>
          <table:table-cell table:formula="of:=[.$E10]^[.I$9]" office:value-type="float" office:value="0.0163021706455481" calcext:value-type="float">
            <text:p>0,02</text:p>
          </table:table-cell>
          <table:table-cell table:formula="of:=[.$E10]^[.J$9]" office:value-type="float" office:value="0.00413358855901823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10:.J10];MATTRAV5)" office:value-type="float" office:value="539.805029721997" calcext:value-type="float">
            <text:p>539,805mm</text:p>
          </table:table-cell>
          <table:table-cell table:style-name="ce17" office:value-type="float" office:value="277.199356392685" calcext:value-type="float">
            <text:p>277,199mm</text:p>
          </table:table-cell>
          <table:table-cell table:style-name="ce70" table:formula="of:=[.L10]-[.F3]" office:value-type="float" office:value="0.0000000124697407955" calcext:value-type="float">
            <text:p>0,00</text:p>
          </table:table-cell>
          <table:table-cell table:style-name="ce69" table:formula="of:=[.M10]-[.G3]" office:value-type="float" office:value="0.0354966392993106" calcext:value-type="float">
            <text:p>0,04</text:p>
          </table:table-cell>
          <table:table-cell/>
          <table:table-cell office:value-type="string" calcext:value-type="string">
            <text:p>First goal seek at 0 $N$10 var $E$10</text:p>
          </table:table-cell>
          <table:table-cell table:number-columns-repeated="4"/>
        </table:table-row>
        <table:table-row table:style-name="ro1">
          <table:table-cell table:style-name="ce17" table:formula="of:=[.$B$3]*COS(([.$B$4]-[.D3])*[.$B$5])" office:value-type="float" office:value="114.805029709527" calcext:value-type="float">
            <text:p>114,805mm</text:p>
          </table:table-cell>
          <table:table-cell table:style-name="ce17" table:formula="of:=[.$B$3]*SIN(([.$B$4]-[.D3])*[.$B$5])" office:value-type="float" office:value="277.163859753386" calcext:value-type="float">
            <text:p>277,164mm</text:p>
          </table:table-cell>
          <table:table-cell table:number-columns-repeated="2"/>
          <table:table-cell table:style-name="ce64" office:value-type="float" office:value="0.507877267783105" calcext:value-type="float">
            <text:p>0,5079</text:p>
          </table:table-cell>
          <table:table-cell table:formula="of:=[.$E11]^[.F$9]" office:value-type="float" office:value="1" calcext:value-type="float">
            <text:p>1,00</text:p>
          </table:table-cell>
          <table:table-cell table:formula="of:=[.$E11]^[.G$9]" office:value-type="float" office:value="0.507877267783105" calcext:value-type="float">
            <text:p>0,51</text:p>
          </table:table-cell>
          <table:table-cell table:formula="of:=[.$E11]^[.H$9]" office:value-type="float" office:value="0.257939319130832" calcext:value-type="float">
            <text:p>0,26</text:p>
          </table:table-cell>
          <table:table-cell table:formula="of:=[.$E11]^[.I$9]" office:value-type="float" office:value="0.131001516654001" calcext:value-type="float">
            <text:p>0,13</text:p>
          </table:table-cell>
          <table:table-cell table:formula="of:=[.$E11]^[.J$9]" office:value-type="float" office:value="0.0665326923536771" calcext:value-type="float">
            <text:p>0,07</text:p>
          </table:table-cell>
          <table:table-cell/>
          <table:table-cell table:style-name="ce17" table:number-matrix-columns-spanned="2" table:number-matrix-rows-spanned="1" table:formula="of:=MMULT([.F11:.J11];MATTRAV5)" office:value-type="float" office:value="1062.13203435495" calcext:value-type="float">
            <text:p>1062,132mm</text:p>
          </table:table-cell>
          <table:table-cell table:style-name="ce17" office:value-type="float" office:value="212.104966868376" calcext:value-type="float">
            <text:p>212,105mm</text:p>
          </table:table-cell>
          <table:table-cell table:style-name="ce70" table:formula="of:=[.L11]-[.F4]" office:value-type="float" office:value="-0.0000000010111307347" calcext:value-type="float">
            <text:p>0,00</text:p>
          </table:table-cell>
          <table:table-cell table:style-name="ce69" table:formula="of:=[.M11]-[.G4]" office:value-type="float" office:value="-0.027067487587999" calcext:value-type="float">
            <text:p>-0,03</text:p>
          </table:table-cell>
          <table:table-cell/>
          <table:table-cell office:value-type="string" calcext:value-type="string">
            <text:p>First goal seek at 0 $N$11 var $E$11</text:p>
          </table:table-cell>
          <table:table-cell table:number-columns-repeated="4"/>
        </table:table-row>
        <table:table-row table:style-name="ro1">
          <table:table-cell table:style-name="ce17" table:formula="of:=[.$B$3]*COS(([.$B$4]-[.D4])*[.$B$5])" office:value-type="float" office:value="212.132034355964" calcext:value-type="float">
            <text:p>212,132mm</text:p>
          </table:table-cell>
          <table:table-cell table:style-name="ce17" table:formula="of:=[.$B$3]*SIN(([.$B$4]-[.D4])*[.$B$5])" office:value-type="float" office:value="212.132034355964" calcext:value-type="float">
            <text:p>212,132mm</text:p>
          </table:table-cell>
          <table:table-cell table:number-columns-repeated="2"/>
          <table:table-cell table:style-name="ce64" office:value-type="float" office:value="0.757956998016114" calcext:value-type="float">
            <text:p>0,7580</text:p>
          </table:table-cell>
          <table:table-cell table:formula="of:=[.$E12]^[.F$9]" office:value-type="float" office:value="1" calcext:value-type="float">
            <text:p>1,00</text:p>
          </table:table-cell>
          <table:table-cell table:formula="of:=[.$E12]^[.G$9]" office:value-type="float" office:value="0.757956998016114" calcext:value-type="float">
            <text:p>0,76</text:p>
          </table:table-cell>
          <table:table-cell table:formula="of:=[.$E12]^[.H$9]" office:value-type="float" office:value="0.574498810841599" calcext:value-type="float">
            <text:p>0,57</text:p>
          </table:table-cell>
          <table:table-cell table:formula="of:=[.$E12]^[.I$9]" office:value-type="float" office:value="0.435445394029326" calcext:value-type="float">
            <text:p>0,44</text:p>
          </table:table-cell>
          <table:table-cell table:formula="of:=[.$E12]^[.J$9]" office:value-type="float" office:value="0.330048883658412" calcext:value-type="float">
            <text:p>0,33</text:p>
          </table:table-cell>
          <table:table-cell/>
          <table:table-cell table:style-name="ce17" table:number-matrix-columns-spanned="2" table:number-matrix-rows-spanned="1" table:formula="of:=MMULT([.F12:.J12];MATTRAV5)" office:value-type="float" office:value="1552.16385974889" calcext:value-type="float">
            <text:p>1552,164mm</text:p>
          </table:table-cell>
          <table:table-cell table:style-name="ce17" office:value-type="float" office:value="114.81748804073" calcext:value-type="float">
            <text:p>114,817mm</text:p>
          </table:table-cell>
          <table:table-cell table:style-name="ce70" table:formula="of:=[.L12]-[.F5]" office:value-type="float" office:value="-0.0000000045035903895" calcext:value-type="float">
            <text:p>0,00</text:p>
          </table:table-cell>
          <table:table-cell table:style-name="ce69" table:formula="of:=[.M12]-[.G5]" office:value-type="float" office:value="0.01245833120322" calcext:value-type="float">
            <text:p>0,01</text:p>
          </table:table-cell>
          <table:table-cell/>
          <table:table-cell office:value-type="string" calcext:value-type="string">
            <text:p>First goal seek at 0 $N$12 var $E$12</text:p>
          </table:table-cell>
          <table:table-cell/>
          <table:table-cell table:style-name="ce69" table:number-columns-repeated="2"/>
          <table:table-cell/>
        </table:table-row>
        <table:table-row table:style-name="ro1">
          <table:table-cell table:style-name="ce17" table:formula="of:=[.$B$3]*COS(([.$B$4]-[.D5])*[.$B$5])" office:value-type="float" office:value="277.163859753386" calcext:value-type="float">
            <text:p>277,164mm</text:p>
          </table:table-cell>
          <table:table-cell table:style-name="ce17" table:formula="of:=[.$B$3]*SIN(([.$B$4]-[.D5])*[.$B$5])" office:value-type="float" office:value="114.805029709527" calcext:value-type="float">
            <text:p>114,805mm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7"/>
          <table:table-cell table:style-name="ce69"/>
        </table:table-row>
        <table:table-row table:style-name="ro1">
          <table:table-cell table:style-name="ce17" table:formula="of:=[.$B$3]*COS(([.$B$4]-[.D6])*[.$B$5])" office:value-type="float" office:value="300" calcext:value-type="float">
            <text:p>300mm</text:p>
          </table:table-cell>
          <table:table-cell table:style-name="ce17" table:formula="of:=[.$B$3]*SIN(([.$B$4]-[.D6])*[.$B$5])" office:value-type="float" office:value="0" calcext:value-type="float">
            <text:p>0mm</text:p>
          </table:table-cell>
          <table:table-cell table:number-columns-repeated="2"/>
          <table:table-cell table:style-name="ce8" office:value-type="float" office:value="0" calcext:value-type="float">
            <text:p>0,0000</text:p>
          </table:table-cell>
          <table:table-cell table:formula="of:=IF([.F$9]&lt;&gt;0;[.F$9]*[.$E14]^([.F$9]-1);0)" office:value-type="float" office:value="0" calcext:value-type="float">
            <text:p>0,00</text:p>
          </table:table-cell>
          <table:table-cell table:formula="of:=IF([.G$9]&lt;&gt;0;[.G$9]*[.$E14]^([.G$9]-1);0)" office:value-type="float" office:value="1" calcext:value-type="float">
            <text:p>1,00</text:p>
          </table:table-cell>
          <table:table-cell table:formula="of:=IF([.H$9]&lt;&gt;0;[.H$9]*[.$E14]^([.H$9]-1);0)" office:value-type="float" office:value="0" calcext:value-type="float">
            <text:p>0,00</text:p>
          </table:table-cell>
          <table:table-cell table:formula="of:=IF([.I$9]&lt;&gt;0;[.I$9]*[.$E14]^([.I$9]-1);0)" office:value-type="float" office:value="0" calcext:value-type="float">
            <text:p>0,00</text:p>
          </table:table-cell>
          <table:table-cell table:formula="of:=IF([.J$9]&lt;&gt;0;[.J$9]*[.$E14]^([.J$9]-1);0)" office:value-type="float" office:value="0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14:.J14];MATTRAV5)" office:value-type="float" office:value="2159.22011883811" calcext:value-type="float">
            <text:p>2159,22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 table:number-columns-spanned="2" table:number-rows-spanned="1">
            <text:p>Points sur le cercle</text:p>
          </table:table-cell>
          <table:covered-table-cell/>
          <table:table-cell table:number-columns-repeated="2"/>
          <table:table-cell table:style-name="ce8" office:value-type="float" office:value="1" calcext:value-type="float">
            <text:p>1,0000</text:p>
          </table:table-cell>
          <table:table-cell table:formula="of:=IF([.F$9]&lt;&gt;0;[.F$9]*[.$E15]^([.F$9]-1);0)" office:value-type="float" office:value="0" calcext:value-type="float">
            <text:p>0,00</text:p>
          </table:table-cell>
          <table:table-cell table:formula="of:=IF([.G$9]&lt;&gt;0;[.G$9]*[.$E15]^([.G$9]-1);0)" office:value-type="float" office:value="1" calcext:value-type="float">
            <text:p>1,00</text:p>
          </table:table-cell>
          <table:table-cell table:formula="of:=IF([.H$9]&lt;&gt;0;[.H$9]*[.$E15]^([.H$9]-1);0)" office:value-type="float" office:value="2" calcext:value-type="float">
            <text:p>2,00</text:p>
          </table:table-cell>
          <table:table-cell table:formula="of:=IF([.I$9]&lt;&gt;0;[.I$9]*[.$E15]^([.I$9]-1);0)" office:value-type="float" office:value="3" calcext:value-type="float">
            <text:p>3,00</text:p>
          </table:table-cell>
          <table:table-cell table:formula="of:=IF([.J$9]&lt;&gt;0;[.J$9]*[.$E15]^([.J$9]-1);0)" office:value-type="float" office:value="4" calcext:value-type="float">
            <text:p>4,00</text:p>
          </table:table-cell>
          <table:table-cell/>
          <table:table-cell table:style-name="ce17" table:number-matrix-columns-spanned="2" table:number-matrix-rows-spanned="1" table:formula="of:=MMULT([.F15:.J15];MATTRAV5)" office:value-type="float" office:value="1791.34456098644" calcext:value-type="float">
            <text:p>1791,345mm</text:p>
          </table:table-cell>
          <table:table-cell table:style-name="ce17" office:value-type="float" office:value="-498.55148183076" calcext:value-type="float">
            <text:p>-498,551mm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1"/>
          <table:table-cell table:style-name="Default" table:number-columns-repeated="5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table:formula="of:=[.$E17]^[.F$9]" office:value-type="float" office:value="1" calcext:value-type="float">
            <text:p>1,00</text:p>
          </table:table-cell>
          <table:table-cell table:formula="of:=[.$E17]^[.G$9]" office:value-type="float" office:value="0" calcext:value-type="float">
            <text:p>0,00</text:p>
          </table:table-cell>
          <table:table-cell table:formula="of:=[.$E17]^[.H$9]" office:value-type="float" office:value="0" calcext:value-type="float">
            <text:p>0,00</text:p>
          </table:table-cell>
          <table:table-cell table:formula="of:=[.$E17]^[.I$9]" office:value-type="float" office:value="0" calcext:value-type="float">
            <text:p>0,00</text:p>
          </table:table-cell>
          <table:table-cell table:formula="of:=[.$E17]^[.J$9]" office:value-type="float" office:value="0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17:.J17];MATTRAV5)" office:value-type="float" office:value="0.0000000000000183697" calcext:value-type="float">
            <text:p>0mm</text:p>
          </table:table-cell>
          <table:table-cell table:style-name="ce17" office:value-type="float" office:value="300" calcext:value-type="float">
            <text:p>300mm</text:p>
          </table:table-cell>
          <table:table-cell table:number-columns-repeated="8"/>
        </table:table-row>
        <table:table-row table:style-name="ro1">
          <table:table-cell table:number-columns-repeated="2"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formula="of:=[.$E18]^[.F$9]" office:value-type="float" office:value="1" calcext:value-type="float">
            <text:p>1,00</text:p>
          </table:table-cell>
          <table:table-cell table:formula="of:=[.$E18]^[.G$9]" office:value-type="float" office:value="0.05" calcext:value-type="float">
            <text:p>0,05</text:p>
          </table:table-cell>
          <table:table-cell table:formula="of:=[.$E18]^[.H$9]" office:value-type="float" office:value="0.0025" calcext:value-type="float">
            <text:p>0,00</text:p>
          </table:table-cell>
          <table:table-cell table:formula="of:=[.$E18]^[.I$9]" office:value-type="float" office:value="0.000125" calcext:value-type="float">
            <text:p>0,00</text:p>
          </table:table-cell>
          <table:table-cell table:formula="of:=[.$E18]^[.J$9]" office:value-type="float" office:value="0.00000625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18:.J18];MATTRAV5)" office:value-type="float" office:value="107.691457717918" calcext:value-type="float">
            <text:p>107,691mm</text:p>
          </table:table-cell>
          <table:table-cell table:style-name="ce17" office:value-type="float" office:value="299.094457522377" calcext:value-type="float">
            <text:p>299,094mm</text:p>
          </table:table-cell>
          <table:table-cell table:number-columns-repeated="8"/>
        </table:table-row>
        <table:table-row table:style-name="ro1">
          <table:table-cell table:style-name="ce17" table:formula="of:=[.A18]+[.$B$3]/[.$B$4]" office:value-type="float" office:value="75" calcext:value-type="float">
            <text:p>75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table:formula="of:=[.$E19]^[.F$9]" office:value-type="float" office:value="1" calcext:value-type="float">
            <text:p>1,00</text:p>
          </table:table-cell>
          <table:table-cell table:formula="of:=[.$E19]^[.G$9]" office:value-type="float" office:value="0.1" calcext:value-type="float">
            <text:p>0,10</text:p>
          </table:table-cell>
          <table:table-cell table:formula="of:=[.$E19]^[.H$9]" office:value-type="float" office:value="0.01" calcext:value-type="float">
            <text:p>0,01</text:p>
          </table:table-cell>
          <table:table-cell table:formula="of:=[.$E19]^[.I$9]" office:value-type="float" office:value="0.001" calcext:value-type="float">
            <text:p>0,00</text:p>
          </table:table-cell>
          <table:table-cell table:formula="of:=[.$E19]^[.J$9]" office:value-type="float" office:value="0.0001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19:.J19];MATTRAV5)" office:value-type="float" office:value="214.81455342811" calcext:value-type="float">
            <text:p>214,815mm</text:p>
          </table:table-cell>
          <table:table-cell table:style-name="ce17" office:value-type="float" office:value="296.393543635441" calcext:value-type="float">
            <text:p>296,394mm</text:p>
          </table:table-cell>
          <table:table-cell table:number-columns-repeated="8"/>
        </table:table-row>
        <table:table-row table:style-name="ro1">
          <table:table-cell table:style-name="ce17" table:formula="of:=[.A19]+[.$B$3]/[.$B$4]" office:value-type="float" office:value="150" calcext:value-type="float">
            <text:p>15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table:formula="of:=[.$E20]^[.F$9]" office:value-type="float" office:value="1" calcext:value-type="float">
            <text:p>1,00</text:p>
          </table:table-cell>
          <table:table-cell table:formula="of:=[.$E20]^[.G$9]" office:value-type="float" office:value="0.15" calcext:value-type="float">
            <text:p>0,15</text:p>
          </table:table-cell>
          <table:table-cell table:formula="of:=[.$E20]^[.H$9]" office:value-type="float" office:value="0.0225" calcext:value-type="float">
            <text:p>0,02</text:p>
          </table:table-cell>
          <table:table-cell table:formula="of:=[.$E20]^[.I$9]" office:value-type="float" office:value="0.003375" calcext:value-type="float">
            <text:p>0,00</text:p>
          </table:table-cell>
          <table:table-cell table:formula="of:=[.$E20]^[.J$9]" office:value-type="float" office:value="0.00050625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0:.J20];MATTRAV5)" office:value-type="float" office:value="321.325941913883" calcext:value-type="float">
            <text:p>321,326mm</text:p>
          </table:table-cell>
          <table:table-cell table:style-name="ce17" office:value-type="float" office:value="291.925086717795" calcext:value-type="float">
            <text:p>291,925mm</text:p>
          </table:table-cell>
          <table:table-cell table:number-columns-repeated="8"/>
        </table:table-row>
        <table:table-row table:style-name="ro1">
          <table:table-cell table:style-name="ce17" table:formula="of:=[.A20]+[.$B$3]/[.$B$4]" office:value-type="float" office:value="225" calcext:value-type="float">
            <text:p>225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2" calcext:value-type="float">
            <text:p>0,20</text:p>
          </table:table-cell>
          <table:table-cell table:formula="of:=[.$E21]^[.F$9]" office:value-type="float" office:value="1" calcext:value-type="float">
            <text:p>1,00</text:p>
          </table:table-cell>
          <table:table-cell table:formula="of:=[.$E21]^[.G$9]" office:value-type="float" office:value="0.2" calcext:value-type="float">
            <text:p>0,20</text:p>
          </table:table-cell>
          <table:table-cell table:formula="of:=[.$E21]^[.H$9]" office:value-type="float" office:value="0.04" calcext:value-type="float">
            <text:p>0,04</text:p>
          </table:table-cell>
          <table:table-cell table:formula="of:=[.$E21]^[.I$9]" office:value-type="float" office:value="0.008" calcext:value-type="float">
            <text:p>0,01</text:p>
          </table:table-cell>
          <table:table-cell table:formula="of:=[.$E21]^[.J$9]" office:value-type="float" office:value="0.0016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1:.J21];MATTRAV5)" office:value-type="float" office:value="427.183015455785" calcext:value-type="float">
            <text:p>427,183mm</text:p>
          </table:table-cell>
          <table:table-cell table:style-name="ce17" office:value-type="float" office:value="285.722592560989" calcext:value-type="float">
            <text:p>285,723mm</text:p>
          </table:table-cell>
          <table:table-cell table:number-columns-repeated="8"/>
        </table:table-row>
        <table:table-row table:style-name="ro1">
          <table:table-cell table:style-name="ce17" table:formula="of:=[.A21]+[.$B$3]/[.$B$4]" office:value-type="float" office:value="300" calcext:value-type="float">
            <text:p>3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table:formula="of:=[.$E22]^[.F$9]" office:value-type="float" office:value="1" calcext:value-type="float">
            <text:p>1,00</text:p>
          </table:table-cell>
          <table:table-cell table:formula="of:=[.$E22]^[.G$9]" office:value-type="float" office:value="0.25" calcext:value-type="float">
            <text:p>0,25</text:p>
          </table:table-cell>
          <table:table-cell table:formula="of:=[.$E22]^[.H$9]" office:value-type="float" office:value="0.0625" calcext:value-type="float">
            <text:p>0,06</text:p>
          </table:table-cell>
          <table:table-cell table:formula="of:=[.$E22]^[.I$9]" office:value-type="float" office:value="0.015625" calcext:value-type="float">
            <text:p>0,02</text:p>
          </table:table-cell>
          <table:table-cell table:formula="of:=[.$E22]^[.J$9]" office:value-type="float" office:value="0.00390625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2:.J22];MATTRAV5)" office:value-type="float" office:value="532.343903831607" calcext:value-type="float">
            <text:p>532,344mm</text:p>
          </table:table-cell>
          <table:table-cell table:style-name="ce17" office:value-type="float" office:value="277.825244369515" calcext:value-type="float">
            <text:p>277,825mm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 table:number-columns-spanned="2" table:number-rows-spanned="1">
            <text:p>Points sur l’axe</text:p>
          </table:table-cell>
          <table:covered-table-cell/>
          <table:table-cell table:number-columns-repeated="2"/>
          <table:table-cell office:value-type="float" office:value="0.3" calcext:value-type="float">
            <text:p>0,30</text:p>
          </table:table-cell>
          <table:table-cell table:formula="of:=[.$E23]^[.F$9]" office:value-type="float" office:value="1" calcext:value-type="float">
            <text:p>1,00</text:p>
          </table:table-cell>
          <table:table-cell table:formula="of:=[.$E23]^[.G$9]" office:value-type="float" office:value="0.3" calcext:value-type="float">
            <text:p>0,30</text:p>
          </table:table-cell>
          <table:table-cell table:formula="of:=[.$E23]^[.H$9]" office:value-type="float" office:value="0.09" calcext:value-type="float">
            <text:p>0,09</text:p>
          </table:table-cell>
          <table:table-cell table:formula="of:=[.$E23]^[.I$9]" office:value-type="float" office:value="0.027" calcext:value-type="float">
            <text:p>0,03</text:p>
          </table:table-cell>
          <table:table-cell table:formula="of:=[.$E23]^[.J$9]" office:value-type="float" office:value="0.0081" calcext:value-type="float">
            <text:p>0,01</text:p>
          </table:table-cell>
          <table:table-cell/>
          <table:table-cell table:style-name="ce17" table:number-matrix-columns-spanned="2" table:number-matrix-rows-spanned="1" table:formula="of:=MMULT([.F23:.J23];MATTRAV5)" office:value-type="float" office:value="636.767474316385" calcext:value-type="float">
            <text:p>636,767mm</text:p>
          </table:table-cell>
          <table:table-cell table:style-name="ce17" office:value-type="float" office:value="268.277902760809" calcext:value-type="float">
            <text:p>268,278m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35" calcext:value-type="float">
            <text:p>0,35</text:p>
          </table:table-cell>
          <table:table-cell table:formula="of:=[.$E24]^[.F$9]" office:value-type="float" office:value="1" calcext:value-type="float">
            <text:p>1,00</text:p>
          </table:table-cell>
          <table:table-cell table:formula="of:=[.$E24]^[.G$9]" office:value-type="float" office:value="0.35" calcext:value-type="float">
            <text:p>0,35</text:p>
          </table:table-cell>
          <table:table-cell table:formula="of:=[.$E24]^[.H$9]" office:value-type="float" office:value="0.1225" calcext:value-type="float">
            <text:p>0,12</text:p>
          </table:table-cell>
          <table:table-cell table:formula="of:=[.$E24]^[.I$9]" office:value-type="float" office:value="0.042875" calcext:value-type="float">
            <text:p>0,04</text:p>
          </table:table-cell>
          <table:table-cell table:formula="of:=[.$E24]^[.J$9]" office:value-type="float" office:value="0.01500625" calcext:value-type="float">
            <text:p>0,02</text:p>
          </table:table-cell>
          <table:table-cell/>
          <table:table-cell table:style-name="ce17" table:number-matrix-columns-spanned="2" table:number-matrix-rows-spanned="1" table:formula="of:=MMULT([.F24:.J24];MATTRAV5)" office:value-type="float" office:value="740.413331682394" calcext:value-type="float">
            <text:p>740,413mm</text:p>
          </table:table-cell>
          <table:table-cell table:style-name="ce17" office:value-type="float" office:value="257.131105765251" calcext:value-type="float">
            <text:p>257,131mm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2"/>
          <table:table-cell office:value-type="float" office:value="0.4" calcext:value-type="float">
            <text:p>0,40</text:p>
          </table:table-cell>
          <table:table-cell table:formula="of:=[.$E25]^[.F$9]" office:value-type="float" office:value="1" calcext:value-type="float">
            <text:p>1,00</text:p>
          </table:table-cell>
          <table:table-cell table:formula="of:=[.$E25]^[.G$9]" office:value-type="float" office:value="0.4" calcext:value-type="float">
            <text:p>0,40</text:p>
          </table:table-cell>
          <table:table-cell table:formula="of:=[.$E25]^[.H$9]" office:value-type="float" office:value="0.16" calcext:value-type="float">
            <text:p>0,16</text:p>
          </table:table-cell>
          <table:table-cell table:formula="of:=[.$E25]^[.I$9]" office:value-type="float" office:value="0.064" calcext:value-type="float">
            <text:p>0,06</text:p>
          </table:table-cell>
          <table:table-cell table:formula="of:=[.$E25]^[.J$9]" office:value-type="float" office:value="0.0256" calcext:value-type="float">
            <text:p>0,03</text:p>
          </table:table-cell>
          <table:table-cell/>
          <table:table-cell table:style-name="ce17" table:number-matrix-columns-spanned="2" table:number-matrix-rows-spanned="1" table:formula="of:=MMULT([.F25:.J25];MATTRAV5)" office:value-type="float" office:value="843.241818199153" calcext:value-type="float">
            <text:p>843,242mm</text:p>
          </table:table-cell>
          <table:table-cell table:style-name="ce17" office:value-type="float" office:value="244.441068826164" calcext:value-type="float">
            <text:p>244,441mm</text:p>
          </table:table-cell>
          <table:table-cell table:number-columns-repeated="8"/>
        </table:table-row>
        <table:table-row table:style-name="ro1">
          <table:table-cell table:number-columns-repeated="2"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table:formula="of:=[.$E26]^[.F$9]" office:value-type="float" office:value="1" calcext:value-type="float">
            <text:p>1,00</text:p>
          </table:table-cell>
          <table:table-cell table:formula="of:=[.$E26]^[.G$9]" office:value-type="float" office:value="0.45" calcext:value-type="float">
            <text:p>0,45</text:p>
          </table:table-cell>
          <table:table-cell table:formula="of:=[.$E26]^[.H$9]" office:value-type="float" office:value="0.2025" calcext:value-type="float">
            <text:p>0,20</text:p>
          </table:table-cell>
          <table:table-cell table:formula="of:=[.$E26]^[.I$9]" office:value-type="float" office:value="0.091125" calcext:value-type="float">
            <text:p>0,09</text:p>
          </table:table-cell>
          <table:table-cell table:formula="of:=[.$E26]^[.J$9]" office:value-type="float" office:value="0.04100625" calcext:value-type="float">
            <text:p>0,04</text:p>
          </table:table-cell>
          <table:table-cell/>
          <table:table-cell table:style-name="ce17" table:number-matrix-columns-spanned="2" table:number-matrix-rows-spanned="1" table:formula="of:=MMULT([.F26:.J26];MATTRAV5)" office:value-type="float" office:value="945.214013633425" calcext:value-type="float">
            <text:p>945,214mm</text:p>
          </table:table-cell>
          <table:table-cell table:style-name="ce17" office:value-type="float" office:value="230.269684799817" calcext:value-type="float">
            <text:p>230,27mm</text:p>
          </table:table-cell>
          <table:table-cell table:number-columns-repeated="8"/>
        </table:table-row>
        <table:table-row table:style-name="ro1">
          <table:table-cell table:style-name="ce17" table:formula="of:=[.A26]+[.$B$2]/[.$B$4]" office:value-type="float" office:value="500" calcext:value-type="float">
            <text:p>5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5" calcext:value-type="float">
            <text:p>0,50</text:p>
          </table:table-cell>
          <table:table-cell table:formula="of:=[.$E27]^[.F$9]" office:value-type="float" office:value="1" calcext:value-type="float">
            <text:p>1,00</text:p>
          </table:table-cell>
          <table:table-cell table:formula="of:=[.$E27]^[.G$9]" office:value-type="float" office:value="0.5" calcext:value-type="float">
            <text:p>0,50</text:p>
          </table:table-cell>
          <table:table-cell table:formula="of:=[.$E27]^[.H$9]" office:value-type="float" office:value="0.25" calcext:value-type="float">
            <text:p>0,25</text:p>
          </table:table-cell>
          <table:table-cell table:formula="of:=[.$E27]^[.I$9]" office:value-type="float" office:value="0.125" calcext:value-type="float">
            <text:p>0,13</text:p>
          </table:table-cell>
          <table:table-cell table:formula="of:=[.$E27]^[.J$9]" office:value-type="float" office:value="0.0625" calcext:value-type="float">
            <text:p>0,06</text:p>
          </table:table-cell>
          <table:table-cell/>
          <table:table-cell table:style-name="ce17" table:number-matrix-columns-spanned="2" table:number-matrix-rows-spanned="1" table:formula="of:=MMULT([.F27:.J27];MATTRAV5)" office:value-type="float" office:value="1046.29173524921" calcext:value-type="float">
            <text:p>1046,292mm</text:p>
          </table:table-cell>
          <table:table-cell table:style-name="ce17" office:value-type="float" office:value="214.68452395542" calcext:value-type="float">
            <text:p>214,685mm</text:p>
          </table:table-cell>
          <table:table-cell table:number-columns-repeated="8"/>
        </table:table-row>
        <table:table-row table:style-name="ro1">
          <table:table-cell table:style-name="ce17" table:formula="of:=[.A27]+[.$B$2]/[.$B$4]" office:value-type="float" office:value="1000" calcext:value-type="float">
            <text:p>10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table:formula="of:=[.$E28]^[.F$9]" office:value-type="float" office:value="1" calcext:value-type="float">
            <text:p>1,00</text:p>
          </table:table-cell>
          <table:table-cell table:formula="of:=[.$E28]^[.G$9]" office:value-type="float" office:value="0.55" calcext:value-type="float">
            <text:p>0,55</text:p>
          </table:table-cell>
          <table:table-cell table:formula="of:=[.$E28]^[.H$9]" office:value-type="float" office:value="0.3025" calcext:value-type="float">
            <text:p>0,30</text:p>
          </table:table-cell>
          <table:table-cell table:formula="of:=[.$E28]^[.I$9]" office:value-type="float" office:value="0.166375" calcext:value-type="float">
            <text:p>0,17</text:p>
          </table:table-cell>
          <table:table-cell table:formula="of:=[.$E28]^[.J$9]" office:value-type="float" office:value="0.09150625" calcext:value-type="float">
            <text:p>0,09</text:p>
          </table:table-cell>
          <table:table-cell/>
          <table:table-cell table:style-name="ce17" table:number-matrix-columns-spanned="2" table:number-matrix-rows-spanned="1" table:formula="of:=MMULT([.F28:.J28];MATTRAV5)" office:value-type="float" office:value="1146.43753780777" calcext:value-type="float">
            <text:p>1146,438mm</text:p>
          </table:table-cell>
          <table:table-cell table:style-name="ce17" office:value-type="float" office:value="197.758833975128" calcext:value-type="float">
            <text:p>197,759mm</text:p>
          </table:table-cell>
          <table:table-cell table:number-columns-repeated="8"/>
        </table:table-row>
        <table:table-row table:style-name="ro1">
          <table:table-cell table:style-name="ce17" table:formula="of:=[.A28]+[.$B$2]/[.$B$4]" office:value-type="float" office:value="1500" calcext:value-type="float">
            <text:p>15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6" calcext:value-type="float">
            <text:p>0,60</text:p>
          </table:table-cell>
          <table:table-cell table:formula="of:=[.$E29]^[.F$9]" office:value-type="float" office:value="1" calcext:value-type="float">
            <text:p>1,00</text:p>
          </table:table-cell>
          <table:table-cell table:formula="of:=[.$E29]^[.G$9]" office:value-type="float" office:value="0.6" calcext:value-type="float">
            <text:p>0,60</text:p>
          </table:table-cell>
          <table:table-cell table:formula="of:=[.$E29]^[.H$9]" office:value-type="float" office:value="0.36" calcext:value-type="float">
            <text:p>0,36</text:p>
          </table:table-cell>
          <table:table-cell table:formula="of:=[.$E29]^[.I$9]" office:value-type="float" office:value="0.216" calcext:value-type="float">
            <text:p>0,22</text:p>
          </table:table-cell>
          <table:table-cell table:formula="of:=[.$E29]^[.J$9]" office:value-type="float" office:value="0.1296" calcext:value-type="float">
            <text:p>0,13</text:p>
          </table:table-cell>
          <table:table-cell/>
          <table:table-cell table:style-name="ce17" table:number-matrix-columns-spanned="2" table:number-matrix-rows-spanned="1" table:formula="of:=MMULT([.F29:.J29];MATTRAV5)" office:value-type="float" office:value="1245.61471356757" calcext:value-type="float">
            <text:p>1245,615mm</text:p>
          </table:table-cell>
          <table:table-cell table:style-name="ce17" office:value-type="float" office:value="179.571539954041" calcext:value-type="float">
            <text:p>179,572mm</text:p>
          </table:table-cell>
          <table:table-cell table:number-columns-repeated="8"/>
        </table:table-row>
        <table:table-row table:style-name="ro1">
          <table:table-cell table:style-name="ce17" table:formula="of:=[.A29]+[.$B$2]/[.$B$4]" office:value-type="float" office:value="2000" calcext:value-type="float">
            <text:p>20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65" calcext:value-type="float">
            <text:p>0,65</text:p>
          </table:table-cell>
          <table:table-cell table:formula="of:=[.$E30]^[.F$9]" office:value-type="float" office:value="1" calcext:value-type="float">
            <text:p>1,00</text:p>
          </table:table-cell>
          <table:table-cell table:formula="of:=[.$E30]^[.G$9]" office:value-type="float" office:value="0.65" calcext:value-type="float">
            <text:p>0,65</text:p>
          </table:table-cell>
          <table:table-cell table:formula="of:=[.$E30]^[.H$9]" office:value-type="float" office:value="0.4225" calcext:value-type="float">
            <text:p>0,42</text:p>
          </table:table-cell>
          <table:table-cell table:formula="of:=[.$E30]^[.I$9]" office:value-type="float" office:value="0.274625" calcext:value-type="float">
            <text:p>0,27</text:p>
          </table:table-cell>
          <table:table-cell table:formula="of:=[.$E30]^[.J$9]" office:value-type="float" office:value="0.17850625" calcext:value-type="float">
            <text:p>0,18</text:p>
          </table:table-cell>
          <table:table-cell/>
          <table:table-cell table:style-name="ce17" table:number-matrix-columns-spanned="2" table:number-matrix-rows-spanned="1" table:formula="of:=MMULT([.F30:.J30];MATTRAV5)" office:value-type="float" office:value="1343.78729228437" calcext:value-type="float">
            <text:p>1343,787mm</text:p>
          </table:table-cell>
          <table:table-cell table:style-name="ce17" office:value-type="float" office:value="160.2072444002" calcext:value-type="float">
            <text:p>160,207mm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 table:number-columns-spanned="2" table:number-rows-spanned="1">
            <text:p>Points sur la longueur</text:p>
          </table:table-cell>
          <table:covered-table-cell/>
          <table:table-cell table:number-columns-repeated="2"/>
          <table:table-cell office:value-type="float" office:value="0.7" calcext:value-type="float">
            <text:p>0,70</text:p>
          </table:table-cell>
          <table:table-cell table:formula="of:=[.$E31]^[.F$9]" office:value-type="float" office:value="1" calcext:value-type="float">
            <text:p>1,00</text:p>
          </table:table-cell>
          <table:table-cell table:formula="of:=[.$E31]^[.G$9]" office:value-type="float" office:value="0.7" calcext:value-type="float">
            <text:p>0,70</text:p>
          </table:table-cell>
          <table:table-cell table:formula="of:=[.$E31]^[.H$9]" office:value-type="float" office:value="0.49" calcext:value-type="float">
            <text:p>0,49</text:p>
          </table:table-cell>
          <table:table-cell table:formula="of:=[.$E31]^[.I$9]" office:value-type="float" office:value="0.343" calcext:value-type="float">
            <text:p>0,34</text:p>
          </table:table-cell>
          <table:table-cell table:formula="of:=[.$E31]^[.J$9]" office:value-type="float" office:value="0.2401" calcext:value-type="float">
            <text:p>0,24</text:p>
          </table:table-cell>
          <table:table-cell/>
          <table:table-cell table:style-name="ce17" table:number-matrix-columns-spanned="2" table:number-matrix-rows-spanned="1" table:formula="of:=MMULT([.F31:.J31];MATTRAV5)" office:value-type="float" office:value="1440.92004121112" calcext:value-type="float">
            <text:p>1440,92mm</text:p>
          </table:table-cell>
          <table:table-cell table:style-name="ce17" office:value-type="float" office:value="139.756227234593" calcext:value-type="float">
            <text:p>139,756m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75" calcext:value-type="float">
            <text:p>0,75</text:p>
          </table:table-cell>
          <table:table-cell table:formula="of:=[.$E32]^[.F$9]" office:value-type="float" office:value="1" calcext:value-type="float">
            <text:p>1,00</text:p>
          </table:table-cell>
          <table:table-cell table:formula="of:=[.$E32]^[.G$9]" office:value-type="float" office:value="0.75" calcext:value-type="float">
            <text:p>0,75</text:p>
          </table:table-cell>
          <table:table-cell table:formula="of:=[.$E32]^[.H$9]" office:value-type="float" office:value="0.5625" calcext:value-type="float">
            <text:p>0,56</text:p>
          </table:table-cell>
          <table:table-cell table:formula="of:=[.$E32]^[.I$9]" office:value-type="float" office:value="0.421875" calcext:value-type="float">
            <text:p>0,42</text:p>
          </table:table-cell>
          <table:table-cell table:formula="of:=[.$E32]^[.J$9]" office:value-type="float" office:value="0.31640625" calcext:value-type="float">
            <text:p>0,32</text:p>
          </table:table-cell>
          <table:table-cell/>
          <table:table-cell table:style-name="ce17" table:number-matrix-columns-spanned="2" table:number-matrix-rows-spanned="1" table:formula="of:=MMULT([.F32:.J32];MATTRAV5)" office:value-type="float" office:value="1536.97846509806" calcext:value-type="float">
            <text:p>1536,978mm</text:p>
          </table:table-cell>
          <table:table-cell table:style-name="ce17" office:value-type="float" office:value="118.314445791149" calcext:value-type="float">
            <text:p>118,314m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8" calcext:value-type="float">
            <text:p>0,80</text:p>
          </table:table-cell>
          <table:table-cell table:formula="of:=[.$E33]^[.F$9]" office:value-type="float" office:value="1" calcext:value-type="float">
            <text:p>1,00</text:p>
          </table:table-cell>
          <table:table-cell table:formula="of:=[.$E33]^[.G$9]" office:value-type="float" office:value="0.8" calcext:value-type="float">
            <text:p>0,80</text:p>
          </table:table-cell>
          <table:table-cell table:formula="of:=[.$E33]^[.H$9]" office:value-type="float" office:value="0.64" calcext:value-type="float">
            <text:p>0,64</text:p>
          </table:table-cell>
          <table:table-cell table:formula="of:=[.$E33]^[.I$9]" office:value-type="float" office:value="0.512" calcext:value-type="float">
            <text:p>0,51</text:p>
          </table:table-cell>
          <table:table-cell table:formula="of:=[.$E33]^[.J$9]" office:value-type="float" office:value="0.4096" calcext:value-type="float">
            <text:p>0,41</text:p>
          </table:table-cell>
          <table:table-cell/>
          <table:table-cell table:style-name="ce17" table:number-matrix-columns-spanned="2" table:number-matrix-rows-spanned="1" table:formula="of:=MMULT([.F33:.J33];MATTRAV5)" office:value-type="float" office:value="1631.92880619263" calcext:value-type="float">
            <text:p>1631,929mm</text:p>
          </table:table-cell>
          <table:table-cell table:style-name="ce17" office:value-type="float" office:value="95.9835348167422" calcext:value-type="float">
            <text:p>95,984m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85" calcext:value-type="float">
            <text:p>0,85</text:p>
          </table:table-cell>
          <table:table-cell table:formula="of:=[.$E34]^[.F$9]" office:value-type="float" office:value="1" calcext:value-type="float">
            <text:p>1,00</text:p>
          </table:table-cell>
          <table:table-cell table:formula="of:=[.$E34]^[.G$9]" office:value-type="float" office:value="0.85" calcext:value-type="float">
            <text:p>0,85</text:p>
          </table:table-cell>
          <table:table-cell table:formula="of:=[.$E34]^[.H$9]" office:value-type="float" office:value="0.7225" calcext:value-type="float">
            <text:p>0,72</text:p>
          </table:table-cell>
          <table:table-cell table:formula="of:=[.$E34]^[.I$9]" office:value-type="float" office:value="0.614125" calcext:value-type="float">
            <text:p>0,61</text:p>
          </table:table-cell>
          <table:table-cell table:formula="of:=[.$E34]^[.J$9]" office:value-type="float" office:value="0.52200625" calcext:value-type="float">
            <text:p>0,52</text:p>
          </table:table-cell>
          <table:table-cell/>
          <table:table-cell table:style-name="ce17" table:number-matrix-columns-spanned="2" table:number-matrix-rows-spanned="1" table:formula="of:=MMULT([.F34:.J34];MATTRAV5)" office:value-type="float" office:value="1725.73804423954" calcext:value-type="float">
            <text:p>1725,738mm</text:p>
          </table:table-cell>
          <table:table-cell table:style-name="ce17" office:value-type="float" office:value="72.8708064711907" calcext:value-type="float">
            <text:p>72,871m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9" calcext:value-type="float">
            <text:p>0,90</text:p>
          </table:table-cell>
          <table:table-cell table:formula="of:=[.$E35]^[.F$9]" office:value-type="float" office:value="1" calcext:value-type="float">
            <text:p>1,00</text:p>
          </table:table-cell>
          <table:table-cell table:formula="of:=[.$E35]^[.G$9]" office:value-type="float" office:value="0.9" calcext:value-type="float">
            <text:p>0,90</text:p>
          </table:table-cell>
          <table:table-cell table:formula="of:=[.$E35]^[.H$9]" office:value-type="float" office:value="0.81" calcext:value-type="float">
            <text:p>0,81</text:p>
          </table:table-cell>
          <table:table-cell table:formula="of:=[.$E35]^[.I$9]" office:value-type="float" office:value="0.729" calcext:value-type="float">
            <text:p>0,73</text:p>
          </table:table-cell>
          <table:table-cell table:formula="of:=[.$E35]^[.J$9]" office:value-type="float" office:value="0.6561" calcext:value-type="float">
            <text:p>0,66</text:p>
          </table:table-cell>
          <table:table-cell/>
          <table:table-cell table:style-name="ce17" table:number-matrix-columns-spanned="2" table:number-matrix-rows-spanned="1" table:formula="of:=MMULT([.F35:.J35];MATTRAV5)" office:value-type="float" office:value="1818.37389648074" calcext:value-type="float">
            <text:p>1818,374mm</text:p>
          </table:table-cell>
          <table:table-cell table:style-name="ce17" office:value-type="float" office:value="49.0892503272556" calcext:value-type="float">
            <text:p>49,089m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95" calcext:value-type="float">
            <text:p>0,95</text:p>
          </table:table-cell>
          <table:table-cell table:formula="of:=[.$E36]^[.F$9]" office:value-type="float" office:value="1" calcext:value-type="float">
            <text:p>1,00</text:p>
          </table:table-cell>
          <table:table-cell table:formula="of:=[.$E36]^[.G$9]" office:value-type="float" office:value="0.95" calcext:value-type="float">
            <text:p>0,95</text:p>
          </table:table-cell>
          <table:table-cell table:formula="of:=[.$E36]^[.H$9]" office:value-type="float" office:value="0.9025" calcext:value-type="float">
            <text:p>0,90</text:p>
          </table:table-cell>
          <table:table-cell table:formula="of:=[.$E36]^[.I$9]" office:value-type="float" office:value="0.857375" calcext:value-type="float">
            <text:p>0,86</text:p>
          </table:table-cell>
          <table:table-cell table:formula="of:=[.$E36]^[.J$9]" office:value-type="float" office:value="0.81450625" calcext:value-type="float">
            <text:p>0,81</text:p>
          </table:table-cell>
          <table:table-cell/>
          <table:table-cell table:style-name="ce17" table:number-matrix-columns-spanned="2" table:number-matrix-rows-spanned="1" table:formula="of:=MMULT([.F36:.J36];MATTRAV5)" office:value-type="float" office:value="1909.80481765542" calcext:value-type="float">
            <text:p>1909,805mm</text:p>
          </table:table-cell>
          <table:table-cell table:style-name="ce17" office:value-type="float" office:value="24.7575333706424" calcext:value-type="float">
            <text:p>24,758m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,00</text:p>
          </table:table-cell>
          <table:table-cell table:formula="of:=[.$E37]^[.F$9]" office:value-type="float" office:value="1" calcext:value-type="float">
            <text:p>1,00</text:p>
          </table:table-cell>
          <table:table-cell table:formula="of:=[.$E37]^[.G$9]" office:value-type="float" office:value="1" calcext:value-type="float">
            <text:p>1,00</text:p>
          </table:table-cell>
          <table:table-cell table:formula="of:=[.$E37]^[.H$9]" office:value-type="float" office:value="1" calcext:value-type="float">
            <text:p>1,00</text:p>
          </table:table-cell>
          <table:table-cell table:formula="of:=[.$E37]^[.I$9]" office:value-type="float" office:value="1" calcext:value-type="float">
            <text:p>1,00</text:p>
          </table:table-cell>
          <table:table-cell table:formula="of:=[.$E37]^[.J$9]" office:value-type="float" office:value="1" calcext:value-type="float">
            <text:p>1,00</text:p>
          </table:table-cell>
          <table:table-cell/>
          <table:table-cell table:style-name="ce17" table:number-matrix-columns-spanned="2" table:number-matrix-rows-spanned="1" table:formula="of:=MMULT([.F37:.J37];MATTRAV5)" office:value-type="float" office:value="2000" calcext:value-type="float">
            <text:p>20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6"/>
          <table:table-cell/>
          <table:table-cell table:style-name="ce17" table:number-columns-repeated="2"/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,00</text:p>
          </table:table-cell>
          <table:table-cell table:formula="of:=IF([.F$9]&lt;&gt;0;[.F$9]*[.$E39]^([.F$9]-1);0)" office:value-type="float" office:value="0" calcext:value-type="float">
            <text:p>0,00</text:p>
          </table:table-cell>
          <table:table-cell table:formula="of:=IF([.G$9]&lt;&gt;0;[.G$9]*[.$E39]^([.G$9]-1);0)" office:value-type="float" office:value="1" calcext:value-type="float">
            <text:p>1,00</text:p>
          </table:table-cell>
          <table:table-cell table:formula="of:=IF([.H$9]&lt;&gt;0;[.H$9]*[.$E39]^([.H$9]-1);0)" office:value-type="float" office:value="0" calcext:value-type="float">
            <text:p>0,00</text:p>
          </table:table-cell>
          <table:table-cell table:formula="of:=IF([.I$9]&lt;&gt;0;[.I$9]*[.$E39]^([.I$9]-1);0)" office:value-type="float" office:value="0" calcext:value-type="float">
            <text:p>0,00</text:p>
          </table:table-cell>
          <table:table-cell table:formula="of:=IF([.J$9]&lt;&gt;0;[.J$9]*[.$E39]^([.J$9]-1);0)" office:value-type="float" office:value="0" calcext:value-type="float">
            <text:p>0,00</text:p>
          </table:table-cell>
          <table:table-cell/>
          <table:table-cell table:number-matrix-columns-spanned="2" table:number-matrix-rows-spanned="1" table:formula="of:=MMULT([.F39:.J39];MATTRAV5)/1000" office:value-type="float" office:value="2.15922011883811" calcext:value-type="float">
            <text:p>2,159m</text:p>
          </table:table-cell>
          <table:table-cell office:value-type="float" office:value="0" calcext:value-type="float">
            <text:p>0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05" calcext:value-type="float">
            <text:p>0,05</text:p>
          </table:table-cell>
          <table:table-cell table:formula="of:=IF([.F$9]&lt;&gt;0;[.F$9]*[.$E40]^([.F$9]-1);0)" office:value-type="float" office:value="0" calcext:value-type="float">
            <text:p>0,00</text:p>
          </table:table-cell>
          <table:table-cell table:formula="of:=IF([.G$9]&lt;&gt;0;[.G$9]*[.$E40]^([.G$9]-1);0)" office:value-type="float" office:value="1" calcext:value-type="float">
            <text:p>1,00</text:p>
          </table:table-cell>
          <table:table-cell table:formula="of:=IF([.H$9]&lt;&gt;0;[.H$9]*[.$E40]^([.H$9]-1);0)" office:value-type="float" office:value="0.1" calcext:value-type="float">
            <text:p>0,10</text:p>
          </table:table-cell>
          <table:table-cell table:formula="of:=IF([.I$9]&lt;&gt;0;[.I$9]*[.$E40]^([.I$9]-1);0)" office:value-type="float" office:value="0.0075" calcext:value-type="float">
            <text:p>0,01</text:p>
          </table:table-cell>
          <table:table-cell table:formula="of:=IF([.J$9]&lt;&gt;0;[.J$9]*[.$E40]^([.J$9]-1);0)" office:value-type="float" office:value="0.0005" calcext:value-type="float">
            <text:p>0,00</text:p>
          </table:table-cell>
          <table:table-cell/>
          <table:table-cell table:number-matrix-columns-spanned="2" table:number-matrix-rows-spanned="1" table:formula="of:=MMULT([.F40:.J40];MATTRAV5)/1000" office:value-type="float" office:value="2.14829124749882" calcext:value-type="float">
            <text:p>2,148m</text:p>
          </table:table-cell>
          <table:table-cell office:value-type="float" office:value="-0.0361478625527006" calcext:value-type="float">
            <text:p>-0,036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1" calcext:value-type="float">
            <text:p>0,10</text:p>
          </table:table-cell>
          <table:table-cell table:formula="of:=IF([.F$9]&lt;&gt;0;[.F$9]*[.$E41]^([.F$9]-1);0)" office:value-type="float" office:value="0" calcext:value-type="float">
            <text:p>0,00</text:p>
          </table:table-cell>
          <table:table-cell table:formula="of:=IF([.G$9]&lt;&gt;0;[.G$9]*[.$E41]^([.G$9]-1);0)" office:value-type="float" office:value="1" calcext:value-type="float">
            <text:p>1,00</text:p>
          </table:table-cell>
          <table:table-cell table:formula="of:=IF([.H$9]&lt;&gt;0;[.H$9]*[.$E41]^([.H$9]-1);0)" office:value-type="float" office:value="0.2" calcext:value-type="float">
            <text:p>0,20</text:p>
          </table:table-cell>
          <table:table-cell table:formula="of:=IF([.I$9]&lt;&gt;0;[.I$9]*[.$E41]^([.I$9]-1);0)" office:value-type="float" office:value="0.03" calcext:value-type="float">
            <text:p>0,03</text:p>
          </table:table-cell>
          <table:table-cell table:formula="of:=IF([.J$9]&lt;&gt;0;[.J$9]*[.$E41]^([.J$9]-1);0)" office:value-type="float" office:value="0.004" calcext:value-type="float">
            <text:p>0,00</text:p>
          </table:table-cell>
          <table:table-cell/>
          <table:table-cell table:number-matrix-columns-spanned="2" table:number-matrix-rows-spanned="1" table:formula="of:=MMULT([.F41:.J41];MATTRAV5)/1000" office:value-type="float" office:value="2.13648809685322" calcext:value-type="float">
            <text:p>2,136m</text:p>
          </table:table-cell>
          <table:table-cell office:value-type="float" office:value="-0.0717959316627429" calcext:value-type="float">
            <text:p>-0,072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15" calcext:value-type="float">
            <text:p>0,15</text:p>
          </table:table-cell>
          <table:table-cell table:formula="of:=IF([.F$9]&lt;&gt;0;[.F$9]*[.$E42]^([.F$9]-1);0)" office:value-type="float" office:value="0" calcext:value-type="float">
            <text:p>0,00</text:p>
          </table:table-cell>
          <table:table-cell table:formula="of:=IF([.G$9]&lt;&gt;0;[.G$9]*[.$E42]^([.G$9]-1);0)" office:value-type="float" office:value="1" calcext:value-type="float">
            <text:p>1,00</text:p>
          </table:table-cell>
          <table:table-cell table:formula="of:=IF([.H$9]&lt;&gt;0;[.H$9]*[.$E42]^([.H$9]-1);0)" office:value-type="float" office:value="0.3" calcext:value-type="float">
            <text:p>0,30</text:p>
          </table:table-cell>
          <table:table-cell table:formula="of:=IF([.I$9]&lt;&gt;0;[.I$9]*[.$E42]^([.I$9]-1);0)" office:value-type="float" office:value="0.0675" calcext:value-type="float">
            <text:p>0,07</text:p>
          </table:table-cell>
          <table:table-cell table:formula="of:=IF([.J$9]&lt;&gt;0;[.J$9]*[.$E42]^([.J$9]-1);0)" office:value-type="float" office:value="0.0135" calcext:value-type="float">
            <text:p>0,01</text:p>
          </table:table-cell>
          <table:table-cell/>
          <table:table-cell table:number-matrix-columns-spanned="2" table:number-matrix-rows-spanned="1" table:formula="of:=MMULT([.F42:.J42];MATTRAV5)/1000" office:value-type="float" office:value="2.12382541684618" calcext:value-type="float">
            <text:p>2,124m</text:p>
          </table:table-cell>
          <table:table-cell office:value-type="float" office:value="-0.106830659071251" calcext:value-type="float">
            <text:p>-0,107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2" calcext:value-type="float">
            <text:p>0,20</text:p>
          </table:table-cell>
          <table:table-cell table:formula="of:=IF([.F$9]&lt;&gt;0;[.F$9]*[.$E43]^([.F$9]-1);0)" office:value-type="float" office:value="0" calcext:value-type="float">
            <text:p>0,00</text:p>
          </table:table-cell>
          <table:table-cell table:formula="of:=IF([.G$9]&lt;&gt;0;[.G$9]*[.$E43]^([.G$9]-1);0)" office:value-type="float" office:value="1" calcext:value-type="float">
            <text:p>1,00</text:p>
          </table:table-cell>
          <table:table-cell table:formula="of:=IF([.H$9]&lt;&gt;0;[.H$9]*[.$E43]^([.H$9]-1);0)" office:value-type="float" office:value="0.4" calcext:value-type="float">
            <text:p>0,40</text:p>
          </table:table-cell>
          <table:table-cell table:formula="of:=IF([.I$9]&lt;&gt;0;[.I$9]*[.$E43]^([.I$9]-1);0)" office:value-type="float" office:value="0.12" calcext:value-type="float">
            <text:p>0,12</text:p>
          </table:table-cell>
          <table:table-cell table:formula="of:=IF([.J$9]&lt;&gt;0;[.J$9]*[.$E43]^([.J$9]-1);0)" office:value-type="float" office:value="0.032" calcext:value-type="float">
            <text:p>0,03</text:p>
          </table:table-cell>
          <table:table-cell/>
          <table:table-cell table:number-matrix-columns-spanned="2" table:number-matrix-rows-spanned="1" table:formula="of:=MMULT([.F43:.J43];MATTRAV5)/1000" office:value-type="float" office:value="2.11031795742254" calcext:value-type="float">
            <text:p>2,11m</text:p>
          </table:table-cell>
          <table:table-cell office:value-type="float" office:value="-0.14113849651935" calcext:value-type="float">
            <text:p>-0,141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25" calcext:value-type="float">
            <text:p>0,25</text:p>
          </table:table-cell>
          <table:table-cell table:formula="of:=IF([.F$9]&lt;&gt;0;[.F$9]*[.$E44]^([.F$9]-1);0)" office:value-type="float" office:value="0" calcext:value-type="float">
            <text:p>0,00</text:p>
          </table:table-cell>
          <table:table-cell table:formula="of:=IF([.G$9]&lt;&gt;0;[.G$9]*[.$E44]^([.G$9]-1);0)" office:value-type="float" office:value="1" calcext:value-type="float">
            <text:p>1,00</text:p>
          </table:table-cell>
          <table:table-cell table:formula="of:=IF([.H$9]&lt;&gt;0;[.H$9]*[.$E44]^([.H$9]-1);0)" office:value-type="float" office:value="0.5" calcext:value-type="float">
            <text:p>0,50</text:p>
          </table:table-cell>
          <table:table-cell table:formula="of:=IF([.I$9]&lt;&gt;0;[.I$9]*[.$E44]^([.I$9]-1);0)" office:value-type="float" office:value="0.1875" calcext:value-type="float">
            <text:p>0,19</text:p>
          </table:table-cell>
          <table:table-cell table:formula="of:=IF([.J$9]&lt;&gt;0;[.J$9]*[.$E44]^([.J$9]-1);0)" office:value-type="float" office:value="0.0625" calcext:value-type="float">
            <text:p>0,06</text:p>
          </table:table-cell>
          <table:table-cell/>
          <table:table-cell table:number-matrix-columns-spanned="2" table:number-matrix-rows-spanned="1" table:formula="of:=MMULT([.F44:.J44];MATTRAV5)/1000" office:value-type="float" office:value="2.09598046852715" calcext:value-type="float">
            <text:p>2,096m</text:p>
          </table:table-cell>
          <table:table-cell office:value-type="float" office:value="-0.174605895748164" calcext:value-type="float">
            <text:p>-0,175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3" calcext:value-type="float">
            <text:p>0,30</text:p>
          </table:table-cell>
          <table:table-cell table:formula="of:=IF([.F$9]&lt;&gt;0;[.F$9]*[.$E45]^([.F$9]-1);0)" office:value-type="float" office:value="0" calcext:value-type="float">
            <text:p>0,00</text:p>
          </table:table-cell>
          <table:table-cell table:formula="of:=IF([.G$9]&lt;&gt;0;[.G$9]*[.$E45]^([.G$9]-1);0)" office:value-type="float" office:value="1" calcext:value-type="float">
            <text:p>1,00</text:p>
          </table:table-cell>
          <table:table-cell table:formula="of:=IF([.H$9]&lt;&gt;0;[.H$9]*[.$E45]^([.H$9]-1);0)" office:value-type="float" office:value="0.6" calcext:value-type="float">
            <text:p>0,60</text:p>
          </table:table-cell>
          <table:table-cell table:formula="of:=IF([.I$9]&lt;&gt;0;[.I$9]*[.$E45]^([.I$9]-1);0)" office:value-type="float" office:value="0.27" calcext:value-type="float">
            <text:p>0,27</text:p>
          </table:table-cell>
          <table:table-cell table:formula="of:=IF([.J$9]&lt;&gt;0;[.J$9]*[.$E45]^([.J$9]-1);0)" office:value-type="float" office:value="0.108" calcext:value-type="float">
            <text:p>0,11</text:p>
          </table:table-cell>
          <table:table-cell/>
          <table:table-cell table:number-matrix-columns-spanned="2" table:number-matrix-rows-spanned="1" table:formula="of:=MMULT([.F45:.J45];MATTRAV5)/1000" office:value-type="float" office:value="2.08082770010487" calcext:value-type="float">
            <text:p>2,081m</text:p>
          </table:table-cell>
          <table:table-cell office:value-type="float" office:value="-0.207119308498817" calcext:value-type="float">
            <text:p>-0,207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35" calcext:value-type="float">
            <text:p>0,35</text:p>
          </table:table-cell>
          <table:table-cell table:formula="of:=IF([.F$9]&lt;&gt;0;[.F$9]*[.$E46]^([.F$9]-1);0)" office:value-type="float" office:value="0" calcext:value-type="float">
            <text:p>0,00</text:p>
          </table:table-cell>
          <table:table-cell table:formula="of:=IF([.G$9]&lt;&gt;0;[.G$9]*[.$E46]^([.G$9]-1);0)" office:value-type="float" office:value="1" calcext:value-type="float">
            <text:p>1,00</text:p>
          </table:table-cell>
          <table:table-cell table:formula="of:=IF([.H$9]&lt;&gt;0;[.H$9]*[.$E46]^([.H$9]-1);0)" office:value-type="float" office:value="0.7" calcext:value-type="float">
            <text:p>0,70</text:p>
          </table:table-cell>
          <table:table-cell table:formula="of:=IF([.I$9]&lt;&gt;0;[.I$9]*[.$E46]^([.I$9]-1);0)" office:value-type="float" office:value="0.3675" calcext:value-type="float">
            <text:p>0,37</text:p>
          </table:table-cell>
          <table:table-cell table:formula="of:=IF([.J$9]&lt;&gt;0;[.J$9]*[.$E46]^([.J$9]-1);0)" office:value-type="float" office:value="0.1715" calcext:value-type="float">
            <text:p>0,17</text:p>
          </table:table-cell>
          <table:table-cell/>
          <table:table-cell table:number-matrix-columns-spanned="2" table:number-matrix-rows-spanned="1" table:formula="of:=MMULT([.F46:.J46];MATTRAV5)/1000" office:value-type="float" office:value="2.06487440210055" calcext:value-type="float">
            <text:p>2,065m</text:p>
          </table:table-cell>
          <table:table-cell office:value-type="float" office:value="-0.238565186512433" calcext:value-type="float">
            <text:p>-0,239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4" calcext:value-type="float">
            <text:p>0,40</text:p>
          </table:table-cell>
          <table:table-cell table:formula="of:=IF([.F$9]&lt;&gt;0;[.F$9]*[.$E47]^([.F$9]-1);0)" office:value-type="float" office:value="0" calcext:value-type="float">
            <text:p>0,00</text:p>
          </table:table-cell>
          <table:table-cell table:formula="of:=IF([.G$9]&lt;&gt;0;[.G$9]*[.$E47]^([.G$9]-1);0)" office:value-type="float" office:value="1" calcext:value-type="float">
            <text:p>1,00</text:p>
          </table:table-cell>
          <table:table-cell table:formula="of:=IF([.H$9]&lt;&gt;0;[.H$9]*[.$E47]^([.H$9]-1);0)" office:value-type="float" office:value="0.8" calcext:value-type="float">
            <text:p>0,80</text:p>
          </table:table-cell>
          <table:table-cell table:formula="of:=IF([.I$9]&lt;&gt;0;[.I$9]*[.$E47]^([.I$9]-1);0)" office:value-type="float" office:value="0.48" calcext:value-type="float">
            <text:p>0,48</text:p>
          </table:table-cell>
          <table:table-cell table:formula="of:=IF([.J$9]&lt;&gt;0;[.J$9]*[.$E47]^([.J$9]-1);0)" office:value-type="float" office:value="0.256" calcext:value-type="float">
            <text:p>0,26</text:p>
          </table:table-cell>
          <table:table-cell/>
          <table:table-cell table:number-matrix-columns-spanned="2" table:number-matrix-rows-spanned="1" table:formula="of:=MMULT([.F47:.J47];MATTRAV5)/1000" office:value-type="float" office:value="2.04813532445904" calcext:value-type="float">
            <text:p>2,048m</text:p>
          </table:table-cell>
          <table:table-cell office:value-type="float" office:value="-0.268829981530138" calcext:value-type="float">
            <text:p>-0,269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45" calcext:value-type="float">
            <text:p>0,45</text:p>
          </table:table-cell>
          <table:table-cell table:formula="of:=IF([.F$9]&lt;&gt;0;[.F$9]*[.$E48]^([.F$9]-1);0)" office:value-type="float" office:value="0" calcext:value-type="float">
            <text:p>0,00</text:p>
          </table:table-cell>
          <table:table-cell table:formula="of:=IF([.G$9]&lt;&gt;0;[.G$9]*[.$E48]^([.G$9]-1);0)" office:value-type="float" office:value="1" calcext:value-type="float">
            <text:p>1,00</text:p>
          </table:table-cell>
          <table:table-cell table:formula="of:=IF([.H$9]&lt;&gt;0;[.H$9]*[.$E48]^([.H$9]-1);0)" office:value-type="float" office:value="0.9" calcext:value-type="float">
            <text:p>0,90</text:p>
          </table:table-cell>
          <table:table-cell table:formula="of:=IF([.I$9]&lt;&gt;0;[.I$9]*[.$E48]^([.I$9]-1);0)" office:value-type="float" office:value="0.6075" calcext:value-type="float">
            <text:p>0,61</text:p>
          </table:table-cell>
          <table:table-cell table:formula="of:=IF([.J$9]&lt;&gt;0;[.J$9]*[.$E48]^([.J$9]-1);0)" office:value-type="float" office:value="0.3645" calcext:value-type="float">
            <text:p>0,36</text:p>
          </table:table-cell>
          <table:table-cell/>
          <table:table-cell table:number-matrix-columns-spanned="2" table:number-matrix-rows-spanned="1" table:formula="of:=MMULT([.F48:.J48];MATTRAV5)/1000" office:value-type="float" office:value="2.03062521712519" calcext:value-type="float">
            <text:p>2,031m</text:p>
          </table:table-cell>
          <table:table-cell office:value-type="float" office:value="-0.297800145293056" calcext:value-type="float">
            <text:p>-0,298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5" calcext:value-type="float">
            <text:p>0,50</text:p>
          </table:table-cell>
          <table:table-cell table:formula="of:=IF([.F$9]&lt;&gt;0;[.F$9]*[.$E49]^([.F$9]-1);0)" office:value-type="float" office:value="0" calcext:value-type="float">
            <text:p>0,00</text:p>
          </table:table-cell>
          <table:table-cell table:formula="of:=IF([.G$9]&lt;&gt;0;[.G$9]*[.$E49]^([.G$9]-1);0)" office:value-type="float" office:value="1" calcext:value-type="float">
            <text:p>1,00</text:p>
          </table:table-cell>
          <table:table-cell table:formula="of:=IF([.H$9]&lt;&gt;0;[.H$9]*[.$E49]^([.H$9]-1);0)" office:value-type="float" office:value="1" calcext:value-type="float">
            <text:p>1,00</text:p>
          </table:table-cell>
          <table:table-cell table:formula="of:=IF([.I$9]&lt;&gt;0;[.I$9]*[.$E49]^([.I$9]-1);0)" office:value-type="float" office:value="0.75" calcext:value-type="float">
            <text:p>0,75</text:p>
          </table:table-cell>
          <table:table-cell table:formula="of:=IF([.J$9]&lt;&gt;0;[.J$9]*[.$E49]^([.J$9]-1);0)" office:value-type="float" office:value="0.5" calcext:value-type="float">
            <text:p>0,50</text:p>
          </table:table-cell>
          <table:table-cell/>
          <table:table-cell table:number-matrix-columns-spanned="2" table:number-matrix-rows-spanned="1" table:formula="of:=MMULT([.F49:.J49];MATTRAV5)/1000" office:value-type="float" office:value="2.01235883004386" calcext:value-type="float">
            <text:p>2,012m</text:p>
          </table:table-cell>
          <table:table-cell office:value-type="float" office:value="-0.32536212954231" calcext:value-type="float">
            <text:p>-0,325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55" calcext:value-type="float">
            <text:p>0,55</text:p>
          </table:table-cell>
          <table:table-cell table:formula="of:=IF([.F$9]&lt;&gt;0;[.F$9]*[.$E50]^([.F$9]-1);0)" office:value-type="float" office:value="0" calcext:value-type="float">
            <text:p>0,00</text:p>
          </table:table-cell>
          <table:table-cell table:formula="of:=IF([.G$9]&lt;&gt;0;[.G$9]*[.$E50]^([.G$9]-1);0)" office:value-type="float" office:value="1" calcext:value-type="float">
            <text:p>1,00</text:p>
          </table:table-cell>
          <table:table-cell table:formula="of:=IF([.H$9]&lt;&gt;0;[.H$9]*[.$E50]^([.H$9]-1);0)" office:value-type="float" office:value="1.1" calcext:value-type="float">
            <text:p>1,10</text:p>
          </table:table-cell>
          <table:table-cell table:formula="of:=IF([.I$9]&lt;&gt;0;[.I$9]*[.$E50]^([.I$9]-1);0)" office:value-type="float" office:value="0.9075" calcext:value-type="float">
            <text:p>0,91</text:p>
          </table:table-cell>
          <table:table-cell table:formula="of:=IF([.J$9]&lt;&gt;0;[.J$9]*[.$E50]^([.J$9]-1);0)" office:value-type="float" office:value="0.6655" calcext:value-type="float">
            <text:p>0,67</text:p>
          </table:table-cell>
          <table:table-cell/>
          <table:table-cell table:number-matrix-columns-spanned="2" table:number-matrix-rows-spanned="1" table:formula="of:=MMULT([.F50:.J50];MATTRAV5)/1000" office:value-type="float" office:value="1.9933509131599" calcext:value-type="float">
            <text:p>1,993m</text:p>
          </table:table-cell>
          <table:table-cell office:value-type="float" office:value="-0.351402386019026" calcext:value-type="float">
            <text:p>-0,351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6" calcext:value-type="float">
            <text:p>0,60</text:p>
          </table:table-cell>
          <table:table-cell table:formula="of:=IF([.F$9]&lt;&gt;0;[.F$9]*[.$E51]^([.F$9]-1);0)" office:value-type="float" office:value="0" calcext:value-type="float">
            <text:p>0,00</text:p>
          </table:table-cell>
          <table:table-cell table:formula="of:=IF([.G$9]&lt;&gt;0;[.G$9]*[.$E51]^([.G$9]-1);0)" office:value-type="float" office:value="1" calcext:value-type="float">
            <text:p>1,00</text:p>
          </table:table-cell>
          <table:table-cell table:formula="of:=IF([.H$9]&lt;&gt;0;[.H$9]*[.$E51]^([.H$9]-1);0)" office:value-type="float" office:value="1.2" calcext:value-type="float">
            <text:p>1,20</text:p>
          </table:table-cell>
          <table:table-cell table:formula="of:=IF([.I$9]&lt;&gt;0;[.I$9]*[.$E51]^([.I$9]-1);0)" office:value-type="float" office:value="1.08" calcext:value-type="float">
            <text:p>1,08</text:p>
          </table:table-cell>
          <table:table-cell table:formula="of:=IF([.J$9]&lt;&gt;0;[.J$9]*[.$E51]^([.J$9]-1);0)" office:value-type="float" office:value="0.864" calcext:value-type="float">
            <text:p>0,86</text:p>
          </table:table-cell>
          <table:table-cell/>
          <table:table-cell table:number-matrix-columns-spanned="2" table:number-matrix-rows-spanned="1" table:formula="of:=MMULT([.F51:.J51];MATTRAV5)/1000" office:value-type="float" office:value="1.97361621641816" calcext:value-type="float">
            <text:p>1,974m</text:p>
          </table:table-cell>
          <table:table-cell office:value-type="float" office:value="-0.375807366464327" calcext:value-type="float">
            <text:p>-0,376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65" calcext:value-type="float">
            <text:p>0,65</text:p>
          </table:table-cell>
          <table:table-cell table:formula="of:=IF([.F$9]&lt;&gt;0;[.F$9]*[.$E52]^([.F$9]-1);0)" office:value-type="float" office:value="0" calcext:value-type="float">
            <text:p>0,00</text:p>
          </table:table-cell>
          <table:table-cell table:formula="of:=IF([.G$9]&lt;&gt;0;[.G$9]*[.$E52]^([.G$9]-1);0)" office:value-type="float" office:value="1" calcext:value-type="float">
            <text:p>1,00</text:p>
          </table:table-cell>
          <table:table-cell table:formula="of:=IF([.H$9]&lt;&gt;0;[.H$9]*[.$E52]^([.H$9]-1);0)" office:value-type="float" office:value="1.3" calcext:value-type="float">
            <text:p>1,30</text:p>
          </table:table-cell>
          <table:table-cell table:formula="of:=IF([.I$9]&lt;&gt;0;[.I$9]*[.$E52]^([.I$9]-1);0)" office:value-type="float" office:value="1.2675" calcext:value-type="float">
            <text:p>1,27</text:p>
          </table:table-cell>
          <table:table-cell table:formula="of:=IF([.J$9]&lt;&gt;0;[.J$9]*[.$E52]^([.J$9]-1);0)" office:value-type="float" office:value="1.0985" calcext:value-type="float">
            <text:p>1,10</text:p>
          </table:table-cell>
          <table:table-cell/>
          <table:table-cell table:number-matrix-columns-spanned="2" table:number-matrix-rows-spanned="1" table:formula="of:=MMULT([.F52:.J52];MATTRAV5)/1000" office:value-type="float" office:value="1.95316948976349" calcext:value-type="float">
            <text:p>1,953m</text:p>
          </table:table-cell>
          <table:table-cell office:value-type="float" office:value="-0.398463522619339" calcext:value-type="float">
            <text:p>-0,398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7" calcext:value-type="float">
            <text:p>0,70</text:p>
          </table:table-cell>
          <table:table-cell table:formula="of:=IF([.F$9]&lt;&gt;0;[.F$9]*[.$E53]^([.F$9]-1);0)" office:value-type="float" office:value="0" calcext:value-type="float">
            <text:p>0,00</text:p>
          </table:table-cell>
          <table:table-cell table:formula="of:=IF([.G$9]&lt;&gt;0;[.G$9]*[.$E53]^([.G$9]-1);0)" office:value-type="float" office:value="1" calcext:value-type="float">
            <text:p>1,00</text:p>
          </table:table-cell>
          <table:table-cell table:formula="of:=IF([.H$9]&lt;&gt;0;[.H$9]*[.$E53]^([.H$9]-1);0)" office:value-type="float" office:value="1.4" calcext:value-type="float">
            <text:p>1,40</text:p>
          </table:table-cell>
          <table:table-cell table:formula="of:=IF([.I$9]&lt;&gt;0;[.I$9]*[.$E53]^([.I$9]-1);0)" office:value-type="float" office:value="1.47" calcext:value-type="float">
            <text:p>1,47</text:p>
          </table:table-cell>
          <table:table-cell table:formula="of:=IF([.J$9]&lt;&gt;0;[.J$9]*[.$E53]^([.J$9]-1);0)" office:value-type="float" office:value="1.372" calcext:value-type="float">
            <text:p>1,37</text:p>
          </table:table-cell>
          <table:table-cell/>
          <table:table-cell table:number-matrix-columns-spanned="2" table:number-matrix-rows-spanned="1" table:formula="of:=MMULT([.F53:.J53];MATTRAV5)/1000" office:value-type="float" office:value="1.93202548314075" calcext:value-type="float">
            <text:p>1,932m</text:p>
          </table:table-cell>
          <table:table-cell office:value-type="float" office:value="-0.419257306225186" calcext:value-type="float">
            <text:p>-0,419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75" calcext:value-type="float">
            <text:p>0,75</text:p>
          </table:table-cell>
          <table:table-cell table:formula="of:=IF([.F$9]&lt;&gt;0;[.F$9]*[.$E54]^([.F$9]-1);0)" office:value-type="float" office:value="0" calcext:value-type="float">
            <text:p>0,00</text:p>
          </table:table-cell>
          <table:table-cell table:formula="of:=IF([.G$9]&lt;&gt;0;[.G$9]*[.$E54]^([.G$9]-1);0)" office:value-type="float" office:value="1" calcext:value-type="float">
            <text:p>1,00</text:p>
          </table:table-cell>
          <table:table-cell table:formula="of:=IF([.H$9]&lt;&gt;0;[.H$9]*[.$E54]^([.H$9]-1);0)" office:value-type="float" office:value="1.5" calcext:value-type="float">
            <text:p>1,50</text:p>
          </table:table-cell>
          <table:table-cell table:formula="of:=IF([.I$9]&lt;&gt;0;[.I$9]*[.$E54]^([.I$9]-1);0)" office:value-type="float" office:value="1.6875" calcext:value-type="float">
            <text:p>1,69</text:p>
          </table:table-cell>
          <table:table-cell table:formula="of:=IF([.J$9]&lt;&gt;0;[.J$9]*[.$E54]^([.J$9]-1);0)" office:value-type="float" office:value="1.6875" calcext:value-type="float">
            <text:p>1,69</text:p>
          </table:table-cell>
          <table:table-cell/>
          <table:table-cell table:number-matrix-columns-spanned="2" table:number-matrix-rows-spanned="1" table:formula="of:=MMULT([.F54:.J54];MATTRAV5)/1000" office:value-type="float" office:value="1.91019894649478" calcext:value-type="float">
            <text:p>1,91m</text:p>
          </table:table-cell>
          <table:table-cell office:value-type="float" office:value="-0.438075169022991" calcext:value-type="float">
            <text:p>-0,438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8" calcext:value-type="float">
            <text:p>0,80</text:p>
          </table:table-cell>
          <table:table-cell table:formula="of:=IF([.F$9]&lt;&gt;0;[.F$9]*[.$E55]^([.F$9]-1);0)" office:value-type="float" office:value="0" calcext:value-type="float">
            <text:p>0,00</text:p>
          </table:table-cell>
          <table:table-cell table:formula="of:=IF([.G$9]&lt;&gt;0;[.G$9]*[.$E55]^([.G$9]-1);0)" office:value-type="float" office:value="1" calcext:value-type="float">
            <text:p>1,00</text:p>
          </table:table-cell>
          <table:table-cell table:formula="of:=IF([.H$9]&lt;&gt;0;[.H$9]*[.$E55]^([.H$9]-1);0)" office:value-type="float" office:value="1.6" calcext:value-type="float">
            <text:p>1,60</text:p>
          </table:table-cell>
          <table:table-cell table:formula="of:=IF([.I$9]&lt;&gt;0;[.I$9]*[.$E55]^([.I$9]-1);0)" office:value-type="float" office:value="1.92" calcext:value-type="float">
            <text:p>1,92</text:p>
          </table:table-cell>
          <table:table-cell table:formula="of:=IF([.J$9]&lt;&gt;0;[.J$9]*[.$E55]^([.J$9]-1);0)" office:value-type="float" office:value="2.048" calcext:value-type="float">
            <text:p>2,05</text:p>
          </table:table-cell>
          <table:table-cell/>
          <table:table-cell table:number-matrix-columns-spanned="2" table:number-matrix-rows-spanned="1" table:formula="of:=MMULT([.F55:.J55];MATTRAV5)/1000" office:value-type="float" office:value="1.88770462977045" calcext:value-type="float">
            <text:p>1,888m</text:p>
          </table:table-cell>
          <table:table-cell office:value-type="float" office:value="-0.45480356275388" calcext:value-type="float">
            <text:p>-0,455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85" calcext:value-type="float">
            <text:p>0,85</text:p>
          </table:table-cell>
          <table:table-cell table:formula="of:=IF([.F$9]&lt;&gt;0;[.F$9]*[.$E56]^([.F$9]-1);0)" office:value-type="float" office:value="0" calcext:value-type="float">
            <text:p>0,00</text:p>
          </table:table-cell>
          <table:table-cell table:formula="of:=IF([.G$9]&lt;&gt;0;[.G$9]*[.$E56]^([.G$9]-1);0)" office:value-type="float" office:value="1" calcext:value-type="float">
            <text:p>1,00</text:p>
          </table:table-cell>
          <table:table-cell table:formula="of:=IF([.H$9]&lt;&gt;0;[.H$9]*[.$E56]^([.H$9]-1);0)" office:value-type="float" office:value="1.7" calcext:value-type="float">
            <text:p>1,70</text:p>
          </table:table-cell>
          <table:table-cell table:formula="of:=IF([.I$9]&lt;&gt;0;[.I$9]*[.$E56]^([.I$9]-1);0)" office:value-type="float" office:value="2.1675" calcext:value-type="float">
            <text:p>2,17</text:p>
          </table:table-cell>
          <table:table-cell table:formula="of:=IF([.J$9]&lt;&gt;0;[.J$9]*[.$E56]^([.J$9]-1);0)" office:value-type="float" office:value="2.4565" calcext:value-type="float">
            <text:p>2,46</text:p>
          </table:table-cell>
          <table:table-cell/>
          <table:table-cell table:number-matrix-columns-spanned="2" table:number-matrix-rows-spanned="1" table:formula="of:=MMULT([.F56:.J56];MATTRAV5)/1000" office:value-type="float" office:value="1.86455728291259" calcext:value-type="float">
            <text:p>1,865m</text:p>
          </table:table-cell>
          <table:table-cell office:value-type="float" office:value="-0.469328939158977" calcext:value-type="float">
            <text:p>-0,469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9" calcext:value-type="float">
            <text:p>0,90</text:p>
          </table:table-cell>
          <table:table-cell table:formula="of:=IF([.F$9]&lt;&gt;0;[.F$9]*[.$E57]^([.F$9]-1);0)" office:value-type="float" office:value="0" calcext:value-type="float">
            <text:p>0,00</text:p>
          </table:table-cell>
          <table:table-cell table:formula="of:=IF([.G$9]&lt;&gt;0;[.G$9]*[.$E57]^([.G$9]-1);0)" office:value-type="float" office:value="1" calcext:value-type="float">
            <text:p>1,00</text:p>
          </table:table-cell>
          <table:table-cell table:formula="of:=IF([.H$9]&lt;&gt;0;[.H$9]*[.$E57]^([.H$9]-1);0)" office:value-type="float" office:value="1.8" calcext:value-type="float">
            <text:p>1,80</text:p>
          </table:table-cell>
          <table:table-cell table:formula="of:=IF([.I$9]&lt;&gt;0;[.I$9]*[.$E57]^([.I$9]-1);0)" office:value-type="float" office:value="2.43" calcext:value-type="float">
            <text:p>2,43</text:p>
          </table:table-cell>
          <table:table-cell table:formula="of:=IF([.J$9]&lt;&gt;0;[.J$9]*[.$E57]^([.J$9]-1);0)" office:value-type="float" office:value="2.916" calcext:value-type="float">
            <text:p>2,92</text:p>
          </table:table-cell>
          <table:table-cell/>
          <table:table-cell table:number-matrix-columns-spanned="2" table:number-matrix-rows-spanned="1" table:formula="of:=MMULT([.F57:.J57];MATTRAV5)/1000" office:value-type="float" office:value="1.84077165586607" calcext:value-type="float">
            <text:p>1,841m</text:p>
          </table:table-cell>
          <table:table-cell office:value-type="float" office:value="-0.481537749979407" calcext:value-type="float">
            <text:p>-0,482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95" calcext:value-type="float">
            <text:p>0,95</text:p>
          </table:table-cell>
          <table:table-cell table:formula="of:=IF([.F$9]&lt;&gt;0;[.F$9]*[.$E58]^([.F$9]-1);0)" office:value-type="float" office:value="0" calcext:value-type="float">
            <text:p>0,00</text:p>
          </table:table-cell>
          <table:table-cell table:formula="of:=IF([.G$9]&lt;&gt;0;[.G$9]*[.$E58]^([.G$9]-1);0)" office:value-type="float" office:value="1" calcext:value-type="float">
            <text:p>1,00</text:p>
          </table:table-cell>
          <table:table-cell table:formula="of:=IF([.H$9]&lt;&gt;0;[.H$9]*[.$E58]^([.H$9]-1);0)" office:value-type="float" office:value="1.9" calcext:value-type="float">
            <text:p>1,90</text:p>
          </table:table-cell>
          <table:table-cell table:formula="of:=IF([.I$9]&lt;&gt;0;[.I$9]*[.$E58]^([.I$9]-1);0)" office:value-type="float" office:value="2.7075" calcext:value-type="float">
            <text:p>2,71</text:p>
          </table:table-cell>
          <table:table-cell table:formula="of:=IF([.J$9]&lt;&gt;0;[.J$9]*[.$E58]^([.J$9]-1);0)" office:value-type="float" office:value="3.4295" calcext:value-type="float">
            <text:p>3,43</text:p>
          </table:table-cell>
          <table:table-cell/>
          <table:table-cell table:number-matrix-columns-spanned="2" table:number-matrix-rows-spanned="1" table:formula="of:=MMULT([.F58:.J58];MATTRAV5)/1000" office:value-type="float" office:value="1.81636249857574" calcext:value-type="float">
            <text:p>1,816m</text:p>
          </table:table-cell>
          <table:table-cell office:value-type="float" office:value="-0.491316446956293" calcext:value-type="float">
            <text:p>-0,491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,00</text:p>
          </table:table-cell>
          <table:table-cell table:formula="of:=IF([.F$9]&lt;&gt;0;[.F$9]*[.$E59]^([.F$9]-1);0)" office:value-type="float" office:value="0" calcext:value-type="float">
            <text:p>0,00</text:p>
          </table:table-cell>
          <table:table-cell table:formula="of:=IF([.G$9]&lt;&gt;0;[.G$9]*[.$E59]^([.G$9]-1);0)" office:value-type="float" office:value="1" calcext:value-type="float">
            <text:p>1,00</text:p>
          </table:table-cell>
          <table:table-cell table:formula="of:=IF([.H$9]&lt;&gt;0;[.H$9]*[.$E59]^([.H$9]-1);0)" office:value-type="float" office:value="2" calcext:value-type="float">
            <text:p>2,00</text:p>
          </table:table-cell>
          <table:table-cell table:formula="of:=IF([.I$9]&lt;&gt;0;[.I$9]*[.$E59]^([.I$9]-1);0)" office:value-type="float" office:value="3" calcext:value-type="float">
            <text:p>3,00</text:p>
          </table:table-cell>
          <table:table-cell table:formula="of:=IF([.J$9]&lt;&gt;0;[.J$9]*[.$E59]^([.J$9]-1);0)" office:value-type="float" office:value="4" calcext:value-type="float">
            <text:p>4,00</text:p>
          </table:table-cell>
          <table:table-cell/>
          <table:table-cell table:number-matrix-columns-spanned="2" table:number-matrix-rows-spanned="1" table:formula="of:=MMULT([.F59:.J59];MATTRAV5)/1000" office:value-type="float" office:value="1.79134456098644" calcext:value-type="float">
            <text:p>1,791m</text:p>
          </table:table-cell>
          <table:table-cell office:value-type="float" office:value="-0.49855148183076" calcext:value-type="float">
            <text:p>-0,499m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ayon de courbure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9" table:formula="of:=ABS((([.L39]^2+[.M39]^2)^1.5)/(([.L39]*[.M61])-([.M39]*[.L61])))" office:value-type="float" office:value="6.41122535818179" calcext:value-type="float">
            <text:p>6,411m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table:formula="of:=IF(AND([.F$9]&lt;&gt;0;[.F$9]&lt;&gt;1);[.F$9]*([.F$9]-1)*[.$E61]^([.F$9]-2);0)" office:value-type="float" office:value="0" calcext:value-type="float">
            <text:p>0,00</text:p>
          </table:table-cell>
          <table:table-cell table:formula="of:=IF(AND([.G$9]&lt;&gt;0;[.G$9]&lt;&gt;1);[.G$9]*([.G$9]-1)*[.$E61]^([.G$9]-2);0)" office:value-type="float" office:value="0" calcext:value-type="float">
            <text:p>0,00</text:p>
          </table:table-cell>
          <table:table-cell table:formula="of:=IF(AND([.H$9]&lt;&gt;0;[.H$9]&lt;&gt;1);[.H$9]*([.H$9]-1)*[.$E61]^([.H$9]-2);0)" office:value-type="float" office:value="2" calcext:value-type="float">
            <text:p>2,00</text:p>
          </table:table-cell>
          <table:table-cell table:formula="of:=IF(AND([.I$9]&lt;&gt;0;[.I$9]&lt;&gt;1);[.I$9]*([.I$9]-1)*[.$E61]^([.I$9]-2);0)" office:value-type="float" office:value="0" calcext:value-type="float">
            <text:p>0,00</text:p>
          </table:table-cell>
          <table:table-cell table:formula="of:=IF(AND([.J$9]&lt;&gt;0;[.J$9]&lt;&gt;1);[.J$9]*([.J$9]-1)*[.$E61]^([.J$9]-2);0)" office:value-type="float" office:value="0" calcext:value-type="float">
            <text:p>0,00</text:p>
          </table:table-cell>
          <table:table-cell/>
          <table:table-cell table:number-matrix-columns-spanned="2" table:number-matrix-rows-spanned="1" table:formula="of:=MMULT([.F61:.J61];MATTRAV5)/1000" office:value-type="float" office:value="-0.209736300757129" calcext:value-type="float">
            <text:p>-0,21m</text:p>
          </table:table-cell>
          <table:table-cell office:value-type="float" office:value="-0.727198197088092" calcext:value-type="float">
            <text:p>-0,727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40]^2+[.M40]^2)^1.5)/(([.L40]*[.M62])-([.M40]*[.L62])))" office:value-type="float" office:value="6.39344796826483" calcext:value-type="float">
            <text:p>6,393m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formula="of:=IF(AND([.F$9]&lt;&gt;0;[.F$9]&lt;&gt;1);[.F$9]*([.F$9]-1)*[.$E62]^([.F$9]-2);0)" office:value-type="float" office:value="0" calcext:value-type="float">
            <text:p>0,00</text:p>
          </table:table-cell>
          <table:table-cell table:formula="of:=IF(AND([.G$9]&lt;&gt;0;[.G$9]&lt;&gt;1);[.G$9]*([.G$9]-1)*[.$E62]^([.G$9]-2);0)" office:value-type="float" office:value="0" calcext:value-type="float">
            <text:p>0,00</text:p>
          </table:table-cell>
          <table:table-cell table:formula="of:=IF(AND([.H$9]&lt;&gt;0;[.H$9]&lt;&gt;1);[.H$9]*([.H$9]-1)*[.$E62]^([.H$9]-2);0)" office:value-type="float" office:value="2" calcext:value-type="float">
            <text:p>2,00</text:p>
          </table:table-cell>
          <table:table-cell table:formula="of:=IF(AND([.I$9]&lt;&gt;0;[.I$9]&lt;&gt;1);[.I$9]*([.I$9]-1)*[.$E62]^([.I$9]-2);0)" office:value-type="float" office:value="0.3" calcext:value-type="float">
            <text:p>0,30</text:p>
          </table:table-cell>
          <table:table-cell table:formula="of:=IF(AND([.J$9]&lt;&gt;0;[.J$9]&lt;&gt;1);[.J$9]*([.J$9]-1)*[.$E62]^([.J$9]-2);0)" office:value-type="float" office:value="0.03" calcext:value-type="float">
            <text:p>0,03</text:p>
          </table:table-cell>
          <table:table-cell/>
          <table:table-cell table:number-matrix-columns-spanned="2" table:number-matrix-rows-spanned="1" table:formula="of:=MMULT([.F62:.J62];MATTRAV5)/1000" office:value-type="float" office:value="-0.227369386331697" calcext:value-type="float">
            <text:p>-0,227m</text:p>
          </table:table-cell>
          <table:table-cell office:value-type="float" office:value="-0.718337810823681" calcext:value-type="float">
            <text:p>-0,718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41]^2+[.M41]^2)^1.5)/(([.L41]*[.M63])-([.M41]*[.L63])))" office:value-type="float" office:value="6.39100546076147" calcext:value-type="float">
            <text:p>6,391m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table:formula="of:=IF(AND([.F$9]&lt;&gt;0;[.F$9]&lt;&gt;1);[.F$9]*([.F$9]-1)*[.$E63]^([.F$9]-2);0)" office:value-type="float" office:value="0" calcext:value-type="float">
            <text:p>0,00</text:p>
          </table:table-cell>
          <table:table-cell table:formula="of:=IF(AND([.G$9]&lt;&gt;0;[.G$9]&lt;&gt;1);[.G$9]*([.G$9]-1)*[.$E63]^([.G$9]-2);0)" office:value-type="float" office:value="0" calcext:value-type="float">
            <text:p>0,00</text:p>
          </table:table-cell>
          <table:table-cell table:formula="of:=IF(AND([.H$9]&lt;&gt;0;[.H$9]&lt;&gt;1);[.H$9]*([.H$9]-1)*[.$E63]^([.H$9]-2);0)" office:value-type="float" office:value="2" calcext:value-type="float">
            <text:p>2,00</text:p>
          </table:table-cell>
          <table:table-cell table:formula="of:=IF(AND([.I$9]&lt;&gt;0;[.I$9]&lt;&gt;1);[.I$9]*([.I$9]-1)*[.$E63]^([.I$9]-2);0)" office:value-type="float" office:value="0.6" calcext:value-type="float">
            <text:p>0,60</text:p>
          </table:table-cell>
          <table:table-cell table:formula="of:=IF(AND([.J$9]&lt;&gt;0;[.J$9]&lt;&gt;1);[.J$9]*([.J$9]-1)*[.$E63]^([.J$9]-2);0)" office:value-type="float" office:value="0.12" calcext:value-type="float">
            <text:p>0,12</text:p>
          </table:table-cell>
          <table:table-cell/>
          <table:table-cell table:number-matrix-columns-spanned="2" table:number-matrix-rows-spanned="1" table:formula="of:=MMULT([.F63:.J63];MATTRAV5)/1000" office:value-type="float" office:value="-0.24470747300922" calcext:value-type="float">
            <text:p>-0,245m</text:p>
          </table:table-cell>
          <table:table-cell office:value-type="float" office:value="-0.707206459381758" calcext:value-type="float">
            <text:p>-0,707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42]^2+[.M42]^2)^1.5)/(([.L42]*[.M64])-([.M42]*[.L64])))" office:value-type="float" office:value="6.4044604245598" calcext:value-type="float">
            <text:p>6,404m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table:formula="of:=IF(AND([.F$9]&lt;&gt;0;[.F$9]&lt;&gt;1);[.F$9]*([.F$9]-1)*[.$E64]^([.F$9]-2);0)" office:value-type="float" office:value="0" calcext:value-type="float">
            <text:p>0,00</text:p>
          </table:table-cell>
          <table:table-cell table:formula="of:=IF(AND([.G$9]&lt;&gt;0;[.G$9]&lt;&gt;1);[.G$9]*([.G$9]-1)*[.$E64]^([.G$9]-2);0)" office:value-type="float" office:value="0" calcext:value-type="float">
            <text:p>0,00</text:p>
          </table:table-cell>
          <table:table-cell table:formula="of:=IF(AND([.H$9]&lt;&gt;0;[.H$9]&lt;&gt;1);[.H$9]*([.H$9]-1)*[.$E64]^([.H$9]-2);0)" office:value-type="float" office:value="2" calcext:value-type="float">
            <text:p>2,00</text:p>
          </table:table-cell>
          <table:table-cell table:formula="of:=IF(AND([.I$9]&lt;&gt;0;[.I$9]&lt;&gt;1);[.I$9]*([.I$9]-1)*[.$E64]^([.I$9]-2);0)" office:value-type="float" office:value="0.9" calcext:value-type="float">
            <text:p>0,90</text:p>
          </table:table-cell>
          <table:table-cell table:formula="of:=IF(AND([.J$9]&lt;&gt;0;[.J$9]&lt;&gt;1);[.J$9]*([.J$9]-1)*[.$E64]^([.J$9]-2);0)" office:value-type="float" office:value="0.27" calcext:value-type="float">
            <text:p>0,27</text:p>
          </table:table-cell>
          <table:table-cell/>
          <table:table-cell table:number-matrix-columns-spanned="2" table:number-matrix-rows-spanned="1" table:formula="of:=MMULT([.F64:.J64];MATTRAV5)/1000" office:value-type="float" office:value="-0.261750560789697" calcext:value-type="float">
            <text:p>-0,262m</text:p>
          </table:table-cell>
          <table:table-cell office:value-type="float" office:value="-0.693804142762323" calcext:value-type="float">
            <text:p>-0,694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43]^2+[.M43]^2)^1.5)/(([.L43]*[.M65])-([.M43]*[.L65])))" office:value-type="float" office:value="6.43460485798267" calcext:value-type="float">
            <text:p>6,435m</text:p>
          </table:table-cell>
          <table:table-cell table:number-columns-repeated="2"/>
          <table:table-cell office:value-type="float" office:value="0.2" calcext:value-type="float">
            <text:p>0,20</text:p>
          </table:table-cell>
          <table:table-cell table:formula="of:=IF(AND([.F$9]&lt;&gt;0;[.F$9]&lt;&gt;1);[.F$9]*([.F$9]-1)*[.$E65]^([.F$9]-2);0)" office:value-type="float" office:value="0" calcext:value-type="float">
            <text:p>0,00</text:p>
          </table:table-cell>
          <table:table-cell table:formula="of:=IF(AND([.G$9]&lt;&gt;0;[.G$9]&lt;&gt;1);[.G$9]*([.G$9]-1)*[.$E65]^([.G$9]-2);0)" office:value-type="float" office:value="0" calcext:value-type="float">
            <text:p>0,00</text:p>
          </table:table-cell>
          <table:table-cell table:formula="of:=IF(AND([.H$9]&lt;&gt;0;[.H$9]&lt;&gt;1);[.H$9]*([.H$9]-1)*[.$E65]^([.H$9]-2);0)" office:value-type="float" office:value="2" calcext:value-type="float">
            <text:p>2,00</text:p>
          </table:table-cell>
          <table:table-cell table:formula="of:=IF(AND([.I$9]&lt;&gt;0;[.I$9]&lt;&gt;1);[.I$9]*([.I$9]-1)*[.$E65]^([.I$9]-2);0)" office:value-type="float" office:value="1.2" calcext:value-type="float">
            <text:p>1,20</text:p>
          </table:table-cell>
          <table:table-cell table:formula="of:=IF(AND([.J$9]&lt;&gt;0;[.J$9]&lt;&gt;1);[.J$9]*([.J$9]-1)*[.$E65]^([.J$9]-2);0)" office:value-type="float" office:value="0.48" calcext:value-type="float">
            <text:p>0,48</text:p>
          </table:table-cell>
          <table:table-cell/>
          <table:table-cell table:number-matrix-columns-spanned="2" table:number-matrix-rows-spanned="1" table:formula="of:=MMULT([.F65:.J65];MATTRAV5)/1000" office:value-type="float" office:value="-0.278498649673128" calcext:value-type="float">
            <text:p>-0,278m</text:p>
          </table:table-cell>
          <table:table-cell office:value-type="float" office:value="-0.678130860965376" calcext:value-type="float">
            <text:p>-0,678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44]^2+[.M44]^2)^1.5)/(([.L44]*[.M66])-([.M44]*[.L66])))" office:value-type="float" office:value="6.4825044407523" calcext:value-type="float">
            <text:p>6,483m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table:formula="of:=IF(AND([.F$9]&lt;&gt;0;[.F$9]&lt;&gt;1);[.F$9]*([.F$9]-1)*[.$E66]^([.F$9]-2);0)" office:value-type="float" office:value="0" calcext:value-type="float">
            <text:p>0,00</text:p>
          </table:table-cell>
          <table:table-cell table:formula="of:=IF(AND([.G$9]&lt;&gt;0;[.G$9]&lt;&gt;1);[.G$9]*([.G$9]-1)*[.$E66]^([.G$9]-2);0)" office:value-type="float" office:value="0" calcext:value-type="float">
            <text:p>0,00</text:p>
          </table:table-cell>
          <table:table-cell table:formula="of:=IF(AND([.H$9]&lt;&gt;0;[.H$9]&lt;&gt;1);[.H$9]*([.H$9]-1)*[.$E66]^([.H$9]-2);0)" office:value-type="float" office:value="2" calcext:value-type="float">
            <text:p>2,00</text:p>
          </table:table-cell>
          <table:table-cell table:formula="of:=IF(AND([.I$9]&lt;&gt;0;[.I$9]&lt;&gt;1);[.I$9]*([.I$9]-1)*[.$E66]^([.I$9]-2);0)" office:value-type="float" office:value="1.5" calcext:value-type="float">
            <text:p>1,50</text:p>
          </table:table-cell>
          <table:table-cell table:formula="of:=IF(AND([.J$9]&lt;&gt;0;[.J$9]&lt;&gt;1);[.J$9]*([.J$9]-1)*[.$E66]^([.J$9]-2);0)" office:value-type="float" office:value="0.75" calcext:value-type="float">
            <text:p>0,75</text:p>
          </table:table-cell>
          <table:table-cell/>
          <table:table-cell table:number-matrix-columns-spanned="2" table:number-matrix-rows-spanned="1" table:formula="of:=MMULT([.F66:.J66];MATTRAV5)/1000" office:value-type="float" office:value="-0.294951739659514" calcext:value-type="float">
            <text:p>-0,295m</text:p>
          </table:table-cell>
          <table:table-cell office:value-type="float" office:value="-0.660186613990919" calcext:value-type="float">
            <text:p>-0,66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45]^2+[.M45]^2)^1.5)/(([.L45]*[.M67])-([.M45]*[.L67])))" office:value-type="float" office:value="6.54955965185945" calcext:value-type="float">
            <text:p>6,55m</text:p>
          </table:table-cell>
          <table:table-cell table:number-columns-repeated="2"/>
          <table:table-cell office:value-type="float" office:value="0.3" calcext:value-type="float">
            <text:p>0,30</text:p>
          </table:table-cell>
          <table:table-cell table:formula="of:=IF(AND([.F$9]&lt;&gt;0;[.F$9]&lt;&gt;1);[.F$9]*([.F$9]-1)*[.$E67]^([.F$9]-2);0)" office:value-type="float" office:value="0" calcext:value-type="float">
            <text:p>0,00</text:p>
          </table:table-cell>
          <table:table-cell table:formula="of:=IF(AND([.G$9]&lt;&gt;0;[.G$9]&lt;&gt;1);[.G$9]*([.G$9]-1)*[.$E67]^([.G$9]-2);0)" office:value-type="float" office:value="0" calcext:value-type="float">
            <text:p>0,00</text:p>
          </table:table-cell>
          <table:table-cell table:formula="of:=IF(AND([.H$9]&lt;&gt;0;[.H$9]&lt;&gt;1);[.H$9]*([.H$9]-1)*[.$E67]^([.H$9]-2);0)" office:value-type="float" office:value="2" calcext:value-type="float">
            <text:p>2,00</text:p>
          </table:table-cell>
          <table:table-cell table:formula="of:=IF(AND([.I$9]&lt;&gt;0;[.I$9]&lt;&gt;1);[.I$9]*([.I$9]-1)*[.$E67]^([.I$9]-2);0)" office:value-type="float" office:value="1.8" calcext:value-type="float">
            <text:p>1,80</text:p>
          </table:table-cell>
          <table:table-cell table:formula="of:=IF(AND([.J$9]&lt;&gt;0;[.J$9]&lt;&gt;1);[.J$9]*([.J$9]-1)*[.$E67]^([.J$9]-2);0)" office:value-type="float" office:value="1.08" calcext:value-type="float">
            <text:p>1,08</text:p>
          </table:table-cell>
          <table:table-cell/>
          <table:table-cell table:number-matrix-columns-spanned="2" table:number-matrix-rows-spanned="1" table:formula="of:=MMULT([.F67:.J67];MATTRAV5)/1000" office:value-type="float" office:value="-0.311109830748854" calcext:value-type="float">
            <text:p>-0,311m</text:p>
          </table:table-cell>
          <table:table-cell office:value-type="float" office:value="-0.639971401838949" calcext:value-type="float">
            <text:p>-0,64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46]^2+[.M46]^2)^1.5)/(([.L46]*[.M68])-([.M46]*[.L68])))" office:value-type="float" office:value="6.63758982386761" calcext:value-type="float">
            <text:p>6,638m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table:formula="of:=IF(AND([.F$9]&lt;&gt;0;[.F$9]&lt;&gt;1);[.F$9]*([.F$9]-1)*[.$E68]^([.F$9]-2);0)" office:value-type="float" office:value="0" calcext:value-type="float">
            <text:p>0,00</text:p>
          </table:table-cell>
          <table:table-cell table:formula="of:=IF(AND([.G$9]&lt;&gt;0;[.G$9]&lt;&gt;1);[.G$9]*([.G$9]-1)*[.$E68]^([.G$9]-2);0)" office:value-type="float" office:value="0" calcext:value-type="float">
            <text:p>0,00</text:p>
          </table:table-cell>
          <table:table-cell table:formula="of:=IF(AND([.H$9]&lt;&gt;0;[.H$9]&lt;&gt;1);[.H$9]*([.H$9]-1)*[.$E68]^([.H$9]-2);0)" office:value-type="float" office:value="2" calcext:value-type="float">
            <text:p>2,00</text:p>
          </table:table-cell>
          <table:table-cell table:formula="of:=IF(AND([.I$9]&lt;&gt;0;[.I$9]&lt;&gt;1);[.I$9]*([.I$9]-1)*[.$E68]^([.I$9]-2);0)" office:value-type="float" office:value="2.1" calcext:value-type="float">
            <text:p>2,10</text:p>
          </table:table-cell>
          <table:table-cell table:formula="of:=IF(AND([.J$9]&lt;&gt;0;[.J$9]&lt;&gt;1);[.J$9]*([.J$9]-1)*[.$E68]^([.J$9]-2);0)" office:value-type="float" office:value="1.47" calcext:value-type="float">
            <text:p>1,47</text:p>
          </table:table-cell>
          <table:table-cell/>
          <table:table-cell table:number-matrix-columns-spanned="2" table:number-matrix-rows-spanned="1" table:formula="of:=MMULT([.F68:.J68];MATTRAV5)/1000" office:value-type="float" office:value="-0.326972922941149" calcext:value-type="float">
            <text:p>-0,327m</text:p>
          </table:table-cell>
          <table:table-cell office:value-type="float" office:value="-0.617485224509468" calcext:value-type="float">
            <text:p>-0,617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47]^2+[.M47]^2)^1.5)/(([.L47]*[.M69])-([.M47]*[.L69])))" office:value-type="float" office:value="6.74894922721412" calcext:value-type="float">
            <text:p>6,749m</text:p>
          </table:table-cell>
          <table:table-cell table:number-columns-repeated="2"/>
          <table:table-cell office:value-type="float" office:value="0.4" calcext:value-type="float">
            <text:p>0,40</text:p>
          </table:table-cell>
          <table:table-cell table:formula="of:=IF(AND([.F$9]&lt;&gt;0;[.F$9]&lt;&gt;1);[.F$9]*([.F$9]-1)*[.$E69]^([.F$9]-2);0)" office:value-type="float" office:value="0" calcext:value-type="float">
            <text:p>0,00</text:p>
          </table:table-cell>
          <table:table-cell table:formula="of:=IF(AND([.G$9]&lt;&gt;0;[.G$9]&lt;&gt;1);[.G$9]*([.G$9]-1)*[.$E69]^([.G$9]-2);0)" office:value-type="float" office:value="0" calcext:value-type="float">
            <text:p>0,00</text:p>
          </table:table-cell>
          <table:table-cell table:formula="of:=IF(AND([.H$9]&lt;&gt;0;[.H$9]&lt;&gt;1);[.H$9]*([.H$9]-1)*[.$E69]^([.H$9]-2);0)" office:value-type="float" office:value="2" calcext:value-type="float">
            <text:p>2,00</text:p>
          </table:table-cell>
          <table:table-cell table:formula="of:=IF(AND([.I$9]&lt;&gt;0;[.I$9]&lt;&gt;1);[.I$9]*([.I$9]-1)*[.$E69]^([.I$9]-2);0)" office:value-type="float" office:value="2.4" calcext:value-type="float">
            <text:p>2,40</text:p>
          </table:table-cell>
          <table:table-cell table:formula="of:=IF(AND([.J$9]&lt;&gt;0;[.J$9]&lt;&gt;1);[.J$9]*([.J$9]-1)*[.$E69]^([.J$9]-2);0)" office:value-type="float" office:value="1.92" calcext:value-type="float">
            <text:p>1,92</text:p>
          </table:table-cell>
          <table:table-cell/>
          <table:table-cell table:number-matrix-columns-spanned="2" table:number-matrix-rows-spanned="1" table:formula="of:=MMULT([.F69:.J69];MATTRAV5)/1000" office:value-type="float" office:value="-0.342541016236398" calcext:value-type="float">
            <text:p>-0,343m</text:p>
          </table:table-cell>
          <table:table-cell office:value-type="float" office:value="-0.592728082002475" calcext:value-type="float">
            <text:p>-0,593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48]^2+[.M48]^2)^1.5)/(([.L48]*[.M70])-([.M48]*[.L70])))" office:value-type="float" office:value="6.8866889572521" calcext:value-type="float">
            <text:p>6,887m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table:formula="of:=IF(AND([.F$9]&lt;&gt;0;[.F$9]&lt;&gt;1);[.F$9]*([.F$9]-1)*[.$E70]^([.F$9]-2);0)" office:value-type="float" office:value="0" calcext:value-type="float">
            <text:p>0,00</text:p>
          </table:table-cell>
          <table:table-cell table:formula="of:=IF(AND([.G$9]&lt;&gt;0;[.G$9]&lt;&gt;1);[.G$9]*([.G$9]-1)*[.$E70]^([.G$9]-2);0)" office:value-type="float" office:value="0" calcext:value-type="float">
            <text:p>0,00</text:p>
          </table:table-cell>
          <table:table-cell table:formula="of:=IF(AND([.H$9]&lt;&gt;0;[.H$9]&lt;&gt;1);[.H$9]*([.H$9]-1)*[.$E70]^([.H$9]-2);0)" office:value-type="float" office:value="2" calcext:value-type="float">
            <text:p>2,00</text:p>
          </table:table-cell>
          <table:table-cell table:formula="of:=IF(AND([.I$9]&lt;&gt;0;[.I$9]&lt;&gt;1);[.I$9]*([.I$9]-1)*[.$E70]^([.I$9]-2);0)" office:value-type="float" office:value="2.7" calcext:value-type="float">
            <text:p>2,70</text:p>
          </table:table-cell>
          <table:table-cell table:formula="of:=IF(AND([.J$9]&lt;&gt;0;[.J$9]&lt;&gt;1);[.J$9]*([.J$9]-1)*[.$E70]^([.J$9]-2);0)" office:value-type="float" office:value="2.43" calcext:value-type="float">
            <text:p>2,43</text:p>
          </table:table-cell>
          <table:table-cell/>
          <table:table-cell table:number-matrix-columns-spanned="2" table:number-matrix-rows-spanned="1" table:formula="of:=MMULT([.F70:.J70];MATTRAV5)/1000" office:value-type="float" office:value="-0.357814110634602" calcext:value-type="float">
            <text:p>-0,358m</text:p>
          </table:table-cell>
          <table:table-cell office:value-type="float" office:value="-0.56569997431797" calcext:value-type="float">
            <text:p>-0,566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49]^2+[.M49]^2)^1.5)/(([.L49]*[.M71])-([.M49]*[.L71])))" office:value-type="float" office:value="7.05478588683083" calcext:value-type="float">
            <text:p>7,055m</text:p>
          </table:table-cell>
          <table:table-cell table:number-columns-repeated="2"/>
          <table:table-cell office:value-type="float" office:value="0.5" calcext:value-type="float">
            <text:p>0,50</text:p>
          </table:table-cell>
          <table:table-cell table:formula="of:=IF(AND([.F$9]&lt;&gt;0;[.F$9]&lt;&gt;1);[.F$9]*([.F$9]-1)*[.$E71]^([.F$9]-2);0)" office:value-type="float" office:value="0" calcext:value-type="float">
            <text:p>0,00</text:p>
          </table:table-cell>
          <table:table-cell table:formula="of:=IF(AND([.G$9]&lt;&gt;0;[.G$9]&lt;&gt;1);[.G$9]*([.G$9]-1)*[.$E71]^([.G$9]-2);0)" office:value-type="float" office:value="0" calcext:value-type="float">
            <text:p>0,00</text:p>
          </table:table-cell>
          <table:table-cell table:formula="of:=IF(AND([.H$9]&lt;&gt;0;[.H$9]&lt;&gt;1);[.H$9]*([.H$9]-1)*[.$E71]^([.H$9]-2);0)" office:value-type="float" office:value="2" calcext:value-type="float">
            <text:p>2,00</text:p>
          </table:table-cell>
          <table:table-cell table:formula="of:=IF(AND([.I$9]&lt;&gt;0;[.I$9]&lt;&gt;1);[.I$9]*([.I$9]-1)*[.$E71]^([.I$9]-2);0)" office:value-type="float" office:value="3" calcext:value-type="float">
            <text:p>3,00</text:p>
          </table:table-cell>
          <table:table-cell table:formula="of:=IF(AND([.J$9]&lt;&gt;0;[.J$9]&lt;&gt;1);[.J$9]*([.J$9]-1)*[.$E71]^([.J$9]-2);0)" office:value-type="float" office:value="3" calcext:value-type="float">
            <text:p>3,00</text:p>
          </table:table-cell>
          <table:table-cell/>
          <table:table-cell table:number-matrix-columns-spanned="2" table:number-matrix-rows-spanned="1" table:formula="of:=MMULT([.F71:.J71];MATTRAV5)/1000" office:value-type="float" office:value="-0.37279220613576" calcext:value-type="float">
            <text:p>-0,373m</text:p>
          </table:table-cell>
          <table:table-cell office:value-type="float" office:value="-0.536400901455954" calcext:value-type="float">
            <text:p>-0,536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50]^2+[.M50]^2)^1.5)/(([.L50]*[.M72])-([.M50]*[.L72])))" office:value-type="float" office:value="7.25847228158123" calcext:value-type="float">
            <text:p>7,258m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table:formula="of:=IF(AND([.F$9]&lt;&gt;0;[.F$9]&lt;&gt;1);[.F$9]*([.F$9]-1)*[.$E72]^([.F$9]-2);0)" office:value-type="float" office:value="0" calcext:value-type="float">
            <text:p>0,00</text:p>
          </table:table-cell>
          <table:table-cell table:formula="of:=IF(AND([.G$9]&lt;&gt;0;[.G$9]&lt;&gt;1);[.G$9]*([.G$9]-1)*[.$E72]^([.G$9]-2);0)" office:value-type="float" office:value="0" calcext:value-type="float">
            <text:p>0,00</text:p>
          </table:table-cell>
          <table:table-cell table:formula="of:=IF(AND([.H$9]&lt;&gt;0;[.H$9]&lt;&gt;1);[.H$9]*([.H$9]-1)*[.$E72]^([.H$9]-2);0)" office:value-type="float" office:value="2" calcext:value-type="float">
            <text:p>2,00</text:p>
          </table:table-cell>
          <table:table-cell table:formula="of:=IF(AND([.I$9]&lt;&gt;0;[.I$9]&lt;&gt;1);[.I$9]*([.I$9]-1)*[.$E72]^([.I$9]-2);0)" office:value-type="float" office:value="3.3" calcext:value-type="float">
            <text:p>3,30</text:p>
          </table:table-cell>
          <table:table-cell table:formula="of:=IF(AND([.J$9]&lt;&gt;0;[.J$9]&lt;&gt;1);[.J$9]*([.J$9]-1)*[.$E72]^([.J$9]-2);0)" office:value-type="float" office:value="3.63" calcext:value-type="float">
            <text:p>3,63</text:p>
          </table:table-cell>
          <table:table-cell/>
          <table:table-cell table:number-matrix-columns-spanned="2" table:number-matrix-rows-spanned="1" table:formula="of:=MMULT([.F72:.J72];MATTRAV5)/1000" office:value-type="float" office:value="-0.387475302739872" calcext:value-type="float">
            <text:p>-0,387m</text:p>
          </table:table-cell>
          <table:table-cell office:value-type="float" office:value="-0.504830863416426" calcext:value-type="float">
            <text:p>-0,505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51]^2+[.M51]^2)^1.5)/(([.L51]*[.M73])-([.M51]*[.L73])))" office:value-type="float" office:value="7.50472062508132" calcext:value-type="float">
            <text:p>7,505m</text:p>
          </table:table-cell>
          <table:table-cell table:number-columns-repeated="2"/>
          <table:table-cell office:value-type="float" office:value="0.6" calcext:value-type="float">
            <text:p>0,60</text:p>
          </table:table-cell>
          <table:table-cell table:formula="of:=IF(AND([.F$9]&lt;&gt;0;[.F$9]&lt;&gt;1);[.F$9]*([.F$9]-1)*[.$E73]^([.F$9]-2);0)" office:value-type="float" office:value="0" calcext:value-type="float">
            <text:p>0,00</text:p>
          </table:table-cell>
          <table:table-cell table:formula="of:=IF(AND([.G$9]&lt;&gt;0;[.G$9]&lt;&gt;1);[.G$9]*([.G$9]-1)*[.$E73]^([.G$9]-2);0)" office:value-type="float" office:value="0" calcext:value-type="float">
            <text:p>0,00</text:p>
          </table:table-cell>
          <table:table-cell table:formula="of:=IF(AND([.H$9]&lt;&gt;0;[.H$9]&lt;&gt;1);[.H$9]*([.H$9]-1)*[.$E73]^([.H$9]-2);0)" office:value-type="float" office:value="2" calcext:value-type="float">
            <text:p>2,00</text:p>
          </table:table-cell>
          <table:table-cell table:formula="of:=IF(AND([.I$9]&lt;&gt;0;[.I$9]&lt;&gt;1);[.I$9]*([.I$9]-1)*[.$E73]^([.I$9]-2);0)" office:value-type="float" office:value="3.6" calcext:value-type="float">
            <text:p>3,60</text:p>
          </table:table-cell>
          <table:table-cell table:formula="of:=IF(AND([.J$9]&lt;&gt;0;[.J$9]&lt;&gt;1);[.J$9]*([.J$9]-1)*[.$E73]^([.J$9]-2);0)" office:value-type="float" office:value="4.32" calcext:value-type="float">
            <text:p>4,32</text:p>
          </table:table-cell>
          <table:table-cell/>
          <table:table-cell table:number-matrix-columns-spanned="2" table:number-matrix-rows-spanned="1" table:formula="of:=MMULT([.F73:.J73];MATTRAV5)/1000" office:value-type="float" office:value="-0.401863400446939" calcext:value-type="float">
            <text:p>-0,402m</text:p>
          </table:table-cell>
          <table:table-cell office:value-type="float" office:value="-0.470989860199387" calcext:value-type="float">
            <text:p>-0,471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52]^2+[.M52]^2)^1.5)/(([.L52]*[.M74])-([.M52]*[.L74])))" office:value-type="float" office:value="7.80297503471042" calcext:value-type="float">
            <text:p>7,803m</text:p>
          </table:table-cell>
          <table:table-cell table:number-columns-repeated="2"/>
          <table:table-cell office:value-type="float" office:value="0.65" calcext:value-type="float">
            <text:p>0,65</text:p>
          </table:table-cell>
          <table:table-cell table:formula="of:=IF(AND([.F$9]&lt;&gt;0;[.F$9]&lt;&gt;1);[.F$9]*([.F$9]-1)*[.$E74]^([.F$9]-2);0)" office:value-type="float" office:value="0" calcext:value-type="float">
            <text:p>0,00</text:p>
          </table:table-cell>
          <table:table-cell table:formula="of:=IF(AND([.G$9]&lt;&gt;0;[.G$9]&lt;&gt;1);[.G$9]*([.G$9]-1)*[.$E74]^([.G$9]-2);0)" office:value-type="float" office:value="0" calcext:value-type="float">
            <text:p>0,00</text:p>
          </table:table-cell>
          <table:table-cell table:formula="of:=IF(AND([.H$9]&lt;&gt;0;[.H$9]&lt;&gt;1);[.H$9]*([.H$9]-1)*[.$E74]^([.H$9]-2);0)" office:value-type="float" office:value="2" calcext:value-type="float">
            <text:p>2,00</text:p>
          </table:table-cell>
          <table:table-cell table:formula="of:=IF(AND([.I$9]&lt;&gt;0;[.I$9]&lt;&gt;1);[.I$9]*([.I$9]-1)*[.$E74]^([.I$9]-2);0)" office:value-type="float" office:value="3.9" calcext:value-type="float">
            <text:p>3,90</text:p>
          </table:table-cell>
          <table:table-cell table:formula="of:=IF(AND([.J$9]&lt;&gt;0;[.J$9]&lt;&gt;1);[.J$9]*([.J$9]-1)*[.$E74]^([.J$9]-2);0)" office:value-type="float" office:value="5.07" calcext:value-type="float">
            <text:p>5,07</text:p>
          </table:table-cell>
          <table:table-cell/>
          <table:table-cell table:number-matrix-columns-spanned="2" table:number-matrix-rows-spanned="1" table:formula="of:=MMULT([.F74:.J74];MATTRAV5)/1000" office:value-type="float" office:value="-0.415956499256961" calcext:value-type="float">
            <text:p>-0,416m</text:p>
          </table:table-cell>
          <table:table-cell office:value-type="float" office:value="-0.434877891804836" calcext:value-type="float">
            <text:p>-0,435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53]^2+[.M53]^2)^1.5)/(([.L53]*[.M75])-([.M53]*[.L75])))" office:value-type="float" office:value="8.16628799489108" calcext:value-type="float">
            <text:p>8,166m</text:p>
          </table:table-cell>
          <table:table-cell table:number-columns-repeated="2"/>
          <table:table-cell office:value-type="float" office:value="0.7" calcext:value-type="float">
            <text:p>0,70</text:p>
          </table:table-cell>
          <table:table-cell table:formula="of:=IF(AND([.F$9]&lt;&gt;0;[.F$9]&lt;&gt;1);[.F$9]*([.F$9]-1)*[.$E75]^([.F$9]-2);0)" office:value-type="float" office:value="0" calcext:value-type="float">
            <text:p>0,00</text:p>
          </table:table-cell>
          <table:table-cell table:formula="of:=IF(AND([.G$9]&lt;&gt;0;[.G$9]&lt;&gt;1);[.G$9]*([.G$9]-1)*[.$E75]^([.G$9]-2);0)" office:value-type="float" office:value="0" calcext:value-type="float">
            <text:p>0,00</text:p>
          </table:table-cell>
          <table:table-cell table:formula="of:=IF(AND([.H$9]&lt;&gt;0;[.H$9]&lt;&gt;1);[.H$9]*([.H$9]-1)*[.$E75]^([.H$9]-2);0)" office:value-type="float" office:value="2" calcext:value-type="float">
            <text:p>2,00</text:p>
          </table:table-cell>
          <table:table-cell table:formula="of:=IF(AND([.I$9]&lt;&gt;0;[.I$9]&lt;&gt;1);[.I$9]*([.I$9]-1)*[.$E75]^([.I$9]-2);0)" office:value-type="float" office:value="4.2" calcext:value-type="float">
            <text:p>4,20</text:p>
          </table:table-cell>
          <table:table-cell table:formula="of:=IF(AND([.J$9]&lt;&gt;0;[.J$9]&lt;&gt;1);[.J$9]*([.J$9]-1)*[.$E75]^([.J$9]-2);0)" office:value-type="float" office:value="5.88" calcext:value-type="float">
            <text:p>5,88</text:p>
          </table:table-cell>
          <table:table-cell/>
          <table:table-cell table:number-matrix-columns-spanned="2" table:number-matrix-rows-spanned="1" table:formula="of:=MMULT([.F75:.J75];MATTRAV5)/1000" office:value-type="float" office:value="-0.429754599169937" calcext:value-type="float">
            <text:p>-0,43m</text:p>
          </table:table-cell>
          <table:table-cell office:value-type="float" office:value="-0.396494958232773" calcext:value-type="float">
            <text:p>-0,396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54]^2+[.M54]^2)^1.5)/(([.L54]*[.M76])-([.M54]*[.L76])))" office:value-type="float" office:value="8.61314994013813" calcext:value-type="float">
            <text:p>8,613m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table:formula="of:=IF(AND([.F$9]&lt;&gt;0;[.F$9]&lt;&gt;1);[.F$9]*([.F$9]-1)*[.$E76]^([.F$9]-2);0)" office:value-type="float" office:value="0" calcext:value-type="float">
            <text:p>0,00</text:p>
          </table:table-cell>
          <table:table-cell table:formula="of:=IF(AND([.G$9]&lt;&gt;0;[.G$9]&lt;&gt;1);[.G$9]*([.G$9]-1)*[.$E76]^([.G$9]-2);0)" office:value-type="float" office:value="0" calcext:value-type="float">
            <text:p>0,00</text:p>
          </table:table-cell>
          <table:table-cell table:formula="of:=IF(AND([.H$9]&lt;&gt;0;[.H$9]&lt;&gt;1);[.H$9]*([.H$9]-1)*[.$E76]^([.H$9]-2);0)" office:value-type="float" office:value="2" calcext:value-type="float">
            <text:p>2,00</text:p>
          </table:table-cell>
          <table:table-cell table:formula="of:=IF(AND([.I$9]&lt;&gt;0;[.I$9]&lt;&gt;1);[.I$9]*([.I$9]-1)*[.$E76]^([.I$9]-2);0)" office:value-type="float" office:value="4.5" calcext:value-type="float">
            <text:p>4,50</text:p>
          </table:table-cell>
          <table:table-cell table:formula="of:=IF(AND([.J$9]&lt;&gt;0;[.J$9]&lt;&gt;1);[.J$9]*([.J$9]-1)*[.$E76]^([.J$9]-2);0)" office:value-type="float" office:value="6.75" calcext:value-type="float">
            <text:p>6,75</text:p>
          </table:table-cell>
          <table:table-cell/>
          <table:table-cell table:number-matrix-columns-spanned="2" table:number-matrix-rows-spanned="1" table:formula="of:=MMULT([.F76:.J76];MATTRAV5)/1000" office:value-type="float" office:value="-0.443257700185867" calcext:value-type="float">
            <text:p>-0,443m</text:p>
          </table:table-cell>
          <table:table-cell office:value-type="float" office:value="-0.355841059483198" calcext:value-type="float">
            <text:p>-0,356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55]^2+[.M55]^2)^1.5)/(([.L55]*[.M77])-([.M55]*[.L77])))" office:value-type="float" office:value="9.17055885458609" calcext:value-type="float">
            <text:p>9,171m</text:p>
          </table:table-cell>
          <table:table-cell table:number-columns-repeated="2"/>
          <table:table-cell office:value-type="float" office:value="0.8" calcext:value-type="float">
            <text:p>0,80</text:p>
          </table:table-cell>
          <table:table-cell table:formula="of:=IF(AND([.F$9]&lt;&gt;0;[.F$9]&lt;&gt;1);[.F$9]*([.F$9]-1)*[.$E77]^([.F$9]-2);0)" office:value-type="float" office:value="0" calcext:value-type="float">
            <text:p>0,00</text:p>
          </table:table-cell>
          <table:table-cell table:formula="of:=IF(AND([.G$9]&lt;&gt;0;[.G$9]&lt;&gt;1);[.G$9]*([.G$9]-1)*[.$E77]^([.G$9]-2);0)" office:value-type="float" office:value="0" calcext:value-type="float">
            <text:p>0,00</text:p>
          </table:table-cell>
          <table:table-cell table:formula="of:=IF(AND([.H$9]&lt;&gt;0;[.H$9]&lt;&gt;1);[.H$9]*([.H$9]-1)*[.$E77]^([.H$9]-2);0)" office:value-type="float" office:value="2" calcext:value-type="float">
            <text:p>2,00</text:p>
          </table:table-cell>
          <table:table-cell table:formula="of:=IF(AND([.I$9]&lt;&gt;0;[.I$9]&lt;&gt;1);[.I$9]*([.I$9]-1)*[.$E77]^([.I$9]-2);0)" office:value-type="float" office:value="4.8" calcext:value-type="float">
            <text:p>4,80</text:p>
          </table:table-cell>
          <table:table-cell table:formula="of:=IF(AND([.J$9]&lt;&gt;0;[.J$9]&lt;&gt;1);[.J$9]*([.J$9]-1)*[.$E77]^([.J$9]-2);0)" office:value-type="float" office:value="7.68" calcext:value-type="float">
            <text:p>7,68</text:p>
          </table:table-cell>
          <table:table-cell/>
          <table:table-cell table:number-matrix-columns-spanned="2" table:number-matrix-rows-spanned="1" table:formula="of:=MMULT([.F77:.J77];MATTRAV5)/1000" office:value-type="float" office:value="-0.456465802304752" calcext:value-type="float">
            <text:p>-0,456m</text:p>
          </table:table-cell>
          <table:table-cell office:value-type="float" office:value="-0.312916195556112" calcext:value-type="float">
            <text:p>-0,313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56]^2+[.M56]^2)^1.5)/(([.L56]*[.M78])-([.M56]*[.L78])))" office:value-type="float" office:value="9.87943396441114" calcext:value-type="float">
            <text:p>9,879m</text:p>
          </table:table-cell>
          <table:table-cell table:number-columns-repeated="2"/>
          <table:table-cell office:value-type="float" office:value="0.85" calcext:value-type="float">
            <text:p>0,85</text:p>
          </table:table-cell>
          <table:table-cell table:formula="of:=IF(AND([.F$9]&lt;&gt;0;[.F$9]&lt;&gt;1);[.F$9]*([.F$9]-1)*[.$E78]^([.F$9]-2);0)" office:value-type="float" office:value="0" calcext:value-type="float">
            <text:p>0,00</text:p>
          </table:table-cell>
          <table:table-cell table:formula="of:=IF(AND([.G$9]&lt;&gt;0;[.G$9]&lt;&gt;1);[.G$9]*([.G$9]-1)*[.$E78]^([.G$9]-2);0)" office:value-type="float" office:value="0" calcext:value-type="float">
            <text:p>0,00</text:p>
          </table:table-cell>
          <table:table-cell table:formula="of:=IF(AND([.H$9]&lt;&gt;0;[.H$9]&lt;&gt;1);[.H$9]*([.H$9]-1)*[.$E78]^([.H$9]-2);0)" office:value-type="float" office:value="2" calcext:value-type="float">
            <text:p>2,00</text:p>
          </table:table-cell>
          <table:table-cell table:formula="of:=IF(AND([.I$9]&lt;&gt;0;[.I$9]&lt;&gt;1);[.I$9]*([.I$9]-1)*[.$E78]^([.I$9]-2);0)" office:value-type="float" office:value="5.1" calcext:value-type="float">
            <text:p>5,10</text:p>
          </table:table-cell>
          <table:table-cell table:formula="of:=IF(AND([.J$9]&lt;&gt;0;[.J$9]&lt;&gt;1);[.J$9]*([.J$9]-1)*[.$E78]^([.J$9]-2);0)" office:value-type="float" office:value="8.67" calcext:value-type="float">
            <text:p>8,67</text:p>
          </table:table-cell>
          <table:table-cell/>
          <table:table-cell table:number-matrix-columns-spanned="2" table:number-matrix-rows-spanned="1" table:formula="of:=MMULT([.F78:.J78];MATTRAV5)/1000" office:value-type="float" office:value="-0.469378905526591" calcext:value-type="float">
            <text:p>-0,469m</text:p>
          </table:table-cell>
          <table:table-cell office:value-type="float" office:value="-0.267720366451515" calcext:value-type="float">
            <text:p>-0,268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57]^2+[.M57]^2)^1.5)/(([.L57]*[.M79])-([.M57]*[.L79])))" office:value-type="float" office:value="10.8047651221701" calcext:value-type="float">
            <text:p>10,805m</text:p>
          </table:table-cell>
          <table:table-cell table:number-columns-repeated="2"/>
          <table:table-cell office:value-type="float" office:value="0.9" calcext:value-type="float">
            <text:p>0,90</text:p>
          </table:table-cell>
          <table:table-cell table:formula="of:=IF(AND([.F$9]&lt;&gt;0;[.F$9]&lt;&gt;1);[.F$9]*([.F$9]-1)*[.$E79]^([.F$9]-2);0)" office:value-type="float" office:value="0" calcext:value-type="float">
            <text:p>0,00</text:p>
          </table:table-cell>
          <table:table-cell table:formula="of:=IF(AND([.G$9]&lt;&gt;0;[.G$9]&lt;&gt;1);[.G$9]*([.G$9]-1)*[.$E79]^([.G$9]-2);0)" office:value-type="float" office:value="0" calcext:value-type="float">
            <text:p>0,00</text:p>
          </table:table-cell>
          <table:table-cell table:formula="of:=IF(AND([.H$9]&lt;&gt;0;[.H$9]&lt;&gt;1);[.H$9]*([.H$9]-1)*[.$E79]^([.H$9]-2);0)" office:value-type="float" office:value="2" calcext:value-type="float">
            <text:p>2,00</text:p>
          </table:table-cell>
          <table:table-cell table:formula="of:=IF(AND([.I$9]&lt;&gt;0;[.I$9]&lt;&gt;1);[.I$9]*([.I$9]-1)*[.$E79]^([.I$9]-2);0)" office:value-type="float" office:value="5.4" calcext:value-type="float">
            <text:p>5,40</text:p>
          </table:table-cell>
          <table:table-cell table:formula="of:=IF(AND([.J$9]&lt;&gt;0;[.J$9]&lt;&gt;1);[.J$9]*([.J$9]-1)*[.$E79]^([.J$9]-2);0)" office:value-type="float" office:value="9.72" calcext:value-type="float">
            <text:p>9,72</text:p>
          </table:table-cell>
          <table:table-cell/>
          <table:table-cell table:number-matrix-columns-spanned="2" table:number-matrix-rows-spanned="1" table:formula="of:=MMULT([.F79:.J79];MATTRAV5)/1000" office:value-type="float" office:value="-0.481997009851385" calcext:value-type="float">
            <text:p>-0,482m</text:p>
          </table:table-cell>
          <table:table-cell office:value-type="float" office:value="-0.220253572169405" calcext:value-type="float">
            <text:p>-0,22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58]^2+[.M58]^2)^1.5)/(([.L58]*[.M80])-([.M58]*[.L80])))" office:value-type="float" office:value="12.0561543629153" calcext:value-type="float">
            <text:p>12,056m</text:p>
          </table:table-cell>
          <table:table-cell table:number-columns-repeated="2"/>
          <table:table-cell office:value-type="float" office:value="0.95" calcext:value-type="float">
            <text:p>0,95</text:p>
          </table:table-cell>
          <table:table-cell table:formula="of:=IF(AND([.F$9]&lt;&gt;0;[.F$9]&lt;&gt;1);[.F$9]*([.F$9]-1)*[.$E80]^([.F$9]-2);0)" office:value-type="float" office:value="0" calcext:value-type="float">
            <text:p>0,00</text:p>
          </table:table-cell>
          <table:table-cell table:formula="of:=IF(AND([.G$9]&lt;&gt;0;[.G$9]&lt;&gt;1);[.G$9]*([.G$9]-1)*[.$E80]^([.G$9]-2);0)" office:value-type="float" office:value="0" calcext:value-type="float">
            <text:p>0,00</text:p>
          </table:table-cell>
          <table:table-cell table:formula="of:=IF(AND([.H$9]&lt;&gt;0;[.H$9]&lt;&gt;1);[.H$9]*([.H$9]-1)*[.$E80]^([.H$9]-2);0)" office:value-type="float" office:value="2" calcext:value-type="float">
            <text:p>2,00</text:p>
          </table:table-cell>
          <table:table-cell table:formula="of:=IF(AND([.I$9]&lt;&gt;0;[.I$9]&lt;&gt;1);[.I$9]*([.I$9]-1)*[.$E80]^([.I$9]-2);0)" office:value-type="float" office:value="5.7" calcext:value-type="float">
            <text:p>5,70</text:p>
          </table:table-cell>
          <table:table-cell table:formula="of:=IF(AND([.J$9]&lt;&gt;0;[.J$9]&lt;&gt;1);[.J$9]*([.J$9]-1)*[.$E80]^([.J$9]-2);0)" office:value-type="float" office:value="10.83" calcext:value-type="float">
            <text:p>10,83</text:p>
          </table:table-cell>
          <table:table-cell/>
          <table:table-cell table:number-matrix-columns-spanned="2" table:number-matrix-rows-spanned="1" table:formula="of:=MMULT([.F80:.J80];MATTRAV5)/1000" office:value-type="float" office:value="-0.494320115279133" calcext:value-type="float">
            <text:p>-0,494m</text:p>
          </table:table-cell>
          <table:table-cell office:value-type="float" office:value="-0.170515812709785" calcext:value-type="float">
            <text:p>-0,171m</text:p>
          </table:table-cell>
          <table:table-cell table:number-columns-repeated="8"/>
        </table:table-row>
        <table:table-row table:style-name="ro1">
          <table:table-cell/>
          <table:table-cell table:style-name="ce19" table:formula="of:=ABS((([.L59]^2+[.M59]^2)^1.5)/(([.L59]*[.M81])-([.M59]*[.L81])))" office:value-type="float" office:value="13.8337168492525" calcext:value-type="float">
            <text:p>13,834m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formula="of:=IF(AND([.F$9]&lt;&gt;0;[.F$9]&lt;&gt;1);[.F$9]*([.F$9]-1)*[.$E81]^([.F$9]-2);0)" office:value-type="float" office:value="0" calcext:value-type="float">
            <text:p>0,00</text:p>
          </table:table-cell>
          <table:table-cell table:formula="of:=IF(AND([.G$9]&lt;&gt;0;[.G$9]&lt;&gt;1);[.G$9]*([.G$9]-1)*[.$E81]^([.G$9]-2);0)" office:value-type="float" office:value="0" calcext:value-type="float">
            <text:p>0,00</text:p>
          </table:table-cell>
          <table:table-cell table:formula="of:=IF(AND([.H$9]&lt;&gt;0;[.H$9]&lt;&gt;1);[.H$9]*([.H$9]-1)*[.$E81]^([.H$9]-2);0)" office:value-type="float" office:value="2" calcext:value-type="float">
            <text:p>2,00</text:p>
          </table:table-cell>
          <table:table-cell table:formula="of:=IF(AND([.I$9]&lt;&gt;0;[.I$9]&lt;&gt;1);[.I$9]*([.I$9]-1)*[.$E81]^([.I$9]-2);0)" office:value-type="float" office:value="6" calcext:value-type="float">
            <text:p>6,00</text:p>
          </table:table-cell>
          <table:table-cell table:formula="of:=IF(AND([.J$9]&lt;&gt;0;[.J$9]&lt;&gt;1);[.J$9]*([.J$9]-1)*[.$E81]^([.J$9]-2);0)" office:value-type="float" office:value="12" calcext:value-type="float">
            <text:p>12,00</text:p>
          </table:table-cell>
          <table:table-cell/>
          <table:table-cell table:number-matrix-columns-spanned="2" table:number-matrix-rows-spanned="1" table:formula="of:=MMULT([.F81:.J81];MATTRAV5)/1000" office:value-type="float" office:value="-0.506348221809836" calcext:value-type="float">
            <text:p>-0,506m</text:p>
          </table:table-cell>
          <table:table-cell office:value-type="float" office:value="-0.118507088072652" calcext:value-type="float">
            <text:p>-0,119m</text:p>
          </table:table-cell>
          <table:table-cell table:number-columns-repeated="8"/>
        </table:table-row>
      </table:table>
      <table:table table:name="Fifth of nonante" table:style-name="ta1">
        <table:shapes>
          <draw:frame draw:z-index="0" draw:style-name="gr1" draw:text-style-name="P1" svg:width="15.999cm" svg:height="9.383cm" svg:x="26.296cm" svg:y="8.148cm">
            <draw:object draw:notify-on-update-of-ranges="'Fifth of nonante'.M19:'Fifth of nonante'.M39 'Fifth of nonante'.N19:'Fifth of nonante'.N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754cm" svg:height="9.243cm" svg:x="26.485cm" svg:y="18.169cm">
            <draw:object draw:notify-on-update-of-ranges="'Fifth of nonante'.M41:'Fifth of nonante'.M61 'Fifth of nonante'.N41:'Fifth of nonante'.N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9.358cm" svg:x="26.43cm" svg:y="28.042cm">
            <draw:object draw:notify-on-update-of-ranges="'Fifth of nonante'.B63:'Fifth of nonante'.B8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ce69"/>
        <table:table-column table:style-name="co12" table:number-columns-repeated="6" table:default-cell-style-name="ce5"/>
        <table:table-column table:style-name="co13" table:default-cell-style-name="Default"/>
        <table:table-column table:style-name="co14" table:number-columns-repeated="2" table:default-cell-style-name="ce19"/>
        <table:table-column table:style-name="co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row table:style-name="ro1">
          <table:table-cell table:style-name="ce15" office:value-type="string" calcext:value-type="string">
            <text:p>Fifth de Nonante</text:p>
          </table:table-cell>
          <table:table-cell table:number-columns-repeated="3"/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Default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Largeur</text:p>
          </table:table-cell>
          <table:table-cell table:style-name="ce12" office:value-type="float" office:value="2000" calcext:value-type="float">
            <text:p>2000m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/>
          <table:table-cell table:style-name="ce21" table:formula="of:=[.A29]+([.A11]-[.A20])" office:value-type="float" office:value="0.0000000000000183697" calcext:value-type="float">
            <text:p>0mm</text:p>
          </table:table-cell>
          <table:table-cell table:style-name="ce21" table:formula="of:=[.B11]" office:value-type="float" office:value="300" calcext:value-type="float">
            <text:p>300mm</text:p>
          </table:table-cell>
          <table:table-cell table:style-name="Default"/>
          <table:table-cell table:style-name="ce22" table:formula="of:=[.F2]" office:value-type="float" office:value="0.0000000000000183697" calcext:value-type="float">
            <text:p>0mm</text:p>
          </table:table-cell>
          <table:table-cell table:style-name="ce22" table:formula="of:=[.G2]" office:value-type="float" office:value="300" calcext:value-type="float">
            <text:p>300mm</text:p>
          </table:table-cell>
          <table:table-cell table:style-name="Default"/>
          <table:table-cell/>
          <table:table-cell table:style-name="ce73" table:number-matrix-columns-spanned="2" table:number-matrix-rows-spanned="6" table:formula="of:=MMULT(MAT6POINTS ;PTS6)" office:value-type="float" office:value="0.0000000000000183697" calcext:value-type="float">
            <text:p>0,000</text:p>
          </table:table-cell>
          <table:table-cell table:style-name="ce73" office:value-type="float" office:value="300" calcext:value-type="float">
            <text:p>300,000</text:p>
          </table:table-cell>
          <table:table-cell/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Bouge</text:p>
          </table:table-cell>
          <table:table-cell table:style-name="ce14" office:value-type="float" office:value="300" calcext:value-type="float">
            <text:p>300mm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/>
          <table:table-cell table:style-name="ce21" table:formula="of:=[.A30]+([.A12]-[.A21])" office:value-type="float" office:value="432.705098312484" calcext:value-type="float">
            <text:p>432,705mm</text:p>
          </table:table-cell>
          <table:table-cell table:style-name="ce21" table:formula="of:=[.B12]" office:value-type="float" office:value="285.316954888546" calcext:value-type="float">
            <text:p>285,317mm</text:p>
          </table:table-cell>
          <table:table-cell table:style-name="Default"/>
          <table:table-cell table:style-name="ce22" table:formula="of:=[.F3]" office:value-type="float" office:value="432.705098312484" calcext:value-type="float">
            <text:p>432,705mm</text:p>
          </table:table-cell>
          <table:table-cell table:style-name="ce22" table:formula="of:=[.G2]" office:value-type="float" office:value="300" calcext:value-type="float">
            <text:p>300mm</text:p>
          </table:table-cell>
          <table:table-cell table:style-name="Default"/>
          <table:table-cell/>
          <table:table-cell table:style-name="ce73" office:value-type="float" office:value="2163.52549156242" calcext:value-type="float">
            <text:p>2163,525</text:p>
          </table:table-cell>
          <table:table-cell table:style-name="ce73" office:value-type="float" office:value="0" calcext:value-type="float">
            <text:p>0,000</text:p>
          </table:table-cell>
          <table:table-cell/>
          <table:table-cell table:style-name="ce7" table:number-columns-repeated="2"/>
          <table:table-cell office:value-type="string" calcext:value-type="string">
            <text:p>obligatoire pour avoir une tangente plate</text:p>
          </table:table-cell>
          <table:table-cell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/>
          <table:table-cell table:style-name="ce21" table:formula="of:=[.A31]+([.A13]-[.A22])" office:value-type="float" office:value="856.335575687742" calcext:value-type="float">
            <text:p>856,336mm</text:p>
          </table:table-cell>
          <table:table-cell table:style-name="ce21" table:formula="of:=[.B13]" office:value-type="float" office:value="242.705098312484" calcext:value-type="float">
            <text:p>242,705mm</text:p>
          </table:table-cell>
          <table:table-cell table:style-name="Default"/>
          <table:table-cell table:style-name="ce22" table:formula="of:=[.F4]" office:value-type="float" office:value="856.335575687742" calcext:value-type="float">
            <text:p>856,336mm</text:p>
          </table:table-cell>
          <table:table-cell table:style-name="ce29" office:value-type="float" office:value="263.195143733826" calcext:value-type="float">
            <text:p>263,195mm</text:p>
          </table:table-cell>
          <table:table-cell table:style-name="Default"/>
          <table:table-cell/>
          <table:table-cell table:style-name="ce73" office:value-type="float" office:value="-90.7462093722605" calcext:value-type="float">
            <text:p>-90,746</text:p>
          </table:table-cell>
          <table:table-cell table:style-name="ce73" office:value-type="float" office:value="-368.04856266174" calcext:value-type="float">
            <text:p>-368,049</text:p>
          </table:table-cell>
          <table:table-cell/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Angle</text:p>
          </table:table-cell>
          <table:table-cell table:style-name="ce16" table:formula="of:=PI()/2/[.B4]" office:value-type="float" office:value="0.314159265358979" calcext:value-type="float">
            <text:p>0,3142rad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/>
          <table:table-cell table:style-name="ce21" table:formula="of:=[.A32]+([.A14]-[.A23])" office:value-type="float" office:value="1262.70509831248" calcext:value-type="float">
            <text:p>1262,705mm</text:p>
          </table:table-cell>
          <table:table-cell table:style-name="ce21" table:formula="of:=[.B14]" office:value-type="float" office:value="176.335575687742" calcext:value-type="float">
            <text:p>176,336mm</text:p>
          </table:table-cell>
          <table:table-cell table:style-name="Default"/>
          <table:table-cell table:style-name="ce22" table:formula="of:=[.F5]" office:value-type="float" office:value="1262.70509831248" calcext:value-type="float">
            <text:p>1262,705mm</text:p>
          </table:table-cell>
          <table:table-cell table:style-name="ce29" office:value-type="float" office:value="193.096336036679" calcext:value-type="float">
            <text:p>193,096mm</text:p>
          </table:table-cell>
          <table:table-cell table:style-name="Default"/>
          <table:table-cell/>
          <table:table-cell table:style-name="ce73" office:value-type="float" office:value="-81.8633381329384" calcext:value-type="float">
            <text:p>-81,863</text:p>
          </table:table-cell>
          <table:table-cell table:style-name="ce73" office:value-type="float" office:value="35.1090483520102" calcext:value-type="float">
            <text:p>35,109</text:p>
          </table:table-cell>
          <table:table-cell/>
          <table:table-cell table:style-name="ce7" table:number-columns-repeated="2"/>
          <table:table-cell table:number-columns-repeated="2"/>
        </table:table-row>
        <table:table-row table:style-name="ro1">
          <table:table-cell table:style-name="ce7"/>
          <table:table-cell table:style-name="ce11" table:formula="of:=DEGREES([.B5])" office:value-type="float" office:value="18" calcext:value-type="float">
            <text:p>18°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table:style-name="ce7"/>
          <table:table-cell table:style-name="ce21" table:formula="of:=[.A33]+([.A15]-[.A24])" office:value-type="float" office:value="1645.31695488855" calcext:value-type="float">
            <text:p>1645,317mm</text:p>
          </table:table-cell>
          <table:table-cell table:style-name="ce21" table:formula="of:=[.B15]" office:value-type="float" office:value="92.7050983124842" calcext:value-type="float">
            <text:p>92,705mm</text:p>
          </table:table-cell>
          <table:table-cell table:style-name="Default"/>
          <table:table-cell table:style-name="ce22" table:formula="of:=[.F6]" office:value-type="float" office:value="1645.31695488855" calcext:value-type="float">
            <text:p>1645,317mm</text:p>
          </table:table-cell>
          <table:table-cell table:style-name="ce29" office:value-type="float" office:value="98.3597098879084" calcext:value-type="float">
            <text:p>98,36mm</text:p>
          </table:table-cell>
          <table:table-cell table:style-name="Default"/>
          <table:table-cell/>
          <table:table-cell table:style-name="ce73" office:value-type="float" office:value="8.44811257572847" calcext:value-type="float">
            <text:p>8,448</text:p>
          </table:table-cell>
          <table:table-cell table:style-name="ce73" office:value-type="float" office:value="25.7261407207419" calcext:value-type="float">
            <text:p>25,726</text:p>
          </table:table-cell>
          <table:table-cell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Default"/>
          <table:table-cell table:style-name="ce21" table:formula="of:=[.A34]+([.A16]-[.A25])" office:value-type="float" office:value="2000" calcext:value-type="float">
            <text:p>2000mm</text:p>
          </table:table-cell>
          <table:table-cell table:style-name="ce21" table:formula="of:=[.B16]" office:value-type="float" office:value="0" calcext:value-type="float">
            <text:p>0mm</text:p>
          </table:table-cell>
          <table:table-cell table:style-name="Default"/>
          <table:table-cell table:style-name="ce22" table:formula="of:=[.F7]" office:value-type="float" office:value="2000" calcext:value-type="float">
            <text:p>2000mm</text:p>
          </table:table-cell>
          <table:table-cell table:style-name="ce22" table:formula="of:=[.G7]" office:value-type="float" office:value="0" calcext:value-type="float">
            <text:p>0mm</text:p>
          </table:table-cell>
          <table:table-cell table:style-name="Default"/>
          <table:table-cell/>
          <table:table-cell table:style-name="ce73" office:value-type="float" office:value="0.63594336705044" calcext:value-type="float">
            <text:p>0,636</text:p>
          </table:table-cell>
          <table:table-cell table:style-name="ce73" office:value-type="float" office:value="7.21337358898802" calcext:value-type="float">
            <text:p>7,21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style-name="ce25" office:value-type="string" calcext:value-type="string" table:number-columns-spanned="2" table:number-rows-spanned="1">
            <text:p>Points sur la courbe</text:p>
          </table:table-cell>
          <table:covered-table-cell table:style-name="Default"/>
          <table:table-cell table:style-name="Default"/>
          <table:table-cell table:style-name="ce25" office:value-type="string" calcext:value-type="string" table:number-columns-spanned="2" table:number-rows-spanned="1">
            <text:p>Points de calcul PTS6</text:p>
          </table:table-cell>
          <table:covered-table-cell table:style-name="Default"/>
          <table:table-cell table:style-name="Default"/>
          <table:table-cell/>
          <table:table-cell table:style-name="ce25" office:value-type="string" calcext:value-type="string" table:number-columns-spanned="2" table:number-rows-spanned="1">
            <text:p>Matrice inter MATTRAV6</text:p>
          </table:table-cell>
          <table:covered-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ce71" table:formula="of:=SQRT([.P11]^2+[.P12]^2+[.P13]^2+[.P14]^2)" office:value-type="float" office:value="0.00419447870719729" calcext:value-type="float">
            <text:p>0,00</text:p>
          </table:table-cell>
          <table:table-cell/>
          <table:table-cell office:value-type="string" calcext:value-type="string">
            <text:p>then solve non linear $P$9 var $J$4:$J$6</text:p>
          </table:table-cell>
          <table:table-cell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ce7" office:value-type="string" calcext:value-type="string">
            <text:p>t</text:p>
          </table:table-cell>
          <table:table-cell table:style-name="ce7" table:number-matrix-columns-spanned="6" table:number-matrix-rows-spanned="1" table:formula="of:=TRANSPOSE([.D2:.D7])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ce17" table:formula="of:=[.$B$3]*COS(([.$B$4]-[.D2])*[.$B$5])" office:value-type="float" office:value="0.0000000000000183697" calcext:value-type="float">
            <text:p>0mm</text:p>
          </table:table-cell>
          <table:table-cell table:style-name="ce17" table:formula="of:=[.$B$3]*SIN(([.$B$4]-[.D2])*[.$B$5])" office:value-type="float" office:value="300" calcext:value-type="float">
            <text:p>300mm</text:p>
          </table:table-cell>
          <table:table-cell table:number-columns-repeated="2"/>
          <table:table-cell table:style-name="ce64" office:value-type="float" office:value="0.202017112207823" calcext:value-type="float">
            <text:p>0,2020</text:p>
          </table:table-cell>
          <table:table-cell table:formula="of:=[.$E11]^[.F$10]" office:value-type="float" office:value="1" calcext:value-type="float">
            <text:p>1,00</text:p>
          </table:table-cell>
          <table:table-cell table:formula="of:=[.$E11]^[.G$10]" office:value-type="float" office:value="0.202017112207823" calcext:value-type="float">
            <text:p>0,20</text:p>
          </table:table-cell>
          <table:table-cell table:formula="of:=[.$E11]^[.H$10]" office:value-type="float" office:value="0.0408109136247882" calcext:value-type="float">
            <text:p>0,04</text:p>
          </table:table-cell>
          <table:table-cell table:formula="of:=[.$E11]^[.I$10]" office:value-type="float" office:value="0.0082445029170426" calcext:value-type="float">
            <text:p>0,01</text:p>
          </table:table-cell>
          <table:table-cell table:formula="of:=[.$E11]^[.J$10]" office:value-type="float" office:value="0.00166553067088992" calcext:value-type="float">
            <text:p>0,00</text:p>
          </table:table-cell>
          <table:table-cell table:formula="of:=[.$E11]^[.K$10]" office:value-type="float" office:value="0.00033646569642674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11:.K11];MATTRAV6)" office:value-type="float" office:value="432.705098314681" calcext:value-type="float">
            <text:p>432,705mm</text:p>
          </table:table-cell>
          <table:table-cell table:style-name="ce17" office:value-type="float" office:value="285.314333280219" calcext:value-type="float">
            <text:p>285,314mm</text:p>
          </table:table-cell>
          <table:table-cell table:style-name="ce70" table:formula="of:=[.M11]-[.F3]" office:value-type="float" office:value="0.00000000219665707846" calcext:value-type="float">
            <text:p>0,00</text:p>
          </table:table-cell>
          <table:table-cell table:style-name="ce69" table:formula="of:=[.N11]-[.G3]" office:value-type="float" office:value="-0.00262160832670588" calcext:value-type="float">
            <text:p>0,00</text:p>
          </table:table-cell>
          <table:table-cell/>
          <table:table-cell office:value-type="string" calcext:value-type="string">
            <text:p>First goal seek at 0 $O$11 var $E$11</text:p>
          </table:table-cell>
          <table:table-cell/>
        </table:table-row>
        <table:table-row table:style-name="ro1">
          <table:table-cell table:style-name="ce17" table:formula="of:=[.$B$3]*COS(([.$B$4]-[.D3])*[.$B$5])" office:value-type="float" office:value="92.7050983124842" calcext:value-type="float">
            <text:p>92,705mm</text:p>
          </table:table-cell>
          <table:table-cell table:style-name="ce17" table:formula="of:=[.$B$3]*SIN(([.$B$4]-[.D3])*[.$B$5])" office:value-type="float" office:value="285.316954888546" calcext:value-type="float">
            <text:p>285,317mm</text:p>
          </table:table-cell>
          <table:table-cell table:number-columns-repeated="2"/>
          <table:table-cell table:style-name="ce64" office:value-type="float" office:value="0.405095695162479" calcext:value-type="float">
            <text:p>0,4051</text:p>
          </table:table-cell>
          <table:table-cell table:formula="of:=[.$E12]^[.F$10]" office:value-type="float" office:value="1" calcext:value-type="float">
            <text:p>1,00</text:p>
          </table:table-cell>
          <table:table-cell table:formula="of:=[.$E12]^[.G$10]" office:value-type="float" office:value="0.405095695162479" calcext:value-type="float">
            <text:p>0,41</text:p>
          </table:table-cell>
          <table:table-cell table:formula="of:=[.$E12]^[.H$10]" office:value-type="float" office:value="0.164102522239172" calcext:value-type="float">
            <text:p>0,16</text:p>
          </table:table-cell>
          <table:table-cell table:formula="of:=[.$E12]^[.I$10]" office:value-type="float" office:value="0.0664772253243936" calcext:value-type="float">
            <text:p>0,07</text:p>
          </table:table-cell>
          <table:table-cell table:formula="of:=[.$E12]^[.J$10]" office:value-type="float" office:value="0.026929637805258" calcext:value-type="float">
            <text:p>0,03</text:p>
          </table:table-cell>
          <table:table-cell table:formula="of:=[.$E12]^[.K$10]" office:value-type="float" office:value="0.0109090803471948" calcext:value-type="float">
            <text:p>0,01</text:p>
          </table:table-cell>
          <table:table-cell/>
          <table:table-cell table:style-name="ce17" table:number-matrix-columns-spanned="2" table:number-matrix-rows-spanned="1" table:formula="of:=MMULT([.F12:.K12];MATTRAV6)" office:value-type="float" office:value="856.33557575881" calcext:value-type="float">
            <text:p>856,336mm</text:p>
          </table:table-cell>
          <table:table-cell table:style-name="ce17" office:value-type="float" office:value="242.707741602721" calcext:value-type="float">
            <text:p>242,708mm</text:p>
          </table:table-cell>
          <table:table-cell table:style-name="ce70" table:formula="of:=[.M12]-[.F4]" office:value-type="float" office:value="0.00000007106814337021" calcext:value-type="float">
            <text:p>0,00</text:p>
          </table:table-cell>
          <table:table-cell table:style-name="ce69" table:formula="of:=[.N12]-[.G4]" office:value-type="float" office:value="0.00264329023733012" calcext:value-type="float">
            <text:p>0,00</text:p>
          </table:table-cell>
          <table:table-cell/>
          <table:table-cell office:value-type="string" calcext:value-type="string">
            <text:p>First goal seek at 0 $O$12 var $E$12</text:p>
          </table:table-cell>
          <table:table-cell/>
        </table:table-row>
        <table:table-row table:style-name="ro1">
          <table:table-cell table:style-name="ce17" table:formula="of:=[.$B$3]*COS(([.$B$4]-[.D4])*[.$B$5])" office:value-type="float" office:value="176.335575687742" calcext:value-type="float">
            <text:p>176,336mm</text:p>
          </table:table-cell>
          <table:table-cell table:style-name="ce17" table:formula="of:=[.$B$3]*SIN(([.$B$4]-[.D4])*[.$B$5])" office:value-type="float" office:value="242.705098312484" calcext:value-type="float">
            <text:p>242,705mm</text:p>
          </table:table-cell>
          <table:table-cell table:number-columns-repeated="2"/>
          <table:table-cell table:style-name="ce64" office:value-type="float" office:value="0.60699483336414" calcext:value-type="float">
            <text:p>0,6070</text:p>
          </table:table-cell>
          <table:table-cell table:formula="of:=[.$E13]^[.F$10]" office:value-type="float" office:value="1" calcext:value-type="float">
            <text:p>1,00</text:p>
          </table:table-cell>
          <table:table-cell table:formula="of:=[.$E13]^[.G$10]" office:value-type="float" office:value="0.60699483336414" calcext:value-type="float">
            <text:p>0,61</text:p>
          </table:table-cell>
          <table:table-cell table:formula="of:=[.$E13]^[.H$10]" office:value-type="float" office:value="0.36844272773076" calcext:value-type="float">
            <text:p>0,37</text:p>
          </table:table-cell>
          <table:table-cell table:formula="of:=[.$E13]^[.I$10]" office:value-type="float" office:value="0.223642832123162" calcext:value-type="float">
            <text:p>0,22</text:p>
          </table:table-cell>
          <table:table-cell table:formula="of:=[.$E13]^[.J$10]" office:value-type="float" office:value="0.135750043617683" calcext:value-type="float">
            <text:p>0,14</text:p>
          </table:table-cell>
          <table:table-cell table:formula="of:=[.$E13]^[.K$10]" office:value-type="float" office:value="0.0823995751048902" calcext:value-type="float">
            <text:p>0,08</text:p>
          </table:table-cell>
          <table:table-cell/>
          <table:table-cell table:style-name="ce17" table:number-matrix-columns-spanned="2" table:number-matrix-rows-spanned="1" table:formula="of:=MMULT([.F13:.K13];MATTRAV6)" office:value-type="float" office:value="1262.70509864443" calcext:value-type="float">
            <text:p>1262,705mm</text:p>
          </table:table-cell>
          <table:table-cell table:style-name="ce17" office:value-type="float" office:value="176.333774285876" calcext:value-type="float">
            <text:p>176,334mm</text:p>
          </table:table-cell>
          <table:table-cell table:style-name="ce70" table:formula="of:=[.M13]-[.F5]" office:value-type="float" office:value="0.00000033194942261616" calcext:value-type="float">
            <text:p>0,00</text:p>
          </table:table-cell>
          <table:table-cell table:style-name="ce69" table:formula="of:=[.N13]-[.G5]" office:value-type="float" office:value="-0.00180140186566291" calcext:value-type="float">
            <text:p>0,00</text:p>
          </table:table-cell>
          <table:table-cell/>
          <table:table-cell office:value-type="string" calcext:value-type="string">
            <text:p>First goal seek at 0 $O$13 var $E$13</text:p>
          </table:table-cell>
          <table:table-cell/>
        </table:table-row>
        <table:table-row table:style-name="ro1">
          <table:table-cell table:style-name="ce17" table:formula="of:=[.$B$3]*COS(([.$B$4]-[.D5])*[.$B$5])" office:value-type="float" office:value="242.705098312484" calcext:value-type="float">
            <text:p>242,705mm</text:p>
          </table:table-cell>
          <table:table-cell table:style-name="ce17" table:formula="of:=[.$B$3]*SIN(([.$B$4]-[.D5])*[.$B$5])" office:value-type="float" office:value="176.335575687742" calcext:value-type="float">
            <text:p>176,336mm</text:p>
          </table:table-cell>
          <table:table-cell table:number-columns-repeated="2"/>
          <table:table-cell table:style-name="ce64" office:value-type="float" office:value="0.805760202564256" calcext:value-type="float">
            <text:p>0,8058</text:p>
          </table:table-cell>
          <table:table-cell table:formula="of:=[.$E14]^[.F$10]" office:value-type="float" office:value="1" calcext:value-type="float">
            <text:p>1,00</text:p>
          </table:table-cell>
          <table:table-cell table:formula="of:=[.$E14]^[.G$10]" office:value-type="float" office:value="0.805760202564256" calcext:value-type="float">
            <text:p>0,81</text:p>
          </table:table-cell>
          <table:table-cell table:formula="of:=[.$E14]^[.H$10]" office:value-type="float" office:value="0.649249504036391" calcext:value-type="float">
            <text:p>0,65</text:p>
          </table:table-cell>
          <table:table-cell table:formula="of:=[.$E14]^[.I$10]" office:value-type="float" office:value="0.523139411887105" calcext:value-type="float">
            <text:p>0,52</text:p>
          </table:table-cell>
          <table:table-cell table:formula="of:=[.$E14]^[.J$10]" office:value-type="float" office:value="0.421524918491499" calcext:value-type="float">
            <text:p>0,42</text:p>
          </table:table-cell>
          <table:table-cell table:formula="of:=[.$E14]^[.K$10]" office:value-type="float" office:value="0.339648003709592" calcext:value-type="float">
            <text:p>0,34</text:p>
          </table:table-cell>
          <table:table-cell/>
          <table:table-cell table:style-name="ce17" table:number-matrix-columns-spanned="2" table:number-matrix-rows-spanned="1" table:formula="of:=MMULT([.F14:.K14];MATTRAV6)" office:value-type="float" office:value="1645.31695520015" calcext:value-type="float">
            <text:p>1645,317mm</text:p>
          </table:table-cell>
          <table:table-cell table:style-name="ce17" office:value-type="float" office:value="92.7057974472681" calcext:value-type="float">
            <text:p>92,706mm</text:p>
          </table:table-cell>
          <table:table-cell table:style-name="ce70" table:formula="of:=[.M14]-[.F6]" office:value-type="float" office:value="0.00000031159561331151" calcext:value-type="float">
            <text:p>0,00</text:p>
          </table:table-cell>
          <table:table-cell table:style-name="ce69" table:formula="of:=[.N14]-[.G6]" office:value-type="float" office:value="0.000699134783928912" calcext:value-type="float">
            <text:p>0,00</text:p>
          </table:table-cell>
          <table:table-cell/>
          <table:table-cell office:value-type="string" calcext:value-type="string">
            <text:p>First goal seek at 0 $O$14 var $E$14</text:p>
          </table:table-cell>
          <table:table-cell/>
        </table:table-row>
        <table:table-row table:style-name="ro1">
          <table:table-cell table:style-name="ce17" table:formula="of:=[.$B$3]*COS(([.$B$4]-[.D6])*[.$B$5])" office:value-type="float" office:value="285.316954888546" calcext:value-type="float">
            <text:p>285,317mm</text:p>
          </table:table-cell>
          <table:table-cell table:style-name="ce17" table:formula="of:=[.$B$3]*SIN(([.$B$4]-[.D6])*[.$B$5])" office:value-type="float" office:value="92.7050983124842" calcext:value-type="float">
            <text:p>92,705mm</text:p>
          </table:table-cell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table:formula="of:=[.$B$3]*COS(([.$B$4]-[.D7])*[.$B$5])" office:value-type="float" office:value="300" calcext:value-type="float">
            <text:p>300mm</text:p>
          </table:table-cell>
          <table:table-cell table:style-name="ce17" table:formula="of:=[.$B$3]*SIN(([.$B$4]-[.D7])*[.$B$5])" office:value-type="float" office:value="0" calcext:value-type="float">
            <text:p>0mm</text:p>
          </table:table-cell>
          <table:table-cell table:number-columns-repeated="2"/>
          <table:table-cell table:style-name="ce8" office:value-type="float" office:value="0" calcext:value-type="float">
            <text:p>0,0000</text:p>
          </table:table-cell>
          <table:table-cell table:formula="of:=IF([.F$10]&lt;&gt;0;[.F$10]*[.$E16]^([.F$10]-1);0)" office:value-type="float" office:value="0" calcext:value-type="float">
            <text:p>0,00</text:p>
          </table:table-cell>
          <table:table-cell table:formula="of:=IF([.G$10]&lt;&gt;0;[.G$10]*[.$E16]^([.G$10]-1);0)" office:value-type="float" office:value="1" calcext:value-type="float">
            <text:p>1,00</text:p>
          </table:table-cell>
          <table:table-cell table:formula="of:=IF([.H$10]&lt;&gt;0;[.H$10]*[.$E16]^([.H$10]-1);0)" office:value-type="float" office:value="0" calcext:value-type="float">
            <text:p>0,00</text:p>
          </table:table-cell>
          <table:table-cell table:formula="of:=IF([.I$10]&lt;&gt;0;[.I$10]*[.$E16]^([.I$10]-1);0)" office:value-type="float" office:value="0" calcext:value-type="float">
            <text:p>0,00</text:p>
          </table:table-cell>
          <table:table-cell table:formula="of:=IF([.J$10]&lt;&gt;0;[.J$10]*[.$E16]^([.J$10]-1);0)" office:value-type="float" office:value="0" calcext:value-type="float">
            <text:p>0,00</text:p>
          </table:table-cell>
          <table:table-cell table:formula="of:=IF([.K$10]&lt;&gt;0;[.K$10]*[.$E16]^([.K$10]-1);0)" office:value-type="float" office:value="0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16:.K16];MATTRAV6)" office:value-type="float" office:value="2163.52549156242" calcext:value-type="float">
            <text:p>2163,525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2" table:number-rows-spanned="1">
            <text:p>Points sur le cercle</text:p>
          </table:table-cell>
          <table:covered-table-cell/>
          <table:table-cell table:number-columns-repeated="2"/>
          <table:table-cell table:style-name="ce8" office:value-type="float" office:value="1" calcext:value-type="float">
            <text:p>1,0000</text:p>
          </table:table-cell>
          <table:table-cell table:formula="of:=IF([.F$10]&lt;&gt;0;[.F$10]*[.$E17]^([.F$10]-1);0)" office:value-type="float" office:value="0" calcext:value-type="float">
            <text:p>0,00</text:p>
          </table:table-cell>
          <table:table-cell table:formula="of:=IF([.G$10]&lt;&gt;0;[.G$10]*[.$E17]^([.G$10]-1);0)" office:value-type="float" office:value="1" calcext:value-type="float">
            <text:p>1,00</text:p>
          </table:table-cell>
          <table:table-cell table:formula="of:=IF([.H$10]&lt;&gt;0;[.H$10]*[.$E17]^([.H$10]-1);0)" office:value-type="float" office:value="2" calcext:value-type="float">
            <text:p>2,00</text:p>
          </table:table-cell>
          <table:table-cell table:formula="of:=IF([.I$10]&lt;&gt;0;[.I$10]*[.$E17]^([.I$10]-1);0)" office:value-type="float" office:value="3" calcext:value-type="float">
            <text:p>3,00</text:p>
          </table:table-cell>
          <table:table-cell table:formula="of:=IF([.J$10]&lt;&gt;0;[.J$10]*[.$E17]^([.J$10]-1);0)" office:value-type="float" office:value="4" calcext:value-type="float">
            <text:p>4,00</text:p>
          </table:table-cell>
          <table:table-cell table:formula="of:=IF([.K$10]&lt;&gt;0;[.K$10]*[.$E17]^([.K$10]-1);0)" office:value-type="float" office:value="5" calcext:value-type="float">
            <text:p>5,00</text:p>
          </table:table-cell>
          <table:table-cell/>
          <table:table-cell table:style-name="ce17" table:number-matrix-columns-spanned="2" table:number-matrix-rows-spanned="1" table:formula="of:=MMULT([.F17:.K17];MATTRAV6)" office:value-type="float" office:value="1773.41522555725" calcext:value-type="float">
            <text:p>1773,415mm</text:p>
          </table:table-cell>
          <table:table-cell table:style-name="ce17" office:value-type="float" office:value="-491.798549439542" calcext:value-type="float">
            <text:p>-491,799mm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7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table:formula="of:=[.$E19]^[.F$10]" office:value-type="float" office:value="1" calcext:value-type="float">
            <text:p>1,00</text:p>
          </table:table-cell>
          <table:table-cell table:formula="of:=[.$E19]^[.G$10]" office:value-type="float" office:value="0" calcext:value-type="float">
            <text:p>0,00</text:p>
          </table:table-cell>
          <table:table-cell table:formula="of:=[.$E19]^[.H$10]" office:value-type="float" office:value="0" calcext:value-type="float">
            <text:p>0,00</text:p>
          </table:table-cell>
          <table:table-cell table:formula="of:=[.$E19]^[.I$10]" office:value-type="float" office:value="0" calcext:value-type="float">
            <text:p>0,00</text:p>
          </table:table-cell>
          <table:table-cell table:formula="of:=[.$E19]^[.J$10]" office:value-type="float" office:value="0" calcext:value-type="float">
            <text:p>0,00</text:p>
          </table:table-cell>
          <table:table-cell table:formula="of:=[.$E19]^[.K$10]" office:value-type="float" office:value="0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19:.K19];MATTRAV6)" office:value-type="float" office:value="0.0000000000000183697" calcext:value-type="float">
            <text:p>0mm</text:p>
          </table:table-cell>
          <table:table-cell table:style-name="ce17" office:value-type="float" office:value="300" calcext:value-type="float">
            <text:p>300mm</text:p>
          </table:table-cell>
          <table:table-cell table:number-columns-repeated="5"/>
        </table:table-row>
        <table:table-row table:style-name="ro1">
          <table:table-cell table:number-columns-repeated="2"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formula="of:=[.$E20]^[.F$10]" office:value-type="float" office:value="1" calcext:value-type="float">
            <text:p>1,00</text:p>
          </table:table-cell>
          <table:table-cell table:formula="of:=[.$E20]^[.G$10]" office:value-type="float" office:value="0.05" calcext:value-type="float">
            <text:p>0,05</text:p>
          </table:table-cell>
          <table:table-cell table:formula="of:=[.$E20]^[.H$10]" office:value-type="float" office:value="0.0025" calcext:value-type="float">
            <text:p>0,00</text:p>
          </table:table-cell>
          <table:table-cell table:formula="of:=[.$E20]^[.I$10]" office:value-type="float" office:value="0.000125" calcext:value-type="float">
            <text:p>0,00</text:p>
          </table:table-cell>
          <table:table-cell table:formula="of:=[.$E20]^[.J$10]" office:value-type="float" office:value="0.00000625" calcext:value-type="float">
            <text:p>0,00</text:p>
          </table:table-cell>
          <table:table-cell table:formula="of:=[.$E20]^[.K$10]" office:value-type="float" office:value="0.0000003125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0:.K20];MATTRAV6)" office:value-type="float" office:value="107.93922913686" calcext:value-type="float">
            <text:p>107,939mm</text:p>
          </table:table-cell>
          <table:table-cell table:style-name="ce17" office:value-type="float" office:value="299.084430266948" calcext:value-type="float">
            <text:p>299,084mm</text:p>
          </table:table-cell>
          <table:table-cell table:number-columns-repeated="5"/>
        </table:table-row>
        <table:table-row table:style-name="ro1">
          <table:table-cell table:style-name="ce17" table:formula="of:=[.A20]+[.$B$3]/[.$B$4]" office:value-type="float" office:value="60" calcext:value-type="float">
            <text:p>6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table:formula="of:=[.$E21]^[.F$10]" office:value-type="float" office:value="1" calcext:value-type="float">
            <text:p>1,00</text:p>
          </table:table-cell>
          <table:table-cell table:formula="of:=[.$E21]^[.G$10]" office:value-type="float" office:value="0.1" calcext:value-type="float">
            <text:p>0,10</text:p>
          </table:table-cell>
          <table:table-cell table:formula="of:=[.$E21]^[.H$10]" office:value-type="float" office:value="0.01" calcext:value-type="float">
            <text:p>0,01</text:p>
          </table:table-cell>
          <table:table-cell table:formula="of:=[.$E21]^[.I$10]" office:value-type="float" office:value="0.001" calcext:value-type="float">
            <text:p>0,00</text:p>
          </table:table-cell>
          <table:table-cell table:formula="of:=[.$E21]^[.J$10]" office:value-type="float" office:value="0.0001" calcext:value-type="float">
            <text:p>0,00</text:p>
          </table:table-cell>
          <table:table-cell table:formula="of:=[.$E21]^[.K$10]" office:value-type="float" office:value="0.00001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1:.K21];MATTRAV6)" office:value-type="float" office:value="215.364074895078" calcext:value-type="float">
            <text:p>215,364mm</text:p>
          </table:table-cell>
          <table:table-cell table:style-name="ce17" office:value-type="float" office:value="296.357268169543" calcext:value-type="float">
            <text:p>296,357mm</text:p>
          </table:table-cell>
          <table:table-cell table:number-columns-repeated="5"/>
        </table:table-row>
        <table:table-row table:style-name="ro1">
          <table:table-cell table:style-name="ce17" table:formula="of:=[.A21]+[.$B$3]/[.$B$4]" office:value-type="float" office:value="120" calcext:value-type="float">
            <text:p>12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table:formula="of:=[.$E22]^[.F$10]" office:value-type="float" office:value="1" calcext:value-type="float">
            <text:p>1,00</text:p>
          </table:table-cell>
          <table:table-cell table:formula="of:=[.$E22]^[.G$10]" office:value-type="float" office:value="0.15" calcext:value-type="float">
            <text:p>0,15</text:p>
          </table:table-cell>
          <table:table-cell table:formula="of:=[.$E22]^[.H$10]" office:value-type="float" office:value="0.0225" calcext:value-type="float">
            <text:p>0,02</text:p>
          </table:table-cell>
          <table:table-cell table:formula="of:=[.$E22]^[.I$10]" office:value-type="float" office:value="0.003375" calcext:value-type="float">
            <text:p>0,00</text:p>
          </table:table-cell>
          <table:table-cell table:formula="of:=[.$E22]^[.J$10]" office:value-type="float" office:value="0.00050625" calcext:value-type="float">
            <text:p>0,00</text:p>
          </table:table-cell>
          <table:table-cell table:formula="of:=[.$E22]^[.K$10]" office:value-type="float" office:value="0.0000759375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2:.K22];MATTRAV6)" office:value-type="float" office:value="322.215070406229" calcext:value-type="float">
            <text:p>322,215mm</text:p>
          </table:table-cell>
          <table:table-cell table:style-name="ce17" office:value-type="float" office:value="291.850972002596" calcext:value-type="float">
            <text:p>291,851mm</text:p>
          </table:table-cell>
          <table:table-cell table:number-columns-repeated="5"/>
        </table:table-row>
        <table:table-row table:style-name="ro1">
          <table:table-cell table:style-name="ce17" table:formula="of:=[.A22]+[.$B$3]/[.$B$4]" office:value-type="float" office:value="180" calcext:value-type="float">
            <text:p>18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2" calcext:value-type="float">
            <text:p>0,20</text:p>
          </table:table-cell>
          <table:table-cell table:formula="of:=[.$E23]^[.F$10]" office:value-type="float" office:value="1" calcext:value-type="float">
            <text:p>1,00</text:p>
          </table:table-cell>
          <table:table-cell table:formula="of:=[.$E23]^[.G$10]" office:value-type="float" office:value="0.2" calcext:value-type="float">
            <text:p>0,20</text:p>
          </table:table-cell>
          <table:table-cell table:formula="of:=[.$E23]^[.H$10]" office:value-type="float" office:value="0.04" calcext:value-type="float">
            <text:p>0,04</text:p>
          </table:table-cell>
          <table:table-cell table:formula="of:=[.$E23]^[.I$10]" office:value-type="float" office:value="0.008" calcext:value-type="float">
            <text:p>0,01</text:p>
          </table:table-cell>
          <table:table-cell table:formula="of:=[.$E23]^[.J$10]" office:value-type="float" office:value="0.0016" calcext:value-type="float">
            <text:p>0,00</text:p>
          </table:table-cell>
          <table:table-cell table:formula="of:=[.$E23]^[.K$10]" office:value-type="float" office:value="0.00032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3:.K23];MATTRAV6)" office:value-type="float" office:value="428.434063714529" calcext:value-type="float">
            <text:p>428,434mm</text:p>
          </table:table-cell>
          <table:table-cell table:style-name="ce17" office:value-type="float" office:value="285.602399985048" calcext:value-type="float">
            <text:p>285,602mm</text:p>
          </table:table-cell>
          <table:table-cell table:number-columns-repeated="5"/>
        </table:table-row>
        <table:table-row table:style-name="ro1">
          <table:table-cell table:style-name="ce17" table:formula="of:=[.A23]+[.$B$3]/[.$B$4]" office:value-type="float" office:value="240" calcext:value-type="float">
            <text:p>24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table:formula="of:=[.$E24]^[.F$10]" office:value-type="float" office:value="1" calcext:value-type="float">
            <text:p>1,00</text:p>
          </table:table-cell>
          <table:table-cell table:formula="of:=[.$E24]^[.G$10]" office:value-type="float" office:value="0.25" calcext:value-type="float">
            <text:p>0,25</text:p>
          </table:table-cell>
          <table:table-cell table:formula="of:=[.$E24]^[.H$10]" office:value-type="float" office:value="0.0625" calcext:value-type="float">
            <text:p>0,06</text:p>
          </table:table-cell>
          <table:table-cell table:formula="of:=[.$E24]^[.I$10]" office:value-type="float" office:value="0.015625" calcext:value-type="float">
            <text:p>0,02</text:p>
          </table:table-cell>
          <table:table-cell table:formula="of:=[.$E24]^[.J$10]" office:value-type="float" office:value="0.00390625" calcext:value-type="float">
            <text:p>0,00</text:p>
          </table:table-cell>
          <table:table-cell table:formula="of:=[.$E24]^[.K$10]" office:value-type="float" office:value="0.0009765625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4:.K24];MATTRAV6)" office:value-type="float" office:value="533.964241624705" calcext:value-type="float">
            <text:p>533,964mm</text:p>
          </table:table-cell>
          <table:table-cell table:style-name="ce17" office:value-type="float" office:value="277.653080761477" calcext:value-type="float">
            <text:p>277,653mm</text:p>
          </table:table-cell>
          <table:table-cell table:number-columns-repeated="5"/>
        </table:table-row>
        <table:table-row table:style-name="ro1">
          <table:table-cell table:style-name="ce17" table:formula="of:=[.A24]+[.$B$3]/[.$B$4]" office:value-type="float" office:value="300" calcext:value-type="float">
            <text:p>3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3" calcext:value-type="float">
            <text:p>0,30</text:p>
          </table:table-cell>
          <table:table-cell table:formula="of:=[.$E25]^[.F$10]" office:value-type="float" office:value="1" calcext:value-type="float">
            <text:p>1,00</text:p>
          </table:table-cell>
          <table:table-cell table:formula="of:=[.$E25]^[.G$10]" office:value-type="float" office:value="0.3" calcext:value-type="float">
            <text:p>0,30</text:p>
          </table:table-cell>
          <table:table-cell table:formula="of:=[.$E25]^[.H$10]" office:value-type="float" office:value="0.09" calcext:value-type="float">
            <text:p>0,09</text:p>
          </table:table-cell>
          <table:table-cell table:formula="of:=[.$E25]^[.I$10]" office:value-type="float" office:value="0.027" calcext:value-type="float">
            <text:p>0,03</text:p>
          </table:table-cell>
          <table:table-cell table:formula="of:=[.$E25]^[.J$10]" office:value-type="float" office:value="0.0081" calcext:value-type="float">
            <text:p>0,01</text:p>
          </table:table-cell>
          <table:table-cell table:formula="of:=[.$E25]^[.K$10]" office:value-type="float" office:value="0.00243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5:.K25];MATTRAV6)" office:value-type="float" office:value="638.750153549879" calcext:value-type="float">
            <text:p>638,75mm</text:p>
          </table:table-cell>
          <table:table-cell table:style-name="ce17" office:value-type="float" office:value="268.049483903607" calcext:value-type="float">
            <text:p>268,049mm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2" table:number-rows-spanned="1">
            <text:p>Points sur l’axe</text:p>
          </table:table-cell>
          <table:covered-table-cell/>
          <table:table-cell table:number-columns-repeated="2"/>
          <table:table-cell office:value-type="float" office:value="0.35" calcext:value-type="float">
            <text:p>0,35</text:p>
          </table:table-cell>
          <table:table-cell table:formula="of:=[.$E26]^[.F$10]" office:value-type="float" office:value="1" calcext:value-type="float">
            <text:p>1,00</text:p>
          </table:table-cell>
          <table:table-cell table:formula="of:=[.$E26]^[.G$10]" office:value-type="float" office:value="0.35" calcext:value-type="float">
            <text:p>0,35</text:p>
          </table:table-cell>
          <table:table-cell table:formula="of:=[.$E26]^[.H$10]" office:value-type="float" office:value="0.1225" calcext:value-type="float">
            <text:p>0,12</text:p>
          </table:table-cell>
          <table:table-cell table:formula="of:=[.$E26]^[.I$10]" office:value-type="float" office:value="0.042875" calcext:value-type="float">
            <text:p>0,04</text:p>
          </table:table-cell>
          <table:table-cell table:formula="of:=[.$E26]^[.J$10]" office:value-type="float" office:value="0.01500625" calcext:value-type="float">
            <text:p>0,02</text:p>
          </table:table-cell>
          <table:table-cell table:formula="of:=[.$E26]^[.K$10]" office:value-type="float" office:value="0.0052521875" calcext:value-type="float">
            <text:p>0,01</text:p>
          </table:table-cell>
          <table:table-cell/>
          <table:table-cell table:style-name="ce17" table:number-matrix-columns-spanned="2" table:number-matrix-rows-spanned="1" table:formula="of:=MMULT([.F26:.K26];MATTRAV6)" office:value-type="float" office:value="742.737735359438" calcext:value-type="float">
            <text:p>742,738mm</text:p>
          </table:table-cell>
          <table:table-cell table:style-name="ce17" office:value-type="float" office:value="256.843290411817" calcext:value-type="float">
            <text:p>256,843m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4" calcext:value-type="float">
            <text:p>0,40</text:p>
          </table:table-cell>
          <table:table-cell table:formula="of:=[.$E27]^[.F$10]" office:value-type="float" office:value="1" calcext:value-type="float">
            <text:p>1,00</text:p>
          </table:table-cell>
          <table:table-cell table:formula="of:=[.$E27]^[.G$10]" office:value-type="float" office:value="0.4" calcext:value-type="float">
            <text:p>0,40</text:p>
          </table:table-cell>
          <table:table-cell table:formula="of:=[.$E27]^[.H$10]" office:value-type="float" office:value="0.16" calcext:value-type="float">
            <text:p>0,16</text:p>
          </table:table-cell>
          <table:table-cell table:formula="of:=[.$E27]^[.I$10]" office:value-type="float" office:value="0.064" calcext:value-type="float">
            <text:p>0,06</text:p>
          </table:table-cell>
          <table:table-cell table:formula="of:=[.$E27]^[.J$10]" office:value-type="float" office:value="0.0256" calcext:value-type="float">
            <text:p>0,03</text:p>
          </table:table-cell>
          <table:table-cell table:formula="of:=[.$E27]^[.K$10]" office:value-type="float" office:value="0.01024" calcext:value-type="float">
            <text:p>0,01</text:p>
          </table:table-cell>
          <table:table-cell/>
          <table:table-cell table:style-name="ce17" table:number-matrix-columns-spanned="2" table:number-matrix-rows-spanned="1" table:formula="of:=MMULT([.F27:.K27];MATTRAV6)" office:value-type="float" office:value="845.874333226916" calcext:value-type="float">
            <text:p>845,874mm</text:p>
          </table:table-cell>
          <table:table-cell table:style-name="ce17" office:value-type="float" office:value="244.091663216652" calcext:value-type="float">
            <text:p>244,092mm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table:formula="of:=[.$E28]^[.F$10]" office:value-type="float" office:value="1" calcext:value-type="float">
            <text:p>1,00</text:p>
          </table:table-cell>
          <table:table-cell table:formula="of:=[.$E28]^[.G$10]" office:value-type="float" office:value="0.45" calcext:value-type="float">
            <text:p>0,45</text:p>
          </table:table-cell>
          <table:table-cell table:formula="of:=[.$E28]^[.H$10]" office:value-type="float" office:value="0.2025" calcext:value-type="float">
            <text:p>0,20</text:p>
          </table:table-cell>
          <table:table-cell table:formula="of:=[.$E28]^[.I$10]" office:value-type="float" office:value="0.091125" calcext:value-type="float">
            <text:p>0,09</text:p>
          </table:table-cell>
          <table:table-cell table:formula="of:=[.$E28]^[.J$10]" office:value-type="float" office:value="0.04100625" calcext:value-type="float">
            <text:p>0,04</text:p>
          </table:table-cell>
          <table:table-cell table:formula="of:=[.$E28]^[.K$10]" office:value-type="float" office:value="0.0184528125" calcext:value-type="float">
            <text:p>0,02</text:p>
          </table:table-cell>
          <table:table-cell/>
          <table:table-cell table:style-name="ce17" table:number-matrix-columns-spanned="2" table:number-matrix-rows-spanned="1" table:formula="of:=MMULT([.F28:.K28];MATTRAV6)" office:value-type="float" office:value="948.108727477864" calcext:value-type="float">
            <text:p>948,109mm</text:p>
          </table:table-cell>
          <table:table-cell table:style-name="ce17" office:value-type="float" office:value="229.857517680335" calcext:value-type="float">
            <text:p>229,858mm</text:p>
          </table:table-cell>
          <table:table-cell table:number-columns-repeated="5"/>
        </table:table-row>
        <table:table-row table:style-name="ro1">
          <table:table-cell table:number-columns-repeated="2"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5" calcext:value-type="float">
            <text:p>0,50</text:p>
          </table:table-cell>
          <table:table-cell table:formula="of:=[.$E29]^[.F$10]" office:value-type="float" office:value="1" calcext:value-type="float">
            <text:p>1,00</text:p>
          </table:table-cell>
          <table:table-cell table:formula="of:=[.$E29]^[.G$10]" office:value-type="float" office:value="0.5" calcext:value-type="float">
            <text:p>0,50</text:p>
          </table:table-cell>
          <table:table-cell table:formula="of:=[.$E29]^[.H$10]" office:value-type="float" office:value="0.25" calcext:value-type="float">
            <text:p>0,25</text:p>
          </table:table-cell>
          <table:table-cell table:formula="of:=[.$E29]^[.I$10]" office:value-type="float" office:value="0.125" calcext:value-type="float">
            <text:p>0,13</text:p>
          </table:table-cell>
          <table:table-cell table:formula="of:=[.$E29]^[.J$10]" office:value-type="float" office:value="0.0625" calcext:value-type="float">
            <text:p>0,06</text:p>
          </table:table-cell>
          <table:table-cell table:formula="of:=[.$E29]^[.K$10]" office:value-type="float" office:value="0.03125" calcext:value-type="float">
            <text:p>0,03</text:p>
          </table:table-cell>
          <table:table-cell/>
          <table:table-cell table:style-name="ce17" table:number-matrix-columns-spanned="2" table:number-matrix-rows-spanned="1" table:formula="of:=MMULT([.F29:.K29];MATTRAV6)" office:value-type="float" office:value="1049.39115643773" calcext:value-type="float">
            <text:p>1049,391mm</text:p>
          </table:table-cell>
          <table:table-cell table:style-name="ce17" office:value-type="float" office:value="214.209792098268" calcext:value-type="float">
            <text:p>214,21mm</text:p>
          </table:table-cell>
          <table:table-cell table:number-columns-repeated="5"/>
        </table:table-row>
        <table:table-row table:style-name="ro1">
          <table:table-cell table:style-name="ce17" table:formula="of:=[.A29]+[.$B$2]/[.$B$4]" office:value-type="float" office:value="400" calcext:value-type="float">
            <text:p>4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table:formula="of:=[.$E30]^[.F$10]" office:value-type="float" office:value="1" calcext:value-type="float">
            <text:p>1,00</text:p>
          </table:table-cell>
          <table:table-cell table:formula="of:=[.$E30]^[.G$10]" office:value-type="float" office:value="0.55" calcext:value-type="float">
            <text:p>0,55</text:p>
          </table:table-cell>
          <table:table-cell table:formula="of:=[.$E30]^[.H$10]" office:value-type="float" office:value="0.3025" calcext:value-type="float">
            <text:p>0,30</text:p>
          </table:table-cell>
          <table:table-cell table:formula="of:=[.$E30]^[.I$10]" office:value-type="float" office:value="0.166375" calcext:value-type="float">
            <text:p>0,17</text:p>
          </table:table-cell>
          <table:table-cell table:formula="of:=[.$E30]^[.J$10]" office:value-type="float" office:value="0.09150625" calcext:value-type="float">
            <text:p>0,09</text:p>
          </table:table-cell>
          <table:table-cell table:formula="of:=[.$E30]^[.K$10]" office:value-type="float" office:value="0.0503284375" calcext:value-type="float">
            <text:p>0,05</text:p>
          </table:table-cell>
          <table:table-cell/>
          <table:table-cell table:style-name="ce17" table:number-matrix-columns-spanned="2" table:number-matrix-rows-spanned="1" table:formula="of:=MMULT([.F30:.K30];MATTRAV6)" office:value-type="float" office:value="1149.67334027974" calcext:value-type="float">
            <text:p>1149,673mm</text:p>
          </table:table-cell>
          <table:table-cell table:style-name="ce17" office:value-type="float" office:value="197.223718200554" calcext:value-type="float">
            <text:p>197,224mm</text:p>
          </table:table-cell>
          <table:table-cell table:number-columns-repeated="5"/>
        </table:table-row>
        <table:table-row table:style-name="ro1">
          <table:table-cell table:style-name="ce17" table:formula="of:=[.A30]+[.$B$2]/[.$B$4]" office:value-type="float" office:value="800" calcext:value-type="float">
            <text:p>8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6" calcext:value-type="float">
            <text:p>0,60</text:p>
          </table:table-cell>
          <table:table-cell table:formula="of:=[.$E31]^[.F$10]" office:value-type="float" office:value="1" calcext:value-type="float">
            <text:p>1,00</text:p>
          </table:table-cell>
          <table:table-cell table:formula="of:=[.$E31]^[.G$10]" office:value-type="float" office:value="0.6" calcext:value-type="float">
            <text:p>0,60</text:p>
          </table:table-cell>
          <table:table-cell table:formula="of:=[.$E31]^[.H$10]" office:value-type="float" office:value="0.36" calcext:value-type="float">
            <text:p>0,36</text:p>
          </table:table-cell>
          <table:table-cell table:formula="of:=[.$E31]^[.I$10]" office:value-type="float" office:value="0.216" calcext:value-type="float">
            <text:p>0,22</text:p>
          </table:table-cell>
          <table:table-cell table:formula="of:=[.$E31]^[.J$10]" office:value-type="float" office:value="0.1296" calcext:value-type="float">
            <text:p>0,13</text:p>
          </table:table-cell>
          <table:table-cell table:formula="of:=[.$E31]^[.K$10]" office:value-type="float" office:value="0.07776" calcext:value-type="float">
            <text:p>0,08</text:p>
          </table:table-cell>
          <table:table-cell/>
          <table:table-cell table:style-name="ce17" table:number-matrix-columns-spanned="2" table:number-matrix-rows-spanned="1" table:formula="of:=MMULT([.F31:.K31];MATTRAV6)" office:value-type="float" office:value="1248.90850487276" calcext:value-type="float">
            <text:p>1248,909mm</text:p>
          </table:table-cell>
          <table:table-cell table:style-name="ce17" office:value-type="float" office:value="178.981091653496" calcext:value-type="float">
            <text:p>178,981mm</text:p>
          </table:table-cell>
          <table:table-cell table:number-columns-repeated="5"/>
        </table:table-row>
        <table:table-row table:style-name="ro1">
          <table:table-cell table:style-name="ce17" table:formula="of:=[.A31]+[.$B$2]/[.$B$4]" office:value-type="float" office:value="1200" calcext:value-type="float">
            <text:p>12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65" calcext:value-type="float">
            <text:p>0,65</text:p>
          </table:table-cell>
          <table:table-cell table:formula="of:=[.$E32]^[.F$10]" office:value-type="float" office:value="1" calcext:value-type="float">
            <text:p>1,00</text:p>
          </table:table-cell>
          <table:table-cell table:formula="of:=[.$E32]^[.G$10]" office:value-type="float" office:value="0.65" calcext:value-type="float">
            <text:p>0,65</text:p>
          </table:table-cell>
          <table:table-cell table:formula="of:=[.$E32]^[.H$10]" office:value-type="float" office:value="0.4225" calcext:value-type="float">
            <text:p>0,42</text:p>
          </table:table-cell>
          <table:table-cell table:formula="of:=[.$E32]^[.I$10]" office:value-type="float" office:value="0.274625" calcext:value-type="float">
            <text:p>0,27</text:p>
          </table:table-cell>
          <table:table-cell table:formula="of:=[.$E32]^[.J$10]" office:value-type="float" office:value="0.17850625" calcext:value-type="float">
            <text:p>0,18</text:p>
          </table:table-cell>
          <table:table-cell table:formula="of:=[.$E32]^[.K$10]" office:value-type="float" office:value="0.1160290625" calcext:value-type="float">
            <text:p>0,12</text:p>
          </table:table-cell>
          <table:table-cell/>
          <table:table-cell table:style-name="ce17" table:number-matrix-columns-spanned="2" table:number-matrix-rows-spanned="1" table:formula="of:=MMULT([.F32:.K32];MATTRAV6)" office:value-type="float" office:value="1347.05140562919" calcext:value-type="float">
            <text:p>1347,051mm</text:p>
          </table:table-cell>
          <table:table-cell table:style-name="ce17" office:value-type="float" office:value="159.57054256111" calcext:value-type="float">
            <text:p>159,571mm</text:p>
          </table:table-cell>
          <table:table-cell table:number-columns-repeated="5"/>
        </table:table-row>
        <table:table-row table:style-name="ro1">
          <table:table-cell table:style-name="ce17" table:formula="of:=[.A32]+[.$B$2]/[.$B$4]" office:value-type="float" office:value="1600" calcext:value-type="float">
            <text:p>16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7" calcext:value-type="float">
            <text:p>0,70</text:p>
          </table:table-cell>
          <table:table-cell table:formula="of:=[.$E33]^[.F$10]" office:value-type="float" office:value="1" calcext:value-type="float">
            <text:p>1,00</text:p>
          </table:table-cell>
          <table:table-cell table:formula="of:=[.$E33]^[.G$10]" office:value-type="float" office:value="0.7" calcext:value-type="float">
            <text:p>0,70</text:p>
          </table:table-cell>
          <table:table-cell table:formula="of:=[.$E33]^[.H$10]" office:value-type="float" office:value="0.49" calcext:value-type="float">
            <text:p>0,49</text:p>
          </table:table-cell>
          <table:table-cell table:formula="of:=[.$E33]^[.I$10]" office:value-type="float" office:value="0.343" calcext:value-type="float">
            <text:p>0,34</text:p>
          </table:table-cell>
          <table:table-cell table:formula="of:=[.$E33]^[.J$10]" office:value-type="float" office:value="0.2401" calcext:value-type="float">
            <text:p>0,24</text:p>
          </table:table-cell>
          <table:table-cell table:formula="of:=[.$E33]^[.K$10]" office:value-type="float" office:value="0.16807" calcext:value-type="float">
            <text:p>0,17</text:p>
          </table:table-cell>
          <table:table-cell/>
          <table:table-cell table:style-name="ce17" table:number-matrix-columns-spanned="2" table:number-matrix-rows-spanned="1" table:formula="of:=MMULT([.F33:.K33];MATTRAV6)" office:value-type="float" office:value="1444.05835135282" calcext:value-type="float">
            <text:p>1444,058mm</text:p>
          </table:table-cell>
          <table:table-cell table:style-name="ce17" office:value-type="float" office:value="139.087805966638" calcext:value-type="float">
            <text:p>139,088mm</text:p>
          </table:table-cell>
          <table:table-cell table:number-columns-repeated="5"/>
        </table:table-row>
        <table:table-row table:style-name="ro1">
          <table:table-cell table:style-name="ce17" table:formula="of:=[.A33]+[.$B$2]/[.$B$4]" office:value-type="float" office:value="2000" calcext:value-type="float">
            <text:p>20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table:formula="of:=[.$E34]^[.F$10]" office:value-type="float" office:value="1" calcext:value-type="float">
            <text:p>1,00</text:p>
          </table:table-cell>
          <table:table-cell table:formula="of:=[.$E34]^[.G$10]" office:value-type="float" office:value="0.75" calcext:value-type="float">
            <text:p>0,75</text:p>
          </table:table-cell>
          <table:table-cell table:formula="of:=[.$E34]^[.H$10]" office:value-type="float" office:value="0.5625" calcext:value-type="float">
            <text:p>0,56</text:p>
          </table:table-cell>
          <table:table-cell table:formula="of:=[.$E34]^[.I$10]" office:value-type="float" office:value="0.421875" calcext:value-type="float">
            <text:p>0,42</text:p>
          </table:table-cell>
          <table:table-cell table:formula="of:=[.$E34]^[.J$10]" office:value-type="float" office:value="0.31640625" calcext:value-type="float">
            <text:p>0,32</text:p>
          </table:table-cell>
          <table:table-cell table:formula="of:=[.$E34]^[.K$10]" office:value-type="float" office:value="0.2373046875" calcext:value-type="float">
            <text:p>0,24</text:p>
          </table:table-cell>
          <table:table-cell/>
          <table:table-cell table:style-name="ce17" table:number-matrix-columns-spanned="2" table:number-matrix-rows-spanned="1" table:formula="of:=MMULT([.F34:.K34];MATTRAV6)" office:value-type="float" office:value="1539.88722808673" calcext:value-type="float">
            <text:p>1539,887mm</text:p>
          </table:table-cell>
          <table:table-cell table:style-name="ce17" office:value-type="float" office:value="117.635992354053" calcext:value-type="float">
            <text:p>117,636mm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2" table:number-rows-spanned="1">
            <text:p>Points sur la longueur</text:p>
          </table:table-cell>
          <table:covered-table-cell/>
          <table:table-cell table:number-columns-repeated="2"/>
          <table:table-cell office:value-type="float" office:value="0.8" calcext:value-type="float">
            <text:p>0,80</text:p>
          </table:table-cell>
          <table:table-cell table:formula="of:=[.$E35]^[.F$10]" office:value-type="float" office:value="1" calcext:value-type="float">
            <text:p>1,00</text:p>
          </table:table-cell>
          <table:table-cell table:formula="of:=[.$E35]^[.G$10]" office:value-type="float" office:value="0.8" calcext:value-type="float">
            <text:p>0,80</text:p>
          </table:table-cell>
          <table:table-cell table:formula="of:=[.$E35]^[.H$10]" office:value-type="float" office:value="0.64" calcext:value-type="float">
            <text:p>0,64</text:p>
          </table:table-cell>
          <table:table-cell table:formula="of:=[.$E35]^[.I$10]" office:value-type="float" office:value="0.512" calcext:value-type="float">
            <text:p>0,51</text:p>
          </table:table-cell>
          <table:table-cell table:formula="of:=[.$E35]^[.J$10]" office:value-type="float" office:value="0.4096" calcext:value-type="float">
            <text:p>0,41</text:p>
          </table:table-cell>
          <table:table-cell table:formula="of:=[.$E35]^[.K$10]" office:value-type="float" office:value="0.32768" calcext:value-type="float">
            <text:p>0,33</text:p>
          </table:table-cell>
          <table:table-cell/>
          <table:table-cell table:style-name="ce17" table:number-matrix-columns-spanned="2" table:number-matrix-rows-spanned="1" table:formula="of:=MMULT([.F35:.K35];MATTRAV6)" office:value-type="float" office:value="1634.49752296116" calcext:value-type="float">
            <text:p>1634,498mm</text:p>
          </table:table-cell>
          <table:table-cell table:style-name="ce17" office:value-type="float" office:value="95.325858149571" calcext:value-type="float">
            <text:p>95,326m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85" calcext:value-type="float">
            <text:p>0,85</text:p>
          </table:table-cell>
          <table:table-cell table:formula="of:=[.$E36]^[.F$10]" office:value-type="float" office:value="1" calcext:value-type="float">
            <text:p>1,00</text:p>
          </table:table-cell>
          <table:table-cell table:formula="of:=[.$E36]^[.G$10]" office:value-type="float" office:value="0.85" calcext:value-type="float">
            <text:p>0,85</text:p>
          </table:table-cell>
          <table:table-cell table:formula="of:=[.$E36]^[.H$10]" office:value-type="float" office:value="0.7225" calcext:value-type="float">
            <text:p>0,72</text:p>
          </table:table-cell>
          <table:table-cell table:formula="of:=[.$E36]^[.I$10]" office:value-type="float" office:value="0.614125" calcext:value-type="float">
            <text:p>0,61</text:p>
          </table:table-cell>
          <table:table-cell table:formula="of:=[.$E36]^[.J$10]" office:value-type="float" office:value="0.52200625" calcext:value-type="float">
            <text:p>0,52</text:p>
          </table:table-cell>
          <table:table-cell table:formula="of:=[.$E36]^[.K$10]" office:value-type="float" office:value="0.4437053125" calcext:value-type="float">
            <text:p>0,44</text:p>
          </table:table-cell>
          <table:table-cell/>
          <table:table-cell table:style-name="ce17" table:number-matrix-columns-spanned="2" table:number-matrix-rows-spanned="1" table:formula="of:=MMULT([.F36:.K36];MATTRAV6)" office:value-type="float" office:value="1727.85034804135" calcext:value-type="float">
            <text:p>1727,85mm</text:p>
          </table:table-cell>
          <table:table-cell table:style-name="ce17" office:value-type="float" office:value="72.276076223159" calcext:value-type="float">
            <text:p>72,276m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9" calcext:value-type="float">
            <text:p>0,90</text:p>
          </table:table-cell>
          <table:table-cell table:formula="of:=[.$E37]^[.F$10]" office:value-type="float" office:value="1" calcext:value-type="float">
            <text:p>1,00</text:p>
          </table:table-cell>
          <table:table-cell table:formula="of:=[.$E37]^[.G$10]" office:value-type="float" office:value="0.9" calcext:value-type="float">
            <text:p>0,90</text:p>
          </table:table-cell>
          <table:table-cell table:formula="of:=[.$E37]^[.H$10]" office:value-type="float" office:value="0.81" calcext:value-type="float">
            <text:p>0,81</text:p>
          </table:table-cell>
          <table:table-cell table:formula="of:=[.$E37]^[.I$10]" office:value-type="float" office:value="0.729" calcext:value-type="float">
            <text:p>0,73</text:p>
          </table:table-cell>
          <table:table-cell table:formula="of:=[.$E37]^[.J$10]" office:value-type="float" office:value="0.6561" calcext:value-type="float">
            <text:p>0,66</text:p>
          </table:table-cell>
          <table:table-cell table:formula="of:=[.$E37]^[.K$10]" office:value-type="float" office:value="0.59049" calcext:value-type="float">
            <text:p>0,59</text:p>
          </table:table-cell>
          <table:table-cell/>
          <table:table-cell table:style-name="ce17" table:number-matrix-columns-spanned="2" table:number-matrix-rows-spanned="1" table:formula="of:=MMULT([.F37:.K37];MATTRAV6)" office:value-type="float" office:value="1819.90846417548" calcext:value-type="float">
            <text:p>1819,908mm</text:p>
          </table:table-cell>
          <table:table-cell table:style-name="ce17" office:value-type="float" office:value="48.6135063900462" calcext:value-type="float">
            <text:p>48,614m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95" calcext:value-type="float">
            <text:p>0,95</text:p>
          </table:table-cell>
          <table:table-cell table:formula="of:=[.$E38]^[.F$10]" office:value-type="float" office:value="1" calcext:value-type="float">
            <text:p>1,00</text:p>
          </table:table-cell>
          <table:table-cell table:formula="of:=[.$E38]^[.G$10]" office:value-type="float" office:value="0.95" calcext:value-type="float">
            <text:p>0,95</text:p>
          </table:table-cell>
          <table:table-cell table:formula="of:=[.$E38]^[.H$10]" office:value-type="float" office:value="0.9025" calcext:value-type="float">
            <text:p>0,90</text:p>
          </table:table-cell>
          <table:table-cell table:formula="of:=[.$E38]^[.I$10]" office:value-type="float" office:value="0.857375" calcext:value-type="float">
            <text:p>0,86</text:p>
          </table:table-cell>
          <table:table-cell table:formula="of:=[.$E38]^[.J$10]" office:value-type="float" office:value="0.81450625" calcext:value-type="float">
            <text:p>0,81</text:p>
          </table:table-cell>
          <table:table-cell table:formula="of:=[.$E38]^[.K$10]" office:value-type="float" office:value="0.7737809375" calcext:value-type="float">
            <text:p>0,77</text:p>
          </table:table-cell>
          <table:table-cell/>
          <table:table-cell table:style-name="ce17" table:number-matrix-columns-spanned="2" table:number-matrix-rows-spanned="1" table:formula="of:=MMULT([.F38:.K38];MATTRAV6)" office:value-type="float" office:value="1910.63630484249" calcext:value-type="float">
            <text:p>1910,636mm</text:p>
          </table:table-cell>
          <table:table-cell table:style-name="ce17" office:value-type="float" office:value="24.4734659122329" calcext:value-type="float">
            <text:p>24,473m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,00</text:p>
          </table:table-cell>
          <table:table-cell table:formula="of:=[.$E39]^[.F$10]" office:value-type="float" office:value="1" calcext:value-type="float">
            <text:p>1,00</text:p>
          </table:table-cell>
          <table:table-cell table:formula="of:=[.$E39]^[.G$10]" office:value-type="float" office:value="1" calcext:value-type="float">
            <text:p>1,00</text:p>
          </table:table-cell>
          <table:table-cell table:formula="of:=[.$E39]^[.H$10]" office:value-type="float" office:value="1" calcext:value-type="float">
            <text:p>1,00</text:p>
          </table:table-cell>
          <table:table-cell table:formula="of:=[.$E39]^[.I$10]" office:value-type="float" office:value="1" calcext:value-type="float">
            <text:p>1,00</text:p>
          </table:table-cell>
          <table:table-cell table:formula="of:=[.$E39]^[.J$10]" office:value-type="float" office:value="1" calcext:value-type="float">
            <text:p>1,00</text:p>
          </table:table-cell>
          <table:table-cell table:formula="of:=[.$E39]^[.K$10]" office:value-type="float" office:value="1" calcext:value-type="float">
            <text:p>1,00</text:p>
          </table:table-cell>
          <table:table-cell/>
          <table:table-cell table:style-name="ce17" table:number-matrix-columns-spanned="2" table:number-matrix-rows-spanned="1" table:formula="of:=MMULT([.F39:.K39];MATTRAV6)" office:value-type="float" office:value="2000" calcext:value-type="float">
            <text:p>20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7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4"/>
          <table:table-cell office:value-type="float" office:value="0" calcext:value-type="float">
            <text:p>0,00</text:p>
          </table:table-cell>
          <table:table-cell table:formula="of:=IF([.F$10]&lt;&gt;0;[.F$10]*[.$E41]^([.F$10]-1);0)" office:value-type="float" office:value="0" calcext:value-type="float">
            <text:p>0,00</text:p>
          </table:table-cell>
          <table:table-cell table:formula="of:=IF([.G$10]&lt;&gt;0;[.G$10]*[.$E41]^([.G$10]-1);0)" office:value-type="float" office:value="1" calcext:value-type="float">
            <text:p>1,00</text:p>
          </table:table-cell>
          <table:table-cell table:formula="of:=IF([.H$10]&lt;&gt;0;[.H$10]*[.$E41]^([.H$10]-1);0)" office:value-type="float" office:value="0" calcext:value-type="float">
            <text:p>0,00</text:p>
          </table:table-cell>
          <table:table-cell table:formula="of:=IF([.I$10]&lt;&gt;0;[.I$10]*[.$E41]^([.I$10]-1);0)" office:value-type="float" office:value="0" calcext:value-type="float">
            <text:p>0,00</text:p>
          </table:table-cell>
          <table:table-cell table:formula="of:=IF([.J$10]&lt;&gt;0;[.J$10]*[.$E41]^([.J$10]-1);0)" office:value-type="float" office:value="0" calcext:value-type="float">
            <text:p>0,00</text:p>
          </table:table-cell>
          <table:table-cell table:formula="of:=IF([.K$10]&lt;&gt;0;[.K$10]*[.$E41]^([.K$10]-1);0)" office:value-type="float" office:value="0" calcext:value-type="float">
            <text:p>0,00</text:p>
          </table:table-cell>
          <table:table-cell/>
          <table:table-cell table:number-matrix-columns-spanned="2" table:number-matrix-rows-spanned="1" table:formula="of:=MMULT([.F41:.K41];MATTRAV6)/1000" office:value-type="float" office:value="2.16352549156242" calcext:value-type="float">
            <text:p>2,164m</text:p>
          </table:table-cell>
          <table:table-cell office:value-type="float" office:value="0" calcext:value-type="float">
            <text:p>0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5" calcext:value-type="float">
            <text:p>0,05</text:p>
          </table:table-cell>
          <table:table-cell table:formula="of:=IF([.F$10]&lt;&gt;0;[.F$10]*[.$E42]^([.F$10]-1);0)" office:value-type="float" office:value="0" calcext:value-type="float">
            <text:p>0,00</text:p>
          </table:table-cell>
          <table:table-cell table:formula="of:=IF([.G$10]&lt;&gt;0;[.G$10]*[.$E42]^([.G$10]-1);0)" office:value-type="float" office:value="1" calcext:value-type="float">
            <text:p>1,00</text:p>
          </table:table-cell>
          <table:table-cell table:formula="of:=IF([.H$10]&lt;&gt;0;[.H$10]*[.$E42]^([.H$10]-1);0)" office:value-type="float" office:value="0.1" calcext:value-type="float">
            <text:p>0,10</text:p>
          </table:table-cell>
          <table:table-cell table:formula="of:=IF([.I$10]&lt;&gt;0;[.I$10]*[.$E42]^([.I$10]-1);0)" office:value-type="float" office:value="0.0075" calcext:value-type="float">
            <text:p>0,01</text:p>
          </table:table-cell>
          <table:table-cell table:formula="of:=IF([.J$10]&lt;&gt;0;[.J$10]*[.$E42]^([.J$10]-1);0)" office:value-type="float" office:value="0.0005" calcext:value-type="float">
            <text:p>0,00</text:p>
          </table:table-cell>
          <table:table-cell table:formula="of:=IF([.K$10]&lt;&gt;0;[.K$10]*[.$E42]^([.K$10]-1);0)" office:value-type="float" office:value="0.00003125" calcext:value-type="float">
            <text:p>0,00</text:p>
          </table:table-cell>
          <table:table-cell/>
          <table:table-cell table:number-matrix-columns-spanned="2" table:number-matrix-rows-spanned="1" table:formula="of:=MMULT([.F42:.K42];MATTRAV6)/1000" office:value-type="float" office:value="2.15384113951872" calcext:value-type="float">
            <text:p>2,154m</text:p>
          </table:table-cell>
          <table:table-cell office:value-type="float" office:value="-0.0365284499152489" calcext:value-type="float">
            <text:p>-0,037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" calcext:value-type="float">
            <text:p>0,10</text:p>
          </table:table-cell>
          <table:table-cell table:formula="of:=IF([.F$10]&lt;&gt;0;[.F$10]*[.$E43]^([.F$10]-1);0)" office:value-type="float" office:value="0" calcext:value-type="float">
            <text:p>0,00</text:p>
          </table:table-cell>
          <table:table-cell table:formula="of:=IF([.G$10]&lt;&gt;0;[.G$10]*[.$E43]^([.G$10]-1);0)" office:value-type="float" office:value="1" calcext:value-type="float">
            <text:p>1,00</text:p>
          </table:table-cell>
          <table:table-cell table:formula="of:=IF([.H$10]&lt;&gt;0;[.H$10]*[.$E43]^([.H$10]-1);0)" office:value-type="float" office:value="0.2" calcext:value-type="float">
            <text:p>0,20</text:p>
          </table:table-cell>
          <table:table-cell table:formula="of:=IF([.I$10]&lt;&gt;0;[.I$10]*[.$E43]^([.I$10]-1);0)" office:value-type="float" office:value="0.03" calcext:value-type="float">
            <text:p>0,03</text:p>
          </table:table-cell>
          <table:table-cell table:formula="of:=IF([.J$10]&lt;&gt;0;[.J$10]*[.$E43]^([.J$10]-1);0)" office:value-type="float" office:value="0.004" calcext:value-type="float">
            <text:p>0,00</text:p>
          </table:table-cell>
          <table:table-cell table:formula="of:=IF([.K$10]&lt;&gt;0;[.K$10]*[.$E43]^([.K$10]-1);0)" office:value-type="float" office:value="0.0005" calcext:value-type="float">
            <text:p>0,00</text:p>
          </table:table-cell>
          <table:table-cell/>
          <table:table-cell table:number-matrix-columns-spanned="2" table:number-matrix-rows-spanned="1" table:formula="of:=MMULT([.F43:.K43];MATTRAV6)/1000" office:value-type="float" office:value="2.14295445996597" calcext:value-type="float">
            <text:p>2,143m</text:p>
          </table:table-cell>
          <table:table-cell office:value-type="float" office:value="-0.0724499298321103" calcext:value-type="float">
            <text:p>-0,072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5" calcext:value-type="float">
            <text:p>0,15</text:p>
          </table:table-cell>
          <table:table-cell table:formula="of:=IF([.F$10]&lt;&gt;0;[.F$10]*[.$E44]^([.F$10]-1);0)" office:value-type="float" office:value="0" calcext:value-type="float">
            <text:p>0,00</text:p>
          </table:table-cell>
          <table:table-cell table:formula="of:=IF([.G$10]&lt;&gt;0;[.G$10]*[.$E44]^([.G$10]-1);0)" office:value-type="float" office:value="1" calcext:value-type="float">
            <text:p>1,00</text:p>
          </table:table-cell>
          <table:table-cell table:formula="of:=IF([.H$10]&lt;&gt;0;[.H$10]*[.$E44]^([.H$10]-1);0)" office:value-type="float" office:value="0.3" calcext:value-type="float">
            <text:p>0,30</text:p>
          </table:table-cell>
          <table:table-cell table:formula="of:=IF([.I$10]&lt;&gt;0;[.I$10]*[.$E44]^([.I$10]-1);0)" office:value-type="float" office:value="0.0675" calcext:value-type="float">
            <text:p>0,07</text:p>
          </table:table-cell>
          <table:table-cell table:formula="of:=IF([.J$10]&lt;&gt;0;[.J$10]*[.$E44]^([.J$10]-1);0)" office:value-type="float" office:value="0.0135" calcext:value-type="float">
            <text:p>0,01</text:p>
          </table:table-cell>
          <table:table-cell table:formula="of:=IF([.K$10]&lt;&gt;0;[.K$10]*[.$E44]^([.K$10]-1);0)" office:value-type="float" office:value="0.00253125" calcext:value-type="float">
            <text:p>0,00</text:p>
          </table:table-cell>
          <table:table-cell/>
          <table:table-cell table:number-matrix-columns-spanned="2" table:number-matrix-rows-spanned="1" table:formula="of:=MMULT([.F44:.K44];MATTRAV6)/1000" office:value-type="float" office:value="2.13089151267819" calcext:value-type="float">
            <text:p>2,131m</text:p>
          </table:table-cell>
          <table:table-cell office:value-type="float" office:value="-0.107679146283134" calcext:value-type="float">
            <text:p>-0,108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" calcext:value-type="float">
            <text:p>0,20</text:p>
          </table:table-cell>
          <table:table-cell table:formula="of:=IF([.F$10]&lt;&gt;0;[.F$10]*[.$E45]^([.F$10]-1);0)" office:value-type="float" office:value="0" calcext:value-type="float">
            <text:p>0,00</text:p>
          </table:table-cell>
          <table:table-cell table:formula="of:=IF([.G$10]&lt;&gt;0;[.G$10]*[.$E45]^([.G$10]-1);0)" office:value-type="float" office:value="1" calcext:value-type="float">
            <text:p>1,00</text:p>
          </table:table-cell>
          <table:table-cell table:formula="of:=IF([.H$10]&lt;&gt;0;[.H$10]*[.$E45]^([.H$10]-1);0)" office:value-type="float" office:value="0.4" calcext:value-type="float">
            <text:p>0,40</text:p>
          </table:table-cell>
          <table:table-cell table:formula="of:=IF([.I$10]&lt;&gt;0;[.I$10]*[.$E45]^([.I$10]-1);0)" office:value-type="float" office:value="0.12" calcext:value-type="float">
            <text:p>0,12</text:p>
          </table:table-cell>
          <table:table-cell table:formula="of:=IF([.J$10]&lt;&gt;0;[.J$10]*[.$E45]^([.J$10]-1);0)" office:value-type="float" office:value="0.032" calcext:value-type="float">
            <text:p>0,03</text:p>
          </table:table-cell>
          <table:table-cell table:formula="of:=IF([.K$10]&lt;&gt;0;[.K$10]*[.$E45]^([.K$10]-1);0)" office:value-type="float" office:value="0.008" calcext:value-type="float">
            <text:p>0,01</text:p>
          </table:table-cell>
          <table:table-cell/>
          <table:table-cell table:number-matrix-columns-spanned="2" table:number-matrix-rows-spanned="1" table:formula="of:=MMULT([.F45:.K45];MATTRAV6)/1000" office:value-type="float" office:value="2.11767883438692" calcext:value-type="float">
            <text:p>2,118m</text:p>
          </table:table-cell>
          <table:table-cell office:value-type="float" office:value="-0.142125395770679" calcext:value-type="float">
            <text:p>-0,142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5" calcext:value-type="float">
            <text:p>0,25</text:p>
          </table:table-cell>
          <table:table-cell table:formula="of:=IF([.F$10]&lt;&gt;0;[.F$10]*[.$E46]^([.F$10]-1);0)" office:value-type="float" office:value="0" calcext:value-type="float">
            <text:p>0,00</text:p>
          </table:table-cell>
          <table:table-cell table:formula="of:=IF([.G$10]&lt;&gt;0;[.G$10]*[.$E46]^([.G$10]-1);0)" office:value-type="float" office:value="1" calcext:value-type="float">
            <text:p>1,00</text:p>
          </table:table-cell>
          <table:table-cell table:formula="of:=IF([.H$10]&lt;&gt;0;[.H$10]*[.$E46]^([.H$10]-1);0)" office:value-type="float" office:value="0.5" calcext:value-type="float">
            <text:p>0,50</text:p>
          </table:table-cell>
          <table:table-cell table:formula="of:=IF([.I$10]&lt;&gt;0;[.I$10]*[.$E46]^([.I$10]-1);0)" office:value-type="float" office:value="0.1875" calcext:value-type="float">
            <text:p>0,19</text:p>
          </table:table-cell>
          <table:table-cell table:formula="of:=IF([.J$10]&lt;&gt;0;[.J$10]*[.$E46]^([.J$10]-1);0)" office:value-type="float" office:value="0.0625" calcext:value-type="float">
            <text:p>0,06</text:p>
          </table:table-cell>
          <table:table-cell table:formula="of:=IF([.K$10]&lt;&gt;0;[.K$10]*[.$E46]^([.K$10]-1);0)" office:value-type="float" office:value="0.01953125" calcext:value-type="float">
            <text:p>0,02</text:p>
          </table:table-cell>
          <table:table-cell/>
          <table:table-cell table:number-matrix-columns-spanned="2" table:number-matrix-rows-spanned="1" table:formula="of:=MMULT([.F46:.K46];MATTRAV6)/1000" office:value-type="float" office:value="2.10334343878123" calcext:value-type="float">
            <text:p>2,103m</text:p>
          </table:table-cell>
          <table:table-cell office:value-type="float" office:value="-0.175692564766912" calcext:value-type="float">
            <text:p>-0,176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3" calcext:value-type="float">
            <text:p>0,30</text:p>
          </table:table-cell>
          <table:table-cell table:formula="of:=IF([.F$10]&lt;&gt;0;[.F$10]*[.$E47]^([.F$10]-1);0)" office:value-type="float" office:value="0" calcext:value-type="float">
            <text:p>0,00</text:p>
          </table:table-cell>
          <table:table-cell table:formula="of:=IF([.G$10]&lt;&gt;0;[.G$10]*[.$E47]^([.G$10]-1);0)" office:value-type="float" office:value="1" calcext:value-type="float">
            <text:p>1,00</text:p>
          </table:table-cell>
          <table:table-cell table:formula="of:=IF([.H$10]&lt;&gt;0;[.H$10]*[.$E47]^([.H$10]-1);0)" office:value-type="float" office:value="0.6" calcext:value-type="float">
            <text:p>0,60</text:p>
          </table:table-cell>
          <table:table-cell table:formula="of:=IF([.I$10]&lt;&gt;0;[.I$10]*[.$E47]^([.I$10]-1);0)" office:value-type="float" office:value="0.27" calcext:value-type="float">
            <text:p>0,27</text:p>
          </table:table-cell>
          <table:table-cell table:formula="of:=IF([.J$10]&lt;&gt;0;[.J$10]*[.$E47]^([.J$10]-1);0)" office:value-type="float" office:value="0.108" calcext:value-type="float">
            <text:p>0,11</text:p>
          </table:table-cell>
          <table:table-cell table:formula="of:=IF([.K$10]&lt;&gt;0;[.K$10]*[.$E47]^([.K$10]-1);0)" office:value-type="float" office:value="0.0405" calcext:value-type="float">
            <text:p>0,04</text:p>
          </table:table-cell>
          <table:table-cell/>
          <table:table-cell table:number-matrix-columns-spanned="2" table:number-matrix-rows-spanned="1" table:formula="of:=MMULT([.F47:.K47];MATTRAV6)/1000" office:value-type="float" office:value="2.08791281650771" calcext:value-type="float">
            <text:p>2,088m</text:p>
          </table:table-cell>
          <table:table-cell office:value-type="float" office:value="-0.208279129713807" calcext:value-type="float">
            <text:p>-0,208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35" calcext:value-type="float">
            <text:p>0,35</text:p>
          </table:table-cell>
          <table:table-cell table:formula="of:=IF([.F$10]&lt;&gt;0;[.F$10]*[.$E48]^([.F$10]-1);0)" office:value-type="float" office:value="0" calcext:value-type="float">
            <text:p>0,00</text:p>
          </table:table-cell>
          <table:table-cell table:formula="of:=IF([.G$10]&lt;&gt;0;[.G$10]*[.$E48]^([.G$10]-1);0)" office:value-type="float" office:value="1" calcext:value-type="float">
            <text:p>1,00</text:p>
          </table:table-cell>
          <table:table-cell table:formula="of:=IF([.H$10]&lt;&gt;0;[.H$10]*[.$E48]^([.H$10]-1);0)" office:value-type="float" office:value="0.7" calcext:value-type="float">
            <text:p>0,70</text:p>
          </table:table-cell>
          <table:table-cell table:formula="of:=IF([.I$10]&lt;&gt;0;[.I$10]*[.$E48]^([.I$10]-1);0)" office:value-type="float" office:value="0.3675" calcext:value-type="float">
            <text:p>0,37</text:p>
          </table:table-cell>
          <table:table-cell table:formula="of:=IF([.J$10]&lt;&gt;0;[.J$10]*[.$E48]^([.J$10]-1);0)" office:value-type="float" office:value="0.1715" calcext:value-type="float">
            <text:p>0,17</text:p>
          </table:table-cell>
          <table:table-cell table:formula="of:=IF([.K$10]&lt;&gt;0;[.K$10]*[.$E48]^([.K$10]-1);0)" office:value-type="float" office:value="0.07503125" calcext:value-type="float">
            <text:p>0,08</text:p>
          </table:table-cell>
          <table:table-cell/>
          <table:table-cell table:number-matrix-columns-spanned="2" table:number-matrix-rows-spanned="1" table:formula="of:=MMULT([.F48:.K48];MATTRAV6)/1000" office:value-type="float" office:value="2.07141493517048" calcext:value-type="float">
            <text:p>2,071m</text:p>
          </table:table-cell>
          <table:table-cell office:value-type="float" office:value="-0.239778157023148" calcext:value-type="float">
            <text:p>-0,24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4" calcext:value-type="float">
            <text:p>0,40</text:p>
          </table:table-cell>
          <table:table-cell table:formula="of:=IF([.F$10]&lt;&gt;0;[.F$10]*[.$E49]^([.F$10]-1);0)" office:value-type="float" office:value="0" calcext:value-type="float">
            <text:p>0,00</text:p>
          </table:table-cell>
          <table:table-cell table:formula="of:=IF([.G$10]&lt;&gt;0;[.G$10]*[.$E49]^([.G$10]-1);0)" office:value-type="float" office:value="1" calcext:value-type="float">
            <text:p>1,00</text:p>
          </table:table-cell>
          <table:table-cell table:formula="of:=IF([.H$10]&lt;&gt;0;[.H$10]*[.$E49]^([.H$10]-1);0)" office:value-type="float" office:value="0.8" calcext:value-type="float">
            <text:p>0,80</text:p>
          </table:table-cell>
          <table:table-cell table:formula="of:=IF([.I$10]&lt;&gt;0;[.I$10]*[.$E49]^([.I$10]-1);0)" office:value-type="float" office:value="0.48" calcext:value-type="float">
            <text:p>0,48</text:p>
          </table:table-cell>
          <table:table-cell table:formula="of:=IF([.J$10]&lt;&gt;0;[.J$10]*[.$E49]^([.J$10]-1);0)" office:value-type="float" office:value="0.256" calcext:value-type="float">
            <text:p>0,26</text:p>
          </table:table-cell>
          <table:table-cell table:formula="of:=IF([.K$10]&lt;&gt;0;[.K$10]*[.$E49]^([.K$10]-1);0)" office:value-type="float" office:value="0.128" calcext:value-type="float">
            <text:p>0,13</text:p>
          </table:table-cell>
          <table:table-cell/>
          <table:table-cell table:number-matrix-columns-spanned="2" table:number-matrix-rows-spanned="1" table:formula="of:=MMULT([.F49:.K49];MATTRAV6)/1000" office:value-type="float" office:value="2.05387823933117" calcext:value-type="float">
            <text:p>2,054m</text:p>
          </table:table-cell>
          <table:table-cell office:value-type="float" office:value="-0.270077303076527" calcext:value-type="float">
            <text:p>-0,27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45" calcext:value-type="float">
            <text:p>0,45</text:p>
          </table:table-cell>
          <table:table-cell table:formula="of:=IF([.F$10]&lt;&gt;0;[.F$10]*[.$E50]^([.F$10]-1);0)" office:value-type="float" office:value="0" calcext:value-type="float">
            <text:p>0,00</text:p>
          </table:table-cell>
          <table:table-cell table:formula="of:=IF([.G$10]&lt;&gt;0;[.G$10]*[.$E50]^([.G$10]-1);0)" office:value-type="float" office:value="1" calcext:value-type="float">
            <text:p>1,00</text:p>
          </table:table-cell>
          <table:table-cell table:formula="of:=IF([.H$10]&lt;&gt;0;[.H$10]*[.$E50]^([.H$10]-1);0)" office:value-type="float" office:value="0.9" calcext:value-type="float">
            <text:p>0,90</text:p>
          </table:table-cell>
          <table:table-cell table:formula="of:=IF([.I$10]&lt;&gt;0;[.I$10]*[.$E50]^([.I$10]-1);0)" office:value-type="float" office:value="0.6075" calcext:value-type="float">
            <text:p>0,61</text:p>
          </table:table-cell>
          <table:table-cell table:formula="of:=IF([.J$10]&lt;&gt;0;[.J$10]*[.$E50]^([.J$10]-1);0)" office:value-type="float" office:value="0.3645" calcext:value-type="float">
            <text:p>0,36</text:p>
          </table:table-cell>
          <table:table-cell table:formula="of:=IF([.K$10]&lt;&gt;0;[.K$10]*[.$E50]^([.K$10]-1);0)" office:value-type="float" office:value="0.20503125" calcext:value-type="float">
            <text:p>0,21</text:p>
          </table:table-cell>
          <table:table-cell/>
          <table:table-cell table:number-matrix-columns-spanned="2" table:number-matrix-rows-spanned="1" table:formula="of:=MMULT([.F50:.K50];MATTRAV6)/1000" office:value-type="float" office:value="2.03533165050895" calcext:value-type="float">
            <text:p>2,035m</text:p>
          </table:table-cell>
          <table:table-cell office:value-type="float" office:value="-0.299058814225342" calcext:value-type="float">
            <text:p>-0,299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5" calcext:value-type="float">
            <text:p>0,50</text:p>
          </table:table-cell>
          <table:table-cell table:formula="of:=IF([.F$10]&lt;&gt;0;[.F$10]*[.$E51]^([.F$10]-1);0)" office:value-type="float" office:value="0" calcext:value-type="float">
            <text:p>0,00</text:p>
          </table:table-cell>
          <table:table-cell table:formula="of:=IF([.G$10]&lt;&gt;0;[.G$10]*[.$E51]^([.G$10]-1);0)" office:value-type="float" office:value="1" calcext:value-type="float">
            <text:p>1,00</text:p>
          </table:table-cell>
          <table:table-cell table:formula="of:=IF([.H$10]&lt;&gt;0;[.H$10]*[.$E51]^([.H$10]-1);0)" office:value-type="float" office:value="1" calcext:value-type="float">
            <text:p>1,00</text:p>
          </table:table-cell>
          <table:table-cell table:formula="of:=IF([.I$10]&lt;&gt;0;[.I$10]*[.$E51]^([.I$10]-1);0)" office:value-type="float" office:value="0.75" calcext:value-type="float">
            <text:p>0,75</text:p>
          </table:table-cell>
          <table:table-cell table:formula="of:=IF([.J$10]&lt;&gt;0;[.J$10]*[.$E51]^([.J$10]-1);0)" office:value-type="float" office:value="0.5" calcext:value-type="float">
            <text:p>0,50</text:p>
          </table:table-cell>
          <table:table-cell table:formula="of:=IF([.K$10]&lt;&gt;0;[.K$10]*[.$E51]^([.K$10]-1);0)" office:value-type="float" office:value="0.3125" calcext:value-type="float">
            <text:p>0,31</text:p>
          </table:table-cell>
          <table:table-cell/>
          <table:table-cell table:number-matrix-columns-spanned="2" table:number-matrix-rows-spanned="1" table:formula="of:=MMULT([.F51:.K51];MATTRAV6)/1000" office:value-type="float" office:value="2.01580456718052" calcext:value-type="float">
            <text:p>2,016m</text:p>
          </table:table-cell>
          <table:table-cell office:value-type="float" office:value="-0.326599526790803" calcext:value-type="float">
            <text:p>-0,327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55" calcext:value-type="float">
            <text:p>0,55</text:p>
          </table:table-cell>
          <table:table-cell table:formula="of:=IF([.F$10]&lt;&gt;0;[.F$10]*[.$E52]^([.F$10]-1);0)" office:value-type="float" office:value="0" calcext:value-type="float">
            <text:p>0,00</text:p>
          </table:table-cell>
          <table:table-cell table:formula="of:=IF([.G$10]&lt;&gt;0;[.G$10]*[.$E52]^([.G$10]-1);0)" office:value-type="float" office:value="1" calcext:value-type="float">
            <text:p>1,00</text:p>
          </table:table-cell>
          <table:table-cell table:formula="of:=IF([.H$10]&lt;&gt;0;[.H$10]*[.$E52]^([.H$10]-1);0)" office:value-type="float" office:value="1.1" calcext:value-type="float">
            <text:p>1,10</text:p>
          </table:table-cell>
          <table:table-cell table:formula="of:=IF([.I$10]&lt;&gt;0;[.I$10]*[.$E52]^([.I$10]-1);0)" office:value-type="float" office:value="0.9075" calcext:value-type="float">
            <text:p>0,91</text:p>
          </table:table-cell>
          <table:table-cell table:formula="of:=IF([.J$10]&lt;&gt;0;[.J$10]*[.$E52]^([.J$10]-1);0)" office:value-type="float" office:value="0.6655" calcext:value-type="float">
            <text:p>0,67</text:p>
          </table:table-cell>
          <table:table-cell table:formula="of:=IF([.K$10]&lt;&gt;0;[.K$10]*[.$E52]^([.K$10]-1);0)" office:value-type="float" office:value="0.45753125" calcext:value-type="float">
            <text:p>0,46</text:p>
          </table:table-cell>
          <table:table-cell/>
          <table:table-cell table:number-matrix-columns-spanned="2" table:number-matrix-rows-spanned="1" table:formula="of:=MMULT([.F52:.K52];MATTRAV6)/1000" office:value-type="float" office:value="1.9953268647801" calcext:value-type="float">
            <text:p>1,995m</text:p>
          </table:table-cell>
          <table:table-cell office:value-type="float" office:value="-0.352570867063924" calcext:value-type="float">
            <text:p>-0,353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" calcext:value-type="float">
            <text:p>0,60</text:p>
          </table:table-cell>
          <table:table-cell table:formula="of:=IF([.F$10]&lt;&gt;0;[.F$10]*[.$E53]^([.F$10]-1);0)" office:value-type="float" office:value="0" calcext:value-type="float">
            <text:p>0,00</text:p>
          </table:table-cell>
          <table:table-cell table:formula="of:=IF([.G$10]&lt;&gt;0;[.G$10]*[.$E53]^([.G$10]-1);0)" office:value-type="float" office:value="1" calcext:value-type="float">
            <text:p>1,00</text:p>
          </table:table-cell>
          <table:table-cell table:formula="of:=IF([.H$10]&lt;&gt;0;[.H$10]*[.$E53]^([.H$10]-1);0)" office:value-type="float" office:value="1.2" calcext:value-type="float">
            <text:p>1,20</text:p>
          </table:table-cell>
          <table:table-cell table:formula="of:=IF([.I$10]&lt;&gt;0;[.I$10]*[.$E53]^([.I$10]-1);0)" office:value-type="float" office:value="1.08" calcext:value-type="float">
            <text:p>1,08</text:p>
          </table:table-cell>
          <table:table-cell table:formula="of:=IF([.J$10]&lt;&gt;0;[.J$10]*[.$E53]^([.J$10]-1);0)" office:value-type="float" office:value="0.864" calcext:value-type="float">
            <text:p>0,86</text:p>
          </table:table-cell>
          <table:table-cell table:formula="of:=IF([.K$10]&lt;&gt;0;[.K$10]*[.$E53]^([.K$10]-1);0)" office:value-type="float" office:value="0.648" calcext:value-type="float">
            <text:p>0,65</text:p>
          </table:table-cell>
          <table:table-cell/>
          <table:table-cell table:number-matrix-columns-spanned="2" table:number-matrix-rows-spanned="1" table:formula="of:=MMULT([.F53:.K53];MATTRAV6)/1000" office:value-type="float" office:value="1.97392889569941" calcext:value-type="float">
            <text:p>1,974m</text:p>
          </table:table-cell>
          <table:table-cell office:value-type="float" office:value="-0.376838851305532" calcext:value-type="float">
            <text:p>-0,377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5" calcext:value-type="float">
            <text:p>0,65</text:p>
          </table:table-cell>
          <table:table-cell table:formula="of:=IF([.F$10]&lt;&gt;0;[.F$10]*[.$E54]^([.F$10]-1);0)" office:value-type="float" office:value="0" calcext:value-type="float">
            <text:p>0,00</text:p>
          </table:table-cell>
          <table:table-cell table:formula="of:=IF([.G$10]&lt;&gt;0;[.G$10]*[.$E54]^([.G$10]-1);0)" office:value-type="float" office:value="1" calcext:value-type="float">
            <text:p>1,00</text:p>
          </table:table-cell>
          <table:table-cell table:formula="of:=IF([.H$10]&lt;&gt;0;[.H$10]*[.$E54]^([.H$10]-1);0)" office:value-type="float" office:value="1.3" calcext:value-type="float">
            <text:p>1,30</text:p>
          </table:table-cell>
          <table:table-cell table:formula="of:=IF([.I$10]&lt;&gt;0;[.I$10]*[.$E54]^([.I$10]-1);0)" office:value-type="float" office:value="1.2675" calcext:value-type="float">
            <text:p>1,27</text:p>
          </table:table-cell>
          <table:table-cell table:formula="of:=IF([.J$10]&lt;&gt;0;[.J$10]*[.$E54]^([.J$10]-1);0)" office:value-type="float" office:value="1.0985" calcext:value-type="float">
            <text:p>1,10</text:p>
          </table:table-cell>
          <table:table-cell table:formula="of:=IF([.K$10]&lt;&gt;0;[.K$10]*[.$E54]^([.K$10]-1);0)" office:value-type="float" office:value="0.89253125" calcext:value-type="float">
            <text:p>0,89</text:p>
          </table:table-cell>
          <table:table-cell/>
          <table:table-cell table:number-matrix-columns-spanned="2" table:number-matrix-rows-spanned="1" table:formula="of:=MMULT([.F54:.K54];MATTRAV6)/1000" office:value-type="float" office:value="1.95164148928774" calcext:value-type="float">
            <text:p>1,952m</text:p>
          </table:table-cell>
          <table:table-cell office:value-type="float" office:value="-0.399264085746258" calcext:value-type="float">
            <text:p>-0,399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" calcext:value-type="float">
            <text:p>0,70</text:p>
          </table:table-cell>
          <table:table-cell table:formula="of:=IF([.F$10]&lt;&gt;0;[.F$10]*[.$E55]^([.F$10]-1);0)" office:value-type="float" office:value="0" calcext:value-type="float">
            <text:p>0,00</text:p>
          </table:table-cell>
          <table:table-cell table:formula="of:=IF([.G$10]&lt;&gt;0;[.G$10]*[.$E55]^([.G$10]-1);0)" office:value-type="float" office:value="1" calcext:value-type="float">
            <text:p>1,00</text:p>
          </table:table-cell>
          <table:table-cell table:formula="of:=IF([.H$10]&lt;&gt;0;[.H$10]*[.$E55]^([.H$10]-1);0)" office:value-type="float" office:value="1.4" calcext:value-type="float">
            <text:p>1,40</text:p>
          </table:table-cell>
          <table:table-cell table:formula="of:=IF([.I$10]&lt;&gt;0;[.I$10]*[.$E55]^([.I$10]-1);0)" office:value-type="float" office:value="1.47" calcext:value-type="float">
            <text:p>1,47</text:p>
          </table:table-cell>
          <table:table-cell table:formula="of:=IF([.J$10]&lt;&gt;0;[.J$10]*[.$E55]^([.J$10]-1);0)" office:value-type="float" office:value="1.372" calcext:value-type="float">
            <text:p>1,37</text:p>
          </table:table-cell>
          <table:table-cell table:formula="of:=IF([.K$10]&lt;&gt;0;[.K$10]*[.$E55]^([.K$10]-1);0)" office:value-type="float" office:value="1.2005" calcext:value-type="float">
            <text:p>1,20</text:p>
          </table:table-cell>
          <table:table-cell/>
          <table:table-cell table:number-matrix-columns-spanned="2" table:number-matrix-rows-spanned="1" table:formula="of:=MMULT([.F55:.K55];MATTRAV6)/1000" office:value-type="float" office:value="1.92849595185188" calcext:value-type="float">
            <text:p>1,928m</text:p>
          </table:table-cell>
          <table:table-cell office:value-type="float" office:value="-0.419701766586543" calcext:value-type="float">
            <text:p>-0,42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5" calcext:value-type="float">
            <text:p>0,75</text:p>
          </table:table-cell>
          <table:table-cell table:formula="of:=IF([.F$10]&lt;&gt;0;[.F$10]*[.$E56]^([.F$10]-1);0)" office:value-type="float" office:value="0" calcext:value-type="float">
            <text:p>0,00</text:p>
          </table:table-cell>
          <table:table-cell table:formula="of:=IF([.G$10]&lt;&gt;0;[.G$10]*[.$E56]^([.G$10]-1);0)" office:value-type="float" office:value="1" calcext:value-type="float">
            <text:p>1,00</text:p>
          </table:table-cell>
          <table:table-cell table:formula="of:=IF([.H$10]&lt;&gt;0;[.H$10]*[.$E56]^([.H$10]-1);0)" office:value-type="float" office:value="1.5" calcext:value-type="float">
            <text:p>1,50</text:p>
          </table:table-cell>
          <table:table-cell table:formula="of:=IF([.I$10]&lt;&gt;0;[.I$10]*[.$E56]^([.I$10]-1);0)" office:value-type="float" office:value="1.6875" calcext:value-type="float">
            <text:p>1,69</text:p>
          </table:table-cell>
          <table:table-cell table:formula="of:=IF([.J$10]&lt;&gt;0;[.J$10]*[.$E56]^([.J$10]-1);0)" office:value-type="float" office:value="1.6875" calcext:value-type="float">
            <text:p>1,69</text:p>
          </table:table-cell>
          <table:table-cell table:formula="of:=IF([.K$10]&lt;&gt;0;[.K$10]*[.$E56]^([.K$10]-1);0)" office:value-type="float" office:value="1.58203125" calcext:value-type="float">
            <text:p>1,58</text:p>
          </table:table-cell>
          <table:table-cell/>
          <table:table-cell table:number-matrix-columns-spanned="2" table:number-matrix-rows-spanned="1" table:formula="of:=MMULT([.F56:.K56];MATTRAV6)/1000" office:value-type="float" office:value="1.90452406665614" calcext:value-type="float">
            <text:p>1,905m</text:p>
          </table:table-cell>
          <table:table-cell office:value-type="float" office:value="-0.438001679996637" calcext:value-type="float">
            <text:p>-0,438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8" calcext:value-type="float">
            <text:p>0,80</text:p>
          </table:table-cell>
          <table:table-cell table:formula="of:=IF([.F$10]&lt;&gt;0;[.F$10]*[.$E57]^([.F$10]-1);0)" office:value-type="float" office:value="0" calcext:value-type="float">
            <text:p>0,00</text:p>
          </table:table-cell>
          <table:table-cell table:formula="of:=IF([.G$10]&lt;&gt;0;[.G$10]*[.$E57]^([.G$10]-1);0)" office:value-type="float" office:value="1" calcext:value-type="float">
            <text:p>1,00</text:p>
          </table:table-cell>
          <table:table-cell table:formula="of:=IF([.H$10]&lt;&gt;0;[.H$10]*[.$E57]^([.H$10]-1);0)" office:value-type="float" office:value="1.6" calcext:value-type="float">
            <text:p>1,60</text:p>
          </table:table-cell>
          <table:table-cell table:formula="of:=IF([.I$10]&lt;&gt;0;[.I$10]*[.$E57]^([.I$10]-1);0)" office:value-type="float" office:value="1.92" calcext:value-type="float">
            <text:p>1,92</text:p>
          </table:table-cell>
          <table:table-cell table:formula="of:=IF([.J$10]&lt;&gt;0;[.J$10]*[.$E57]^([.J$10]-1);0)" office:value-type="float" office:value="2.048" calcext:value-type="float">
            <text:p>2,05</text:p>
          </table:table-cell>
          <table:table-cell table:formula="of:=IF([.K$10]&lt;&gt;0;[.K$10]*[.$E57]^([.K$10]-1);0)" office:value-type="float" office:value="2.048" calcext:value-type="float">
            <text:p>2,05</text:p>
          </table:table-cell>
          <table:table-cell/>
          <table:table-cell table:number-matrix-columns-spanned="2" table:number-matrix-rows-spanned="1" table:formula="of:=MMULT([.F57:.K57];MATTRAV6)/1000" office:value-type="float" office:value="1.87975809392237" calcext:value-type="float">
            <text:p>1,88m</text:p>
          </table:table-cell>
          <table:table-cell office:value-type="float" office:value="-0.454008202116598" calcext:value-type="float">
            <text:p>-0,454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85" calcext:value-type="float">
            <text:p>0,85</text:p>
          </table:table-cell>
          <table:table-cell table:formula="of:=IF([.F$10]&lt;&gt;0;[.F$10]*[.$E58]^([.F$10]-1);0)" office:value-type="float" office:value="0" calcext:value-type="float">
            <text:p>0,00</text:p>
          </table:table-cell>
          <table:table-cell table:formula="of:=IF([.G$10]&lt;&gt;0;[.G$10]*[.$E58]^([.G$10]-1);0)" office:value-type="float" office:value="1" calcext:value-type="float">
            <text:p>1,00</text:p>
          </table:table-cell>
          <table:table-cell table:formula="of:=IF([.H$10]&lt;&gt;0;[.H$10]*[.$E58]^([.H$10]-1);0)" office:value-type="float" office:value="1.7" calcext:value-type="float">
            <text:p>1,70</text:p>
          </table:table-cell>
          <table:table-cell table:formula="of:=IF([.I$10]&lt;&gt;0;[.I$10]*[.$E58]^([.I$10]-1);0)" office:value-type="float" office:value="2.1675" calcext:value-type="float">
            <text:p>2,17</text:p>
          </table:table-cell>
          <table:table-cell table:formula="of:=IF([.J$10]&lt;&gt;0;[.J$10]*[.$E58]^([.J$10]-1);0)" office:value-type="float" office:value="2.4565" calcext:value-type="float">
            <text:p>2,46</text:p>
          </table:table-cell>
          <table:table-cell table:formula="of:=IF([.K$10]&lt;&gt;0;[.K$10]*[.$E58]^([.K$10]-1);0)" office:value-type="float" office:value="2.61003125" calcext:value-type="float">
            <text:p>2,61</text:p>
          </table:table-cell>
          <table:table-cell/>
          <table:table-cell table:number-matrix-columns-spanned="2" table:number-matrix-rows-spanned="1" table:formula="of:=MMULT([.F58:.K58];MATTRAV6)/1000" office:value-type="float" office:value="1.85423077082994" calcext:value-type="float">
            <text:p>1,854m</text:p>
          </table:table-cell>
          <table:table-cell office:value-type="float" office:value="-0.46756029905629" calcext:value-type="float">
            <text:p>-0,468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9" calcext:value-type="float">
            <text:p>0,90</text:p>
          </table:table-cell>
          <table:table-cell table:formula="of:=IF([.F$10]&lt;&gt;0;[.F$10]*[.$E59]^([.F$10]-1);0)" office:value-type="float" office:value="0" calcext:value-type="float">
            <text:p>0,00</text:p>
          </table:table-cell>
          <table:table-cell table:formula="of:=IF([.G$10]&lt;&gt;0;[.G$10]*[.$E59]^([.G$10]-1);0)" office:value-type="float" office:value="1" calcext:value-type="float">
            <text:p>1,00</text:p>
          </table:table-cell>
          <table:table-cell table:formula="of:=IF([.H$10]&lt;&gt;0;[.H$10]*[.$E59]^([.H$10]-1);0)" office:value-type="float" office:value="1.8" calcext:value-type="float">
            <text:p>1,80</text:p>
          </table:table-cell>
          <table:table-cell table:formula="of:=IF([.I$10]&lt;&gt;0;[.I$10]*[.$E59]^([.I$10]-1);0)" office:value-type="float" office:value="2.43" calcext:value-type="float">
            <text:p>2,43</text:p>
          </table:table-cell>
          <table:table-cell table:formula="of:=IF([.J$10]&lt;&gt;0;[.J$10]*[.$E59]^([.J$10]-1);0)" office:value-type="float" office:value="2.916" calcext:value-type="float">
            <text:p>2,92</text:p>
          </table:table-cell>
          <table:table-cell table:formula="of:=IF([.K$10]&lt;&gt;0;[.K$10]*[.$E59]^([.K$10]-1);0)" office:value-type="float" office:value="3.2805" calcext:value-type="float">
            <text:p>3,28</text:p>
          </table:table-cell>
          <table:table-cell/>
          <table:table-cell table:number-matrix-columns-spanned="2" table:number-matrix-rows-spanned="1" table:formula="of:=MMULT([.F59:.K59];MATTRAV6)/1000" office:value-type="float" office:value="1.82797531151574" calcext:value-type="float">
            <text:p>1,828m</text:p>
          </table:table-cell>
          <table:table-cell office:value-type="float" office:value="-0.478491526895389" calcext:value-type="float">
            <text:p>-0,478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95" calcext:value-type="float">
            <text:p>0,95</text:p>
          </table:table-cell>
          <table:table-cell table:formula="of:=IF([.F$10]&lt;&gt;0;[.F$10]*[.$E60]^([.F$10]-1);0)" office:value-type="float" office:value="0" calcext:value-type="float">
            <text:p>0,00</text:p>
          </table:table-cell>
          <table:table-cell table:formula="of:=IF([.G$10]&lt;&gt;0;[.G$10]*[.$E60]^([.G$10]-1);0)" office:value-type="float" office:value="1" calcext:value-type="float">
            <text:p>1,00</text:p>
          </table:table-cell>
          <table:table-cell table:formula="of:=IF([.H$10]&lt;&gt;0;[.H$10]*[.$E60]^([.H$10]-1);0)" office:value-type="float" office:value="1.9" calcext:value-type="float">
            <text:p>1,90</text:p>
          </table:table-cell>
          <table:table-cell table:formula="of:=IF([.I$10]&lt;&gt;0;[.I$10]*[.$E60]^([.I$10]-1);0)" office:value-type="float" office:value="2.7075" calcext:value-type="float">
            <text:p>2,71</text:p>
          </table:table-cell>
          <table:table-cell table:formula="of:=IF([.J$10]&lt;&gt;0;[.J$10]*[.$E60]^([.J$10]-1);0)" office:value-type="float" office:value="3.4295" calcext:value-type="float">
            <text:p>3,43</text:p>
          </table:table-cell>
          <table:table-cell table:formula="of:=IF([.K$10]&lt;&gt;0;[.K$10]*[.$E60]^([.K$10]-1);0)" office:value-type="float" office:value="4.07253125" calcext:value-type="float">
            <text:p>4,07</text:p>
          </table:table-cell>
          <table:table-cell/>
          <table:table-cell table:number-matrix-columns-spanned="2" table:number-matrix-rows-spanned="1" table:formula="of:=MMULT([.F60:.K60];MATTRAV6)/1000" office:value-type="float" office:value="1.8010254070742" calcext:value-type="float">
            <text:p>1,801m</text:p>
          </table:table-cell>
          <table:table-cell office:value-type="float" office:value="-0.486630031683376" calcext:value-type="float">
            <text:p>-0,487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,00</text:p>
          </table:table-cell>
          <table:table-cell table:formula="of:=IF([.F$10]&lt;&gt;0;[.F$10]*[.$E61]^([.F$10]-1);0)" office:value-type="float" office:value="0" calcext:value-type="float">
            <text:p>0,00</text:p>
          </table:table-cell>
          <table:table-cell table:formula="of:=IF([.G$10]&lt;&gt;0;[.G$10]*[.$E61]^([.G$10]-1);0)" office:value-type="float" office:value="1" calcext:value-type="float">
            <text:p>1,00</text:p>
          </table:table-cell>
          <table:table-cell table:formula="of:=IF([.H$10]&lt;&gt;0;[.H$10]*[.$E61]^([.H$10]-1);0)" office:value-type="float" office:value="2" calcext:value-type="float">
            <text:p>2,00</text:p>
          </table:table-cell>
          <table:table-cell table:formula="of:=IF([.I$10]&lt;&gt;0;[.I$10]*[.$E61]^([.I$10]-1);0)" office:value-type="float" office:value="3" calcext:value-type="float">
            <text:p>3,00</text:p>
          </table:table-cell>
          <table:table-cell table:formula="of:=IF([.J$10]&lt;&gt;0;[.J$10]*[.$E61]^([.J$10]-1);0)" office:value-type="float" office:value="4" calcext:value-type="float">
            <text:p>4,00</text:p>
          </table:table-cell>
          <table:table-cell table:formula="of:=IF([.K$10]&lt;&gt;0;[.K$10]*[.$E61]^([.K$10]-1);0)" office:value-type="float" office:value="5" calcext:value-type="float">
            <text:p>5,00</text:p>
          </table:table-cell>
          <table:table-cell/>
          <table:table-cell table:number-matrix-columns-spanned="2" table:number-matrix-rows-spanned="1" table:formula="of:=MMULT([.F61:.K61];MATTRAV6)/1000" office:value-type="float" office:value="1.77341522555725" calcext:value-type="float">
            <text:p>1,773m</text:p>
          </table:table-cell>
          <table:table-cell office:value-type="float" office:value="-0.491798549439542" calcext:value-type="float">
            <text:p>-0,492m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Rayon de courbure</text:p>
          </table:table-cell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9" table:formula="of:=ABS((([.M41]^2+[.N41]^2)^1.5)/(([.M41]*[.N63])-([.N41]*[.M63])))" office:value-type="float" office:value="6.35900126709964" calcext:value-type="float">
            <text:p>6,359m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table:formula="of:=IF(AND([.F$10]&lt;&gt;0;[.F$10]&lt;&gt;1);[.F$10]*([.F$10]-1)*[.$E63]^([.F$10]-2);0)" office:value-type="float" office:value="0" calcext:value-type="float">
            <text:p>0,00</text:p>
          </table:table-cell>
          <table:table-cell table:formula="of:=IF(AND([.G$10]&lt;&gt;0;[.G$10]&lt;&gt;1);[.G$10]*([.G$10]-1)*[.$E63]^([.G$10]-2);0)" office:value-type="float" office:value="0" calcext:value-type="float">
            <text:p>0,00</text:p>
          </table:table-cell>
          <table:table-cell table:formula="of:=IF(AND([.H$10]&lt;&gt;0;[.H$10]&lt;&gt;1);[.H$10]*([.H$10]-1)*[.$E63]^([.H$10]-2);0)" office:value-type="float" office:value="2" calcext:value-type="float">
            <text:p>2,00</text:p>
          </table:table-cell>
          <table:table-cell table:formula="of:=IF(AND([.I$10]&lt;&gt;0;[.I$10]&lt;&gt;1);[.I$10]*([.I$10]-1)*[.$E63]^([.I$10]-2);0)" office:value-type="float" office:value="0" calcext:value-type="float">
            <text:p>0,00</text:p>
          </table:table-cell>
          <table:table-cell table:formula="of:=IF(AND([.J$10]&lt;&gt;0;[.J$10]&lt;&gt;1);[.J$10]*([.J$10]-1)*[.$E63]^([.J$10]-2);0)" office:value-type="float" office:value="0" calcext:value-type="float">
            <text:p>0,00</text:p>
          </table:table-cell>
          <table:table-cell table:formula="of:=IF(AND([.K$10]&lt;&gt;0;[.K$10]&lt;&gt;1);[.K$10]*([.K$10]-1)*[.$E63]^([.K$10]-2);0)" office:value-type="float" office:value="0" calcext:value-type="float">
            <text:p>0,00</text:p>
          </table:table-cell>
          <table:table-cell/>
          <table:table-cell table:number-matrix-columns-spanned="2" table:number-matrix-rows-spanned="1" table:formula="of:=MMULT([.F63:.K63];MATTRAV6)/1000" office:value-type="float" office:value="-0.181492418744521" calcext:value-type="float">
            <text:p>-0,181m</text:p>
          </table:table-cell>
          <table:table-cell office:value-type="float" office:value="-0.73609712532348" calcext:value-type="float">
            <text:p>-0,736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42]^2+[.N42]^2)^1.5)/(([.M42]*[.N64])-([.N42]*[.M64])))" office:value-type="float" office:value="6.37272744312507" calcext:value-type="float">
            <text:p>6,373m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formula="of:=IF(AND([.F$10]&lt;&gt;0;[.F$10]&lt;&gt;1);[.F$10]*([.F$10]-1)*[.$E64]^([.F$10]-2);0)" office:value-type="float" office:value="0" calcext:value-type="float">
            <text:p>0,00</text:p>
          </table:table-cell>
          <table:table-cell table:formula="of:=IF(AND([.G$10]&lt;&gt;0;[.G$10]&lt;&gt;1);[.G$10]*([.G$10]-1)*[.$E64]^([.G$10]-2);0)" office:value-type="float" office:value="0" calcext:value-type="float">
            <text:p>0,00</text:p>
          </table:table-cell>
          <table:table-cell table:formula="of:=IF(AND([.H$10]&lt;&gt;0;[.H$10]&lt;&gt;1);[.H$10]*([.H$10]-1)*[.$E64]^([.H$10]-2);0)" office:value-type="float" office:value="2" calcext:value-type="float">
            <text:p>2,00</text:p>
          </table:table-cell>
          <table:table-cell table:formula="of:=IF(AND([.I$10]&lt;&gt;0;[.I$10]&lt;&gt;1);[.I$10]*([.I$10]-1)*[.$E64]^([.I$10]-2);0)" office:value-type="float" office:value="0.3" calcext:value-type="float">
            <text:p>0,30</text:p>
          </table:table-cell>
          <table:table-cell table:formula="of:=IF(AND([.J$10]&lt;&gt;0;[.J$10]&lt;&gt;1);[.J$10]*([.J$10]-1)*[.$E64]^([.J$10]-2);0)" office:value-type="float" office:value="0.03" calcext:value-type="float">
            <text:p>0,03</text:p>
          </table:table-cell>
          <table:table-cell table:formula="of:=IF(AND([.K$10]&lt;&gt;0;[.K$10]&lt;&gt;1);[.K$10]*([.K$10]-1)*[.$E64]^([.K$10]-2);0)" office:value-type="float" office:value="0.0025" calcext:value-type="float">
            <text:p>0,00</text:p>
          </table:table-cell>
          <table:table-cell/>
          <table:table-cell table:number-matrix-columns-spanned="2" table:number-matrix-rows-spanned="1" table:formula="of:=MMULT([.F64:.K64];MATTRAV6)/1000" office:value-type="float" office:value="-0.205796386948713" calcext:value-type="float">
            <text:p>-0,206m</text:p>
          </table:table-cell>
          <table:table-cell office:value-type="float" office:value="-0.724774593162282" calcext:value-type="float">
            <text:p>-0,725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43]^2+[.N43]^2)^1.5)/(([.M43]*[.N65])-([.N43]*[.M65])))" office:value-type="float" office:value="6.39295641413246" calcext:value-type="float">
            <text:p>6,393m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table:formula="of:=IF(AND([.F$10]&lt;&gt;0;[.F$10]&lt;&gt;1);[.F$10]*([.F$10]-1)*[.$E65]^([.F$10]-2);0)" office:value-type="float" office:value="0" calcext:value-type="float">
            <text:p>0,00</text:p>
          </table:table-cell>
          <table:table-cell table:formula="of:=IF(AND([.G$10]&lt;&gt;0;[.G$10]&lt;&gt;1);[.G$10]*([.G$10]-1)*[.$E65]^([.G$10]-2);0)" office:value-type="float" office:value="0" calcext:value-type="float">
            <text:p>0,00</text:p>
          </table:table-cell>
          <table:table-cell table:formula="of:=IF(AND([.H$10]&lt;&gt;0;[.H$10]&lt;&gt;1);[.H$10]*([.H$10]-1)*[.$E65]^([.H$10]-2);0)" office:value-type="float" office:value="2" calcext:value-type="float">
            <text:p>2,00</text:p>
          </table:table-cell>
          <table:table-cell table:formula="of:=IF(AND([.I$10]&lt;&gt;0;[.I$10]&lt;&gt;1);[.I$10]*([.I$10]-1)*[.$E65]^([.I$10]-2);0)" office:value-type="float" office:value="0.6" calcext:value-type="float">
            <text:p>0,60</text:p>
          </table:table-cell>
          <table:table-cell table:formula="of:=IF(AND([.J$10]&lt;&gt;0;[.J$10]&lt;&gt;1);[.J$10]*([.J$10]-1)*[.$E65]^([.J$10]-2);0)" office:value-type="float" office:value="0.12" calcext:value-type="float">
            <text:p>0,12</text:p>
          </table:table-cell>
          <table:table-cell table:formula="of:=IF(AND([.K$10]&lt;&gt;0;[.K$10]&lt;&gt;1);[.K$10]*([.K$10]-1)*[.$E65]^([.K$10]-2);0)" office:value-type="float" office:value="0.02" calcext:value-type="float">
            <text:p>0,02</text:p>
          </table:table-cell>
          <table:table-cell/>
          <table:table-cell table:number-matrix-columns-spanned="2" table:number-matrix-rows-spanned="1" table:formula="of:=MMULT([.F65:.K65];MATTRAV6)/1000" office:value-type="float" office:value="-0.229583929247856" calcext:value-type="float">
            <text:p>-0,23m</text:p>
          </table:table-cell>
          <table:table-cell office:value-type="float" office:value="-0.711800291954005" calcext:value-type="float">
            <text:p>-0,712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44]^2+[.N44]^2)^1.5)/(([.M44]*[.N66])-([.N44]*[.M66])))" office:value-type="float" office:value="6.42128250879734" calcext:value-type="float">
            <text:p>6,421m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table:formula="of:=IF(AND([.F$10]&lt;&gt;0;[.F$10]&lt;&gt;1);[.F$10]*([.F$10]-1)*[.$E66]^([.F$10]-2);0)" office:value-type="float" office:value="0" calcext:value-type="float">
            <text:p>0,00</text:p>
          </table:table-cell>
          <table:table-cell table:formula="of:=IF(AND([.G$10]&lt;&gt;0;[.G$10]&lt;&gt;1);[.G$10]*([.G$10]-1)*[.$E66]^([.G$10]-2);0)" office:value-type="float" office:value="0" calcext:value-type="float">
            <text:p>0,00</text:p>
          </table:table-cell>
          <table:table-cell table:formula="of:=IF(AND([.H$10]&lt;&gt;0;[.H$10]&lt;&gt;1);[.H$10]*([.H$10]-1)*[.$E66]^([.H$10]-2);0)" office:value-type="float" office:value="2" calcext:value-type="float">
            <text:p>2,00</text:p>
          </table:table-cell>
          <table:table-cell table:formula="of:=IF(AND([.I$10]&lt;&gt;0;[.I$10]&lt;&gt;1);[.I$10]*([.I$10]-1)*[.$E66]^([.I$10]-2);0)" office:value-type="float" office:value="0.9" calcext:value-type="float">
            <text:p>0,90</text:p>
          </table:table-cell>
          <table:table-cell table:formula="of:=IF(AND([.J$10]&lt;&gt;0;[.J$10]&lt;&gt;1);[.J$10]*([.J$10]-1)*[.$E66]^([.J$10]-2);0)" office:value-type="float" office:value="0.27" calcext:value-type="float">
            <text:p>0,27</text:p>
          </table:table-cell>
          <table:table-cell table:formula="of:=IF(AND([.K$10]&lt;&gt;0;[.K$10]&lt;&gt;1);[.K$10]*([.K$10]-1)*[.$E66]^([.K$10]-2);0)" office:value-type="float" office:value="0.0675" calcext:value-type="float">
            <text:p>0,07</text:p>
          </table:table-cell>
          <table:table-cell/>
          <table:table-cell table:number-matrix-columns-spanned="2" table:number-matrix-rows-spanned="1" table:formula="of:=MMULT([.F66:.K66];MATTRAV6)/1000" office:value-type="float" office:value="-0.252845506491443" calcext:value-type="float">
            <text:p>-0,253m</text:p>
          </table:table-cell>
          <table:table-cell office:value-type="float" office:value="-0.697066021094814" calcext:value-type="float">
            <text:p>-0,697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45]^2+[.N45]^2)^1.5)/(([.M45]*[.N67])-([.N45]*[.M67])))" office:value-type="float" office:value="6.45946641056808" calcext:value-type="float">
            <text:p>6,459m</text:p>
          </table:table-cell>
          <table:table-cell table:number-columns-repeated="2"/>
          <table:table-cell office:value-type="float" office:value="0.2" calcext:value-type="float">
            <text:p>0,20</text:p>
          </table:table-cell>
          <table:table-cell table:formula="of:=IF(AND([.F$10]&lt;&gt;0;[.F$10]&lt;&gt;1);[.F$10]*([.F$10]-1)*[.$E67]^([.F$10]-2);0)" office:value-type="float" office:value="0" calcext:value-type="float">
            <text:p>0,00</text:p>
          </table:table-cell>
          <table:table-cell table:formula="of:=IF(AND([.G$10]&lt;&gt;0;[.G$10]&lt;&gt;1);[.G$10]*([.G$10]-1)*[.$E67]^([.G$10]-2);0)" office:value-type="float" office:value="0" calcext:value-type="float">
            <text:p>0,00</text:p>
          </table:table-cell>
          <table:table-cell table:formula="of:=IF(AND([.H$10]&lt;&gt;0;[.H$10]&lt;&gt;1);[.H$10]*([.H$10]-1)*[.$E67]^([.H$10]-2);0)" office:value-type="float" office:value="2" calcext:value-type="float">
            <text:p>2,00</text:p>
          </table:table-cell>
          <table:table-cell table:formula="of:=IF(AND([.I$10]&lt;&gt;0;[.I$10]&lt;&gt;1);[.I$10]*([.I$10]-1)*[.$E67]^([.I$10]-2);0)" office:value-type="float" office:value="1.2" calcext:value-type="float">
            <text:p>1,20</text:p>
          </table:table-cell>
          <table:table-cell table:formula="of:=IF(AND([.J$10]&lt;&gt;0;[.J$10]&lt;&gt;1);[.J$10]*([.J$10]-1)*[.$E67]^([.J$10]-2);0)" office:value-type="float" office:value="0.48" calcext:value-type="float">
            <text:p>0,48</text:p>
          </table:table-cell>
          <table:table-cell table:formula="of:=IF(AND([.K$10]&lt;&gt;0;[.K$10]&lt;&gt;1);[.K$10]*([.K$10]-1)*[.$E67]^([.K$10]-2);0)" office:value-type="float" office:value="0.16" calcext:value-type="float">
            <text:p>0,16</text:p>
          </table:table-cell>
          <table:table-cell/>
          <table:table-cell table:number-matrix-columns-spanned="2" table:number-matrix-rows-spanned="1" table:formula="of:=MMULT([.F67:.K67];MATTRAV6)/1000" office:value-type="float" office:value="-0.275571579528969" calcext:value-type="float">
            <text:p>-0,276m</text:p>
          </table:table-cell>
          <table:table-cell office:value-type="float" office:value="-0.680463579980874" calcext:value-type="float">
            <text:p>-0,68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46]^2+[.N46]^2)^1.5)/(([.M46]*[.N68])-([.N46]*[.M68])))" office:value-type="float" office:value="6.50949618400655" calcext:value-type="float">
            <text:p>6,509m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table:formula="of:=IF(AND([.F$10]&lt;&gt;0;[.F$10]&lt;&gt;1);[.F$10]*([.F$10]-1)*[.$E68]^([.F$10]-2);0)" office:value-type="float" office:value="0" calcext:value-type="float">
            <text:p>0,00</text:p>
          </table:table-cell>
          <table:table-cell table:formula="of:=IF(AND([.G$10]&lt;&gt;0;[.G$10]&lt;&gt;1);[.G$10]*([.G$10]-1)*[.$E68]^([.G$10]-2);0)" office:value-type="float" office:value="0" calcext:value-type="float">
            <text:p>0,00</text:p>
          </table:table-cell>
          <table:table-cell table:formula="of:=IF(AND([.H$10]&lt;&gt;0;[.H$10]&lt;&gt;1);[.H$10]*([.H$10]-1)*[.$E68]^([.H$10]-2);0)" office:value-type="float" office:value="2" calcext:value-type="float">
            <text:p>2,00</text:p>
          </table:table-cell>
          <table:table-cell table:formula="of:=IF(AND([.I$10]&lt;&gt;0;[.I$10]&lt;&gt;1);[.I$10]*([.I$10]-1)*[.$E68]^([.I$10]-2);0)" office:value-type="float" office:value="1.5" calcext:value-type="float">
            <text:p>1,50</text:p>
          </table:table-cell>
          <table:table-cell table:formula="of:=IF(AND([.J$10]&lt;&gt;0;[.J$10]&lt;&gt;1);[.J$10]*([.J$10]-1)*[.$E68]^([.J$10]-2);0)" office:value-type="float" office:value="0.75" calcext:value-type="float">
            <text:p>0,75</text:p>
          </table:table-cell>
          <table:table-cell table:formula="of:=IF(AND([.K$10]&lt;&gt;0;[.K$10]&lt;&gt;1);[.K$10]*([.K$10]-1)*[.$E68]^([.K$10]-2);0)" office:value-type="float" office:value="0.3125" calcext:value-type="float">
            <text:p>0,31</text:p>
          </table:table-cell>
          <table:table-cell/>
          <table:table-cell table:number-matrix-columns-spanned="2" table:number-matrix-rows-spanned="1" table:formula="of:=MMULT([.F68:.K68];MATTRAV6)/1000" office:value-type="float" office:value="-0.297752609209929" calcext:value-type="float">
            <text:p>-0,298m</text:p>
          </table:table-cell>
          <table:table-cell office:value-type="float" office:value="-0.66188476800835" calcext:value-type="float">
            <text:p>-0,662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47]^2+[.N47]^2)^1.5)/(([.M47]*[.N69])-([.N47]*[.M69])))" office:value-type="float" office:value="6.57366969601863" calcext:value-type="float">
            <text:p>6,574m</text:p>
          </table:table-cell>
          <table:table-cell table:number-columns-repeated="2"/>
          <table:table-cell office:value-type="float" office:value="0.3" calcext:value-type="float">
            <text:p>0,30</text:p>
          </table:table-cell>
          <table:table-cell table:formula="of:=IF(AND([.F$10]&lt;&gt;0;[.F$10]&lt;&gt;1);[.F$10]*([.F$10]-1)*[.$E69]^([.F$10]-2);0)" office:value-type="float" office:value="0" calcext:value-type="float">
            <text:p>0,00</text:p>
          </table:table-cell>
          <table:table-cell table:formula="of:=IF(AND([.G$10]&lt;&gt;0;[.G$10]&lt;&gt;1);[.G$10]*([.G$10]-1)*[.$E69]^([.G$10]-2);0)" office:value-type="float" office:value="0" calcext:value-type="float">
            <text:p>0,00</text:p>
          </table:table-cell>
          <table:table-cell table:formula="of:=IF(AND([.H$10]&lt;&gt;0;[.H$10]&lt;&gt;1);[.H$10]*([.H$10]-1)*[.$E69]^([.H$10]-2);0)" office:value-type="float" office:value="2" calcext:value-type="float">
            <text:p>2,00</text:p>
          </table:table-cell>
          <table:table-cell table:formula="of:=IF(AND([.I$10]&lt;&gt;0;[.I$10]&lt;&gt;1);[.I$10]*([.I$10]-1)*[.$E69]^([.I$10]-2);0)" office:value-type="float" office:value="1.8" calcext:value-type="float">
            <text:p>1,80</text:p>
          </table:table-cell>
          <table:table-cell table:formula="of:=IF(AND([.J$10]&lt;&gt;0;[.J$10]&lt;&gt;1);[.J$10]*([.J$10]-1)*[.$E69]^([.J$10]-2);0)" office:value-type="float" office:value="1.08" calcext:value-type="float">
            <text:p>1,08</text:p>
          </table:table-cell>
          <table:table-cell table:formula="of:=IF(AND([.K$10]&lt;&gt;0;[.K$10]&lt;&gt;1);[.K$10]*([.K$10]-1)*[.$E69]^([.K$10]-2);0)" office:value-type="float" office:value="0.54" calcext:value-type="float">
            <text:p>0,54</text:p>
          </table:table-cell>
          <table:table-cell/>
          <table:table-cell table:number-matrix-columns-spanned="2" table:number-matrix-rows-spanned="1" table:formula="of:=MMULT([.F69:.K69];MATTRAV6)/1000" office:value-type="float" office:value="-0.319379056383816" calcext:value-type="float">
            <text:p>-0,319m</text:p>
          </table:table-cell>
          <table:table-cell office:value-type="float" office:value="-0.641221384573407" calcext:value-type="float">
            <text:p>-0,641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48]^2+[.N48]^2)^1.5)/(([.M48]*[.N70])-([.N48]*[.M70])))" office:value-type="float" office:value="6.65470705779303" calcext:value-type="float">
            <text:p>6,655m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table:formula="of:=IF(AND([.F$10]&lt;&gt;0;[.F$10]&lt;&gt;1);[.F$10]*([.F$10]-1)*[.$E70]^([.F$10]-2);0)" office:value-type="float" office:value="0" calcext:value-type="float">
            <text:p>0,00</text:p>
          </table:table-cell>
          <table:table-cell table:formula="of:=IF(AND([.G$10]&lt;&gt;0;[.G$10]&lt;&gt;1);[.G$10]*([.G$10]-1)*[.$E70]^([.G$10]-2);0)" office:value-type="float" office:value="0" calcext:value-type="float">
            <text:p>0,00</text:p>
          </table:table-cell>
          <table:table-cell table:formula="of:=IF(AND([.H$10]&lt;&gt;0;[.H$10]&lt;&gt;1);[.H$10]*([.H$10]-1)*[.$E70]^([.H$10]-2);0)" office:value-type="float" office:value="2" calcext:value-type="float">
            <text:p>2,00</text:p>
          </table:table-cell>
          <table:table-cell table:formula="of:=IF(AND([.I$10]&lt;&gt;0;[.I$10]&lt;&gt;1);[.I$10]*([.I$10]-1)*[.$E70]^([.I$10]-2);0)" office:value-type="float" office:value="2.1" calcext:value-type="float">
            <text:p>2,10</text:p>
          </table:table-cell>
          <table:table-cell table:formula="of:=IF(AND([.J$10]&lt;&gt;0;[.J$10]&lt;&gt;1);[.J$10]*([.J$10]-1)*[.$E70]^([.J$10]-2);0)" office:value-type="float" office:value="1.47" calcext:value-type="float">
            <text:p>1,47</text:p>
          </table:table-cell>
          <table:table-cell table:formula="of:=IF(AND([.K$10]&lt;&gt;0;[.K$10]&lt;&gt;1);[.K$10]*([.K$10]-1)*[.$E70]^([.K$10]-2);0)" office:value-type="float" office:value="0.8575" calcext:value-type="float">
            <text:p>0,86</text:p>
          </table:table-cell>
          <table:table-cell/>
          <table:table-cell table:number-matrix-columns-spanned="2" table:number-matrix-rows-spanned="1" table:formula="of:=MMULT([.F70:.K70];MATTRAV6)/1000" office:value-type="float" office:value="-0.340441381900125" calcext:value-type="float">
            <text:p>-0,34m</text:p>
          </table:table-cell>
          <table:table-cell office:value-type="float" office:value="-0.618365229072211" calcext:value-type="float">
            <text:p>-0,618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49]^2+[.N49]^2)^1.5)/(([.M49]*[.N71])-([.N49]*[.M71])))" office:value-type="float" office:value="6.7559062716575" calcext:value-type="float">
            <text:p>6,756m</text:p>
          </table:table-cell>
          <table:table-cell table:number-columns-repeated="2"/>
          <table:table-cell office:value-type="float" office:value="0.4" calcext:value-type="float">
            <text:p>0,40</text:p>
          </table:table-cell>
          <table:table-cell table:formula="of:=IF(AND([.F$10]&lt;&gt;0;[.F$10]&lt;&gt;1);[.F$10]*([.F$10]-1)*[.$E71]^([.F$10]-2);0)" office:value-type="float" office:value="0" calcext:value-type="float">
            <text:p>0,00</text:p>
          </table:table-cell>
          <table:table-cell table:formula="of:=IF(AND([.G$10]&lt;&gt;0;[.G$10]&lt;&gt;1);[.G$10]*([.G$10]-1)*[.$E71]^([.G$10]-2);0)" office:value-type="float" office:value="0" calcext:value-type="float">
            <text:p>0,00</text:p>
          </table:table-cell>
          <table:table-cell table:formula="of:=IF(AND([.H$10]&lt;&gt;0;[.H$10]&lt;&gt;1);[.H$10]*([.H$10]-1)*[.$E71]^([.H$10]-2);0)" office:value-type="float" office:value="2" calcext:value-type="float">
            <text:p>2,00</text:p>
          </table:table-cell>
          <table:table-cell table:formula="of:=IF(AND([.I$10]&lt;&gt;0;[.I$10]&lt;&gt;1);[.I$10]*([.I$10]-1)*[.$E71]^([.I$10]-2);0)" office:value-type="float" office:value="2.4" calcext:value-type="float">
            <text:p>2,40</text:p>
          </table:table-cell>
          <table:table-cell table:formula="of:=IF(AND([.J$10]&lt;&gt;0;[.J$10]&lt;&gt;1);[.J$10]*([.J$10]-1)*[.$E71]^([.J$10]-2);0)" office:value-type="float" office:value="1.92" calcext:value-type="float">
            <text:p>1,92</text:p>
          </table:table-cell>
          <table:table-cell table:formula="of:=IF(AND([.K$10]&lt;&gt;0;[.K$10]&lt;&gt;1);[.K$10]*([.K$10]-1)*[.$E71]^([.K$10]-2);0)" office:value-type="float" office:value="1.28" calcext:value-type="float">
            <text:p>1,28</text:p>
          </table:table-cell>
          <table:table-cell/>
          <table:table-cell table:number-matrix-columns-spanned="2" table:number-matrix-rows-spanned="1" table:formula="of:=MMULT([.F71:.K71];MATTRAV6)/1000" office:value-type="float" office:value="-0.36093004660835" calcext:value-type="float">
            <text:p>-0,361m</text:p>
          </table:table-cell>
          <table:table-cell office:value-type="float" office:value="-0.593208100900927" calcext:value-type="float">
            <text:p>-0,593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50]^2+[.N50]^2)^1.5)/(([.M50]*[.N72])-([.N50]*[.M72])))" office:value-type="float" office:value="6.88136263552889" calcext:value-type="float">
            <text:p>6,881m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table:formula="of:=IF(AND([.F$10]&lt;&gt;0;[.F$10]&lt;&gt;1);[.F$10]*([.F$10]-1)*[.$E72]^([.F$10]-2);0)" office:value-type="float" office:value="0" calcext:value-type="float">
            <text:p>0,00</text:p>
          </table:table-cell>
          <table:table-cell table:formula="of:=IF(AND([.G$10]&lt;&gt;0;[.G$10]&lt;&gt;1);[.G$10]*([.G$10]-1)*[.$E72]^([.G$10]-2);0)" office:value-type="float" office:value="0" calcext:value-type="float">
            <text:p>0,00</text:p>
          </table:table-cell>
          <table:table-cell table:formula="of:=IF(AND([.H$10]&lt;&gt;0;[.H$10]&lt;&gt;1);[.H$10]*([.H$10]-1)*[.$E72]^([.H$10]-2);0)" office:value-type="float" office:value="2" calcext:value-type="float">
            <text:p>2,00</text:p>
          </table:table-cell>
          <table:table-cell table:formula="of:=IF(AND([.I$10]&lt;&gt;0;[.I$10]&lt;&gt;1);[.I$10]*([.I$10]-1)*[.$E72]^([.I$10]-2);0)" office:value-type="float" office:value="2.7" calcext:value-type="float">
            <text:p>2,70</text:p>
          </table:table-cell>
          <table:table-cell table:formula="of:=IF(AND([.J$10]&lt;&gt;0;[.J$10]&lt;&gt;1);[.J$10]*([.J$10]-1)*[.$E72]^([.J$10]-2);0)" office:value-type="float" office:value="2.43" calcext:value-type="float">
            <text:p>2,43</text:p>
          </table:table-cell>
          <table:table-cell table:formula="of:=IF(AND([.K$10]&lt;&gt;0;[.K$10]&lt;&gt;1);[.K$10]*([.K$10]-1)*[.$E72]^([.K$10]-2);0)" office:value-type="float" office:value="1.8225" calcext:value-type="float">
            <text:p>1,82</text:p>
          </table:table-cell>
          <table:table-cell/>
          <table:table-cell table:number-matrix-columns-spanned="2" table:number-matrix-rows-spanned="1" table:formula="of:=MMULT([.F72:.K72];MATTRAV6)/1000" office:value-type="float" office:value="-0.380835511357985" calcext:value-type="float">
            <text:p>-0,381m</text:p>
          </table:table-cell>
          <table:table-cell office:value-type="float" office:value="-0.565641799455719" calcext:value-type="float">
            <text:p>-0,566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51]^2+[.N51]^2)^1.5)/(([.M51]*[.N73])-([.N51]*[.M73])))" office:value-type="float" office:value="7.03628471407587" calcext:value-type="float">
            <text:p>7,036m</text:p>
          </table:table-cell>
          <table:table-cell table:number-columns-repeated="2"/>
          <table:table-cell office:value-type="float" office:value="0.5" calcext:value-type="float">
            <text:p>0,50</text:p>
          </table:table-cell>
          <table:table-cell table:formula="of:=IF(AND([.F$10]&lt;&gt;0;[.F$10]&lt;&gt;1);[.F$10]*([.F$10]-1)*[.$E73]^([.F$10]-2);0)" office:value-type="float" office:value="0" calcext:value-type="float">
            <text:p>0,00</text:p>
          </table:table-cell>
          <table:table-cell table:formula="of:=IF(AND([.G$10]&lt;&gt;0;[.G$10]&lt;&gt;1);[.G$10]*([.G$10]-1)*[.$E73]^([.G$10]-2);0)" office:value-type="float" office:value="0" calcext:value-type="float">
            <text:p>0,00</text:p>
          </table:table-cell>
          <table:table-cell table:formula="of:=IF(AND([.H$10]&lt;&gt;0;[.H$10]&lt;&gt;1);[.H$10]*([.H$10]-1)*[.$E73]^([.H$10]-2);0)" office:value-type="float" office:value="2" calcext:value-type="float">
            <text:p>2,00</text:p>
          </table:table-cell>
          <table:table-cell table:formula="of:=IF(AND([.I$10]&lt;&gt;0;[.I$10]&lt;&gt;1);[.I$10]*([.I$10]-1)*[.$E73]^([.I$10]-2);0)" office:value-type="float" office:value="3" calcext:value-type="float">
            <text:p>3,00</text:p>
          </table:table-cell>
          <table:table-cell table:formula="of:=IF(AND([.J$10]&lt;&gt;0;[.J$10]&lt;&gt;1);[.J$10]*([.J$10]-1)*[.$E73]^([.J$10]-2);0)" office:value-type="float" office:value="3" calcext:value-type="float">
            <text:p>3,00</text:p>
          </table:table-cell>
          <table:table-cell table:formula="of:=IF(AND([.K$10]&lt;&gt;0;[.K$10]&lt;&gt;1);[.K$10]*([.K$10]-1)*[.$E73]^([.K$10]-2);0)" office:value-type="float" office:value="2.5" calcext:value-type="float">
            <text:p>2,50</text:p>
          </table:table-cell>
          <table:table-cell/>
          <table:table-cell table:number-matrix-columns-spanned="2" table:number-matrix-rows-spanned="1" table:formula="of:=MMULT([.F73:.K73];MATTRAV6)/1000" office:value-type="float" office:value="-0.400148236998525" calcext:value-type="float">
            <text:p>-0,4m</text:p>
          </table:table-cell>
          <table:table-cell office:value-type="float" office:value="-0.535558124132754" calcext:value-type="float">
            <text:p>-0,536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52]^2+[.N52]^2)^1.5)/(([.M52]*[.N74])-([.N52]*[.M74])))" office:value-type="float" office:value="7.22746073497797" calcext:value-type="float">
            <text:p>7,227m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table:formula="of:=IF(AND([.F$10]&lt;&gt;0;[.F$10]&lt;&gt;1);[.F$10]*([.F$10]-1)*[.$E74]^([.F$10]-2);0)" office:value-type="float" office:value="0" calcext:value-type="float">
            <text:p>0,00</text:p>
          </table:table-cell>
          <table:table-cell table:formula="of:=IF(AND([.G$10]&lt;&gt;0;[.G$10]&lt;&gt;1);[.G$10]*([.G$10]-1)*[.$E74]^([.G$10]-2);0)" office:value-type="float" office:value="0" calcext:value-type="float">
            <text:p>0,00</text:p>
          </table:table-cell>
          <table:table-cell table:formula="of:=IF(AND([.H$10]&lt;&gt;0;[.H$10]&lt;&gt;1);[.H$10]*([.H$10]-1)*[.$E74]^([.H$10]-2);0)" office:value-type="float" office:value="2" calcext:value-type="float">
            <text:p>2,00</text:p>
          </table:table-cell>
          <table:table-cell table:formula="of:=IF(AND([.I$10]&lt;&gt;0;[.I$10]&lt;&gt;1);[.I$10]*([.I$10]-1)*[.$E74]^([.I$10]-2);0)" office:value-type="float" office:value="3.3" calcext:value-type="float">
            <text:p>3,30</text:p>
          </table:table-cell>
          <table:table-cell table:formula="of:=IF(AND([.J$10]&lt;&gt;0;[.J$10]&lt;&gt;1);[.J$10]*([.J$10]-1)*[.$E74]^([.J$10]-2);0)" office:value-type="float" office:value="3.63" calcext:value-type="float">
            <text:p>3,63</text:p>
          </table:table-cell>
          <table:table-cell table:formula="of:=IF(AND([.K$10]&lt;&gt;0;[.K$10]&lt;&gt;1);[.K$10]*([.K$10]-1)*[.$E74]^([.K$10]-2);0)" office:value-type="float" office:value="3.3275" calcext:value-type="float">
            <text:p>3,33</text:p>
          </table:table-cell>
          <table:table-cell/>
          <table:table-cell table:number-matrix-columns-spanned="2" table:number-matrix-rows-spanned="1" table:formula="of:=MMULT([.F74:.K74];MATTRAV6)/1000" office:value-type="float" office:value="-0.418858684379463" calcext:value-type="float">
            <text:p>-0,419m</text:p>
          </table:table-cell>
          <table:table-cell office:value-type="float" office:value="-0.502848874328196" calcext:value-type="float">
            <text:p>-0,503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53]^2+[.N53]^2)^1.5)/(([.M53]*[.N75])-([.N53]*[.M75])))" office:value-type="float" office:value="7.46396674545267" calcext:value-type="float">
            <text:p>7,464m</text:p>
          </table:table-cell>
          <table:table-cell table:number-columns-repeated="2"/>
          <table:table-cell office:value-type="float" office:value="0.6" calcext:value-type="float">
            <text:p>0,60</text:p>
          </table:table-cell>
          <table:table-cell table:formula="of:=IF(AND([.F$10]&lt;&gt;0;[.F$10]&lt;&gt;1);[.F$10]*([.F$10]-1)*[.$E75]^([.F$10]-2);0)" office:value-type="float" office:value="0" calcext:value-type="float">
            <text:p>0,00</text:p>
          </table:table-cell>
          <table:table-cell table:formula="of:=IF(AND([.G$10]&lt;&gt;0;[.G$10]&lt;&gt;1);[.G$10]*([.G$10]-1)*[.$E75]^([.G$10]-2);0)" office:value-type="float" office:value="0" calcext:value-type="float">
            <text:p>0,00</text:p>
          </table:table-cell>
          <table:table-cell table:formula="of:=IF(AND([.H$10]&lt;&gt;0;[.H$10]&lt;&gt;1);[.H$10]*([.H$10]-1)*[.$E75]^([.H$10]-2);0)" office:value-type="float" office:value="2" calcext:value-type="float">
            <text:p>2,00</text:p>
          </table:table-cell>
          <table:table-cell table:formula="of:=IF(AND([.I$10]&lt;&gt;0;[.I$10]&lt;&gt;1);[.I$10]*([.I$10]-1)*[.$E75]^([.I$10]-2);0)" office:value-type="float" office:value="3.6" calcext:value-type="float">
            <text:p>3,60</text:p>
          </table:table-cell>
          <table:table-cell table:formula="of:=IF(AND([.J$10]&lt;&gt;0;[.J$10]&lt;&gt;1);[.J$10]*([.J$10]-1)*[.$E75]^([.J$10]-2);0)" office:value-type="float" office:value="4.32" calcext:value-type="float">
            <text:p>4,32</text:p>
          </table:table-cell>
          <table:table-cell table:formula="of:=IF(AND([.K$10]&lt;&gt;0;[.K$10]&lt;&gt;1);[.K$10]*([.K$10]-1)*[.$E75]^([.K$10]-2);0)" office:value-type="float" office:value="4.32" calcext:value-type="float">
            <text:p>4,32</text:p>
          </table:table-cell>
          <table:table-cell/>
          <table:table-cell table:number-matrix-columns-spanned="2" table:number-matrix-rows-spanned="1" table:formula="of:=MMULT([.F75:.K75];MATTRAV6)/1000" office:value-type="float" office:value="-0.436957314350294" calcext:value-type="float">
            <text:p>-0,437m</text:p>
          </table:table-cell>
          <table:table-cell office:value-type="float" office:value="-0.46740584943821" calcext:value-type="float">
            <text:p>-0,467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54]^2+[.N54]^2)^1.5)/(([.M54]*[.N76])-([.N54]*[.M76])))" office:value-type="float" office:value="7.75827738792132" calcext:value-type="float">
            <text:p>7,758m</text:p>
          </table:table-cell>
          <table:table-cell table:number-columns-repeated="2"/>
          <table:table-cell office:value-type="float" office:value="0.65" calcext:value-type="float">
            <text:p>0,65</text:p>
          </table:table-cell>
          <table:table-cell table:formula="of:=IF(AND([.F$10]&lt;&gt;0;[.F$10]&lt;&gt;1);[.F$10]*([.F$10]-1)*[.$E76]^([.F$10]-2);0)" office:value-type="float" office:value="0" calcext:value-type="float">
            <text:p>0,00</text:p>
          </table:table-cell>
          <table:table-cell table:formula="of:=IF(AND([.G$10]&lt;&gt;0;[.G$10]&lt;&gt;1);[.G$10]*([.G$10]-1)*[.$E76]^([.G$10]-2);0)" office:value-type="float" office:value="0" calcext:value-type="float">
            <text:p>0,00</text:p>
          </table:table-cell>
          <table:table-cell table:formula="of:=IF(AND([.H$10]&lt;&gt;0;[.H$10]&lt;&gt;1);[.H$10]*([.H$10]-1)*[.$E76]^([.H$10]-2);0)" office:value-type="float" office:value="2" calcext:value-type="float">
            <text:p>2,00</text:p>
          </table:table-cell>
          <table:table-cell table:formula="of:=IF(AND([.I$10]&lt;&gt;0;[.I$10]&lt;&gt;1);[.I$10]*([.I$10]-1)*[.$E76]^([.I$10]-2);0)" office:value-type="float" office:value="3.9" calcext:value-type="float">
            <text:p>3,90</text:p>
          </table:table-cell>
          <table:table-cell table:formula="of:=IF(AND([.J$10]&lt;&gt;0;[.J$10]&lt;&gt;1);[.J$10]*([.J$10]-1)*[.$E76]^([.J$10]-2);0)" office:value-type="float" office:value="5.07" calcext:value-type="float">
            <text:p>5,07</text:p>
          </table:table-cell>
          <table:table-cell table:formula="of:=IF(AND([.K$10]&lt;&gt;0;[.K$10]&lt;&gt;1);[.K$10]*([.K$10]-1)*[.$E76]^([.K$10]-2);0)" office:value-type="float" office:value="5.4925" calcext:value-type="float">
            <text:p>5,49</text:p>
          </table:table-cell>
          <table:table-cell/>
          <table:table-cell table:number-matrix-columns-spanned="2" table:number-matrix-rows-spanned="1" table:formula="of:=MMULT([.F76:.K76];MATTRAV6)/1000" office:value-type="float" office:value="-0.454434587760513" calcext:value-type="float">
            <text:p>-0,454m</text:p>
          </table:table-cell>
          <table:table-cell office:value-type="float" office:value="-0.429120848858962" calcext:value-type="float">
            <text:p>-0,429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55]^2+[.N55]^2)^1.5)/(([.M55]*[.N77])-([.N55]*[.M77])))" office:value-type="float" office:value="8.12807539442671" calcext:value-type="float">
            <text:p>8,128m</text:p>
          </table:table-cell>
          <table:table-cell table:number-columns-repeated="2"/>
          <table:table-cell office:value-type="float" office:value="0.7" calcext:value-type="float">
            <text:p>0,70</text:p>
          </table:table-cell>
          <table:table-cell table:formula="of:=IF(AND([.F$10]&lt;&gt;0;[.F$10]&lt;&gt;1);[.F$10]*([.F$10]-1)*[.$E77]^([.F$10]-2);0)" office:value-type="float" office:value="0" calcext:value-type="float">
            <text:p>0,00</text:p>
          </table:table-cell>
          <table:table-cell table:formula="of:=IF(AND([.G$10]&lt;&gt;0;[.G$10]&lt;&gt;1);[.G$10]*([.G$10]-1)*[.$E77]^([.G$10]-2);0)" office:value-type="float" office:value="0" calcext:value-type="float">
            <text:p>0,00</text:p>
          </table:table-cell>
          <table:table-cell table:formula="of:=IF(AND([.H$10]&lt;&gt;0;[.H$10]&lt;&gt;1);[.H$10]*([.H$10]-1)*[.$E77]^([.H$10]-2);0)" office:value-type="float" office:value="2" calcext:value-type="float">
            <text:p>2,00</text:p>
          </table:table-cell>
          <table:table-cell table:formula="of:=IF(AND([.I$10]&lt;&gt;0;[.I$10]&lt;&gt;1);[.I$10]*([.I$10]-1)*[.$E77]^([.I$10]-2);0)" office:value-type="float" office:value="4.2" calcext:value-type="float">
            <text:p>4,20</text:p>
          </table:table-cell>
          <table:table-cell table:formula="of:=IF(AND([.J$10]&lt;&gt;0;[.J$10]&lt;&gt;1);[.J$10]*([.J$10]-1)*[.$E77]^([.J$10]-2);0)" office:value-type="float" office:value="5.88" calcext:value-type="float">
            <text:p>5,88</text:p>
          </table:table-cell>
          <table:table-cell table:formula="of:=IF(AND([.K$10]&lt;&gt;0;[.K$10]&lt;&gt;1);[.K$10]*([.K$10]-1)*[.$E77]^([.K$10]-2);0)" office:value-type="float" office:value="6.86" calcext:value-type="float">
            <text:p>6,86</text:p>
          </table:table-cell>
          <table:table-cell/>
          <table:table-cell table:number-matrix-columns-spanned="2" table:number-matrix-rows-spanned="1" table:formula="of:=MMULT([.F77:.K77];MATTRAV6)/1000" office:value-type="float" office:value="-0.471280965459613" calcext:value-type="float">
            <text:p>-0,471m</text:p>
          </table:table-cell>
          <table:table-cell office:value-type="float" office:value="-0.387885671986617" calcext:value-type="float">
            <text:p>-0,388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56]^2+[.N56]^2)^1.5)/(([.M56]*[.N78])-([.N56]*[.M78])))" office:value-type="float" office:value="8.59933400596101" calcext:value-type="float">
            <text:p>8,599m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table:formula="of:=IF(AND([.F$10]&lt;&gt;0;[.F$10]&lt;&gt;1);[.F$10]*([.F$10]-1)*[.$E78]^([.F$10]-2);0)" office:value-type="float" office:value="0" calcext:value-type="float">
            <text:p>0,00</text:p>
          </table:table-cell>
          <table:table-cell table:formula="of:=IF(AND([.G$10]&lt;&gt;0;[.G$10]&lt;&gt;1);[.G$10]*([.G$10]-1)*[.$E78]^([.G$10]-2);0)" office:value-type="float" office:value="0" calcext:value-type="float">
            <text:p>0,00</text:p>
          </table:table-cell>
          <table:table-cell table:formula="of:=IF(AND([.H$10]&lt;&gt;0;[.H$10]&lt;&gt;1);[.H$10]*([.H$10]-1)*[.$E78]^([.H$10]-2);0)" office:value-type="float" office:value="2" calcext:value-type="float">
            <text:p>2,00</text:p>
          </table:table-cell>
          <table:table-cell table:formula="of:=IF(AND([.I$10]&lt;&gt;0;[.I$10]&lt;&gt;1);[.I$10]*([.I$10]-1)*[.$E78]^([.I$10]-2);0)" office:value-type="float" office:value="4.5" calcext:value-type="float">
            <text:p>4,50</text:p>
          </table:table-cell>
          <table:table-cell table:formula="of:=IF(AND([.J$10]&lt;&gt;0;[.J$10]&lt;&gt;1);[.J$10]*([.J$10]-1)*[.$E78]^([.J$10]-2);0)" office:value-type="float" office:value="6.75" calcext:value-type="float">
            <text:p>6,75</text:p>
          </table:table-cell>
          <table:table-cell table:formula="of:=IF(AND([.K$10]&lt;&gt;0;[.K$10]&lt;&gt;1);[.K$10]*([.K$10]-1)*[.$E78]^([.K$10]-2);0)" office:value-type="float" office:value="8.4375" calcext:value-type="float">
            <text:p>8,44</text:p>
          </table:table-cell>
          <table:table-cell/>
          <table:table-cell table:number-matrix-columns-spanned="2" table:number-matrix-rows-spanned="1" table:formula="of:=MMULT([.F78:.K78];MATTRAV6)/1000" office:value-type="float" office:value="-0.487486908297089" calcext:value-type="float">
            <text:p>-0,487m</text:p>
          </table:table-cell>
          <table:table-cell office:value-type="float" office:value="-0.34359211821734" calcext:value-type="float">
            <text:p>-0,344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57]^2+[.N57]^2)^1.5)/(([.M57]*[.N79])-([.N57]*[.M79])))" office:value-type="float" office:value="9.21185751728781" calcext:value-type="float">
            <text:p>9,212m</text:p>
          </table:table-cell>
          <table:table-cell table:number-columns-repeated="2"/>
          <table:table-cell office:value-type="float" office:value="0.8" calcext:value-type="float">
            <text:p>0,80</text:p>
          </table:table-cell>
          <table:table-cell table:formula="of:=IF(AND([.F$10]&lt;&gt;0;[.F$10]&lt;&gt;1);[.F$10]*([.F$10]-1)*[.$E79]^([.F$10]-2);0)" office:value-type="float" office:value="0" calcext:value-type="float">
            <text:p>0,00</text:p>
          </table:table-cell>
          <table:table-cell table:formula="of:=IF(AND([.G$10]&lt;&gt;0;[.G$10]&lt;&gt;1);[.G$10]*([.G$10]-1)*[.$E79]^([.G$10]-2);0)" office:value-type="float" office:value="0" calcext:value-type="float">
            <text:p>0,00</text:p>
          </table:table-cell>
          <table:table-cell table:formula="of:=IF(AND([.H$10]&lt;&gt;0;[.H$10]&lt;&gt;1);[.H$10]*([.H$10]-1)*[.$E79]^([.H$10]-2);0)" office:value-type="float" office:value="2" calcext:value-type="float">
            <text:p>2,00</text:p>
          </table:table-cell>
          <table:table-cell table:formula="of:=IF(AND([.I$10]&lt;&gt;0;[.I$10]&lt;&gt;1);[.I$10]*([.I$10]-1)*[.$E79]^([.I$10]-2);0)" office:value-type="float" office:value="4.8" calcext:value-type="float">
            <text:p>4,80</text:p>
          </table:table-cell>
          <table:table-cell table:formula="of:=IF(AND([.J$10]&lt;&gt;0;[.J$10]&lt;&gt;1);[.J$10]*([.J$10]-1)*[.$E79]^([.J$10]-2);0)" office:value-type="float" office:value="7.68" calcext:value-type="float">
            <text:p>7,68</text:p>
          </table:table-cell>
          <table:table-cell table:formula="of:=IF(AND([.K$10]&lt;&gt;0;[.K$10]&lt;&gt;1);[.K$10]*([.K$10]-1)*[.$E79]^([.K$10]-2);0)" office:value-type="float" office:value="10.24" calcext:value-type="float">
            <text:p>10,24</text:p>
          </table:table-cell>
          <table:table-cell/>
          <table:table-cell table:number-matrix-columns-spanned="2" table:number-matrix-rows-spanned="1" table:formula="of:=MMULT([.F79:.K79];MATTRAV6)/1000" office:value-type="float" office:value="-0.503042877122434" calcext:value-type="float">
            <text:p>-0,503m</text:p>
          </table:table-cell>
          <table:table-cell office:value-type="float" office:value="-0.296131986947296" calcext:value-type="float">
            <text:p>-0,296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58]^2+[.N58]^2)^1.5)/(([.M58]*[.N80])-([.N58]*[.M80])))" office:value-type="float" office:value="10.0299197162447" calcext:value-type="float">
            <text:p>10,03m</text:p>
          </table:table-cell>
          <table:table-cell table:number-columns-repeated="2"/>
          <table:table-cell office:value-type="float" office:value="0.85" calcext:value-type="float">
            <text:p>0,85</text:p>
          </table:table-cell>
          <table:table-cell table:formula="of:=IF(AND([.F$10]&lt;&gt;0;[.F$10]&lt;&gt;1);[.F$10]*([.F$10]-1)*[.$E80]^([.F$10]-2);0)" office:value-type="float" office:value="0" calcext:value-type="float">
            <text:p>0,00</text:p>
          </table:table-cell>
          <table:table-cell table:formula="of:=IF(AND([.G$10]&lt;&gt;0;[.G$10]&lt;&gt;1);[.G$10]*([.G$10]-1)*[.$E80]^([.G$10]-2);0)" office:value-type="float" office:value="0" calcext:value-type="float">
            <text:p>0,00</text:p>
          </table:table-cell>
          <table:table-cell table:formula="of:=IF(AND([.H$10]&lt;&gt;0;[.H$10]&lt;&gt;1);[.H$10]*([.H$10]-1)*[.$E80]^([.H$10]-2);0)" office:value-type="float" office:value="2" calcext:value-type="float">
            <text:p>2,00</text:p>
          </table:table-cell>
          <table:table-cell table:formula="of:=IF(AND([.I$10]&lt;&gt;0;[.I$10]&lt;&gt;1);[.I$10]*([.I$10]-1)*[.$E80]^([.I$10]-2);0)" office:value-type="float" office:value="5.1" calcext:value-type="float">
            <text:p>5,10</text:p>
          </table:table-cell>
          <table:table-cell table:formula="of:=IF(AND([.J$10]&lt;&gt;0;[.J$10]&lt;&gt;1);[.J$10]*([.J$10]-1)*[.$E80]^([.J$10]-2);0)" office:value-type="float" office:value="8.67" calcext:value-type="float">
            <text:p>8,67</text:p>
          </table:table-cell>
          <table:table-cell table:formula="of:=IF(AND([.K$10]&lt;&gt;0;[.K$10]&lt;&gt;1);[.K$10]*([.K$10]-1)*[.$E80]^([.K$10]-2);0)" office:value-type="float" office:value="12.2825" calcext:value-type="float">
            <text:p>12,28</text:p>
          </table:table-cell>
          <table:table-cell/>
          <table:table-cell table:number-matrix-columns-spanned="2" table:number-matrix-rows-spanned="1" table:formula="of:=MMULT([.F80:.K80];MATTRAV6)/1000" office:value-type="float" office:value="-0.517939332785144" calcext:value-type="float">
            <text:p>-0,518m</text:p>
          </table:table-cell>
          <table:table-cell office:value-type="float" office:value="-0.245397077572651" calcext:value-type="float">
            <text:p>-0,245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59]^2+[.N59]^2)^1.5)/(([.M59]*[.N81])-([.N59]*[.M81])))" office:value-type="float" office:value="11.164466766992" calcext:value-type="float">
            <text:p>11,164m</text:p>
          </table:table-cell>
          <table:table-cell table:number-columns-repeated="2"/>
          <table:table-cell office:value-type="float" office:value="0.9" calcext:value-type="float">
            <text:p>0,90</text:p>
          </table:table-cell>
          <table:table-cell table:formula="of:=IF(AND([.F$10]&lt;&gt;0;[.F$10]&lt;&gt;1);[.F$10]*([.F$10]-1)*[.$E81]^([.F$10]-2);0)" office:value-type="float" office:value="0" calcext:value-type="float">
            <text:p>0,00</text:p>
          </table:table-cell>
          <table:table-cell table:formula="of:=IF(AND([.G$10]&lt;&gt;0;[.G$10]&lt;&gt;1);[.G$10]*([.G$10]-1)*[.$E81]^([.G$10]-2);0)" office:value-type="float" office:value="0" calcext:value-type="float">
            <text:p>0,00</text:p>
          </table:table-cell>
          <table:table-cell table:formula="of:=IF(AND([.H$10]&lt;&gt;0;[.H$10]&lt;&gt;1);[.H$10]*([.H$10]-1)*[.$E81]^([.H$10]-2);0)" office:value-type="float" office:value="2" calcext:value-type="float">
            <text:p>2,00</text:p>
          </table:table-cell>
          <table:table-cell table:formula="of:=IF(AND([.I$10]&lt;&gt;0;[.I$10]&lt;&gt;1);[.I$10]*([.I$10]-1)*[.$E81]^([.I$10]-2);0)" office:value-type="float" office:value="5.4" calcext:value-type="float">
            <text:p>5,40</text:p>
          </table:table-cell>
          <table:table-cell table:formula="of:=IF(AND([.J$10]&lt;&gt;0;[.J$10]&lt;&gt;1);[.J$10]*([.J$10]-1)*[.$E81]^([.J$10]-2);0)" office:value-type="float" office:value="9.72" calcext:value-type="float">
            <text:p>9,72</text:p>
          </table:table-cell>
          <table:table-cell table:formula="of:=IF(AND([.K$10]&lt;&gt;0;[.K$10]&lt;&gt;1);[.K$10]*([.K$10]-1)*[.$E81]^([.K$10]-2);0)" office:value-type="float" office:value="14.58" calcext:value-type="float">
            <text:p>14,58</text:p>
          </table:table-cell>
          <table:table-cell/>
          <table:table-cell table:number-matrix-columns-spanned="2" table:number-matrix-rows-spanned="1" table:formula="of:=MMULT([.F81:.K81];MATTRAV6)/1000" office:value-type="float" office:value="-0.532166736134712" calcext:value-type="float">
            <text:p>-0,532m</text:p>
          </table:table-cell>
          <table:table-cell office:value-type="float" office:value="-0.191279189489569" calcext:value-type="float">
            <text:p>-0,191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60]^2+[.N60]^2)^1.5)/(([.M60]*[.N82])-([.N60]*[.M82])))" office:value-type="float" office:value="12.8248001073334" calcext:value-type="float">
            <text:p>12,825m</text:p>
          </table:table-cell>
          <table:table-cell table:number-columns-repeated="2"/>
          <table:table-cell office:value-type="float" office:value="0.95" calcext:value-type="float">
            <text:p>0,95</text:p>
          </table:table-cell>
          <table:table-cell table:formula="of:=IF(AND([.F$10]&lt;&gt;0;[.F$10]&lt;&gt;1);[.F$10]*([.F$10]-1)*[.$E82]^([.F$10]-2);0)" office:value-type="float" office:value="0" calcext:value-type="float">
            <text:p>0,00</text:p>
          </table:table-cell>
          <table:table-cell table:formula="of:=IF(AND([.G$10]&lt;&gt;0;[.G$10]&lt;&gt;1);[.G$10]*([.G$10]-1)*[.$E82]^([.G$10]-2);0)" office:value-type="float" office:value="0" calcext:value-type="float">
            <text:p>0,00</text:p>
          </table:table-cell>
          <table:table-cell table:formula="of:=IF(AND([.H$10]&lt;&gt;0;[.H$10]&lt;&gt;1);[.H$10]*([.H$10]-1)*[.$E82]^([.H$10]-2);0)" office:value-type="float" office:value="2" calcext:value-type="float">
            <text:p>2,00</text:p>
          </table:table-cell>
          <table:table-cell table:formula="of:=IF(AND([.I$10]&lt;&gt;0;[.I$10]&lt;&gt;1);[.I$10]*([.I$10]-1)*[.$E82]^([.I$10]-2);0)" office:value-type="float" office:value="5.7" calcext:value-type="float">
            <text:p>5,70</text:p>
          </table:table-cell>
          <table:table-cell table:formula="of:=IF(AND([.J$10]&lt;&gt;0;[.J$10]&lt;&gt;1);[.J$10]*([.J$10]-1)*[.$E82]^([.J$10]-2);0)" office:value-type="float" office:value="10.83" calcext:value-type="float">
            <text:p>10,83</text:p>
          </table:table-cell>
          <table:table-cell table:formula="of:=IF(AND([.K$10]&lt;&gt;0;[.K$10]&lt;&gt;1);[.K$10]*([.K$10]-1)*[.$E82]^([.K$10]-2);0)" office:value-type="float" office:value="17.1475" calcext:value-type="float">
            <text:p>17,15</text:p>
          </table:table-cell>
          <table:table-cell/>
          <table:table-cell table:number-matrix-columns-spanned="2" table:number-matrix-rows-spanned="1" table:formula="of:=MMULT([.F82:.K82];MATTRAV6)/1000" office:value-type="float" office:value="-0.545715548020633" calcext:value-type="float">
            <text:p>-0,546m</text:p>
          </table:table-cell>
          <table:table-cell office:value-type="float" office:value="-0.133670122094215" calcext:value-type="float">
            <text:p>-0,134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M61]^2+[.N61]^2)^1.5)/(([.M61]*[.N83])-([.N61]*[.M83])))" office:value-type="float" office:value="15.4583896552198" calcext:value-type="float">
            <text:p>15,458m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formula="of:=IF(AND([.F$10]&lt;&gt;0;[.F$10]&lt;&gt;1);[.F$10]*([.F$10]-1)*[.$E83]^([.F$10]-2);0)" office:value-type="float" office:value="0" calcext:value-type="float">
            <text:p>0,00</text:p>
          </table:table-cell>
          <table:table-cell table:formula="of:=IF(AND([.G$10]&lt;&gt;0;[.G$10]&lt;&gt;1);[.G$10]*([.G$10]-1)*[.$E83]^([.G$10]-2);0)" office:value-type="float" office:value="0" calcext:value-type="float">
            <text:p>0,00</text:p>
          </table:table-cell>
          <table:table-cell table:formula="of:=IF(AND([.H$10]&lt;&gt;0;[.H$10]&lt;&gt;1);[.H$10]*([.H$10]-1)*[.$E83]^([.H$10]-2);0)" office:value-type="float" office:value="2" calcext:value-type="float">
            <text:p>2,00</text:p>
          </table:table-cell>
          <table:table-cell table:formula="of:=IF(AND([.I$10]&lt;&gt;0;[.I$10]&lt;&gt;1);[.I$10]*([.I$10]-1)*[.$E83]^([.I$10]-2);0)" office:value-type="float" office:value="6" calcext:value-type="float">
            <text:p>6,00</text:p>
          </table:table-cell>
          <table:table-cell table:formula="of:=IF(AND([.J$10]&lt;&gt;0;[.J$10]&lt;&gt;1);[.J$10]*([.J$10]-1)*[.$E83]^([.J$10]-2);0)" office:value-type="float" office:value="12" calcext:value-type="float">
            <text:p>12,00</text:p>
          </table:table-cell>
          <table:table-cell table:formula="of:=IF(AND([.K$10]&lt;&gt;0;[.K$10]&lt;&gt;1);[.K$10]*([.K$10]-1)*[.$E83]^([.K$10]-2);0)" office:value-type="float" office:value="20" calcext:value-type="float">
            <text:p>20,00</text:p>
          </table:table-cell>
          <table:table-cell/>
          <table:table-cell table:number-matrix-columns-spanned="2" table:number-matrix-rows-spanned="1" table:formula="of:=MMULT([.F83:.K83];MATTRAV6)/1000" office:value-type="float" office:value="-0.558576229292401" calcext:value-type="float">
            <text:p>-0,559m</text:p>
          </table:table-cell>
          <table:table-cell office:value-type="float" office:value="-0.0724616747827558" calcext:value-type="float">
            <text:p>-0,072m</text:p>
          </table:table-cell>
          <table:table-cell table:number-columns-repeated="5"/>
        </table:table-row>
      </table:table>
      <table:table table:name="Sixth of nonante" table:style-name="ta1">
        <table:shapes>
          <draw:frame draw:z-index="0" draw:style-name="gr1" draw:text-style-name="P1" svg:width="15.999cm" svg:height="9.383cm" svg:x="28.405cm" svg:y="9.051cm">
            <draw:object draw:notify-on-update-of-ranges="'Sixth of nonante'.N21:'Sixth of nonante'.N41 'Sixth of nonante'.O21:'Sixth of nonante'.O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754cm" svg:height="9.243cm" svg:x="28.401cm" svg:y="19.073cm">
            <draw:object draw:notify-on-update-of-ranges="'Sixth of nonante'.N43:'Sixth of nonante'.N63 'Sixth of nonante'.O43:'Sixth of nonante'.O6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9cm" svg:height="9.358cm" svg:x="28.4cm" svg:y="28.918cm">
            <draw:object draw:notify-on-update-of-ranges="'Sixth of nonante'.B65:'Sixth of nonante'.B8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ce69"/>
        <table:table-column table:style-name="co12" table:number-columns-repeated="7" table:default-cell-style-name="ce5"/>
        <table:table-column table:style-name="co13" table:default-cell-style-name="Default"/>
        <table:table-column table:style-name="co14" table:number-columns-repeated="2" table:default-cell-style-name="ce19"/>
        <table:table-column table:style-name="co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row table:style-name="ro1">
          <table:table-cell table:style-name="ce15" office:value-type="string" calcext:value-type="string">
            <text:p>Sixth de Nonante</text:p>
          </table:table-cell>
          <table:table-cell table:number-columns-repeated="3"/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Default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Largeur</text:p>
          </table:table-cell>
          <table:table-cell table:style-name="ce12" office:value-type="float" office:value="2000" calcext:value-type="float">
            <text:p>2000m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/>
          <table:table-cell table:style-name="ce21" table:formula="of:=[.A31]+([.A11]-[.A21])" office:value-type="float" office:value="0.0000000000000183697" calcext:value-type="float">
            <text:p>0mm</text:p>
          </table:table-cell>
          <table:table-cell table:style-name="ce21" table:formula="of:=[.B11]" office:value-type="float" office:value="300" calcext:value-type="float">
            <text:p>300mm</text:p>
          </table:table-cell>
          <table:table-cell table:style-name="Default"/>
          <table:table-cell table:style-name="ce22" table:formula="of:=[.F2]" office:value-type="float" office:value="0.0000000000000183697" calcext:value-type="float">
            <text:p>0mm</text:p>
          </table:table-cell>
          <table:table-cell table:style-name="ce22" table:formula="of:=[.G2]" office:value-type="float" office:value="300" calcext:value-type="float">
            <text:p>300mm</text:p>
          </table:table-cell>
          <table:table-cell table:style-name="Default" table:number-columns-repeated="2"/>
          <table:table-cell/>
          <table:table-cell table:style-name="ce73" table:number-matrix-columns-spanned="2" table:number-matrix-rows-spanned="7" table:formula="of:=MMULT(MAT7POINTS ;PTS7)" office:value-type="float" office:value="0.0000000000000183697" calcext:value-type="float">
            <text:p>0,000</text:p>
          </table:table-cell>
          <table:table-cell table:style-name="ce73" office:value-type="float" office:value="300" calcext:value-type="float">
            <text:p>300,000</text:p>
          </table:table-cell>
          <table:table-cell/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Bouge</text:p>
          </table:table-cell>
          <table:table-cell table:style-name="ce14" office:value-type="float" office:value="300" calcext:value-type="float">
            <text:p>300mm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/>
          <table:table-cell table:style-name="ce21" table:formula="of:=[.A32]+([.A12]-[.A22])" office:value-type="float" office:value="360.97904686409" calcext:value-type="float">
            <text:p>360,979mm</text:p>
          </table:table-cell>
          <table:table-cell table:style-name="ce21" table:formula="of:=[.B12]" office:value-type="float" office:value="289.77774788672" calcext:value-type="float">
            <text:p>289,778mm</text:p>
          </table:table-cell>
          <table:table-cell table:style-name="Default"/>
          <table:table-cell table:style-name="ce22" table:formula="of:=[.F3]" office:value-type="float" office:value="360.97904686409" calcext:value-type="float">
            <text:p>360,979mm</text:p>
          </table:table-cell>
          <table:table-cell table:style-name="ce22" table:formula="of:=[.G2]" office:value-type="float" office:value="300" calcext:value-type="float">
            <text:p>300mm</text:p>
          </table:table-cell>
          <table:table-cell table:style-name="Default" table:number-columns-repeated="2"/>
          <table:table-cell/>
          <table:table-cell table:style-name="ce73" office:value-type="float" office:value="2165.87428118454" calcext:value-type="float">
            <text:p>2165,874</text:p>
          </table:table-cell>
          <table:table-cell table:style-name="ce73" office:value-type="float" office:value="0" calcext:value-type="float">
            <text:p>0,000</text:p>
          </table:table-cell>
          <table:table-cell/>
          <table:table-cell table:style-name="ce7" table:number-columns-repeated="2"/>
          <table:table-cell office:value-type="string" calcext:value-type="string">
            <text:p>obligatoire pour avoir une tangente plate</text:p>
          </table:table-cell>
          <table:table-cell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/>
          <table:table-cell table:style-name="ce21" table:formula="of:=[.A33]+([.A13]-[.A23])" office:value-type="float" office:value="716.666666666667" calcext:value-type="float">
            <text:p>716,667mm</text:p>
          </table:table-cell>
          <table:table-cell table:style-name="ce21" table:formula="of:=[.B13]" office:value-type="float" office:value="259.807621135332" calcext:value-type="float">
            <text:p>259,808mm</text:p>
          </table:table-cell>
          <table:table-cell table:style-name="Default"/>
          <table:table-cell table:style-name="ce22" table:formula="of:=[.F4]" office:value-type="float" office:value="716.666666666667" calcext:value-type="float">
            <text:p>716,667mm</text:p>
          </table:table-cell>
          <table:table-cell table:style-name="ce29" office:value-type="float" office:value="275.444604602263" calcext:value-type="float">
            <text:p>275,445mm</text:p>
          </table:table-cell>
          <table:table-cell table:style-name="Default" table:number-columns-repeated="2"/>
          <table:table-cell/>
          <table:table-cell table:style-name="ce73" office:value-type="float" office:value="-79.3714059226947" calcext:value-type="float">
            <text:p>-79,371</text:p>
          </table:table-cell>
          <table:table-cell table:style-name="ce73" office:value-type="float" office:value="-368.330930966055" calcext:value-type="float">
            <text:p>-368,331</text:p>
          </table:table-cell>
          <table:table-cell/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Angle</text:p>
          </table:table-cell>
          <table:table-cell table:style-name="ce16" table:formula="of:=PI()/2/[.B4]" office:value-type="float" office:value="0.261799387799149" calcext:value-type="float">
            <text:p>0,2618rad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/>
          <table:table-cell table:style-name="ce21" table:formula="of:=[.A34]+([.A14]-[.A24])" office:value-type="float" office:value="1062.13203435596" calcext:value-type="float">
            <text:p>1062,132mm</text:p>
          </table:table-cell>
          <table:table-cell table:style-name="ce21" table:formula="of:=[.B14]" office:value-type="float" office:value="212.132034355964" calcext:value-type="float">
            <text:p>212,132mm</text:p>
          </table:table-cell>
          <table:table-cell table:style-name="Default"/>
          <table:table-cell table:style-name="ce22" table:formula="of:=[.F5]" office:value-type="float" office:value="1062.13203435596" calcext:value-type="float">
            <text:p>1062,132mm</text:p>
          </table:table-cell>
          <table:table-cell table:style-name="ce29" office:value-type="float" office:value="227.707103701579" calcext:value-type="float">
            <text:p>227,707mm</text:p>
          </table:table-cell>
          <table:table-cell table:style-name="Default" table:number-columns-repeated="2"/>
          <table:table-cell/>
          <table:table-cell table:style-name="ce73" office:value-type="float" office:value="-98.6165010354165" calcext:value-type="float">
            <text:p>-98,617</text:p>
          </table:table-cell>
          <table:table-cell table:style-name="ce73" office:value-type="float" office:value="27.4657978958012" calcext:value-type="float">
            <text:p>27,466</text:p>
          </table:table-cell>
          <table:table-cell/>
          <table:table-cell table:style-name="ce7" table:number-columns-repeated="2"/>
          <table:table-cell table:number-columns-repeated="2"/>
        </table:table-row>
        <table:table-row table:style-name="ro1">
          <table:table-cell table:style-name="ce7"/>
          <table:table-cell table:style-name="ce11" table:formula="of:=DEGREES([.B5])" office:value-type="float" office:value="15" calcext:value-type="float">
            <text:p>15°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table:style-name="ce7"/>
          <table:table-cell table:style-name="ce21" table:formula="of:=[.A35]+([.A15]-[.A25])" office:value-type="float" office:value="1393.14095446866" calcext:value-type="float">
            <text:p>1393,141mm</text:p>
          </table:table-cell>
          <table:table-cell table:style-name="ce21" table:formula="of:=[.B15]" office:value-type="float" office:value="150" calcext:value-type="float">
            <text:p>150mm</text:p>
          </table:table-cell>
          <table:table-cell table:style-name="Default"/>
          <table:table-cell table:style-name="ce22" table:formula="of:=[.F6]" office:value-type="float" office:value="1393.14095446866" calcext:value-type="float">
            <text:p>1393,141mm</text:p>
          </table:table-cell>
          <table:table-cell table:style-name="ce29" office:value-type="float" office:value="160.913421995202" calcext:value-type="float">
            <text:p>160,913mm</text:p>
          </table:table-cell>
          <table:table-cell table:style-name="Default" table:number-columns-repeated="2"/>
          <table:table-cell/>
          <table:table-cell table:style-name="ce73" office:value-type="float" office:value="10.4494438269287" calcext:value-type="float">
            <text:p>10,449</text:p>
          </table:table-cell>
          <table:table-cell table:style-name="ce73" office:value-type="float" office:value="41.2895220369592" calcext:value-type="float">
            <text:p>41,290</text:p>
          </table:table-cell>
          <table:table-cell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Default"/>
          <table:table-cell table:style-name="ce21" table:formula="of:=[.A36]+([.A16]-[.A26])" office:value-type="float" office:value="1706.44441455339" calcext:value-type="float">
            <text:p>1706,444mm</text:p>
          </table:table-cell>
          <table:table-cell table:style-name="ce21" table:formula="of:=[.B16]" office:value-type="float" office:value="77.6457135307562" calcext:value-type="float">
            <text:p>77,646mm</text:p>
          </table:table-cell>
          <table:table-cell table:style-name="Default"/>
          <table:table-cell table:style-name="ce22" table:formula="of:=[.F7]" office:value-type="float" office:value="1706.44441455339" calcext:value-type="float">
            <text:p>1706,444mm</text:p>
          </table:table-cell>
          <table:table-cell table:style-name="ce29" office:value-type="float" office:value="81.3649370383911" calcext:value-type="float">
            <text:p>81,365mm</text:p>
          </table:table-cell>
          <table:table-cell table:style-name="Default" table:number-columns-repeated="2"/>
          <table:table-cell/>
          <table:table-cell table:style-name="ce73" office:value-type="float" office:value="1.73132054082805" calcext:value-type="float">
            <text:p>1,731</text:p>
          </table:table-cell>
          <table:table-cell table:style-name="ce73" office:value-type="float" office:value="-3.46309166675115" calcext:value-type="float">
            <text:p>-3,46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Default"/>
          <table:table-cell table:style-name="ce21" table:formula="of:=[.A37]+([.A17]-[.A27])" office:value-type="float" office:value="2000" calcext:value-type="float">
            <text:p>2000mm</text:p>
          </table:table-cell>
          <table:table-cell table:style-name="ce21" table:formula="of:=[.B17]" office:value-type="float" office:value="0" calcext:value-type="float">
            <text:p>0mm</text:p>
          </table:table-cell>
          <table:table-cell table:style-name="Default"/>
          <table:table-cell table:style-name="ce22" table:formula="of:=[.F8]" office:value-type="float" office:value="2000" calcext:value-type="float">
            <text:p>2000mm</text:p>
          </table:table-cell>
          <table:table-cell table:style-name="ce22" table:formula="of:=[.G8]" office:value-type="float" office:value="0" calcext:value-type="float">
            <text:p>0mm</text:p>
          </table:table-cell>
          <table:table-cell table:style-name="Default" table:number-columns-repeated="2"/>
          <table:table-cell/>
          <table:table-cell table:style-name="ce73" office:value-type="float" office:value="-0.0671385941782135" calcext:value-type="float">
            <text:p>-0,067</text:p>
          </table:table-cell>
          <table:table-cell table:style-name="ce73" office:value-type="float" office:value="3.03870270004796" calcext:value-type="float">
            <text:p>3,03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style-name="ce25" office:value-type="string" calcext:value-type="string" table:number-columns-spanned="2" table:number-rows-spanned="1">
            <text:p>Points sur la courbe</text:p>
          </table:table-cell>
          <table:covered-table-cell table:style-name="Default"/>
          <table:table-cell table:style-name="Default"/>
          <table:table-cell table:style-name="ce25" office:value-type="string" calcext:value-type="string" table:number-columns-spanned="2" table:number-rows-spanned="1">
            <text:p>Points de calcul PTS7</text:p>
          </table:table-cell>
          <table:covered-table-cell table:style-name="Default"/>
          <table:table-cell table:style-name="Default" table:number-columns-repeated="2"/>
          <table:table-cell/>
          <table:table-cell table:style-name="ce25" office:value-type="string" calcext:value-type="string" table:number-columns-spanned="2" table:number-rows-spanned="1">
            <text:p>Matrice inter MATTRAV7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ce71" table:formula="of:=SQRT([.Q12]^2+[.Q13]^2+[.Q14]^2+[.Q15]^2+[.Q16]^2)" office:value-type="float" office:value="0.000239910978766524" calcext:value-type="float">
            <text:p>0,00</text:p>
          </table:table-cell>
          <table:table-cell/>
          <table:table-cell office:value-type="string" calcext:value-type="string">
            <text:p>then solve non linear $Q$10 var $J$4:$J$7</text:p>
          </table:table-cell>
          <table:table-cell/>
        </table:table-row>
        <table:table-row table:style-name="ro1">
          <table:table-cell table:style-name="ce17" table:formula="of:=[.$B$3]*COS(([.$B$4]-[.D2])*[.$B$5])" office:value-type="float" office:value="0.0000000000000183697" calcext:value-type="float">
            <text:p>0mm</text:p>
          </table:table-cell>
          <table:table-cell table:style-name="ce17" table:formula="of:=[.$B$3]*SIN(([.$B$4]-[.D2])*[.$B$5])" office:value-type="float" office:value="300" calcext:value-type="float">
            <text:p>300mm</text:p>
          </table:table-cell>
          <table:table-cell table:number-columns-repeated="2"/>
          <table:table-cell table:style-name="ce7" office:value-type="string" calcext:value-type="string">
            <text:p>t</text:p>
          </table:table-cell>
          <table:table-cell table:style-name="ce7" table:number-matrix-columns-spanned="7" table:number-matrix-rows-spanned="1" table:formula="of:=TRANSPOSE([.D2:.D8])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ce17" table:formula="of:=[.$B$3]*COS(([.$B$4]-[.D3])*[.$B$5])" office:value-type="float" office:value="77.6457135307563" calcext:value-type="float">
            <text:p>77,646mm</text:p>
          </table:table-cell>
          <table:table-cell table:style-name="ce17" table:formula="of:=[.$B$3]*SIN(([.$B$4]-[.D3])*[.$B$5])" office:value-type="float" office:value="289.77774788672" calcext:value-type="float">
            <text:p>289,778mm</text:p>
          </table:table-cell>
          <table:table-cell table:number-columns-repeated="2"/>
          <table:table-cell table:style-name="ce64" office:value-type="float" office:value="0.1679114976708" calcext:value-type="float">
            <text:p>0,1679</text:p>
          </table:table-cell>
          <table:table-cell table:formula="of:=[.$E12]^[.F$11]" office:value-type="float" office:value="1" calcext:value-type="float">
            <text:p>1,00</text:p>
          </table:table-cell>
          <table:table-cell table:formula="of:=[.$E12]^[.G$11]" office:value-type="float" office:value="0.1679114976708" calcext:value-type="float">
            <text:p>0,17</text:p>
          </table:table-cell>
          <table:table-cell table:formula="of:=[.$E12]^[.H$11]" office:value-type="float" office:value="0.0281942710500511" calcext:value-type="float">
            <text:p>0,03</text:p>
          </table:table-cell>
          <table:table-cell table:formula="of:=[.$E12]^[.I$11]" office:value-type="float" office:value="0.00473414227775055" calcext:value-type="float">
            <text:p>0,00</text:p>
          </table:table-cell>
          <table:table-cell table:formula="of:=[.$E12]^[.J$11]" office:value-type="float" office:value="0.000794916920043748" calcext:value-type="float">
            <text:p>0,00</text:p>
          </table:table-cell>
          <table:table-cell table:formula="of:=[.$E12]^[.K$11]" office:value-type="float" office:value="0.000133475690568405" calcext:value-type="float">
            <text:p>0,00</text:p>
          </table:table-cell>
          <table:table-cell table:formula="of:=[.$E12]^[.L$11]" office:value-type="float" office:value="0.0000224121031059852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12:.L12];MATTRAV7)" office:value-type="float" office:value="360.979046865511" calcext:value-type="float">
            <text:p>360,979mm</text:p>
          </table:table-cell>
          <table:table-cell table:style-name="ce17" office:value-type="float" office:value="289.77763249609" calcext:value-type="float">
            <text:p>289,778mm</text:p>
          </table:table-cell>
          <table:table-cell table:style-name="ce70" table:formula="of:=[.N12]-[.F3]" office:value-type="float" office:value="0.00000000142063072417" calcext:value-type="float">
            <text:p>0,00</text:p>
          </table:table-cell>
          <table:table-cell table:style-name="ce69" table:formula="of:=[.O12]-[.G3]" office:value-type="float" office:value="-0.000115390629787271" calcext:value-type="float">
            <text:p>0,00</text:p>
          </table:table-cell>
          <table:table-cell/>
          <table:table-cell office:value-type="string" calcext:value-type="string">
            <text:p>First goal seek at 0 $P$12 var $E$12</text:p>
          </table:table-cell>
          <table:table-cell/>
        </table:table-row>
        <table:table-row table:style-name="ro1">
          <table:table-cell table:style-name="ce17" table:formula="of:=[.$B$3]*COS(([.$B$4]-[.D4])*[.$B$5])" office:value-type="float" office:value="150" calcext:value-type="float">
            <text:p>150mm</text:p>
          </table:table-cell>
          <table:table-cell table:style-name="ce17" table:formula="of:=[.$B$3]*SIN(([.$B$4]-[.D4])*[.$B$5])" office:value-type="float" office:value="259.807621135332" calcext:value-type="float">
            <text:p>259,808mm</text:p>
          </table:table-cell>
          <table:table-cell table:number-columns-repeated="2"/>
          <table:table-cell table:style-name="ce64" office:value-type="float" office:value="0.336717999274954" calcext:value-type="float">
            <text:p>0,3367</text:p>
          </table:table-cell>
          <table:table-cell table:formula="of:=[.$E13]^[.F$11]" office:value-type="float" office:value="1" calcext:value-type="float">
            <text:p>1,00</text:p>
          </table:table-cell>
          <table:table-cell table:formula="of:=[.$E13]^[.G$11]" office:value-type="float" office:value="0.336717999274954" calcext:value-type="float">
            <text:p>0,34</text:p>
          </table:table-cell>
          <table:table-cell table:formula="of:=[.$E13]^[.H$11]" office:value-type="float" office:value="0.113379011035728" calcext:value-type="float">
            <text:p>0,11</text:p>
          </table:table-cell>
          <table:table-cell table:formula="of:=[.$E13]^[.I$11]" office:value-type="float" office:value="0.0381767537557232" calcext:value-type="float">
            <text:p>0,04</text:p>
          </table:table-cell>
          <table:table-cell table:formula="of:=[.$E13]^[.J$11]" office:value-type="float" office:value="0.0128548001434397" calcext:value-type="float">
            <text:p>0,01</text:p>
          </table:table-cell>
          <table:table-cell table:formula="of:=[.$E13]^[.K$11]" office:value-type="float" office:value="0.00432844258537841" calcext:value-type="float">
            <text:p>0,00</text:p>
          </table:table-cell>
          <table:table-cell table:formula="of:=[.$E13]^[.L$11]" office:value-type="float" office:value="0.00145746452732513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13:.L13];MATTRAV7)" office:value-type="float" office:value="716.666666838671" calcext:value-type="float">
            <text:p>716,667mm</text:p>
          </table:table-cell>
          <table:table-cell table:style-name="ce17" office:value-type="float" office:value="259.807765877922" calcext:value-type="float">
            <text:p>259,808mm</text:p>
          </table:table-cell>
          <table:table-cell table:style-name="ce70" table:formula="of:=[.N13]-[.F4]" office:value-type="float" office:value="0.0000001720036379993" calcext:value-type="float">
            <text:p>0,00</text:p>
          </table:table-cell>
          <table:table-cell table:style-name="ce69" table:formula="of:=[.O13]-[.G4]" office:value-type="float" office:value="0.000144742590350688" calcext:value-type="float">
            <text:p>0,00</text:p>
          </table:table-cell>
          <table:table-cell/>
          <table:table-cell office:value-type="string" calcext:value-type="string">
            <text:p>First goal seek at 0 $P$13 var $E$13</text:p>
          </table:table-cell>
          <table:table-cell/>
        </table:table-row>
        <table:table-row table:style-name="ro1">
          <table:table-cell table:style-name="ce17" table:formula="of:=[.$B$3]*COS(([.$B$4]-[.D5])*[.$B$5])" office:value-type="float" office:value="212.132034355964" calcext:value-type="float">
            <text:p>212,132mm</text:p>
          </table:table-cell>
          <table:table-cell table:style-name="ce17" table:formula="of:=[.$B$3]*SIN(([.$B$4]-[.D5])*[.$B$5])" office:value-type="float" office:value="212.132034355964" calcext:value-type="float">
            <text:p>212,132mm</text:p>
          </table:table-cell>
          <table:table-cell table:number-columns-repeated="2"/>
          <table:table-cell table:style-name="ce64" office:value-type="float" office:value="0.505283930533959" calcext:value-type="float">
            <text:p>0,5053</text:p>
          </table:table-cell>
          <table:table-cell table:formula="of:=[.$E14]^[.F$11]" office:value-type="float" office:value="1" calcext:value-type="float">
            <text:p>1,00</text:p>
          </table:table-cell>
          <table:table-cell table:formula="of:=[.$E14]^[.G$11]" office:value-type="float" office:value="0.505283930533959" calcext:value-type="float">
            <text:p>0,51</text:p>
          </table:table-cell>
          <table:table-cell table:formula="of:=[.$E14]^[.H$11]" office:value-type="float" office:value="0.255311850455847" calcext:value-type="float">
            <text:p>0,26</text:p>
          </table:table-cell>
          <table:table-cell table:formula="of:=[.$E14]^[.I$11]" office:value-type="float" office:value="0.129004975310229" calcext:value-type="float">
            <text:p>0,13</text:p>
          </table:table-cell>
          <table:table-cell table:formula="of:=[.$E14]^[.J$11]" office:value-type="float" office:value="0.0651841409831886" calcext:value-type="float">
            <text:p>0,07</text:p>
          </table:table-cell>
          <table:table-cell table:formula="of:=[.$E14]^[.K$11]" office:value-type="float" office:value="0.0329364989644653" calcext:value-type="float">
            <text:p>0,03</text:p>
          </table:table-cell>
          <table:table-cell table:formula="of:=[.$E14]^[.L$11]" office:value-type="float" office:value="0.0166422836547927" calcext:value-type="float">
            <text:p>0,02</text:p>
          </table:table-cell>
          <table:table-cell/>
          <table:table-cell table:style-name="ce17" table:number-matrix-columns-spanned="2" table:number-matrix-rows-spanned="1" table:formula="of:=MMULT([.F14:.L14];MATTRAV7)" office:value-type="float" office:value="1062.13203435596" calcext:value-type="float">
            <text:p>1062,132mm</text:p>
          </table:table-cell>
          <table:table-cell table:style-name="ce17" office:value-type="float" office:value="212.131903877122" calcext:value-type="float">
            <text:p>212,132mm</text:p>
          </table:table-cell>
          <table:table-cell table:style-name="ce70" table:formula="of:=[.N14]-[.F5]" office:value-type="float" office:value="0" calcext:value-type="float">
            <text:p>0,00</text:p>
          </table:table-cell>
          <table:table-cell table:style-name="ce69" table:formula="of:=[.O14]-[.G5]" office:value-type="float" office:value="-0.000130478842180537" calcext:value-type="float">
            <text:p>0,00</text:p>
          </table:table-cell>
          <table:table-cell/>
          <table:table-cell office:value-type="string" calcext:value-type="string">
            <text:p>First goal seek at 0 $P$14 var $E$14</text:p>
          </table:table-cell>
          <table:table-cell/>
        </table:table-row>
        <table:table-row table:style-name="ro1">
          <table:table-cell table:style-name="ce17" table:formula="of:=[.$B$3]*COS(([.$B$4]-[.D6])*[.$B$5])" office:value-type="float" office:value="259.807621135332" calcext:value-type="float">
            <text:p>259,808mm</text:p>
          </table:table-cell>
          <table:table-cell table:style-name="ce17" table:formula="of:=[.$B$3]*SIN(([.$B$4]-[.D6])*[.$B$5])" office:value-type="float" office:value="150" calcext:value-type="float">
            <text:p>150mm</text:p>
          </table:table-cell>
          <table:table-cell table:number-columns-repeated="2"/>
          <table:table-cell table:style-name="ce64" office:value-type="float" office:value="0.672557198268376" calcext:value-type="float">
            <text:p>0,6726</text:p>
          </table:table-cell>
          <table:table-cell table:formula="of:=[.$E15]^[.F$11]" office:value-type="float" office:value="1" calcext:value-type="float">
            <text:p>1,00</text:p>
          </table:table-cell>
          <table:table-cell table:formula="of:=[.$E15]^[.G$11]" office:value-type="float" office:value="0.672557198268376" calcext:value-type="float">
            <text:p>0,67</text:p>
          </table:table-cell>
          <table:table-cell table:formula="of:=[.$E15]^[.H$11]" office:value-type="float" office:value="0.452333184942608" calcext:value-type="float">
            <text:p>0,45</text:p>
          </table:table-cell>
          <table:table-cell table:formula="of:=[.$E15]^[.I$11]" office:value-type="float" office:value="0.304219939548811" calcext:value-type="float">
            <text:p>0,30</text:p>
          </table:table-cell>
          <table:table-cell table:formula="of:=[.$E15]^[.J$11]" office:value-type="float" office:value="0.204605310200323" calcext:value-type="float">
            <text:p>0,20</text:p>
          </table:table-cell>
          <table:table-cell table:formula="of:=[.$E15]^[.K$11]" office:value-type="float" office:value="0.137608774179161" calcext:value-type="float">
            <text:p>0,14</text:p>
          </table:table-cell>
          <table:table-cell table:formula="of:=[.$E15]^[.L$11]" office:value-type="float" office:value="0.0925497716190824" calcext:value-type="float">
            <text:p>0,09</text:p>
          </table:table-cell>
          <table:table-cell/>
          <table:table-cell table:style-name="ce17" table:number-matrix-columns-spanned="2" table:number-matrix-rows-spanned="1" table:formula="of:=MMULT([.F15:.L15];MATTRAV7)" office:value-type="float" office:value="1393.14095446852" calcext:value-type="float">
            <text:p>1393,141mm</text:p>
          </table:table-cell>
          <table:table-cell table:style-name="ce17" office:value-type="float" office:value="150.00007516494" calcext:value-type="float">
            <text:p>150mm</text:p>
          </table:table-cell>
          <table:table-cell table:style-name="ce70" table:formula="of:=[.N15]-[.F6]" office:value-type="float" office:value="-0.0000000001416537998" calcext:value-type="float">
            <text:p>0,00</text:p>
          </table:table-cell>
          <table:table-cell table:style-name="ce69" table:formula="of:=[.O15]-[.G6]" office:value-type="float" office:value="0.0000751649401138366" calcext:value-type="float">
            <text:p>0,00</text:p>
          </table:table-cell>
          <table:table-cell/>
          <table:table-cell office:value-type="string" calcext:value-type="string">
            <text:p>First goal seek at 0 $P$15 var $E$15</text:p>
          </table:table-cell>
          <table:table-cell/>
        </table:table-row>
        <table:table-row table:style-name="ro1">
          <table:table-cell table:style-name="ce17" table:formula="of:=[.$B$3]*COS(([.$B$4]-[.D7])*[.$B$5])" office:value-type="float" office:value="289.77774788672" calcext:value-type="float">
            <text:p>289,778mm</text:p>
          </table:table-cell>
          <table:table-cell table:style-name="ce17" table:formula="of:=[.$B$3]*SIN(([.$B$4]-[.D7])*[.$B$5])" office:value-type="float" office:value="77.6457135307562" calcext:value-type="float">
            <text:p>77,646mm</text:p>
          </table:table-cell>
          <table:table-cell table:number-columns-repeated="2"/>
          <table:table-cell table:style-name="ce64" office:value-type="float" office:value="0.837659313873549" calcext:value-type="float">
            <text:p>0,8377</text:p>
          </table:table-cell>
          <table:table-cell table:formula="of:=[.$E16]^[.F$11]" office:value-type="float" office:value="1" calcext:value-type="float">
            <text:p>1,00</text:p>
          </table:table-cell>
          <table:table-cell table:formula="of:=[.$E16]^[.G$11]" office:value-type="float" office:value="0.837659313873549" calcext:value-type="float">
            <text:p>0,84</text:p>
          </table:table-cell>
          <table:table-cell table:formula="of:=[.$E16]^[.H$11]" office:value-type="float" office:value="0.701673126119105" calcext:value-type="float">
            <text:p>0,70</text:p>
          </table:table-cell>
          <table:table-cell table:formula="of:=[.$E16]^[.I$11]" office:value-type="float" office:value="0.587763029388437" calcext:value-type="float">
            <text:p>0,59</text:p>
          </table:table-cell>
          <table:table-cell table:formula="of:=[.$E16]^[.J$11]" office:value-type="float" office:value="0.492345175917757" calcext:value-type="float">
            <text:p>0,49</text:p>
          </table:table-cell>
          <table:table-cell table:formula="of:=[.$E16]^[.K$11]" office:value-type="float" office:value="0.41241752224822" calcext:value-type="float">
            <text:p>0,41</text:p>
          </table:table-cell>
          <table:table-cell table:formula="of:=[.$E16]^[.L$11]" office:value-type="float" office:value="0.345465378715873" calcext:value-type="float">
            <text:p>0,35</text:p>
          </table:table-cell>
          <table:table-cell/>
          <table:table-cell table:style-name="ce17" table:number-matrix-columns-spanned="2" table:number-matrix-rows-spanned="1" table:formula="of:=MMULT([.F16:.L16];MATTRAV7)" office:value-type="float" office:value="1706.44441452591" calcext:value-type="float">
            <text:p>1706,444mm</text:p>
          </table:table-cell>
          <table:table-cell table:style-name="ce17" office:value-type="float" office:value="77.6456886838983" calcext:value-type="float">
            <text:p>77,646mm</text:p>
          </table:table-cell>
          <table:table-cell table:style-name="ce70" table:formula="of:=[.N16]-[.F7]" office:value-type="float" office:value="-0.00000002747879079834" calcext:value-type="float">
            <text:p>0,00</text:p>
          </table:table-cell>
          <table:table-cell table:style-name="ce69" table:formula="of:=[.O16]-[.G7]" office:value-type="float" office:value="-0.0000248468579400196" calcext:value-type="float">
            <text:p>0,00</text:p>
          </table:table-cell>
          <table:table-cell/>
          <table:table-cell office:value-type="string" calcext:value-type="string">
            <text:p>First goal seek at 0 $P$15 var $E$15</text:p>
          </table:table-cell>
          <table:table-cell/>
        </table:table-row>
        <table:table-row table:style-name="ro1">
          <table:table-cell table:style-name="ce17" table:formula="of:=[.$B$3]*COS(([.$B$4]-[.D8])*[.$B$5])" office:value-type="float" office:value="300" calcext:value-type="float">
            <text:p>300mm</text:p>
          </table:table-cell>
          <table:table-cell table:style-name="ce17" table:formula="of:=[.$B$3]*SIN(([.$B$4]-[.D8])*[.$B$5])" office:value-type="float" office:value="0" calcext:value-type="float">
            <text:p>0mm</text:p>
          </table:table-cell>
          <table:table-cell table:number-columns-repeated="2"/>
          <table:table-cell table:style-name="Default" table:number-columns-repeated="8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5" office:value-type="string" calcext:value-type="string" table:number-columns-spanned="2" table:number-rows-spanned="1">
            <text:p>Points sur le cercle</text:p>
          </table:table-cell>
          <table:covered-table-cell/>
          <table:table-cell table:number-columns-repeated="2"/>
          <table:table-cell table:style-name="ce8" office:value-type="float" office:value="0" calcext:value-type="float">
            <text:p>0,0000</text:p>
          </table:table-cell>
          <table:table-cell table:formula="of:=IF([.F$11]&lt;&gt;0;[.F$11]*[.$E18]^([.F$11]-1);0)" office:value-type="float" office:value="0" calcext:value-type="float">
            <text:p>0,00</text:p>
          </table:table-cell>
          <table:table-cell table:formula="of:=IF([.G$11]&lt;&gt;0;[.G$11]*[.$E18]^([.G$11]-1);0)" office:value-type="float" office:value="1" calcext:value-type="float">
            <text:p>1,00</text:p>
          </table:table-cell>
          <table:table-cell table:formula="of:=IF([.H$11]&lt;&gt;0;[.H$11]*[.$E18]^([.H$11]-1);0)" office:value-type="float" office:value="0" calcext:value-type="float">
            <text:p>0,00</text:p>
          </table:table-cell>
          <table:table-cell table:formula="of:=IF([.I$11]&lt;&gt;0;[.I$11]*[.$E18]^([.I$11]-1);0)" office:value-type="float" office:value="0" calcext:value-type="float">
            <text:p>0,00</text:p>
          </table:table-cell>
          <table:table-cell table:formula="of:=IF([.J$11]&lt;&gt;0;[.J$11]*[.$E18]^([.J$11]-1);0)" office:value-type="float" office:value="0" calcext:value-type="float">
            <text:p>0,00</text:p>
          </table:table-cell>
          <table:table-cell table:formula="of:=IF([.K$11]&lt;&gt;0;[.K$11]*[.$E18]^([.K$11]-1);0)" office:value-type="float" office:value="0" calcext:value-type="float">
            <text:p>0,00</text:p>
          </table:table-cell>
          <table:table-cell table:formula="of:=IF([.L$11]&lt;&gt;0;[.L$11]*[.$E18]^([.L$11]-1);0)" office:value-type="float" office:value="0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18:.K18];MATTRAV6)" office:value-type="float" office:value="2163.52549156242" calcext:value-type="float">
            <text:p>2163,525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8" office:value-type="float" office:value="1" calcext:value-type="float">
            <text:p>1,0000</text:p>
          </table:table-cell>
          <table:table-cell table:formula="of:=IF([.F$11]&lt;&gt;0;[.F$11]*[.$E19]^([.F$11]-1);0)" office:value-type="float" office:value="0" calcext:value-type="float">
            <text:p>0,00</text:p>
          </table:table-cell>
          <table:table-cell table:formula="of:=IF([.G$11]&lt;&gt;0;[.G$11]*[.$E19]^([.G$11]-1);0)" office:value-type="float" office:value="1" calcext:value-type="float">
            <text:p>1,00</text:p>
          </table:table-cell>
          <table:table-cell table:formula="of:=IF([.H$11]&lt;&gt;0;[.H$11]*[.$E19]^([.H$11]-1);0)" office:value-type="float" office:value="2" calcext:value-type="float">
            <text:p>2,00</text:p>
          </table:table-cell>
          <table:table-cell table:formula="of:=IF([.I$11]&lt;&gt;0;[.I$11]*[.$E19]^([.I$11]-1);0)" office:value-type="float" office:value="3" calcext:value-type="float">
            <text:p>3,00</text:p>
          </table:table-cell>
          <table:table-cell table:formula="of:=IF([.J$11]&lt;&gt;0;[.J$11]*[.$E19]^([.J$11]-1);0)" office:value-type="float" office:value="4" calcext:value-type="float">
            <text:p>4,00</text:p>
          </table:table-cell>
          <table:table-cell table:formula="of:=IF([.K$11]&lt;&gt;0;[.K$11]*[.$E19]^([.K$11]-1);0)" office:value-type="float" office:value="5" calcext:value-type="float">
            <text:p>5,00</text:p>
          </table:table-cell>
          <table:table-cell table:formula="of:=IF([.L$11]&lt;&gt;0;[.L$11]*[.$E19]^([.L$11]-1);0)" office:value-type="float" office:value="6" calcext:value-type="float">
            <text:p>6,00</text:p>
          </table:table-cell>
          <table:table-cell/>
          <table:table-cell table:style-name="ce17" table:number-matrix-columns-spanned="2" table:number-matrix-rows-spanned="1" table:formula="of:=MMULT([.F19:.K19];MATTRAV6)" office:value-type="float" office:value="1773.41522555725" calcext:value-type="float">
            <text:p>1773,415mm</text:p>
          </table:table-cell>
          <table:table-cell table:style-name="ce17" office:value-type="float" office:value="-491.798549439542" calcext:value-type="float">
            <text:p>-491,799mm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Default" table:number-columns-repeated="8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table:formula="of:=[.$E21]^[.F$11]" office:value-type="float" office:value="1" calcext:value-type="float">
            <text:p>1,00</text:p>
          </table:table-cell>
          <table:table-cell table:formula="of:=[.$E21]^[.G$11]" office:value-type="float" office:value="0" calcext:value-type="float">
            <text:p>0,00</text:p>
          </table:table-cell>
          <table:table-cell table:formula="of:=[.$E21]^[.H$11]" office:value-type="float" office:value="0" calcext:value-type="float">
            <text:p>0,00</text:p>
          </table:table-cell>
          <table:table-cell table:formula="of:=[.$E21]^[.I$11]" office:value-type="float" office:value="0" calcext:value-type="float">
            <text:p>0,00</text:p>
          </table:table-cell>
          <table:table-cell table:formula="of:=[.$E21]^[.J$11]" office:value-type="float" office:value="0" calcext:value-type="float">
            <text:p>0,00</text:p>
          </table:table-cell>
          <table:table-cell table:formula="of:=[.$E21]^[.K$11]" office:value-type="float" office:value="0" calcext:value-type="float">
            <text:p>0,00</text:p>
          </table:table-cell>
          <table:table-cell table:formula="of:=[.$E21]^[.L$11]" office:value-type="float" office:value="0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1:.L21];MATTRAV7)" office:value-type="float" office:value="0.0000000000000183697" calcext:value-type="float">
            <text:p>0mm</text:p>
          </table:table-cell>
          <table:table-cell table:style-name="ce17" office:value-type="float" office:value="300" calcext:value-type="float">
            <text:p>300mm</text:p>
          </table:table-cell>
          <table:table-cell table:number-columns-repeated="5"/>
        </table:table-row>
        <table:table-row table:style-name="ro1">
          <table:table-cell table:style-name="ce17" table:formula="of:=[.A21]+[.$B$3]/[.$B$4]" office:value-type="float" office:value="50" calcext:value-type="float">
            <text:p>5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formula="of:=[.$E22]^[.F$11]" office:value-type="float" office:value="1" calcext:value-type="float">
            <text:p>1,00</text:p>
          </table:table-cell>
          <table:table-cell table:formula="of:=[.$E22]^[.G$11]" office:value-type="float" office:value="0.05" calcext:value-type="float">
            <text:p>0,05</text:p>
          </table:table-cell>
          <table:table-cell table:formula="of:=[.$E22]^[.H$11]" office:value-type="float" office:value="0.0025" calcext:value-type="float">
            <text:p>0,00</text:p>
          </table:table-cell>
          <table:table-cell table:formula="of:=[.$E22]^[.I$11]" office:value-type="float" office:value="0.000125" calcext:value-type="float">
            <text:p>0,00</text:p>
          </table:table-cell>
          <table:table-cell table:formula="of:=[.$E22]^[.J$11]" office:value-type="float" office:value="0.00000625" calcext:value-type="float">
            <text:p>0,00</text:p>
          </table:table-cell>
          <table:table-cell table:formula="of:=[.$E22]^[.K$11]" office:value-type="float" office:value="0.0000003125" calcext:value-type="float">
            <text:p>0,00</text:p>
          </table:table-cell>
          <table:table-cell table:formula="of:=[.$E22]^[.L$11]" office:value-type="float" office:value="0.000000015625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2:.L22];MATTRAV7)" office:value-type="float" office:value="108.083024330803" calcext:value-type="float">
            <text:p>108,083mm</text:p>
          </table:table-cell>
          <table:table-cell table:style-name="ce17" office:value-type="float" office:value="299.082862922098" calcext:value-type="float">
            <text:p>299,083mm</text:p>
          </table:table-cell>
          <table:table-cell table:number-columns-repeated="5"/>
        </table:table-row>
        <table:table-row table:style-name="ro1">
          <table:table-cell table:style-name="ce17" table:formula="of:=[.A22]+[.$B$3]/[.$B$4]" office:value-type="float" office:value="100" calcext:value-type="float">
            <text:p>1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table:formula="of:=[.$E23]^[.F$11]" office:value-type="float" office:value="1" calcext:value-type="float">
            <text:p>1,00</text:p>
          </table:table-cell>
          <table:table-cell table:formula="of:=[.$E23]^[.G$11]" office:value-type="float" office:value="0.1" calcext:value-type="float">
            <text:p>0,10</text:p>
          </table:table-cell>
          <table:table-cell table:formula="of:=[.$E23]^[.H$11]" office:value-type="float" office:value="0.01" calcext:value-type="float">
            <text:p>0,01</text:p>
          </table:table-cell>
          <table:table-cell table:formula="of:=[.$E23]^[.I$11]" office:value-type="float" office:value="0.001" calcext:value-type="float">
            <text:p>0,00</text:p>
          </table:table-cell>
          <table:table-cell table:formula="of:=[.$E23]^[.J$11]" office:value-type="float" office:value="0.0001" calcext:value-type="float">
            <text:p>0,00</text:p>
          </table:table-cell>
          <table:table-cell table:formula="of:=[.$E23]^[.K$11]" office:value-type="float" office:value="0.00001" calcext:value-type="float">
            <text:p>0,00</text:p>
          </table:table-cell>
          <table:table-cell table:formula="of:=[.$E23]^[.L$11]" office:value-type="float" office:value="0.000001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3:.L23];MATTRAV7)" office:value-type="float" office:value="215.696159748641" calcext:value-type="float">
            <text:p>215,696mm</text:p>
          </table:table-cell>
          <table:table-cell table:style-name="ce17" office:value-type="float" office:value="296.348253848225" calcext:value-type="float">
            <text:p>296,348mm</text:p>
          </table:table-cell>
          <table:table-cell table:number-columns-repeated="5"/>
        </table:table-row>
        <table:table-row table:style-name="ro1">
          <table:table-cell table:style-name="ce17" table:formula="of:=[.A23]+[.$B$3]/[.$B$4]" office:value-type="float" office:value="150" calcext:value-type="float">
            <text:p>15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table:formula="of:=[.$E24]^[.F$11]" office:value-type="float" office:value="1" calcext:value-type="float">
            <text:p>1,00</text:p>
          </table:table-cell>
          <table:table-cell table:formula="of:=[.$E24]^[.G$11]" office:value-type="float" office:value="0.15" calcext:value-type="float">
            <text:p>0,15</text:p>
          </table:table-cell>
          <table:table-cell table:formula="of:=[.$E24]^[.H$11]" office:value-type="float" office:value="0.0225" calcext:value-type="float">
            <text:p>0,02</text:p>
          </table:table-cell>
          <table:table-cell table:formula="of:=[.$E24]^[.I$11]" office:value-type="float" office:value="0.003375" calcext:value-type="float">
            <text:p>0,00</text:p>
          </table:table-cell>
          <table:table-cell table:formula="of:=[.$E24]^[.J$11]" office:value-type="float" office:value="0.00050625" calcext:value-type="float">
            <text:p>0,00</text:p>
          </table:table-cell>
          <table:table-cell table:formula="of:=[.$E24]^[.K$11]" office:value-type="float" office:value="0.0000759375" calcext:value-type="float">
            <text:p>0,00</text:p>
          </table:table-cell>
          <table:table-cell table:formula="of:=[.$E24]^[.L$11]" office:value-type="float" office:value="0.000011390625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4:.L24];MATTRAV7)" office:value-type="float" office:value="322.767875591766" calcext:value-type="float">
            <text:p>322,768mm</text:p>
          </table:table-cell>
          <table:table-cell table:style-name="ce17" office:value-type="float" office:value="291.825925575893" calcext:value-type="float">
            <text:p>291,826mm</text:p>
          </table:table-cell>
          <table:table-cell table:number-columns-repeated="5"/>
        </table:table-row>
        <table:table-row table:style-name="ro1">
          <table:table-cell table:style-name="ce17" table:formula="of:=[.A24]+[.$B$3]/[.$B$4]" office:value-type="float" office:value="200" calcext:value-type="float">
            <text:p>2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2" calcext:value-type="float">
            <text:p>0,20</text:p>
          </table:table-cell>
          <table:table-cell table:formula="of:=[.$E25]^[.F$11]" office:value-type="float" office:value="1" calcext:value-type="float">
            <text:p>1,00</text:p>
          </table:table-cell>
          <table:table-cell table:formula="of:=[.$E25]^[.G$11]" office:value-type="float" office:value="0.2" calcext:value-type="float">
            <text:p>0,20</text:p>
          </table:table-cell>
          <table:table-cell table:formula="of:=[.$E25]^[.H$11]" office:value-type="float" office:value="0.04" calcext:value-type="float">
            <text:p>0,04</text:p>
          </table:table-cell>
          <table:table-cell table:formula="of:=[.$E25]^[.I$11]" office:value-type="float" office:value="0.008" calcext:value-type="float">
            <text:p>0,01</text:p>
          </table:table-cell>
          <table:table-cell table:formula="of:=[.$E25]^[.J$11]" office:value-type="float" office:value="0.0016" calcext:value-type="float">
            <text:p>0,00</text:p>
          </table:table-cell>
          <table:table-cell table:formula="of:=[.$E25]^[.K$11]" office:value-type="float" office:value="0.00032" calcext:value-type="float">
            <text:p>0,00</text:p>
          </table:table-cell>
          <table:table-cell table:formula="of:=[.$E25]^[.L$11]" office:value-type="float" office:value="0.000064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5:.L25];MATTRAV7)" office:value-type="float" office:value="429.228336827543" calcext:value-type="float">
            <text:p>429,228mm</text:p>
          </table:table-cell>
          <table:table-cell table:style-name="ce17" office:value-type="float" office:value="285.551638667423" calcext:value-type="float">
            <text:p>285,552mm</text:p>
          </table:table-cell>
          <table:table-cell table:number-columns-repeated="5"/>
        </table:table-row>
        <table:table-row table:style-name="ro1">
          <table:table-cell table:style-name="ce17" table:formula="of:=[.A25]+[.$B$3]/[.$B$4]" office:value-type="float" office:value="250" calcext:value-type="float">
            <text:p>25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table:formula="of:=[.$E26]^[.F$11]" office:value-type="float" office:value="1" calcext:value-type="float">
            <text:p>1,00</text:p>
          </table:table-cell>
          <table:table-cell table:formula="of:=[.$E26]^[.G$11]" office:value-type="float" office:value="0.25" calcext:value-type="float">
            <text:p>0,25</text:p>
          </table:table-cell>
          <table:table-cell table:formula="of:=[.$E26]^[.H$11]" office:value-type="float" office:value="0.0625" calcext:value-type="float">
            <text:p>0,06</text:p>
          </table:table-cell>
          <table:table-cell table:formula="of:=[.$E26]^[.I$11]" office:value-type="float" office:value="0.015625" calcext:value-type="float">
            <text:p>0,02</text:p>
          </table:table-cell>
          <table:table-cell table:formula="of:=[.$E26]^[.J$11]" office:value-type="float" office:value="0.00390625" calcext:value-type="float">
            <text:p>0,00</text:p>
          </table:table-cell>
          <table:table-cell table:formula="of:=[.$E26]^[.K$11]" office:value-type="float" office:value="0.0009765625" calcext:value-type="float">
            <text:p>0,00</text:p>
          </table:table-cell>
          <table:table-cell table:formula="of:=[.$E26]^[.L$11]" office:value-type="float" office:value="0.000244140625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6:.L26];MATTRAV7)" office:value-type="float" office:value="535.009467088694" calcext:value-type="float">
            <text:p>535,009mm</text:p>
          </table:table-cell>
          <table:table-cell table:style-name="ce17" office:value-type="float" office:value="277.567117047521" calcext:value-type="float">
            <text:p>277,567mm</text:p>
          </table:table-cell>
          <table:table-cell table:number-columns-repeated="5"/>
        </table:table-row>
        <table:table-row table:style-name="ro1">
          <table:table-cell table:style-name="ce17" table:formula="of:=[.A26]+[.$B$3]/[.$B$4]" office:value-type="float" office:value="300" calcext:value-type="float">
            <text:p>3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3" calcext:value-type="float">
            <text:p>0,30</text:p>
          </table:table-cell>
          <table:table-cell table:formula="of:=[.$E27]^[.F$11]" office:value-type="float" office:value="1" calcext:value-type="float">
            <text:p>1,00</text:p>
          </table:table-cell>
          <table:table-cell table:formula="of:=[.$E27]^[.G$11]" office:value-type="float" office:value="0.3" calcext:value-type="float">
            <text:p>0,30</text:p>
          </table:table-cell>
          <table:table-cell table:formula="of:=[.$E27]^[.H$11]" office:value-type="float" office:value="0.09" calcext:value-type="float">
            <text:p>0,09</text:p>
          </table:table-cell>
          <table:table-cell table:formula="of:=[.$E27]^[.I$11]" office:value-type="float" office:value="0.027" calcext:value-type="float">
            <text:p>0,03</text:p>
          </table:table-cell>
          <table:table-cell table:formula="of:=[.$E27]^[.J$11]" office:value-type="float" office:value="0.0081" calcext:value-type="float">
            <text:p>0,01</text:p>
          </table:table-cell>
          <table:table-cell table:formula="of:=[.$E27]^[.K$11]" office:value-type="float" office:value="0.00243" calcext:value-type="float">
            <text:p>0,00</text:p>
          </table:table-cell>
          <table:table-cell table:formula="of:=[.$E27]^[.L$11]" office:value-type="float" office:value="0.000729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7:.L27];MATTRAV7)" office:value-type="float" office:value="640.04501095424" calcext:value-type="float">
            <text:p>640,045mm</text:p>
          </table:table-cell>
          <table:table-cell table:style-name="ce17" office:value-type="float" office:value="267.920037786259" calcext:value-type="float">
            <text:p>267,92mm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2" table:number-rows-spanned="1">
            <text:p>Points sur l’axe</text:p>
          </table:table-cell>
          <table:covered-table-cell/>
          <table:table-cell table:number-columns-repeated="2"/>
          <table:table-cell office:value-type="float" office:value="0.35" calcext:value-type="float">
            <text:p>0,35</text:p>
          </table:table-cell>
          <table:table-cell table:formula="of:=[.$E28]^[.F$11]" office:value-type="float" office:value="1" calcext:value-type="float">
            <text:p>1,00</text:p>
          </table:table-cell>
          <table:table-cell table:formula="of:=[.$E28]^[.G$11]" office:value-type="float" office:value="0.35" calcext:value-type="float">
            <text:p>0,35</text:p>
          </table:table-cell>
          <table:table-cell table:formula="of:=[.$E28]^[.H$11]" office:value-type="float" office:value="0.1225" calcext:value-type="float">
            <text:p>0,12</text:p>
          </table:table-cell>
          <table:table-cell table:formula="of:=[.$E28]^[.I$11]" office:value-type="float" office:value="0.042875" calcext:value-type="float">
            <text:p>0,04</text:p>
          </table:table-cell>
          <table:table-cell table:formula="of:=[.$E28]^[.J$11]" office:value-type="float" office:value="0.01500625" calcext:value-type="float">
            <text:p>0,02</text:p>
          </table:table-cell>
          <table:table-cell table:formula="of:=[.$E28]^[.K$11]" office:value-type="float" office:value="0.0052521875" calcext:value-type="float">
            <text:p>0,01</text:p>
          </table:table-cell>
          <table:table-cell table:formula="of:=[.$E28]^[.L$11]" office:value-type="float" office:value="0.001838265625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8:.L28];MATTRAV7)" office:value-type="float" office:value="744.270595475127" calcext:value-type="float">
            <text:p>744,271mm</text:p>
          </table:table-cell>
          <table:table-cell table:style-name="ce17" office:value-type="float" office:value="256.664055067462" calcext:value-type="float">
            <text:p>256,664m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4" calcext:value-type="float">
            <text:p>0,40</text:p>
          </table:table-cell>
          <table:table-cell table:formula="of:=[.$E29]^[.F$11]" office:value-type="float" office:value="1" calcext:value-type="float">
            <text:p>1,00</text:p>
          </table:table-cell>
          <table:table-cell table:formula="of:=[.$E29]^[.G$11]" office:value-type="float" office:value="0.4" calcext:value-type="float">
            <text:p>0,40</text:p>
          </table:table-cell>
          <table:table-cell table:formula="of:=[.$E29]^[.H$11]" office:value-type="float" office:value="0.16" calcext:value-type="float">
            <text:p>0,16</text:p>
          </table:table-cell>
          <table:table-cell table:formula="of:=[.$E29]^[.I$11]" office:value-type="float" office:value="0.064" calcext:value-type="float">
            <text:p>0,06</text:p>
          </table:table-cell>
          <table:table-cell table:formula="of:=[.$E29]^[.J$11]" office:value-type="float" office:value="0.0256" calcext:value-type="float">
            <text:p>0,03</text:p>
          </table:table-cell>
          <table:table-cell table:formula="of:=[.$E29]^[.K$11]" office:value-type="float" office:value="0.01024" calcext:value-type="float">
            <text:p>0,01</text:p>
          </table:table-cell>
          <table:table-cell table:formula="of:=[.$E29]^[.L$11]" office:value-type="float" office:value="0.004096" calcext:value-type="float">
            <text:p>0,00</text:p>
          </table:table-cell>
          <table:table-cell/>
          <table:table-cell table:style-name="ce17" table:number-matrix-columns-spanned="2" table:number-matrix-rows-spanned="1" table:formula="of:=MMULT([.F29:.L29];MATTRAV7)" office:value-type="float" office:value="847.623790944544" calcext:value-type="float">
            <text:p>847,624mm</text:p>
          </table:table-cell>
          <table:table-cell table:style-name="ce17" office:value-type="float" office:value="243.8588583425" calcext:value-type="float">
            <text:p>243,859mm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table:formula="of:=[.$E30]^[.F$11]" office:value-type="float" office:value="1" calcext:value-type="float">
            <text:p>1,00</text:p>
          </table:table-cell>
          <table:table-cell table:formula="of:=[.$E30]^[.G$11]" office:value-type="float" office:value="0.45" calcext:value-type="float">
            <text:p>0,45</text:p>
          </table:table-cell>
          <table:table-cell table:formula="of:=[.$E30]^[.H$11]" office:value-type="float" office:value="0.2025" calcext:value-type="float">
            <text:p>0,20</text:p>
          </table:table-cell>
          <table:table-cell table:formula="of:=[.$E30]^[.I$11]" office:value-type="float" office:value="0.091125" calcext:value-type="float">
            <text:p>0,09</text:p>
          </table:table-cell>
          <table:table-cell table:formula="of:=[.$E30]^[.J$11]" office:value-type="float" office:value="0.04100625" calcext:value-type="float">
            <text:p>0,04</text:p>
          </table:table-cell>
          <table:table-cell table:formula="of:=[.$E30]^[.K$11]" office:value-type="float" office:value="0.0184528125" calcext:value-type="float">
            <text:p>0,02</text:p>
          </table:table-cell>
          <table:table-cell table:formula="of:=[.$E30]^[.L$11]" office:value-type="float" office:value="0.008303765625" calcext:value-type="float">
            <text:p>0,01</text:p>
          </table:table-cell>
          <table:table-cell/>
          <table:table-cell table:style-name="ce17" table:number-matrix-columns-spanned="2" table:number-matrix-rows-spanned="1" table:formula="of:=MMULT([.F30:.L30];MATTRAV7)" office:value-type="float" office:value="950.04417091294" calcext:value-type="float">
            <text:p>950,044mm</text:p>
          </table:table-cell>
          <table:table-cell table:style-name="ce17" office:value-type="float" office:value="229.570264669485" calcext:value-type="float">
            <text:p>229,57mm</text:p>
          </table:table-cell>
          <table:table-cell table:number-columns-repeated="5"/>
        </table:table-row>
        <table:table-row table:style-name="ro1">
          <table:table-cell table:number-columns-repeated="2"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5" calcext:value-type="float">
            <text:p>0,50</text:p>
          </table:table-cell>
          <table:table-cell table:formula="of:=[.$E31]^[.F$11]" office:value-type="float" office:value="1" calcext:value-type="float">
            <text:p>1,00</text:p>
          </table:table-cell>
          <table:table-cell table:formula="of:=[.$E31]^[.G$11]" office:value-type="float" office:value="0.5" calcext:value-type="float">
            <text:p>0,50</text:p>
          </table:table-cell>
          <table:table-cell table:formula="of:=[.$E31]^[.H$11]" office:value-type="float" office:value="0.25" calcext:value-type="float">
            <text:p>0,25</text:p>
          </table:table-cell>
          <table:table-cell table:formula="of:=[.$E31]^[.I$11]" office:value-type="float" office:value="0.125" calcext:value-type="float">
            <text:p>0,13</text:p>
          </table:table-cell>
          <table:table-cell table:formula="of:=[.$E31]^[.J$11]" office:value-type="float" office:value="0.0625" calcext:value-type="float">
            <text:p>0,06</text:p>
          </table:table-cell>
          <table:table-cell table:formula="of:=[.$E31]^[.K$11]" office:value-type="float" office:value="0.03125" calcext:value-type="float">
            <text:p>0,03</text:p>
          </table:table-cell>
          <table:table-cell table:formula="of:=[.$E31]^[.L$11]" office:value-type="float" office:value="0.015625" calcext:value-type="float">
            <text:p>0,02</text:p>
          </table:table-cell>
          <table:table-cell/>
          <table:table-cell table:style-name="ce17" table:number-matrix-columns-spanned="2" table:number-matrix-rows-spanned="1" table:formula="of:=MMULT([.F31:.L31];MATTRAV7)" office:value-type="float" office:value="1051.47337144772" calcext:value-type="float">
            <text:p>1051,473mm</text:p>
          </table:table-cell>
          <table:table-cell table:style-name="ce17" office:value-type="float" office:value="213.870345237874" calcext:value-type="float">
            <text:p>213,87mm</text:p>
          </table:table-cell>
          <table:table-cell table:number-columns-repeated="5"/>
        </table:table-row>
        <table:table-row table:style-name="ro1">
          <table:table-cell table:style-name="ce17" table:formula="of:=[.A31]+[.$B$2]/[.$B$4]" office:value-type="float" office:value="333.333333333333" calcext:value-type="float">
            <text:p>333,333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table:formula="of:=[.$E32]^[.F$11]" office:value-type="float" office:value="1" calcext:value-type="float">
            <text:p>1,00</text:p>
          </table:table-cell>
          <table:table-cell table:formula="of:=[.$E32]^[.G$11]" office:value-type="float" office:value="0.55" calcext:value-type="float">
            <text:p>0,55</text:p>
          </table:table-cell>
          <table:table-cell table:formula="of:=[.$E32]^[.H$11]" office:value-type="float" office:value="0.3025" calcext:value-type="float">
            <text:p>0,30</text:p>
          </table:table-cell>
          <table:table-cell table:formula="of:=[.$E32]^[.I$11]" office:value-type="float" office:value="0.166375" calcext:value-type="float">
            <text:p>0,17</text:p>
          </table:table-cell>
          <table:table-cell table:formula="of:=[.$E32]^[.J$11]" office:value-type="float" office:value="0.09150625" calcext:value-type="float">
            <text:p>0,09</text:p>
          </table:table-cell>
          <table:table-cell table:formula="of:=[.$E32]^[.K$11]" office:value-type="float" office:value="0.0503284375" calcext:value-type="float">
            <text:p>0,05</text:p>
          </table:table-cell>
          <table:table-cell table:formula="of:=[.$E32]^[.L$11]" office:value-type="float" office:value="0.027680640625" calcext:value-type="float">
            <text:p>0,03</text:p>
          </table:table-cell>
          <table:table-cell/>
          <table:table-cell table:style-name="ce17" table:number-matrix-columns-spanned="2" table:number-matrix-rows-spanned="1" table:formula="of:=MMULT([.F32:.L32];MATTRAV7)" office:value-type="float" office:value="1151.85514963764" calcext:value-type="float">
            <text:p>1151,855mm</text:p>
          </table:table-cell>
          <table:table-cell table:style-name="ce17" office:value-type="float" office:value="196.837586078476" calcext:value-type="float">
            <text:p>196,838mm</text:p>
          </table:table-cell>
          <table:table-cell table:number-columns-repeated="5"/>
        </table:table-row>
        <table:table-row table:style-name="ro1">
          <table:table-cell table:style-name="ce17" table:formula="of:=[.A32]+[.$B$2]/[.$B$4]" office:value-type="float" office:value="666.666666666667" calcext:value-type="float">
            <text:p>666,667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6" calcext:value-type="float">
            <text:p>0,60</text:p>
          </table:table-cell>
          <table:table-cell table:formula="of:=[.$E33]^[.F$11]" office:value-type="float" office:value="1" calcext:value-type="float">
            <text:p>1,00</text:p>
          </table:table-cell>
          <table:table-cell table:formula="of:=[.$E33]^[.G$11]" office:value-type="float" office:value="0.6" calcext:value-type="float">
            <text:p>0,60</text:p>
          </table:table-cell>
          <table:table-cell table:formula="of:=[.$E33]^[.H$11]" office:value-type="float" office:value="0.36" calcext:value-type="float">
            <text:p>0,36</text:p>
          </table:table-cell>
          <table:table-cell table:formula="of:=[.$E33]^[.I$11]" office:value-type="float" office:value="0.216" calcext:value-type="float">
            <text:p>0,22</text:p>
          </table:table-cell>
          <table:table-cell table:formula="of:=[.$E33]^[.J$11]" office:value-type="float" office:value="0.1296" calcext:value-type="float">
            <text:p>0,13</text:p>
          </table:table-cell>
          <table:table-cell table:formula="of:=[.$E33]^[.K$11]" office:value-type="float" office:value="0.07776" calcext:value-type="float">
            <text:p>0,08</text:p>
          </table:table-cell>
          <table:table-cell table:formula="of:=[.$E33]^[.L$11]" office:value-type="float" office:value="0.046656" calcext:value-type="float">
            <text:p>0,05</text:p>
          </table:table-cell>
          <table:table-cell/>
          <table:table-cell table:style-name="ce17" table:number-matrix-columns-spanned="2" table:number-matrix-rows-spanned="1" table:formula="of:=MMULT([.F33:.L33];MATTRAV7)" office:value-type="float" office:value="1251.13544134188" calcext:value-type="float">
            <text:p>1251,135mm</text:p>
          </table:table-cell>
          <table:table-cell table:style-name="ce17" office:value-type="float" office:value="178.55708295887" calcext:value-type="float">
            <text:p>178,557mm</text:p>
          </table:table-cell>
          <table:table-cell table:number-columns-repeated="5"/>
        </table:table-row>
        <table:table-row table:style-name="ro1">
          <table:table-cell table:style-name="ce17" table:formula="of:=[.A33]+[.$B$2]/[.$B$4]" office:value-type="float" office:value="1000" calcext:value-type="float">
            <text:p>10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65" calcext:value-type="float">
            <text:p>0,65</text:p>
          </table:table-cell>
          <table:table-cell table:formula="of:=[.$E34]^[.F$11]" office:value-type="float" office:value="1" calcext:value-type="float">
            <text:p>1,00</text:p>
          </table:table-cell>
          <table:table-cell table:formula="of:=[.$E34]^[.G$11]" office:value-type="float" office:value="0.65" calcext:value-type="float">
            <text:p>0,65</text:p>
          </table:table-cell>
          <table:table-cell table:formula="of:=[.$E34]^[.H$11]" office:value-type="float" office:value="0.4225" calcext:value-type="float">
            <text:p>0,42</text:p>
          </table:table-cell>
          <table:table-cell table:formula="of:=[.$E34]^[.I$11]" office:value-type="float" office:value="0.274625" calcext:value-type="float">
            <text:p>0,27</text:p>
          </table:table-cell>
          <table:table-cell table:formula="of:=[.$E34]^[.J$11]" office:value-type="float" office:value="0.17850625" calcext:value-type="float">
            <text:p>0,18</text:p>
          </table:table-cell>
          <table:table-cell table:formula="of:=[.$E34]^[.K$11]" office:value-type="float" office:value="0.1160290625" calcext:value-type="float">
            <text:p>0,12</text:p>
          </table:table-cell>
          <table:table-cell table:formula="of:=[.$E34]^[.L$11]" office:value-type="float" office:value="0.075418890625" calcext:value-type="float">
            <text:p>0,08</text:p>
          </table:table-cell>
          <table:table-cell/>
          <table:table-cell table:style-name="ce17" table:number-matrix-columns-spanned="2" table:number-matrix-rows-spanned="1" table:formula="of:=MMULT([.F34:.L34];MATTRAV7)" office:value-type="float" office:value="1349.26241818384" calcext:value-type="float">
            <text:p>1349,262mm</text:p>
          </table:table-cell>
          <table:table-cell table:style-name="ce17" office:value-type="float" office:value="159.120770464218" calcext:value-type="float">
            <text:p>159,121mm</text:p>
          </table:table-cell>
          <table:table-cell table:number-columns-repeated="5"/>
        </table:table-row>
        <table:table-row table:style-name="ro1">
          <table:table-cell table:style-name="ce17" table:formula="of:=[.A34]+[.$B$2]/[.$B$4]" office:value-type="float" office:value="1333.33333333333" calcext:value-type="float">
            <text:p>1333,333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7" calcext:value-type="float">
            <text:p>0,70</text:p>
          </table:table-cell>
          <table:table-cell table:formula="of:=[.$E35]^[.F$11]" office:value-type="float" office:value="1" calcext:value-type="float">
            <text:p>1,00</text:p>
          </table:table-cell>
          <table:table-cell table:formula="of:=[.$E35]^[.G$11]" office:value-type="float" office:value="0.7" calcext:value-type="float">
            <text:p>0,70</text:p>
          </table:table-cell>
          <table:table-cell table:formula="of:=[.$E35]^[.H$11]" office:value-type="float" office:value="0.49" calcext:value-type="float">
            <text:p>0,49</text:p>
          </table:table-cell>
          <table:table-cell table:formula="of:=[.$E35]^[.I$11]" office:value-type="float" office:value="0.343" calcext:value-type="float">
            <text:p>0,34</text:p>
          </table:table-cell>
          <table:table-cell table:formula="of:=[.$E35]^[.J$11]" office:value-type="float" office:value="0.2401" calcext:value-type="float">
            <text:p>0,24</text:p>
          </table:table-cell>
          <table:table-cell table:formula="of:=[.$E35]^[.K$11]" office:value-type="float" office:value="0.16807" calcext:value-type="float">
            <text:p>0,17</text:p>
          </table:table-cell>
          <table:table-cell table:formula="of:=[.$E35]^[.L$11]" office:value-type="float" office:value="0.117649" calcext:value-type="float">
            <text:p>0,12</text:p>
          </table:table-cell>
          <table:table-cell/>
          <table:table-cell table:style-name="ce17" table:number-matrix-columns-spanned="2" table:number-matrix-rows-spanned="1" table:formula="of:=MMULT([.F35:.L35];MATTRAV7)" office:value-type="float" office:value="1446.18654378959" calcext:value-type="float">
            <text:p>1446,187mm</text:p>
          </table:table-cell>
          <table:table-cell table:style-name="ce17" office:value-type="float" office:value="138.627685263494" calcext:value-type="float">
            <text:p>138,628mm</text:p>
          </table:table-cell>
          <table:table-cell table:number-columns-repeated="5"/>
        </table:table-row>
        <table:table-row table:style-name="ro1">
          <table:table-cell table:style-name="ce17" table:formula="of:=[.A35]+[.$B$2]/[.$B$4]" office:value-type="float" office:value="1666.66666666667" calcext:value-type="float">
            <text:p>1666,667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table:formula="of:=[.$E36]^[.F$11]" office:value-type="float" office:value="1" calcext:value-type="float">
            <text:p>1,00</text:p>
          </table:table-cell>
          <table:table-cell table:formula="of:=[.$E36]^[.G$11]" office:value-type="float" office:value="0.75" calcext:value-type="float">
            <text:p>0,75</text:p>
          </table:table-cell>
          <table:table-cell table:formula="of:=[.$E36]^[.H$11]" office:value-type="float" office:value="0.5625" calcext:value-type="float">
            <text:p>0,56</text:p>
          </table:table-cell>
          <table:table-cell table:formula="of:=[.$E36]^[.I$11]" office:value-type="float" office:value="0.421875" calcext:value-type="float">
            <text:p>0,42</text:p>
          </table:table-cell>
          <table:table-cell table:formula="of:=[.$E36]^[.J$11]" office:value-type="float" office:value="0.31640625" calcext:value-type="float">
            <text:p>0,32</text:p>
          </table:table-cell>
          <table:table-cell table:formula="of:=[.$E36]^[.K$11]" office:value-type="float" office:value="0.2373046875" calcext:value-type="float">
            <text:p>0,24</text:p>
          </table:table-cell>
          <table:table-cell table:formula="of:=[.$E36]^[.L$11]" office:value-type="float" office:value="0.177978515625" calcext:value-type="float">
            <text:p>0,18</text:p>
          </table:table-cell>
          <table:table-cell/>
          <table:table-cell table:style-name="ce17" table:number-matrix-columns-spanned="2" table:number-matrix-rows-spanned="1" table:formula="of:=MMULT([.F36:.L36];MATTRAV7)" office:value-type="float" office:value="1541.86062927101" calcext:value-type="float">
            <text:p>1541,861mm</text:p>
          </table:table-cell>
          <table:table-cell table:style-name="ce17" office:value-type="float" office:value="117.18426356111" calcext:value-type="float">
            <text:p>117,184mm</text:p>
          </table:table-cell>
          <table:table-cell table:number-columns-repeated="5"/>
        </table:table-row>
        <table:table-row table:style-name="ro1">
          <table:table-cell table:style-name="ce17" table:formula="of:=[.A36]+[.$B$2]/[.$B$4]" office:value-type="float" office:value="2000" calcext:value-type="float">
            <text:p>2000mm</text:p>
          </table:table-cell>
          <table:table-cell table:style-name="ce17" office:value-type="float" office:value="0" calcext:value-type="float">
            <text:p>0mm</text:p>
          </table:table-cell>
          <table:table-cell table:number-columns-repeated="2"/>
          <table:table-cell office:value-type="float" office:value="0.8" calcext:value-type="float">
            <text:p>0,80</text:p>
          </table:table-cell>
          <table:table-cell table:formula="of:=[.$E37]^[.F$11]" office:value-type="float" office:value="1" calcext:value-type="float">
            <text:p>1,00</text:p>
          </table:table-cell>
          <table:table-cell table:formula="of:=[.$E37]^[.G$11]" office:value-type="float" office:value="0.8" calcext:value-type="float">
            <text:p>0,80</text:p>
          </table:table-cell>
          <table:table-cell table:formula="of:=[.$E37]^[.H$11]" office:value-type="float" office:value="0.64" calcext:value-type="float">
            <text:p>0,64</text:p>
          </table:table-cell>
          <table:table-cell table:formula="of:=[.$E37]^[.I$11]" office:value-type="float" office:value="0.512" calcext:value-type="float">
            <text:p>0,51</text:p>
          </table:table-cell>
          <table:table-cell table:formula="of:=[.$E37]^[.J$11]" office:value-type="float" office:value="0.4096" calcext:value-type="float">
            <text:p>0,41</text:p>
          </table:table-cell>
          <table:table-cell table:formula="of:=[.$E37]^[.K$11]" office:value-type="float" office:value="0.32768" calcext:value-type="float">
            <text:p>0,33</text:p>
          </table:table-cell>
          <table:table-cell table:formula="of:=[.$E37]^[.L$11]" office:value-type="float" office:value="0.262144" calcext:value-type="float">
            <text:p>0,26</text:p>
          </table:table-cell>
          <table:table-cell/>
          <table:table-cell table:style-name="ce17" table:number-matrix-columns-spanned="2" table:number-matrix-rows-spanned="1" table:formula="of:=MMULT([.F37:.L37];MATTRAV7)" office:value-type="float" office:value="1636.23988795367" calcext:value-type="float">
            <text:p>1636,24mm</text:p>
          </table:table-cell>
          <table:table-cell table:style-name="ce17" office:value-type="float" office:value="94.9046727339536" calcext:value-type="float">
            <text:p>94,905mm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2" table:number-rows-spanned="1">
            <text:p>Points sur la longueur</text:p>
          </table:table-cell>
          <table:covered-table-cell/>
          <table:table-cell table:number-columns-repeated="2"/>
          <table:table-cell office:value-type="float" office:value="0.85" calcext:value-type="float">
            <text:p>0,85</text:p>
          </table:table-cell>
          <table:table-cell table:formula="of:=[.$E38]^[.F$11]" office:value-type="float" office:value="1" calcext:value-type="float">
            <text:p>1,00</text:p>
          </table:table-cell>
          <table:table-cell table:formula="of:=[.$E38]^[.G$11]" office:value-type="float" office:value="0.85" calcext:value-type="float">
            <text:p>0,85</text:p>
          </table:table-cell>
          <table:table-cell table:formula="of:=[.$E38]^[.H$11]" office:value-type="float" office:value="0.7225" calcext:value-type="float">
            <text:p>0,72</text:p>
          </table:table-cell>
          <table:table-cell table:formula="of:=[.$E38]^[.I$11]" office:value-type="float" office:value="0.614125" calcext:value-type="float">
            <text:p>0,61</text:p>
          </table:table-cell>
          <table:table-cell table:formula="of:=[.$E38]^[.J$11]" office:value-type="float" office:value="0.52200625" calcext:value-type="float">
            <text:p>0,52</text:p>
          </table:table-cell>
          <table:table-cell table:formula="of:=[.$E38]^[.K$11]" office:value-type="float" office:value="0.4437053125" calcext:value-type="float">
            <text:p>0,44</text:p>
          </table:table-cell>
          <table:table-cell table:formula="of:=[.$E38]^[.L$11]" office:value-type="float" office:value="0.377149515625" calcext:value-type="float">
            <text:p>0,38</text:p>
          </table:table-cell>
          <table:table-cell/>
          <table:table-cell table:style-name="ce17" table:number-matrix-columns-spanned="2" table:number-matrix-rows-spanned="1" table:formula="of:=MMULT([.F38:.L38];MATTRAV7)" office:value-type="float" office:value="1729.28198934935" calcext:value-type="float">
            <text:p>1729,282mm</text:p>
          </table:table-cell>
          <table:table-cell table:style-name="ce17" office:value-type="float" office:value="71.9111771538289" calcext:value-type="float">
            <text:p>71,911m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9" calcext:value-type="float">
            <text:p>0,90</text:p>
          </table:table-cell>
          <table:table-cell table:formula="of:=[.$E39]^[.F$11]" office:value-type="float" office:value="1" calcext:value-type="float">
            <text:p>1,00</text:p>
          </table:table-cell>
          <table:table-cell table:formula="of:=[.$E39]^[.G$11]" office:value-type="float" office:value="0.9" calcext:value-type="float">
            <text:p>0,90</text:p>
          </table:table-cell>
          <table:table-cell table:formula="of:=[.$E39]^[.H$11]" office:value-type="float" office:value="0.81" calcext:value-type="float">
            <text:p>0,81</text:p>
          </table:table-cell>
          <table:table-cell table:formula="of:=[.$E39]^[.I$11]" office:value-type="float" office:value="0.729" calcext:value-type="float">
            <text:p>0,73</text:p>
          </table:table-cell>
          <table:table-cell table:formula="of:=[.$E39]^[.J$11]" office:value-type="float" office:value="0.6561" calcext:value-type="float">
            <text:p>0,66</text:p>
          </table:table-cell>
          <table:table-cell table:formula="of:=[.$E39]^[.K$11]" office:value-type="float" office:value="0.59049" calcext:value-type="float">
            <text:p>0,59</text:p>
          </table:table-cell>
          <table:table-cell table:formula="of:=[.$E39]^[.L$11]" office:value-type="float" office:value="0.531441" calcext:value-type="float">
            <text:p>0,53</text:p>
          </table:table-cell>
          <table:table-cell/>
          <table:table-cell table:style-name="ce17" table:number-matrix-columns-spanned="2" table:number-matrix-rows-spanned="1" table:formula="of:=MMULT([.F39:.L39];MATTRAV7)" office:value-type="float" office:value="1820.94711237326" calcext:value-type="float">
            <text:p>1820,947mm</text:p>
          </table:table-cell>
          <table:table-cell table:style-name="ce17" office:value-type="float" office:value="48.3345381952994" calcext:value-type="float">
            <text:p>48,335m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95" calcext:value-type="float">
            <text:p>0,95</text:p>
          </table:table-cell>
          <table:table-cell table:formula="of:=[.$E40]^[.F$11]" office:value-type="float" office:value="1" calcext:value-type="float">
            <text:p>1,00</text:p>
          </table:table-cell>
          <table:table-cell table:formula="of:=[.$E40]^[.G$11]" office:value-type="float" office:value="0.95" calcext:value-type="float">
            <text:p>0,95</text:p>
          </table:table-cell>
          <table:table-cell table:formula="of:=[.$E40]^[.H$11]" office:value-type="float" office:value="0.9025" calcext:value-type="float">
            <text:p>0,90</text:p>
          </table:table-cell>
          <table:table-cell table:formula="of:=[.$E40]^[.I$11]" office:value-type="float" office:value="0.857375" calcext:value-type="float">
            <text:p>0,86</text:p>
          </table:table-cell>
          <table:table-cell table:formula="of:=[.$E40]^[.J$11]" office:value-type="float" office:value="0.81450625" calcext:value-type="float">
            <text:p>0,81</text:p>
          </table:table-cell>
          <table:table-cell table:formula="of:=[.$E40]^[.K$11]" office:value-type="float" office:value="0.7737809375" calcext:value-type="float">
            <text:p>0,77</text:p>
          </table:table-cell>
          <table:table-cell table:formula="of:=[.$E40]^[.L$11]" office:value-type="float" office:value="0.735091890625" calcext:value-type="float">
            <text:p>0,74</text:p>
          </table:table-cell>
          <table:table-cell/>
          <table:table-cell table:style-name="ce17" table:number-matrix-columns-spanned="2" table:number-matrix-rows-spanned="1" table:formula="of:=MMULT([.F40:.L40];MATTRAV7)" office:value-type="float" office:value="1911.19799780596" calcext:value-type="float">
            <text:p>1911,198mm</text:p>
          </table:table-cell>
          <table:table-cell table:style-name="ce17" office:value-type="float" office:value="24.314448428942" calcext:value-type="float">
            <text:p>24,314m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,00</text:p>
          </table:table-cell>
          <table:table-cell table:formula="of:=[.$E41]^[.F$11]" office:value-type="float" office:value="1" calcext:value-type="float">
            <text:p>1,00</text:p>
          </table:table-cell>
          <table:table-cell table:formula="of:=[.$E41]^[.G$11]" office:value-type="float" office:value="1" calcext:value-type="float">
            <text:p>1,00</text:p>
          </table:table-cell>
          <table:table-cell table:formula="of:=[.$E41]^[.H$11]" office:value-type="float" office:value="1" calcext:value-type="float">
            <text:p>1,00</text:p>
          </table:table-cell>
          <table:table-cell table:formula="of:=[.$E41]^[.I$11]" office:value-type="float" office:value="1" calcext:value-type="float">
            <text:p>1,00</text:p>
          </table:table-cell>
          <table:table-cell table:formula="of:=[.$E41]^[.J$11]" office:value-type="float" office:value="1" calcext:value-type="float">
            <text:p>1,00</text:p>
          </table:table-cell>
          <table:table-cell table:formula="of:=[.$E41]^[.K$11]" office:value-type="float" office:value="1" calcext:value-type="float">
            <text:p>1,00</text:p>
          </table:table-cell>
          <table:table-cell table:formula="of:=[.$E41]^[.L$11]" office:value-type="float" office:value="1" calcext:value-type="float">
            <text:p>1,00</text:p>
          </table:table-cell>
          <table:table-cell/>
          <table:table-cell table:style-name="ce17" table:number-matrix-columns-spanned="2" table:number-matrix-rows-spanned="1" table:formula="of:=MMULT([.F41:.L41];MATTRAV7)" office:value-type="float" office:value="2000.00000000001" calcext:value-type="float">
            <text:p>2000mm</text:p>
          </table:table-cell>
          <table:table-cell table:style-name="ce17" office:value-type="float" office:value="0.0000000000018189894" calcext:value-type="float">
            <text:p>0mm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8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4"/>
          <table:table-cell office:value-type="float" office:value="0" calcext:value-type="float">
            <text:p>0,00</text:p>
          </table:table-cell>
          <table:table-cell table:formula="of:=IF([.F$11]&lt;&gt;0;[.F$11]*[.$E43]^([.F$11]-1);0)" office:value-type="float" office:value="0" calcext:value-type="float">
            <text:p>0,00</text:p>
          </table:table-cell>
          <table:table-cell table:formula="of:=IF([.G$11]&lt;&gt;0;[.G$11]*[.$E43]^([.G$11]-1);0)" office:value-type="float" office:value="1" calcext:value-type="float">
            <text:p>1,00</text:p>
          </table:table-cell>
          <table:table-cell table:formula="of:=IF([.H$11]&lt;&gt;0;[.H$11]*[.$E43]^([.H$11]-1);0)" office:value-type="float" office:value="0" calcext:value-type="float">
            <text:p>0,00</text:p>
          </table:table-cell>
          <table:table-cell table:formula="of:=IF([.I$11]&lt;&gt;0;[.I$11]*[.$E43]^([.I$11]-1);0)" office:value-type="float" office:value="0" calcext:value-type="float">
            <text:p>0,00</text:p>
          </table:table-cell>
          <table:table-cell table:formula="of:=IF([.J$11]&lt;&gt;0;[.J$11]*[.$E43]^([.J$11]-1);0)" office:value-type="float" office:value="0" calcext:value-type="float">
            <text:p>0,00</text:p>
          </table:table-cell>
          <table:table-cell table:formula="of:=IF([.K$11]&lt;&gt;0;[.K$11]*[.$E43]^([.K$11]-1);0)" office:value-type="float" office:value="0" calcext:value-type="float">
            <text:p>0,00</text:p>
          </table:table-cell>
          <table:table-cell table:formula="of:=IF([.L$11]&lt;&gt;0;[.L$11]*[.$E43]^([.L$11]-1);0)" office:value-type="float" office:value="0" calcext:value-type="float">
            <text:p>0,00</text:p>
          </table:table-cell>
          <table:table-cell/>
          <table:table-cell table:number-matrix-columns-spanned="2" table:number-matrix-rows-spanned="1" table:formula="of:=MMULT([.F43:.L43];MATTRAV7)/1000" office:value-type="float" office:value="2.16587428118454" calcext:value-type="float">
            <text:p>2,166m</text:p>
          </table:table-cell>
          <table:table-cell office:value-type="float" office:value="0" calcext:value-type="float">
            <text:p>0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5" calcext:value-type="float">
            <text:p>0,05</text:p>
          </table:table-cell>
          <table:table-cell table:formula="of:=IF([.F$11]&lt;&gt;0;[.F$11]*[.$E44]^([.F$11]-1);0)" office:value-type="float" office:value="0" calcext:value-type="float">
            <text:p>0,00</text:p>
          </table:table-cell>
          <table:table-cell table:formula="of:=IF([.G$11]&lt;&gt;0;[.G$11]*[.$E44]^([.G$11]-1);0)" office:value-type="float" office:value="1" calcext:value-type="float">
            <text:p>1,00</text:p>
          </table:table-cell>
          <table:table-cell table:formula="of:=IF([.H$11]&lt;&gt;0;[.H$11]*[.$E44]^([.H$11]-1);0)" office:value-type="float" office:value="0.1" calcext:value-type="float">
            <text:p>0,10</text:p>
          </table:table-cell>
          <table:table-cell table:formula="of:=IF([.I$11]&lt;&gt;0;[.I$11]*[.$E44]^([.I$11]-1);0)" office:value-type="float" office:value="0.0075" calcext:value-type="float">
            <text:p>0,01</text:p>
          </table:table-cell>
          <table:table-cell table:formula="of:=IF([.J$11]&lt;&gt;0;[.J$11]*[.$E44]^([.J$11]-1);0)" office:value-type="float" office:value="0.0005" calcext:value-type="float">
            <text:p>0,00</text:p>
          </table:table-cell>
          <table:table-cell table:formula="of:=IF([.K$11]&lt;&gt;0;[.K$11]*[.$E44]^([.K$11]-1);0)" office:value-type="float" office:value="0.00003125" calcext:value-type="float">
            <text:p>0,00</text:p>
          </table:table-cell>
          <table:table-cell table:formula="of:=IF([.L$11]&lt;&gt;0;[.L$11]*[.$E44]^([.L$11]-1);0)" office:value-type="float" office:value="0.000001875" calcext:value-type="float">
            <text:p>0,00</text:p>
          </table:table-cell>
          <table:table-cell/>
          <table:table-cell table:number-matrix-columns-spanned="2" table:number-matrix-rows-spanned="1" table:formula="of:=MMULT([.F44:.L44];MATTRAV7)/1000" office:value-type="float" office:value="2.1572027955343" calcext:value-type="float">
            <text:p>2,157m</text:p>
          </table:table-cell>
          <table:table-cell office:value-type="float" office:value="-0.0366065573754156" calcext:value-type="float">
            <text:p>-0,037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" calcext:value-type="float">
            <text:p>0,10</text:p>
          </table:table-cell>
          <table:table-cell table:formula="of:=IF([.F$11]&lt;&gt;0;[.F$11]*[.$E45]^([.F$11]-1);0)" office:value-type="float" office:value="0" calcext:value-type="float">
            <text:p>0,00</text:p>
          </table:table-cell>
          <table:table-cell table:formula="of:=IF([.G$11]&lt;&gt;0;[.G$11]*[.$E45]^([.G$11]-1);0)" office:value-type="float" office:value="1" calcext:value-type="float">
            <text:p>1,00</text:p>
          </table:table-cell>
          <table:table-cell table:formula="of:=IF([.H$11]&lt;&gt;0;[.H$11]*[.$E45]^([.H$11]-1);0)" office:value-type="float" office:value="0.2" calcext:value-type="float">
            <text:p>0,20</text:p>
          </table:table-cell>
          <table:table-cell table:formula="of:=IF([.I$11]&lt;&gt;0;[.I$11]*[.$E45]^([.I$11]-1);0)" office:value-type="float" office:value="0.03" calcext:value-type="float">
            <text:p>0,03</text:p>
          </table:table-cell>
          <table:table-cell table:formula="of:=IF([.J$11]&lt;&gt;0;[.J$11]*[.$E45]^([.J$11]-1);0)" office:value-type="float" office:value="0.004" calcext:value-type="float">
            <text:p>0,00</text:p>
          </table:table-cell>
          <table:table-cell table:formula="of:=IF([.K$11]&lt;&gt;0;[.K$11]*[.$E45]^([.K$11]-1);0)" office:value-type="float" office:value="0.0005" calcext:value-type="float">
            <text:p>0,00</text:p>
          </table:table-cell>
          <table:table-cell table:formula="of:=IF([.L$11]&lt;&gt;0;[.L$11]*[.$E45]^([.L$11]-1);0)" office:value-type="float" office:value="0.00006" calcext:value-type="float">
            <text:p>0,00</text:p>
          </table:table-cell>
          <table:table-cell/>
          <table:table-cell table:number-matrix-columns-spanned="2" table:number-matrix-rows-spanned="1" table:formula="of:=MMULT([.F45:.L45];MATTRAV7)/1000" office:value-type="float" office:value="2.1470841643762" calcext:value-type="float">
            <text:p>2,147m</text:p>
          </table:table-cell>
          <table:table-cell office:value-type="float" office:value="-0.0726786033918606" calcext:value-type="float">
            <text:p>-0,073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5" calcext:value-type="float">
            <text:p>0,15</text:p>
          </table:table-cell>
          <table:table-cell table:formula="of:=IF([.F$11]&lt;&gt;0;[.F$11]*[.$E46]^([.F$11]-1);0)" office:value-type="float" office:value="0" calcext:value-type="float">
            <text:p>0,00</text:p>
          </table:table-cell>
          <table:table-cell table:formula="of:=IF([.G$11]&lt;&gt;0;[.G$11]*[.$E46]^([.G$11]-1);0)" office:value-type="float" office:value="1" calcext:value-type="float">
            <text:p>1,00</text:p>
          </table:table-cell>
          <table:table-cell table:formula="of:=IF([.H$11]&lt;&gt;0;[.H$11]*[.$E46]^([.H$11]-1);0)" office:value-type="float" office:value="0.3" calcext:value-type="float">
            <text:p>0,30</text:p>
          </table:table-cell>
          <table:table-cell table:formula="of:=IF([.I$11]&lt;&gt;0;[.I$11]*[.$E46]^([.I$11]-1);0)" office:value-type="float" office:value="0.0675" calcext:value-type="float">
            <text:p>0,07</text:p>
          </table:table-cell>
          <table:table-cell table:formula="of:=IF([.J$11]&lt;&gt;0;[.J$11]*[.$E46]^([.J$11]-1);0)" office:value-type="float" office:value="0.0135" calcext:value-type="float">
            <text:p>0,01</text:p>
          </table:table-cell>
          <table:table-cell table:formula="of:=IF([.K$11]&lt;&gt;0;[.K$11]*[.$E46]^([.K$11]-1);0)" office:value-type="float" office:value="0.00253125" calcext:value-type="float">
            <text:p>0,00</text:p>
          </table:table-cell>
          <table:table-cell table:formula="of:=IF([.L$11]&lt;&gt;0;[.L$11]*[.$E46]^([.L$11]-1);0)" office:value-type="float" office:value="0.000455625" calcext:value-type="float">
            <text:p>0,00</text:p>
          </table:table-cell>
          <table:table-cell/>
          <table:table-cell table:number-matrix-columns-spanned="2" table:number-matrix-rows-spanned="1" table:formula="of:=MMULT([.F46:.L46];MATTRAV7)/1000" office:value-type="float" office:value="2.1355516648946" calcext:value-type="float">
            <text:p>2,136m</text:p>
          </table:table-cell>
          <table:table-cell office:value-type="float" office:value="-0.108095310826215" calcext:value-type="float">
            <text:p>-0,108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" calcext:value-type="float">
            <text:p>0,20</text:p>
          </table:table-cell>
          <table:table-cell table:formula="of:=IF([.F$11]&lt;&gt;0;[.F$11]*[.$E47]^([.F$11]-1);0)" office:value-type="float" office:value="0" calcext:value-type="float">
            <text:p>0,00</text:p>
          </table:table-cell>
          <table:table-cell table:formula="of:=IF([.G$11]&lt;&gt;0;[.G$11]*[.$E47]^([.G$11]-1);0)" office:value-type="float" office:value="1" calcext:value-type="float">
            <text:p>1,00</text:p>
          </table:table-cell>
          <table:table-cell table:formula="of:=IF([.H$11]&lt;&gt;0;[.H$11]*[.$E47]^([.H$11]-1);0)" office:value-type="float" office:value="0.4" calcext:value-type="float">
            <text:p>0,40</text:p>
          </table:table-cell>
          <table:table-cell table:formula="of:=IF([.I$11]&lt;&gt;0;[.I$11]*[.$E47]^([.I$11]-1);0)" office:value-type="float" office:value="0.12" calcext:value-type="float">
            <text:p>0,12</text:p>
          </table:table-cell>
          <table:table-cell table:formula="of:=IF([.J$11]&lt;&gt;0;[.J$11]*[.$E47]^([.J$11]-1);0)" office:value-type="float" office:value="0.032" calcext:value-type="float">
            <text:p>0,03</text:p>
          </table:table-cell>
          <table:table-cell table:formula="of:=IF([.K$11]&lt;&gt;0;[.K$11]*[.$E47]^([.K$11]-1);0)" office:value-type="float" office:value="0.008" calcext:value-type="float">
            <text:p>0,01</text:p>
          </table:table-cell>
          <table:table-cell table:formula="of:=IF([.L$11]&lt;&gt;0;[.L$11]*[.$E47]^([.L$11]-1);0)" office:value-type="float" office:value="0.00192" calcext:value-type="float">
            <text:p>0,00</text:p>
          </table:table-cell>
          <table:table-cell/>
          <table:table-cell table:number-matrix-columns-spanned="2" table:number-matrix-rows-spanned="1" table:formula="of:=MMULT([.F47:.L47];MATTRAV7)/1000" office:value-type="float" office:value="2.1226398425519" calcext:value-type="float">
            <text:p>2,123m</text:p>
          </table:table-cell>
          <table:table-cell office:value-type="float" office:value="-0.142737082357893" calcext:value-type="float">
            <text:p>-0,143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5" calcext:value-type="float">
            <text:p>0,25</text:p>
          </table:table-cell>
          <table:table-cell table:formula="of:=IF([.F$11]&lt;&gt;0;[.F$11]*[.$E48]^([.F$11]-1);0)" office:value-type="float" office:value="0" calcext:value-type="float">
            <text:p>0,00</text:p>
          </table:table-cell>
          <table:table-cell table:formula="of:=IF([.G$11]&lt;&gt;0;[.G$11]*[.$E48]^([.G$11]-1);0)" office:value-type="float" office:value="1" calcext:value-type="float">
            <text:p>1,00</text:p>
          </table:table-cell>
          <table:table-cell table:formula="of:=IF([.H$11]&lt;&gt;0;[.H$11]*[.$E48]^([.H$11]-1);0)" office:value-type="float" office:value="0.5" calcext:value-type="float">
            <text:p>0,50</text:p>
          </table:table-cell>
          <table:table-cell table:formula="of:=IF([.I$11]&lt;&gt;0;[.I$11]*[.$E48]^([.I$11]-1);0)" office:value-type="float" office:value="0.1875" calcext:value-type="float">
            <text:p>0,19</text:p>
          </table:table-cell>
          <table:table-cell table:formula="of:=IF([.J$11]&lt;&gt;0;[.J$11]*[.$E48]^([.J$11]-1);0)" office:value-type="float" office:value="0.0625" calcext:value-type="float">
            <text:p>0,06</text:p>
          </table:table-cell>
          <table:table-cell table:formula="of:=IF([.K$11]&lt;&gt;0;[.K$11]*[.$E48]^([.K$11]-1);0)" office:value-type="float" office:value="0.01953125" calcext:value-type="float">
            <text:p>0,02</text:p>
          </table:table-cell>
          <table:table-cell table:formula="of:=IF([.L$11]&lt;&gt;0;[.L$11]*[.$E48]^([.L$11]-1);0)" office:value-type="float" office:value="0.005859375" calcext:value-type="float">
            <text:p>0,01</text:p>
          </table:table-cell>
          <table:table-cell/>
          <table:table-cell table:number-matrix-columns-spanned="2" table:number-matrix-rows-spanned="1" table:formula="of:=MMULT([.F48:.L48];MATTRAV7)/1000" office:value-type="float" office:value="2.10838449598235" calcext:value-type="float">
            <text:p>2,108m</text:p>
          </table:table-cell>
          <table:table-cell office:value-type="float" office:value="-0.176484866860738" calcext:value-type="float">
            <text:p>-0,176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3" calcext:value-type="float">
            <text:p>0,30</text:p>
          </table:table-cell>
          <table:table-cell table:formula="of:=IF([.F$11]&lt;&gt;0;[.F$11]*[.$E49]^([.F$11]-1);0)" office:value-type="float" office:value="0" calcext:value-type="float">
            <text:p>0,00</text:p>
          </table:table-cell>
          <table:table-cell table:formula="of:=IF([.G$11]&lt;&gt;0;[.G$11]*[.$E49]^([.G$11]-1);0)" office:value-type="float" office:value="1" calcext:value-type="float">
            <text:p>1,00</text:p>
          </table:table-cell>
          <table:table-cell table:formula="of:=IF([.H$11]&lt;&gt;0;[.H$11]*[.$E49]^([.H$11]-1);0)" office:value-type="float" office:value="0.6" calcext:value-type="float">
            <text:p>0,60</text:p>
          </table:table-cell>
          <table:table-cell table:formula="of:=IF([.I$11]&lt;&gt;0;[.I$11]*[.$E49]^([.I$11]-1);0)" office:value-type="float" office:value="0.27" calcext:value-type="float">
            <text:p>0,27</text:p>
          </table:table-cell>
          <table:table-cell table:formula="of:=IF([.J$11]&lt;&gt;0;[.J$11]*[.$E49]^([.J$11]-1);0)" office:value-type="float" office:value="0.108" calcext:value-type="float">
            <text:p>0,11</text:p>
          </table:table-cell>
          <table:table-cell table:formula="of:=IF([.K$11]&lt;&gt;0;[.K$11]*[.$E49]^([.K$11]-1);0)" office:value-type="float" office:value="0.0405" calcext:value-type="float">
            <text:p>0,04</text:p>
          </table:table-cell>
          <table:table-cell table:formula="of:=IF([.L$11]&lt;&gt;0;[.L$11]*[.$E49]^([.L$11]-1);0)" office:value-type="float" office:value="0.01458" calcext:value-type="float">
            <text:p>0,01</text:p>
          </table:table-cell>
          <table:table-cell/>
          <table:table-cell table:number-matrix-columns-spanned="2" table:number-matrix-rows-spanned="1" table:formula="of:=MMULT([.F49:.L49];MATTRAV7)/1000" office:value-type="float" office:value="2.09282266188587" calcext:value-type="float">
            <text:p>2,093m</text:p>
          </table:table-cell>
          <table:table-cell office:value-type="float" office:value="-0.209219475694912" calcext:value-type="float">
            <text:p>-0,209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35" calcext:value-type="float">
            <text:p>0,35</text:p>
          </table:table-cell>
          <table:table-cell table:formula="of:=IF([.F$11]&lt;&gt;0;[.F$11]*[.$E50]^([.F$11]-1);0)" office:value-type="float" office:value="0" calcext:value-type="float">
            <text:p>0,00</text:p>
          </table:table-cell>
          <table:table-cell table:formula="of:=IF([.G$11]&lt;&gt;0;[.G$11]*[.$E50]^([.G$11]-1);0)" office:value-type="float" office:value="1" calcext:value-type="float">
            <text:p>1,00</text:p>
          </table:table-cell>
          <table:table-cell table:formula="of:=IF([.H$11]&lt;&gt;0;[.H$11]*[.$E50]^([.H$11]-1);0)" office:value-type="float" office:value="0.7" calcext:value-type="float">
            <text:p>0,70</text:p>
          </table:table-cell>
          <table:table-cell table:formula="of:=IF([.I$11]&lt;&gt;0;[.I$11]*[.$E50]^([.I$11]-1);0)" office:value-type="float" office:value="0.3675" calcext:value-type="float">
            <text:p>0,37</text:p>
          </table:table-cell>
          <table:table-cell table:formula="of:=IF([.J$11]&lt;&gt;0;[.J$11]*[.$E50]^([.J$11]-1);0)" office:value-type="float" office:value="0.1715" calcext:value-type="float">
            <text:p>0,17</text:p>
          </table:table-cell>
          <table:table-cell table:formula="of:=IF([.K$11]&lt;&gt;0;[.K$11]*[.$E50]^([.K$11]-1);0)" office:value-type="float" office:value="0.07503125" calcext:value-type="float">
            <text:p>0,08</text:p>
          </table:table-cell>
          <table:table-cell table:formula="of:=IF([.L$11]&lt;&gt;0;[.L$11]*[.$E50]^([.L$11]-1);0)" office:value-type="float" office:value="0.031513125" calcext:value-type="float">
            <text:p>0,03</text:p>
          </table:table-cell>
          <table:table-cell/>
          <table:table-cell table:number-matrix-columns-spanned="2" table:number-matrix-rows-spanned="1" table:formula="of:=MMULT([.F50:.L50];MATTRAV7)/1000" office:value-type="float" office:value="2.07599259992187" calcext:value-type="float">
            <text:p>2,076m</text:p>
          </table:table-cell>
          <table:table-cell office:value-type="float" office:value="-0.24082089899879" calcext:value-type="float">
            <text:p>-0,241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4" calcext:value-type="float">
            <text:p>0,40</text:p>
          </table:table-cell>
          <table:table-cell table:formula="of:=IF([.F$11]&lt;&gt;0;[.F$11]*[.$E51]^([.F$11]-1);0)" office:value-type="float" office:value="0" calcext:value-type="float">
            <text:p>0,00</text:p>
          </table:table-cell>
          <table:table-cell table:formula="of:=IF([.G$11]&lt;&gt;0;[.G$11]*[.$E51]^([.G$11]-1);0)" office:value-type="float" office:value="1" calcext:value-type="float">
            <text:p>1,00</text:p>
          </table:table-cell>
          <table:table-cell table:formula="of:=IF([.H$11]&lt;&gt;0;[.H$11]*[.$E51]^([.H$11]-1);0)" office:value-type="float" office:value="0.8" calcext:value-type="float">
            <text:p>0,80</text:p>
          </table:table-cell>
          <table:table-cell table:formula="of:=IF([.I$11]&lt;&gt;0;[.I$11]*[.$E51]^([.I$11]-1);0)" office:value-type="float" office:value="0.48" calcext:value-type="float">
            <text:p>0,48</text:p>
          </table:table-cell>
          <table:table-cell table:formula="of:=IF([.J$11]&lt;&gt;0;[.J$11]*[.$E51]^([.J$11]-1);0)" office:value-type="float" office:value="0.256" calcext:value-type="float">
            <text:p>0,26</text:p>
          </table:table-cell>
          <table:table-cell table:formula="of:=IF([.K$11]&lt;&gt;0;[.K$11]*[.$E51]^([.K$11]-1);0)" office:value-type="float" office:value="0.128" calcext:value-type="float">
            <text:p>0,13</text:p>
          </table:table-cell>
          <table:table-cell table:formula="of:=IF([.L$11]&lt;&gt;0;[.L$11]*[.$E51]^([.L$11]-1);0)" office:value-type="float" office:value="0.06144" calcext:value-type="float">
            <text:p>0,06</text:p>
          </table:table-cell>
          <table:table-cell/>
          <table:table-cell table:number-matrix-columns-spanned="2" table:number-matrix-rows-spanned="1" table:formula="of:=MMULT([.F51:.L51];MATTRAV7)/1000" office:value-type="float" office:value="2.05793377760308" calcext:value-type="float">
            <text:p>2,058m</text:p>
          </table:table-cell>
          <table:table-cell office:value-type="float" office:value="-0.271167621980851" calcext:value-type="float">
            <text:p>-0,271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45" calcext:value-type="float">
            <text:p>0,45</text:p>
          </table:table-cell>
          <table:table-cell table:formula="of:=IF([.F$11]&lt;&gt;0;[.F$11]*[.$E52]^([.F$11]-1);0)" office:value-type="float" office:value="0" calcext:value-type="float">
            <text:p>0,00</text:p>
          </table:table-cell>
          <table:table-cell table:formula="of:=IF([.G$11]&lt;&gt;0;[.G$11]*[.$E52]^([.G$11]-1);0)" office:value-type="float" office:value="1" calcext:value-type="float">
            <text:p>1,00</text:p>
          </table:table-cell>
          <table:table-cell table:formula="of:=IF([.H$11]&lt;&gt;0;[.H$11]*[.$E52]^([.H$11]-1);0)" office:value-type="float" office:value="0.9" calcext:value-type="float">
            <text:p>0,90</text:p>
          </table:table-cell>
          <table:table-cell table:formula="of:=IF([.I$11]&lt;&gt;0;[.I$11]*[.$E52]^([.I$11]-1);0)" office:value-type="float" office:value="0.6075" calcext:value-type="float">
            <text:p>0,61</text:p>
          </table:table-cell>
          <table:table-cell table:formula="of:=IF([.J$11]&lt;&gt;0;[.J$11]*[.$E52]^([.J$11]-1);0)" office:value-type="float" office:value="0.3645" calcext:value-type="float">
            <text:p>0,36</text:p>
          </table:table-cell>
          <table:table-cell table:formula="of:=IF([.K$11]&lt;&gt;0;[.K$11]*[.$E52]^([.K$11]-1);0)" office:value-type="float" office:value="0.20503125" calcext:value-type="float">
            <text:p>0,21</text:p>
          </table:table-cell>
          <table:table-cell table:formula="of:=IF([.L$11]&lt;&gt;0;[.L$11]*[.$E52]^([.L$11]-1);0)" office:value-type="float" office:value="0.110716875" calcext:value-type="float">
            <text:p>0,11</text:p>
          </table:table-cell>
          <table:table-cell/>
          <table:table-cell table:number-matrix-columns-spanned="2" table:number-matrix-rows-spanned="1" table:formula="of:=MMULT([.F52:.L52];MATTRAV7)/1000" office:value-type="float" office:value="2.03868685518931" calcext:value-type="float">
            <text:p>2,039m</text:p>
          </table:table-cell>
          <table:table-cell office:value-type="float" office:value="-0.300135941211574" calcext:value-type="float">
            <text:p>-0,3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5" calcext:value-type="float">
            <text:p>0,50</text:p>
          </table:table-cell>
          <table:table-cell table:formula="of:=IF([.F$11]&lt;&gt;0;[.F$11]*[.$E53]^([.F$11]-1);0)" office:value-type="float" office:value="0" calcext:value-type="float">
            <text:p>0,00</text:p>
          </table:table-cell>
          <table:table-cell table:formula="of:=IF([.G$11]&lt;&gt;0;[.G$11]*[.$E53]^([.G$11]-1);0)" office:value-type="float" office:value="1" calcext:value-type="float">
            <text:p>1,00</text:p>
          </table:table-cell>
          <table:table-cell table:formula="of:=IF([.H$11]&lt;&gt;0;[.H$11]*[.$E53]^([.H$11]-1);0)" office:value-type="float" office:value="1" calcext:value-type="float">
            <text:p>1,00</text:p>
          </table:table-cell>
          <table:table-cell table:formula="of:=IF([.I$11]&lt;&gt;0;[.I$11]*[.$E53]^([.I$11]-1);0)" office:value-type="float" office:value="0.75" calcext:value-type="float">
            <text:p>0,75</text:p>
          </table:table-cell>
          <table:table-cell table:formula="of:=IF([.J$11]&lt;&gt;0;[.J$11]*[.$E53]^([.J$11]-1);0)" office:value-type="float" office:value="0.5" calcext:value-type="float">
            <text:p>0,50</text:p>
          </table:table-cell>
          <table:table-cell table:formula="of:=IF([.K$11]&lt;&gt;0;[.K$11]*[.$E53]^([.K$11]-1);0)" office:value-type="float" office:value="0.3125" calcext:value-type="float">
            <text:p>0,31</text:p>
          </table:table-cell>
          <table:table-cell table:formula="of:=IF([.L$11]&lt;&gt;0;[.L$11]*[.$E53]^([.L$11]-1);0)" office:value-type="float" office:value="0.1875" calcext:value-type="float">
            <text:p>0,19</text:p>
          </table:table-cell>
          <table:table-cell/>
          <table:table-cell table:number-matrix-columns-spanned="2" table:number-matrix-rows-spanned="1" table:formula="of:=MMULT([.F53:.L53];MATTRAV7)/1000" office:value-type="float" office:value="2.01829367058135" calcext:value-type="float">
            <text:p>2,018m</text:p>
          </table:table-cell>
          <table:table-cell office:value-type="float" office:value="-0.327599280915326" calcext:value-type="float">
            <text:p>-0,328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55" calcext:value-type="float">
            <text:p>0,55</text:p>
          </table:table-cell>
          <table:table-cell table:formula="of:=IF([.F$11]&lt;&gt;0;[.F$11]*[.$E54]^([.F$11]-1);0)" office:value-type="float" office:value="0" calcext:value-type="float">
            <text:p>0,00</text:p>
          </table:table-cell>
          <table:table-cell table:formula="of:=IF([.G$11]&lt;&gt;0;[.G$11]*[.$E54]^([.G$11]-1);0)" office:value-type="float" office:value="1" calcext:value-type="float">
            <text:p>1,00</text:p>
          </table:table-cell>
          <table:table-cell table:formula="of:=IF([.H$11]&lt;&gt;0;[.H$11]*[.$E54]^([.H$11]-1);0)" office:value-type="float" office:value="1.1" calcext:value-type="float">
            <text:p>1,10</text:p>
          </table:table-cell>
          <table:table-cell table:formula="of:=IF([.I$11]&lt;&gt;0;[.I$11]*[.$E54]^([.I$11]-1);0)" office:value-type="float" office:value="0.9075" calcext:value-type="float">
            <text:p>0,91</text:p>
          </table:table-cell>
          <table:table-cell table:formula="of:=IF([.J$11]&lt;&gt;0;[.J$11]*[.$E54]^([.J$11]-1);0)" office:value-type="float" office:value="0.6655" calcext:value-type="float">
            <text:p>0,67</text:p>
          </table:table-cell>
          <table:table-cell table:formula="of:=IF([.K$11]&lt;&gt;0;[.K$11]*[.$E54]^([.K$11]-1);0)" office:value-type="float" office:value="0.45753125" calcext:value-type="float">
            <text:p>0,46</text:p>
          </table:table-cell>
          <table:table-cell table:formula="of:=IF([.L$11]&lt;&gt;0;[.L$11]*[.$E54]^([.L$11]-1);0)" office:value-type="float" office:value="0.301970625" calcext:value-type="float">
            <text:p>0,30</text:p>
          </table:table-cell>
          <table:table-cell/>
          <table:table-cell table:number-matrix-columns-spanned="2" table:number-matrix-rows-spanned="1" table:formula="of:=MMULT([.F54:.L54];MATTRAV7)/1000" office:value-type="float" office:value="1.99679722421471" calcext:value-type="float">
            <text:p>1,997m</text:p>
          </table:table-cell>
          <table:table-cell office:value-type="float" office:value="-0.353427509262256" calcext:value-type="float">
            <text:p>-0,353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" calcext:value-type="float">
            <text:p>0,60</text:p>
          </table:table-cell>
          <table:table-cell table:formula="of:=IF([.F$11]&lt;&gt;0;[.F$11]*[.$E55]^([.F$11]-1);0)" office:value-type="float" office:value="0" calcext:value-type="float">
            <text:p>0,00</text:p>
          </table:table-cell>
          <table:table-cell table:formula="of:=IF([.G$11]&lt;&gt;0;[.G$11]*[.$E55]^([.G$11]-1);0)" office:value-type="float" office:value="1" calcext:value-type="float">
            <text:p>1,00</text:p>
          </table:table-cell>
          <table:table-cell table:formula="of:=IF([.H$11]&lt;&gt;0;[.H$11]*[.$E55]^([.H$11]-1);0)" office:value-type="float" office:value="1.2" calcext:value-type="float">
            <text:p>1,20</text:p>
          </table:table-cell>
          <table:table-cell table:formula="of:=IF([.I$11]&lt;&gt;0;[.I$11]*[.$E55]^([.I$11]-1);0)" office:value-type="float" office:value="1.08" calcext:value-type="float">
            <text:p>1,08</text:p>
          </table:table-cell>
          <table:table-cell table:formula="of:=IF([.J$11]&lt;&gt;0;[.J$11]*[.$E55]^([.J$11]-1);0)" office:value-type="float" office:value="0.864" calcext:value-type="float">
            <text:p>0,86</text:p>
          </table:table-cell>
          <table:table-cell table:formula="of:=IF([.K$11]&lt;&gt;0;[.K$11]*[.$E55]^([.K$11]-1);0)" office:value-type="float" office:value="0.648" calcext:value-type="float">
            <text:p>0,65</text:p>
          </table:table-cell>
          <table:table-cell table:formula="of:=IF([.L$11]&lt;&gt;0;[.L$11]*[.$E55]^([.L$11]-1);0)" office:value-type="float" office:value="0.46656" calcext:value-type="float">
            <text:p>0,47</text:p>
          </table:table-cell>
          <table:table-cell/>
          <table:table-cell table:number-matrix-columns-spanned="2" table:number-matrix-rows-spanned="1" table:formula="of:=MMULT([.F55:.L55];MATTRAV7)/1000" office:value-type="float" office:value="1.97424166395348" calcext:value-type="float">
            <text:p>1,974m</text:p>
          </table:table-cell>
          <table:table-cell office:value-type="float" office:value="-0.377486254660189" calcext:value-type="float">
            <text:p>-0,377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5" calcext:value-type="float">
            <text:p>0,65</text:p>
          </table:table-cell>
          <table:table-cell table:formula="of:=IF([.F$11]&lt;&gt;0;[.F$11]*[.$E56]^([.F$11]-1);0)" office:value-type="float" office:value="0" calcext:value-type="float">
            <text:p>0,00</text:p>
          </table:table-cell>
          <table:table-cell table:formula="of:=IF([.G$11]&lt;&gt;0;[.G$11]*[.$E56]^([.G$11]-1);0)" office:value-type="float" office:value="1" calcext:value-type="float">
            <text:p>1,00</text:p>
          </table:table-cell>
          <table:table-cell table:formula="of:=IF([.H$11]&lt;&gt;0;[.H$11]*[.$E56]^([.H$11]-1);0)" office:value-type="float" office:value="1.3" calcext:value-type="float">
            <text:p>1,30</text:p>
          </table:table-cell>
          <table:table-cell table:formula="of:=IF([.I$11]&lt;&gt;0;[.I$11]*[.$E56]^([.I$11]-1);0)" office:value-type="float" office:value="1.2675" calcext:value-type="float">
            <text:p>1,27</text:p>
          </table:table-cell>
          <table:table-cell table:formula="of:=IF([.J$11]&lt;&gt;0;[.J$11]*[.$E56]^([.J$11]-1);0)" office:value-type="float" office:value="1.0985" calcext:value-type="float">
            <text:p>1,10</text:p>
          </table:table-cell>
          <table:table-cell table:formula="of:=IF([.K$11]&lt;&gt;0;[.K$11]*[.$E56]^([.K$11]-1);0)" office:value-type="float" office:value="0.89253125" calcext:value-type="float">
            <text:p>0,89</text:p>
          </table:table-cell>
          <table:table-cell table:formula="of:=IF([.L$11]&lt;&gt;0;[.L$11]*[.$E56]^([.L$11]-1);0)" office:value-type="float" office:value="0.696174375" calcext:value-type="float">
            <text:p>0,70</text:p>
          </table:table-cell>
          <table:table-cell/>
          <table:table-cell table:number-matrix-columns-spanned="2" table:number-matrix-rows-spanned="1" table:formula="of:=MMULT([.F56:.L56];MATTRAV7)/1000" office:value-type="float" office:value="1.95067226998414" calcext:value-type="float">
            <text:p>1,951m</text:p>
          </table:table-cell>
          <table:table-cell office:value-type="float" office:value="-0.399636222046518" calcext:value-type="float">
            <text:p>-0,4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" calcext:value-type="float">
            <text:p>0,70</text:p>
          </table:table-cell>
          <table:table-cell table:formula="of:=IF([.F$11]&lt;&gt;0;[.F$11]*[.$E57]^([.F$11]-1);0)" office:value-type="float" office:value="0" calcext:value-type="float">
            <text:p>0,00</text:p>
          </table:table-cell>
          <table:table-cell table:formula="of:=IF([.G$11]&lt;&gt;0;[.G$11]*[.$E57]^([.G$11]-1);0)" office:value-type="float" office:value="1" calcext:value-type="float">
            <text:p>1,00</text:p>
          </table:table-cell>
          <table:table-cell table:formula="of:=IF([.H$11]&lt;&gt;0;[.H$11]*[.$E57]^([.H$11]-1);0)" office:value-type="float" office:value="1.4" calcext:value-type="float">
            <text:p>1,40</text:p>
          </table:table-cell>
          <table:table-cell table:formula="of:=IF([.I$11]&lt;&gt;0;[.I$11]*[.$E57]^([.I$11]-1);0)" office:value-type="float" office:value="1.47" calcext:value-type="float">
            <text:p>1,47</text:p>
          </table:table-cell>
          <table:table-cell table:formula="of:=IF([.J$11]&lt;&gt;0;[.J$11]*[.$E57]^([.J$11]-1);0)" office:value-type="float" office:value="1.372" calcext:value-type="float">
            <text:p>1,37</text:p>
          </table:table-cell>
          <table:table-cell table:formula="of:=IF([.K$11]&lt;&gt;0;[.K$11]*[.$E57]^([.K$11]-1);0)" office:value-type="float" office:value="1.2005" calcext:value-type="float">
            <text:p>1,20</text:p>
          </table:table-cell>
          <table:table-cell table:formula="of:=IF([.L$11]&lt;&gt;0;[.L$11]*[.$E57]^([.L$11]-1);0)" office:value-type="float" office:value="1.00842" calcext:value-type="float">
            <text:p>1,01</text:p>
          </table:table-cell>
          <table:table-cell/>
          <table:table-cell table:number-matrix-columns-spanned="2" table:number-matrix-rows-spanned="1" table:formula="of:=MMULT([.F57:.L57];MATTRAV7)/1000" office:value-type="float" office:value="1.92613543970937" calcext:value-type="float">
            <text:p>1,926m</text:p>
          </table:table-cell>
          <table:table-cell office:value-type="float" office:value="-0.419732509180094" calcext:value-type="float">
            <text:p>-0,42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5" calcext:value-type="float">
            <text:p>0,75</text:p>
          </table:table-cell>
          <table:table-cell table:formula="of:=IF([.F$11]&lt;&gt;0;[.F$11]*[.$E58]^([.F$11]-1);0)" office:value-type="float" office:value="0" calcext:value-type="float">
            <text:p>0,00</text:p>
          </table:table-cell>
          <table:table-cell table:formula="of:=IF([.G$11]&lt;&gt;0;[.G$11]*[.$E58]^([.G$11]-1);0)" office:value-type="float" office:value="1" calcext:value-type="float">
            <text:p>1,00</text:p>
          </table:table-cell>
          <table:table-cell table:formula="of:=IF([.H$11]&lt;&gt;0;[.H$11]*[.$E58]^([.H$11]-1);0)" office:value-type="float" office:value="1.5" calcext:value-type="float">
            <text:p>1,50</text:p>
          </table:table-cell>
          <table:table-cell table:formula="of:=IF([.I$11]&lt;&gt;0;[.I$11]*[.$E58]^([.I$11]-1);0)" office:value-type="float" office:value="1.6875" calcext:value-type="float">
            <text:p>1,69</text:p>
          </table:table-cell>
          <table:table-cell table:formula="of:=IF([.J$11]&lt;&gt;0;[.J$11]*[.$E58]^([.J$11]-1);0)" office:value-type="float" office:value="1.6875" calcext:value-type="float">
            <text:p>1,69</text:p>
          </table:table-cell>
          <table:table-cell table:formula="of:=IF([.K$11]&lt;&gt;0;[.K$11]*[.$E58]^([.K$11]-1);0)" office:value-type="float" office:value="1.58203125" calcext:value-type="float">
            <text:p>1,58</text:p>
          </table:table-cell>
          <table:table-cell table:formula="of:=IF([.L$11]&lt;&gt;0;[.L$11]*[.$E58]^([.L$11]-1);0)" office:value-type="float" office:value="1.423828125" calcext:value-type="float">
            <text:p>1,42</text:p>
          </table:table-cell>
          <table:table-cell/>
          <table:table-cell table:number-matrix-columns-spanned="2" table:number-matrix-rows-spanned="1" table:formula="of:=MMULT([.F58:.L58];MATTRAV7)/1000" office:value-type="float" office:value="1.90067867264187" calcext:value-type="float">
            <text:p>1,901m</text:p>
          </table:table-cell>
          <table:table-cell office:value-type="float" office:value="-0.437623922933123" calcext:value-type="float">
            <text:p>-0,438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8" calcext:value-type="float">
            <text:p>0,80</text:p>
          </table:table-cell>
          <table:table-cell table:formula="of:=IF([.F$11]&lt;&gt;0;[.F$11]*[.$E59]^([.F$11]-1);0)" office:value-type="float" office:value="0" calcext:value-type="float">
            <text:p>0,00</text:p>
          </table:table-cell>
          <table:table-cell table:formula="of:=IF([.G$11]&lt;&gt;0;[.G$11]*[.$E59]^([.G$11]-1);0)" office:value-type="float" office:value="1" calcext:value-type="float">
            <text:p>1,00</text:p>
          </table:table-cell>
          <table:table-cell table:formula="of:=IF([.H$11]&lt;&gt;0;[.H$11]*[.$E59]^([.H$11]-1);0)" office:value-type="float" office:value="1.6" calcext:value-type="float">
            <text:p>1,60</text:p>
          </table:table-cell>
          <table:table-cell table:formula="of:=IF([.I$11]&lt;&gt;0;[.I$11]*[.$E59]^([.I$11]-1);0)" office:value-type="float" office:value="1.92" calcext:value-type="float">
            <text:p>1,92</text:p>
          </table:table-cell>
          <table:table-cell table:formula="of:=IF([.J$11]&lt;&gt;0;[.J$11]*[.$E59]^([.J$11]-1);0)" office:value-type="float" office:value="2.048" calcext:value-type="float">
            <text:p>2,05</text:p>
          </table:table-cell>
          <table:table-cell table:formula="of:=IF([.K$11]&lt;&gt;0;[.K$11]*[.$E59]^([.K$11]-1);0)" office:value-type="float" office:value="2.048" calcext:value-type="float">
            <text:p>2,05</text:p>
          </table:table-cell>
          <table:table-cell table:formula="of:=IF([.L$11]&lt;&gt;0;[.L$11]*[.$E59]^([.L$11]-1);0)" office:value-type="float" office:value="1.96608" calcext:value-type="float">
            <text:p>1,97</text:p>
          </table:table-cell>
          <table:table-cell/>
          <table:table-cell table:number-matrix-columns-spanned="2" table:number-matrix-rows-spanned="1" table:formula="of:=MMULT([.F59:.L59];MATTRAV7)/1000" office:value-type="float" office:value="1.87435055529815" calcext:value-type="float">
            <text:p>1,874m</text:p>
          </table:table-cell>
          <table:table-cell office:value-type="float" office:value="-0.453152295583054" calcext:value-type="float">
            <text:p>-0,453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85" calcext:value-type="float">
            <text:p>0,85</text:p>
          </table:table-cell>
          <table:table-cell table:formula="of:=IF([.F$11]&lt;&gt;0;[.F$11]*[.$E60]^([.F$11]-1);0)" office:value-type="float" office:value="0" calcext:value-type="float">
            <text:p>0,00</text:p>
          </table:table-cell>
          <table:table-cell table:formula="of:=IF([.G$11]&lt;&gt;0;[.G$11]*[.$E60]^([.G$11]-1);0)" office:value-type="float" office:value="1" calcext:value-type="float">
            <text:p>1,00</text:p>
          </table:table-cell>
          <table:table-cell table:formula="of:=IF([.H$11]&lt;&gt;0;[.H$11]*[.$E60]^([.H$11]-1);0)" office:value-type="float" office:value="1.7" calcext:value-type="float">
            <text:p>1,70</text:p>
          </table:table-cell>
          <table:table-cell table:formula="of:=IF([.I$11]&lt;&gt;0;[.I$11]*[.$E60]^([.I$11]-1);0)" office:value-type="float" office:value="2.1675" calcext:value-type="float">
            <text:p>2,17</text:p>
          </table:table-cell>
          <table:table-cell table:formula="of:=IF([.J$11]&lt;&gt;0;[.J$11]*[.$E60]^([.J$11]-1);0)" office:value-type="float" office:value="2.4565" calcext:value-type="float">
            <text:p>2,46</text:p>
          </table:table-cell>
          <table:table-cell table:formula="of:=IF([.K$11]&lt;&gt;0;[.K$11]*[.$E60]^([.K$11]-1);0)" office:value-type="float" office:value="2.61003125" calcext:value-type="float">
            <text:p>2,61</text:p>
          </table:table-cell>
          <table:table-cell table:formula="of:=IF([.L$11]&lt;&gt;0;[.L$11]*[.$E60]^([.L$11]-1);0)" office:value-type="float" office:value="2.662231875" calcext:value-type="float">
            <text:p>2,66</text:p>
          </table:table-cell>
          <table:table-cell/>
          <table:table-cell table:number-matrix-columns-spanned="2" table:number-matrix-rows-spanned="1" table:formula="of:=MMULT([.F60:.L60];MATTRAV7)/1000" office:value-type="float" office:value="1.84720074609241" calcext:value-type="float">
            <text:p>1,847m</text:p>
          </table:table-cell>
          <table:table-cell office:value-type="float" office:value="-0.466151801104474" calcext:value-type="float">
            <text:p>-0,466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9" calcext:value-type="float">
            <text:p>0,90</text:p>
          </table:table-cell>
          <table:table-cell table:formula="of:=IF([.F$11]&lt;&gt;0;[.F$11]*[.$E61]^([.F$11]-1);0)" office:value-type="float" office:value="0" calcext:value-type="float">
            <text:p>0,00</text:p>
          </table:table-cell>
          <table:table-cell table:formula="of:=IF([.G$11]&lt;&gt;0;[.G$11]*[.$E61]^([.G$11]-1);0)" office:value-type="float" office:value="1" calcext:value-type="float">
            <text:p>1,00</text:p>
          </table:table-cell>
          <table:table-cell table:formula="of:=IF([.H$11]&lt;&gt;0;[.H$11]*[.$E61]^([.H$11]-1);0)" office:value-type="float" office:value="1.8" calcext:value-type="float">
            <text:p>1,80</text:p>
          </table:table-cell>
          <table:table-cell table:formula="of:=IF([.I$11]&lt;&gt;0;[.I$11]*[.$E61]^([.I$11]-1);0)" office:value-type="float" office:value="2.43" calcext:value-type="float">
            <text:p>2,43</text:p>
          </table:table-cell>
          <table:table-cell table:formula="of:=IF([.J$11]&lt;&gt;0;[.J$11]*[.$E61]^([.J$11]-1);0)" office:value-type="float" office:value="2.916" calcext:value-type="float">
            <text:p>2,92</text:p>
          </table:table-cell>
          <table:table-cell table:formula="of:=IF([.K$11]&lt;&gt;0;[.K$11]*[.$E61]^([.K$11]-1);0)" office:value-type="float" office:value="3.2805" calcext:value-type="float">
            <text:p>3,28</text:p>
          </table:table-cell>
          <table:table-cell table:formula="of:=IF([.L$11]&lt;&gt;0;[.L$11]*[.$E61]^([.L$11]-1);0)" office:value-type="float" office:value="3.54294" calcext:value-type="float">
            <text:p>3,54</text:p>
          </table:table-cell>
          <table:table-cell/>
          <table:table-cell table:number-matrix-columns-spanned="2" table:number-matrix-rows-spanned="1" table:formula="of:=MMULT([.F61:.L61];MATTRAV7)/1000" office:value-type="float" office:value="1.81927996023028" calcext:value-type="float">
            <text:p>1,819m</text:p>
          </table:table-cell>
          <table:table-cell office:value-type="float" office:value="-0.476448271460999" calcext:value-type="float">
            <text:p>-0,476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95" calcext:value-type="float">
            <text:p>0,95</text:p>
          </table:table-cell>
          <table:table-cell table:formula="of:=IF([.F$11]&lt;&gt;0;[.F$11]*[.$E62]^([.F$11]-1);0)" office:value-type="float" office:value="0" calcext:value-type="float">
            <text:p>0,00</text:p>
          </table:table-cell>
          <table:table-cell table:formula="of:=IF([.G$11]&lt;&gt;0;[.G$11]*[.$E62]^([.G$11]-1);0)" office:value-type="float" office:value="1" calcext:value-type="float">
            <text:p>1,00</text:p>
          </table:table-cell>
          <table:table-cell table:formula="of:=IF([.H$11]&lt;&gt;0;[.H$11]*[.$E62]^([.H$11]-1);0)" office:value-type="float" office:value="1.9" calcext:value-type="float">
            <text:p>1,90</text:p>
          </table:table-cell>
          <table:table-cell table:formula="of:=IF([.I$11]&lt;&gt;0;[.I$11]*[.$E62]^([.I$11]-1);0)" office:value-type="float" office:value="2.7075" calcext:value-type="float">
            <text:p>2,71</text:p>
          </table:table-cell>
          <table:table-cell table:formula="of:=IF([.J$11]&lt;&gt;0;[.J$11]*[.$E62]^([.J$11]-1);0)" office:value-type="float" office:value="3.4295" calcext:value-type="float">
            <text:p>3,43</text:p>
          </table:table-cell>
          <table:table-cell table:formula="of:=IF([.K$11]&lt;&gt;0;[.K$11]*[.$E62]^([.K$11]-1);0)" office:value-type="float" office:value="4.07253125" calcext:value-type="float">
            <text:p>4,07</text:p>
          </table:table-cell>
          <table:table-cell table:formula="of:=IF([.L$11]&lt;&gt;0;[.L$11]*[.$E62]^([.L$11]-1);0)" office:value-type="float" office:value="4.642685625" calcext:value-type="float">
            <text:p>4,64</text:p>
          </table:table-cell>
          <table:table-cell/>
          <table:table-cell table:number-matrix-columns-spanned="2" table:number-matrix-rows-spanned="1" table:formula="of:=MMULT([.F62:.L62];MATTRAV7)/1000" office:value-type="float" office:value="1.7906399546027" calcext:value-type="float">
            <text:p>1,791m</text:p>
          </table:table-cell>
          <table:table-cell office:value-type="float" office:value="-0.483858512897169" calcext:value-type="float">
            <text:p>-0,484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,00</text:p>
          </table:table-cell>
          <table:table-cell table:formula="of:=IF([.F$11]&lt;&gt;0;[.F$11]*[.$E63]^([.F$11]-1);0)" office:value-type="float" office:value="0" calcext:value-type="float">
            <text:p>0,00</text:p>
          </table:table-cell>
          <table:table-cell table:formula="of:=IF([.G$11]&lt;&gt;0;[.G$11]*[.$E63]^([.G$11]-1);0)" office:value-type="float" office:value="1" calcext:value-type="float">
            <text:p>1,00</text:p>
          </table:table-cell>
          <table:table-cell table:formula="of:=IF([.H$11]&lt;&gt;0;[.H$11]*[.$E63]^([.H$11]-1);0)" office:value-type="float" office:value="2" calcext:value-type="float">
            <text:p>2,00</text:p>
          </table:table-cell>
          <table:table-cell table:formula="of:=IF([.I$11]&lt;&gt;0;[.I$11]*[.$E63]^([.I$11]-1);0)" office:value-type="float" office:value="3" calcext:value-type="float">
            <text:p>3,00</text:p>
          </table:table-cell>
          <table:table-cell table:formula="of:=IF([.J$11]&lt;&gt;0;[.J$11]*[.$E63]^([.J$11]-1);0)" office:value-type="float" office:value="4" calcext:value-type="float">
            <text:p>4,00</text:p>
          </table:table-cell>
          <table:table-cell table:formula="of:=IF([.K$11]&lt;&gt;0;[.K$11]*[.$E63]^([.K$11]-1);0)" office:value-type="float" office:value="5" calcext:value-type="float">
            <text:p>5,00</text:p>
          </table:table-cell>
          <table:table-cell table:formula="of:=IF([.L$11]&lt;&gt;0;[.L$11]*[.$E63]^([.L$11]-1);0)" office:value-type="float" office:value="6" calcext:value-type="float">
            <text:p>6,00</text:p>
          </table:table-cell>
          <table:table-cell/>
          <table:table-cell table:number-matrix-columns-spanned="2" table:number-matrix-rows-spanned="1" table:formula="of:=MMULT([.F63:.L63];MATTRAV7)/1000" office:value-type="float" office:value="1.76133351267969" calcext:value-type="float">
            <text:p>1,761m</text:p>
          </table:table-cell>
          <table:table-cell office:value-type="float" office:value="-0.488189622230338" calcext:value-type="float">
            <text:p>-0,488m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Rayon de courbure</text:p>
          </table:table-cell>
          <table:table-cell table:number-columns-repeated="2"/>
          <table:table-cell table:style-name="Default" table:number-columns-repeated="8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9" table:formula="of:=ABS((([.N43]^2+[.O43]^2)^1.5)/(([.N43]*[.O65])-([.O43]*[.N65])))" office:value-type="float" office:value="6.36793031417848" calcext:value-type="float">
            <text:p>6,368m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table:formula="of:=IF(AND([.F$11]&lt;&gt;0;[.F$11]&lt;&gt;1);[.F$11]*([.F$11]-1)*[.$E65]^([.F$11]-2);0)" office:value-type="float" office:value="0" calcext:value-type="float">
            <text:p>0,00</text:p>
          </table:table-cell>
          <table:table-cell table:formula="of:=IF(AND([.G$11]&lt;&gt;0;[.G$11]&lt;&gt;1);[.G$11]*([.G$11]-1)*[.$E65]^([.G$11]-2);0)" office:value-type="float" office:value="0" calcext:value-type="float">
            <text:p>0,00</text:p>
          </table:table-cell>
          <table:table-cell table:formula="of:=IF(AND([.H$11]&lt;&gt;0;[.H$11]&lt;&gt;1);[.H$11]*([.H$11]-1)*[.$E65]^([.H$11]-2);0)" office:value-type="float" office:value="2" calcext:value-type="float">
            <text:p>2,00</text:p>
          </table:table-cell>
          <table:table-cell table:formula="of:=IF(AND([.I$11]&lt;&gt;0;[.I$11]&lt;&gt;1);[.I$11]*([.I$11]-1)*[.$E65]^([.I$11]-2);0)" office:value-type="float" office:value="0" calcext:value-type="float">
            <text:p>0,00</text:p>
          </table:table-cell>
          <table:table-cell table:formula="of:=IF(AND([.J$11]&lt;&gt;0;[.J$11]&lt;&gt;1);[.J$11]*([.J$11]-1)*[.$E65]^([.J$11]-2);0)" office:value-type="float" office:value="0" calcext:value-type="float">
            <text:p>0,00</text:p>
          </table:table-cell>
          <table:table-cell table:formula="of:=IF(AND([.K$11]&lt;&gt;0;[.K$11]&lt;&gt;1);[.K$11]*([.K$11]-1)*[.$E65]^([.K$11]-2);0)" office:value-type="float" office:value="0" calcext:value-type="float">
            <text:p>0,00</text:p>
          </table:table-cell>
          <table:table-cell table:formula="of:=IF(AND([.L$11]&lt;&gt;0;[.L$11]&lt;&gt;1);[.L$11]*([.L$11]-1)*[.$E65]^([.L$11]-2);0)" office:value-type="float" office:value="0" calcext:value-type="float">
            <text:p>0,00</text:p>
          </table:table-cell>
          <table:table-cell/>
          <table:table-cell table:number-matrix-columns-spanned="2" table:number-matrix-rows-spanned="1" table:formula="of:=MMULT([.F65:.L65];MATTRAV7)/1000" office:value-type="float" office:value="-0.158742811845389" calcext:value-type="float">
            <text:p>-0,159m</text:p>
          </table:table-cell>
          <table:table-cell office:value-type="float" office:value="-0.736661861932111" calcext:value-type="float">
            <text:p>-0,737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44]^2+[.O44]^2)^1.5)/(([.N44]*[.O66])-([.O44]*[.N66])))" office:value-type="float" office:value="6.37410891037604" calcext:value-type="float">
            <text:p>6,374m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formula="of:=IF(AND([.F$11]&lt;&gt;0;[.F$11]&lt;&gt;1);[.F$11]*([.F$11]-1)*[.$E66]^([.F$11]-2);0)" office:value-type="float" office:value="0" calcext:value-type="float">
            <text:p>0,00</text:p>
          </table:table-cell>
          <table:table-cell table:formula="of:=IF(AND([.G$11]&lt;&gt;0;[.G$11]&lt;&gt;1);[.G$11]*([.G$11]-1)*[.$E66]^([.G$11]-2);0)" office:value-type="float" office:value="0" calcext:value-type="float">
            <text:p>0,00</text:p>
          </table:table-cell>
          <table:table-cell table:formula="of:=IF(AND([.H$11]&lt;&gt;0;[.H$11]&lt;&gt;1);[.H$11]*([.H$11]-1)*[.$E66]^([.H$11]-2);0)" office:value-type="float" office:value="2" calcext:value-type="float">
            <text:p>2,00</text:p>
          </table:table-cell>
          <table:table-cell table:formula="of:=IF(AND([.I$11]&lt;&gt;0;[.I$11]&lt;&gt;1);[.I$11]*([.I$11]-1)*[.$E66]^([.I$11]-2);0)" office:value-type="float" office:value="0.3" calcext:value-type="float">
            <text:p>0,30</text:p>
          </table:table-cell>
          <table:table-cell table:formula="of:=IF(AND([.J$11]&lt;&gt;0;[.J$11]&lt;&gt;1);[.J$11]*([.J$11]-1)*[.$E66]^([.J$11]-2);0)" office:value-type="float" office:value="0.03" calcext:value-type="float">
            <text:p>0,03</text:p>
          </table:table-cell>
          <table:table-cell table:formula="of:=IF(AND([.K$11]&lt;&gt;0;[.K$11]&lt;&gt;1);[.K$11]*([.K$11]-1)*[.$E66]^([.K$11]-2);0)" office:value-type="float" office:value="0.0025" calcext:value-type="float">
            <text:p>0,00</text:p>
          </table:table-cell>
          <table:table-cell table:formula="of:=IF(AND([.L$11]&lt;&gt;0;[.L$11]&lt;&gt;1);[.L$11]*([.L$11]-1)*[.$E66]^([.L$11]-2);0)" office:value-type="float" office:value="0.0001875" calcext:value-type="float">
            <text:p>0,00</text:p>
          </table:table-cell>
          <table:table-cell/>
          <table:table-cell table:number-matrix-columns-spanned="2" table:number-matrix-rows-spanned="1" table:formula="of:=MMULT([.F66:.L66];MATTRAV7)/1000" office:value-type="float" office:value="-0.188009963128341" calcext:value-type="float">
            <text:p>-0,188m</text:p>
          </table:table-cell>
          <table:table-cell office:value-type="float" office:value="-0.727191524874672" calcext:value-type="float">
            <text:p>-0,727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45]^2+[.O45]^2)^1.5)/(([.N45]*[.O67])-([.O45]*[.N67])))" office:value-type="float" office:value="6.39048565776062" calcext:value-type="float">
            <text:p>6,39m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table:formula="of:=IF(AND([.F$11]&lt;&gt;0;[.F$11]&lt;&gt;1);[.F$11]*([.F$11]-1)*[.$E67]^([.F$11]-2);0)" office:value-type="float" office:value="0" calcext:value-type="float">
            <text:p>0,00</text:p>
          </table:table-cell>
          <table:table-cell table:formula="of:=IF(AND([.G$11]&lt;&gt;0;[.G$11]&lt;&gt;1);[.G$11]*([.G$11]-1)*[.$E67]^([.G$11]-2);0)" office:value-type="float" office:value="0" calcext:value-type="float">
            <text:p>0,00</text:p>
          </table:table-cell>
          <table:table-cell table:formula="of:=IF(AND([.H$11]&lt;&gt;0;[.H$11]&lt;&gt;1);[.H$11]*([.H$11]-1)*[.$E67]^([.H$11]-2);0)" office:value-type="float" office:value="2" calcext:value-type="float">
            <text:p>2,00</text:p>
          </table:table-cell>
          <table:table-cell table:formula="of:=IF(AND([.I$11]&lt;&gt;0;[.I$11]&lt;&gt;1);[.I$11]*([.I$11]-1)*[.$E67]^([.I$11]-2);0)" office:value-type="float" office:value="0.6" calcext:value-type="float">
            <text:p>0,60</text:p>
          </table:table-cell>
          <table:table-cell table:formula="of:=IF(AND([.J$11]&lt;&gt;0;[.J$11]&lt;&gt;1);[.J$11]*([.J$11]-1)*[.$E67]^([.J$11]-2);0)" office:value-type="float" office:value="0.12" calcext:value-type="float">
            <text:p>0,12</text:p>
          </table:table-cell>
          <table:table-cell table:formula="of:=IF(AND([.K$11]&lt;&gt;0;[.K$11]&lt;&gt;1);[.K$11]*([.K$11]-1)*[.$E67]^([.K$11]-2);0)" office:value-type="float" office:value="0.02" calcext:value-type="float">
            <text:p>0,02</text:p>
          </table:table-cell>
          <table:table-cell table:formula="of:=IF(AND([.L$11]&lt;&gt;0;[.L$11]&lt;&gt;1);[.L$11]*([.L$11]-1)*[.$E67]^([.L$11]-2);0)" office:value-type="float" office:value="0.003" calcext:value-type="float">
            <text:p>0,00</text:p>
          </table:table-cell>
          <table:table-cell/>
          <table:table-cell table:number-matrix-columns-spanned="2" table:number-matrix-rows-spanned="1" table:formula="of:=MMULT([.F67:.L67];MATTRAV7)/1000" office:value-type="float" office:value="-0.216624354212374" calcext:value-type="float">
            <text:p>-0,217m</text:p>
          </table:table-cell>
          <table:table-cell office:value-type="float" office:value="-0.71528778627543" calcext:value-type="float">
            <text:p>-0,715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46]^2+[.O46]^2)^1.5)/(([.N46]*[.O68])-([.O46]*[.N68])))" office:value-type="float" office:value="6.41767488157564" calcext:value-type="float">
            <text:p>6,418m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table:formula="of:=IF(AND([.F$11]&lt;&gt;0;[.F$11]&lt;&gt;1);[.F$11]*([.F$11]-1)*[.$E68]^([.F$11]-2);0)" office:value-type="float" office:value="0" calcext:value-type="float">
            <text:p>0,00</text:p>
          </table:table-cell>
          <table:table-cell table:formula="of:=IF(AND([.G$11]&lt;&gt;0;[.G$11]&lt;&gt;1);[.G$11]*([.G$11]-1)*[.$E68]^([.G$11]-2);0)" office:value-type="float" office:value="0" calcext:value-type="float">
            <text:p>0,00</text:p>
          </table:table-cell>
          <table:table-cell table:formula="of:=IF(AND([.H$11]&lt;&gt;0;[.H$11]&lt;&gt;1);[.H$11]*([.H$11]-1)*[.$E68]^([.H$11]-2);0)" office:value-type="float" office:value="2" calcext:value-type="float">
            <text:p>2,00</text:p>
          </table:table-cell>
          <table:table-cell table:formula="of:=IF(AND([.I$11]&lt;&gt;0;[.I$11]&lt;&gt;1);[.I$11]*([.I$11]-1)*[.$E68]^([.I$11]-2);0)" office:value-type="float" office:value="0.9" calcext:value-type="float">
            <text:p>0,90</text:p>
          </table:table-cell>
          <table:table-cell table:formula="of:=IF(AND([.J$11]&lt;&gt;0;[.J$11]&lt;&gt;1);[.J$11]*([.J$11]-1)*[.$E68]^([.J$11]-2);0)" office:value-type="float" office:value="0.27" calcext:value-type="float">
            <text:p>0,27</text:p>
          </table:table-cell>
          <table:table-cell table:formula="of:=IF(AND([.K$11]&lt;&gt;0;[.K$11]&lt;&gt;1);[.K$11]*([.K$11]-1)*[.$E68]^([.K$11]-2);0)" office:value-type="float" office:value="0.0675" calcext:value-type="float">
            <text:p>0,07</text:p>
          </table:table-cell>
          <table:table-cell table:formula="of:=IF(AND([.L$11]&lt;&gt;0;[.L$11]&lt;&gt;1);[.L$11]*([.L$11]-1)*[.$E68]^([.L$11]-2);0)" office:value-type="float" office:value="0.0151875" calcext:value-type="float">
            <text:p>0,02</text:p>
          </table:table-cell>
          <table:table-cell/>
          <table:table-cell table:number-matrix-columns-spanned="2" table:number-matrix-rows-spanned="1" table:formula="of:=MMULT([.F68:.L68];MATTRAV7)/1000" office:value-type="float" office:value="-0.244560468474887" calcext:value-type="float">
            <text:p>-0,245m</text:p>
          </table:table-cell>
          <table:table-cell office:value-type="float" office:value="-0.700982081266159" calcext:value-type="float">
            <text:p>-0,701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47]^2+[.O47]^2)^1.5)/(([.N47]*[.O69])-([.O47]*[.N69])))" office:value-type="float" office:value="6.45658399604531" calcext:value-type="float">
            <text:p>6,457m</text:p>
          </table:table-cell>
          <table:table-cell table:number-columns-repeated="2"/>
          <table:table-cell office:value-type="float" office:value="0.2" calcext:value-type="float">
            <text:p>0,20</text:p>
          </table:table-cell>
          <table:table-cell table:formula="of:=IF(AND([.F$11]&lt;&gt;0;[.F$11]&lt;&gt;1);[.F$11]*([.F$11]-1)*[.$E69]^([.F$11]-2);0)" office:value-type="float" office:value="0" calcext:value-type="float">
            <text:p>0,00</text:p>
          </table:table-cell>
          <table:table-cell table:formula="of:=IF(AND([.G$11]&lt;&gt;0;[.G$11]&lt;&gt;1);[.G$11]*([.G$11]-1)*[.$E69]^([.G$11]-2);0)" office:value-type="float" office:value="0" calcext:value-type="float">
            <text:p>0,00</text:p>
          </table:table-cell>
          <table:table-cell table:formula="of:=IF(AND([.H$11]&lt;&gt;0;[.H$11]&lt;&gt;1);[.H$11]*([.H$11]-1)*[.$E69]^([.H$11]-2);0)" office:value-type="float" office:value="2" calcext:value-type="float">
            <text:p>2,00</text:p>
          </table:table-cell>
          <table:table-cell table:formula="of:=IF(AND([.I$11]&lt;&gt;0;[.I$11]&lt;&gt;1);[.I$11]*([.I$11]-1)*[.$E69]^([.I$11]-2);0)" office:value-type="float" office:value="1.2" calcext:value-type="float">
            <text:p>1,20</text:p>
          </table:table-cell>
          <table:table-cell table:formula="of:=IF(AND([.J$11]&lt;&gt;0;[.J$11]&lt;&gt;1);[.J$11]*([.J$11]-1)*[.$E69]^([.J$11]-2);0)" office:value-type="float" office:value="0.48" calcext:value-type="float">
            <text:p>0,48</text:p>
          </table:table-cell>
          <table:table-cell table:formula="of:=IF(AND([.K$11]&lt;&gt;0;[.K$11]&lt;&gt;1);[.K$11]*([.K$11]-1)*[.$E69]^([.K$11]-2);0)" office:value-type="float" office:value="0.16" calcext:value-type="float">
            <text:p>0,16</text:p>
          </table:table-cell>
          <table:table-cell table:formula="of:=IF(AND([.L$11]&lt;&gt;0;[.L$11]&lt;&gt;1);[.L$11]*([.L$11]-1)*[.$E69]^([.L$11]-2);0)" office:value-type="float" office:value="0.048" calcext:value-type="float">
            <text:p>0,05</text:p>
          </table:table-cell>
          <table:table-cell/>
          <table:table-cell table:number-matrix-columns-spanned="2" table:number-matrix-rows-spanned="1" table:formula="of:=MMULT([.F69:.L69];MATTRAV7)/1000" office:value-type="float" office:value="-0.271793091416952" calcext:value-type="float">
            <text:p>-0,272m</text:p>
          </table:table-cell>
          <table:table-cell office:value-type="float" office:value="-0.684292170816487" calcext:value-type="float">
            <text:p>-0,684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48]^2+[.O48]^2)^1.5)/(([.N48]*[.O70])-([.O48]*[.N70])))" office:value-type="float" office:value="6.50846530748144" calcext:value-type="float">
            <text:p>6,508m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table:formula="of:=IF(AND([.F$11]&lt;&gt;0;[.F$11]&lt;&gt;1);[.F$11]*([.F$11]-1)*[.$E70]^([.F$11]-2);0)" office:value-type="float" office:value="0" calcext:value-type="float">
            <text:p>0,00</text:p>
          </table:table-cell>
          <table:table-cell table:formula="of:=IF(AND([.G$11]&lt;&gt;0;[.G$11]&lt;&gt;1);[.G$11]*([.G$11]-1)*[.$E70]^([.G$11]-2);0)" office:value-type="float" office:value="0" calcext:value-type="float">
            <text:p>0,00</text:p>
          </table:table-cell>
          <table:table-cell table:formula="of:=IF(AND([.H$11]&lt;&gt;0;[.H$11]&lt;&gt;1);[.H$11]*([.H$11]-1)*[.$E70]^([.H$11]-2);0)" office:value-type="float" office:value="2" calcext:value-type="float">
            <text:p>2,00</text:p>
          </table:table-cell>
          <table:table-cell table:formula="of:=IF(AND([.I$11]&lt;&gt;0;[.I$11]&lt;&gt;1);[.I$11]*([.I$11]-1)*[.$E70]^([.I$11]-2);0)" office:value-type="float" office:value="1.5" calcext:value-type="float">
            <text:p>1,50</text:p>
          </table:table-cell>
          <table:table-cell table:formula="of:=IF(AND([.J$11]&lt;&gt;0;[.J$11]&lt;&gt;1);[.J$11]*([.J$11]-1)*[.$E70]^([.J$11]-2);0)" office:value-type="float" office:value="0.75" calcext:value-type="float">
            <text:p>0,75</text:p>
          </table:table-cell>
          <table:table-cell table:formula="of:=IF(AND([.K$11]&lt;&gt;0;[.K$11]&lt;&gt;1);[.K$11]*([.K$11]-1)*[.$E70]^([.K$11]-2);0)" office:value-type="float" office:value="0.3125" calcext:value-type="float">
            <text:p>0,31</text:p>
          </table:table-cell>
          <table:table-cell table:formula="of:=IF(AND([.L$11]&lt;&gt;0;[.L$11]&lt;&gt;1);[.L$11]*([.L$11]-1)*[.$E70]^([.L$11]-2);0)" office:value-type="float" office:value="0.1171875" calcext:value-type="float">
            <text:p>0,12</text:p>
          </table:table-cell>
          <table:table-cell/>
          <table:table-cell table:number-matrix-columns-spanned="2" table:number-matrix-rows-spanned="1" table:formula="of:=MMULT([.F70:.L70];MATTRAV7)/1000" office:value-type="float" office:value="-0.298297310663314" calcext:value-type="float">
            <text:p>-0,298m</text:p>
          </table:table-cell>
          <table:table-cell office:value-type="float" office:value="-0.665222141733887" calcext:value-type="float">
            <text:p>-0,665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49]^2+[.O49]^2)^1.5)/(([.N49]*[.O71])-([.O49]*[.N71])))" office:value-type="float" office:value="6.57499091378997" calcext:value-type="float">
            <text:p>6,575m</text:p>
          </table:table-cell>
          <table:table-cell table:number-columns-repeated="2"/>
          <table:table-cell office:value-type="float" office:value="0.3" calcext:value-type="float">
            <text:p>0,30</text:p>
          </table:table-cell>
          <table:table-cell table:formula="of:=IF(AND([.F$11]&lt;&gt;0;[.F$11]&lt;&gt;1);[.F$11]*([.F$11]-1)*[.$E71]^([.F$11]-2);0)" office:value-type="float" office:value="0" calcext:value-type="float">
            <text:p>0,00</text:p>
          </table:table-cell>
          <table:table-cell table:formula="of:=IF(AND([.G$11]&lt;&gt;0;[.G$11]&lt;&gt;1);[.G$11]*([.G$11]-1)*[.$E71]^([.G$11]-2);0)" office:value-type="float" office:value="0" calcext:value-type="float">
            <text:p>0,00</text:p>
          </table:table-cell>
          <table:table-cell table:formula="of:=IF(AND([.H$11]&lt;&gt;0;[.H$11]&lt;&gt;1);[.H$11]*([.H$11]-1)*[.$E71]^([.H$11]-2);0)" office:value-type="float" office:value="2" calcext:value-type="float">
            <text:p>2,00</text:p>
          </table:table-cell>
          <table:table-cell table:formula="of:=IF(AND([.I$11]&lt;&gt;0;[.I$11]&lt;&gt;1);[.I$11]*([.I$11]-1)*[.$E71]^([.I$11]-2);0)" office:value-type="float" office:value="1.8" calcext:value-type="float">
            <text:p>1,80</text:p>
          </table:table-cell>
          <table:table-cell table:formula="of:=IF(AND([.J$11]&lt;&gt;0;[.J$11]&lt;&gt;1);[.J$11]*([.J$11]-1)*[.$E71]^([.J$11]-2);0)" office:value-type="float" office:value="1.08" calcext:value-type="float">
            <text:p>1,08</text:p>
          </table:table-cell>
          <table:table-cell table:formula="of:=IF(AND([.K$11]&lt;&gt;0;[.K$11]&lt;&gt;1);[.K$11]*([.K$11]-1)*[.$E71]^([.K$11]-2);0)" office:value-type="float" office:value="0.54" calcext:value-type="float">
            <text:p>0,54</text:p>
          </table:table-cell>
          <table:table-cell table:formula="of:=IF(AND([.L$11]&lt;&gt;0;[.L$11]&lt;&gt;1);[.L$11]*([.L$11]-1)*[.$E71]^([.L$11]-2);0)" office:value-type="float" office:value="0.243" calcext:value-type="float">
            <text:p>0,24</text:p>
          </table:table-cell>
          <table:table-cell/>
          <table:table-cell table:number-matrix-columns-spanned="2" table:number-matrix-rows-spanned="1" table:formula="of:=MMULT([.F71:.L71];MATTRAV7)/1000" office:value-type="float" office:value="-0.324048515962394" calcext:value-type="float">
            <text:p>-0,324m</text:p>
          </table:table-cell>
          <table:table-cell office:value-type="float" office:value="-0.643762406663687" calcext:value-type="float">
            <text:p>-0,644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50]^2+[.O50]^2)^1.5)/(([.N50]*[.O72])-([.O50]*[.N72])))" office:value-type="float" office:value="6.65835959634252" calcext:value-type="float">
            <text:p>6,658m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table:formula="of:=IF(AND([.F$11]&lt;&gt;0;[.F$11]&lt;&gt;1);[.F$11]*([.F$11]-1)*[.$E72]^([.F$11]-2);0)" office:value-type="float" office:value="0" calcext:value-type="float">
            <text:p>0,00</text:p>
          </table:table-cell>
          <table:table-cell table:formula="of:=IF(AND([.G$11]&lt;&gt;0;[.G$11]&lt;&gt;1);[.G$11]*([.G$11]-1)*[.$E72]^([.G$11]-2);0)" office:value-type="float" office:value="0" calcext:value-type="float">
            <text:p>0,00</text:p>
          </table:table-cell>
          <table:table-cell table:formula="of:=IF(AND([.H$11]&lt;&gt;0;[.H$11]&lt;&gt;1);[.H$11]*([.H$11]-1)*[.$E72]^([.H$11]-2);0)" office:value-type="float" office:value="2" calcext:value-type="float">
            <text:p>2,00</text:p>
          </table:table-cell>
          <table:table-cell table:formula="of:=IF(AND([.I$11]&lt;&gt;0;[.I$11]&lt;&gt;1);[.I$11]*([.I$11]-1)*[.$E72]^([.I$11]-2);0)" office:value-type="float" office:value="2.1" calcext:value-type="float">
            <text:p>2,10</text:p>
          </table:table-cell>
          <table:table-cell table:formula="of:=IF(AND([.J$11]&lt;&gt;0;[.J$11]&lt;&gt;1);[.J$11]*([.J$11]-1)*[.$E72]^([.J$11]-2);0)" office:value-type="float" office:value="1.47" calcext:value-type="float">
            <text:p>1,47</text:p>
          </table:table-cell>
          <table:table-cell table:formula="of:=IF(AND([.K$11]&lt;&gt;0;[.K$11]&lt;&gt;1);[.K$11]*([.K$11]-1)*[.$E72]^([.K$11]-2);0)" office:value-type="float" office:value="0.8575" calcext:value-type="float">
            <text:p>0,86</text:p>
          </table:table-cell>
          <table:table-cell table:formula="of:=IF(AND([.L$11]&lt;&gt;0;[.L$11]&lt;&gt;1);[.L$11]*([.L$11]-1)*[.$E72]^([.L$11]-2);0)" office:value-type="float" office:value="0.4501875" calcext:value-type="float">
            <text:p>0,45</text:p>
          </table:table-cell>
          <table:table-cell/>
          <table:table-cell table:number-matrix-columns-spanned="2" table:number-matrix-rows-spanned="1" table:formula="of:=MMULT([.F72:.L72];MATTRAV7)/1000" office:value-type="float" office:value="-0.349022399186285" calcext:value-type="float">
            <text:p>-0,349m</text:p>
          </table:table-cell>
          <table:table-cell office:value-type="float" office:value="-0.619889704089059" calcext:value-type="float">
            <text:p>-0,62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51]^2+[.O51]^2)^1.5)/(([.N51]*[.O73])-([.O51]*[.N73])))" office:value-type="float" office:value="6.76144959023832" calcext:value-type="float">
            <text:p>6,761m</text:p>
          </table:table-cell>
          <table:table-cell table:number-columns-repeated="2"/>
          <table:table-cell office:value-type="float" office:value="0.4" calcext:value-type="float">
            <text:p>0,40</text:p>
          </table:table-cell>
          <table:table-cell table:formula="of:=IF(AND([.F$11]&lt;&gt;0;[.F$11]&lt;&gt;1);[.F$11]*([.F$11]-1)*[.$E73]^([.F$11]-2);0)" office:value-type="float" office:value="0" calcext:value-type="float">
            <text:p>0,00</text:p>
          </table:table-cell>
          <table:table-cell table:formula="of:=IF(AND([.G$11]&lt;&gt;0;[.G$11]&lt;&gt;1);[.G$11]*([.G$11]-1)*[.$E73]^([.G$11]-2);0)" office:value-type="float" office:value="0" calcext:value-type="float">
            <text:p>0,00</text:p>
          </table:table-cell>
          <table:table-cell table:formula="of:=IF(AND([.H$11]&lt;&gt;0;[.H$11]&lt;&gt;1);[.H$11]*([.H$11]-1)*[.$E73]^([.H$11]-2);0)" office:value-type="float" office:value="2" calcext:value-type="float">
            <text:p>2,00</text:p>
          </table:table-cell>
          <table:table-cell table:formula="of:=IF(AND([.I$11]&lt;&gt;0;[.I$11]&lt;&gt;1);[.I$11]*([.I$11]-1)*[.$E73]^([.I$11]-2);0)" office:value-type="float" office:value="2.4" calcext:value-type="float">
            <text:p>2,40</text:p>
          </table:table-cell>
          <table:table-cell table:formula="of:=IF(AND([.J$11]&lt;&gt;0;[.J$11]&lt;&gt;1);[.J$11]*([.J$11]-1)*[.$E73]^([.J$11]-2);0)" office:value-type="float" office:value="1.92" calcext:value-type="float">
            <text:p>1,92</text:p>
          </table:table-cell>
          <table:table-cell table:formula="of:=IF(AND([.K$11]&lt;&gt;0;[.K$11]&lt;&gt;1);[.K$11]*([.K$11]-1)*[.$E73]^([.K$11]-2);0)" office:value-type="float" office:value="1.28" calcext:value-type="float">
            <text:p>1,28</text:p>
          </table:table-cell>
          <table:table-cell table:formula="of:=IF(AND([.L$11]&lt;&gt;0;[.L$11]&lt;&gt;1);[.L$11]*([.L$11]-1)*[.$E73]^([.L$11]-2);0)" office:value-type="float" office:value="0.768" calcext:value-type="float">
            <text:p>0,77</text:p>
          </table:table-cell>
          <table:table-cell/>
          <table:table-cell table:number-matrix-columns-spanned="2" table:number-matrix-rows-spanned="1" table:formula="of:=MMULT([.F73:.L73];MATTRAV7)/1000" office:value-type="float" office:value="-0.373194954330755" calcext:value-type="float">
            <text:p>-0,373m</text:p>
          </table:table-cell>
          <table:table-cell office:value-type="float" office:value="-0.593567098331031" calcext:value-type="float">
            <text:p>-0,594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52]^2+[.O52]^2)^1.5)/(([.N52]*[.O74])-([.O52]*[.N74])))" office:value-type="float" office:value="6.88803917245008" calcext:value-type="float">
            <text:p>6,888m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table:formula="of:=IF(AND([.F$11]&lt;&gt;0;[.F$11]&lt;&gt;1);[.F$11]*([.F$11]-1)*[.$E74]^([.F$11]-2);0)" office:value-type="float" office:value="0" calcext:value-type="float">
            <text:p>0,00</text:p>
          </table:table-cell>
          <table:table-cell table:formula="of:=IF(AND([.G$11]&lt;&gt;0;[.G$11]&lt;&gt;1);[.G$11]*([.G$11]-1)*[.$E74]^([.G$11]-2);0)" office:value-type="float" office:value="0" calcext:value-type="float">
            <text:p>0,00</text:p>
          </table:table-cell>
          <table:table-cell table:formula="of:=IF(AND([.H$11]&lt;&gt;0;[.H$11]&lt;&gt;1);[.H$11]*([.H$11]-1)*[.$E74]^([.H$11]-2);0)" office:value-type="float" office:value="2" calcext:value-type="float">
            <text:p>2,00</text:p>
          </table:table-cell>
          <table:table-cell table:formula="of:=IF(AND([.I$11]&lt;&gt;0;[.I$11]&lt;&gt;1);[.I$11]*([.I$11]-1)*[.$E74]^([.I$11]-2);0)" office:value-type="float" office:value="2.7" calcext:value-type="float">
            <text:p>2,70</text:p>
          </table:table-cell>
          <table:table-cell table:formula="of:=IF(AND([.J$11]&lt;&gt;0;[.J$11]&lt;&gt;1);[.J$11]*([.J$11]-1)*[.$E74]^([.J$11]-2);0)" office:value-type="float" office:value="2.43" calcext:value-type="float">
            <text:p>2,43</text:p>
          </table:table-cell>
          <table:table-cell table:formula="of:=IF(AND([.K$11]&lt;&gt;0;[.K$11]&lt;&gt;1);[.K$11]*([.K$11]-1)*[.$E74]^([.K$11]-2);0)" office:value-type="float" office:value="1.8225" calcext:value-type="float">
            <text:p>1,82</text:p>
          </table:table-cell>
          <table:table-cell table:formula="of:=IF(AND([.L$11]&lt;&gt;0;[.L$11]&lt;&gt;1);[.L$11]*([.L$11]-1)*[.$E74]^([.L$11]-2);0)" office:value-type="float" office:value="1.2301875" calcext:value-type="float">
            <text:p>1,23</text:p>
          </table:table-cell>
          <table:table-cell/>
          <table:table-cell table:number-matrix-columns-spanned="2" table:number-matrix-rows-spanned="1" table:formula="of:=MMULT([.F74:.L74];MATTRAV7)/1000" office:value-type="float" office:value="-0.396542477515244" calcext:value-type="float">
            <text:p>-0,397m</text:p>
          </table:table-cell>
          <table:table-cell office:value-type="float" office:value="-0.564743979548475" calcext:value-type="float">
            <text:p>-0,565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53]^2+[.O53]^2)^1.5)/(([.N53]*[.O75])-([.O53]*[.N75])))" office:value-type="float" office:value="7.04313046699756" calcext:value-type="float">
            <text:p>7,043m</text:p>
          </table:table-cell>
          <table:table-cell table:number-columns-repeated="2"/>
          <table:table-cell office:value-type="float" office:value="0.5" calcext:value-type="float">
            <text:p>0,50</text:p>
          </table:table-cell>
          <table:table-cell table:formula="of:=IF(AND([.F$11]&lt;&gt;0;[.F$11]&lt;&gt;1);[.F$11]*([.F$11]-1)*[.$E75]^([.F$11]-2);0)" office:value-type="float" office:value="0" calcext:value-type="float">
            <text:p>0,00</text:p>
          </table:table-cell>
          <table:table-cell table:formula="of:=IF(AND([.G$11]&lt;&gt;0;[.G$11]&lt;&gt;1);[.G$11]*([.G$11]-1)*[.$E75]^([.G$11]-2);0)" office:value-type="float" office:value="0" calcext:value-type="float">
            <text:p>0,00</text:p>
          </table:table-cell>
          <table:table-cell table:formula="of:=IF(AND([.H$11]&lt;&gt;0;[.H$11]&lt;&gt;1);[.H$11]*([.H$11]-1)*[.$E75]^([.H$11]-2);0)" office:value-type="float" office:value="2" calcext:value-type="float">
            <text:p>2,00</text:p>
          </table:table-cell>
          <table:table-cell table:formula="of:=IF(AND([.I$11]&lt;&gt;0;[.I$11]&lt;&gt;1);[.I$11]*([.I$11]-1)*[.$E75]^([.I$11]-2);0)" office:value-type="float" office:value="3" calcext:value-type="float">
            <text:p>3,00</text:p>
          </table:table-cell>
          <table:table-cell table:formula="of:=IF(AND([.J$11]&lt;&gt;0;[.J$11]&lt;&gt;1);[.J$11]*([.J$11]-1)*[.$E75]^([.J$11]-2);0)" office:value-type="float" office:value="3" calcext:value-type="float">
            <text:p>3,00</text:p>
          </table:table-cell>
          <table:table-cell table:formula="of:=IF(AND([.K$11]&lt;&gt;0;[.K$11]&lt;&gt;1);[.K$11]*([.K$11]-1)*[.$E75]^([.K$11]-2);0)" office:value-type="float" office:value="2.5" calcext:value-type="float">
            <text:p>2,50</text:p>
          </table:table-cell>
          <table:table-cell table:formula="of:=IF(AND([.L$11]&lt;&gt;0;[.L$11]&lt;&gt;1);[.L$11]*([.L$11]-1)*[.$E75]^([.L$11]-2);0)" office:value-type="float" office:value="1.875" calcext:value-type="float">
            <text:p>1,88</text:p>
          </table:table-cell>
          <table:table-cell/>
          <table:table-cell table:number-matrix-columns-spanned="2" table:number-matrix-rows-spanned="1" table:formula="of:=MMULT([.F75:.L75];MATTRAV7)/1000" office:value-type="float" office:value="-0.419041566982867" calcext:value-type="float">
            <text:p>-0,419m</text:p>
          </table:table-cell>
          <table:table-cell office:value-type="float" office:value="-0.533356063738118" calcext:value-type="float">
            <text:p>-0,533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54]^2+[.O54]^2)^1.5)/(([.N54]*[.O76])-([.O54]*[.N76])))" office:value-type="float" office:value="7.23343517436257" calcext:value-type="float">
            <text:p>7,233m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table:formula="of:=IF(AND([.F$11]&lt;&gt;0;[.F$11]&lt;&gt;1);[.F$11]*([.F$11]-1)*[.$E76]^([.F$11]-2);0)" office:value-type="float" office:value="0" calcext:value-type="float">
            <text:p>0,00</text:p>
          </table:table-cell>
          <table:table-cell table:formula="of:=IF(AND([.G$11]&lt;&gt;0;[.G$11]&lt;&gt;1);[.G$11]*([.G$11]-1)*[.$E76]^([.G$11]-2);0)" office:value-type="float" office:value="0" calcext:value-type="float">
            <text:p>0,00</text:p>
          </table:table-cell>
          <table:table-cell table:formula="of:=IF(AND([.H$11]&lt;&gt;0;[.H$11]&lt;&gt;1);[.H$11]*([.H$11]-1)*[.$E76]^([.H$11]-2);0)" office:value-type="float" office:value="2" calcext:value-type="float">
            <text:p>2,00</text:p>
          </table:table-cell>
          <table:table-cell table:formula="of:=IF(AND([.I$11]&lt;&gt;0;[.I$11]&lt;&gt;1);[.I$11]*([.I$11]-1)*[.$E76]^([.I$11]-2);0)" office:value-type="float" office:value="3.3" calcext:value-type="float">
            <text:p>3,30</text:p>
          </table:table-cell>
          <table:table-cell table:formula="of:=IF(AND([.J$11]&lt;&gt;0;[.J$11]&lt;&gt;1);[.J$11]*([.J$11]-1)*[.$E76]^([.J$11]-2);0)" office:value-type="float" office:value="3.63" calcext:value-type="float">
            <text:p>3,63</text:p>
          </table:table-cell>
          <table:table-cell table:formula="of:=IF(AND([.K$11]&lt;&gt;0;[.K$11]&lt;&gt;1);[.K$11]*([.K$11]-1)*[.$E76]^([.K$11]-2);0)" office:value-type="float" office:value="3.3275" calcext:value-type="float">
            <text:p>3,33</text:p>
          </table:table-cell>
          <table:table-cell table:formula="of:=IF(AND([.L$11]&lt;&gt;0;[.L$11]&lt;&gt;1);[.L$11]*([.L$11]-1)*[.$E76]^([.L$11]-2);0)" office:value-type="float" office:value="2.7451875" calcext:value-type="float">
            <text:p>2,75</text:p>
          </table:table-cell>
          <table:table-cell/>
          <table:table-cell table:number-matrix-columns-spanned="2" table:number-matrix-rows-spanned="1" table:formula="of:=MMULT([.F76:.L76];MATTRAV7)/1000" office:value-type="float" office:value="-0.440669123100413" calcext:value-type="float">
            <text:p>-0,441m</text:p>
          </table:table-cell>
          <table:table-cell office:value-type="float" office:value="-0.499325392734532" calcext:value-type="float">
            <text:p>-0,499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55]^2+[.O55]^2)^1.5)/(([.N55]*[.O77])-([.O55]*[.N77])))" office:value-type="float" office:value="7.46812287768105" calcext:value-type="float">
            <text:p>7,468m</text:p>
          </table:table-cell>
          <table:table-cell table:number-columns-repeated="2"/>
          <table:table-cell office:value-type="float" office:value="0.6" calcext:value-type="float">
            <text:p>0,60</text:p>
          </table:table-cell>
          <table:table-cell table:formula="of:=IF(AND([.F$11]&lt;&gt;0;[.F$11]&lt;&gt;1);[.F$11]*([.F$11]-1)*[.$E77]^([.F$11]-2);0)" office:value-type="float" office:value="0" calcext:value-type="float">
            <text:p>0,00</text:p>
          </table:table-cell>
          <table:table-cell table:formula="of:=IF(AND([.G$11]&lt;&gt;0;[.G$11]&lt;&gt;1);[.G$11]*([.G$11]-1)*[.$E77]^([.G$11]-2);0)" office:value-type="float" office:value="0" calcext:value-type="float">
            <text:p>0,00</text:p>
          </table:table-cell>
          <table:table-cell table:formula="of:=IF(AND([.H$11]&lt;&gt;0;[.H$11]&lt;&gt;1);[.H$11]*([.H$11]-1)*[.$E77]^([.H$11]-2);0)" office:value-type="float" office:value="2" calcext:value-type="float">
            <text:p>2,00</text:p>
          </table:table-cell>
          <table:table-cell table:formula="of:=IF(AND([.I$11]&lt;&gt;0;[.I$11]&lt;&gt;1);[.I$11]*([.I$11]-1)*[.$E77]^([.I$11]-2);0)" office:value-type="float" office:value="3.6" calcext:value-type="float">
            <text:p>3,60</text:p>
          </table:table-cell>
          <table:table-cell table:formula="of:=IF(AND([.J$11]&lt;&gt;0;[.J$11]&lt;&gt;1);[.J$11]*([.J$11]-1)*[.$E77]^([.J$11]-2);0)" office:value-type="float" office:value="4.32" calcext:value-type="float">
            <text:p>4,32</text:p>
          </table:table-cell>
          <table:table-cell table:formula="of:=IF(AND([.K$11]&lt;&gt;0;[.K$11]&lt;&gt;1);[.K$11]*([.K$11]-1)*[.$E77]^([.K$11]-2);0)" office:value-type="float" office:value="4.32" calcext:value-type="float">
            <text:p>4,32</text:p>
          </table:table-cell>
          <table:table-cell table:formula="of:=IF(AND([.L$11]&lt;&gt;0;[.L$11]&lt;&gt;1);[.L$11]*([.L$11]-1)*[.$E77]^([.L$11]-2);0)" office:value-type="float" office:value="3.888" calcext:value-type="float">
            <text:p>3,89</text:p>
          </table:table-cell>
          <table:table-cell/>
          <table:table-cell table:number-matrix-columns-spanned="2" table:number-matrix-rows-spanned="1" table:formula="of:=MMULT([.F77:.L77];MATTRAV7)/1000" office:value-type="float" office:value="-0.461402348358344" calcext:value-type="float">
            <text:p>-0,461m</text:p>
          </table:table-cell>
          <table:table-cell office:value-type="float" office:value="-0.462560334210141" calcext:value-type="float">
            <text:p>-0,463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56]^2+[.O56]^2)^1.5)/(([.N56]*[.O78])-([.O56]*[.N78])))" office:value-type="float" office:value="7.76001139888239" calcext:value-type="float">
            <text:p>7,76m</text:p>
          </table:table-cell>
          <table:table-cell table:number-columns-repeated="2"/>
          <table:table-cell office:value-type="float" office:value="0.65" calcext:value-type="float">
            <text:p>0,65</text:p>
          </table:table-cell>
          <table:table-cell table:formula="of:=IF(AND([.F$11]&lt;&gt;0;[.F$11]&lt;&gt;1);[.F$11]*([.F$11]-1)*[.$E78]^([.F$11]-2);0)" office:value-type="float" office:value="0" calcext:value-type="float">
            <text:p>0,00</text:p>
          </table:table-cell>
          <table:table-cell table:formula="of:=IF(AND([.G$11]&lt;&gt;0;[.G$11]&lt;&gt;1);[.G$11]*([.G$11]-1)*[.$E78]^([.G$11]-2);0)" office:value-type="float" office:value="0" calcext:value-type="float">
            <text:p>0,00</text:p>
          </table:table-cell>
          <table:table-cell table:formula="of:=IF(AND([.H$11]&lt;&gt;0;[.H$11]&lt;&gt;1);[.H$11]*([.H$11]-1)*[.$E78]^([.H$11]-2);0)" office:value-type="float" office:value="2" calcext:value-type="float">
            <text:p>2,00</text:p>
          </table:table-cell>
          <table:table-cell table:formula="of:=IF(AND([.I$11]&lt;&gt;0;[.I$11]&lt;&gt;1);[.I$11]*([.I$11]-1)*[.$E78]^([.I$11]-2);0)" office:value-type="float" office:value="3.9" calcext:value-type="float">
            <text:p>3,90</text:p>
          </table:table-cell>
          <table:table-cell table:formula="of:=IF(AND([.J$11]&lt;&gt;0;[.J$11]&lt;&gt;1);[.J$11]*([.J$11]-1)*[.$E78]^([.J$11]-2);0)" office:value-type="float" office:value="5.07" calcext:value-type="float">
            <text:p>5,07</text:p>
          </table:table-cell>
          <table:table-cell table:formula="of:=IF(AND([.K$11]&lt;&gt;0;[.K$11]&lt;&gt;1);[.K$11]*([.K$11]-1)*[.$E78]^([.K$11]-2);0)" office:value-type="float" office:value="5.4925" calcext:value-type="float">
            <text:p>5,49</text:p>
          </table:table-cell>
          <table:table-cell table:formula="of:=IF(AND([.L$11]&lt;&gt;0;[.L$11]&lt;&gt;1);[.L$11]*([.L$11]-1)*[.$E78]^([.L$11]-2);0)" office:value-type="float" office:value="5.3551875" calcext:value-type="float">
            <text:p>5,36</text:p>
          </table:table-cell>
          <table:table-cell/>
          <table:table-cell table:number-matrix-columns-spanned="2" table:number-matrix-rows-spanned="1" table:formula="of:=MMULT([.F78:.L78];MATTRAV7)/1000" office:value-type="float" office:value="-0.481218747370798" calcext:value-type="float">
            <text:p>-0,481m</text:p>
          </table:table-cell>
          <table:table-cell office:value-type="float" office:value="-0.422955581675221" calcext:value-type="float">
            <text:p>-0,423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57]^2+[.O57]^2)^1.5)/(([.N57]*[.O79])-([.O57]*[.N79])))" office:value-type="float" office:value="8.127534352779" calcext:value-type="float">
            <text:p>8,128m</text:p>
          </table:table-cell>
          <table:table-cell table:number-columns-repeated="2"/>
          <table:table-cell office:value-type="float" office:value="0.7" calcext:value-type="float">
            <text:p>0,70</text:p>
          </table:table-cell>
          <table:table-cell table:formula="of:=IF(AND([.F$11]&lt;&gt;0;[.F$11]&lt;&gt;1);[.F$11]*([.F$11]-1)*[.$E79]^([.F$11]-2);0)" office:value-type="float" office:value="0" calcext:value-type="float">
            <text:p>0,00</text:p>
          </table:table-cell>
          <table:table-cell table:formula="of:=IF(AND([.G$11]&lt;&gt;0;[.G$11]&lt;&gt;1);[.G$11]*([.G$11]-1)*[.$E79]^([.G$11]-2);0)" office:value-type="float" office:value="0" calcext:value-type="float">
            <text:p>0,00</text:p>
          </table:table-cell>
          <table:table-cell table:formula="of:=IF(AND([.H$11]&lt;&gt;0;[.H$11]&lt;&gt;1);[.H$11]*([.H$11]-1)*[.$E79]^([.H$11]-2);0)" office:value-type="float" office:value="2" calcext:value-type="float">
            <text:p>2,00</text:p>
          </table:table-cell>
          <table:table-cell table:formula="of:=IF(AND([.I$11]&lt;&gt;0;[.I$11]&lt;&gt;1);[.I$11]*([.I$11]-1)*[.$E79]^([.I$11]-2);0)" office:value-type="float" office:value="4.2" calcext:value-type="float">
            <text:p>4,20</text:p>
          </table:table-cell>
          <table:table-cell table:formula="of:=IF(AND([.J$11]&lt;&gt;0;[.J$11]&lt;&gt;1);[.J$11]*([.J$11]-1)*[.$E79]^([.J$11]-2);0)" office:value-type="float" office:value="5.88" calcext:value-type="float">
            <text:p>5,88</text:p>
          </table:table-cell>
          <table:table-cell table:formula="of:=IF(AND([.K$11]&lt;&gt;0;[.K$11]&lt;&gt;1);[.K$11]*([.K$11]-1)*[.$E79]^([.K$11]-2);0)" office:value-type="float" office:value="6.86" calcext:value-type="float">
            <text:p>6,86</text:p>
          </table:table-cell>
          <table:table-cell table:formula="of:=IF(AND([.L$11]&lt;&gt;0;[.L$11]&lt;&gt;1);[.L$11]*([.L$11]-1)*[.$E79]^([.L$11]-2);0)" office:value-type="float" office:value="7.203" calcext:value-type="float">
            <text:p>7,20</text:p>
          </table:table-cell>
          <table:table-cell/>
          <table:table-cell table:number-matrix-columns-spanned="2" table:number-matrix-rows-spanned="1" table:formula="of:=MMULT([.F79:.L79];MATTRAV7)/1000" office:value-type="float" office:value="-0.500096126875583" calcext:value-type="float">
            <text:p>-0,5m</text:p>
          </table:table-cell>
          <table:table-cell office:value-type="float" office:value="-0.380392154477893" calcext:value-type="float">
            <text:p>-0,38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58]^2+[.O58]^2)^1.5)/(([.N58]*[.O80])-([.O58]*[.N80])))" office:value-type="float" office:value="8.5981470114603" calcext:value-type="float">
            <text:p>8,598m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table:formula="of:=IF(AND([.F$11]&lt;&gt;0;[.F$11]&lt;&gt;1);[.F$11]*([.F$11]-1)*[.$E80]^([.F$11]-2);0)" office:value-type="float" office:value="0" calcext:value-type="float">
            <text:p>0,00</text:p>
          </table:table-cell>
          <table:table-cell table:formula="of:=IF(AND([.G$11]&lt;&gt;0;[.G$11]&lt;&gt;1);[.G$11]*([.G$11]-1)*[.$E80]^([.G$11]-2);0)" office:value-type="float" office:value="0" calcext:value-type="float">
            <text:p>0,00</text:p>
          </table:table-cell>
          <table:table-cell table:formula="of:=IF(AND([.H$11]&lt;&gt;0;[.H$11]&lt;&gt;1);[.H$11]*([.H$11]-1)*[.$E80]^([.H$11]-2);0)" office:value-type="float" office:value="2" calcext:value-type="float">
            <text:p>2,00</text:p>
          </table:table-cell>
          <table:table-cell table:formula="of:=IF(AND([.I$11]&lt;&gt;0;[.I$11]&lt;&gt;1);[.I$11]*([.I$11]-1)*[.$E80]^([.I$11]-2);0)" office:value-type="float" office:value="4.5" calcext:value-type="float">
            <text:p>4,50</text:p>
          </table:table-cell>
          <table:table-cell table:formula="of:=IF(AND([.J$11]&lt;&gt;0;[.J$11]&lt;&gt;1);[.J$11]*([.J$11]-1)*[.$E80]^([.J$11]-2);0)" office:value-type="float" office:value="6.75" calcext:value-type="float">
            <text:p>6,75</text:p>
          </table:table-cell>
          <table:table-cell table:formula="of:=IF(AND([.K$11]&lt;&gt;0;[.K$11]&lt;&gt;1);[.K$11]*([.K$11]-1)*[.$E80]^([.K$11]-2);0)" office:value-type="float" office:value="8.4375" calcext:value-type="float">
            <text:p>8,44</text:p>
          </table:table-cell>
          <table:table-cell table:formula="of:=IF(AND([.L$11]&lt;&gt;0;[.L$11]&lt;&gt;1);[.L$11]*([.L$11]-1)*[.$E80]^([.L$11]-2);0)" office:value-type="float" office:value="9.4921875" calcext:value-type="float">
            <text:p>9,49</text:p>
          </table:table-cell>
          <table:table-cell/>
          <table:table-cell table:number-matrix-columns-spanned="2" table:number-matrix-rows-spanned="1" table:formula="of:=MMULT([.F80:.L80];MATTRAV7)/1000" office:value-type="float" office:value="-0.518012595734184" calcext:value-type="float">
            <text:p>-0,518m</text:p>
          </table:table-cell>
          <table:table-cell office:value-type="float" office:value="-0.334737397804132" calcext:value-type="float">
            <text:p>-0,335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59]^2+[.O59]^2)^1.5)/(([.N59]*[.O81])-([.O59]*[.N81])))" office:value-type="float" office:value="9.21456350882276" calcext:value-type="float">
            <text:p>9,215m</text:p>
          </table:table-cell>
          <table:table-cell table:number-columns-repeated="2"/>
          <table:table-cell office:value-type="float" office:value="0.8" calcext:value-type="float">
            <text:p>0,80</text:p>
          </table:table-cell>
          <table:table-cell table:formula="of:=IF(AND([.F$11]&lt;&gt;0;[.F$11]&lt;&gt;1);[.F$11]*([.F$11]-1)*[.$E81]^([.F$11]-2);0)" office:value-type="float" office:value="0" calcext:value-type="float">
            <text:p>0,00</text:p>
          </table:table-cell>
          <table:table-cell table:formula="of:=IF(AND([.G$11]&lt;&gt;0;[.G$11]&lt;&gt;1);[.G$11]*([.G$11]-1)*[.$E81]^([.G$11]-2);0)" office:value-type="float" office:value="0" calcext:value-type="float">
            <text:p>0,00</text:p>
          </table:table-cell>
          <table:table-cell table:formula="of:=IF(AND([.H$11]&lt;&gt;0;[.H$11]&lt;&gt;1);[.H$11]*([.H$11]-1)*[.$E81]^([.H$11]-2);0)" office:value-type="float" office:value="2" calcext:value-type="float">
            <text:p>2,00</text:p>
          </table:table-cell>
          <table:table-cell table:formula="of:=IF(AND([.I$11]&lt;&gt;0;[.I$11]&lt;&gt;1);[.I$11]*([.I$11]-1)*[.$E81]^([.I$11]-2);0)" office:value-type="float" office:value="4.8" calcext:value-type="float">
            <text:p>4,80</text:p>
          </table:table-cell>
          <table:table-cell table:formula="of:=IF(AND([.J$11]&lt;&gt;0;[.J$11]&lt;&gt;1);[.J$11]*([.J$11]-1)*[.$E81]^([.J$11]-2);0)" office:value-type="float" office:value="7.68" calcext:value-type="float">
            <text:p>7,68</text:p>
          </table:table-cell>
          <table:table-cell table:formula="of:=IF(AND([.K$11]&lt;&gt;0;[.K$11]&lt;&gt;1);[.K$11]*([.K$11]-1)*[.$E81]^([.K$11]-2);0)" office:value-type="float" office:value="10.24" calcext:value-type="float">
            <text:p>10,24</text:p>
          </table:table-cell>
          <table:table-cell table:formula="of:=IF(AND([.L$11]&lt;&gt;0;[.L$11]&lt;&gt;1);[.L$11]*([.L$11]-1)*[.$E81]^([.L$11]-2);0)" office:value-type="float" office:value="12.288" calcext:value-type="float">
            <text:p>12,29</text:p>
          </table:table-cell>
          <table:table-cell/>
          <table:table-cell table:number-matrix-columns-spanned="2" table:number-matrix-rows-spanned="1" table:formula="of:=MMULT([.F81:.L81];MATTRAV7)/1000" office:value-type="float" office:value="-0.534946564931759" calcext:value-type="float">
            <text:p>-0,535m</text:p>
          </table:table-cell>
          <table:table-cell office:value-type="float" office:value="-0.285844982677761" calcext:value-type="float">
            <text:p>-0,286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60]^2+[.O60]^2)^1.5)/(([.N60]*[.O82])-([.O60]*[.N82])))" office:value-type="float" office:value="10.0470083004138" calcext:value-type="float">
            <text:p>10,047m</text:p>
          </table:table-cell>
          <table:table-cell table:number-columns-repeated="2"/>
          <table:table-cell office:value-type="float" office:value="0.85" calcext:value-type="float">
            <text:p>0,85</text:p>
          </table:table-cell>
          <table:table-cell table:formula="of:=IF(AND([.F$11]&lt;&gt;0;[.F$11]&lt;&gt;1);[.F$11]*([.F$11]-1)*[.$E82]^([.F$11]-2);0)" office:value-type="float" office:value="0" calcext:value-type="float">
            <text:p>0,00</text:p>
          </table:table-cell>
          <table:table-cell table:formula="of:=IF(AND([.G$11]&lt;&gt;0;[.G$11]&lt;&gt;1);[.G$11]*([.G$11]-1)*[.$E82]^([.G$11]-2);0)" office:value-type="float" office:value="0" calcext:value-type="float">
            <text:p>0,00</text:p>
          </table:table-cell>
          <table:table-cell table:formula="of:=IF(AND([.H$11]&lt;&gt;0;[.H$11]&lt;&gt;1);[.H$11]*([.H$11]-1)*[.$E82]^([.H$11]-2);0)" office:value-type="float" office:value="2" calcext:value-type="float">
            <text:p>2,00</text:p>
          </table:table-cell>
          <table:table-cell table:formula="of:=IF(AND([.I$11]&lt;&gt;0;[.I$11]&lt;&gt;1);[.I$11]*([.I$11]-1)*[.$E82]^([.I$11]-2);0)" office:value-type="float" office:value="5.1" calcext:value-type="float">
            <text:p>5,10</text:p>
          </table:table-cell>
          <table:table-cell table:formula="of:=IF(AND([.J$11]&lt;&gt;0;[.J$11]&lt;&gt;1);[.J$11]*([.J$11]-1)*[.$E82]^([.J$11]-2);0)" office:value-type="float" office:value="8.67" calcext:value-type="float">
            <text:p>8,67</text:p>
          </table:table-cell>
          <table:table-cell table:formula="of:=IF(AND([.K$11]&lt;&gt;0;[.K$11]&lt;&gt;1);[.K$11]*([.K$11]-1)*[.$E82]^([.K$11]-2);0)" office:value-type="float" office:value="12.2825" calcext:value-type="float">
            <text:p>12,28</text:p>
          </table:table-cell>
          <table:table-cell table:formula="of:=IF(AND([.L$11]&lt;&gt;0;[.L$11]&lt;&gt;1);[.L$11]*([.L$11]-1)*[.$E82]^([.L$11]-2);0)" office:value-type="float" office:value="15.6601875" calcext:value-type="float">
            <text:p>15,66</text:p>
          </table:table-cell>
          <table:table-cell/>
          <table:table-cell table:number-matrix-columns-spanned="2" table:number-matrix-rows-spanned="1" table:formula="of:=MMULT([.F82:.L82];MATTRAV7)/1000" office:value-type="float" office:value="-0.550876747577138" calcext:value-type="float">
            <text:p>-0,551m</text:p>
          </table:table-cell>
          <table:table-cell office:value-type="float" office:value="-0.233554905960452" calcext:value-type="float">
            <text:p>-0,234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61]^2+[.O61]^2)^1.5)/(([.N61]*[.O83])-([.O61]*[.N83])))" office:value-type="float" office:value="11.2195370070819" calcext:value-type="float">
            <text:p>11,22m</text:p>
          </table:table-cell>
          <table:table-cell table:number-columns-repeated="2"/>
          <table:table-cell office:value-type="float" office:value="0.9" calcext:value-type="float">
            <text:p>0,90</text:p>
          </table:table-cell>
          <table:table-cell table:formula="of:=IF(AND([.F$11]&lt;&gt;0;[.F$11]&lt;&gt;1);[.F$11]*([.F$11]-1)*[.$E83]^([.F$11]-2);0)" office:value-type="float" office:value="0" calcext:value-type="float">
            <text:p>0,00</text:p>
          </table:table-cell>
          <table:table-cell table:formula="of:=IF(AND([.G$11]&lt;&gt;0;[.G$11]&lt;&gt;1);[.G$11]*([.G$11]-1)*[.$E83]^([.G$11]-2);0)" office:value-type="float" office:value="0" calcext:value-type="float">
            <text:p>0,00</text:p>
          </table:table-cell>
          <table:table-cell table:formula="of:=IF(AND([.H$11]&lt;&gt;0;[.H$11]&lt;&gt;1);[.H$11]*([.H$11]-1)*[.$E83]^([.H$11]-2);0)" office:value-type="float" office:value="2" calcext:value-type="float">
            <text:p>2,00</text:p>
          </table:table-cell>
          <table:table-cell table:formula="of:=IF(AND([.I$11]&lt;&gt;0;[.I$11]&lt;&gt;1);[.I$11]*([.I$11]-1)*[.$E83]^([.I$11]-2);0)" office:value-type="float" office:value="5.4" calcext:value-type="float">
            <text:p>5,40</text:p>
          </table:table-cell>
          <table:table-cell table:formula="of:=IF(AND([.J$11]&lt;&gt;0;[.J$11]&lt;&gt;1);[.J$11]*([.J$11]-1)*[.$E83]^([.J$11]-2);0)" office:value-type="float" office:value="9.72" calcext:value-type="float">
            <text:p>9,72</text:p>
          </table:table-cell>
          <table:table-cell table:formula="of:=IF(AND([.K$11]&lt;&gt;0;[.K$11]&lt;&gt;1);[.K$11]*([.K$11]-1)*[.$E83]^([.K$11]-2);0)" office:value-type="float" office:value="14.58" calcext:value-type="float">
            <text:p>14,58</text:p>
          </table:table-cell>
          <table:table-cell table:formula="of:=IF(AND([.L$11]&lt;&gt;0;[.L$11]&lt;&gt;1);[.L$11]*([.L$11]-1)*[.$E83]^([.L$11]-2);0)" office:value-type="float" office:value="19.683" calcext:value-type="float">
            <text:p>19,68</text:p>
          </table:table-cell>
          <table:table-cell/>
          <table:table-cell table:number-matrix-columns-spanned="2" table:number-matrix-rows-spanned="1" table:formula="of:=MMULT([.F83:.L83];MATTRAV7)/1000" office:value-type="float" office:value="-0.565782158902828" calcext:value-type="float">
            <text:p>-0,566m</text:p>
          </table:table-cell>
          <table:table-cell office:value-type="float" office:value="-0.177693490351729" calcext:value-type="float">
            <text:p>-0,178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62]^2+[.O62]^2)^1.5)/(([.N62]*[.O84])-([.O62]*[.N84])))" office:value-type="float" office:value="12.9737296976707" calcext:value-type="float">
            <text:p>12,974m</text:p>
          </table:table-cell>
          <table:table-cell table:number-columns-repeated="2"/>
          <table:table-cell office:value-type="float" office:value="0.95" calcext:value-type="float">
            <text:p>0,95</text:p>
          </table:table-cell>
          <table:table-cell table:formula="of:=IF(AND([.F$11]&lt;&gt;0;[.F$11]&lt;&gt;1);[.F$11]*([.F$11]-1)*[.$E84]^([.F$11]-2);0)" office:value-type="float" office:value="0" calcext:value-type="float">
            <text:p>0,00</text:p>
          </table:table-cell>
          <table:table-cell table:formula="of:=IF(AND([.G$11]&lt;&gt;0;[.G$11]&lt;&gt;1);[.G$11]*([.G$11]-1)*[.$E84]^([.G$11]-2);0)" office:value-type="float" office:value="0" calcext:value-type="float">
            <text:p>0,00</text:p>
          </table:table-cell>
          <table:table-cell table:formula="of:=IF(AND([.H$11]&lt;&gt;0;[.H$11]&lt;&gt;1);[.H$11]*([.H$11]-1)*[.$E84]^([.H$11]-2);0)" office:value-type="float" office:value="2" calcext:value-type="float">
            <text:p>2,00</text:p>
          </table:table-cell>
          <table:table-cell table:formula="of:=IF(AND([.I$11]&lt;&gt;0;[.I$11]&lt;&gt;1);[.I$11]*([.I$11]-1)*[.$E84]^([.I$11]-2);0)" office:value-type="float" office:value="5.7" calcext:value-type="float">
            <text:p>5,70</text:p>
          </table:table-cell>
          <table:table-cell table:formula="of:=IF(AND([.J$11]&lt;&gt;0;[.J$11]&lt;&gt;1);[.J$11]*([.J$11]-1)*[.$E84]^([.J$11]-2);0)" office:value-type="float" office:value="10.83" calcext:value-type="float">
            <text:p>10,83</text:p>
          </table:table-cell>
          <table:table-cell table:formula="of:=IF(AND([.K$11]&lt;&gt;0;[.K$11]&lt;&gt;1);[.K$11]*([.K$11]-1)*[.$E84]^([.K$11]-2);0)" office:value-type="float" office:value="17.1475" calcext:value-type="float">
            <text:p>17,15</text:p>
          </table:table-cell>
          <table:table-cell table:formula="of:=IF(AND([.L$11]&lt;&gt;0;[.L$11]&lt;&gt;1);[.L$11]*([.L$11]-1)*[.$E84]^([.L$11]-2);0)" office:value-type="float" office:value="24.4351875" calcext:value-type="float">
            <text:p>24,44</text:p>
          </table:table-cell>
          <table:table-cell/>
          <table:table-cell table:number-matrix-columns-spanned="2" table:number-matrix-rows-spanned="1" table:formula="of:=MMULT([.F84:.L84];MATTRAV7)/1000" office:value-type="float" office:value="-0.579642116265007" calcext:value-type="float">
            <text:p>-0,58m</text:p>
          </table:table-cell>
          <table:table-cell office:value-type="float" office:value="-0.118073384388963" calcext:value-type="float">
            <text:p>-0,118m</text:p>
          </table:table-cell>
          <table:table-cell table:number-columns-repeated="5"/>
        </table:table-row>
        <table:table-row table:style-name="ro1">
          <table:table-cell/>
          <table:table-cell table:style-name="ce19" table:formula="of:=ABS((([.N63]^2+[.O63]^2)^1.5)/(([.N63]*[.O85])-([.O63]*[.N85])))" office:value-type="float" office:value="15.8508441047298" calcext:value-type="float">
            <text:p>15,851m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formula="of:=IF(AND([.F$11]&lt;&gt;0;[.F$11]&lt;&gt;1);[.F$11]*([.F$11]-1)*[.$E85]^([.F$11]-2);0)" office:value-type="float" office:value="0" calcext:value-type="float">
            <text:p>0,00</text:p>
          </table:table-cell>
          <table:table-cell table:formula="of:=IF(AND([.G$11]&lt;&gt;0;[.G$11]&lt;&gt;1);[.G$11]*([.G$11]-1)*[.$E85]^([.G$11]-2);0)" office:value-type="float" office:value="0" calcext:value-type="float">
            <text:p>0,00</text:p>
          </table:table-cell>
          <table:table-cell table:formula="of:=IF(AND([.H$11]&lt;&gt;0;[.H$11]&lt;&gt;1);[.H$11]*([.H$11]-1)*[.$E85]^([.H$11]-2);0)" office:value-type="float" office:value="2" calcext:value-type="float">
            <text:p>2,00</text:p>
          </table:table-cell>
          <table:table-cell table:formula="of:=IF(AND([.I$11]&lt;&gt;0;[.I$11]&lt;&gt;1);[.I$11]*([.I$11]-1)*[.$E85]^([.I$11]-2);0)" office:value-type="float" office:value="6" calcext:value-type="float">
            <text:p>6,00</text:p>
          </table:table-cell>
          <table:table-cell table:formula="of:=IF(AND([.J$11]&lt;&gt;0;[.J$11]&lt;&gt;1);[.J$11]*([.J$11]-1)*[.$E85]^([.J$11]-2);0)" office:value-type="float" office:value="12" calcext:value-type="float">
            <text:p>12,00</text:p>
          </table:table-cell>
          <table:table-cell table:formula="of:=IF(AND([.K$11]&lt;&gt;0;[.K$11]&lt;&gt;1);[.K$11]*([.K$11]-1)*[.$E85]^([.K$11]-2);0)" office:value-type="float" office:value="20" calcext:value-type="float">
            <text:p>20,00</text:p>
          </table:table-cell>
          <table:table-cell table:formula="of:=IF(AND([.L$11]&lt;&gt;0;[.L$11]&lt;&gt;1);[.L$11]*([.L$11]-1)*[.$E85]^([.L$11]-2);0)" office:value-type="float" office:value="30" calcext:value-type="float">
            <text:p>30,00</text:p>
          </table:table-cell>
          <table:table-cell/>
          <table:table-cell table:number-matrix-columns-spanned="2" table:number-matrix-rows-spanned="1" table:formula="of:=MMULT([.F85:.L85];MATTRAV7)/1000" office:value-type="float" office:value="-0.592436239143529" calcext:value-type="float">
            <text:p>-0,592m</text:p>
          </table:table-cell>
          <table:table-cell office:value-type="float" office:value="-0.0544935624473777" calcext:value-type="float">
            <text:p>-0,054m</text:p>
          </table:table-cell>
          <table:table-cell table:number-columns-repeated="5"/>
        </table:table-row>
      </table:table>
      <table:named-expressions>
        <table:named-range table:name="MAT10POINTS" table:base-cell-address="$Matrices.$A$54" table:cell-range-address="$Matrices.$A$54:.$J$63"/>
        <table:named-range table:name="MAT11POINTS" table:base-cell-address="$Matrices.$A$65" table:cell-range-address="$Matrices.$A$65:.$K$75"/>
        <table:named-range table:name="MAT2POINTS" table:base-cell-address="$Matrices.$A$1" table:cell-range-address="$Matrices.$A$2:.$B$3"/>
        <table:named-range table:name="MAT3POINTS" table:base-cell-address="$Matrices.$A$4" table:cell-range-address="$Matrices.$A$5:.$C$7"/>
        <table:named-range table:name="MAT4POINTS" table:base-cell-address="$Matrices.$A$8" table:cell-range-address="$Matrices.$A$9:.$D$12"/>
        <table:named-range table:name="MAT5POINTS" table:base-cell-address="$Matrices.$A$13" table:cell-range-address="$Matrices.$A$14:.$E$18"/>
        <table:named-range table:name="MAT6POINTS" table:base-cell-address="$Matrices.$A$19" table:cell-range-address="$Matrices.$A$20:.$F$25"/>
        <table:named-range table:name="MAT7POINTS" table:base-cell-address="$Matrices.$A$27" table:cell-range-address="$Matrices.$A$27:.$G$33"/>
        <table:named-range table:name="MAT8POINTS" table:base-cell-address="$Matrices.$A$35" table:cell-range-address="$Matrices.$A$35:.$H$42"/>
        <table:named-range table:name="MAT9POINTS" table:base-cell-address="$Matrices.$A$44" table:cell-range-address="$Matrices.$A$44:.$I$52"/>
        <table:named-range table:name="MATTRAV5" table:base-cell-address="$'Quart de Nonante'.$L$2" table:cell-range-address="$'Quart de Nonante'.$L$2:.$M$6"/>
        <table:named-range table:name="MATTRAV6" table:base-cell-address="$'Fifth of nonante'.$M$2" table:cell-range-address="$'Fifth of nonante'.$M$2:.$N$7"/>
        <table:named-range table:name="MATTRAV7" table:base-cell-address="$'Sixth of nonante'.$N$2" table:cell-range-address="$'Sixth of nonante'.$N$2:.$O$8"/>
        <table:named-range table:name="PTS5" table:base-cell-address="$'Quart de Nonante'.$E$2" table:cell-range-address="$'Quart de Nonante'.$I$2:.$J$6"/>
        <table:named-range table:name="PTS6" table:base-cell-address="$'Fifth of nonante'.$E$8" table:cell-range-address="$'Fifth of nonante'.$I$2:.$J$7"/>
        <table:named-range table:name="PTS7" table:base-cell-address="$'Sixth of nonante'.$I$2" table:cell-range-address="$'Sixth of nonante'.$I$2:.$J$8"/>
        <table:named-range table:name="TEST10POINTS" table:base-cell-address="$Matrices.$M$2" table:cell-range-address="$Matrices.$M$2:.$M$11"/>
        <table:named-range table:name="TEST11POINTS" table:base-cell-address="$Matrices.$M$2" table:cell-range-address="$Matrices.$M$2:.$M$12"/>
        <table:named-range table:name="TEST2POINTS" table:base-cell-address="$Matrices.$M$2" table:cell-range-address="$Matrices.$M$2:.$M$3"/>
        <table:named-range table:name="TEST3POINTS" table:base-cell-address="$Matrices.$M$2" table:cell-range-address="$Matrices.$M$2:.$M$4"/>
        <table:named-range table:name="TEST4POINTS" table:base-cell-address="$Matrices.$M$2" table:cell-range-address="$Matrices.$M$2:.$M$5"/>
        <table:named-range table:name="TEST5POINTS" table:base-cell-address="$Matrices.$M$2" table:cell-range-address="$Matrices.$M$2:.$M$6"/>
        <table:named-range table:name="TEST6POINTS" table:base-cell-address="$Matrices.$M$2" table:cell-range-address="$Matrices.$M$2:.$M$7"/>
        <table:named-range table:name="TEST7POINTS" table:base-cell-address="$Matrices.$M$2" table:cell-range-address="$Matrices.$M$2:.$M$8"/>
        <table:named-range table:name="TEST8POINTS" table:base-cell-address="$Matrices.$M$2" table:cell-range-address="$Matrices.$M$2:.$M$9"/>
        <table:named-range table:name="TEST9POINTS" table:base-cell-address="$Matrices.$M$2" table:cell-range-address="$Matrices.$M$2:.$M$1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8">
      <number:number number:decimal-places="4" number:min-decimal-places="0" number:min-integer-digits="1" number:decimal-replacement=""/>
      <number:text>rad</number:text>
    </number:number-style>
    <number:number-style style:name="N109">
      <number:number number:decimal-places="3" number:min-decimal-places="0" number:min-integer-digits="1" number:decimal-replacement=""/>
      <number:text>°</number:text>
    </number:number-style>
    <number:number-style style:name="N110">
      <number:number number:decimal-places="3" number:min-decimal-places="0" number:min-integer-digits="1" number:decimal-replacement=""/>
      <number:text>mm</number:text>
    </number:number-style>
    <number:number-style style:name="N111">
      <number:number number:decimal-places="3" number:min-decimal-places="0" number:min-integer-digits="1" number:decimal-replacement=""/>
      <number:text>m</number:text>
    </number:number-style>
    <number:number-style style:name="N112">
      <number:number number:decimal-places="3" number:min-decimal-places="3" number:min-integer-digits="1"/>
    </number:number-style>
    <number:number-style style:name="N113P0" style:volatile="true">
      <number:text>+</number:text>
      <number:number number:decimal-places="0" number:min-decimal-places="0" number:min-integer-digits="0"/>
    </number:number-style>
    <number:number-style style:name="N113P1" style:volatile="true">
      <number:text>-</number:text>
      <number:number number:decimal-places="0" number:min-decimal-places="0" number:min-integer-digits="0"/>
    </number:number-style>
    <number:number-style style:name="N113">
      <number:number number:decimal-places="0" number:min-decimal-places="0" number:min-integer-digits="0"/>
      <style:map style:condition="value()&gt;0" style:apply-style-name="N113P0"/>
      <style:map style:condition="value()&lt;0" style:apply-style-name="N113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5:30:34.17108214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15:39:13.142065777</meta:creation-date>
    <dc:date>2022-02-09T16:14:29.371334037</dc:date>
    <meta:editing-duration>PT17H40M34S</meta:editing-duration>
    <meta:editing-cycles>49</meta:editing-cycles>
    <meta:generator>LibreOffice/7.2.2.2$Linux_X86_64 LibreOffice_project/20$Build-2</meta:generator>
    <meta:document-statistic meta:table-count="5" meta:cell-count="4264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0">
      <number:number number:decimal-places="3" number:min-decimal-places="0" number:min-integer-digits="1" number:decimal-replacement=""/>
      <number:text>mm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13cm" svg:height="9.244cm" xlink:href=".." xlink:type="simple" chart:class="chart:scatter" chart:style-name="ch1">
        <chart:plot-area chart:style-name="ch2" table:cell-range-address="'Quart de Nonante'.L17:'Quart de Nonante'.M37" svg:x="0.27cm" svg:y="0.184cm" svg:width="12.973cm" svg:height="8.876cm">
          <chart:coordinate-region svg:x="1.659cm" svg:y="0.383cm" svg:width="10.921cm" svg:height="8.0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Quart de Nonante'.M17:'Quart de Nonante'.M37" chart:class="chart:scatter">
            <chart:domain table:cell-range-address="'Quart de Nonante'.L17:'Quart de Nonante'.L37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000183697">
                <text:p>0.0000000000000183697</text:p>
                <draw:g>
                  <svg:desc>'Quart de Nonante'.L17:'Quart de Nonante'.L37</svg:desc>
                </draw:g>
              </table:table-cell>
              <table:table-cell office:value-type="float" office:value="300">
                <text:p>300</text:p>
                <draw:g>
                  <svg:desc>'Quart de Nonante'.M17:'Quart de Nonante'.M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.691457717918">
                <text:p>107.691457717918</text:p>
              </table:table-cell>
              <table:table-cell office:value-type="float" office:value="299.094457522377">
                <text:p>299.094457522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4.81455342811">
                <text:p>214.81455342811</text:p>
              </table:table-cell>
              <table:table-cell office:value-type="float" office:value="296.393543635441">
                <text:p>296.393543635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1.325941913883">
                <text:p>321.325941913883</text:p>
              </table:table-cell>
              <table:table-cell office:value-type="float" office:value="291.925086717795">
                <text:p>291.925086717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7.183015455785">
                <text:p>427.183015455785</text:p>
              </table:table-cell>
              <table:table-cell office:value-type="float" office:value="285.722592560989">
                <text:p>285.722592560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2.343903831607">
                <text:p>532.343903831607</text:p>
              </table:table-cell>
              <table:table-cell office:value-type="float" office:value="277.825244369515">
                <text:p>277.825244369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6.767474316385">
                <text:p>636.767474316385</text:p>
              </table:table-cell>
              <table:table-cell office:value-type="float" office:value="268.277902760809">
                <text:p>268.277902760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0.413331682394">
                <text:p>740.413331682394</text:p>
              </table:table-cell>
              <table:table-cell office:value-type="float" office:value="257.131105765251">
                <text:p>257.131105765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3.241818199153">
                <text:p>843.241818199153</text:p>
              </table:table-cell>
              <table:table-cell office:value-type="float" office:value="244.441068826164">
                <text:p>244.441068826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5.214013633425">
                <text:p>945.214013633425</text:p>
              </table:table-cell>
              <table:table-cell office:value-type="float" office:value="230.269684799817">
                <text:p>230.269684799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6.29173524921">
                <text:p>1046.29173524921</text:p>
              </table:table-cell>
              <table:table-cell office:value-type="float" office:value="214.68452395542">
                <text:p>214.684523955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6.43753780777">
                <text:p>1146.43753780777</text:p>
              </table:table-cell>
              <table:table-cell office:value-type="float" office:value="197.758833975128">
                <text:p>197.758833975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5.61471356757">
                <text:p>1245.61471356757</text:p>
              </table:table-cell>
              <table:table-cell office:value-type="float" office:value="179.571539954041">
                <text:p>179.571539954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3.78729228437">
                <text:p>1343.78729228437</text:p>
              </table:table-cell>
              <table:table-cell office:value-type="float" office:value="160.2072444002">
                <text:p>160.2072444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0.92004121112">
                <text:p>1440.92004121112</text:p>
              </table:table-cell>
              <table:table-cell office:value-type="float" office:value="139.756227234593">
                <text:p>139.756227234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6.97846509806">
                <text:p>1536.97846509806</text:p>
              </table:table-cell>
              <table:table-cell office:value-type="float" office:value="118.314445791149">
                <text:p>118.314445791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1.92880619263">
                <text:p>1631.92880619263</text:p>
              </table:table-cell>
              <table:table-cell office:value-type="float" office:value="95.9835348167422">
                <text:p>95.9835348167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25.73804423954">
                <text:p>1725.73804423954</text:p>
              </table:table-cell>
              <table:table-cell office:value-type="float" office:value="72.8708064711907">
                <text:p>72.8708064711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8.37389648074">
                <text:p>1818.37389648074</text:p>
              </table:table-cell>
              <table:table-cell office:value-type="float" office:value="49.0892503272556">
                <text:p>49.0892503272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9.80481765542">
                <text:p>1909.80481765542</text:p>
              </table:table-cell>
              <table:table-cell office:value-type="float" office:value="24.7575333706424">
                <text:p>24.7575333706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11">
      <number:number number:decimal-places="3" number:min-decimal-places="0" number:min-integer-digits="1" number:decimal-replacement=""/>
      <number:text>m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813cm" svg:height="9.138cm" xlink:href=".." xlink:type="simple" chart:class="chart:scatter" chart:column-mapping="1 0" chart:style-name="ch1">
        <chart:plot-area chart:style-name="ch2" table:cell-range-address="'Quart de Nonante'.E61:'Quart de Nonante'.E81 'Quart de Nonante'.B61:'Quart de Nonante'.B81" svg:x="0.256cm" svg:y="0.182cm" svg:width="12.301cm" svg:height="8.774cm">
          <chart:coordinate-region svg:x="0.983cm" svg:y="0.381cm" svg:width="11.057cm" svg:height="7.92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Quart de Nonante'.B61:'Quart de Nonante'.B81" chart:class="chart:scatter">
            <chart:domain table:cell-range-address="'Quart de Nonante'.E61:'Quart de Nonante'.E8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Quart de Nonante'.E61:'Quart de Nonante'.E81</svg:desc>
                </draw:g>
              </table:table-cell>
              <table:table-cell office:value-type="float" office:value="6.41122535818179">
                <text:p>6.41122535818179</text:p>
                <draw:g>
                  <svg:desc>'Quart de Nonante'.B61:'Quart de Nonante'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6.39344796826483">
                <text:p>6.39344796826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6.39100546076147">
                <text:p>6.39100546076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6.4044604245598">
                <text:p>6.4044604245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6.43460485798267">
                <text:p>6.43460485798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6.4825044407523">
                <text:p>6.4825044407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6.54955965185945">
                <text:p>6.54955965185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6.63758982386761">
                <text:p>6.637589823867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6.74894922721412">
                <text:p>6.74894922721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6.8866889572521">
                <text:p>6.88668895725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7.05478588683083">
                <text:p>7.05478588683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7.25847228158123">
                <text:p>7.25847228158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7.50472062508132">
                <text:p>7.50472062508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7.80297503471042">
                <text:p>7.80297503471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8.16628799489108">
                <text:p>8.16628799489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8.61314994013813">
                <text:p>8.613149940138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9.17055885458609">
                <text:p>9.1705588545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9.87943396441114">
                <text:p>9.87943396441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0.8047651221701">
                <text:p>10.8047651221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2.0561543629153">
                <text:p>12.0561543629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3.8337168492525">
                <text:p>13.8337168492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702cm" svg:height="9.245cm" xlink:href=".." xlink:type="simple" chart:class="chart:scatter" chart:style-name="ch1">
        <chart:plot-area chart:style-name="ch2" table:cell-range-address="'Quart de Nonante'.L39:'Quart de Nonante'.M59" svg:x="0.274cm" svg:y="0.184cm" svg:width="13.154cm" svg:height="8.877cm">
          <chart:coordinate-region svg:x="1.398cm" svg:y="0.383cm" svg:width="11.645cm" svg:height="8.47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Quart de Nonante'.M39:'Quart de Nonante'.M59" chart:class="chart:scatter">
            <chart:domain table:cell-range-address="'Quart de Nonante'.L39:'Quart de Nonante'.L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5922011883811">
                <text:p>2.15922011883811</text:p>
                <draw:g>
                  <svg:desc>'Quart de Nonante'.L39:'Quart de Nonante'.L59</svg:desc>
                </draw:g>
              </table:table-cell>
              <table:table-cell office:value-type="float" office:value="0">
                <text:p>0</text:p>
                <draw:g>
                  <svg:desc>'Quart de Nonante'.M39:'Quart de Nonante'.M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4829124749882">
                <text:p>2.14829124749882</text:p>
              </table:table-cell>
              <table:table-cell office:value-type="float" office:value="-0.0361478625527006">
                <text:p>-0.0361478625527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3648809685322">
                <text:p>2.13648809685322</text:p>
              </table:table-cell>
              <table:table-cell office:value-type="float" office:value="-0.0717959316627429">
                <text:p>-0.0717959316627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2382541684618">
                <text:p>2.12382541684618</text:p>
              </table:table-cell>
              <table:table-cell office:value-type="float" office:value="-0.106830659071251">
                <text:p>-0.106830659071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1031795742254">
                <text:p>2.11031795742254</text:p>
              </table:table-cell>
              <table:table-cell office:value-type="float" office:value="-0.14113849651935">
                <text:p>-0.14113849651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598046852715">
                <text:p>2.09598046852715</text:p>
              </table:table-cell>
              <table:table-cell office:value-type="float" office:value="-0.174605895748164">
                <text:p>-0.174605895748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8082770010487">
                <text:p>2.08082770010487</text:p>
              </table:table-cell>
              <table:table-cell office:value-type="float" office:value="-0.207119308498817">
                <text:p>-0.207119308498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6487440210055">
                <text:p>2.06487440210055</text:p>
              </table:table-cell>
              <table:table-cell office:value-type="float" office:value="-0.238565186512433">
                <text:p>-0.238565186512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813532445904">
                <text:p>2.04813532445904</text:p>
              </table:table-cell>
              <table:table-cell office:value-type="float" office:value="-0.268829981530138">
                <text:p>-0.26882998153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062521712519">
                <text:p>2.03062521712519</text:p>
              </table:table-cell>
              <table:table-cell office:value-type="float" office:value="-0.297800145293056">
                <text:p>-0.297800145293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235883004386">
                <text:p>2.01235883004386</text:p>
              </table:table-cell>
              <table:table-cell office:value-type="float" office:value="-0.32536212954231">
                <text:p>-0.32536212954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933509131599">
                <text:p>1.9933509131599</text:p>
              </table:table-cell>
              <table:table-cell office:value-type="float" office:value="-0.351402386019026">
                <text:p>-0.351402386019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7361621641816">
                <text:p>1.97361621641816</text:p>
              </table:table-cell>
              <table:table-cell office:value-type="float" office:value="-0.375807366464327">
                <text:p>-0.375807366464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5316948976349">
                <text:p>1.95316948976349</text:p>
              </table:table-cell>
              <table:table-cell office:value-type="float" office:value="-0.398463522619339">
                <text:p>-0.398463522619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202548314075">
                <text:p>1.93202548314075</text:p>
              </table:table-cell>
              <table:table-cell office:value-type="float" office:value="-0.419257306225186">
                <text:p>-0.419257306225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1019894649478">
                <text:p>1.91019894649478</text:p>
              </table:table-cell>
              <table:table-cell office:value-type="float" office:value="-0.438075169022991">
                <text:p>-0.438075169022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8770462977045">
                <text:p>1.88770462977045</text:p>
              </table:table-cell>
              <table:table-cell office:value-type="float" office:value="-0.45480356275388">
                <text:p>-0.454803562753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6455728291259">
                <text:p>1.86455728291259</text:p>
              </table:table-cell>
              <table:table-cell office:value-type="float" office:value="-0.469328939158977">
                <text:p>-0.4693289391589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4077165586607">
                <text:p>1.84077165586607</text:p>
              </table:table-cell>
              <table:table-cell office:value-type="float" office:value="-0.481537749979407">
                <text:p>-0.481537749979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1636249857574">
                <text:p>1.81636249857574</text:p>
              </table:table-cell>
              <table:table-cell office:value-type="float" office:value="-0.491316446956293">
                <text:p>-0.491316446956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9134456098644">
                <text:p>1.79134456098644</text:p>
              </table:table-cell>
              <table:table-cell office:value-type="float" office:value="-0.49855148183076">
                <text:p>-0.498551481830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0">
      <number:number number:decimal-places="3" number:min-decimal-places="0" number:min-integer-digits="1" number:decimal-replacement=""/>
      <number:text>mm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.384cm" xlink:href=".." xlink:type="simple" chart:class="chart:scatter" chart:style-name="ch1">
        <chart:plot-area chart:style-name="ch2" table:cell-range-address="'Fifth of nonante'.M19:'Fifth of nonante'.N39" svg:x="0.32cm" svg:y="0.187cm" svg:width="15.36cm" svg:height="9.01cm">
          <chart:coordinate-region svg:x="1.709cm" svg:y="0.386cm" svg:width="13.308cm" svg:height="8.16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Fifth of nonante'.N19:'Fifth of nonante'.N39" chart:class="chart:scatter">
            <chart:domain table:cell-range-address="'Fifth of nonante'.M19:'Fifth of nonante'.M39"/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000183697">
                <text:p>0.0000000000000183697</text:p>
                <draw:g>
                  <svg:desc>'Fifth of nonante'.M19:'Fifth of nonante'.M39</svg:desc>
                </draw:g>
              </table:table-cell>
              <table:table-cell office:value-type="float" office:value="300">
                <text:p>300</text:p>
                <draw:g>
                  <svg:desc>'Fifth of nonante'.N19:'Fifth of nonante'.N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.93922913686">
                <text:p>107.93922913686</text:p>
              </table:table-cell>
              <table:table-cell office:value-type="float" office:value="299.084430266948">
                <text:p>299.084430266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.364074895078">
                <text:p>215.364074895078</text:p>
              </table:table-cell>
              <table:table-cell office:value-type="float" office:value="296.357268169543">
                <text:p>296.357268169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.215070406229">
                <text:p>322.215070406229</text:p>
              </table:table-cell>
              <table:table-cell office:value-type="float" office:value="291.850972002596">
                <text:p>291.850972002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8.434063714529">
                <text:p>428.434063714529</text:p>
              </table:table-cell>
              <table:table-cell office:value-type="float" office:value="285.602399985048">
                <text:p>285.602399985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3.964241624705">
                <text:p>533.964241624705</text:p>
              </table:table-cell>
              <table:table-cell office:value-type="float" office:value="277.653080761477">
                <text:p>277.653080761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8.750153549879">
                <text:p>638.750153549879</text:p>
              </table:table-cell>
              <table:table-cell office:value-type="float" office:value="268.049483903607">
                <text:p>268.049483903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2.737735359438">
                <text:p>742.737735359438</text:p>
              </table:table-cell>
              <table:table-cell office:value-type="float" office:value="256.843290411817">
                <text:p>256.8432904118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5.874333226916">
                <text:p>845.874333226916</text:p>
              </table:table-cell>
              <table:table-cell office:value-type="float" office:value="244.091663216652">
                <text:p>244.091663216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8.108727477864">
                <text:p>948.108727477864</text:p>
              </table:table-cell>
              <table:table-cell office:value-type="float" office:value="229.857517680335">
                <text:p>229.857517680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9.39115643773">
                <text:p>1049.39115643773</text:p>
              </table:table-cell>
              <table:table-cell office:value-type="float" office:value="214.209792098268">
                <text:p>214.209792098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9.67334027974">
                <text:p>1149.67334027974</text:p>
              </table:table-cell>
              <table:table-cell office:value-type="float" office:value="197.223718200554">
                <text:p>197.223718200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8.90850487276">
                <text:p>1248.90850487276</text:p>
              </table:table-cell>
              <table:table-cell office:value-type="float" office:value="178.981091653496">
                <text:p>178.981091653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7.05140562919">
                <text:p>1347.05140562919</text:p>
              </table:table-cell>
              <table:table-cell office:value-type="float" office:value="159.57054256111">
                <text:p>159.57054256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4.05835135282">
                <text:p>1444.05835135282</text:p>
              </table:table-cell>
              <table:table-cell office:value-type="float" office:value="139.087805966638">
                <text:p>139.0878059666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9.88722808673">
                <text:p>1539.88722808673</text:p>
              </table:table-cell>
              <table:table-cell office:value-type="float" office:value="117.635992354053">
                <text:p>117.6359923540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4.49752296116">
                <text:p>1634.49752296116</text:p>
              </table:table-cell>
              <table:table-cell office:value-type="float" office:value="95.325858149571">
                <text:p>95.325858149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27.85034804135">
                <text:p>1727.85034804135</text:p>
              </table:table-cell>
              <table:table-cell office:value-type="float" office:value="72.276076223159">
                <text:p>72.2760762231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9.90846417548">
                <text:p>1819.90846417548</text:p>
              </table:table-cell>
              <table:table-cell office:value-type="float" office:value="48.6135063900462">
                <text:p>48.61350639004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0.63630484249">
                <text:p>1910.63630484249</text:p>
              </table:table-cell>
              <table:table-cell office:value-type="float" office:value="24.4734659122329">
                <text:p>24.4734659122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0" number:min-integer-digits="1" number:decimal-replacement=""/>
      <number:text>m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55cm" svg:height="9.244cm" xlink:href=".." xlink:type="simple" chart:class="chart:scatter" chart:style-name="ch1">
        <chart:plot-area chart:style-name="ch2" table:cell-range-address="'Fifth of nonante'.M41:'Fifth of nonante'.N61" svg:x="0.315cm" svg:y="0.184cm" svg:width="15.125cm" svg:height="8.876cm">
          <chart:coordinate-region svg:x="1.439cm" svg:y="0.383cm" svg:width="13.616cm" svg:height="8.47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Fifth of nonante'.N41:'Fifth of nonante'.N61" chart:class="chart:scatter">
            <chart:domain table:cell-range-address="'Fifth of nonante'.M41:'Fifth of nonante'.M6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6352549156242">
                <text:p>2.16352549156242</text:p>
                <draw:g>
                  <svg:desc>'Fifth of nonante'.M41:'Fifth of nonante'.M61</svg:desc>
                </draw:g>
              </table:table-cell>
              <table:table-cell office:value-type="float" office:value="0">
                <text:p>0</text:p>
                <draw:g>
                  <svg:desc>'Fifth of nonante'.N41:'Fifth of nonante'.N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5384113951872">
                <text:p>2.15384113951872</text:p>
              </table:table-cell>
              <table:table-cell office:value-type="float" office:value="-0.0365284499152489">
                <text:p>-0.0365284499152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4295445996597">
                <text:p>2.14295445996597</text:p>
              </table:table-cell>
              <table:table-cell office:value-type="float" office:value="-0.0724499298321103">
                <text:p>-0.0724499298321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3089151267819">
                <text:p>2.13089151267819</text:p>
              </table:table-cell>
              <table:table-cell office:value-type="float" office:value="-0.107679146283134">
                <text:p>-0.107679146283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1767883438692">
                <text:p>2.11767883438692</text:p>
              </table:table-cell>
              <table:table-cell office:value-type="float" office:value="-0.142125395770679">
                <text:p>-0.142125395770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0334343878123">
                <text:p>2.10334343878123</text:p>
              </table:table-cell>
              <table:table-cell office:value-type="float" office:value="-0.175692564766912">
                <text:p>-0.175692564766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8791281650771">
                <text:p>2.08791281650771</text:p>
              </table:table-cell>
              <table:table-cell office:value-type="float" office:value="-0.208279129713807">
                <text:p>-0.208279129713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7141493517048">
                <text:p>2.07141493517048</text:p>
              </table:table-cell>
              <table:table-cell office:value-type="float" office:value="-0.239778157023148">
                <text:p>-0.239778157023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5387823933117">
                <text:p>2.05387823933117</text:p>
              </table:table-cell>
              <table:table-cell office:value-type="float" office:value="-0.270077303076527">
                <text:p>-0.270077303076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533165050895">
                <text:p>2.03533165050895</text:p>
              </table:table-cell>
              <table:table-cell office:value-type="float" office:value="-0.299058814225342">
                <text:p>-0.299058814225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580456718052">
                <text:p>2.01580456718052</text:p>
              </table:table-cell>
              <table:table-cell office:value-type="float" office:value="-0.326599526790803">
                <text:p>-0.3265995267908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953268647801">
                <text:p>1.9953268647801</text:p>
              </table:table-cell>
              <table:table-cell office:value-type="float" office:value="-0.352570867063924">
                <text:p>-0.3525708670639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7392889569941">
                <text:p>1.97392889569941</text:p>
              </table:table-cell>
              <table:table-cell office:value-type="float" office:value="-0.376838851305532">
                <text:p>-0.376838851305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5164148928774">
                <text:p>1.95164148928774</text:p>
              </table:table-cell>
              <table:table-cell office:value-type="float" office:value="-0.399264085746258">
                <text:p>-0.399264085746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2849595185188">
                <text:p>1.92849595185188</text:p>
              </table:table-cell>
              <table:table-cell office:value-type="float" office:value="-0.419701766586543">
                <text:p>-0.419701766586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0452406665614">
                <text:p>1.90452406665614</text:p>
              </table:table-cell>
              <table:table-cell office:value-type="float" office:value="-0.438001679996637">
                <text:p>-0.438001679996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7975809392237">
                <text:p>1.87975809392237</text:p>
              </table:table-cell>
              <table:table-cell office:value-type="float" office:value="-0.454008202116598">
                <text:p>-0.454008202116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5423077082994">
                <text:p>1.85423077082994</text:p>
              </table:table-cell>
              <table:table-cell office:value-type="float" office:value="-0.46756029905629">
                <text:p>-0.46756029905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2797531151574">
                <text:p>1.82797531151574</text:p>
              </table:table-cell>
              <table:table-cell office:value-type="float" office:value="-0.478491526895389">
                <text:p>-0.478491526895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010254070742">
                <text:p>1.8010254070742</text:p>
              </table:table-cell>
              <table:table-cell office:value-type="float" office:value="-0.486630031683376">
                <text:p>-0.486630031683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7341522555725">
                <text:p>1.77341522555725</text:p>
              </table:table-cell>
              <table:table-cell office:value-type="float" office:value="-0.491798549439542">
                <text:p>-0.4917985494395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0" number:min-integer-digits="1" number:decimal-replacement=""/>
      <number:text>m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false" chart:minimum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359cm" xlink:href=".." xlink:type="simple" chart:class="chart:line" chart:style-name="ch1">
        <chart:plot-area chart:style-name="ch2" table:cell-range-address="'Fifth of nonante'.B63:'Fifth of nonante'.B83" svg:x="0.32cm" svg:y="0.187cm" svg:width="15.36cm" svg:height="8.985cm">
          <chart:coordinate-region svg:x="1.047cm" svg:y="0.386cm" svg:width="14.261cm" svg:height="8.13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Fifth of nonante'.B63:'Fifth of nonante'.B83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35900126709964">
                <text:p>6.35900126709964</text:p>
                <draw:g>
                  <svg:desc>'Fifth of nonante'.B63:'Fifth of nonante'.B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37272744312507">
                <text:p>6.37272744312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39295641413246">
                <text:p>6.39295641413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2128250879734">
                <text:p>6.42128250879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5946641056808">
                <text:p>6.45946641056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0949618400655">
                <text:p>6.50949618400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7366969601863">
                <text:p>6.57366969601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5470705779303">
                <text:p>6.65470705779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559062716575">
                <text:p>6.7559062716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88136263552889">
                <text:p>6.88136263552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03628471407587">
                <text:p>7.03628471407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2746073497797">
                <text:p>7.22746073497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6396674545267">
                <text:p>7.46396674545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5827738792132">
                <text:p>7.75827738792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12807539442671">
                <text:p>8.128075394426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59933400596101">
                <text:p>8.59933400596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21185751728781">
                <text:p>9.21185751728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0299197162447">
                <text:p>10.0299197162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164466766992">
                <text:p>11.164466766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8248001073334">
                <text:p>12.8248001073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4583896552198">
                <text:p>15.45838965521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0">
      <number:number number:decimal-places="3" number:min-decimal-places="0" number:min-integer-digits="1" number:decimal-replacement=""/>
      <number:text>mm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.384cm" xlink:href=".." xlink:type="simple" chart:class="chart:scatter" chart:style-name="ch1">
        <chart:plot-area chart:style-name="ch2" table:cell-range-address="'Sixth of nonante'.N21:'Sixth of nonante'.O41" svg:x="0.32cm" svg:y="0.187cm" svg:width="15.36cm" svg:height="9.01cm">
          <chart:coordinate-region svg:x="1.709cm" svg:y="0.386cm" svg:width="13.308cm" svg:height="8.16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xth of nonante'.O21:'Sixth of nonante'.O41" chart:class="chart:scatter">
            <chart:domain table:cell-range-address="'Sixth of nonante'.N21:'Sixth of nonante'.N41"/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000183697">
                <text:p>0.0000000000000183697</text:p>
                <draw:g>
                  <svg:desc>'Sixth of nonante'.N21:'Sixth of nonante'.N41</svg:desc>
                </draw:g>
              </table:table-cell>
              <table:table-cell office:value-type="float" office:value="300">
                <text:p>300</text:p>
                <draw:g>
                  <svg:desc>'Sixth of nonante'.O21:'Sixth of nonante'.O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.083024330803">
                <text:p>108.083024330803</text:p>
              </table:table-cell>
              <table:table-cell office:value-type="float" office:value="299.082862922098">
                <text:p>299.082862922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.696159748641">
                <text:p>215.696159748641</text:p>
              </table:table-cell>
              <table:table-cell office:value-type="float" office:value="296.348253848225">
                <text:p>296.348253848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.767875591766">
                <text:p>322.767875591766</text:p>
              </table:table-cell>
              <table:table-cell office:value-type="float" office:value="291.825925575893">
                <text:p>291.825925575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.228336827543">
                <text:p>429.228336827543</text:p>
              </table:table-cell>
              <table:table-cell office:value-type="float" office:value="285.551638667423">
                <text:p>285.551638667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5.009467088694">
                <text:p>535.009467088694</text:p>
              </table:table-cell>
              <table:table-cell office:value-type="float" office:value="277.567117047521">
                <text:p>277.567117047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.04501095424">
                <text:p>640.04501095424</text:p>
              </table:table-cell>
              <table:table-cell office:value-type="float" office:value="267.920037786259">
                <text:p>267.920037786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4.270595475127">
                <text:p>744.270595475127</text:p>
              </table:table-cell>
              <table:table-cell office:value-type="float" office:value="256.664055067462">
                <text:p>256.664055067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7.623790944544">
                <text:p>847.623790944544</text:p>
              </table:table-cell>
              <table:table-cell office:value-type="float" office:value="243.8588583425">
                <text:p>243.8588583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0.04417091294">
                <text:p>950.04417091294</text:p>
              </table:table-cell>
              <table:table-cell office:value-type="float" office:value="229.570264669485">
                <text:p>229.570264669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1.47337144772">
                <text:p>1051.47337144772</text:p>
              </table:table-cell>
              <table:table-cell office:value-type="float" office:value="213.870345237874">
                <text:p>213.8703452378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1.85514963764">
                <text:p>1151.85514963764</text:p>
              </table:table-cell>
              <table:table-cell office:value-type="float" office:value="196.837586078476">
                <text:p>196.837586078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1.13544134188">
                <text:p>1251.13544134188</text:p>
              </table:table-cell>
              <table:table-cell office:value-type="float" office:value="178.55708295887">
                <text:p>178.557082958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9.26241818384">
                <text:p>1349.26241818384</text:p>
              </table:table-cell>
              <table:table-cell office:value-type="float" office:value="159.120770464218">
                <text:p>159.120770464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6.18654378959">
                <text:p>1446.18654378959</text:p>
              </table:table-cell>
              <table:table-cell office:value-type="float" office:value="138.627685263494">
                <text:p>138.627685263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1.86062927101">
                <text:p>1541.86062927101</text:p>
              </table:table-cell>
              <table:table-cell office:value-type="float" office:value="117.18426356111">
                <text:p>117.18426356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6.23988795367">
                <text:p>1636.23988795367</text:p>
              </table:table-cell>
              <table:table-cell office:value-type="float" office:value="94.9046727339536">
                <text:p>94.9046727339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29.28198934935">
                <text:p>1729.28198934935</text:p>
              </table:table-cell>
              <table:table-cell office:value-type="float" office:value="71.9111771538289">
                <text:p>71.91117715382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0.94711237326">
                <text:p>1820.94711237326</text:p>
              </table:table-cell>
              <table:table-cell office:value-type="float" office:value="48.3345381952994">
                <text:p>48.3345381952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1.19799780596">
                <text:p>1911.19799780596</text:p>
              </table:table-cell>
              <table:table-cell office:value-type="float" office:value="24.314448428942">
                <text:p>24.3144484289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.00000000001">
                <text:p>2000.00000000001</text:p>
              </table:table-cell>
              <table:table-cell office:value-type="float" office:value="0.0000000000018189894">
                <text:p>0.00000000000181898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0" number:min-integer-digits="1" number:decimal-replacement=""/>
      <number:text>m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55cm" svg:height="9.244cm" xlink:href=".." xlink:type="simple" chart:class="chart:scatter" chart:style-name="ch1">
        <chart:plot-area chart:style-name="ch2" table:cell-range-address="'Sixth of nonante'.N43:'Sixth of nonante'.O63" svg:x="0.315cm" svg:y="0.184cm" svg:width="15.125cm" svg:height="8.876cm">
          <chart:coordinate-region svg:x="1.439cm" svg:y="0.383cm" svg:width="13.616cm" svg:height="8.47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Sixth of nonante'.O43:'Sixth of nonante'.O63" chart:class="chart:scatter">
            <chart:domain table:cell-range-address="'Sixth of nonante'.N43:'Sixth of nonante'.N63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6587428118454">
                <text:p>2.16587428118454</text:p>
                <draw:g>
                  <svg:desc>'Sixth of nonante'.N43:'Sixth of nonante'.N63</svg:desc>
                </draw:g>
              </table:table-cell>
              <table:table-cell office:value-type="float" office:value="0">
                <text:p>0</text:p>
                <draw:g>
                  <svg:desc>'Sixth of nonante'.O43:'Sixth of nonante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572027955343">
                <text:p>2.1572027955343</text:p>
              </table:table-cell>
              <table:table-cell office:value-type="float" office:value="-0.0366065573754156">
                <text:p>-0.0366065573754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470841643762">
                <text:p>2.1470841643762</text:p>
              </table:table-cell>
              <table:table-cell office:value-type="float" office:value="-0.0726786033918606">
                <text:p>-0.0726786033918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355516648946">
                <text:p>2.1355516648946</text:p>
              </table:table-cell>
              <table:table-cell office:value-type="float" office:value="-0.108095310826215">
                <text:p>-0.108095310826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226398425519">
                <text:p>2.1226398425519</text:p>
              </table:table-cell>
              <table:table-cell office:value-type="float" office:value="-0.142737082357893">
                <text:p>-0.142737082357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0838449598235">
                <text:p>2.10838449598235</text:p>
              </table:table-cell>
              <table:table-cell office:value-type="float" office:value="-0.176484866860738">
                <text:p>-0.176484866860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9282266188587">
                <text:p>2.09282266188587</text:p>
              </table:table-cell>
              <table:table-cell office:value-type="float" office:value="-0.209219475694912">
                <text:p>-0.209219475694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7599259992187">
                <text:p>2.07599259992187</text:p>
              </table:table-cell>
              <table:table-cell office:value-type="float" office:value="-0.24082089899879">
                <text:p>-0.24082089899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5793377760308">
                <text:p>2.05793377760308</text:p>
              </table:table-cell>
              <table:table-cell office:value-type="float" office:value="-0.271167621980851">
                <text:p>-0.271167621980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868685518931">
                <text:p>2.03868685518931</text:p>
              </table:table-cell>
              <table:table-cell office:value-type="float" office:value="-0.300135941211574">
                <text:p>-0.300135941211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829367058135">
                <text:p>2.01829367058135</text:p>
              </table:table-cell>
              <table:table-cell office:value-type="float" office:value="-0.327599280915326">
                <text:p>-0.327599280915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9679722421471">
                <text:p>1.99679722421471</text:p>
              </table:table-cell>
              <table:table-cell office:value-type="float" office:value="-0.353427509262256">
                <text:p>-0.353427509262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7424166395348">
                <text:p>1.97424166395348</text:p>
              </table:table-cell>
              <table:table-cell office:value-type="float" office:value="-0.377486254660189">
                <text:p>-0.377486254660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5067226998414">
                <text:p>1.95067226998414</text:p>
              </table:table-cell>
              <table:table-cell office:value-type="float" office:value="-0.399636222046518">
                <text:p>-0.399636222046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2613543970937">
                <text:p>1.92613543970937</text:p>
              </table:table-cell>
              <table:table-cell office:value-type="float" office:value="-0.419732509180094">
                <text:p>-0.4197325091800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0067867264187">
                <text:p>1.90067867264187</text:p>
              </table:table-cell>
              <table:table-cell office:value-type="float" office:value="-0.437623922933123">
                <text:p>-0.437623922933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7435055529815">
                <text:p>1.87435055529815</text:p>
              </table:table-cell>
              <table:table-cell office:value-type="float" office:value="-0.453152295583054">
                <text:p>-0.453152295583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4720074609241">
                <text:p>1.84720074609241</text:p>
              </table:table-cell>
              <table:table-cell office:value-type="float" office:value="-0.466151801104474">
                <text:p>-0.466151801104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1927996023028">
                <text:p>1.81927996023028</text:p>
              </table:table-cell>
              <table:table-cell office:value-type="float" office:value="-0.476448271460999">
                <text:p>-0.476448271460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906399546027">
                <text:p>1.7906399546027</text:p>
              </table:table-cell>
              <table:table-cell office:value-type="float" office:value="-0.483858512897169">
                <text:p>-0.4838585128971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6133351267969">
                <text:p>1.76133351267969</text:p>
              </table:table-cell>
              <table:table-cell office:value-type="float" office:value="-0.488189622230338">
                <text:p>-0.4881896222303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0" number:min-integer-digits="1" number:decimal-replacement=""/>
      <number:text>m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false" chart:minimum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359cm" xlink:href=".." xlink:type="simple" chart:class="chart:line" chart:style-name="ch1">
        <chart:plot-area chart:style-name="ch2" table:cell-range-address="'Sixth of nonante'.B65:'Sixth of nonante'.B85" svg:x="0.32cm" svg:y="0.187cm" svg:width="15.36cm" svg:height="8.985cm">
          <chart:coordinate-region svg:x="1.047cm" svg:y="0.386cm" svg:width="14.261cm" svg:height="8.13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Sixth of nonante'.B65:'Sixth of nonante'.B85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36793031417848">
                <text:p>6.36793031417848</text:p>
                <draw:g>
                  <svg:desc>'Sixth of nonante'.B65:'Sixth of nonante'.B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37410891037604">
                <text:p>6.37410891037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39048565776062">
                <text:p>6.39048565776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1767488157564">
                <text:p>6.41767488157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5658399604531">
                <text:p>6.45658399604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0846530748144">
                <text:p>6.50846530748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7499091378997">
                <text:p>6.57499091378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5835959634252">
                <text:p>6.65835959634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6144959023832">
                <text:p>6.76144959023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88803917245008">
                <text:p>6.88803917245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04313046699756">
                <text:p>7.04313046699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3343517436257">
                <text:p>7.23343517436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6812287768105">
                <text:p>7.46812287768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6001139888239">
                <text:p>7.76001139888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127534352779">
                <text:p>8.127534352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5981470114603">
                <text:p>8.5981470114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21456350882276">
                <text:p>9.214563508822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0470083004138">
                <text:p>10.0470083004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2195370070819">
                <text:p>11.2195370070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9737296976707">
                <text:p>12.9737296976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8508441047298">
                <text:p>15.850844104729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